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meta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1.7209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102in"/>
    </style:style>
    <style:style style:name="co6" style:family="table-column">
      <style:table-column-properties fo:break-before="auto" style:column-width="1.261in"/>
    </style:style>
    <style:style style:name="co7" style:family="table-column">
      <style:table-column-properties fo:break-before="auto" style:column-width="1.6957in"/>
    </style:style>
    <style:style style:name="co8" style:family="table-column">
      <style:table-column-properties fo:break-before="auto" style:column-width="1.29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988in" svg:height="22.2854in" svg:x="0.6449in" svg:y="21.9453in">
            <draw:object draw:notify-on-update-of-ranges="Sheet1.H60:Sheet1.BR60 Sheet1.H61:Sheet1.BR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2681in" svg:height="5.3307in" svg:x="18.6402in" svg:y="21.9268in">
            <draw:object draw:notify-on-update-of-ranges="Sheet1.G70:Sheet1.G73 Sheet1.I70:Sheet1.I7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2591in" svg:height="5.3315in" svg:x="18.6402in" svg:y="27.389in">
            <draw:object draw:notify-on-update-of-ranges="Sheet1.G70:Sheet1.G73 Sheet1.AB70:Sheet1.AB7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7.2697in" svg:height="5.5382in" svg:x="18.6343in" svg:y="32.8898in">
            <draw:object draw:notify-on-update-of-ranges="Sheet1.G70:Sheet1.G73 Sheet1.AL70:Sheet1.AL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7.2902in" svg:height="5.6598in" svg:x="18.6276in" svg:y="38.5898in">
            <draw:object draw:notify-on-update-of-ranges="Sheet1.G70:Sheet1.G73 Sheet1.AV70:Sheet1.AV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1894in" svg:height="10.7843in" svg:x="26.8012in" svg:y="21.9268in">
            <draw:object draw:notify-on-update-of-ranges="Sheet1.H67:Sheet1.AV67 Sheet1.H69:Sheet1.AV6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1661in" svg:height="11.2917in" svg:x="26.8087in" svg:y="32.9394in">
            <draw:object draw:notify-on-update-of-ranges="Sheet1.H67:Sheet1.AV67 Sheet1.H74:Sheet1.AV74 Sheet1.H67:Sheet1.AV67 Sheet1.H75:Sheet1.AV75 Sheet1.H67:Sheet1.AV67 Sheet1.H76:Sheet1.AV7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02" table:default-cell-style-name="ce1"/>
        <table:table-column table:style-name="co9" table:number-columns-repeated="241" table:default-cell-style-name="ce1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ISIN</text:p>
          </table:table-cell>
          <table:table-cell office:value-type="string" calcext:value-type="string">
            <text:p>FEE (%/yr)</text:p>
          </table:table-cell>
          <table:table-cell office:value-type="string" calcext:value-type="string">
            <text:p>ISSUER</text:p>
          </table:table-cell>
          <table:table-cell office:value-type="string" calcext:value-type="string">
            <text:p>k€/month</text:p>
          </table:table-cell>
          <table:table-cell office:value-type="string" calcext:value-type="string">
            <text:p>Current (k€)</text:p>
          </table:table-cell>
          <table:table-cell office:value-type="string" calcext:value-type="string">
            <text:p>Expected return (Yearly, under the form 1+percentage/100). When available, historical data were used, except for bitcoin</text:p>
          </table:table-cell>
          <table:table-cell office:value-type="string" calcext:value-type="string">
            <text:p>Country weight in the asset(%)</text:p>
          </table:table-cell>
          <table:table-cell table:number-columns-repeated="63"/>
          <table:table-cell office:value-type="string" calcext:value-type="string">
            <text:p>Total country weight (%)</text:p>
          </table:table-cell>
          <table:table-cell table:number-columns-repeated="478"/>
        </table:table-row>
        <table:table-row table:style-name="ro1">
          <table:table-cell table:number-columns-repeated="7"/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CKS/ETF</text:p>
          </table:table-cell>
          <table:table-cell table:number-columns-repeated="549"/>
        </table:table-row>
        <table:table-row table:style-name="ro1">
          <table:table-cell office:value-type="string" calcext:value-type="string">
            <text:p>S&amp;P500</text:p>
          </table:table-cell>
          <table:table-cell office:value-type="string" calcext:value-type="string">
            <text:p>IE00B5BMR087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1" calcext:value-type="float">
            <text:p>0.1</text:p>
          </table:table-cell>
          <table:table-cell office:value-type="float" office:value="0.204" calcext:value-type="float">
            <text:p>0.204</text:p>
          </table:table-cell>
          <table:table-cell office:value-type="float" office:value="1.09194" calcext:value-type="float">
            <text:p>1.09194</text:p>
          </table:table-cell>
          <table:table-cell office:value-type="float" office:value="96.66" calcext:value-type="float">
            <text:p>96.66</text:p>
          </table:table-cell>
          <table:table-cell office:value-type="float" office:value="0.68" calcext:value-type="float">
            <text:p>0.68</text:p>
          </table:table-cell>
          <table:table-cell table:number-columns-repeated="4"/>
          <table:table-cell office:value-type="float" office:value="0.39" calcext:value-type="float">
            <text:p>0.39</text:p>
          </table:table-cell>
          <table:table-cell table:number-columns-repeated="17"/>
          <table:table-cell office:value-type="float" office:value="0.15" calcext:value-type="float">
            <text:p>0.15</text:p>
          </table:table-cell>
          <table:table-cell table:number-columns-repeated="12"/>
          <table:table-cell office:value-type="float" office:value="1.63" calcext:value-type="float">
            <text:p>1.63</text:p>
          </table:table-cell>
          <table:table-cell table:number-columns-repeated="18"/>
          <table:table-cell office:value-type="float" office:value="0.15" calcext:value-type="float">
            <text:p>0.15</text:p>
          </table:table-cell>
          <table:table-cell/>
          <table:table-cell office:value-type="float" office:value="0.11" calcext:value-type="float">
            <text:p>0.11</text:p>
          </table:table-cell>
          <table:table-cell table:number-columns-repeated="5"/>
          <table:table-cell table:formula="of:=SUM([.H4:.BR4])" office:value-type="float" office:value="99.77" calcext:value-type="float">
            <text:p>99.77</text:p>
          </table:table-cell>
          <table:table-cell table:number-columns-repeated="6"/>
          <table:table-cell table:formula="of:=(POWER([.$G$4]-[.$C$4]/100;[.H$67])-1)/([.$G$4]-[.$C$4]/100-1)" office:value-type="float" office:value="0" calcext:value-type="float">
            <text:p>0</text:p>
          </table:table-cell>
          <table:table-cell table:formula="of:=(POWER([.$G$4]-[.$C$4]/100;[.I$67])-1)/([.$G$4]-[.$C$4]/100-1)" office:value-type="float" office:value="1" calcext:value-type="float">
            <text:p>1</text:p>
          </table:table-cell>
          <table:table-cell table:formula="of:=(POWER([.$G$4]-[.$C$4]/100;[.J$67])-1)/([.$G$4]-[.$C$4]/100-1)" office:value-type="float" office:value="2.09124" calcext:value-type="float">
            <text:p>2.09124</text:p>
          </table:table-cell>
          <table:table-cell table:formula="of:=(POWER([.$G$4]-[.$C$4]/100;[.K$67])-1)/([.$G$4]-[.$C$4]/100-1)" office:value-type="float" office:value="3.2820447376" calcext:value-type="float">
            <text:p>3.2820447376</text:p>
          </table:table-cell>
          <table:table-cell table:formula="of:=(POWER([.$G$4]-[.$C$4]/100;[.L$67])-1)/([.$G$4]-[.$C$4]/100-1)" office:value-type="float" office:value="4.58149849945862" calcext:value-type="float">
            <text:p>4.58149849945862</text:p>
          </table:table-cell>
          <table:table-cell table:formula="of:=(POWER([.$G$4]-[.$C$4]/100;[.M$67])-1)/([.$G$4]-[.$C$4]/100-1)" office:value-type="float" office:value="5.99951442254923" calcext:value-type="float">
            <text:p>5.99951442254923</text:p>
          </table:table-cell>
          <table:table-cell table:formula="of:=(POWER([.$G$4]-[.$C$4]/100;[.N$67])-1)/([.$G$4]-[.$C$4]/100-1)" office:value-type="float" office:value="7.54691011846262" calcext:value-type="float">
            <text:p>7.54691011846262</text:p>
          </table:table-cell>
          <table:table-cell table:formula="of:=(POWER([.$G$4]-[.$C$4]/100;[.O$67])-1)/([.$G$4]-[.$C$4]/100-1)" office:value-type="float" office:value="9.23549019767115" calcext:value-type="float">
            <text:p>9.23549019767115</text:p>
          </table:table-cell>
          <table:table-cell table:formula="of:=(POWER([.$G$4]-[.$C$4]/100;[.P$67])-1)/([.$G$4]-[.$C$4]/100-1)" office:value-type="float" office:value="11.0781363233067" calcext:value-type="float">
            <text:p>11.0781363233067</text:p>
          </table:table-cell>
          <table:table-cell table:formula="of:=(POWER([.$G$4]-[.$C$4]/100;[.Q$67])-1)/([.$G$4]-[.$C$4]/100-1)" office:value-type="float" office:value="13.0889054814452" calcext:value-type="float">
            <text:p>13.0889054814452</text:p>
          </table:table-cell>
          <table:table-cell table:formula="of:=(POWER([.$G$4]-[.$C$4]/100;[.R$67])-1)/([.$G$4]-[.$C$4]/100-1)" office:value-type="float" office:value="15.2831372175722" calcext:value-type="float">
            <text:p>15.2831372175722</text:p>
          </table:table-cell>
          <table:table-cell table:formula="of:=(POWER([.$G$4]-[.$C$4]/100;[.S$67])-1)/([.$G$4]-[.$C$4]/100-1)" office:value-type="float" office:value="17.6775706573035" calcext:value-type="float">
            <text:p>17.6775706573035</text:p>
          </table:table-cell>
          <table:table-cell table:formula="of:=(POWER([.$G$4]-[.$C$4]/100;[.T$67])-1)/([.$G$4]-[.$C$4]/100-1)" office:value-type="float" office:value="20.2904722040759" calcext:value-type="float">
            <text:p>20.2904722040759</text:p>
          </table:table-cell>
          <table:table-cell table:formula="of:=(POWER([.$G$4]-[.$C$4]/100;[.U$67])-1)/([.$G$4]-[.$C$4]/100-1)" office:value-type="float" office:value="23.1417748879758" calcext:value-type="float">
            <text:p>23.1417748879758</text:p>
          </table:table-cell>
          <table:table-cell table:formula="of:=(POWER([.$G$4]-[.$C$4]/100;[.V$67])-1)/([.$G$4]-[.$C$4]/100-1)" office:value-type="float" office:value="26.2532304287547" calcext:value-type="float">
            <text:p>26.2532304287547</text:p>
          </table:table-cell>
          <table:table-cell table:formula="of:=(POWER([.$G$4]-[.$C$4]/100;[.W$67])-1)/([.$G$4]-[.$C$4]/100-1)" office:value-type="float" office:value="29.6485751730743" calcext:value-type="float">
            <text:p>29.6485751730743</text:p>
          </table:table-cell>
          <table:table-cell table:formula="of:=(POWER([.$G$4]-[.$C$4]/100;[.X$67])-1)/([.$G$4]-[.$C$4]/100-1)" office:value-type="float" office:value="33.3537111718655" calcext:value-type="float">
            <text:p>33.3537111718655</text:p>
          </table:table-cell>
          <table:table-cell table:formula="of:=(POWER([.$G$4]-[.$C$4]/100;[.Y$67])-1)/([.$G$4]-[.$C$4]/100-1)" office:value-type="float" office:value="37.3969037791866" calcext:value-type="float">
            <text:p>37.3969037791866</text:p>
          </table:table-cell>
          <table:table-cell table:formula="of:=(POWER([.$G$4]-[.$C$4]/100;[.Z$67])-1)/([.$G$4]-[.$C$4]/100-1)" office:value-type="float" office:value="41.8089972799995" calcext:value-type="float">
            <text:p>41.8089972799995</text:p>
          </table:table-cell>
          <table:table-cell table:formula="of:=(POWER([.$G$4]-[.$C$4]/100;[.AA$67])-1)/([.$G$4]-[.$C$4]/100-1)" office:value-type="float" office:value="46.6236501918267" calcext:value-type="float">
            <text:p>46.6236501918267</text:p>
          </table:table-cell>
          <table:table-cell table:formula="of:=(POWER([.$G$4]-[.$C$4]/100;[.AB$67])-1)/([.$G$4]-[.$C$4]/100-1)" office:value-type="float" office:value="51.877592035329" calcext:value-type="float">
            <text:p>51.877592035329</text:p>
          </table:table-cell>
          <table:table-cell table:formula="of:=(POWER([.$G$4]-[.$C$4]/100;[.AC$67])-1)/([.$G$4]-[.$C$4]/100-1)" office:value-type="float" office:value="57.6109035326324" calcext:value-type="float">
            <text:p>57.6109035326324</text:p>
          </table:table-cell>
          <table:table-cell table:formula="of:=(POWER([.$G$4]-[.$C$4]/100;[.AD$67])-1)/([.$G$4]-[.$C$4]/100-1)" office:value-type="float" office:value="63.8673223709498" calcext:value-type="float">
            <text:p>63.8673223709498</text:p>
          </table:table-cell>
          <table:table-cell table:formula="of:=(POWER([.$G$4]-[.$C$4]/100;[.AE$67])-1)/([.$G$4]-[.$C$4]/100-1)" office:value-type="float" office:value="70.6945768640752" calcext:value-type="float">
            <text:p>70.6945768640752</text:p>
          </table:table-cell>
          <table:table-cell table:formula="of:=(POWER([.$G$4]-[.$C$4]/100;[.AF$67])-1)/([.$G$4]-[.$C$4]/100-1)" office:value-type="float" office:value="78.1447500571534" calcext:value-type="float">
            <text:p>78.1447500571534</text:p>
          </table:table-cell>
          <table:table-cell table:formula="of:=(POWER([.$G$4]-[.$C$4]/100;[.AG$67])-1)/([.$G$4]-[.$C$4]/100-1)" office:value-type="float" office:value="86.2746770523681" calcext:value-type="float">
            <text:p>86.2746770523681</text:p>
          </table:table-cell>
          <table:table-cell table:formula="of:=(POWER([.$G$4]-[.$C$4]/100;[.AH$67])-1)/([.$G$4]-[.$C$4]/100-1)" office:value-type="float" office:value="95.1463785866262" calcext:value-type="float">
            <text:p>95.1463785866262</text:p>
          </table:table-cell>
          <table:table-cell table:formula="of:=(POWER([.$G$4]-[.$C$4]/100;[.AI$67])-1)/([.$G$4]-[.$C$4]/100-1)" office:value-type="float" office:value="104.82753416887" calcext:value-type="float">
            <text:p>104.82753416887</text:p>
          </table:table-cell>
          <table:table-cell table:formula="of:=(POWER([.$G$4]-[.$C$4]/100;[.AJ$67])-1)/([.$G$4]-[.$C$4]/100-1)" office:value-type="float" office:value="115.391998386438" calcext:value-type="float">
            <text:p>115.391998386438</text:p>
          </table:table-cell>
          <table:table-cell table:formula="of:=(POWER([.$G$4]-[.$C$4]/100;[.AK$67])-1)/([.$G$4]-[.$C$4]/100-1)" office:value-type="float" office:value="126.920364319216" calcext:value-type="float">
            <text:p>126.920364319216</text:p>
          </table:table-cell>
          <table:table-cell table:formula="of:=(POWER([.$G$4]-[.$C$4]/100;[.AL$67])-1)/([.$G$4]-[.$C$4]/100-1)" office:value-type="float" office:value="139.500578359701" calcext:value-type="float">
            <text:p>139.500578359701</text:p>
          </table:table-cell>
          <table:table-cell table:formula="of:=(POWER([.$G$4]-[.$C$4]/100;[.AM$67])-1)/([.$G$4]-[.$C$4]/100-1)" office:value-type="float" office:value="153.228611129241" calcext:value-type="float">
            <text:p>153.228611129241</text:p>
          </table:table-cell>
          <table:table-cell table:formula="of:=(POWER([.$G$4]-[.$C$4]/100;[.AN$67])-1)/([.$G$4]-[.$C$4]/100-1)" office:value-type="float" office:value="168.209189608673" calcext:value-type="float">
            <text:p>168.209189608673</text:p>
          </table:table-cell>
          <table:table-cell table:formula="of:=(POWER([.$G$4]-[.$C$4]/100;[.AO$67])-1)/([.$G$4]-[.$C$4]/100-1)" office:value-type="float" office:value="184.556596068568" calcext:value-type="float">
            <text:p>184.556596068568</text:p>
          </table:table-cell>
          <table:table-cell table:formula="of:=(POWER([.$G$4]-[.$C$4]/100;[.AP$67])-1)/([.$G$4]-[.$C$4]/100-1)" office:value-type="float" office:value="202.395539893864" calcext:value-type="float">
            <text:p>202.395539893864</text:p>
          </table:table-cell>
          <table:table-cell table:formula="of:=(POWER([.$G$4]-[.$C$4]/100;[.AQ$67])-1)/([.$G$4]-[.$C$4]/100-1)" office:value-type="float" office:value="221.86210895378" calcext:value-type="float">
            <text:p>221.86210895378</text:p>
          </table:table-cell>
          <table:table-cell table:formula="of:=(POWER([.$G$4]-[.$C$4]/100;[.AR$67])-1)/([.$G$4]-[.$C$4]/100-1)" office:value-type="float" office:value="243.104807774723" calcext:value-type="float">
            <text:p>243.104807774723</text:p>
          </table:table-cell>
          <table:table-cell table:formula="of:=(POWER([.$G$4]-[.$C$4]/100;[.AS$67])-1)/([.$G$4]-[.$C$4]/100-1)" office:value-type="float" office:value="266.285690436089" calcext:value-type="float">
            <text:p>266.285690436089</text:p>
          </table:table-cell>
          <table:table-cell table:formula="of:=(POWER([.$G$4]-[.$C$4]/100;[.AT$67])-1)/([.$G$4]-[.$C$4]/100-1)" office:value-type="float" office:value="291.581596831478" calcext:value-type="float">
            <text:p>291.581596831478</text:p>
          </table:table-cell>
          <table:table-cell table:formula="of:=(POWER([.$G$4]-[.$C$4]/100;[.AU$67])-1)/([.$G$4]-[.$C$4]/100-1)" office:value-type="float" office:value="319.185501726381" calcext:value-type="float">
            <text:p>319.185501726381</text:p>
          </table:table-cell>
          <table:table-cell table:formula="of:=(POWER([.$G$4]-[.$C$4]/100;[.AV$67])-1)/([.$G$4]-[.$C$4]/100-1)" office:value-type="float" office:value="349.307986903897" calcext:value-type="float">
            <text:p>349.307986903897</text:p>
          </table:table-cell>
          <table:table-cell table:number-columns-repeated="2"/>
          <table:table-cell table:formula="of:=[.$F4]*POWER([.$G4]-[.$C4]/100;[.$H$67])" office:value-type="float" office:value="0.204" calcext:value-type="float">
            <text:p>0.204</text:p>
          </table:table-cell>
          <table:table-cell table:formula="of:=[.$F4]*POWER([.$G4]-[.$C4]/100;[.$I$67])" office:value-type="float" office:value="0.22261296" calcext:value-type="float">
            <text:p>0.22261296</text:p>
          </table:table-cell>
          <table:table-cell table:formula="of:=[.$F4]*POWER([.$G4]-[.$C4]/100;[.$J$67])" office:value-type="float" office:value="0.2429241664704" calcext:value-type="float">
            <text:p>0.2429241664704</text:p>
          </table:table-cell>
          <table:table-cell table:formula="of:=[.$F4]*POWER([.$G4]-[.$C4]/100;[.$K$67])" office:value-type="float" office:value="0.265088567419159" calcext:value-type="float">
            <text:p>0.265088567419159</text:p>
          </table:table-cell>
          <table:table-cell table:formula="of:=[.$F4]*POWER([.$G4]-[.$C4]/100;[.$L$67])" office:value-type="float" office:value="0.289275248310483" calcext:value-type="float">
            <text:p>0.289275248310483</text:p>
          </table:table-cell>
          <table:table-cell table:formula="of:=[.$F4]*POWER([.$G4]-[.$C4]/100;[.$M$67])" office:value-type="float" office:value="0.315668721966332" calcext:value-type="float">
            <text:p>0.315668721966332</text:p>
          </table:table-cell>
          <table:table-cell table:formula="of:=[.$F4]*POWER([.$G4]-[.$C4]/100;[.$N$67])" office:value-type="float" office:value="0.34447033615854" calcext:value-type="float">
            <text:p>0.34447033615854</text:p>
          </table:table-cell>
          <table:table-cell table:formula="of:=[.$F4]*POWER([.$G4]-[.$C4]/100;[.$O$67])" office:value-type="float" office:value="0.375899809629645" calcext:value-type="float">
            <text:p>0.375899809629645</text:p>
          </table:table-cell>
          <table:table-cell table:formula="of:=[.$F4]*POWER([.$G4]-[.$C4]/100;[.$P$67])" office:value-type="float" office:value="0.410196908260254" calcext:value-type="float">
            <text:p>0.410196908260254</text:p>
          </table:table-cell>
          <table:table-cell table:formula="of:=[.$F4]*POWER([.$G4]-[.$C4]/100;[.$Q$67])" office:value-type="float" office:value="0.44762327416992" calcext:value-type="float">
            <text:p>0.44762327416992</text:p>
          </table:table-cell>
          <table:table-cell table:formula="of:=[.$F4]*POWER([.$G4]-[.$C4]/100;[.$R$67])" office:value-type="float" office:value="0.488464421705183" calcext:value-type="float">
            <text:p>0.488464421705183</text:p>
          </table:table-cell>
          <table:table-cell table:formula="of:=[.$F4]*POWER([.$G4]-[.$C4]/100;[.$S$67])" office:value-type="float" office:value="0.533031915541564" calcext:value-type="float">
            <text:p>0.533031915541564</text:p>
          </table:table-cell>
          <table:table-cell table:formula="of:=[.$F4]*POWER([.$G4]-[.$C4]/100;[.$T$67])" office:value-type="float" office:value="0.581665747515576" calcext:value-type="float">
            <text:p>0.581665747515576</text:p>
          </table:table-cell>
          <table:table-cell table:formula="of:=[.$F4]*POWER([.$G4]-[.$C4]/100;[.$U$67])" office:value-type="float" office:value="0.634736930318897" calcext:value-type="float">
            <text:p>0.634736930318897</text:p>
          </table:table-cell>
          <table:table-cell table:formula="of:=[.$F4]*POWER([.$G4]-[.$C4]/100;[.$V$67])" office:value-type="float" office:value="0.692650327841194" calcext:value-type="float">
            <text:p>0.692650327841194</text:p>
          </table:table-cell>
          <table:table-cell table:formula="of:=[.$F4]*POWER([.$G4]-[.$C4]/100;[.$W$67])" office:value-type="float" office:value="0.755847743753424" calcext:value-type="float">
            <text:p>0.755847743753424</text:p>
          </table:table-cell>
          <table:table-cell table:formula="of:=[.$F4]*POWER([.$G4]-[.$C4]/100;[.$X$67])" office:value-type="float" office:value="0.824811291893486" calcext:value-type="float">
            <text:p>0.824811291893486</text:p>
          </table:table-cell>
          <table:table-cell table:formula="of:=[.$F4]*POWER([.$G4]-[.$C4]/100;[.$Y$67])" office:value-type="float" office:value="0.900067074165848" calcext:value-type="float">
            <text:p>0.900067074165848</text:p>
          </table:table-cell>
          <table:table-cell table:formula="of:=[.$F4]*POWER([.$G4]-[.$C4]/100;[.$Z$67])" office:value-type="float" office:value="0.98218919401274" calcext:value-type="float">
            <text:p>0.98218919401274</text:p>
          </table:table-cell>
          <table:table-cell table:formula="of:=[.$F4]*POWER([.$G4]-[.$C4]/100;[.$AA$67])" office:value-type="float" office:value="1.07180413607446" calcext:value-type="float">
            <text:p>1.07180413607446</text:p>
          </table:table-cell>
          <table:table-cell table:formula="of:=[.$F4]*POWER([.$G4]-[.$C4]/100;[.$AB$67])" office:value-type="float" office:value="1.1695955454499" calcext:value-type="float">
            <text:p>1.1695955454499</text:p>
          </table:table-cell>
          <table:table-cell table:formula="of:=[.$F4]*POWER([.$G4]-[.$C4]/100;[.$AC$67])" office:value-type="float" office:value="1.27630944301675" calcext:value-type="float">
            <text:p>1.27630944301675</text:p>
          </table:table-cell>
          <table:table-cell table:formula="of:=[.$F4]*POWER([.$G4]-[.$C4]/100;[.$AD$67])" office:value-type="float" office:value="1.39275991659759" calcext:value-type="float">
            <text:p>1.39275991659759</text:p>
          </table:table-cell>
          <table:table-cell table:formula="of:=[.$F4]*POWER([.$G4]-[.$C4]/100;[.$AE$67])" office:value-type="float" office:value="1.51983533138796" calcext:value-type="float">
            <text:p>1.51983533138796</text:p>
          </table:table-cell>
          <table:table-cell table:formula="of:=[.$F4]*POWER([.$G4]-[.$C4]/100;[.$AF$67])" office:value-type="float" office:value="1.65850510702379" calcext:value-type="float">
            <text:p>1.65850510702379</text:p>
          </table:table-cell>
          <table:table-cell table:formula="of:=[.$F4]*POWER([.$G4]-[.$C4]/100;[.$AG$67])" office:value-type="float" office:value="1.80982711298865" calcext:value-type="float">
            <text:p>1.80982711298865</text:p>
          </table:table-cell>
          <table:table-cell table:formula="of:=[.$F4]*POWER([.$G4]-[.$C4]/100;[.$AH$67])" office:value-type="float" office:value="1.97495573877773" calcext:value-type="float">
            <text:p>1.97495573877773</text:p>
          </table:table-cell>
          <table:table-cell table:formula="of:=[.$F4]*POWER([.$G4]-[.$C4]/100;[.$AI$67])" office:value-type="float" office:value="2.15515070038381" calcext:value-type="float">
            <text:p>2.15515070038381</text:p>
          </table:table-cell>
          <table:table-cell table:formula="of:=[.$F4]*POWER([.$G4]-[.$C4]/100;[.$AJ$67])" office:value-type="float" office:value="2.35178665028683" calcext:value-type="float">
            <text:p>2.35178665028683</text:p>
          </table:table-cell>
          <table:table-cell table:formula="of:=[.$F4]*POWER([.$G4]-[.$C4]/100;[.$AK$67])" office:value-type="float" office:value="2.566363664259" calcext:value-type="float">
            <text:p>2.566363664259</text:p>
          </table:table-cell>
          <table:table-cell table:formula="of:=[.$F4]*POWER([.$G4]-[.$C4]/100;[.$AL$67])" office:value-type="float" office:value="2.80051868498599" calcext:value-type="float">
            <text:p>2.80051868498599</text:p>
          </table:table-cell>
          <table:table-cell table:formula="of:=[.$F4]*POWER([.$G4]-[.$C4]/100;[.$AM$67])" office:value-type="float" office:value="3.05603800980411" calcext:value-type="float">
            <text:p>3.05603800980411</text:p>
          </table:table-cell>
          <table:table-cell table:formula="of:=[.$F4]*POWER([.$G4]-[.$C4]/100;[.$AN$67])" office:value-type="float" office:value="3.33487091781864" calcext:value-type="float">
            <text:p>3.33487091781864</text:p>
          </table:table-cell>
          <table:table-cell table:formula="of:=[.$F4]*POWER([.$G4]-[.$C4]/100;[.$AO$67])" office:value-type="float" office:value="3.63914454036041" calcext:value-type="float">
            <text:p>3.63914454036041</text:p>
          </table:table-cell>
          <table:table-cell table:formula="of:=[.$F4]*POWER([.$G4]-[.$C4]/100;[.$AP$67])" office:value-type="float" office:value="3.97118008822289" calcext:value-type="float">
            <text:p>3.97118008822289</text:p>
          </table:table-cell>
          <table:table-cell table:formula="of:=[.$F4]*POWER([.$G4]-[.$C4]/100;[.$AQ$67])" office:value-type="float" office:value="4.33351055947235" calcext:value-type="float">
            <text:p>4.33351055947235</text:p>
          </table:table-cell>
          <table:table-cell table:formula="of:=[.$F4]*POWER([.$G4]-[.$C4]/100;[.$AR$67])" office:value-type="float" office:value="4.72890006291861" calcext:value-type="float">
            <text:p>4.72890006291861</text:p>
          </table:table-cell>
          <table:table-cell table:formula="of:=[.$F4]*POWER([.$G4]-[.$C4]/100;[.$AS$67])" office:value-type="float" office:value="5.1603649046593" calcext:value-type="float">
            <text:p>5.1603649046593</text:p>
          </table:table-cell>
          <table:table-cell table:formula="of:=[.$F4]*POWER([.$G4]-[.$C4]/100;[.$AT$67])" office:value-type="float" office:value="5.63119659856042" calcext:value-type="float">
            <text:p>5.63119659856042</text:p>
          </table:table-cell>
          <table:table-cell table:formula="of:=[.$F4]*POWER([.$G4]-[.$C4]/100;[.$AU$67])" office:value-type="float" office:value="6.14498697621307" calcext:value-type="float">
            <text:p>6.14498697621307</text:p>
          </table:table-cell>
          <table:table-cell table:formula="of:=[.$F4]*POWER([.$G4]-[.$C4]/100;[.$AV$67])" office:value-type="float" office:value="6.70565558792275" calcext:value-type="float">
            <text:p>6.70565558792275</text:p>
          </table:table-cell>
          <table:table-cell table:style-name="Default" table:number-columns-repeated="2"/>
          <table:table-cell table:number-columns-repeated="386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J0KDQ92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Xtrackers</text:p>
          </table:table-cell>
          <table:table-cell office:value-type="float" office:value="0.1" calcext:value-type="float">
            <text:p>0.1</text:p>
          </table:table-cell>
          <table:table-cell office:value-type="float" office:value="0.176" calcext:value-type="float">
            <text:p>0.176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03" calcext:value-type="float">
            <text:p>67.03</text:p>
          </table:table-cell>
          <table:table-cell office:value-type="float" office:value="4.27" calcext:value-type="float">
            <text:p>4.27</text:p>
          </table:table-cell>
          <table:table-cell table:number-columns-repeated="4"/>
          <table:table-cell office:value-type="float" office:value="3.03" calcext:value-type="float">
            <text:p>3.03</text:p>
          </table:table-cell>
          <table:table-cell office:value-type="float" office:value="0.79" calcext:value-type="float">
            <text:p>0.79</text:p>
          </table:table-cell>
          <table:table-cell office:value-type="float" office:value="0.71" calcext:value-type="float">
            <text:p>0.71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2" calcext:value-type="float">
            <text:p>1.62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.03" calcext:value-type="float">
            <text:p>6.03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2" calcext:value-type="float">
            <text:p>1.42</text:p>
          </table:table-cell>
          <table:table-cell table:number-columns-repeated="3"/>
          <table:table-cell office:value-type="float" office:value="0.54" calcext:value-type="float">
            <text:p>0.54</text:p>
          </table:table-cell>
          <table:table-cell table:number-columns-repeated="3"/>
          <table:table-cell office:value-type="float" office:value="2.27" calcext:value-type="float">
            <text:p>2.27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24" calcext:value-type="float">
            <text:p>3.24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73" calcext:value-type="float">
            <text:p>1.73</text:p>
          </table:table-cell>
          <table:table-cell/>
          <table:table-cell table:formula="of:=SUM([.H5:.BR5])" office:value-type="float" office:value="98.71" calcext:value-type="float">
            <text:p>98.71</text:p>
          </table:table-cell>
          <table:table-cell table:number-columns-repeated="6"/>
          <table:table-cell table:formula="of:=(POWER([.$G$5]-[.$C$5]/100;[.H$67])-1)/([.$G$5]-[.$C$5]/100-1)" office:value-type="float" office:value="0" calcext:value-type="float">
            <text:p>0</text:p>
          </table:table-cell>
          <table:table-cell table:formula="of:=(POWER([.$G$5]-[.$C$5]/100;[.I$67])-1)/([.$G$5]-[.$C$5]/100-1)" office:value-type="float" office:value="1" calcext:value-type="float">
            <text:p>1</text:p>
          </table:table-cell>
          <table:table-cell table:formula="of:=(POWER([.$G$5]-[.$C$5]/100;[.J$67])-1)/([.$G$5]-[.$C$5]/100-1)" office:value-type="float" office:value="2.0994" calcext:value-type="float">
            <text:p>2.0994</text:p>
          </table:table-cell>
          <table:table-cell table:formula="of:=(POWER([.$G$5]-[.$C$5]/100;[.K$67])-1)/([.$G$5]-[.$C$5]/100-1)" office:value-type="float" office:value="3.30808036" calcext:value-type="float">
            <text:p>3.30808036</text:p>
          </table:table-cell>
          <table:table-cell table:formula="of:=(POWER([.$G$5]-[.$C$5]/100;[.L$67])-1)/([.$G$5]-[.$C$5]/100-1)" office:value-type="float" office:value="4.636903547784" calcext:value-type="float">
            <text:p>4.636903547784</text:p>
          </table:table-cell>
          <table:table-cell table:formula="of:=(POWER([.$G$5]-[.$C$5]/100;[.M$67])-1)/([.$G$5]-[.$C$5]/100-1)" office:value-type="float" office:value="6.09781176043373" calcext:value-type="float">
            <text:p>6.09781176043373</text:p>
          </table:table-cell>
          <table:table-cell table:formula="of:=(POWER([.$G$5]-[.$C$5]/100;[.N$67])-1)/([.$G$5]-[.$C$5]/100-1)" office:value-type="float" office:value="7.70393424942084" calcext:value-type="float">
            <text:p>7.70393424942084</text:p>
          </table:table-cell>
          <table:table-cell table:formula="of:=(POWER([.$G$5]-[.$C$5]/100;[.O$67])-1)/([.$G$5]-[.$C$5]/100-1)" office:value-type="float" office:value="9.46970531381327" calcext:value-type="float">
            <text:p>9.46970531381327</text:p>
          </table:table-cell>
          <table:table-cell table:formula="of:=(POWER([.$G$5]-[.$C$5]/100;[.P$67])-1)/([.$G$5]-[.$C$5]/100-1)" office:value-type="float" office:value="11.4109940220063" calcext:value-type="float">
            <text:p>11.4109940220063</text:p>
          </table:table-cell>
          <table:table-cell table:formula="of:=(POWER([.$G$5]-[.$C$5]/100;[.Q$67])-1)/([.$G$5]-[.$C$5]/100-1)" office:value-type="float" office:value="13.5452468277937" calcext:value-type="float">
            <text:p>13.5452468277937</text:p>
          </table:table-cell>
          <table:table-cell table:formula="of:=(POWER([.$G$5]-[.$C$5]/100;[.R$67])-1)/([.$G$5]-[.$C$5]/100-1)" office:value-type="float" office:value="15.8916443624764" calcext:value-type="float">
            <text:p>15.8916443624764</text:p>
          </table:table-cell>
          <table:table-cell table:formula="of:=(POWER([.$G$5]-[.$C$5]/100;[.S$67])-1)/([.$G$5]-[.$C$5]/100-1)" office:value-type="float" office:value="18.4712738121066" calcext:value-type="float">
            <text:p>18.4712738121066</text:p>
          </table:table-cell>
          <table:table-cell table:formula="of:=(POWER([.$G$5]-[.$C$5]/100;[.T$67])-1)/([.$G$5]-[.$C$5]/100-1)" office:value-type="float" office:value="21.30731842903" calcext:value-type="float">
            <text:p>21.30731842903</text:p>
          </table:table-cell>
          <table:table-cell table:formula="of:=(POWER([.$G$5]-[.$C$5]/100;[.U$67])-1)/([.$G$5]-[.$C$5]/100-1)" office:value-type="float" office:value="24.4252658808756" calcext:value-type="float">
            <text:p>24.4252658808756</text:p>
          </table:table-cell>
          <table:table-cell table:formula="of:=(POWER([.$G$5]-[.$C$5]/100;[.V$67])-1)/([.$G$5]-[.$C$5]/100-1)" office:value-type="float" office:value="27.8531373094346" calcext:value-type="float">
            <text:p>27.8531373094346</text:p>
          </table:table-cell>
          <table:table-cell table:formula="of:=(POWER([.$G$5]-[.$C$5]/100;[.W$67])-1)/([.$G$5]-[.$C$5]/100-1)" office:value-type="float" office:value="31.6217391579924" calcext:value-type="float">
            <text:p>31.6217391579924</text:p>
          </table:table-cell>
          <table:table-cell table:formula="of:=(POWER([.$G$5]-[.$C$5]/100;[.X$67])-1)/([.$G$5]-[.$C$5]/100-1)" office:value-type="float" office:value="35.7649400302968" calcext:value-type="float">
            <text:p>35.7649400302968</text:p>
          </table:table-cell>
          <table:table-cell table:formula="of:=(POWER([.$G$5]-[.$C$5]/100;[.Y$67])-1)/([.$G$5]-[.$C$5]/100-1)" office:value-type="float" office:value="40.3199750693083" calcext:value-type="float">
            <text:p>40.3199750693083</text:p>
          </table:table-cell>
          <table:table-cell table:formula="of:=(POWER([.$G$5]-[.$C$5]/100;[.Z$67])-1)/([.$G$5]-[.$C$5]/100-1)" office:value-type="float" office:value="45.3277805911976" calcext:value-type="float">
            <text:p>45.3277805911976</text:p>
          </table:table-cell>
          <table:table-cell table:formula="of:=(POWER([.$G$5]-[.$C$5]/100;[.AA$67])-1)/([.$G$5]-[.$C$5]/100-1)" office:value-type="float" office:value="50.8333619819626" calcext:value-type="float">
            <text:p>50.8333619819626</text:p>
          </table:table-cell>
          <table:table-cell table:formula="of:=(POWER([.$G$5]-[.$C$5]/100;[.AB$67])-1)/([.$G$5]-[.$C$5]/100-1)" office:value-type="float" office:value="56.8861981629697" calcext:value-type="float">
            <text:p>56.8861981629697</text:p>
          </table:table-cell>
          <table:table-cell table:formula="of:=(POWER([.$G$5]-[.$C$5]/100;[.AC$67])-1)/([.$G$5]-[.$C$5]/100-1)" office:value-type="float" office:value="63.5406862603689" calcext:value-type="float">
            <text:p>63.5406862603689</text:p>
          </table:table-cell>
          <table:table-cell table:formula="of:=(POWER([.$G$5]-[.$C$5]/100;[.AD$67])-1)/([.$G$5]-[.$C$5]/100-1)" office:value-type="float" office:value="70.8566304746496" calcext:value-type="float">
            <text:p>70.8566304746496</text:p>
          </table:table-cell>
          <table:table-cell table:formula="of:=(POWER([.$G$5]-[.$C$5]/100;[.AE$67])-1)/([.$G$5]-[.$C$5]/100-1)" office:value-type="float" office:value="78.8997795438297" calcext:value-type="float">
            <text:p>78.8997795438297</text:p>
          </table:table-cell>
          <table:table-cell table:formula="of:=(POWER([.$G$5]-[.$C$5]/100;[.AF$67])-1)/([.$G$5]-[.$C$5]/100-1)" office:value-type="float" office:value="87.7424176304864" calcext:value-type="float">
            <text:p>87.7424176304864</text:p>
          </table:table-cell>
          <table:table-cell table:formula="of:=(POWER([.$G$5]-[.$C$5]/100;[.AG$67])-1)/([.$G$5]-[.$C$5]/100-1)" office:value-type="float" office:value="97.4640139429567" calcext:value-type="float">
            <text:p>97.4640139429567</text:p>
          </table:table-cell>
          <table:table-cell table:formula="of:=(POWER([.$G$5]-[.$C$5]/100;[.AH$67])-1)/([.$G$5]-[.$C$5]/100-1)" office:value-type="float" office:value="108.151936928887" calcext:value-type="float">
            <text:p>108.151936928887</text:p>
          </table:table-cell>
          <table:table-cell table:formula="of:=(POWER([.$G$5]-[.$C$5]/100;[.AI$67])-1)/([.$G$5]-[.$C$5]/100-1)" office:value-type="float" office:value="119.902239459618" calcext:value-type="float">
            <text:p>119.902239459618</text:p>
          </table:table-cell>
          <table:table-cell table:formula="of:=(POWER([.$G$5]-[.$C$5]/100;[.AJ$67])-1)/([.$G$5]-[.$C$5]/100-1)" office:value-type="float" office:value="132.820522061904" calcext:value-type="float">
            <text:p>132.820522061904</text:p>
          </table:table-cell>
          <table:table-cell table:formula="of:=(POWER([.$G$5]-[.$C$5]/100;[.AK$67])-1)/([.$G$5]-[.$C$5]/100-1)" office:value-type="float" office:value="147.022881954857" calcext:value-type="float">
            <text:p>147.022881954857</text:p>
          </table:table-cell>
          <table:table-cell table:formula="of:=(POWER([.$G$5]-[.$C$5]/100;[.AL$67])-1)/([.$G$5]-[.$C$5]/100-1)" office:value-type="float" office:value="162.63695642117" calcext:value-type="float">
            <text:p>162.63695642117</text:p>
          </table:table-cell>
          <table:table-cell table:formula="of:=(POWER([.$G$5]-[.$C$5]/100;[.AM$67])-1)/([.$G$5]-[.$C$5]/100-1)" office:value-type="float" office:value="179.803069889434" calcext:value-type="float">
            <text:p>179.803069889434</text:p>
          </table:table-cell>
          <table:table-cell table:formula="of:=(POWER([.$G$5]-[.$C$5]/100;[.AN$67])-1)/([.$G$5]-[.$C$5]/100-1)" office:value-type="float" office:value="198.675495036444" calcext:value-type="float">
            <text:p>198.675495036444</text:p>
          </table:table-cell>
          <table:table-cell table:formula="of:=(POWER([.$G$5]-[.$C$5]/100;[.AO$67])-1)/([.$G$5]-[.$C$5]/100-1)" office:value-type="float" office:value="219.423839243067" calcext:value-type="float">
            <text:p>219.423839243067</text:p>
          </table:table-cell>
          <table:table-cell table:formula="of:=(POWER([.$G$5]-[.$C$5]/100;[.AP$67])-1)/([.$G$5]-[.$C$5]/100-1)" office:value-type="float" office:value="242.234568863827" calcext:value-type="float">
            <text:p>242.234568863827</text:p>
          </table:table-cell>
          <table:table-cell table:formula="of:=(POWER([.$G$5]-[.$C$5]/100;[.AQ$67])-1)/([.$G$5]-[.$C$5]/100-1)" office:value-type="float" office:value="267.312685008892" calcext:value-type="float">
            <text:p>267.312685008892</text:p>
          </table:table-cell>
          <table:table-cell table:formula="of:=(POWER([.$G$5]-[.$C$5]/100;[.AR$67])-1)/([.$G$5]-[.$C$5]/100-1)" office:value-type="float" office:value="294.883565898776" calcext:value-type="float">
            <text:p>294.883565898776</text:p>
          </table:table-cell>
          <table:table-cell table:formula="of:=(POWER([.$G$5]-[.$C$5]/100;[.AS$67])-1)/([.$G$5]-[.$C$5]/100-1)" office:value-type="float" office:value="325.194992349114" calcext:value-type="float">
            <text:p>325.194992349114</text:p>
          </table:table-cell>
          <table:table-cell table:formula="of:=(POWER([.$G$5]-[.$C$5]/100;[.AT$67])-1)/([.$G$5]-[.$C$5]/100-1)" office:value-type="float" office:value="358.519374588616" calcext:value-type="float">
            <text:p>358.519374588616</text:p>
          </table:table-cell>
          <table:table-cell table:formula="of:=(POWER([.$G$5]-[.$C$5]/100;[.AU$67])-1)/([.$G$5]-[.$C$5]/100-1)" office:value-type="float" office:value="395.156200422724" calcext:value-type="float">
            <text:p>395.156200422724</text:p>
          </table:table-cell>
          <table:table-cell table:formula="of:=(POWER([.$G$5]-[.$C$5]/100;[.AV$67])-1)/([.$G$5]-[.$C$5]/100-1)" office:value-type="float" office:value="435.434726744743" calcext:value-type="float">
            <text:p>435.434726744743</text:p>
          </table:table-cell>
          <table:table-cell table:number-columns-repeated="2"/>
          <table:table-cell table:formula="of:=[.$F5]*POWER([.$G5]-[.$C5]/100;[.$H$67])" office:value-type="float" office:value="0.176" calcext:value-type="float">
            <text:p>0.176</text:p>
          </table:table-cell>
          <table:table-cell table:formula="of:=[.$F5]*POWER([.$G5]-[.$C5]/100;[.$I$67])" office:value-type="float" office:value="0.1934944" calcext:value-type="float">
            <text:p>0.1934944</text:p>
          </table:table-cell>
          <table:table-cell table:formula="of:=[.$F5]*POWER([.$G5]-[.$C5]/100;[.$J$67])" office:value-type="float" office:value="0.21272774336" calcext:value-type="float">
            <text:p>0.21272774336</text:p>
          </table:table-cell>
          <table:table-cell table:formula="of:=[.$F5]*POWER([.$G5]-[.$C5]/100;[.$K$67])" office:value-type="float" office:value="0.233872881049984" calcext:value-type="float">
            <text:p>0.233872881049984</text:p>
          </table:table-cell>
          <table:table-cell table:formula="of:=[.$F5]*POWER([.$G5]-[.$C5]/100;[.$L$67])" office:value-type="float" office:value="0.257119845426352" calcext:value-type="float">
            <text:p>0.257119845426352</text:p>
          </table:table-cell>
          <table:table-cell table:formula="of:=[.$F5]*POWER([.$G5]-[.$C5]/100;[.$M$67])" office:value-type="float" office:value="0.282677558061732" calcext:value-type="float">
            <text:p>0.282677558061732</text:p>
          </table:table-cell>
          <table:table-cell table:formula="of:=[.$F5]*POWER([.$G5]-[.$C5]/100;[.$N$67])" office:value-type="float" office:value="0.310775707333068" calcext:value-type="float">
            <text:p>0.310775707333068</text:p>
          </table:table-cell>
          <table:table-cell table:formula="of:=[.$F5]*POWER([.$G5]-[.$C5]/100;[.$O$67])" office:value-type="float" office:value="0.341666812641975" calcext:value-type="float">
            <text:p>0.341666812641975</text:p>
          </table:table-cell>
          <table:table-cell table:formula="of:=[.$F5]*POWER([.$G5]-[.$C5]/100;[.$P$67])" office:value-type="float" office:value="0.375628493818587" calcext:value-type="float">
            <text:p>0.375628493818587</text:p>
          </table:table-cell>
          <table:table-cell table:formula="of:=[.$F5]*POWER([.$G5]-[.$C5]/100;[.$Q$67])" office:value-type="float" office:value="0.412965966104155" calcext:value-type="float">
            <text:p>0.412965966104155</text:p>
          </table:table-cell>
          <table:table-cell table:formula="of:=[.$F5]*POWER([.$G5]-[.$C5]/100;[.$R$67])" office:value-type="float" office:value="0.454014783134908" calcext:value-type="float">
            <text:p>0.454014783134908</text:p>
          </table:table-cell>
          <table:table-cell table:formula="of:=[.$F5]*POWER([.$G5]-[.$C5]/100;[.$S$67])" office:value-type="float" office:value="0.499143852578517" calcext:value-type="float">
            <text:p>0.499143852578517</text:p>
          </table:table-cell>
          <table:table-cell table:formula="of:=[.$F5]*POWER([.$G5]-[.$C5]/100;[.$T$67])" office:value-type="float" office:value="0.548758751524822" calcext:value-type="float">
            <text:p>0.548758751524822</text:p>
          </table:table-cell>
          <table:table-cell table:formula="of:=[.$F5]*POWER([.$G5]-[.$C5]/100;[.$U$67])" office:value-type="float" office:value="0.603305371426389" calcext:value-type="float">
            <text:p>0.603305371426389</text:p>
          </table:table-cell>
          <table:table-cell table:formula="of:=[.$F5]*POWER([.$G5]-[.$C5]/100;[.$V$67])" office:value-type="float" office:value="0.663273925346172" calcext:value-type="float">
            <text:p>0.663273925346172</text:p>
          </table:table-cell>
          <table:table-cell table:formula="of:=[.$F5]*POWER([.$G5]-[.$C5]/100;[.$W$67])" office:value-type="float" office:value="0.729203353525582" calcext:value-type="float">
            <text:p>0.729203353525582</text:p>
          </table:table-cell>
          <table:table-cell table:formula="of:=[.$F5]*POWER([.$G5]-[.$C5]/100;[.$X$67])" office:value-type="float" office:value="0.801686166866025" calcext:value-type="float">
            <text:p>0.801686166866025</text:p>
          </table:table-cell>
          <table:table-cell table:formula="of:=[.$F5]*POWER([.$G5]-[.$C5]/100;[.$Y$67])" office:value-type="float" office:value="0.881373771852507" calcext:value-type="float">
            <text:p>0.881373771852507</text:p>
          </table:table-cell>
          <table:table-cell table:formula="of:=[.$F5]*POWER([.$G5]-[.$C5]/100;[.$Z$67])" office:value-type="float" office:value="0.968982324774646" calcext:value-type="float">
            <text:p>0.968982324774646</text:p>
          </table:table-cell>
          <table:table-cell table:formula="of:=[.$F5]*POWER([.$G5]-[.$C5]/100;[.$AA$67])" office:value-type="float" office:value="1.06529916785725" calcext:value-type="float">
            <text:p>1.06529916785725</text:p>
          </table:table-cell>
          <table:table-cell table:formula="of:=[.$F5]*POWER([.$G5]-[.$C5]/100;[.$AB$67])" office:value-type="float" office:value="1.17118990514226" calcext:value-type="float">
            <text:p>1.17118990514226</text:p>
          </table:table-cell>
          <table:table-cell table:formula="of:=[.$F5]*POWER([.$G5]-[.$C5]/100;[.$AC$67])" office:value-type="float" office:value="1.2876061817134" calcext:value-type="float">
            <text:p>1.2876061817134</text:p>
          </table:table-cell>
          <table:table-cell table:formula="of:=[.$F5]*POWER([.$G5]-[.$C5]/100;[.$AD$67])" office:value-type="float" office:value="1.41559423617571" calcext:value-type="float">
            <text:p>1.41559423617571</text:p>
          </table:table-cell>
          <table:table-cell table:formula="of:=[.$F5]*POWER([.$G5]-[.$C5]/100;[.$AE$67])" office:value-type="float" office:value="1.55630430325157" calcext:value-type="float">
            <text:p>1.55630430325157</text:p>
          </table:table-cell>
          <table:table-cell table:formula="of:=[.$F5]*POWER([.$G5]-[.$C5]/100;[.$AF$67])" office:value-type="float" office:value="1.71100095099478" calcext:value-type="float">
            <text:p>1.71100095099478</text:p>
          </table:table-cell>
          <table:table-cell table:formula="of:=[.$F5]*POWER([.$G5]-[.$C5]/100;[.$AG$67])" office:value-type="float" office:value="1.88107444552366" calcext:value-type="float">
            <text:p>1.88107444552366</text:p>
          </table:table-cell>
          <table:table-cell table:formula="of:=[.$F5]*POWER([.$G5]-[.$C5]/100;[.$AH$67])" office:value-type="float" office:value="2.06805324540871" calcext:value-type="float">
            <text:p>2.06805324540871</text:p>
          </table:table-cell>
          <table:table-cell table:formula="of:=[.$F5]*POWER([.$G5]-[.$C5]/100;[.$AI$67])" office:value-type="float" office:value="2.27361773800234" calcext:value-type="float">
            <text:p>2.27361773800234</text:p>
          </table:table-cell>
          <table:table-cell table:formula="of:=[.$F5]*POWER([.$G5]-[.$C5]/100;[.$AJ$67])" office:value-type="float" office:value="2.49961534115977" calcext:value-type="float">
            <text:p>2.49961534115977</text:p>
          </table:table-cell>
          <table:table-cell table:formula="of:=[.$F5]*POWER([.$G5]-[.$C5]/100;[.$AK$67])" office:value-type="float" office:value="2.74807710607105" calcext:value-type="float">
            <text:p>2.74807710607105</text:p>
          </table:table-cell>
          <table:table-cell table:formula="of:=[.$F5]*POWER([.$G5]-[.$C5]/100;[.$AL$67])" office:value-type="float" office:value="3.02123597041451" calcext:value-type="float">
            <text:p>3.02123597041451</text:p>
          </table:table-cell>
          <table:table-cell table:formula="of:=[.$F5]*POWER([.$G5]-[.$C5]/100;[.$AM$67])" office:value-type="float" office:value="3.32154682587372" calcext:value-type="float">
            <text:p>3.32154682587372</text:p>
          </table:table-cell>
          <table:table-cell table:formula="of:=[.$F5]*POWER([.$G5]-[.$C5]/100;[.$AN$67])" office:value-type="float" office:value="3.65170858036556" calcext:value-type="float">
            <text:p>3.65170858036556</text:p>
          </table:table-cell>
          <table:table-cell table:formula="of:=[.$F5]*POWER([.$G5]-[.$C5]/100;[.$AO$67])" office:value-type="float" office:value="4.0146884132539" calcext:value-type="float">
            <text:p>4.0146884132539</text:p>
          </table:table-cell>
          <table:table-cell table:formula="of:=[.$F5]*POWER([.$G5]-[.$C5]/100;[.$AP$67])" office:value-type="float" office:value="4.41374844153134" calcext:value-type="float">
            <text:p>4.41374844153134</text:p>
          </table:table-cell>
          <table:table-cell table:formula="of:=[.$F5]*POWER([.$G5]-[.$C5]/100;[.$AQ$67])" office:value-type="float" office:value="4.85247503661955" calcext:value-type="float">
            <text:p>4.85247503661955</text:p>
          </table:table-cell>
          <table:table-cell table:formula="of:=[.$F5]*POWER([.$G5]-[.$C5]/100;[.$AR$67])" office:value-type="float" office:value="5.33481105525954" calcext:value-type="float">
            <text:p>5.33481105525954</text:p>
          </table:table-cell>
          <table:table-cell table:formula="of:=[.$F5]*POWER([.$G5]-[.$C5]/100;[.$AS$67])" office:value-type="float" office:value="5.86509127415233" calcext:value-type="float">
            <text:p>5.86509127415233</text:p>
          </table:table-cell>
          <table:table-cell table:formula="of:=[.$F5]*POWER([.$G5]-[.$C5]/100;[.$AT$67])" office:value-type="float" office:value="6.44808134680307" calcext:value-type="float">
            <text:p>6.44808134680307</text:p>
          </table:table-cell>
          <table:table-cell table:formula="of:=[.$F5]*POWER([.$G5]-[.$C5]/100;[.$AU$67])" office:value-type="float" office:value="7.0890206326753" calcext:value-type="float">
            <text:p>7.0890206326753</text:p>
          </table:table-cell>
          <table:table-cell table:formula="of:=[.$F5]*POWER([.$G5]-[.$C5]/100;[.$AV$67])" office:value-type="float" office:value="7.79366928356322" calcext:value-type="float">
            <text:p>7.7936692835632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IE00B4L5Y9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.1" calcext:value-type="float">
            <text:p>0.1</text:p>
          </table:table-cell>
          <table:table-cell office:value-type="float" office:value="0.158" calcext:value-type="float">
            <text:p>0.158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25" calcext:value-type="float">
            <text:p>67.25</text:p>
          </table:table-cell>
          <table:table-cell office:value-type="float" office:value="4.23" calcext:value-type="float">
            <text:p>4.23</text:p>
          </table:table-cell>
          <table:table-cell table:number-columns-repeated="4"/>
          <table:table-cell office:value-type="float" office:value="3.07" calcext:value-type="float">
            <text:p>3.07</text:p>
          </table:table-cell>
          <table:table-cell office:value-type="float" office:value="0.86" calcext:value-type="float">
            <text:p>0.86</text:p>
          </table:table-cell>
          <table:table-cell office:value-type="float" office:value="0.69" calcext:value-type="float">
            <text:p>0.69</text:p>
          </table:table-cell>
          <table:table-cell table:number-columns-repeated="4"/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0.07" calcext:value-type="float">
            <text:p>0.07</text:p>
          </table:table-cell>
          <table:table-cell office:value-type="float" office:value="1.64" calcext:value-type="float">
            <text:p>1.64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0.18" calcext:value-type="float">
            <text:p>0.18</text:p>
          </table:table-cell>
          <table:table-cell office:value-type="float" office:value="0.01" calcext:value-type="float">
            <text:p>0.01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office:value-type="float" office:value="0.55" calcext:value-type="float">
            <text:p>0.55</text:p>
          </table:table-cell>
          <table:table-cell table:number-columns-repeated="3"/>
          <table:table-cell office:value-type="float" office:value="2.28" calcext:value-type="float">
            <text:p>2.28</text:p>
          </table:table-cell>
          <table:table-cell office:value-type="float" office:value="2.96" calcext:value-type="float">
            <text:p>2.96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4" calcext:value-type="float">
            <text:p>3.34</text:p>
          </table:table-cell>
          <table:table-cell/>
          <table:table-cell office:value-type="float" office:value="0.09" calcext:value-type="float">
            <text:p>0.09</text:p>
          </table:table-cell>
          <table:table-cell office:value-type="float" office:value="0.22" calcext:value-type="float">
            <text:p>0.2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SUM([.H6:.BR6])" office:value-type="float" office:value="99.21" calcext:value-type="float">
            <text:p>99.21</text:p>
          </table:table-cell>
          <table:table-cell table:number-columns-repeated="6"/>
          <table:table-cell table:formula="of:=(POWER([.$G$6]-[.$C$6]/100;[.H$67])-1)/([.$G$6]-[.$C$6]/100-1)" office:value-type="float" office:value="0" calcext:value-type="float">
            <text:p>0</text:p>
          </table:table-cell>
          <table:table-cell table:formula="of:=(POWER([.$G$6]-[.$C$6]/100;[.I$67])-1)/([.$G$6]-[.$C$6]/100-1)" office:value-type="float" office:value="1" calcext:value-type="float">
            <text:p>1</text:p>
          </table:table-cell>
          <table:table-cell table:formula="of:=(POWER([.$G$6]-[.$C$6]/100;[.J$67])-1)/([.$G$6]-[.$C$6]/100-1)" office:value-type="float" office:value="2.0993" calcext:value-type="float">
            <text:p>2.0993</text:p>
          </table:table-cell>
          <table:table-cell table:formula="of:=(POWER([.$G$6]-[.$C$6]/100;[.K$67])-1)/([.$G$6]-[.$C$6]/100-1)" office:value-type="float" office:value="3.30776049" calcext:value-type="float">
            <text:p>3.30776049</text:p>
          </table:table-cell>
          <table:table-cell table:formula="of:=(POWER([.$G$6]-[.$C$6]/100;[.L$67])-1)/([.$G$6]-[.$C$6]/100-1)" office:value-type="float" office:value="4.636221106657" calcext:value-type="float">
            <text:p>4.636221106657</text:p>
          </table:table-cell>
          <table:table-cell table:formula="of:=(POWER([.$G$6]-[.$C$6]/100;[.M$67])-1)/([.$G$6]-[.$C$6]/100-1)" office:value-type="float" office:value="6.09659786254804" calcext:value-type="float">
            <text:p>6.09659786254804</text:p>
          </table:table-cell>
          <table:table-cell table:formula="of:=(POWER([.$G$6]-[.$C$6]/100;[.N$67])-1)/([.$G$6]-[.$C$6]/100-1)" office:value-type="float" office:value="7.70199003029906" calcext:value-type="float">
            <text:p>7.70199003029906</text:p>
          </table:table-cell>
          <table:table-cell table:formula="of:=(POWER([.$G$6]-[.$C$6]/100;[.O$67])-1)/([.$G$6]-[.$C$6]/100-1)" office:value-type="float" office:value="9.46679764030776" calcext:value-type="float">
            <text:p>9.46679764030776</text:p>
          </table:table-cell>
          <table:table-cell table:formula="of:=(POWER([.$G$6]-[.$C$6]/100;[.P$67])-1)/([.$G$6]-[.$C$6]/100-1)" office:value-type="float" office:value="11.4068506459903" calcext:value-type="float">
            <text:p>11.4068506459903</text:p>
          </table:table-cell>
          <table:table-cell table:formula="of:=(POWER([.$G$6]-[.$C$6]/100;[.Q$67])-1)/([.$G$6]-[.$C$6]/100-1)" office:value-type="float" office:value="13.5395509151372" calcext:value-type="float">
            <text:p>13.5395509151372</text:p>
          </table:table-cell>
          <table:table-cell table:formula="of:=(POWER([.$G$6]-[.$C$6]/100;[.R$67])-1)/([.$G$6]-[.$C$6]/100-1)" office:value-type="float" office:value="15.8840283210103" calcext:value-type="float">
            <text:p>15.8840283210103</text:p>
          </table:table-cell>
          <table:table-cell table:formula="of:=(POWER([.$G$6]-[.$C$6]/100;[.S$67])-1)/([.$G$6]-[.$C$6]/100-1)" office:value-type="float" office:value="18.4613123332866" calcext:value-type="float">
            <text:p>18.4613123332866</text:p>
          </table:table-cell>
          <table:table-cell table:formula="of:=(POWER([.$G$6]-[.$C$6]/100;[.T$67])-1)/([.$G$6]-[.$C$6]/100-1)" office:value-type="float" office:value="21.2945206479819" calcext:value-type="float">
            <text:p>21.2945206479819</text:p>
          </table:table-cell>
          <table:table-cell table:formula="of:=(POWER([.$G$6]-[.$C$6]/100;[.U$67])-1)/([.$G$6]-[.$C$6]/100-1)" office:value-type="float" office:value="24.4090665483266" calcext:value-type="float">
            <text:p>24.4090665483266</text:p>
          </table:table-cell>
          <table:table-cell table:formula="of:=(POWER([.$G$6]-[.$C$6]/100;[.V$67])-1)/([.$G$6]-[.$C$6]/100-1)" office:value-type="float" office:value="27.8328868565754" calcext:value-type="float">
            <text:p>27.8328868565754</text:p>
          </table:table-cell>
          <table:table-cell table:formula="of:=(POWER([.$G$6]-[.$C$6]/100;[.W$67])-1)/([.$G$6]-[.$C$6]/100-1)" office:value-type="float" office:value="31.5966925214333" calcext:value-type="float">
            <text:p>31.5966925214333</text:p>
          </table:table-cell>
          <table:table-cell table:formula="of:=(POWER([.$G$6]-[.$C$6]/100;[.X$67])-1)/([.$G$6]-[.$C$6]/100-1)" office:value-type="float" office:value="35.7342440888116" calcext:value-type="float">
            <text:p>35.7342440888116</text:p>
          </table:table-cell>
          <table:table-cell table:formula="of:=(POWER([.$G$6]-[.$C$6]/100;[.Y$67])-1)/([.$G$6]-[.$C$6]/100-1)" office:value-type="float" office:value="40.2826545268306" calcext:value-type="float">
            <text:p>40.2826545268306</text:p>
          </table:table-cell>
          <table:table-cell table:formula="of:=(POWER([.$G$6]-[.$C$6]/100;[.Z$67])-1)/([.$G$6]-[.$C$6]/100-1)" office:value-type="float" office:value="45.2827221213449" calcext:value-type="float">
            <text:p>45.2827221213449</text:p>
          </table:table-cell>
          <table:table-cell table:formula="of:=(POWER([.$G$6]-[.$C$6]/100;[.AA$67])-1)/([.$G$6]-[.$C$6]/100-1)" office:value-type="float" office:value="50.7792964279945" calcext:value-type="float">
            <text:p>50.7792964279945</text:p>
          </table:table-cell>
          <table:table-cell table:formula="of:=(POWER([.$G$6]-[.$C$6]/100;[.AB$67])-1)/([.$G$6]-[.$C$6]/100-1)" office:value-type="float" office:value="56.8216805632943" calcext:value-type="float">
            <text:p>56.8216805632943</text:p>
          </table:table-cell>
          <table:table-cell table:formula="of:=(POWER([.$G$6]-[.$C$6]/100;[.AC$67])-1)/([.$G$6]-[.$C$6]/100-1)" office:value-type="float" office:value="63.4640734432294" calcext:value-type="float">
            <text:p>63.4640734432294</text:p>
          </table:table-cell>
          <table:table-cell table:formula="of:=(POWER([.$G$6]-[.$C$6]/100;[.AD$67])-1)/([.$G$6]-[.$C$6]/100-1)" office:value-type="float" office:value="70.7660559361421" calcext:value-type="float">
            <text:p>70.7660559361421</text:p>
          </table:table-cell>
          <table:table-cell table:formula="of:=(POWER([.$G$6]-[.$C$6]/100;[.AE$67])-1)/([.$G$6]-[.$C$6]/100-1)" office:value-type="float" office:value="78.793125290601" calcext:value-type="float">
            <text:p>78.793125290601</text:p>
          </table:table-cell>
          <table:table-cell table:formula="of:=(POWER([.$G$6]-[.$C$6]/100;[.AF$67])-1)/([.$G$6]-[.$C$6]/100-1)" office:value-type="float" office:value="87.6172826319577" calcext:value-type="float">
            <text:p>87.6172826319577</text:p>
          </table:table-cell>
          <table:table-cell table:formula="of:=(POWER([.$G$6]-[.$C$6]/100;[.AG$67])-1)/([.$G$6]-[.$C$6]/100-1)" office:value-type="float" office:value="97.3176787973111" calcext:value-type="float">
            <text:p>97.3176787973111</text:p>
          </table:table-cell>
          <table:table-cell table:formula="of:=(POWER([.$G$6]-[.$C$6]/100;[.AH$67])-1)/([.$G$6]-[.$C$6]/100-1)" office:value-type="float" office:value="107.981324301884" calcext:value-type="float">
            <text:p>107.981324301884</text:p>
          </table:table-cell>
          <table:table-cell table:formula="of:=(POWER([.$G$6]-[.$C$6]/100;[.AI$67])-1)/([.$G$6]-[.$C$6]/100-1)" office:value-type="float" office:value="119.703869805061" calcext:value-type="float">
            <text:p>119.703869805061</text:p>
          </table:table-cell>
          <table:table-cell table:formula="of:=(POWER([.$G$6]-[.$C$6]/100;[.AJ$67])-1)/([.$G$6]-[.$C$6]/100-1)" office:value-type="float" office:value="132.590464076704" calcext:value-type="float">
            <text:p>132.590464076704</text:p>
          </table:table-cell>
          <table:table-cell table:formula="of:=(POWER([.$G$6]-[.$C$6]/100;[.AK$67])-1)/([.$G$6]-[.$C$6]/100-1)" office:value-type="float" office:value="146.75669715952" calcext:value-type="float">
            <text:p>146.75669715952</text:p>
          </table:table-cell>
          <table:table-cell table:formula="of:=(POWER([.$G$6]-[.$C$6]/100;[.AL$67])-1)/([.$G$6]-[.$C$6]/100-1)" office:value-type="float" office:value="162.329637187461" calcext:value-type="float">
            <text:p>162.329637187461</text:p>
          </table:table-cell>
          <table:table-cell table:formula="of:=(POWER([.$G$6]-[.$C$6]/100;[.AM$67])-1)/([.$G$6]-[.$C$6]/100-1)" office:value-type="float" office:value="179.448970160176" calcext:value-type="float">
            <text:p>179.448970160176</text:p>
          </table:table-cell>
          <table:table-cell table:formula="of:=(POWER([.$G$6]-[.$C$6]/100;[.AN$67])-1)/([.$G$6]-[.$C$6]/100-1)" office:value-type="float" office:value="198.268252897081" calcext:value-type="float">
            <text:p>198.268252897081</text:p>
          </table:table-cell>
          <table:table-cell table:formula="of:=(POWER([.$G$6]-[.$C$6]/100;[.AO$67])-1)/([.$G$6]-[.$C$6]/100-1)" office:value-type="float" office:value="218.956290409761" calcext:value-type="float">
            <text:p>218.956290409761</text:p>
          </table:table-cell>
          <table:table-cell table:formula="of:=(POWER([.$G$6]-[.$C$6]/100;[.AP$67])-1)/([.$G$6]-[.$C$6]/100-1)" office:value-type="float" office:value="241.69865004745" calcext:value-type="float">
            <text:p>241.69865004745</text:p>
          </table:table-cell>
          <table:table-cell table:formula="of:=(POWER([.$G$6]-[.$C$6]/100;[.AQ$67])-1)/([.$G$6]-[.$C$6]/100-1)" office:value-type="float" office:value="266.699325997162" calcext:value-type="float">
            <text:p>266.699325997162</text:p>
          </table:table-cell>
          <table:table-cell table:formula="of:=(POWER([.$G$6]-[.$C$6]/100;[.AR$67])-1)/([.$G$6]-[.$C$6]/100-1)" office:value-type="float" office:value="294.18256906868" calcext:value-type="float">
            <text:p>294.18256906868</text:p>
          </table:table-cell>
          <table:table-cell table:formula="of:=(POWER([.$G$6]-[.$C$6]/100;[.AS$67])-1)/([.$G$6]-[.$C$6]/100-1)" office:value-type="float" office:value="324.3948981772" calcext:value-type="float">
            <text:p>324.3948981772</text:p>
          </table:table-cell>
          <table:table-cell table:formula="of:=(POWER([.$G$6]-[.$C$6]/100;[.AT$67])-1)/([.$G$6]-[.$C$6]/100-1)" office:value-type="float" office:value="357.607311566196" calcext:value-type="float">
            <text:p>357.607311566196</text:p>
          </table:table-cell>
          <table:table-cell table:formula="of:=(POWER([.$G$6]-[.$C$6]/100;[.AU$67])-1)/([.$G$6]-[.$C$6]/100-1)" office:value-type="float" office:value="394.11771760472" calcext:value-type="float">
            <text:p>394.11771760472</text:p>
          </table:table-cell>
          <table:table-cell table:formula="of:=(POWER([.$G$6]-[.$C$6]/100;[.AV$67])-1)/([.$G$6]-[.$C$6]/100-1)" office:value-type="float" office:value="434.253606962868" calcext:value-type="float">
            <text:p>434.253606962868</text:p>
          </table:table-cell>
          <table:table-cell table:number-columns-repeated="2"/>
          <table:table-cell table:formula="of:=[.$F6]*POWER([.$G6]-[.$C6]/100;[.$H$67])" office:value-type="float" office:value="0.158" calcext:value-type="float">
            <text:p>0.158</text:p>
          </table:table-cell>
          <table:table-cell table:formula="of:=[.$F6]*POWER([.$G6]-[.$C6]/100;[.$I$67])" office:value-type="float" office:value="0.1736894" calcext:value-type="float">
            <text:p>0.1736894</text:p>
          </table:table-cell>
          <table:table-cell table:formula="of:=[.$F6]*POWER([.$G6]-[.$C6]/100;[.$J$67])" office:value-type="float" office:value="0.19093675742" calcext:value-type="float">
            <text:p>0.19093675742</text:p>
          </table:table-cell>
          <table:table-cell table:formula="of:=[.$F6]*POWER([.$G6]-[.$C6]/100;[.$K$67])" office:value-type="float" office:value="0.209896777431806" calcext:value-type="float">
            <text:p>0.209896777431806</text:p>
          </table:table-cell>
          <table:table-cell table:formula="of:=[.$F6]*POWER([.$G6]-[.$C6]/100;[.$L$67])" office:value-type="float" office:value="0.230739527430784" calcext:value-type="float">
            <text:p>0.230739527430784</text:p>
          </table:table-cell>
          <table:table-cell table:formula="of:=[.$F6]*POWER([.$G6]-[.$C6]/100;[.$M$67])" office:value-type="float" office:value="0.253651962504661" calcext:value-type="float">
            <text:p>0.253651962504661</text:p>
          </table:table-cell>
          <table:table-cell table:formula="of:=[.$F6]*POWER([.$G6]-[.$C6]/100;[.$N$67])" office:value-type="float" office:value="0.278839602381374" calcext:value-type="float">
            <text:p>0.278839602381374</text:p>
          </table:table-cell>
          <table:table-cell table:formula="of:=[.$F6]*POWER([.$G6]-[.$C6]/100;[.$O$67])" office:value-type="float" office:value="0.306528374897844" calcext:value-type="float">
            <text:p>0.306528374897844</text:p>
          </table:table-cell>
          <table:table-cell table:formula="of:=[.$F6]*POWER([.$G6]-[.$C6]/100;[.$P$67])" office:value-type="float" office:value="0.3369666425252" calcext:value-type="float">
            <text:p>0.3369666425252</text:p>
          </table:table-cell>
          <table:table-cell table:formula="of:=[.$F6]*POWER([.$G6]-[.$C6]/100;[.$Q$67])" office:value-type="float" office:value="0.370427430127953" calcext:value-type="float">
            <text:p>0.370427430127953</text:p>
          </table:table-cell>
          <table:table-cell table:formula="of:=[.$F6]*POWER([.$G6]-[.$C6]/100;[.$R$67])" office:value-type="float" office:value="0.407210873939658" calcext:value-type="float">
            <text:p>0.407210873939658</text:p>
          </table:table-cell>
          <table:table-cell table:formula="of:=[.$F6]*POWER([.$G6]-[.$C6]/100;[.$S$67])" office:value-type="float" office:value="0.447646913721866" calcext:value-type="float">
            <text:p>0.447646913721866</text:p>
          </table:table-cell>
          <table:table-cell table:formula="of:=[.$F6]*POWER([.$G6]-[.$C6]/100;[.$T$67])" office:value-type="float" office:value="0.492098252254448" calcext:value-type="float">
            <text:p>0.492098252254448</text:p>
          </table:table-cell>
          <table:table-cell table:formula="of:=[.$F6]*POWER([.$G6]-[.$C6]/100;[.$U$67])" office:value-type="float" office:value="0.540963608703315" calcext:value-type="float">
            <text:p>0.540963608703315</text:p>
          </table:table-cell>
          <table:table-cell table:formula="of:=[.$F6]*POWER([.$G6]-[.$C6]/100;[.$V$67])" office:value-type="float" office:value="0.594681295047554" calcext:value-type="float">
            <text:p>0.594681295047554</text:p>
          </table:table-cell>
          <table:table-cell table:formula="of:=[.$F6]*POWER([.$G6]-[.$C6]/100;[.$W$67])" office:value-type="float" office:value="0.653733147645776" calcext:value-type="float">
            <text:p>0.653733147645776</text:p>
          </table:table-cell>
          <table:table-cell table:formula="of:=[.$F6]*POWER([.$G6]-[.$C6]/100;[.$X$67])" office:value-type="float" office:value="0.718648849207001" calcext:value-type="float">
            <text:p>0.718648849207001</text:p>
          </table:table-cell>
          <table:table-cell table:formula="of:=[.$F6]*POWER([.$G6]-[.$C6]/100;[.$Y$67])" office:value-type="float" office:value="0.790010679933256" calcext:value-type="float">
            <text:p>0.790010679933256</text:p>
          </table:table-cell>
          <table:table-cell table:formula="of:=[.$F6]*POWER([.$G6]-[.$C6]/100;[.$Z$67])" office:value-type="float" office:value="0.868458740450629" calcext:value-type="float">
            <text:p>0.868458740450629</text:p>
          </table:table-cell>
          <table:table-cell table:formula="of:=[.$F6]*POWER([.$G6]-[.$C6]/100;[.$AA$67])" office:value-type="float" office:value="0.954696693377376" calcext:value-type="float">
            <text:p>0.954696693377376</text:p>
          </table:table-cell>
          <table:table-cell table:formula="of:=[.$F6]*POWER([.$G6]-[.$C6]/100;[.$AB$67])" office:value-type="float" office:value="1.04949807502975" calcext:value-type="float">
            <text:p>1.04949807502975</text:p>
          </table:table-cell>
          <table:table-cell table:formula="of:=[.$F6]*POWER([.$G6]-[.$C6]/100;[.$AC$67])" office:value-type="float" office:value="1.1537132338802" calcext:value-type="float">
            <text:p>1.1537132338802</text:p>
          </table:table-cell>
          <table:table-cell table:formula="of:=[.$F6]*POWER([.$G6]-[.$C6]/100;[.$AD$67])" office:value-type="float" office:value="1.26827695800451" calcext:value-type="float">
            <text:p>1.26827695800451</text:p>
          </table:table-cell>
          <table:table-cell table:formula="of:=[.$F6]*POWER([.$G6]-[.$C6]/100;[.$AE$67])" office:value-type="float" office:value="1.39421685993435" calcext:value-type="float">
            <text:p>1.39421685993435</text:p>
          </table:table-cell>
          <table:table-cell table:formula="of:=[.$F6]*POWER([.$G6]-[.$C6]/100;[.$AF$67])" office:value-type="float" office:value="1.53266259412584" calcext:value-type="float">
            <text:p>1.53266259412584</text:p>
          </table:table-cell>
          <table:table-cell table:formula="of:=[.$F6]*POWER([.$G6]-[.$C6]/100;[.$AG$67])" office:value-type="float" office:value="1.68485598972253" calcext:value-type="float">
            <text:p>1.68485598972253</text:p>
          </table:table-cell>
          <table:table-cell table:formula="of:=[.$F6]*POWER([.$G6]-[.$C6]/100;[.$AH$67])" office:value-type="float" office:value="1.85216218950198" calcext:value-type="float">
            <text:p>1.85216218950198</text:p>
          </table:table-cell>
          <table:table-cell table:formula="of:=[.$F6]*POWER([.$G6]-[.$C6]/100;[.$AI$67])" office:value-type="float" office:value="2.03608189491953" calcext:value-type="float">
            <text:p>2.03608189491953</text:p>
          </table:table-cell>
          <table:table-cell table:formula="of:=[.$F6]*POWER([.$G6]-[.$C6]/100;[.$AJ$67])" office:value-type="float" office:value="2.23826482708503" calcext:value-type="float">
            <text:p>2.23826482708503</text:p>
          </table:table-cell>
          <table:table-cell table:formula="of:=[.$F6]*POWER([.$G6]-[.$C6]/100;[.$AK$67])" office:value-type="float" office:value="2.46052452441458" calcext:value-type="float">
            <text:p>2.46052452441458</text:p>
          </table:table-cell>
          <table:table-cell table:formula="of:=[.$F6]*POWER([.$G6]-[.$C6]/100;[.$AL$67])" office:value-type="float" office:value="2.70485460968895" calcext:value-type="float">
            <text:p>2.70485460968895</text:p>
          </table:table-cell>
          <table:table-cell table:formula="of:=[.$F6]*POWER([.$G6]-[.$C6]/100;[.$AM$67])" office:value-type="float" office:value="2.97344667243106" calcext:value-type="float">
            <text:p>2.97344667243106</text:p>
          </table:table-cell>
          <table:table-cell table:formula="of:=[.$F6]*POWER([.$G6]-[.$C6]/100;[.$AN$67])" office:value-type="float" office:value="3.26870992700346" calcext:value-type="float">
            <text:p>3.26870992700346</text:p>
          </table:table-cell>
          <table:table-cell table:formula="of:=[.$F6]*POWER([.$G6]-[.$C6]/100;[.$AO$67])" office:value-type="float" office:value="3.59329282275491" calcext:value-type="float">
            <text:p>3.59329282275491</text:p>
          </table:table-cell>
          <table:table-cell table:formula="of:=[.$F6]*POWER([.$G6]-[.$C6]/100;[.$AP$67])" office:value-type="float" office:value="3.95010680005447" calcext:value-type="float">
            <text:p>3.95010680005447</text:p>
          </table:table-cell>
          <table:table-cell table:formula="of:=[.$F6]*POWER([.$G6]-[.$C6]/100;[.$AQ$67])" office:value-type="float" office:value="4.34235240529987" calcext:value-type="float">
            <text:p>4.34235240529987</text:p>
          </table:table-cell>
          <table:table-cell table:formula="of:=[.$F6]*POWER([.$G6]-[.$C6]/100;[.$AR$67])" office:value-type="float" office:value="4.77354799914615" calcext:value-type="float">
            <text:p>4.77354799914615</text:p>
          </table:table-cell>
          <table:table-cell table:formula="of:=[.$F6]*POWER([.$G6]-[.$C6]/100;[.$AS$67])" office:value-type="float" office:value="5.24756131546137" calcext:value-type="float">
            <text:p>5.24756131546137</text:p>
          </table:table-cell>
          <table:table-cell table:formula="of:=[.$F6]*POWER([.$G6]-[.$C6]/100;[.$AT$67])" office:value-type="float" office:value="5.76864415408668" calcext:value-type="float">
            <text:p>5.76864415408668</text:p>
          </table:table-cell>
          <table:table-cell table:formula="of:=[.$F6]*POWER([.$G6]-[.$C6]/100;[.$AU$67])" office:value-type="float" office:value="6.34147051858749" calcext:value-type="float">
            <text:p>6.34147051858749</text:p>
          </table:table-cell>
          <table:table-cell table:formula="of:=[.$F6]*POWER([.$G6]-[.$C6]/100;[.$AV$67])" office:value-type="float" office:value="6.97117854108322" calcext:value-type="float">
            <text:p>6.9711785410832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JAPAN</text:p>
          </table:table-cell>
          <table:table-cell office:value-type="string" calcext:value-type="string">
            <text:p>LU208923838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072" calcext:value-type="float">
            <text:p>0.072</text:p>
          </table:table-cell>
          <table:table-cell office:value-type="float" office:value="0.152" calcext:value-type="float">
            <text:p>0.152</text:p>
          </table:table-cell>
          <table:table-cell office:value-type="float" office:value="1.126" calcext:value-type="float">
            <text:p>1.126</text:p>
          </table:table-cell>
          <table:table-cell table:number-columns-repeated="33"/>
          <table:table-cell office:value-type="float" office:value="100" calcext:value-type="float">
            <text:p>100</text:p>
          </table:table-cell>
          <table:table-cell table:number-columns-repeated="30"/>
          <table:table-cell table:formula="of:=SUM([.H7:.BR7])" office:value-type="float" office:value="100" calcext:value-type="float">
            <text:p>100</text:p>
          </table:table-cell>
          <table:table-cell table:number-columns-repeated="6"/>
          <table:table-cell table:formula="of:=(POWER([.$G$7]-[.$C$7]/100;[.H$67])-1)/([.$G$7]-[.$C$7]/100-1)" office:value-type="float" office:value="0" calcext:value-type="float">
            <text:p>0</text:p>
          </table:table-cell>
          <table:table-cell table:formula="of:=(POWER([.$G$7]-[.$C$7]/100;[.I$67])-1)/([.$G$7]-[.$C$7]/100-1)" office:value-type="float" office:value="1" calcext:value-type="float">
            <text:p>1</text:p>
          </table:table-cell>
          <table:table-cell table:formula="of:=(POWER([.$G$7]-[.$C$7]/100;[.J$67])-1)/([.$G$7]-[.$C$7]/100-1)" office:value-type="float" office:value="2.1255" calcext:value-type="float">
            <text:p>2.1255</text:p>
          </table:table-cell>
          <table:table-cell table:formula="of:=(POWER([.$G$7]-[.$C$7]/100;[.K$67])-1)/([.$G$7]-[.$C$7]/100-1)" office:value-type="float" office:value="3.39225025" calcext:value-type="float">
            <text:p>3.39225025</text:p>
          </table:table-cell>
          <table:table-cell table:formula="of:=(POWER([.$G$7]-[.$C$7]/100;[.L$67])-1)/([.$G$7]-[.$C$7]/100-1)" office:value-type="float" office:value="4.817977656375" calcext:value-type="float">
            <text:p>4.817977656375</text:p>
          </table:table-cell>
          <table:table-cell table:formula="of:=(POWER([.$G$7]-[.$C$7]/100;[.M$67])-1)/([.$G$7]-[.$C$7]/100-1)" office:value-type="float" office:value="6.42263385225006" calcext:value-type="float">
            <text:p>6.42263385225006</text:p>
          </table:table-cell>
          <table:table-cell table:formula="of:=(POWER([.$G$7]-[.$C$7]/100;[.N$67])-1)/([.$G$7]-[.$C$7]/100-1)" office:value-type="float" office:value="8.22867440070744" calcext:value-type="float">
            <text:p>8.22867440070744</text:p>
          </table:table-cell>
          <table:table-cell table:formula="of:=(POWER([.$G$7]-[.$C$7]/100;[.O$67])-1)/([.$G$7]-[.$C$7]/100-1)" office:value-type="float" office:value="10.2613730379962" calcext:value-type="float">
            <text:p>10.2613730379962</text:p>
          </table:table-cell>
          <table:table-cell table:formula="of:=(POWER([.$G$7]-[.$C$7]/100;[.P$67])-1)/([.$G$7]-[.$C$7]/100-1)" office:value-type="float" office:value="12.5491753542648" calcext:value-type="float">
            <text:p>12.5491753542648</text:p>
          </table:table-cell>
          <table:table-cell table:formula="of:=(POWER([.$G$7]-[.$C$7]/100;[.Q$67])-1)/([.$G$7]-[.$C$7]/100-1)" office:value-type="float" office:value="15.124096861225" calcext:value-type="float">
            <text:p>15.124096861225</text:p>
          </table:table-cell>
          <table:table-cell table:formula="of:=(POWER([.$G$7]-[.$C$7]/100;[.R$67])-1)/([.$G$7]-[.$C$7]/100-1)" office:value-type="float" office:value="18.0221710173087" calcext:value-type="float">
            <text:p>18.0221710173087</text:p>
          </table:table-cell>
          <table:table-cell table:formula="of:=(POWER([.$G$7]-[.$C$7]/100;[.S$67])-1)/([.$G$7]-[.$C$7]/100-1)" office:value-type="float" office:value="21.283953479981" calcext:value-type="float">
            <text:p>21.283953479981</text:p>
          </table:table-cell>
          <table:table-cell table:formula="of:=(POWER([.$G$7]-[.$C$7]/100;[.T$67])-1)/([.$G$7]-[.$C$7]/100-1)" office:value-type="float" office:value="24.9550896417186" calcext:value-type="float">
            <text:p>24.9550896417186</text:p>
          </table:table-cell>
          <table:table-cell table:formula="of:=(POWER([.$G$7]-[.$C$7]/100;[.U$67])-1)/([.$G$7]-[.$C$7]/100-1)" office:value-type="float" office:value="29.0869533917542" calcext:value-type="float">
            <text:p>29.0869533917542</text:p>
          </table:table-cell>
          <table:table-cell table:formula="of:=(POWER([.$G$7]-[.$C$7]/100;[.V$67])-1)/([.$G$7]-[.$C$7]/100-1)" office:value-type="float" office:value="33.7373660424194" calcext:value-type="float">
            <text:p>33.7373660424194</text:p>
          </table:table-cell>
          <table:table-cell table:formula="of:=(POWER([.$G$7]-[.$C$7]/100;[.W$67])-1)/([.$G$7]-[.$C$7]/100-1)" office:value-type="float" office:value="38.971405480743" calcext:value-type="float">
            <text:p>38.971405480743</text:p>
          </table:table-cell>
          <table:table-cell table:formula="of:=(POWER([.$G$7]-[.$C$7]/100;[.X$67])-1)/([.$G$7]-[.$C$7]/100-1)" office:value-type="float" office:value="44.8623168685763" calcext:value-type="float">
            <text:p>44.8623168685763</text:p>
          </table:table-cell>
          <table:table-cell table:formula="of:=(POWER([.$G$7]-[.$C$7]/100;[.Y$67])-1)/([.$G$7]-[.$C$7]/100-1)" office:value-type="float" office:value="51.4925376355826" calcext:value-type="float">
            <text:p>51.4925376355826</text:p>
          </table:table-cell>
          <table:table-cell table:formula="of:=(POWER([.$G$7]-[.$C$7]/100;[.Z$67])-1)/([.$G$7]-[.$C$7]/100-1)" office:value-type="float" office:value="58.9548511088482" calcext:value-type="float">
            <text:p>58.9548511088482</text:p>
          </table:table-cell>
          <table:table-cell table:formula="of:=(POWER([.$G$7]-[.$C$7]/100;[.AA$67])-1)/([.$G$7]-[.$C$7]/100-1)" office:value-type="float" office:value="67.3536849230087" calcext:value-type="float">
            <text:p>67.3536849230087</text:p>
          </table:table-cell>
          <table:table-cell table:formula="of:=(POWER([.$G$7]-[.$C$7]/100;[.AB$67])-1)/([.$G$7]-[.$C$7]/100-1)" office:value-type="float" office:value="76.8065723808463" calcext:value-type="float">
            <text:p>76.8065723808463</text:p>
          </table:table-cell>
          <table:table-cell table:formula="of:=(POWER([.$G$7]-[.$C$7]/100;[.AC$67])-1)/([.$G$7]-[.$C$7]/100-1)" office:value-type="float" office:value="87.4457972146424" calcext:value-type="float">
            <text:p>87.4457972146424</text:p>
          </table:table-cell>
          <table:table-cell table:formula="of:=(POWER([.$G$7]-[.$C$7]/100;[.AD$67])-1)/([.$G$7]-[.$C$7]/100-1)" office:value-type="float" office:value="99.4202447650801" calcext:value-type="float">
            <text:p>99.4202447650801</text:p>
          </table:table-cell>
          <table:table-cell table:formula="of:=(POWER([.$G$7]-[.$C$7]/100;[.AE$67])-1)/([.$G$7]-[.$C$7]/100-1)" office:value-type="float" office:value="112.897485483098" calcext:value-type="float">
            <text:p>112.897485483098</text:p>
          </table:table-cell>
          <table:table-cell table:formula="of:=(POWER([.$G$7]-[.$C$7]/100;[.AF$67])-1)/([.$G$7]-[.$C$7]/100-1)" office:value-type="float" office:value="128.066119911226" calcext:value-type="float">
            <text:p>128.066119911226</text:p>
          </table:table-cell>
          <table:table-cell table:formula="of:=(POWER([.$G$7]-[.$C$7]/100;[.AG$67])-1)/([.$G$7]-[.$C$7]/100-1)" office:value-type="float" office:value="145.138417960085" calcext:value-type="float">
            <text:p>145.138417960085</text:p>
          </table:table-cell>
          <table:table-cell table:formula="of:=(POWER([.$G$7]-[.$C$7]/100;[.AH$67])-1)/([.$G$7]-[.$C$7]/100-1)" office:value-type="float" office:value="164.353289414076" calcext:value-type="float">
            <text:p>164.353289414076</text:p>
          </table:table-cell>
          <table:table-cell table:formula="of:=(POWER([.$G$7]-[.$C$7]/100;[.AI$67])-1)/([.$G$7]-[.$C$7]/100-1)" office:value-type="float" office:value="185.979627235542" calcext:value-type="float">
            <text:p>185.979627235542</text:p>
          </table:table-cell>
          <table:table-cell table:formula="of:=(POWER([.$G$7]-[.$C$7]/100;[.AJ$67])-1)/([.$G$7]-[.$C$7]/100-1)" office:value-type="float" office:value="210.320070453603" calcext:value-type="float">
            <text:p>210.320070453603</text:p>
          </table:table-cell>
          <table:table-cell table:formula="of:=(POWER([.$G$7]-[.$C$7]/100;[.AK$67])-1)/([.$G$7]-[.$C$7]/100-1)" office:value-type="float" office:value="237.71523929553" calcext:value-type="float">
            <text:p>237.71523929553</text:p>
          </table:table-cell>
          <table:table-cell table:formula="of:=(POWER([.$G$7]-[.$C$7]/100;[.AL$67])-1)/([.$G$7]-[.$C$7]/100-1)" office:value-type="float" office:value="268.548501827119" calcext:value-type="float">
            <text:p>268.548501827119</text:p>
          </table:table-cell>
          <table:table-cell table:formula="of:=(POWER([.$G$7]-[.$C$7]/100;[.AM$67])-1)/([.$G$7]-[.$C$7]/100-1)" office:value-type="float" office:value="303.251338806423" calcext:value-type="float">
            <text:p>303.251338806423</text:p>
          </table:table-cell>
          <table:table-cell table:formula="of:=(POWER([.$G$7]-[.$C$7]/100;[.AN$67])-1)/([.$G$7]-[.$C$7]/100-1)" office:value-type="float" office:value="342.309381826629" calcext:value-type="float">
            <text:p>342.309381826629</text:p>
          </table:table-cell>
          <table:table-cell table:formula="of:=(POWER([.$G$7]-[.$C$7]/100;[.AO$67])-1)/([.$G$7]-[.$C$7]/100-1)" office:value-type="float" office:value="386.269209245871" calcext:value-type="float">
            <text:p>386.269209245871</text:p>
          </table:table-cell>
          <table:table-cell table:formula="of:=(POWER([.$G$7]-[.$C$7]/100;[.AP$67])-1)/([.$G$7]-[.$C$7]/100-1)" office:value-type="float" office:value="435.745995006227" calcext:value-type="float">
            <text:p>435.745995006227</text:p>
          </table:table-cell>
          <table:table-cell table:formula="of:=(POWER([.$G$7]-[.$C$7]/100;[.AQ$67])-1)/([.$G$7]-[.$C$7]/100-1)" office:value-type="float" office:value="491.432117379509" calcext:value-type="float">
            <text:p>491.432117379509</text:p>
          </table:table-cell>
          <table:table-cell table:formula="of:=(POWER([.$G$7]-[.$C$7]/100;[.AR$67])-1)/([.$G$7]-[.$C$7]/100-1)" office:value-type="float" office:value="554.106848110637" calcext:value-type="float">
            <text:p>554.106848110637</text:p>
          </table:table-cell>
          <table:table-cell table:formula="of:=(POWER([.$G$7]-[.$C$7]/100;[.AS$67])-1)/([.$G$7]-[.$C$7]/100-1)" office:value-type="float" office:value="624.647257548522" calcext:value-type="float">
            <text:p>624.647257548522</text:p>
          </table:table-cell>
          <table:table-cell table:formula="of:=(POWER([.$G$7]-[.$C$7]/100;[.AT$67])-1)/([.$G$7]-[.$C$7]/100-1)" office:value-type="float" office:value="704.040488370862" calcext:value-type="float">
            <text:p>704.040488370862</text:p>
          </table:table-cell>
          <table:table-cell table:formula="of:=(POWER([.$G$7]-[.$C$7]/100;[.AU$67])-1)/([.$G$7]-[.$C$7]/100-1)" office:value-type="float" office:value="793.397569661405" calcext:value-type="float">
            <text:p>793.397569661405</text:p>
          </table:table-cell>
          <table:table-cell table:formula="of:=(POWER([.$G$7]-[.$C$7]/100;[.AV$67])-1)/([.$G$7]-[.$C$7]/100-1)" office:value-type="float" office:value="893.968964653911" calcext:value-type="float">
            <text:p>893.968964653911</text:p>
          </table:table-cell>
          <table:table-cell table:number-columns-repeated="2"/>
          <table:table-cell table:formula="of:=[.$F7]*POWER([.$G7]-[.$C7]/100;[.$H$67])" office:value-type="float" office:value="0.152" calcext:value-type="float">
            <text:p>0.152</text:p>
          </table:table-cell>
          <table:table-cell table:formula="of:=[.$F7]*POWER([.$G7]-[.$C7]/100;[.$I$67])" office:value-type="float" office:value="0.171076" calcext:value-type="float">
            <text:p>0.171076</text:p>
          </table:table-cell>
          <table:table-cell table:formula="of:=[.$F7]*POWER([.$G7]-[.$C7]/100;[.$J$67])" office:value-type="float" office:value="0.192546038" calcext:value-type="float">
            <text:p>0.192546038</text:p>
          </table:table-cell>
          <table:table-cell table:formula="of:=[.$F7]*POWER([.$G7]-[.$C7]/100;[.$K$67])" office:value-type="float" office:value="0.216710565769" calcext:value-type="float">
            <text:p>0.216710565769</text:p>
          </table:table-cell>
          <table:table-cell table:formula="of:=[.$F7]*POWER([.$G7]-[.$C7]/100;[.$L$67])" office:value-type="float" office:value="0.243907741773009" calcext:value-type="float">
            <text:p>0.243907741773009</text:p>
          </table:table-cell>
          <table:table-cell table:formula="of:=[.$F7]*POWER([.$G7]-[.$C7]/100;[.$M$67])" office:value-type="float" office:value="0.274518163365522" calcext:value-type="float">
            <text:p>0.274518163365522</text:p>
          </table:table-cell>
          <table:table-cell table:formula="of:=[.$F7]*POWER([.$G7]-[.$C7]/100;[.$N$67])" office:value-type="float" office:value="0.308970192867895" calcext:value-type="float">
            <text:p>0.308970192867895</text:p>
          </table:table-cell>
          <table:table-cell table:formula="of:=[.$F7]*POWER([.$G7]-[.$C7]/100;[.$O$67])" office:value-type="float" office:value="0.347745952072816" calcext:value-type="float">
            <text:p>0.347745952072816</text:p>
          </table:table-cell>
          <table:table-cell table:formula="of:=[.$F7]*POWER([.$G7]-[.$C7]/100;[.$P$67])" office:value-type="float" office:value="0.391388069057954" calcext:value-type="float">
            <text:p>0.391388069057954</text:p>
          </table:table-cell>
          <table:table-cell table:formula="of:=[.$F7]*POWER([.$G7]-[.$C7]/100;[.$Q$67])" office:value-type="float" office:value="0.440507271724728" calcext:value-type="float">
            <text:p>0.440507271724728</text:p>
          </table:table-cell>
          <table:table-cell table:formula="of:=[.$F7]*POWER([.$G7]-[.$C7]/100;[.$R$67])" office:value-type="float" office:value="0.495790934326181" calcext:value-type="float">
            <text:p>0.495790934326181</text:p>
          </table:table-cell>
          <table:table-cell table:formula="of:=[.$F7]*POWER([.$G7]-[.$C7]/100;[.$S$67])" office:value-type="float" office:value="0.558012696584117" calcext:value-type="float">
            <text:p>0.558012696584117</text:p>
          </table:table-cell>
          <table:table-cell table:formula="of:=[.$F7]*POWER([.$G7]-[.$C7]/100;[.$T$67])" office:value-type="float" office:value="0.628043290005423" calcext:value-type="float">
            <text:p>0.628043290005423</text:p>
          </table:table-cell>
          <table:table-cell table:formula="of:=[.$F7]*POWER([.$G7]-[.$C7]/100;[.$U$67])" office:value-type="float" office:value="0.706862722901104" calcext:value-type="float">
            <text:p>0.706862722901104</text:p>
          </table:table-cell>
          <table:table-cell table:formula="of:=[.$F7]*POWER([.$G7]-[.$C7]/100;[.$V$67])" office:value-type="float" office:value="0.795573994625192" calcext:value-type="float">
            <text:p>0.795573994625192</text:p>
          </table:table-cell>
          <table:table-cell table:formula="of:=[.$F7]*POWER([.$G7]-[.$C7]/100;[.$W$67])" office:value-type="float" office:value="0.895418530950654" calcext:value-type="float">
            <text:p>0.895418530950654</text:p>
          </table:table-cell>
          <table:table-cell table:formula="of:=[.$F7]*POWER([.$G7]-[.$C7]/100;[.$X$67])" office:value-type="float" office:value="1.00779355658496" calcext:value-type="float">
            <text:p>1.00779355658496</text:p>
          </table:table-cell>
          <table:table-cell table:formula="of:=[.$F7]*POWER([.$G7]-[.$C7]/100;[.$Y$67])" office:value-type="float" office:value="1.13427164793637" calcext:value-type="float">
            <text:p>1.13427164793637</text:p>
          </table:table-cell>
          <table:table-cell table:formula="of:=[.$F7]*POWER([.$G7]-[.$C7]/100;[.$Z$67])" office:value-type="float" office:value="1.27662273975239" calcext:value-type="float">
            <text:p>1.27662273975239</text:p>
          </table:table-cell>
          <table:table-cell table:formula="of:=[.$F7]*POWER([.$G7]-[.$C7]/100;[.$AA$67])" office:value-type="float" office:value="1.43683889359131" calcext:value-type="float">
            <text:p>1.43683889359131</text:p>
          </table:table-cell>
          <table:table-cell table:formula="of:=[.$F7]*POWER([.$G7]-[.$C7]/100;[.$AB$67])" office:value-type="float" office:value="1.61716217473702" calcext:value-type="float">
            <text:p>1.61716217473702</text:p>
          </table:table-cell>
          <table:table-cell table:formula="of:=[.$F7]*POWER([.$G7]-[.$C7]/100;[.$AC$67])" office:value-type="float" office:value="1.82011602766652" calcext:value-type="float">
            <text:p>1.82011602766652</text:p>
          </table:table-cell>
          <table:table-cell table:formula="of:=[.$F7]*POWER([.$G7]-[.$C7]/100;[.$AD$67])" office:value-type="float" office:value="2.04854058913867" calcext:value-type="float">
            <text:p>2.04854058913867</text:p>
          </table:table-cell>
          <table:table-cell table:formula="of:=[.$F7]*POWER([.$G7]-[.$C7]/100;[.$AE$67])" office:value-type="float" office:value="2.30563243307557" calcext:value-type="float">
            <text:p>2.30563243307557</text:p>
          </table:table-cell>
          <table:table-cell table:formula="of:=[.$F7]*POWER([.$G7]-[.$C7]/100;[.$AF$67])" office:value-type="float" office:value="2.59498930342655" calcext:value-type="float">
            <text:p>2.59498930342655</text:p>
          </table:table-cell>
          <table:table-cell table:formula="of:=[.$F7]*POWER([.$G7]-[.$C7]/100;[.$AG$67])" office:value-type="float" office:value="2.92066046100659" calcext:value-type="float">
            <text:p>2.92066046100659</text:p>
          </table:table-cell>
          <table:table-cell table:formula="of:=[.$F7]*POWER([.$G7]-[.$C7]/100;[.$AH$67])" office:value-type="float" office:value="3.28720334886291" calcext:value-type="float">
            <text:p>3.28720334886291</text:p>
          </table:table-cell>
          <table:table-cell table:formula="of:=[.$F7]*POWER([.$G7]-[.$C7]/100;[.$AI$67])" office:value-type="float" office:value="3.69974736914521" calcext:value-type="float">
            <text:p>3.69974736914521</text:p>
          </table:table-cell>
          <table:table-cell table:formula="of:=[.$F7]*POWER([.$G7]-[.$C7]/100;[.$AJ$67])" office:value-type="float" office:value="4.16406566397293" calcext:value-type="float">
            <text:p>4.16406566397293</text:p>
          </table:table-cell>
          <table:table-cell table:formula="of:=[.$F7]*POWER([.$G7]-[.$C7]/100;[.$AK$67])" office:value-type="float" office:value="4.68665590480153" calcext:value-type="float">
            <text:p>4.68665590480153</text:p>
          </table:table-cell>
          <table:table-cell table:formula="of:=[.$F7]*POWER([.$G7]-[.$C7]/100;[.$AL$67])" office:value-type="float" office:value="5.27483122085412" calcext:value-type="float">
            <text:p>5.27483122085412</text:p>
          </table:table-cell>
          <table:table-cell table:formula="of:=[.$F7]*POWER([.$G7]-[.$C7]/100;[.$AM$67])" office:value-type="float" office:value="5.93682253907132" calcext:value-type="float">
            <text:p>5.93682253907132</text:p>
          </table:table-cell>
          <table:table-cell table:formula="of:=[.$F7]*POWER([.$G7]-[.$C7]/100;[.$AN$67])" office:value-type="float" office:value="6.68189376772477" calcext:value-type="float">
            <text:p>6.68189376772477</text:p>
          </table:table-cell>
          <table:table-cell table:formula="of:=[.$F7]*POWER([.$G7]-[.$C7]/100;[.$AO$67])" office:value-type="float" office:value="7.52047143557422" calcext:value-type="float">
            <text:p>7.52047143557422</text:p>
          </table:table-cell>
          <table:table-cell table:formula="of:=[.$F7]*POWER([.$G7]-[.$C7]/100;[.$AP$67])" office:value-type="float" office:value="8.46429060073879" calcext:value-type="float">
            <text:p>8.46429060073879</text:p>
          </table:table-cell>
          <table:table-cell table:formula="of:=[.$F7]*POWER([.$G7]-[.$C7]/100;[.$AQ$67])" office:value-type="float" office:value="9.52655907113151" calcext:value-type="float">
            <text:p>9.52655907113151</text:p>
          </table:table-cell>
          <table:table-cell table:formula="of:=[.$F7]*POWER([.$G7]-[.$C7]/100;[.$AR$67])" office:value-type="float" office:value="10.7221422345585" calcext:value-type="float">
            <text:p>10.7221422345585</text:p>
          </table:table-cell>
          <table:table-cell table:formula="of:=[.$F7]*POWER([.$G7]-[.$C7]/100;[.$AS$67])" office:value-type="float" office:value="12.0677710849956" calcext:value-type="float">
            <text:p>12.0677710849956</text:p>
          </table:table-cell>
          <table:table-cell table:formula="of:=[.$F7]*POWER([.$G7]-[.$C7]/100;[.$AT$67])" office:value-type="float" office:value="13.5822763561626" calcext:value-type="float">
            <text:p>13.5822763561626</text:p>
          </table:table-cell>
          <table:table-cell table:formula="of:=[.$F7]*POWER([.$G7]-[.$C7]/100;[.$AU$67])" office:value-type="float" office:value="15.2868520388609" calcext:value-type="float">
            <text:p>15.2868520388609</text:p>
          </table:table-cell>
          <table:table-cell table:formula="of:=[.$F7]*POWER([.$G7]-[.$C7]/100;[.$AV$67])" office:value-type="float" office:value="17.205351969738" calcext:value-type="float">
            <text:p>17.20535196973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IT</text:p>
          </table:table-cell>
          <table:table-cell office:value-type="string" calcext:value-type="string">
            <text:p>IE00B3WJKG14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iShares</text:p>
          </table:table-cell>
          <table:table-cell office:value-type="float" office:value="0.084" calcext:value-type="float">
            <text:p>0.084</text:p>
          </table:table-cell>
          <table:table-cell office:value-type="float" office:value="0.142" calcext:value-type="float">
            <text:p>0.142</text:p>
          </table:table-cell>
          <table:table-cell office:value-type="float" office:value="1.1" calcext:value-type="float">
            <text:p>1.1</text:p>
          </table:table-cell>
          <table:table-cell office:value-type="float" office:value="96.48" calcext:value-type="float">
            <text:p>96.48</text:p>
          </table:table-cell>
          <table:table-cell table:number-columns-repeated="5"/>
          <table:table-cell office:value-type="float" office:value="0.42" calcext:value-type="float">
            <text:p>0.42</text:p>
          </table:table-cell>
          <table:table-cell table:number-columns-repeated="17"/>
          <table:table-cell office:value-type="float" office:value="0.57" calcext:value-type="float">
            <text:p>0.57</text:p>
          </table:table-cell>
          <table:table-cell table:number-columns-repeated="12"/>
          <table:table-cell office:value-type="float" office:value="2.27" calcext:value-type="float">
            <text:p>2.27</text:p>
          </table:table-cell>
          <table:table-cell table:number-columns-repeated="26"/>
          <table:table-cell table:formula="of:=SUM([.H8:.BR8])" office:value-type="float" office:value="99.74" calcext:value-type="float">
            <text:p>99.74</text:p>
          </table:table-cell>
          <table:table-cell table:number-columns-repeated="6"/>
          <table:table-cell table:formula="of:=(POWER([.$G$8]-[.$C$8]/100;[.H$67])-1)/([.$G$8]-[.$C$8]/100-1)" office:value-type="float" office:value="0" calcext:value-type="float">
            <text:p>0</text:p>
          </table:table-cell>
          <table:table-cell table:formula="of:=(POWER([.$G$8]-[.$C$8]/100;[.I$67])-1)/([.$G$8]-[.$C$8]/100-1)" office:value-type="float" office:value="1" calcext:value-type="float">
            <text:p>1</text:p>
          </table:table-cell>
          <table:table-cell table:formula="of:=(POWER([.$G$8]-[.$C$8]/100;[.J$67])-1)/([.$G$8]-[.$C$8]/100-1)" office:value-type="float" office:value="2.0985" calcext:value-type="float">
            <text:p>2.0985</text:p>
          </table:table-cell>
          <table:table-cell table:formula="of:=(POWER([.$G$8]-[.$C$8]/100;[.K$67])-1)/([.$G$8]-[.$C$8]/100-1)" office:value-type="float" office:value="3.30520225" calcext:value-type="float">
            <text:p>3.30520225</text:p>
          </table:table-cell>
          <table:table-cell table:formula="of:=(POWER([.$G$8]-[.$C$8]/100;[.L$67])-1)/([.$G$8]-[.$C$8]/100-1)" office:value-type="float" office:value="4.630764671625" calcext:value-type="float">
            <text:p>4.630764671625</text:p>
          </table:table-cell>
          <table:table-cell table:formula="of:=(POWER([.$G$8]-[.$C$8]/100;[.M$67])-1)/([.$G$8]-[.$C$8]/100-1)" office:value-type="float" office:value="6.08689499178006" calcext:value-type="float">
            <text:p>6.08689499178006</text:p>
          </table:table-cell>
          <table:table-cell table:formula="of:=(POWER([.$G$8]-[.$C$8]/100;[.N$67])-1)/([.$G$8]-[.$C$8]/100-1)" office:value-type="float" office:value="7.6864541484704" calcext:value-type="float">
            <text:p>7.6864541484704</text:p>
          </table:table-cell>
          <table:table-cell table:formula="of:=(POWER([.$G$8]-[.$C$8]/100;[.O$67])-1)/([.$G$8]-[.$C$8]/100-1)" office:value-type="float" office:value="9.44356988209473" calcext:value-type="float">
            <text:p>9.44356988209473</text:p>
          </table:table-cell>
          <table:table-cell table:formula="of:=(POWER([.$G$8]-[.$C$8]/100;[.P$67])-1)/([.$G$8]-[.$C$8]/100-1)" office:value-type="float" office:value="11.3737615154811" calcext:value-type="float">
            <text:p>11.3737615154811</text:p>
          </table:table-cell>
          <table:table-cell table:formula="of:=(POWER([.$G$8]-[.$C$8]/100;[.Q$67])-1)/([.$G$8]-[.$C$8]/100-1)" office:value-type="float" office:value="13.494077024756" calcext:value-type="float">
            <text:p>13.494077024756</text:p>
          </table:table-cell>
          <table:table-cell table:formula="of:=(POWER([.$G$8]-[.$C$8]/100;[.R$67])-1)/([.$G$8]-[.$C$8]/100-1)" office:value-type="float" office:value="15.8232436116944" calcext:value-type="float">
            <text:p>15.8232436116944</text:p>
          </table:table-cell>
          <table:table-cell table:formula="of:=(POWER([.$G$8]-[.$C$8]/100;[.S$67])-1)/([.$G$8]-[.$C$8]/100-1)" office:value-type="float" office:value="18.3818331074463" calcext:value-type="float">
            <text:p>18.3818331074463</text:p>
          </table:table-cell>
          <table:table-cell table:formula="of:=(POWER([.$G$8]-[.$C$8]/100;[.T$67])-1)/([.$G$8]-[.$C$8]/100-1)" office:value-type="float" office:value="21.1924436685298" calcext:value-type="float">
            <text:p>21.1924436685298</text:p>
          </table:table-cell>
          <table:table-cell table:formula="of:=(POWER([.$G$8]-[.$C$8]/100;[.U$67])-1)/([.$G$8]-[.$C$8]/100-1)" office:value-type="float" office:value="24.27989936988" calcext:value-type="float">
            <text:p>24.27989936988</text:p>
          </table:table-cell>
          <table:table-cell table:formula="of:=(POWER([.$G$8]-[.$C$8]/100;[.V$67])-1)/([.$G$8]-[.$C$8]/100-1)" office:value-type="float" office:value="27.6714694578131" calcext:value-type="float">
            <text:p>27.6714694578131</text:p>
          </table:table-cell>
          <table:table-cell table:formula="of:=(POWER([.$G$8]-[.$C$8]/100;[.W$67])-1)/([.$G$8]-[.$C$8]/100-1)" office:value-type="float" office:value="31.3971091994077" calcext:value-type="float">
            <text:p>31.3971091994077</text:p>
          </table:table-cell>
          <table:table-cell table:formula="of:=(POWER([.$G$8]-[.$C$8]/100;[.X$67])-1)/([.$G$8]-[.$C$8]/100-1)" office:value-type="float" office:value="35.4897244555494" calcext:value-type="float">
            <text:p>35.4897244555494</text:p>
          </table:table-cell>
          <table:table-cell table:formula="of:=(POWER([.$G$8]-[.$C$8]/100;[.Y$67])-1)/([.$G$8]-[.$C$8]/100-1)" office:value-type="float" office:value="39.985462314421" calcext:value-type="float">
            <text:p>39.985462314421</text:p>
          </table:table-cell>
          <table:table-cell table:formula="of:=(POWER([.$G$8]-[.$C$8]/100;[.Z$67])-1)/([.$G$8]-[.$C$8]/100-1)" office:value-type="float" office:value="44.9240303523915" calcext:value-type="float">
            <text:p>44.9240303523915</text:p>
          </table:table-cell>
          <table:table-cell table:formula="of:=(POWER([.$G$8]-[.$C$8]/100;[.AA$67])-1)/([.$G$8]-[.$C$8]/100-1)" office:value-type="float" office:value="50.349047342102" calcext:value-type="float">
            <text:p>50.349047342102</text:p>
          </table:table-cell>
          <table:table-cell table:formula="of:=(POWER([.$G$8]-[.$C$8]/100;[.AB$67])-1)/([.$G$8]-[.$C$8]/100-1)" office:value-type="float" office:value="56.3084285052991" calcext:value-type="float">
            <text:p>56.3084285052991</text:p>
          </table:table-cell>
          <table:table-cell table:formula="of:=(POWER([.$G$8]-[.$C$8]/100;[.AC$67])-1)/([.$G$8]-[.$C$8]/100-1)" office:value-type="float" office:value="62.8548087130711" calcext:value-type="float">
            <text:p>62.8548087130711</text:p>
          </table:table-cell>
          <table:table-cell table:formula="of:=(POWER([.$G$8]-[.$C$8]/100;[.AD$67])-1)/([.$G$8]-[.$C$8]/100-1)" office:value-type="float" office:value="70.0460073713086" calcext:value-type="float">
            <text:p>70.0460073713086</text:p>
          </table:table-cell>
          <table:table-cell table:formula="of:=(POWER([.$G$8]-[.$C$8]/100;[.AE$67])-1)/([.$G$8]-[.$C$8]/100-1)" office:value-type="float" office:value="77.9455390973825" calcext:value-type="float">
            <text:p>77.9455390973825</text:p>
          </table:table-cell>
          <table:table-cell table:formula="of:=(POWER([.$G$8]-[.$C$8]/100;[.AF$67])-1)/([.$G$8]-[.$C$8]/100-1)" office:value-type="float" office:value="86.6231746984746" calcext:value-type="float">
            <text:p>86.6231746984746</text:p>
          </table:table-cell>
          <table:table-cell table:formula="of:=(POWER([.$G$8]-[.$C$8]/100;[.AG$67])-1)/([.$G$8]-[.$C$8]/100-1)" office:value-type="float" office:value="96.1555574062744" calcext:value-type="float">
            <text:p>96.1555574062744</text:p>
          </table:table-cell>
          <table:table-cell table:formula="of:=(POWER([.$G$8]-[.$C$8]/100;[.AH$67])-1)/([.$G$8]-[.$C$8]/100-1)" office:value-type="float" office:value="106.626879810792" calcext:value-type="float">
            <text:p>106.626879810792</text:p>
          </table:table-cell>
          <table:table-cell table:formula="of:=(POWER([.$G$8]-[.$C$8]/100;[.AI$67])-1)/([.$G$8]-[.$C$8]/100-1)" office:value-type="float" office:value="118.129627472155" calcext:value-type="float">
            <text:p>118.129627472155</text:p>
          </table:table-cell>
          <table:table-cell table:formula="of:=(POWER([.$G$8]-[.$C$8]/100;[.AJ$67])-1)/([.$G$8]-[.$C$8]/100-1)" office:value-type="float" office:value="130.765395778163" calcext:value-type="float">
            <text:p>130.765395778163</text:p>
          </table:table-cell>
          <table:table-cell table:formula="of:=(POWER([.$G$8]-[.$C$8]/100;[.AK$67])-1)/([.$G$8]-[.$C$8]/100-1)" office:value-type="float" office:value="144.645787262312" calcext:value-type="float">
            <text:p>144.645787262312</text:p>
          </table:table-cell>
          <table:table-cell table:formula="of:=(POWER([.$G$8]-[.$C$8]/100;[.AL$67])-1)/([.$G$8]-[.$C$8]/100-1)" office:value-type="float" office:value="159.89339730765" calcext:value-type="float">
            <text:p>159.89339730765</text:p>
          </table:table-cell>
          <table:table-cell table:formula="of:=(POWER([.$G$8]-[.$C$8]/100;[.AM$67])-1)/([.$G$8]-[.$C$8]/100-1)" office:value-type="float" office:value="176.642896942453" calcext:value-type="float">
            <text:p>176.642896942453</text:p>
          </table:table-cell>
          <table:table-cell table:formula="of:=(POWER([.$G$8]-[.$C$8]/100;[.AN$67])-1)/([.$G$8]-[.$C$8]/100-1)" office:value-type="float" office:value="195.042222291285" calcext:value-type="float">
            <text:p>195.042222291285</text:p>
          </table:table-cell>
          <table:table-cell table:formula="of:=(POWER([.$G$8]-[.$C$8]/100;[.AO$67])-1)/([.$G$8]-[.$C$8]/100-1)" office:value-type="float" office:value="215.253881186976" calcext:value-type="float">
            <text:p>215.253881186976</text:p>
          </table:table-cell>
          <table:table-cell table:formula="of:=(POWER([.$G$8]-[.$C$8]/100;[.AP$67])-1)/([.$G$8]-[.$C$8]/100-1)" office:value-type="float" office:value="237.456388483893" calcext:value-type="float">
            <text:p>237.456388483893</text:p>
          </table:table-cell>
          <table:table-cell table:formula="of:=(POWER([.$G$8]-[.$C$8]/100;[.AQ$67])-1)/([.$G$8]-[.$C$8]/100-1)" office:value-type="float" office:value="261.845842749557" calcext:value-type="float">
            <text:p>261.845842749557</text:p>
          </table:table-cell>
          <table:table-cell table:formula="of:=(POWER([.$G$8]-[.$C$8]/100;[.AR$67])-1)/([.$G$8]-[.$C$8]/100-1)" office:value-type="float" office:value="288.637658260388" calcext:value-type="float">
            <text:p>288.637658260388</text:p>
          </table:table-cell>
          <table:table-cell table:formula="of:=(POWER([.$G$8]-[.$C$8]/100;[.AS$67])-1)/([.$G$8]-[.$C$8]/100-1)" office:value-type="float" office:value="318.068467599036" calcext:value-type="float">
            <text:p>318.068467599036</text:p>
          </table:table-cell>
          <table:table-cell table:formula="of:=(POWER([.$G$8]-[.$C$8]/100;[.AT$67])-1)/([.$G$8]-[.$C$8]/100-1)" office:value-type="float" office:value="350.398211657542" calcext:value-type="float">
            <text:p>350.398211657542</text:p>
          </table:table-cell>
          <table:table-cell table:formula="of:=(POWER([.$G$8]-[.$C$8]/100;[.AU$67])-1)/([.$G$8]-[.$C$8]/100-1)" office:value-type="float" office:value="385.912435505809" calcext:value-type="float">
            <text:p>385.912435505809</text:p>
          </table:table-cell>
          <table:table-cell table:formula="of:=(POWER([.$G$8]-[.$C$8]/100;[.AV$67])-1)/([.$G$8]-[.$C$8]/100-1)" office:value-type="float" office:value="424.924810403132" calcext:value-type="float">
            <text:p>424.924810403132</text:p>
          </table:table-cell>
          <table:table-cell table:number-columns-repeated="2"/>
          <table:table-cell table:formula="of:=[.$F8]*POWER([.$G8]-[.$C8]/100;[.$H$67])" office:value-type="float" office:value="0.142" calcext:value-type="float">
            <text:p>0.142</text:p>
          </table:table-cell>
          <table:table-cell table:formula="of:=[.$F8]*POWER([.$G8]-[.$C8]/100;[.$I$67])" office:value-type="float" office:value="0.155987" calcext:value-type="float">
            <text:p>0.155987</text:p>
          </table:table-cell>
          <table:table-cell table:formula="of:=[.$F8]*POWER([.$G8]-[.$C8]/100;[.$J$67])" office:value-type="float" office:value="0.1713517195" calcext:value-type="float">
            <text:p>0.1713517195</text:p>
          </table:table-cell>
          <table:table-cell table:formula="of:=[.$F8]*POWER([.$G8]-[.$C8]/100;[.$K$67])" office:value-type="float" office:value="0.18822986387075" calcext:value-type="float">
            <text:p>0.18822986387075</text:p>
          </table:table-cell>
          <table:table-cell table:formula="of:=[.$F8]*POWER([.$G8]-[.$C8]/100;[.$L$67])" office:value-type="float" office:value="0.206770505462019" calcext:value-type="float">
            <text:p>0.206770505462019</text:p>
          </table:table-cell>
          <table:table-cell table:formula="of:=[.$F8]*POWER([.$G8]-[.$C8]/100;[.$M$67])" office:value-type="float" office:value="0.227137400250028" calcext:value-type="float">
            <text:p>0.227137400250028</text:p>
          </table:table-cell>
          <table:table-cell table:formula="of:=[.$F8]*POWER([.$G8]-[.$C8]/100;[.$N$67])" office:value-type="float" office:value="0.249510434174656" calcext:value-type="float">
            <text:p>0.249510434174656</text:p>
          </table:table-cell>
          <table:table-cell table:formula="of:=[.$F8]*POWER([.$G8]-[.$C8]/100;[.$O$67])" office:value-type="float" office:value="0.274087211940859" calcext:value-type="float">
            <text:p>0.274087211940859</text:p>
          </table:table-cell>
          <table:table-cell table:formula="of:=[.$F8]*POWER([.$G8]-[.$C8]/100;[.$P$67])" office:value-type="float" office:value="0.301084802317034" calcext:value-type="float">
            <text:p>0.301084802317034</text:p>
          </table:table-cell>
          <table:table-cell table:formula="of:=[.$F8]*POWER([.$G8]-[.$C8]/100;[.$Q$67])" office:value-type="float" office:value="0.330741655345262" calcext:value-type="float">
            <text:p>0.330741655345262</text:p>
          </table:table-cell>
          <table:table-cell table:formula="of:=[.$F8]*POWER([.$G8]-[.$C8]/100;[.$R$67])" office:value-type="float" office:value="0.36331970839677" calcext:value-type="float">
            <text:p>0.36331970839677</text:p>
          </table:table-cell>
          <table:table-cell table:formula="of:=[.$F8]*POWER([.$G8]-[.$C8]/100;[.$S$67])" office:value-type="float" office:value="0.399106699673852" calcext:value-type="float">
            <text:p>0.399106699673852</text:p>
          </table:table-cell>
          <table:table-cell table:formula="of:=[.$F8]*POWER([.$G8]-[.$C8]/100;[.$T$67])" office:value-type="float" office:value="0.438418709591726" calcext:value-type="float">
            <text:p>0.438418709591726</text:p>
          </table:table-cell>
          <table:table-cell table:formula="of:=[.$F8]*POWER([.$G8]-[.$C8]/100;[.$U$67])" office:value-type="float" office:value="0.481602952486511" calcext:value-type="float">
            <text:p>0.481602952486511</text:p>
          </table:table-cell>
          <table:table-cell table:formula="of:=[.$F8]*POWER([.$G8]-[.$C8]/100;[.$V$67])" office:value-type="float" office:value="0.529040843306432" calcext:value-type="float">
            <text:p>0.529040843306432</text:p>
          </table:table-cell>
          <table:table-cell table:formula="of:=[.$F8]*POWER([.$G8]-[.$C8]/100;[.$W$67])" office:value-type="float" office:value="0.581151366372116" calcext:value-type="float">
            <text:p>0.581151366372116</text:p>
          </table:table-cell>
          <table:table-cell table:formula="of:=[.$F8]*POWER([.$G8]-[.$C8]/100;[.$X$67])" office:value-type="float" office:value="0.63839477595977" calcext:value-type="float">
            <text:p>0.63839477595977</text:p>
          </table:table-cell>
          <table:table-cell table:formula="of:=[.$F8]*POWER([.$G8]-[.$C8]/100;[.$Y$67])" office:value-type="float" office:value="0.701276661391807" calcext:value-type="float">
            <text:p>0.701276661391807</text:p>
          </table:table-cell>
          <table:table-cell table:formula="of:=[.$F8]*POWER([.$G8]-[.$C8]/100;[.$Z$67])" office:value-type="float" office:value="0.7703524125389" calcext:value-type="float">
            <text:p>0.7703524125389</text:p>
          </table:table-cell>
          <table:table-cell table:formula="of:=[.$F8]*POWER([.$G8]-[.$C8]/100;[.$AA$67])" office:value-type="float" office:value="0.846232125173981" calcext:value-type="float">
            <text:p>0.846232125173981</text:p>
          </table:table-cell>
          <table:table-cell table:formula="of:=[.$F8]*POWER([.$G8]-[.$C8]/100;[.$AB$67])" office:value-type="float" office:value="0.929585989503619" calcext:value-type="float">
            <text:p>0.929585989503619</text:p>
          </table:table-cell>
          <table:table-cell table:formula="of:=[.$F8]*POWER([.$G8]-[.$C8]/100;[.$AC$67])" office:value-type="float" office:value="1.02115020946973" calcext:value-type="float">
            <text:p>1.02115020946973</text:p>
          </table:table-cell>
          <table:table-cell table:formula="of:=[.$F8]*POWER([.$G8]-[.$C8]/100;[.$AD$67])" office:value-type="float" office:value="1.12173350510249" calcext:value-type="float">
            <text:p>1.12173350510249</text:p>
          </table:table-cell>
          <table:table-cell table:formula="of:=[.$F8]*POWER([.$G8]-[.$C8]/100;[.$AE$67])" office:value-type="float" office:value="1.23222425535509" calcext:value-type="float">
            <text:p>1.23222425535509</text:p>
          </table:table-cell>
          <table:table-cell table:formula="of:=[.$F8]*POWER([.$G8]-[.$C8]/100;[.$AF$67])" office:value-type="float" office:value="1.35359834450756" calcext:value-type="float">
            <text:p>1.35359834450756</text:p>
          </table:table-cell>
          <table:table-cell table:formula="of:=[.$F8]*POWER([.$G8]-[.$C8]/100;[.$AG$67])" office:value-type="float" office:value="1.48692778144156" calcext:value-type="float">
            <text:p>1.48692778144156</text:p>
          </table:table-cell>
          <table:table-cell table:formula="of:=[.$F8]*POWER([.$G8]-[.$C8]/100;[.$AH$67])" office:value-type="float" office:value="1.63339016791355" calcext:value-type="float">
            <text:p>1.63339016791355</text:p>
          </table:table-cell>
          <table:table-cell table:formula="of:=[.$F8]*POWER([.$G8]-[.$C8]/100;[.$AI$67])" office:value-type="float" office:value="1.79427909945304" calcext:value-type="float">
            <text:p>1.79427909945304</text:p>
          </table:table-cell>
          <table:table-cell table:formula="of:=[.$F8]*POWER([.$G8]-[.$C8]/100;[.$AJ$67])" office:value-type="float" office:value="1.97101559074916" calcext:value-type="float">
            <text:p>1.97101559074916</text:p>
          </table:table-cell>
          <table:table-cell table:formula="of:=[.$F8]*POWER([.$G8]-[.$C8]/100;[.$AK$67])" office:value-type="float" office:value="2.16516062643796" calcext:value-type="float">
            <text:p>2.16516062643796</text:p>
          </table:table-cell>
          <table:table-cell table:formula="of:=[.$F8]*POWER([.$G8]-[.$C8]/100;[.$AL$67])" office:value-type="float" office:value="2.37842894814209" calcext:value-type="float">
            <text:p>2.37842894814209</text:p>
          </table:table-cell>
          <table:table-cell table:formula="of:=[.$F8]*POWER([.$G8]-[.$C8]/100;[.$AM$67])" office:value-type="float" office:value="2.61270419953409" calcext:value-type="float">
            <text:p>2.61270419953409</text:p>
          </table:table-cell>
          <table:table-cell table:formula="of:=[.$F8]*POWER([.$G8]-[.$C8]/100;[.$AN$67])" office:value-type="float" office:value="2.8700555631882" calcext:value-type="float">
            <text:p>2.8700555631882</text:p>
          </table:table-cell>
          <table:table-cell table:formula="of:=[.$F8]*POWER([.$G8]-[.$C8]/100;[.$AO$67])" office:value-type="float" office:value="3.15275603616224" calcext:value-type="float">
            <text:p>3.15275603616224</text:p>
          </table:table-cell>
          <table:table-cell table:formula="of:=[.$F8]*POWER([.$G8]-[.$C8]/100;[.$AP$67])" office:value-type="float" office:value="3.46330250572422" calcext:value-type="float">
            <text:p>3.46330250572422</text:p>
          </table:table-cell>
          <table:table-cell table:formula="of:=[.$F8]*POWER([.$G8]-[.$C8]/100;[.$AQ$67])" office:value-type="float" office:value="3.80443780253805" calcext:value-type="float">
            <text:p>3.80443780253805</text:p>
          </table:table-cell>
          <table:table-cell table:formula="of:=[.$F8]*POWER([.$G8]-[.$C8]/100;[.$AR$67])" office:value-type="float" office:value="4.17917492608805" calcext:value-type="float">
            <text:p>4.17917492608805</text:p>
          </table:table-cell>
          <table:table-cell table:formula="of:=[.$F8]*POWER([.$G8]-[.$C8]/100;[.$AS$67])" office:value-type="float" office:value="4.59082365630772" calcext:value-type="float">
            <text:p>4.59082365630772</text:p>
          </table:table-cell>
          <table:table-cell table:formula="of:=[.$F8]*POWER([.$G8]-[.$C8]/100;[.$AT$67])" office:value-type="float" office:value="5.04301978645403" calcext:value-type="float">
            <text:p>5.04301978645403</text:p>
          </table:table-cell>
          <table:table-cell table:formula="of:=[.$F8]*POWER([.$G8]-[.$C8]/100;[.$AU$67])" office:value-type="float" office:value="5.53975723541976" calcext:value-type="float">
            <text:p>5.53975723541976</text:p>
          </table:table-cell>
          <table:table-cell table:formula="of:=[.$F8]*POWER([.$G8]-[.$C8]/100;[.$AV$67])" office:value-type="float" office:value="6.0854233231086" calcext:value-type="float">
            <text:p>6.085423323108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TOXX 600</text:p>
          </table:table-cell>
          <table:table-cell office:value-type="string" calcext:value-type="string">
            <text:p>LU090850075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092" calcext:value-type="float">
            <text:p>0.092</text:p>
          </table:table-cell>
          <table:table-cell office:value-type="float" office:value="0.141" calcext:value-type="float">
            <text:p>0.141</text:p>
          </table:table-cell>
          <table:table-cell office:value-type="float" office:value="1.065" calcext:value-type="float">
            <text:p>1.065</text:p>
          </table:table-cell>
          <table:table-cell/>
          <table:table-cell office:value-type="float" office:value="21.36" calcext:value-type="float">
            <text:p>21.36</text:p>
          </table:table-cell>
          <table:table-cell table:number-columns-repeated="4"/>
          <table:table-cell office:value-type="float" office:value="15.31" calcext:value-type="float">
            <text:p>15.31</text:p>
          </table:table-cell>
          <table:table-cell office:value-type="float" office:value="5.12" calcext:value-type="float">
            <text:p>5.12</text:p>
          </table:table-cell>
          <table:table-cell office:value-type="float" office:value="3.84" calcext:value-type="float">
            <text:p>3.84</text:p>
          </table:table-cell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1.05" calcext:value-type="float">
            <text:p>1.05</text:p>
          </table:table-cell>
          <table:table-cell/>
          <table:table-cell office:value-type="float" office:value="8.55" calcext:value-type="float">
            <text:p>8.55</text:p>
          </table:table-cell>
          <table:table-cell table:number-columns-repeated="4"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3.56" calcext:value-type="float">
            <text:p>3.56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77" calcext:value-type="float">
            <text:p>1.77</text:p>
          </table:table-cell>
          <table:table-cell table:number-columns-repeated="7"/>
          <table:table-cell office:value-type="float" office:value="12.55" calcext:value-type="float">
            <text:p>12.55</text:p>
          </table:table-cell>
          <table:table-cell office:value-type="float" office:value="16.73" calcext:value-type="float">
            <text:p>16.73</text:p>
          </table:table-cell>
          <table:table-cell office:value-type="float" office:value="1.81" calcext:value-type="float">
            <text:p>1.81</text:p>
          </table:table-cell>
          <table:table-cell/>
          <table:table-cell office:value-type="float" office:value="5.02" calcext:value-type="float">
            <text:p>5.02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6"/>
          <table:table-cell office:value-type="float" office:value="0.04" calcext:value-type="float">
            <text:p>0.0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2"/>
          <table:table-cell table:formula="of:=SUM([.H9:.BR9])" office:value-type="float" office:value="99.72" calcext:value-type="float">
            <text:p>99.72</text:p>
          </table:table-cell>
          <table:table-cell table:number-columns-repeated="6"/>
          <table:table-cell table:formula="of:=(POWER([.$G$9]-[.$C$9]/100;[.H$67])-1)/([.$G$9]-[.$C$9]/100-1)" office:value-type="float" office:value="0" calcext:value-type="float">
            <text:p>0</text:p>
          </table:table-cell>
          <table:table-cell table:formula="of:=(POWER([.$G$9]-[.$C$9]/100;[.I$67])-1)/([.$G$9]-[.$C$9]/100-1)" office:value-type="float" office:value="1" calcext:value-type="float">
            <text:p>1</text:p>
          </table:table-cell>
          <table:table-cell table:formula="of:=(POWER([.$G$9]-[.$C$9]/100;[.J$67])-1)/([.$G$9]-[.$C$9]/100-1)" office:value-type="float" office:value="2.0643" calcext:value-type="float">
            <text:p>2.0643</text:p>
          </table:table-cell>
          <table:table-cell table:formula="of:=(POWER([.$G$9]-[.$C$9]/100;[.K$67])-1)/([.$G$9]-[.$C$9]/100-1)" office:value-type="float" office:value="3.19703449" calcext:value-type="float">
            <text:p>3.19703449</text:p>
          </table:table-cell>
          <table:table-cell table:formula="of:=(POWER([.$G$9]-[.$C$9]/100;[.L$67])-1)/([.$G$9]-[.$C$9]/100-1)" office:value-type="float" office:value="4.402603807707" calcext:value-type="float">
            <text:p>4.402603807707</text:p>
          </table:table-cell>
          <table:table-cell table:formula="of:=(POWER([.$G$9]-[.$C$9]/100;[.M$67])-1)/([.$G$9]-[.$C$9]/100-1)" office:value-type="float" office:value="5.68569123254256" calcext:value-type="float">
            <text:p>5.68569123254256</text:p>
          </table:table-cell>
          <table:table-cell table:formula="of:=(POWER([.$G$9]-[.$C$9]/100;[.N$67])-1)/([.$G$9]-[.$C$9]/100-1)" office:value-type="float" office:value="7.05128117879505" calcext:value-type="float">
            <text:p>7.05128117879505</text:p>
          </table:table-cell>
          <table:table-cell table:formula="of:=(POWER([.$G$9]-[.$C$9]/100;[.O$67])-1)/([.$G$9]-[.$C$9]/100-1)" office:value-type="float" office:value="8.50467855859157" calcext:value-type="float">
            <text:p>8.50467855859157</text:p>
          </table:table-cell>
          <table:table-cell table:formula="of:=(POWER([.$G$9]-[.$C$9]/100;[.P$67])-1)/([.$G$9]-[.$C$9]/100-1)" office:value-type="float" office:value="10.051529389909" calcext:value-type="float">
            <text:p>10.051529389909</text:p>
          </table:table-cell>
          <table:table-cell table:formula="of:=(POWER([.$G$9]-[.$C$9]/100;[.Q$67])-1)/([.$G$9]-[.$C$9]/100-1)" office:value-type="float" office:value="11.6978427296802" calcext:value-type="float">
            <text:p>11.6978427296802</text:p>
          </table:table-cell>
          <table:table-cell table:formula="of:=(POWER([.$G$9]-[.$C$9]/100;[.R$67])-1)/([.$G$9]-[.$C$9]/100-1)" office:value-type="float" office:value="13.4500140171986" calcext:value-type="float">
            <text:p>13.4500140171986</text:p>
          </table:table-cell>
          <table:table-cell table:formula="of:=(POWER([.$G$9]-[.$C$9]/100;[.S$67])-1)/([.$G$9]-[.$C$9]/100-1)" office:value-type="float" office:value="15.3148499185045" calcext:value-type="float">
            <text:p>15.3148499185045</text:p>
          </table:table-cell>
          <table:table-cell table:formula="of:=(POWER([.$G$9]-[.$C$9]/100;[.T$67])-1)/([.$G$9]-[.$C$9]/100-1)" office:value-type="float" office:value="17.2995947682643" calcext:value-type="float">
            <text:p>17.2995947682643</text:p>
          </table:table-cell>
          <table:table-cell table:formula="of:=(POWER([.$G$9]-[.$C$9]/100;[.U$67])-1)/([.$G$9]-[.$C$9]/100-1)" office:value-type="float" office:value="19.4119587118637" calcext:value-type="float">
            <text:p>19.4119587118637</text:p>
          </table:table-cell>
          <table:table-cell table:formula="of:=(POWER([.$G$9]-[.$C$9]/100;[.V$67])-1)/([.$G$9]-[.$C$9]/100-1)" office:value-type="float" office:value="21.6601476570365" calcext:value-type="float">
            <text:p>21.6601476570365</text:p>
          </table:table-cell>
          <table:table-cell table:formula="of:=(POWER([.$G$9]-[.$C$9]/100;[.W$67])-1)/([.$G$9]-[.$C$9]/100-1)" office:value-type="float" office:value="24.052895151384" calcext:value-type="float">
            <text:p>24.052895151384</text:p>
          </table:table-cell>
          <table:table-cell table:formula="of:=(POWER([.$G$9]-[.$C$9]/100;[.X$67])-1)/([.$G$9]-[.$C$9]/100-1)" office:value-type="float" office:value="26.599496309618" calcext:value-type="float">
            <text:p>26.599496309618</text:p>
          </table:table-cell>
          <table:table-cell table:formula="of:=(POWER([.$G$9]-[.$C$9]/100;[.Y$67])-1)/([.$G$9]-[.$C$9]/100-1)" office:value-type="float" office:value="29.3098439223264" calcext:value-type="float">
            <text:p>29.3098439223264</text:p>
          </table:table-cell>
          <table:table-cell table:formula="of:=(POWER([.$G$9]-[.$C$9]/100;[.Z$67])-1)/([.$G$9]-[.$C$9]/100-1)" office:value-type="float" office:value="32.194466886532" calcext:value-type="float">
            <text:p>32.194466886532</text:p>
          </table:table-cell>
          <table:table-cell table:formula="of:=(POWER([.$G$9]-[.$C$9]/100;[.AA$67])-1)/([.$G$9]-[.$C$9]/100-1)" office:value-type="float" office:value="35.264571107336" calcext:value-type="float">
            <text:p>35.264571107336</text:p>
          </table:table-cell>
          <table:table-cell table:formula="of:=(POWER([.$G$9]-[.$C$9]/100;[.AB$67])-1)/([.$G$9]-[.$C$9]/100-1)" office:value-type="float" office:value="38.5320830295377" calcext:value-type="float">
            <text:p>38.5320830295377</text:p>
          </table:table-cell>
          <table:table-cell table:formula="of:=(POWER([.$G$9]-[.$C$9]/100;[.AC$67])-1)/([.$G$9]-[.$C$9]/100-1)" office:value-type="float" office:value="42.009695968337" calcext:value-type="float">
            <text:p>42.009695968337</text:p>
          </table:table-cell>
          <table:table-cell table:formula="of:=(POWER([.$G$9]-[.$C$9]/100;[.AD$67])-1)/([.$G$9]-[.$C$9]/100-1)" office:value-type="float" office:value="45.7109194191011" calcext:value-type="float">
            <text:p>45.7109194191011</text:p>
          </table:table-cell>
          <table:table-cell table:formula="of:=(POWER([.$G$9]-[.$C$9]/100;[.AE$67])-1)/([.$G$9]-[.$C$9]/100-1)" office:value-type="float" office:value="49.6501315377492" calcext:value-type="float">
            <text:p>49.6501315377492</text:p>
          </table:table-cell>
          <table:table-cell table:formula="of:=(POWER([.$G$9]-[.$C$9]/100;[.AF$67])-1)/([.$G$9]-[.$C$9]/100-1)" office:value-type="float" office:value="53.8426349956265" calcext:value-type="float">
            <text:p>53.8426349956265</text:p>
          </table:table-cell>
          <table:table-cell table:formula="of:=(POWER([.$G$9]-[.$C$9]/100;[.AG$67])-1)/([.$G$9]-[.$C$9]/100-1)" office:value-type="float" office:value="58.3047164258453" calcext:value-type="float">
            <text:p>58.3047164258453</text:p>
          </table:table-cell>
          <table:table-cell table:formula="of:=(POWER([.$G$9]-[.$C$9]/100;[.AH$67])-1)/([.$G$9]-[.$C$9]/100-1)" office:value-type="float" office:value="63.0537096920272" calcext:value-type="float">
            <text:p>63.0537096920272</text:p>
          </table:table-cell>
          <table:table-cell table:formula="of:=(POWER([.$G$9]-[.$C$9]/100;[.AI$67])-1)/([.$G$9]-[.$C$9]/100-1)" office:value-type="float" office:value="68.1080632252245" calcext:value-type="float">
            <text:p>68.1080632252245</text:p>
          </table:table-cell>
          <table:table-cell table:formula="of:=(POWER([.$G$9]-[.$C$9]/100;[.AJ$67])-1)/([.$G$9]-[.$C$9]/100-1)" office:value-type="float" office:value="73.4874116906065" calcext:value-type="float">
            <text:p>73.4874116906065</text:p>
          </table:table-cell>
          <table:table-cell table:formula="of:=(POWER([.$G$9]-[.$C$9]/100;[.AK$67])-1)/([.$G$9]-[.$C$9]/100-1)" office:value-type="float" office:value="79.2126522623125" calcext:value-type="float">
            <text:p>79.2126522623125</text:p>
          </table:table-cell>
          <table:table-cell table:formula="of:=(POWER([.$G$9]-[.$C$9]/100;[.AL$67])-1)/([.$G$9]-[.$C$9]/100-1)" office:value-type="float" office:value="85.3060258027791" calcext:value-type="float">
            <text:p>85.3060258027791</text:p>
          </table:table-cell>
          <table:table-cell table:formula="of:=(POWER([.$G$9]-[.$C$9]/100;[.AM$67])-1)/([.$G$9]-[.$C$9]/100-1)" office:value-type="float" office:value="91.7912032618979" calcext:value-type="float">
            <text:p>91.7912032618979</text:p>
          </table:table-cell>
          <table:table-cell table:formula="of:=(POWER([.$G$9]-[.$C$9]/100;[.AN$67])-1)/([.$G$9]-[.$C$9]/100-1)" office:value-type="float" office:value="98.6933776316379" calcext:value-type="float">
            <text:p>98.6933776316379</text:p>
          </table:table-cell>
          <table:table-cell table:formula="of:=(POWER([.$G$9]-[.$C$9]/100;[.AO$67])-1)/([.$G$9]-[.$C$9]/100-1)" office:value-type="float" office:value="106.039361813352" calcext:value-type="float">
            <text:p>106.039361813352</text:p>
          </table:table-cell>
          <table:table-cell table:formula="of:=(POWER([.$G$9]-[.$C$9]/100;[.AP$67])-1)/([.$G$9]-[.$C$9]/100-1)" office:value-type="float" office:value="113.857692777951" calcext:value-type="float">
            <text:p>113.857692777951</text:p>
          </table:table-cell>
          <table:table-cell table:formula="of:=(POWER([.$G$9]-[.$C$9]/100;[.AQ$67])-1)/([.$G$9]-[.$C$9]/100-1)" office:value-type="float" office:value="122.178742423573" calcext:value-type="float">
            <text:p>122.178742423573</text:p>
          </table:table-cell>
          <table:table-cell table:formula="of:=(POWER([.$G$9]-[.$C$9]/100;[.AR$67])-1)/([.$G$9]-[.$C$9]/100-1)" office:value-type="float" office:value="131.034835561409" calcext:value-type="float">
            <text:p>131.034835561409</text:p>
          </table:table-cell>
          <table:table-cell table:formula="of:=(POWER([.$G$9]-[.$C$9]/100;[.AS$67])-1)/([.$G$9]-[.$C$9]/100-1)" office:value-type="float" office:value="140.460375488007" calcext:value-type="float">
            <text:p>140.460375488007</text:p>
          </table:table-cell>
          <table:table-cell table:formula="of:=(POWER([.$G$9]-[.$C$9]/100;[.AT$67])-1)/([.$G$9]-[.$C$9]/100-1)" office:value-type="float" office:value="150.491977631886" calcext:value-type="float">
            <text:p>150.491977631886</text:p>
          </table:table-cell>
          <table:table-cell table:formula="of:=(POWER([.$G$9]-[.$C$9]/100;[.AU$67])-1)/([.$G$9]-[.$C$9]/100-1)" office:value-type="float" office:value="161.168611793616" calcext:value-type="float">
            <text:p>161.168611793616</text:p>
          </table:table-cell>
          <table:table-cell table:formula="of:=(POWER([.$G$9]-[.$C$9]/100;[.AV$67])-1)/([.$G$9]-[.$C$9]/100-1)" office:value-type="float" office:value="172.531753531946" calcext:value-type="float">
            <text:p>172.531753531946</text:p>
          </table:table-cell>
          <table:table-cell table:number-columns-repeated="2"/>
          <table:table-cell table:formula="of:=[.$F9]*POWER([.$G9]-[.$C9]/100;[.$H$67])" office:value-type="float" office:value="0.141" calcext:value-type="float">
            <text:p>0.141</text:p>
          </table:table-cell>
          <table:table-cell table:formula="of:=[.$F9]*POWER([.$G9]-[.$C9]/100;[.$I$67])" office:value-type="float" office:value="0.1500663" calcext:value-type="float">
            <text:p>0.1500663</text:p>
          </table:table-cell>
          <table:table-cell table:formula="of:=[.$F9]*POWER([.$G9]-[.$C9]/100;[.$J$67])" office:value-type="float" office:value="0.15971556309" calcext:value-type="float">
            <text:p>0.15971556309</text:p>
          </table:table-cell>
          <table:table-cell table:formula="of:=[.$F9]*POWER([.$G9]-[.$C9]/100;[.$K$67])" office:value-type="float" office:value="0.169985273796687" calcext:value-type="float">
            <text:p>0.169985273796687</text:p>
          </table:table-cell>
          <table:table-cell table:formula="of:=[.$F9]*POWER([.$G9]-[.$C9]/100;[.$L$67])" office:value-type="float" office:value="0.180915326901814" calcext:value-type="float">
            <text:p>0.180915326901814</text:p>
          </table:table-cell>
          <table:table-cell table:formula="of:=[.$F9]*POWER([.$G9]-[.$C9]/100;[.$M$67])" office:value-type="float" office:value="0.192548182421601" calcext:value-type="float">
            <text:p>0.192548182421601</text:p>
          </table:table-cell>
          <table:table-cell table:formula="of:=[.$F9]*POWER([.$G9]-[.$C9]/100;[.$N$67])" office:value-type="float" office:value="0.20492903055131" calcext:value-type="float">
            <text:p>0.20492903055131</text:p>
          </table:table-cell>
          <table:table-cell table:formula="of:=[.$F9]*POWER([.$G9]-[.$C9]/100;[.$O$67])" office:value-type="float" office:value="0.218105967215759" calcext:value-type="float">
            <text:p>0.218105967215759</text:p>
          </table:table-cell>
          <table:table-cell table:formula="of:=[.$F9]*POWER([.$G9]-[.$C9]/100;[.$P$67])" office:value-type="float" office:value="0.232130180907732" calcext:value-type="float">
            <text:p>0.232130180907732</text:p>
          </table:table-cell>
          <table:table-cell table:formula="of:=[.$F9]*POWER([.$G9]-[.$C9]/100;[.$Q$67])" office:value-type="float" office:value="0.247056151540099" calcext:value-type="float">
            <text:p>0.247056151540099</text:p>
          </table:table-cell>
          <table:table-cell table:formula="of:=[.$F9]*POWER([.$G9]-[.$C9]/100;[.$R$67])" office:value-type="float" office:value="0.262941862084128" calcext:value-type="float">
            <text:p>0.262941862084128</text:p>
          </table:table-cell>
          <table:table-cell table:formula="of:=[.$F9]*POWER([.$G9]-[.$C9]/100;[.$S$67])" office:value-type="float" office:value="0.279849023816137" calcext:value-type="float">
            <text:p>0.279849023816137</text:p>
          </table:table-cell>
          <table:table-cell table:formula="of:=[.$F9]*POWER([.$G9]-[.$C9]/100;[.$T$67])" office:value-type="float" office:value="0.297843316047515" calcext:value-type="float">
            <text:p>0.297843316047515</text:p>
          </table:table-cell>
          <table:table-cell table:formula="of:=[.$F9]*POWER([.$G9]-[.$C9]/100;[.$U$67])" office:value-type="float" office:value="0.31699464126937" calcext:value-type="float">
            <text:p>0.31699464126937</text:p>
          </table:table-cell>
          <table:table-cell table:formula="of:=[.$F9]*POWER([.$G9]-[.$C9]/100;[.$V$67])" office:value-type="float" office:value="0.33737739670299" calcext:value-type="float">
            <text:p>0.33737739670299</text:p>
          </table:table-cell>
          <table:table-cell table:formula="of:=[.$F9]*POWER([.$G9]-[.$C9]/100;[.$W$67])" office:value-type="float" office:value="0.359070763310993" calcext:value-type="float">
            <text:p>0.359070763310993</text:p>
          </table:table-cell>
          <table:table-cell table:formula="of:=[.$F9]*POWER([.$G9]-[.$C9]/100;[.$X$67])" office:value-type="float" office:value="0.382159013391889" calcext:value-type="float">
            <text:p>0.382159013391889</text:p>
          </table:table-cell>
          <table:table-cell table:formula="of:=[.$F9]*POWER([.$G9]-[.$C9]/100;[.$Y$67])" office:value-type="float" office:value="0.406731837952988" calcext:value-type="float">
            <text:p>0.406731837952988</text:p>
          </table:table-cell>
          <table:table-cell table:formula="of:=[.$F9]*POWER([.$G9]-[.$C9]/100;[.$Z$67])" office:value-type="float" office:value="0.432884695133365" calcext:value-type="float">
            <text:p>0.432884695133365</text:p>
          </table:table-cell>
          <table:table-cell table:formula="of:=[.$F9]*POWER([.$G9]-[.$C9]/100;[.$AA$67])" office:value-type="float" office:value="0.46071918103044" calcext:value-type="float">
            <text:p>0.46071918103044</text:p>
          </table:table-cell>
          <table:table-cell table:formula="of:=[.$F9]*POWER([.$G9]-[.$C9]/100;[.$AB$67])" office:value-type="float" office:value="0.490343424370698" calcext:value-type="float">
            <text:p>0.490343424370698</text:p>
          </table:table-cell>
          <table:table-cell table:formula="of:=[.$F9]*POWER([.$G9]-[.$C9]/100;[.$AC$67])" office:value-type="float" office:value="0.521872506557734" calcext:value-type="float">
            <text:p>0.521872506557734</text:p>
          </table:table-cell>
          <table:table-cell table:formula="of:=[.$F9]*POWER([.$G9]-[.$C9]/100;[.$AD$67])" office:value-type="float" office:value="0.555428908729396" calcext:value-type="float">
            <text:p>0.555428908729396</text:p>
          </table:table-cell>
          <table:table-cell table:formula="of:=[.$F9]*POWER([.$G9]-[.$C9]/100;[.$AE$67])" office:value-type="float" office:value="0.591142987560696" calcext:value-type="float">
            <text:p>0.591142987560696</text:p>
          </table:table-cell>
          <table:table-cell table:formula="of:=[.$F9]*POWER([.$G9]-[.$C9]/100;[.$AF$67])" office:value-type="float" office:value="0.629153481660849" calcext:value-type="float">
            <text:p>0.629153481660849</text:p>
          </table:table-cell>
          <table:table-cell table:formula="of:=[.$F9]*POWER([.$G9]-[.$C9]/100;[.$AG$67])" office:value-type="float" office:value="0.669608050531641" calcext:value-type="float">
            <text:p>0.669608050531641</text:p>
          </table:table-cell>
          <table:table-cell table:formula="of:=[.$F9]*POWER([.$G9]-[.$C9]/100;[.$AH$67])" office:value-type="float" office:value="0.712663848180826" calcext:value-type="float">
            <text:p>0.712663848180826</text:p>
          </table:table-cell>
          <table:table-cell table:formula="of:=[.$F9]*POWER([.$G9]-[.$C9]/100;[.$AI$67])" office:value-type="float" office:value="0.758488133618853" calcext:value-type="float">
            <text:p>0.758488133618853</text:p>
          </table:table-cell>
          <table:table-cell table:formula="of:=[.$F9]*POWER([.$G9]-[.$C9]/100;[.$AJ$67])" office:value-type="float" office:value="0.807258920610546" calcext:value-type="float">
            <text:p>0.807258920610546</text:p>
          </table:table-cell>
          <table:table-cell table:formula="of:=[.$F9]*POWER([.$G9]-[.$C9]/100;[.$AK$67])" office:value-type="float" office:value="0.859165669205804" calcext:value-type="float">
            <text:p>0.859165669205804</text:p>
          </table:table-cell>
          <table:table-cell table:formula="of:=[.$F9]*POWER([.$G9]-[.$C9]/100;[.$AL$67])" office:value-type="float" office:value="0.914410021735737" calcext:value-type="float">
            <text:p>0.914410021735737</text:p>
          </table:table-cell>
          <table:table-cell table:formula="of:=[.$F9]*POWER([.$G9]-[.$C9]/100;[.$AM$67])" office:value-type="float" office:value="0.973206586133345" calcext:value-type="float">
            <text:p>0.973206586133345</text:p>
          </table:table-cell>
          <table:table-cell table:formula="of:=[.$F9]*POWER([.$G9]-[.$C9]/100;[.$AN$67])" office:value-type="float" office:value="1.03578376962172" calcext:value-type="float">
            <text:p>1.03578376962172</text:p>
          </table:table-cell>
          <table:table-cell table:formula="of:=[.$F9]*POWER([.$G9]-[.$C9]/100;[.$AO$67])" office:value-type="float" office:value="1.1023846660084" calcext:value-type="float">
            <text:p>1.1023846660084</text:p>
          </table:table-cell>
          <table:table-cell table:formula="of:=[.$F9]*POWER([.$G9]-[.$C9]/100;[.$AP$67])" office:value-type="float" office:value="1.17326800003274" calcext:value-type="float">
            <text:p>1.17326800003274</text:p>
          </table:table-cell>
          <table:table-cell table:formula="of:=[.$F9]*POWER([.$G9]-[.$C9]/100;[.$AQ$67])" office:value-type="float" office:value="1.24870913243484" calcext:value-type="float">
            <text:p>1.24870913243484</text:p>
          </table:table-cell>
          <table:table-cell table:formula="of:=[.$F9]*POWER([.$G9]-[.$C9]/100;[.$AR$67])" office:value-type="float" office:value="1.3290011296504" calcext:value-type="float">
            <text:p>1.3290011296504</text:p>
          </table:table-cell>
          <table:table-cell table:formula="of:=[.$F9]*POWER([.$G9]-[.$C9]/100;[.$AS$67])" office:value-type="float" office:value="1.41445590228692" calcext:value-type="float">
            <text:p>1.41445590228692</text:p>
          </table:table-cell>
          <table:table-cell table:formula="of:=[.$F9]*POWER([.$G9]-[.$C9]/100;[.$AT$67])" office:value-type="float" office:value="1.50540541680397" calcext:value-type="float">
            <text:p>1.50540541680397</text:p>
          </table:table-cell>
          <table:table-cell table:formula="of:=[.$F9]*POWER([.$G9]-[.$C9]/100;[.$AU$67])" office:value-type="float" office:value="1.60220298510447" calcext:value-type="float">
            <text:p>1.60220298510447</text:p>
          </table:table-cell>
          <table:table-cell table:formula="of:=[.$F9]*POWER([.$G9]-[.$C9]/100;[.$AV$67])" office:value-type="float" office:value="1.70522463704668" calcext:value-type="float">
            <text:p>1.7052246370466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LU168104693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.06" calcext:value-type="float">
            <text:p>0.06</text:p>
          </table:table-cell>
          <table:table-cell office:value-type="float" office:value="0.123" calcext:value-type="float">
            <text:p>0.123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8.04" calcext:value-type="float">
            <text:p>8.04</text:p>
          </table:table-cell>
          <table:table-cell table:number-columns-repeated="21"/>
          <table:table-cell office:value-type="float" office:value="90.05" calcext:value-type="float">
            <text:p>90.05</text:p>
          </table:table-cell>
          <table:table-cell table:number-columns-repeated="17"/>
          <table:table-cell table:formula="of:=SUM([.H10:.BR10])" office:value-type="float" office:value="98.09" calcext:value-type="float">
            <text:p>98.09</text:p>
          </table:table-cell>
          <table:table-cell table:number-columns-repeated="6"/>
          <table:table-cell table:formula="of:=(POWER([.$G$10]-[.$C$10]/100;[.H$67])-1)/([.$G$10]-[.$C$10]/100-1)" office:value-type="float" office:value="0" calcext:value-type="float">
            <text:p>0</text:p>
          </table:table-cell>
          <table:table-cell table:formula="of:=(POWER([.$G$10]-[.$C$10]/100;[.I$67])-1)/([.$G$10]-[.$C$10]/100-1)" office:value-type="float" office:value="1" calcext:value-type="float">
            <text:p>1</text:p>
          </table:table-cell>
          <table:table-cell table:formula="of:=(POWER([.$G$10]-[.$C$10]/100;[.J$67])-1)/([.$G$10]-[.$C$10]/100-1)" office:value-type="float" office:value="2.0725" calcext:value-type="float">
            <text:p>2.0725</text:p>
          </table:table-cell>
          <table:table-cell table:formula="of:=(POWER([.$G$10]-[.$C$10]/100;[.K$67])-1)/([.$G$10]-[.$C$10]/100-1)" office:value-type="float" office:value="3.22275625" calcext:value-type="float">
            <text:p>3.22275625</text:p>
          </table:table-cell>
          <table:table-cell table:formula="of:=(POWER([.$G$10]-[.$C$10]/100;[.L$67])-1)/([.$G$10]-[.$C$10]/100-1)" office:value-type="float" office:value="4.456406078125" calcext:value-type="float">
            <text:p>4.456406078125</text:p>
          </table:table-cell>
          <table:table-cell table:formula="of:=(POWER([.$G$10]-[.$C$10]/100;[.M$67])-1)/([.$G$10]-[.$C$10]/100-1)" office:value-type="float" office:value="5.77949551878906" calcext:value-type="float">
            <text:p>5.77949551878906</text:p>
          </table:table-cell>
          <table:table-cell table:formula="of:=(POWER([.$G$10]-[.$C$10]/100;[.N$67])-1)/([.$G$10]-[.$C$10]/100-1)" office:value-type="float" office:value="7.19850894390127" calcext:value-type="float">
            <text:p>7.19850894390127</text:p>
          </table:table-cell>
          <table:table-cell table:formula="of:=(POWER([.$G$10]-[.$C$10]/100;[.O$67])-1)/([.$G$10]-[.$C$10]/100-1)" office:value-type="float" office:value="8.72040084233411" calcext:value-type="float">
            <text:p>8.72040084233411</text:p>
          </table:table-cell>
          <table:table-cell table:formula="of:=(POWER([.$G$10]-[.$C$10]/100;[.P$67])-1)/([.$G$10]-[.$C$10]/100-1)" office:value-type="float" office:value="10.3526299034033" calcext:value-type="float">
            <text:p>10.3526299034033</text:p>
          </table:table-cell>
          <table:table-cell table:formula="of:=(POWER([.$G$10]-[.$C$10]/100;[.Q$67])-1)/([.$G$10]-[.$C$10]/100-1)" office:value-type="float" office:value="12.1031955714001" calcext:value-type="float">
            <text:p>12.1031955714001</text:p>
          </table:table-cell>
          <table:table-cell table:formula="of:=(POWER([.$G$10]-[.$C$10]/100;[.R$67])-1)/([.$G$10]-[.$C$10]/100-1)" office:value-type="float" office:value="13.9806772503266" calcext:value-type="float">
            <text:p>13.9806772503266</text:p>
          </table:table-cell>
          <table:table-cell table:formula="of:=(POWER([.$G$10]-[.$C$10]/100;[.S$67])-1)/([.$G$10]-[.$C$10]/100-1)" office:value-type="float" office:value="15.9942763509753" calcext:value-type="float">
            <text:p>15.9942763509753</text:p>
          </table:table-cell>
          <table:table-cell table:formula="of:=(POWER([.$G$10]-[.$C$10]/100;[.T$67])-1)/([.$G$10]-[.$C$10]/100-1)" office:value-type="float" office:value="18.153861386421" calcext:value-type="float">
            <text:p>18.153861386421</text:p>
          </table:table-cell>
          <table:table-cell table:formula="of:=(POWER([.$G$10]-[.$C$10]/100;[.U$67])-1)/([.$G$10]-[.$C$10]/100-1)" office:value-type="float" office:value="20.4700163369365" calcext:value-type="float">
            <text:p>20.4700163369365</text:p>
          </table:table-cell>
          <table:table-cell table:formula="of:=(POWER([.$G$10]-[.$C$10]/100;[.V$67])-1)/([.$G$10]-[.$C$10]/100-1)" office:value-type="float" office:value="22.9540925213644" calcext:value-type="float">
            <text:p>22.9540925213644</text:p>
          </table:table-cell>
          <table:table-cell table:formula="of:=(POWER([.$G$10]-[.$C$10]/100;[.W$67])-1)/([.$G$10]-[.$C$10]/100-1)" office:value-type="float" office:value="25.6182642291633" calcext:value-type="float">
            <text:p>25.6182642291633</text:p>
          </table:table-cell>
          <table:table-cell table:formula="of:=(POWER([.$G$10]-[.$C$10]/100;[.X$67])-1)/([.$G$10]-[.$C$10]/100-1)" office:value-type="float" office:value="28.4755883857776" calcext:value-type="float">
            <text:p>28.4755883857776</text:p>
          </table:table-cell>
          <table:table-cell table:formula="of:=(POWER([.$G$10]-[.$C$10]/100;[.Y$67])-1)/([.$G$10]-[.$C$10]/100-1)" office:value-type="float" office:value="31.5400685437465" calcext:value-type="float">
            <text:p>31.5400685437465</text:p>
          </table:table-cell>
          <table:table-cell table:formula="of:=(POWER([.$G$10]-[.$C$10]/100;[.Z$67])-1)/([.$G$10]-[.$C$10]/100-1)" office:value-type="float" office:value="34.8267235131682" calcext:value-type="float">
            <text:p>34.8267235131682</text:p>
          </table:table-cell>
          <table:table-cell table:formula="of:=(POWER([.$G$10]-[.$C$10]/100;[.AA$67])-1)/([.$G$10]-[.$C$10]/100-1)" office:value-type="float" office:value="38.3516609678728" calcext:value-type="float">
            <text:p>38.3516609678728</text:p>
          </table:table-cell>
          <table:table-cell table:formula="of:=(POWER([.$G$10]-[.$C$10]/100;[.AB$67])-1)/([.$G$10]-[.$C$10]/100-1)" office:value-type="float" office:value="42.1321563880436" calcext:value-type="float">
            <text:p>42.1321563880436</text:p>
          </table:table-cell>
          <table:table-cell table:formula="of:=(POWER([.$G$10]-[.$C$10]/100;[.AC$67])-1)/([.$G$10]-[.$C$10]/100-1)" office:value-type="float" office:value="46.1867377261768" calcext:value-type="float">
            <text:p>46.1867377261768</text:p>
          </table:table-cell>
          <table:table-cell table:formula="of:=(POWER([.$G$10]-[.$C$10]/100;[.AD$67])-1)/([.$G$10]-[.$C$10]/100-1)" office:value-type="float" office:value="50.5352762113246" calcext:value-type="float">
            <text:p>50.5352762113246</text:p>
          </table:table-cell>
          <table:table-cell table:formula="of:=(POWER([.$G$10]-[.$C$10]/100;[.AE$67])-1)/([.$G$10]-[.$C$10]/100-1)" office:value-type="float" office:value="55.1990837366456" calcext:value-type="float">
            <text:p>55.1990837366456</text:p>
          </table:table-cell>
          <table:table-cell table:formula="of:=(POWER([.$G$10]-[.$C$10]/100;[.AF$67])-1)/([.$G$10]-[.$C$10]/100-1)" office:value-type="float" office:value="60.2010173075524" calcext:value-type="float">
            <text:p>60.2010173075524</text:p>
          </table:table-cell>
          <table:table-cell table:formula="of:=(POWER([.$G$10]-[.$C$10]/100;[.AG$67])-1)/([.$G$10]-[.$C$10]/100-1)" office:value-type="float" office:value="65.56559106235" calcext:value-type="float">
            <text:p>65.56559106235</text:p>
          </table:table-cell>
          <table:table-cell table:formula="of:=(POWER([.$G$10]-[.$C$10]/100;[.AH$67])-1)/([.$G$10]-[.$C$10]/100-1)" office:value-type="float" office:value="71.3190964143704" calcext:value-type="float">
            <text:p>71.3190964143704</text:p>
          </table:table-cell>
          <table:table-cell table:formula="of:=(POWER([.$G$10]-[.$C$10]/100;[.AI$67])-1)/([.$G$10]-[.$C$10]/100-1)" office:value-type="float" office:value="77.4897309044122" calcext:value-type="float">
            <text:p>77.4897309044122</text:p>
          </table:table-cell>
          <table:table-cell table:formula="of:=(POWER([.$G$10]-[.$C$10]/100;[.AJ$67])-1)/([.$G$10]-[.$C$10]/100-1)" office:value-type="float" office:value="84.1077363949821" calcext:value-type="float">
            <text:p>84.1077363949821</text:p>
          </table:table-cell>
          <table:table-cell table:formula="of:=(POWER([.$G$10]-[.$C$10]/100;[.AK$67])-1)/([.$G$10]-[.$C$10]/100-1)" office:value-type="float" office:value="91.2055472836183" calcext:value-type="float">
            <text:p>91.2055472836183</text:p>
          </table:table-cell>
          <table:table-cell table:formula="of:=(POWER([.$G$10]-[.$C$10]/100;[.AL$67])-1)/([.$G$10]-[.$C$10]/100-1)" office:value-type="float" office:value="98.8179494616806" calcext:value-type="float">
            <text:p>98.8179494616806</text:p>
          </table:table-cell>
          <table:table-cell table:formula="of:=(POWER([.$G$10]-[.$C$10]/100;[.AM$67])-1)/([.$G$10]-[.$C$10]/100-1)" office:value-type="float" office:value="106.982250797652" calcext:value-type="float">
            <text:p>106.982250797652</text:p>
          </table:table-cell>
          <table:table-cell table:formula="of:=(POWER([.$G$10]-[.$C$10]/100;[.AN$67])-1)/([.$G$10]-[.$C$10]/100-1)" office:value-type="float" office:value="115.738463980482" calcext:value-type="float">
            <text:p>115.738463980482</text:p>
          </table:table-cell>
          <table:table-cell table:formula="of:=(POWER([.$G$10]-[.$C$10]/100;[.AO$67])-1)/([.$G$10]-[.$C$10]/100-1)" office:value-type="float" office:value="125.129502619067" calcext:value-type="float">
            <text:p>125.129502619067</text:p>
          </table:table-cell>
          <table:table-cell table:formula="of:=(POWER([.$G$10]-[.$C$10]/100;[.AP$67])-1)/([.$G$10]-[.$C$10]/100-1)" office:value-type="float" office:value="135.20139155895" calcext:value-type="float">
            <text:p>135.20139155895</text:p>
          </table:table-cell>
          <table:table-cell table:formula="of:=(POWER([.$G$10]-[.$C$10]/100;[.AQ$67])-1)/([.$G$10]-[.$C$10]/100-1)" office:value-type="float" office:value="146.003492446973" calcext:value-type="float">
            <text:p>146.003492446973</text:p>
          </table:table-cell>
          <table:table-cell table:formula="of:=(POWER([.$G$10]-[.$C$10]/100;[.AR$67])-1)/([.$G$10]-[.$C$10]/100-1)" office:value-type="float" office:value="157.588745649379" calcext:value-type="float">
            <text:p>157.588745649379</text:p>
          </table:table-cell>
          <table:table-cell table:formula="of:=(POWER([.$G$10]-[.$C$10]/100;[.AS$67])-1)/([.$G$10]-[.$C$10]/100-1)" office:value-type="float" office:value="170.013929708959" calcext:value-type="float">
            <text:p>170.013929708959</text:p>
          </table:table-cell>
          <table:table-cell table:formula="of:=(POWER([.$G$10]-[.$C$10]/100;[.AT$67])-1)/([.$G$10]-[.$C$10]/100-1)" office:value-type="float" office:value="183.339939612859" calcext:value-type="float">
            <text:p>183.339939612859</text:p>
          </table:table-cell>
          <table:table-cell table:formula="of:=(POWER([.$G$10]-[.$C$10]/100;[.AU$67])-1)/([.$G$10]-[.$C$10]/100-1)" office:value-type="float" office:value="197.632085234791" calcext:value-type="float">
            <text:p>197.632085234791</text:p>
          </table:table-cell>
          <table:table-cell table:formula="of:=(POWER([.$G$10]-[.$C$10]/100;[.AV$67])-1)/([.$G$10]-[.$C$10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0]*POWER([.$G10]-[.$C10]/100;[.$H$67])" office:value-type="float" office:value="0.123" calcext:value-type="float">
            <text:p>0.123</text:p>
          </table:table-cell>
          <table:table-cell table:formula="of:=[.$F10]*POWER([.$G10]-[.$C10]/100;[.$I$67])" office:value-type="float" office:value="0.1319175" calcext:value-type="float">
            <text:p>0.1319175</text:p>
          </table:table-cell>
          <table:table-cell table:formula="of:=[.$F10]*POWER([.$G10]-[.$C10]/100;[.$J$67])" office:value-type="float" office:value="0.14148151875" calcext:value-type="float">
            <text:p>0.14148151875</text:p>
          </table:table-cell>
          <table:table-cell table:formula="of:=[.$F10]*POWER([.$G10]-[.$C10]/100;[.$K$67])" office:value-type="float" office:value="0.151738928859375" calcext:value-type="float">
            <text:p>0.151738928859375</text:p>
          </table:table-cell>
          <table:table-cell table:formula="of:=[.$F10]*POWER([.$G10]-[.$C10]/100;[.$L$67])" office:value-type="float" office:value="0.16274000120168" calcext:value-type="float">
            <text:p>0.16274000120168</text:p>
          </table:table-cell>
          <table:table-cell table:formula="of:=[.$F10]*POWER([.$G10]-[.$C10]/100;[.$M$67])" office:value-type="float" office:value="0.174538651288801" calcext:value-type="float">
            <text:p>0.174538651288801</text:p>
          </table:table-cell>
          <table:table-cell table:formula="of:=[.$F10]*POWER([.$G10]-[.$C10]/100;[.$N$67])" office:value-type="float" office:value="0.18719270350724" calcext:value-type="float">
            <text:p>0.18719270350724</text:p>
          </table:table-cell>
          <table:table-cell table:formula="of:=[.$F10]*POWER([.$G10]-[.$C10]/100;[.$O$67])" office:value-type="float" office:value="0.200764174511514" calcext:value-type="float">
            <text:p>0.200764174511514</text:p>
          </table:table-cell>
          <table:table-cell table:formula="of:=[.$F10]*POWER([.$G10]-[.$C10]/100;[.$P$67])" office:value-type="float" office:value="0.215319577163599" calcext:value-type="float">
            <text:p>0.215319577163599</text:p>
          </table:table-cell>
          <table:table-cell table:formula="of:=[.$F10]*POWER([.$G10]-[.$C10]/100;[.$Q$67])" office:value-type="float" office:value="0.23093024650796" calcext:value-type="float">
            <text:p>0.23093024650796</text:p>
          </table:table-cell>
          <table:table-cell table:formula="of:=[.$F10]*POWER([.$G10]-[.$C10]/100;[.$R$67])" office:value-type="float" office:value="0.247672689379787" calcext:value-type="float">
            <text:p>0.247672689379787</text:p>
          </table:table-cell>
          <table:table-cell table:formula="of:=[.$F10]*POWER([.$G10]-[.$C10]/100;[.$S$67])" office:value-type="float" office:value="0.265628959359822" calcext:value-type="float">
            <text:p>0.265628959359822</text:p>
          </table:table-cell>
          <table:table-cell table:formula="of:=[.$F10]*POWER([.$G10]-[.$C10]/100;[.$T$67])" office:value-type="float" office:value="0.284887058913409" calcext:value-type="float">
            <text:p>0.284887058913409</text:p>
          </table:table-cell>
          <table:table-cell table:formula="of:=[.$F10]*POWER([.$G10]-[.$C10]/100;[.$U$67])" office:value-type="float" office:value="0.305541370684631" calcext:value-type="float">
            <text:p>0.305541370684631</text:p>
          </table:table-cell>
          <table:table-cell table:formula="of:=[.$F10]*POWER([.$G10]-[.$C10]/100;[.$V$67])" office:value-type="float" office:value="0.327693120059267" calcext:value-type="float">
            <text:p>0.327693120059267</text:p>
          </table:table-cell>
          <table:table-cell table:formula="of:=[.$F10]*POWER([.$G10]-[.$C10]/100;[.$W$67])" office:value-type="float" office:value="0.351450871263564" calcext:value-type="float">
            <text:p>0.351450871263564</text:p>
          </table:table-cell>
          <table:table-cell table:formula="of:=[.$F10]*POWER([.$G10]-[.$C10]/100;[.$X$67])" office:value-type="float" office:value="0.376931059430172" calcext:value-type="float">
            <text:p>0.376931059430172</text:p>
          </table:table-cell>
          <table:table-cell table:formula="of:=[.$F10]*POWER([.$G10]-[.$C10]/100;[.$Y$67])" office:value-type="float" office:value="0.40425856123886" calcext:value-type="float">
            <text:p>0.40425856123886</text:p>
          </table:table-cell>
          <table:table-cell table:formula="of:=[.$F10]*POWER([.$G10]-[.$C10]/100;[.$Z$67])" office:value-type="float" office:value="0.433567306928677" calcext:value-type="float">
            <text:p>0.433567306928677</text:p>
          </table:table-cell>
          <table:table-cell table:formula="of:=[.$F10]*POWER([.$G10]-[.$C10]/100;[.$AA$67])" office:value-type="float" office:value="0.465000936681006" calcext:value-type="float">
            <text:p>0.465000936681006</text:p>
          </table:table-cell>
          <table:table-cell table:formula="of:=[.$F10]*POWER([.$G10]-[.$C10]/100;[.$AB$67])" office:value-type="float" office:value="0.498713504590379" calcext:value-type="float">
            <text:p>0.498713504590379</text:p>
          </table:table-cell>
          <table:table-cell table:formula="of:=[.$F10]*POWER([.$G10]-[.$C10]/100;[.$AC$67])" office:value-type="float" office:value="0.534870233673181" calcext:value-type="float">
            <text:p>0.534870233673181</text:p>
          </table:table-cell>
          <table:table-cell table:formula="of:=[.$F10]*POWER([.$G10]-[.$C10]/100;[.$AD$67])" office:value-type="float" office:value="0.573648325614487" calcext:value-type="float">
            <text:p>0.573648325614487</text:p>
          </table:table-cell>
          <table:table-cell table:formula="of:=[.$F10]*POWER([.$G10]-[.$C10]/100;[.$AE$67])" office:value-type="float" office:value="0.615237829221537" calcext:value-type="float">
            <text:p>0.615237829221537</text:p>
          </table:table-cell>
          <table:table-cell table:formula="of:=[.$F10]*POWER([.$G10]-[.$C10]/100;[.$AF$67])" office:value-type="float" office:value="0.659842571840099" calcext:value-type="float">
            <text:p>0.659842571840099</text:p>
          </table:table-cell>
          <table:table-cell table:formula="of:=[.$F10]*POWER([.$G10]-[.$C10]/100;[.$AG$67])" office:value-type="float" office:value="0.707681158298506" calcext:value-type="float">
            <text:p>0.707681158298506</text:p>
          </table:table-cell>
          <table:table-cell table:formula="of:=[.$F10]*POWER([.$G10]-[.$C10]/100;[.$AH$67])" office:value-type="float" office:value="0.758988042275148" calcext:value-type="float">
            <text:p>0.758988042275148</text:p>
          </table:table-cell>
          <table:table-cell table:formula="of:=[.$F10]*POWER([.$G10]-[.$C10]/100;[.$AI$67])" office:value-type="float" office:value="0.814014675340096" calcext:value-type="float">
            <text:p>0.814014675340096</text:p>
          </table:table-cell>
          <table:table-cell table:formula="of:=[.$F10]*POWER([.$G10]-[.$C10]/100;[.$AJ$67])" office:value-type="float" office:value="0.873030739302253" calcext:value-type="float">
            <text:p>0.873030739302253</text:p>
          </table:table-cell>
          <table:table-cell table:formula="of:=[.$F10]*POWER([.$G10]-[.$C10]/100;[.$AK$67])" office:value-type="float" office:value="0.936325467901666" calcext:value-type="float">
            <text:p>0.936325467901666</text:p>
          </table:table-cell>
          <table:table-cell table:formula="of:=[.$F10]*POWER([.$G10]-[.$C10]/100;[.$AL$67])" office:value-type="float" office:value="1.00420906432454" calcext:value-type="float">
            <text:p>1.00420906432454</text:p>
          </table:table-cell>
          <table:table-cell table:formula="of:=[.$F10]*POWER([.$G10]-[.$C10]/100;[.$AM$67])" office:value-type="float" office:value="1.07701422148807" calcext:value-type="float">
            <text:p>1.07701422148807</text:p>
          </table:table-cell>
          <table:table-cell table:formula="of:=[.$F10]*POWER([.$G10]-[.$C10]/100;[.$AN$67])" office:value-type="float" office:value="1.15509775254595" calcext:value-type="float">
            <text:p>1.15509775254595</text:p>
          </table:table-cell>
          <table:table-cell table:formula="of:=[.$F10]*POWER([.$G10]-[.$C10]/100;[.$AO$67])" office:value-type="float" office:value="1.23884233960553" calcext:value-type="float">
            <text:p>1.23884233960553</text:p>
          </table:table-cell>
          <table:table-cell table:formula="of:=[.$F10]*POWER([.$G10]-[.$C10]/100;[.$AP$67])" office:value-type="float" office:value="1.32865840922693" calcext:value-type="float">
            <text:p>1.32865840922693</text:p>
          </table:table-cell>
          <table:table-cell table:formula="of:=[.$F10]*POWER([.$G10]-[.$C10]/100;[.$AQ$67])" office:value-type="float" office:value="1.42498614389589" calcext:value-type="float">
            <text:p>1.42498614389589</text:p>
          </table:table-cell>
          <table:table-cell table:formula="of:=[.$F10]*POWER([.$G10]-[.$C10]/100;[.$AR$67])" office:value-type="float" office:value="1.52829763932834" calcext:value-type="float">
            <text:p>1.52829763932834</text:p>
          </table:table-cell>
          <table:table-cell table:formula="of:=[.$F10]*POWER([.$G10]-[.$C10]/100;[.$AS$67])" office:value-type="float" office:value="1.63909921817964" calcext:value-type="float">
            <text:p>1.63909921817964</text:p>
          </table:table-cell>
          <table:table-cell table:formula="of:=[.$F10]*POWER([.$G10]-[.$C10]/100;[.$AT$67])" office:value-type="float" office:value="1.75793391149767" calcext:value-type="float">
            <text:p>1.75793391149767</text:p>
          </table:table-cell>
          <table:table-cell table:formula="of:=[.$F10]*POWER([.$G10]-[.$C10]/100;[.$AU$67])" office:value-type="float" office:value="1.88538412008125" calcext:value-type="float">
            <text:p>1.88538412008125</text:p>
          </table:table-cell>
          <table:table-cell table:formula="of:=[.$F10]*POWER([.$G10]-[.$C10]/100;[.$AV$67])" office:value-type="float" office:value="2.02207446878714" calcext:value-type="float">
            <text:p>2.0220744687871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C 40</text:p>
          </table:table-cell>
          <table:table-cell office:value-type="string" calcext:value-type="string">
            <text:p>FR0013380607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Amundi</text:p>
          </table:table-cell>
          <table:table-cell office:value-type="float" office:value="0.06" calcext:value-type="float">
            <text:p>0.06</text:p>
          </table:table-cell>
          <table:table-cell office:value-type="float" office:value="0.123" calcext:value-type="float">
            <text:p>0.123</text:p>
          </table:table-cell>
          <table:table-cell office:value-type="float" office:value="1.075" calcext:value-type="float">
            <text:p>1.075</text:p>
          </table:table-cell>
          <table:table-cell table:number-columns-repeated="24"/>
          <table:table-cell office:value-type="float" office:value="9.36" calcext:value-type="float">
            <text:p>9.36</text:p>
          </table:table-cell>
          <table:table-cell table:number-columns-repeated="4"/>
          <table:table-cell office:value-type="float" office:value="1.19" calcext:value-type="float">
            <text:p>1.19</text:p>
          </table:table-cell>
          <table:table-cell table:number-columns-repeated="16"/>
          <table:table-cell office:value-type="float" office:value="82.55" calcext:value-type="float">
            <text:p>82.55</text:p>
          </table:table-cell>
          <table:table-cell table:number-columns-repeated="17"/>
          <table:table-cell table:formula="of:=SUM([.H11:.BR11])" office:value-type="float" office:value="93.1" calcext:value-type="float">
            <text:p>93.1</text:p>
          </table:table-cell>
          <table:table-cell table:number-columns-repeated="6"/>
          <table:table-cell table:formula="of:=(POWER([.$G$11]-[.$C$11]/100;[.H$67])-1)/([.$G$11]-[.$C$11]/100-1)" office:value-type="float" office:value="0" calcext:value-type="float">
            <text:p>0</text:p>
          </table:table-cell>
          <table:table-cell table:formula="of:=(POWER([.$G$11]-[.$C$11]/100;[.I$67])-1)/([.$G$11]-[.$C$11]/100-1)" office:value-type="float" office:value="1" calcext:value-type="float">
            <text:p>1</text:p>
          </table:table-cell>
          <table:table-cell table:formula="of:=(POWER([.$G$11]-[.$C$11]/100;[.J$67])-1)/([.$G$11]-[.$C$11]/100-1)" office:value-type="float" office:value="2.0725" calcext:value-type="float">
            <text:p>2.0725</text:p>
          </table:table-cell>
          <table:table-cell table:formula="of:=(POWER([.$G$11]-[.$C$11]/100;[.K$67])-1)/([.$G$11]-[.$C$11]/100-1)" office:value-type="float" office:value="3.22275625" calcext:value-type="float">
            <text:p>3.22275625</text:p>
          </table:table-cell>
          <table:table-cell table:formula="of:=(POWER([.$G$11]-[.$C$11]/100;[.L$67])-1)/([.$G$11]-[.$C$11]/100-1)" office:value-type="float" office:value="4.456406078125" calcext:value-type="float">
            <text:p>4.456406078125</text:p>
          </table:table-cell>
          <table:table-cell table:formula="of:=(POWER([.$G$11]-[.$C$11]/100;[.M$67])-1)/([.$G$11]-[.$C$11]/100-1)" office:value-type="float" office:value="5.77949551878906" calcext:value-type="float">
            <text:p>5.77949551878906</text:p>
          </table:table-cell>
          <table:table-cell table:formula="of:=(POWER([.$G$11]-[.$C$11]/100;[.N$67])-1)/([.$G$11]-[.$C$11]/100-1)" office:value-type="float" office:value="7.19850894390127" calcext:value-type="float">
            <text:p>7.19850894390127</text:p>
          </table:table-cell>
          <table:table-cell table:formula="of:=(POWER([.$G$11]-[.$C$11]/100;[.O$67])-1)/([.$G$11]-[.$C$11]/100-1)" office:value-type="float" office:value="8.72040084233411" calcext:value-type="float">
            <text:p>8.72040084233411</text:p>
          </table:table-cell>
          <table:table-cell table:formula="of:=(POWER([.$G$11]-[.$C$11]/100;[.P$67])-1)/([.$G$11]-[.$C$11]/100-1)" office:value-type="float" office:value="10.3526299034033" calcext:value-type="float">
            <text:p>10.3526299034033</text:p>
          </table:table-cell>
          <table:table-cell table:formula="of:=(POWER([.$G$11]-[.$C$11]/100;[.Q$67])-1)/([.$G$11]-[.$C$11]/100-1)" office:value-type="float" office:value="12.1031955714001" calcext:value-type="float">
            <text:p>12.1031955714001</text:p>
          </table:table-cell>
          <table:table-cell table:formula="of:=(POWER([.$G$11]-[.$C$11]/100;[.R$67])-1)/([.$G$11]-[.$C$11]/100-1)" office:value-type="float" office:value="13.9806772503266" calcext:value-type="float">
            <text:p>13.9806772503266</text:p>
          </table:table-cell>
          <table:table-cell table:formula="of:=(POWER([.$G$11]-[.$C$11]/100;[.S$67])-1)/([.$G$11]-[.$C$11]/100-1)" office:value-type="float" office:value="15.9942763509753" calcext:value-type="float">
            <text:p>15.9942763509753</text:p>
          </table:table-cell>
          <table:table-cell table:formula="of:=(POWER([.$G$11]-[.$C$11]/100;[.T$67])-1)/([.$G$11]-[.$C$11]/100-1)" office:value-type="float" office:value="18.153861386421" calcext:value-type="float">
            <text:p>18.153861386421</text:p>
          </table:table-cell>
          <table:table-cell table:formula="of:=(POWER([.$G$11]-[.$C$11]/100;[.U$67])-1)/([.$G$11]-[.$C$11]/100-1)" office:value-type="float" office:value="20.4700163369365" calcext:value-type="float">
            <text:p>20.4700163369365</text:p>
          </table:table-cell>
          <table:table-cell table:formula="of:=(POWER([.$G$11]-[.$C$11]/100;[.V$67])-1)/([.$G$11]-[.$C$11]/100-1)" office:value-type="float" office:value="22.9540925213644" calcext:value-type="float">
            <text:p>22.9540925213644</text:p>
          </table:table-cell>
          <table:table-cell table:formula="of:=(POWER([.$G$11]-[.$C$11]/100;[.W$67])-1)/([.$G$11]-[.$C$11]/100-1)" office:value-type="float" office:value="25.6182642291633" calcext:value-type="float">
            <text:p>25.6182642291633</text:p>
          </table:table-cell>
          <table:table-cell table:formula="of:=(POWER([.$G$11]-[.$C$11]/100;[.X$67])-1)/([.$G$11]-[.$C$11]/100-1)" office:value-type="float" office:value="28.4755883857776" calcext:value-type="float">
            <text:p>28.4755883857776</text:p>
          </table:table-cell>
          <table:table-cell table:formula="of:=(POWER([.$G$11]-[.$C$11]/100;[.Y$67])-1)/([.$G$11]-[.$C$11]/100-1)" office:value-type="float" office:value="31.5400685437465" calcext:value-type="float">
            <text:p>31.5400685437465</text:p>
          </table:table-cell>
          <table:table-cell table:formula="of:=(POWER([.$G$11]-[.$C$11]/100;[.Z$67])-1)/([.$G$11]-[.$C$11]/100-1)" office:value-type="float" office:value="34.8267235131682" calcext:value-type="float">
            <text:p>34.8267235131682</text:p>
          </table:table-cell>
          <table:table-cell table:formula="of:=(POWER([.$G$11]-[.$C$11]/100;[.AA$67])-1)/([.$G$11]-[.$C$11]/100-1)" office:value-type="float" office:value="38.3516609678728" calcext:value-type="float">
            <text:p>38.3516609678728</text:p>
          </table:table-cell>
          <table:table-cell table:formula="of:=(POWER([.$G$11]-[.$C$11]/100;[.AB$67])-1)/([.$G$11]-[.$C$11]/100-1)" office:value-type="float" office:value="42.1321563880436" calcext:value-type="float">
            <text:p>42.1321563880436</text:p>
          </table:table-cell>
          <table:table-cell table:formula="of:=(POWER([.$G$11]-[.$C$11]/100;[.AC$67])-1)/([.$G$11]-[.$C$11]/100-1)" office:value-type="float" office:value="46.1867377261768" calcext:value-type="float">
            <text:p>46.1867377261768</text:p>
          </table:table-cell>
          <table:table-cell table:formula="of:=(POWER([.$G$11]-[.$C$11]/100;[.AD$67])-1)/([.$G$11]-[.$C$11]/100-1)" office:value-type="float" office:value="50.5352762113246" calcext:value-type="float">
            <text:p>50.5352762113246</text:p>
          </table:table-cell>
          <table:table-cell table:formula="of:=(POWER([.$G$11]-[.$C$11]/100;[.AE$67])-1)/([.$G$11]-[.$C$11]/100-1)" office:value-type="float" office:value="55.1990837366456" calcext:value-type="float">
            <text:p>55.1990837366456</text:p>
          </table:table-cell>
          <table:table-cell table:formula="of:=(POWER([.$G$11]-[.$C$11]/100;[.AF$67])-1)/([.$G$11]-[.$C$11]/100-1)" office:value-type="float" office:value="60.2010173075524" calcext:value-type="float">
            <text:p>60.2010173075524</text:p>
          </table:table-cell>
          <table:table-cell table:formula="of:=(POWER([.$G$11]-[.$C$11]/100;[.AG$67])-1)/([.$G$11]-[.$C$11]/100-1)" office:value-type="float" office:value="65.56559106235" calcext:value-type="float">
            <text:p>65.56559106235</text:p>
          </table:table-cell>
          <table:table-cell table:formula="of:=(POWER([.$G$11]-[.$C$11]/100;[.AH$67])-1)/([.$G$11]-[.$C$11]/100-1)" office:value-type="float" office:value="71.3190964143704" calcext:value-type="float">
            <text:p>71.3190964143704</text:p>
          </table:table-cell>
          <table:table-cell table:formula="of:=(POWER([.$G$11]-[.$C$11]/100;[.AI$67])-1)/([.$G$11]-[.$C$11]/100-1)" office:value-type="float" office:value="77.4897309044122" calcext:value-type="float">
            <text:p>77.4897309044122</text:p>
          </table:table-cell>
          <table:table-cell table:formula="of:=(POWER([.$G$11]-[.$C$11]/100;[.AJ$67])-1)/([.$G$11]-[.$C$11]/100-1)" office:value-type="float" office:value="84.1077363949821" calcext:value-type="float">
            <text:p>84.1077363949821</text:p>
          </table:table-cell>
          <table:table-cell table:formula="of:=(POWER([.$G$11]-[.$C$11]/100;[.AK$67])-1)/([.$G$11]-[.$C$11]/100-1)" office:value-type="float" office:value="91.2055472836183" calcext:value-type="float">
            <text:p>91.2055472836183</text:p>
          </table:table-cell>
          <table:table-cell table:formula="of:=(POWER([.$G$11]-[.$C$11]/100;[.AL$67])-1)/([.$G$11]-[.$C$11]/100-1)" office:value-type="float" office:value="98.8179494616806" calcext:value-type="float">
            <text:p>98.8179494616806</text:p>
          </table:table-cell>
          <table:table-cell table:formula="of:=(POWER([.$G$11]-[.$C$11]/100;[.AM$67])-1)/([.$G$11]-[.$C$11]/100-1)" office:value-type="float" office:value="106.982250797652" calcext:value-type="float">
            <text:p>106.982250797652</text:p>
          </table:table-cell>
          <table:table-cell table:formula="of:=(POWER([.$G$11]-[.$C$11]/100;[.AN$67])-1)/([.$G$11]-[.$C$11]/100-1)" office:value-type="float" office:value="115.738463980482" calcext:value-type="float">
            <text:p>115.738463980482</text:p>
          </table:table-cell>
          <table:table-cell table:formula="of:=(POWER([.$G$11]-[.$C$11]/100;[.AO$67])-1)/([.$G$11]-[.$C$11]/100-1)" office:value-type="float" office:value="125.129502619067" calcext:value-type="float">
            <text:p>125.129502619067</text:p>
          </table:table-cell>
          <table:table-cell table:formula="of:=(POWER([.$G$11]-[.$C$11]/100;[.AP$67])-1)/([.$G$11]-[.$C$11]/100-1)" office:value-type="float" office:value="135.20139155895" calcext:value-type="float">
            <text:p>135.20139155895</text:p>
          </table:table-cell>
          <table:table-cell table:formula="of:=(POWER([.$G$11]-[.$C$11]/100;[.AQ$67])-1)/([.$G$11]-[.$C$11]/100-1)" office:value-type="float" office:value="146.003492446973" calcext:value-type="float">
            <text:p>146.003492446973</text:p>
          </table:table-cell>
          <table:table-cell table:formula="of:=(POWER([.$G$11]-[.$C$11]/100;[.AR$67])-1)/([.$G$11]-[.$C$11]/100-1)" office:value-type="float" office:value="157.588745649379" calcext:value-type="float">
            <text:p>157.588745649379</text:p>
          </table:table-cell>
          <table:table-cell table:formula="of:=(POWER([.$G$11]-[.$C$11]/100;[.AS$67])-1)/([.$G$11]-[.$C$11]/100-1)" office:value-type="float" office:value="170.013929708959" calcext:value-type="float">
            <text:p>170.013929708959</text:p>
          </table:table-cell>
          <table:table-cell table:formula="of:=(POWER([.$G$11]-[.$C$11]/100;[.AT$67])-1)/([.$G$11]-[.$C$11]/100-1)" office:value-type="float" office:value="183.339939612859" calcext:value-type="float">
            <text:p>183.339939612859</text:p>
          </table:table-cell>
          <table:table-cell table:formula="of:=(POWER([.$G$11]-[.$C$11]/100;[.AU$67])-1)/([.$G$11]-[.$C$11]/100-1)" office:value-type="float" office:value="197.632085234791" calcext:value-type="float">
            <text:p>197.632085234791</text:p>
          </table:table-cell>
          <table:table-cell table:formula="of:=(POWER([.$G$11]-[.$C$11]/100;[.AV$67])-1)/([.$G$11]-[.$C$11]/100-1)" office:value-type="float" office:value="212.960411414313" calcext:value-type="float">
            <text:p>212.960411414313</text:p>
          </table:table-cell>
          <table:table-cell table:number-columns-repeated="2"/>
          <table:table-cell table:formula="of:=[.$F11]*POWER([.$G11]-[.$C11]/100;[.$H$67])" office:value-type="float" office:value="0.123" calcext:value-type="float">
            <text:p>0.123</text:p>
          </table:table-cell>
          <table:table-cell table:formula="of:=[.$F11]*POWER([.$G11]-[.$C11]/100;[.$I$67])" office:value-type="float" office:value="0.1319175" calcext:value-type="float">
            <text:p>0.1319175</text:p>
          </table:table-cell>
          <table:table-cell table:formula="of:=[.$F11]*POWER([.$G11]-[.$C11]/100;[.$J$67])" office:value-type="float" office:value="0.14148151875" calcext:value-type="float">
            <text:p>0.14148151875</text:p>
          </table:table-cell>
          <table:table-cell table:formula="of:=[.$F11]*POWER([.$G11]-[.$C11]/100;[.$K$67])" office:value-type="float" office:value="0.151738928859375" calcext:value-type="float">
            <text:p>0.151738928859375</text:p>
          </table:table-cell>
          <table:table-cell table:formula="of:=[.$F11]*POWER([.$G11]-[.$C11]/100;[.$L$67])" office:value-type="float" office:value="0.16274000120168" calcext:value-type="float">
            <text:p>0.16274000120168</text:p>
          </table:table-cell>
          <table:table-cell table:formula="of:=[.$F11]*POWER([.$G11]-[.$C11]/100;[.$M$67])" office:value-type="float" office:value="0.174538651288801" calcext:value-type="float">
            <text:p>0.174538651288801</text:p>
          </table:table-cell>
          <table:table-cell table:formula="of:=[.$F11]*POWER([.$G11]-[.$C11]/100;[.$N$67])" office:value-type="float" office:value="0.18719270350724" calcext:value-type="float">
            <text:p>0.18719270350724</text:p>
          </table:table-cell>
          <table:table-cell table:formula="of:=[.$F11]*POWER([.$G11]-[.$C11]/100;[.$O$67])" office:value-type="float" office:value="0.200764174511514" calcext:value-type="float">
            <text:p>0.200764174511514</text:p>
          </table:table-cell>
          <table:table-cell table:formula="of:=[.$F11]*POWER([.$G11]-[.$C11]/100;[.$P$67])" office:value-type="float" office:value="0.215319577163599" calcext:value-type="float">
            <text:p>0.215319577163599</text:p>
          </table:table-cell>
          <table:table-cell table:formula="of:=[.$F11]*POWER([.$G11]-[.$C11]/100;[.$Q$67])" office:value-type="float" office:value="0.23093024650796" calcext:value-type="float">
            <text:p>0.23093024650796</text:p>
          </table:table-cell>
          <table:table-cell table:formula="of:=[.$F11]*POWER([.$G11]-[.$C11]/100;[.$R$67])" office:value-type="float" office:value="0.247672689379787" calcext:value-type="float">
            <text:p>0.247672689379787</text:p>
          </table:table-cell>
          <table:table-cell table:formula="of:=[.$F11]*POWER([.$G11]-[.$C11]/100;[.$S$67])" office:value-type="float" office:value="0.265628959359822" calcext:value-type="float">
            <text:p>0.265628959359822</text:p>
          </table:table-cell>
          <table:table-cell table:formula="of:=[.$F11]*POWER([.$G11]-[.$C11]/100;[.$T$67])" office:value-type="float" office:value="0.284887058913409" calcext:value-type="float">
            <text:p>0.284887058913409</text:p>
          </table:table-cell>
          <table:table-cell table:formula="of:=[.$F11]*POWER([.$G11]-[.$C11]/100;[.$U$67])" office:value-type="float" office:value="0.305541370684631" calcext:value-type="float">
            <text:p>0.305541370684631</text:p>
          </table:table-cell>
          <table:table-cell table:formula="of:=[.$F11]*POWER([.$G11]-[.$C11]/100;[.$V$67])" office:value-type="float" office:value="0.327693120059267" calcext:value-type="float">
            <text:p>0.327693120059267</text:p>
          </table:table-cell>
          <table:table-cell table:formula="of:=[.$F11]*POWER([.$G11]-[.$C11]/100;[.$W$67])" office:value-type="float" office:value="0.351450871263564" calcext:value-type="float">
            <text:p>0.351450871263564</text:p>
          </table:table-cell>
          <table:table-cell table:formula="of:=[.$F11]*POWER([.$G11]-[.$C11]/100;[.$X$67])" office:value-type="float" office:value="0.376931059430172" calcext:value-type="float">
            <text:p>0.376931059430172</text:p>
          </table:table-cell>
          <table:table-cell table:formula="of:=[.$F11]*POWER([.$G11]-[.$C11]/100;[.$Y$67])" office:value-type="float" office:value="0.40425856123886" calcext:value-type="float">
            <text:p>0.40425856123886</text:p>
          </table:table-cell>
          <table:table-cell table:formula="of:=[.$F11]*POWER([.$G11]-[.$C11]/100;[.$Z$67])" office:value-type="float" office:value="0.433567306928677" calcext:value-type="float">
            <text:p>0.433567306928677</text:p>
          </table:table-cell>
          <table:table-cell table:formula="of:=[.$F11]*POWER([.$G11]-[.$C11]/100;[.$AA$67])" office:value-type="float" office:value="0.465000936681006" calcext:value-type="float">
            <text:p>0.465000936681006</text:p>
          </table:table-cell>
          <table:table-cell table:formula="of:=[.$F11]*POWER([.$G11]-[.$C11]/100;[.$AB$67])" office:value-type="float" office:value="0.498713504590379" calcext:value-type="float">
            <text:p>0.498713504590379</text:p>
          </table:table-cell>
          <table:table-cell table:formula="of:=[.$F11]*POWER([.$G11]-[.$C11]/100;[.$AC$67])" office:value-type="float" office:value="0.534870233673181" calcext:value-type="float">
            <text:p>0.534870233673181</text:p>
          </table:table-cell>
          <table:table-cell table:formula="of:=[.$F11]*POWER([.$G11]-[.$C11]/100;[.$AD$67])" office:value-type="float" office:value="0.573648325614487" calcext:value-type="float">
            <text:p>0.573648325614487</text:p>
          </table:table-cell>
          <table:table-cell table:formula="of:=[.$F11]*POWER([.$G11]-[.$C11]/100;[.$AE$67])" office:value-type="float" office:value="0.615237829221537" calcext:value-type="float">
            <text:p>0.615237829221537</text:p>
          </table:table-cell>
          <table:table-cell table:formula="of:=[.$F11]*POWER([.$G11]-[.$C11]/100;[.$AF$67])" office:value-type="float" office:value="0.659842571840099" calcext:value-type="float">
            <text:p>0.659842571840099</text:p>
          </table:table-cell>
          <table:table-cell table:formula="of:=[.$F11]*POWER([.$G11]-[.$C11]/100;[.$AG$67])" office:value-type="float" office:value="0.707681158298506" calcext:value-type="float">
            <text:p>0.707681158298506</text:p>
          </table:table-cell>
          <table:table-cell table:formula="of:=[.$F11]*POWER([.$G11]-[.$C11]/100;[.$AH$67])" office:value-type="float" office:value="0.758988042275148" calcext:value-type="float">
            <text:p>0.758988042275148</text:p>
          </table:table-cell>
          <table:table-cell table:formula="of:=[.$F11]*POWER([.$G11]-[.$C11]/100;[.$AI$67])" office:value-type="float" office:value="0.814014675340096" calcext:value-type="float">
            <text:p>0.814014675340096</text:p>
          </table:table-cell>
          <table:table-cell table:formula="of:=[.$F11]*POWER([.$G11]-[.$C11]/100;[.$AJ$67])" office:value-type="float" office:value="0.873030739302253" calcext:value-type="float">
            <text:p>0.873030739302253</text:p>
          </table:table-cell>
          <table:table-cell table:formula="of:=[.$F11]*POWER([.$G11]-[.$C11]/100;[.$AK$67])" office:value-type="float" office:value="0.936325467901666" calcext:value-type="float">
            <text:p>0.936325467901666</text:p>
          </table:table-cell>
          <table:table-cell table:formula="of:=[.$F11]*POWER([.$G11]-[.$C11]/100;[.$AL$67])" office:value-type="float" office:value="1.00420906432454" calcext:value-type="float">
            <text:p>1.00420906432454</text:p>
          </table:table-cell>
          <table:table-cell table:formula="of:=[.$F11]*POWER([.$G11]-[.$C11]/100;[.$AM$67])" office:value-type="float" office:value="1.07701422148807" calcext:value-type="float">
            <text:p>1.07701422148807</text:p>
          </table:table-cell>
          <table:table-cell table:formula="of:=[.$F11]*POWER([.$G11]-[.$C11]/100;[.$AN$67])" office:value-type="float" office:value="1.15509775254595" calcext:value-type="float">
            <text:p>1.15509775254595</text:p>
          </table:table-cell>
          <table:table-cell table:formula="of:=[.$F11]*POWER([.$G11]-[.$C11]/100;[.$AO$67])" office:value-type="float" office:value="1.23884233960553" calcext:value-type="float">
            <text:p>1.23884233960553</text:p>
          </table:table-cell>
          <table:table-cell table:formula="of:=[.$F11]*POWER([.$G11]-[.$C11]/100;[.$AP$67])" office:value-type="float" office:value="1.32865840922693" calcext:value-type="float">
            <text:p>1.32865840922693</text:p>
          </table:table-cell>
          <table:table-cell table:formula="of:=[.$F11]*POWER([.$G11]-[.$C11]/100;[.$AQ$67])" office:value-type="float" office:value="1.42498614389589" calcext:value-type="float">
            <text:p>1.42498614389589</text:p>
          </table:table-cell>
          <table:table-cell table:formula="of:=[.$F11]*POWER([.$G11]-[.$C11]/100;[.$AR$67])" office:value-type="float" office:value="1.52829763932834" calcext:value-type="float">
            <text:p>1.52829763932834</text:p>
          </table:table-cell>
          <table:table-cell table:formula="of:=[.$F11]*POWER([.$G11]-[.$C11]/100;[.$AS$67])" office:value-type="float" office:value="1.63909921817964" calcext:value-type="float">
            <text:p>1.63909921817964</text:p>
          </table:table-cell>
          <table:table-cell table:formula="of:=[.$F11]*POWER([.$G11]-[.$C11]/100;[.$AT$67])" office:value-type="float" office:value="1.75793391149767" calcext:value-type="float">
            <text:p>1.75793391149767</text:p>
          </table:table-cell>
          <table:table-cell table:formula="of:=[.$F11]*POWER([.$G11]-[.$C11]/100;[.$AU$67])" office:value-type="float" office:value="1.88538412008125" calcext:value-type="float">
            <text:p>1.88538412008125</text:p>
          </table:table-cell>
          <table:table-cell table:formula="of:=[.$F11]*POWER([.$G11]-[.$C11]/100;[.$AV$67])" office:value-type="float" office:value="2.02207446878714" calcext:value-type="float">
            <text:p>2.0220744687871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S&amp;P500 EW</text:p>
          </table:table-cell>
          <table:table-cell office:value-type="string" calcext:value-type="string">
            <text:p>IE00BLNMYC9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Xtrackers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2" calcext:value-type="float">
            <text:p>0.122</text:p>
          </table:table-cell>
          <table:table-cell office:value-type="float" office:value="1.09" calcext:value-type="float">
            <text:p>1.09</text:p>
          </table:table-cell>
          <table:table-cell office:value-type="float" office:value="94.92" calcext:value-type="float">
            <text:p>94.92</text:p>
          </table:table-cell>
          <table:table-cell office:value-type="float" office:value="1.03" calcext:value-type="float">
            <text:p>1.03</text:p>
          </table:table-cell>
          <table:table-cell table:number-columns-repeated="4"/>
          <table:table-cell office:value-type="float" office:value="0.66" calcext:value-type="float">
            <text:p>0.66</text:p>
          </table:table-cell>
          <table:table-cell table:number-columns-repeated="30"/>
          <table:table-cell office:value-type="float" office:value="1.96" calcext:value-type="float">
            <text:p>1.96</text:p>
          </table:table-cell>
          <table:table-cell table:number-columns-repeated="20"/>
          <table:table-cell office:value-type="float" office:value="0.43" calcext:value-type="float">
            <text:p>0.43</text:p>
          </table:table-cell>
          <table:table-cell table:number-columns-repeated="5"/>
          <table:table-cell table:formula="of:=SUM([.H12:.BR12])" office:value-type="float" office:value="99" calcext:value-type="float">
            <text:p>99</text:p>
          </table:table-cell>
          <table:table-cell table:number-columns-repeated="6"/>
          <table:table-cell table:formula="of:=(POWER([.$G$12]-[.$C$12]/100;[.H$67])-1)/([.$G$12]-[.$C$12]/100-1)" office:value-type="float" office:value="0" calcext:value-type="float">
            <text:p>0</text:p>
          </table:table-cell>
          <table:table-cell table:formula="of:=(POWER([.$G$12]-[.$C$12]/100;[.I$67])-1)/([.$G$12]-[.$C$12]/100-1)" office:value-type="float" office:value="1" calcext:value-type="float">
            <text:p>1</text:p>
          </table:table-cell>
          <table:table-cell table:formula="of:=(POWER([.$G$12]-[.$C$12]/100;[.J$67])-1)/([.$G$12]-[.$C$12]/100-1)" office:value-type="float" office:value="2.088" calcext:value-type="float">
            <text:p>2.088</text:p>
          </table:table-cell>
          <table:table-cell table:formula="of:=(POWER([.$G$12]-[.$C$12]/100;[.K$67])-1)/([.$G$12]-[.$C$12]/100-1)" office:value-type="float" office:value="3.271744" calcext:value-type="float">
            <text:p>3.271744</text:p>
          </table:table-cell>
          <table:table-cell table:formula="of:=(POWER([.$G$12]-[.$C$12]/100;[.L$67])-1)/([.$G$12]-[.$C$12]/100-1)" office:value-type="float" office:value="4.559657472" calcext:value-type="float">
            <text:p>4.559657472</text:p>
          </table:table-cell>
          <table:table-cell table:formula="of:=(POWER([.$G$12]-[.$C$12]/100;[.M$67])-1)/([.$G$12]-[.$C$12]/100-1)" office:value-type="float" office:value="5.960907329536" calcext:value-type="float">
            <text:p>5.960907329536</text:p>
          </table:table-cell>
          <table:table-cell table:formula="of:=(POWER([.$G$12]-[.$C$12]/100;[.N$67])-1)/([.$G$12]-[.$C$12]/100-1)" office:value-type="float" office:value="7.48546717453517" calcext:value-type="float">
            <text:p>7.48546717453517</text:p>
          </table:table-cell>
          <table:table-cell table:formula="of:=(POWER([.$G$12]-[.$C$12]/100;[.O$67])-1)/([.$G$12]-[.$C$12]/100-1)" office:value-type="float" office:value="9.14418828589426" calcext:value-type="float">
            <text:p>9.14418828589426</text:p>
          </table:table-cell>
          <table:table-cell table:formula="of:=(POWER([.$G$12]-[.$C$12]/100;[.P$67])-1)/([.$G$12]-[.$C$12]/100-1)" office:value-type="float" office:value="10.948876855053" calcext:value-type="float">
            <text:p>10.948876855053</text:p>
          </table:table-cell>
          <table:table-cell table:formula="of:=(POWER([.$G$12]-[.$C$12]/100;[.Q$67])-1)/([.$G$12]-[.$C$12]/100-1)" office:value-type="float" office:value="12.9123780182976" calcext:value-type="float">
            <text:p>12.9123780182976</text:p>
          </table:table-cell>
          <table:table-cell table:formula="of:=(POWER([.$G$12]-[.$C$12]/100;[.R$67])-1)/([.$G$12]-[.$C$12]/100-1)" office:value-type="float" office:value="15.0486672839078" calcext:value-type="float">
            <text:p>15.0486672839078</text:p>
          </table:table-cell>
          <table:table-cell table:formula="of:=(POWER([.$G$12]-[.$C$12]/100;[.S$67])-1)/([.$G$12]-[.$C$12]/100-1)" office:value-type="float" office:value="17.3729500048917" calcext:value-type="float">
            <text:p>17.3729500048917</text:p>
          </table:table-cell>
          <table:table-cell table:formula="of:=(POWER([.$G$12]-[.$C$12]/100;[.T$67])-1)/([.$G$12]-[.$C$12]/100-1)" office:value-type="float" office:value="19.9017696053222" calcext:value-type="float">
            <text:p>19.9017696053222</text:p>
          </table:table-cell>
          <table:table-cell table:formula="of:=(POWER([.$G$12]-[.$C$12]/100;[.U$67])-1)/([.$G$12]-[.$C$12]/100-1)" office:value-type="float" office:value="22.6531253305905" calcext:value-type="float">
            <text:p>22.6531253305905</text:p>
          </table:table-cell>
          <table:table-cell table:formula="of:=(POWER([.$G$12]-[.$C$12]/100;[.V$67])-1)/([.$G$12]-[.$C$12]/100-1)" office:value-type="float" office:value="25.6466003596825" calcext:value-type="float">
            <text:p>25.6466003596825</text:p>
          </table:table-cell>
          <table:table-cell table:formula="of:=(POWER([.$G$12]-[.$C$12]/100;[.W$67])-1)/([.$G$12]-[.$C$12]/100-1)" office:value-type="float" office:value="28.9035011913346" calcext:value-type="float">
            <text:p>28.9035011913346</text:p>
          </table:table-cell>
          <table:table-cell table:formula="of:=(POWER([.$G$12]-[.$C$12]/100;[.X$67])-1)/([.$G$12]-[.$C$12]/100-1)" office:value-type="float" office:value="32.447009296172" calcext:value-type="float">
            <text:p>32.447009296172</text:p>
          </table:table-cell>
          <table:table-cell table:formula="of:=(POWER([.$G$12]-[.$C$12]/100;[.Y$67])-1)/([.$G$12]-[.$C$12]/100-1)" office:value-type="float" office:value="36.3023461142351" calcext:value-type="float">
            <text:p>36.3023461142351</text:p>
          </table:table-cell>
          <table:table-cell table:formula="of:=(POWER([.$G$12]-[.$C$12]/100;[.Z$67])-1)/([.$G$12]-[.$C$12]/100-1)" office:value-type="float" office:value="40.4969525722878" calcext:value-type="float">
            <text:p>40.4969525722878</text:p>
          </table:table-cell>
          <table:table-cell table:formula="of:=(POWER([.$G$12]-[.$C$12]/100;[.AA$67])-1)/([.$G$12]-[.$C$12]/100-1)" office:value-type="float" office:value="45.0606843986492" calcext:value-type="float">
            <text:p>45.0606843986492</text:p>
          </table:table-cell>
          <table:table-cell table:formula="of:=(POWER([.$G$12]-[.$C$12]/100;[.AB$67])-1)/([.$G$12]-[.$C$12]/100-1)" office:value-type="float" office:value="50.0260246257303" calcext:value-type="float">
            <text:p>50.0260246257303</text:p>
          </table:table-cell>
          <table:table-cell table:formula="of:=(POWER([.$G$12]-[.$C$12]/100;[.AC$67])-1)/([.$G$12]-[.$C$12]/100-1)" office:value-type="float" office:value="55.4283147927946" calcext:value-type="float">
            <text:p>55.4283147927946</text:p>
          </table:table-cell>
          <table:table-cell table:formula="of:=(POWER([.$G$12]-[.$C$12]/100;[.AD$67])-1)/([.$G$12]-[.$C$12]/100-1)" office:value-type="float" office:value="61.3060064945605" calcext:value-type="float">
            <text:p>61.3060064945605</text:p>
          </table:table-cell>
          <table:table-cell table:formula="of:=(POWER([.$G$12]-[.$C$12]/100;[.AE$67])-1)/([.$G$12]-[.$C$12]/100-1)" office:value-type="float" office:value="67.7009350660818" calcext:value-type="float">
            <text:p>67.7009350660818</text:p>
          </table:table-cell>
          <table:table-cell table:formula="of:=(POWER([.$G$12]-[.$C$12]/100;[.AF$67])-1)/([.$G$12]-[.$C$12]/100-1)" office:value-type="float" office:value="74.658617351897" calcext:value-type="float">
            <text:p>74.658617351897</text:p>
          </table:table-cell>
          <table:table-cell table:formula="of:=(POWER([.$G$12]-[.$C$12]/100;[.AG$67])-1)/([.$G$12]-[.$C$12]/100-1)" office:value-type="float" office:value="82.228575678864" calcext:value-type="float">
            <text:p>82.228575678864</text:p>
          </table:table-cell>
          <table:table-cell table:formula="of:=(POWER([.$G$12]-[.$C$12]/100;[.AH$67])-1)/([.$G$12]-[.$C$12]/100-1)" office:value-type="float" office:value="90.464690338604" calcext:value-type="float">
            <text:p>90.464690338604</text:p>
          </table:table-cell>
          <table:table-cell table:formula="of:=(POWER([.$G$12]-[.$C$12]/100;[.AI$67])-1)/([.$G$12]-[.$C$12]/100-1)" office:value-type="float" office:value="99.4255830884012" calcext:value-type="float">
            <text:p>99.4255830884012</text:p>
          </table:table-cell>
          <table:table-cell table:formula="of:=(POWER([.$G$12]-[.$C$12]/100;[.AJ$67])-1)/([.$G$12]-[.$C$12]/100-1)" office:value-type="float" office:value="109.17503440018" calcext:value-type="float">
            <text:p>109.17503440018</text:p>
          </table:table-cell>
          <table:table-cell table:formula="of:=(POWER([.$G$12]-[.$C$12]/100;[.AK$67])-1)/([.$G$12]-[.$C$12]/100-1)" office:value-type="float" office:value="119.782437427396" calcext:value-type="float">
            <text:p>119.782437427396</text:p>
          </table:table-cell>
          <table:table-cell table:formula="of:=(POWER([.$G$12]-[.$C$12]/100;[.AL$67])-1)/([.$G$12]-[.$C$12]/100-1)" office:value-type="float" office:value="131.323291921007" calcext:value-type="float">
            <text:p>131.323291921007</text:p>
          </table:table-cell>
          <table:table-cell table:formula="of:=(POWER([.$G$12]-[.$C$12]/100;[.AM$67])-1)/([.$G$12]-[.$C$12]/100-1)" office:value-type="float" office:value="143.879741610056" calcext:value-type="float">
            <text:p>143.879741610056</text:p>
          </table:table-cell>
          <table:table-cell table:formula="of:=(POWER([.$G$12]-[.$C$12]/100;[.AN$67])-1)/([.$G$12]-[.$C$12]/100-1)" office:value-type="float" office:value="157.541158871741" calcext:value-type="float">
            <text:p>157.541158871741</text:p>
          </table:table-cell>
          <table:table-cell table:formula="of:=(POWER([.$G$12]-[.$C$12]/100;[.AO$67])-1)/([.$G$12]-[.$C$12]/100-1)" office:value-type="float" office:value="172.404780852454" calcext:value-type="float">
            <text:p>172.404780852454</text:p>
          </table:table-cell>
          <table:table-cell table:formula="of:=(POWER([.$G$12]-[.$C$12]/100;[.AP$67])-1)/([.$G$12]-[.$C$12]/100-1)" office:value-type="float" office:value="188.57640156747" calcext:value-type="float">
            <text:p>188.57640156747</text:p>
          </table:table-cell>
          <table:table-cell table:formula="of:=(POWER([.$G$12]-[.$C$12]/100;[.AQ$67])-1)/([.$G$12]-[.$C$12]/100-1)" office:value-type="float" office:value="206.171124905407" calcext:value-type="float">
            <text:p>206.171124905407</text:p>
          </table:table-cell>
          <table:table-cell table:formula="of:=(POWER([.$G$12]-[.$C$12]/100;[.AR$67])-1)/([.$G$12]-[.$C$12]/100-1)" office:value-type="float" office:value="225.314183897083" calcext:value-type="float">
            <text:p>225.314183897083</text:p>
          </table:table-cell>
          <table:table-cell table:formula="of:=(POWER([.$G$12]-[.$C$12]/100;[.AS$67])-1)/([.$G$12]-[.$C$12]/100-1)" office:value-type="float" office:value="246.141832080027" calcext:value-type="float">
            <text:p>246.141832080027</text:p>
          </table:table-cell>
          <table:table-cell table:formula="of:=(POWER([.$G$12]-[.$C$12]/100;[.AT$67])-1)/([.$G$12]-[.$C$12]/100-1)" office:value-type="float" office:value="268.802313303069" calcext:value-type="float">
            <text:p>268.802313303069</text:p>
          </table:table-cell>
          <table:table-cell table:formula="of:=(POWER([.$G$12]-[.$C$12]/100;[.AU$67])-1)/([.$G$12]-[.$C$12]/100-1)" office:value-type="float" office:value="293.456916873739" calcext:value-type="float">
            <text:p>293.456916873739</text:p>
          </table:table-cell>
          <table:table-cell table:formula="of:=(POWER([.$G$12]-[.$C$12]/100;[.AV$67])-1)/([.$G$12]-[.$C$12]/100-1)" office:value-type="float" office:value="320.281125558628" calcext:value-type="float">
            <text:p>320.281125558628</text:p>
          </table:table-cell>
          <table:table-cell table:number-columns-repeated="2"/>
          <table:table-cell table:formula="of:=[.$F12]*POWER([.$G12]-[.$C12]/100;[.$H$67])" office:value-type="float" office:value="0.122" calcext:value-type="float">
            <text:p>0.122</text:p>
          </table:table-cell>
          <table:table-cell table:formula="of:=[.$F12]*POWER([.$G12]-[.$C12]/100;[.$I$67])" office:value-type="float" office:value="0.132736" calcext:value-type="float">
            <text:p>0.132736</text:p>
          </table:table-cell>
          <table:table-cell table:formula="of:=[.$F12]*POWER([.$G12]-[.$C12]/100;[.$J$67])" office:value-type="float" office:value="0.144416768" calcext:value-type="float">
            <text:p>0.144416768</text:p>
          </table:table-cell>
          <table:table-cell table:formula="of:=[.$F12]*POWER([.$G12]-[.$C12]/100;[.$K$67])" office:value-type="float" office:value="0.157125443584" calcext:value-type="float">
            <text:p>0.157125443584</text:p>
          </table:table-cell>
          <table:table-cell table:formula="of:=[.$F12]*POWER([.$G12]-[.$C12]/100;[.$L$67])" office:value-type="float" office:value="0.170952482619392" calcext:value-type="float">
            <text:p>0.170952482619392</text:p>
          </table:table-cell>
          <table:table-cell table:formula="of:=[.$F12]*POWER([.$G12]-[.$C12]/100;[.$M$67])" office:value-type="float" office:value="0.185996301089899" calcext:value-type="float">
            <text:p>0.185996301089899</text:p>
          </table:table-cell>
          <table:table-cell table:formula="of:=[.$F12]*POWER([.$G12]-[.$C12]/100;[.$N$67])" office:value-type="float" office:value="0.20236397558581" calcext:value-type="float">
            <text:p>0.20236397558581</text:p>
          </table:table-cell>
          <table:table-cell table:formula="of:=[.$F12]*POWER([.$G12]-[.$C12]/100;[.$O$67])" office:value-type="float" office:value="0.220172005437361" calcext:value-type="float">
            <text:p>0.220172005437361</text:p>
          </table:table-cell>
          <table:table-cell table:formula="of:=[.$F12]*POWER([.$G12]-[.$C12]/100;[.$P$67])" office:value-type="float" office:value="0.239547141915849" calcext:value-type="float">
            <text:p>0.239547141915849</text:p>
          </table:table-cell>
          <table:table-cell table:formula="of:=[.$F12]*POWER([.$G12]-[.$C12]/100;[.$Q$67])" office:value-type="float" office:value="0.260627290404443" calcext:value-type="float">
            <text:p>0.260627290404443</text:p>
          </table:table-cell>
          <table:table-cell table:formula="of:=[.$F12]*POWER([.$G12]-[.$C12]/100;[.$R$67])" office:value-type="float" office:value="0.283562491960034" calcext:value-type="float">
            <text:p>0.283562491960034</text:p>
          </table:table-cell>
          <table:table-cell table:formula="of:=[.$F12]*POWER([.$G12]-[.$C12]/100;[.$S$67])" office:value-type="float" office:value="0.308515991252517" calcext:value-type="float">
            <text:p>0.308515991252517</text:p>
          </table:table-cell>
          <table:table-cell table:formula="of:=[.$F12]*POWER([.$G12]-[.$C12]/100;[.$T$67])" office:value-type="float" office:value="0.335665398482739" calcext:value-type="float">
            <text:p>0.335665398482739</text:p>
          </table:table-cell>
          <table:table-cell table:formula="of:=[.$F12]*POWER([.$G12]-[.$C12]/100;[.$U$67])" office:value-type="float" office:value="0.36520395354922" calcext:value-type="float">
            <text:p>0.36520395354922</text:p>
          </table:table-cell>
          <table:table-cell table:formula="of:=[.$F12]*POWER([.$G12]-[.$C12]/100;[.$V$67])" office:value-type="float" office:value="0.397341901461552" calcext:value-type="float">
            <text:p>0.397341901461552</text:p>
          </table:table-cell>
          <table:table-cell table:formula="of:=[.$F12]*POWER([.$G12]-[.$C12]/100;[.$W$67])" office:value-type="float" office:value="0.432307988790168" calcext:value-type="float">
            <text:p>0.432307988790168</text:p>
          </table:table-cell>
          <table:table-cell table:formula="of:=[.$F12]*POWER([.$G12]-[.$C12]/100;[.$X$67])" office:value-type="float" office:value="0.470351091803703" calcext:value-type="float">
            <text:p>0.470351091803703</text:p>
          </table:table-cell>
          <table:table-cell table:formula="of:=[.$F12]*POWER([.$G12]-[.$C12]/100;[.$Y$67])" office:value-type="float" office:value="0.511741987882429" calcext:value-type="float">
            <text:p>0.511741987882429</text:p>
          </table:table-cell>
          <table:table-cell table:formula="of:=[.$F12]*POWER([.$G12]-[.$C12]/100;[.$Z$67])" office:value-type="float" office:value="0.556775282816083" calcext:value-type="float">
            <text:p>0.556775282816083</text:p>
          </table:table-cell>
          <table:table-cell table:formula="of:=[.$F12]*POWER([.$G12]-[.$C12]/100;[.$AA$67])" office:value-type="float" office:value="0.605771507703898" calcext:value-type="float">
            <text:p>0.605771507703898</text:p>
          </table:table-cell>
          <table:table-cell table:formula="of:=[.$F12]*POWER([.$G12]-[.$C12]/100;[.$AB$67])" office:value-type="float" office:value="0.659079400381841" calcext:value-type="float">
            <text:p>0.659079400381841</text:p>
          </table:table-cell>
          <table:table-cell table:formula="of:=[.$F12]*POWER([.$G12]-[.$C12]/100;[.$AC$67])" office:value-type="float" office:value="0.717078387615443" calcext:value-type="float">
            <text:p>0.717078387615443</text:p>
          </table:table-cell>
          <table:table-cell table:formula="of:=[.$F12]*POWER([.$G12]-[.$C12]/100;[.$AD$67])" office:value-type="float" office:value="0.780181285725602" calcext:value-type="float">
            <text:p>0.780181285725602</text:p>
          </table:table-cell>
          <table:table-cell table:formula="of:=[.$F12]*POWER([.$G12]-[.$C12]/100;[.$AE$67])" office:value-type="float" office:value="0.848837238869455" calcext:value-type="float">
            <text:p>0.848837238869455</text:p>
          </table:table-cell>
          <table:table-cell table:formula="of:=[.$F12]*POWER([.$G12]-[.$C12]/100;[.$AF$67])" office:value-type="float" office:value="0.923534915889967" calcext:value-type="float">
            <text:p>0.923534915889967</text:p>
          </table:table-cell>
          <table:table-cell table:formula="of:=[.$F12]*POWER([.$G12]-[.$C12]/100;[.$AG$67])" office:value-type="float" office:value="1.00480598848828" calcext:value-type="float">
            <text:p>1.00480598848828</text:p>
          </table:table-cell>
          <table:table-cell table:formula="of:=[.$F12]*POWER([.$G12]-[.$C12]/100;[.$AH$67])" office:value-type="float" office:value="1.09322891547525" calcext:value-type="float">
            <text:p>1.09322891547525</text:p>
          </table:table-cell>
          <table:table-cell table:formula="of:=[.$F12]*POWER([.$G12]-[.$C12]/100;[.$AI$67])" office:value-type="float" office:value="1.18943306003708" calcext:value-type="float">
            <text:p>1.18943306003708</text:p>
          </table:table-cell>
          <table:table-cell table:formula="of:=[.$F12]*POWER([.$G12]-[.$C12]/100;[.$AJ$67])" office:value-type="float" office:value="1.29410316932034" calcext:value-type="float">
            <text:p>1.29410316932034</text:p>
          </table:table-cell>
          <table:table-cell table:formula="of:=[.$F12]*POWER([.$G12]-[.$C12]/100;[.$AK$67])" office:value-type="float" office:value="1.40798424822053" calcext:value-type="float">
            <text:p>1.40798424822053</text:p>
          </table:table-cell>
          <table:table-cell table:formula="of:=[.$F12]*POWER([.$G12]-[.$C12]/100;[.$AL$67])" office:value-type="float" office:value="1.53188686206394" calcext:value-type="float">
            <text:p>1.53188686206394</text:p>
          </table:table-cell>
          <table:table-cell table:formula="of:=[.$F12]*POWER([.$G12]-[.$C12]/100;[.$AM$67])" office:value-type="float" office:value="1.66669290592556" calcext:value-type="float">
            <text:p>1.66669290592556</text:p>
          </table:table-cell>
          <table:table-cell table:formula="of:=[.$F12]*POWER([.$G12]-[.$C12]/100;[.$AN$67])" office:value-type="float" office:value="1.81336188164701" calcext:value-type="float">
            <text:p>1.81336188164701</text:p>
          </table:table-cell>
          <table:table-cell table:formula="of:=[.$F12]*POWER([.$G12]-[.$C12]/100;[.$AO$67])" office:value-type="float" office:value="1.97293772723195" calcext:value-type="float">
            <text:p>1.97293772723195</text:p>
          </table:table-cell>
          <table:table-cell table:formula="of:=[.$F12]*POWER([.$G12]-[.$C12]/100;[.$AP$67])" office:value-type="float" office:value="2.14655624722836" calcext:value-type="float">
            <text:p>2.14655624722836</text:p>
          </table:table-cell>
          <table:table-cell table:formula="of:=[.$F12]*POWER([.$G12]-[.$C12]/100;[.$AQ$67])" office:value-type="float" office:value="2.33545319698446" calcext:value-type="float">
            <text:p>2.33545319698446</text:p>
          </table:table-cell>
          <table:table-cell table:formula="of:=[.$F12]*POWER([.$G12]-[.$C12]/100;[.$AR$67])" office:value-type="float" office:value="2.54097307831909" calcext:value-type="float">
            <text:p>2.54097307831909</text:p>
          </table:table-cell>
          <table:table-cell table:formula="of:=[.$F12]*POWER([.$G12]-[.$C12]/100;[.$AS$67])" office:value-type="float" office:value="2.76457870921117" calcext:value-type="float">
            <text:p>2.76457870921117</text:p>
          </table:table-cell>
          <table:table-cell table:formula="of:=[.$F12]*POWER([.$G12]-[.$C12]/100;[.$AT$67])" office:value-type="float" office:value="3.00786163562175" calcext:value-type="float">
            <text:p>3.00786163562175</text:p>
          </table:table-cell>
          <table:table-cell table:formula="of:=[.$F12]*POWER([.$G12]-[.$C12]/100;[.$AU$67])" office:value-type="float" office:value="3.27255345955647" calcext:value-type="float">
            <text:p>3.27255345955647</text:p>
          </table:table-cell>
          <table:table-cell table:formula="of:=[.$F12]*POWER([.$G12]-[.$C12]/100;[.$AV$67])" office:value-type="float" office:value="3.56053816399743" calcext:value-type="float">
            <text:p>3.5605381639974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EPRA Nareit</text:p>
          </table:table-cell>
          <table:table-cell office:value-type="string" calcext:value-type="string">
            <text:p>LU1437018838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Amundi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3" calcext:value-type="float">
            <text:p>0.123</text:p>
          </table:table-cell>
          <table:table-cell office:value-type="float" office:value="1.0663" calcext:value-type="float">
            <text:p>1.0663</text:p>
          </table:table-cell>
          <table:table-cell office:value-type="float" office:value="62.44" calcext:value-type="float">
            <text:p>62.44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1.28" calcext:value-type="float">
            <text:p>1.28</text:p>
          </table:table-cell>
          <table:table-cell office:value-type="float" office:value="1.87" calcext:value-type="float">
            <text:p>1.87</text:p>
          </table:table-cell>
          <table:table-cell office:value-type="float" office:value="0.4" calcext:value-type="float">
            <text:p>0.4</text:p>
          </table:table-cell>
          <table:table-cell office:value-type="float" office:value="0.09" calcext:value-type="float">
            <text:p>0.09</text:p>
          </table:table-cell>
          <table:table-cell table:number-columns-repeated="3"/>
          <table:table-cell office:value-type="float" office:value="3.46" calcext:value-type="float">
            <text:p>3.46</text:p>
          </table:table-cell>
          <table:table-cell table:number-columns-repeated="8"/>
          <table:table-cell office:value-type="float" office:value="0.0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7" calcext:value-type="float">
            <text:p>0.17</text:p>
          </table:table-cell>
          <table:table-cell table:number-columns-repeated="4"/>
          <table:table-cell office:value-type="float" office:value="0.16" calcext:value-type="float">
            <text:p>0.1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0.18" calcext:value-type="float">
            <text:p>10.18</text:p>
          </table:table-cell>
          <table:table-cell office:value-type="float" office:value="0.01" calcext:value-type="float">
            <text:p>0.0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office:value-type="float" office:value="1.94" calcext:value-type="float">
            <text:p>1.94</text:p>
          </table:table-cell>
          <table:table-cell office:value-type="float" office:value="1.59" calcext:value-type="float">
            <text:p>1.59</text:p>
          </table:table-cell>
          <table:table-cell office:value-type="float" office:value="0.16" calcext:value-type="float">
            <text:p>0.16</text:p>
          </table:table-cell>
          <table:table-cell table:number-columns-repeated="8"/>
          <table:table-cell office:value-type="float" office:value="2.43" calcext:value-type="float">
            <text:p>2.43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1.97" calcext:value-type="float">
            <text:p>1.97</text:p>
          </table:table-cell>
          <table:table-cell/>
          <table:table-cell table:formula="of:=SUM([.H13:.BR13])" office:value-type="float" office:value="97.93" calcext:value-type="float">
            <text:p>97.93</text:p>
          </table:table-cell>
          <table:table-cell table:number-columns-repeated="6"/>
          <table:table-cell table:formula="of:=(POWER([.$G$13]-[.$C$13]/100;[.H$67])-1)/([.$G$13]-[.$C$13]/100-1)" office:value-type="float" office:value="0" calcext:value-type="float">
            <text:p>0</text:p>
          </table:table-cell>
          <table:table-cell table:formula="of:=(POWER([.$G$13]-[.$C$13]/100;[.I$67])-1)/([.$G$13]-[.$C$13]/100-1)" office:value-type="float" office:value="1" calcext:value-type="float">
            <text:p>1</text:p>
          </table:table-cell>
          <table:table-cell table:formula="of:=(POWER([.$G$13]-[.$C$13]/100;[.J$67])-1)/([.$G$13]-[.$C$13]/100-1)" office:value-type="float" office:value="2.0639" calcext:value-type="float">
            <text:p>2.0639</text:p>
          </table:table-cell>
          <table:table-cell table:formula="of:=(POWER([.$G$13]-[.$C$13]/100;[.K$67])-1)/([.$G$13]-[.$C$13]/100-1)" office:value-type="float" office:value="3.19578321" calcext:value-type="float">
            <text:p>3.19578321</text:p>
          </table:table-cell>
          <table:table-cell table:formula="of:=(POWER([.$G$13]-[.$C$13]/100;[.L$67])-1)/([.$G$13]-[.$C$13]/100-1)" office:value-type="float" office:value="4.399993757119" calcext:value-type="float">
            <text:p>4.399993757119</text:p>
          </table:table-cell>
          <table:table-cell table:formula="of:=(POWER([.$G$13]-[.$C$13]/100;[.M$67])-1)/([.$G$13]-[.$C$13]/100-1)" office:value-type="float" office:value="5.68115335819891" calcext:value-type="float">
            <text:p>5.68115335819891</text:p>
          </table:table-cell>
          <table:table-cell table:formula="of:=(POWER([.$G$13]-[.$C$13]/100;[.N$67])-1)/([.$G$13]-[.$C$13]/100-1)" office:value-type="float" office:value="7.04417905778782" calcext:value-type="float">
            <text:p>7.04417905778782</text:p>
          </table:table-cell>
          <table:table-cell table:formula="of:=(POWER([.$G$13]-[.$C$13]/100;[.O$67])-1)/([.$G$13]-[.$C$13]/100-1)" office:value-type="float" office:value="8.49430209958046" calcext:value-type="float">
            <text:p>8.49430209958046</text:p>
          </table:table-cell>
          <table:table-cell table:formula="of:=(POWER([.$G$13]-[.$C$13]/100;[.P$67])-1)/([.$G$13]-[.$C$13]/100-1)" office:value-type="float" office:value="10.0370880037437" calcext:value-type="float">
            <text:p>10.0370880037437</text:p>
          </table:table-cell>
          <table:table-cell table:formula="of:=(POWER([.$G$13]-[.$C$13]/100;[.Q$67])-1)/([.$G$13]-[.$C$13]/100-1)" office:value-type="float" office:value="11.6784579271829" calcext:value-type="float">
            <text:p>11.6784579271829</text:p>
          </table:table-cell>
          <table:table-cell table:formula="of:=(POWER([.$G$13]-[.$C$13]/100;[.R$67])-1)/([.$G$13]-[.$C$13]/100-1)" office:value-type="float" office:value="13.4247113887299" calcext:value-type="float">
            <text:p>13.4247113887299</text:p>
          </table:table-cell>
          <table:table-cell table:formula="of:=(POWER([.$G$13]-[.$C$13]/100;[.S$67])-1)/([.$G$13]-[.$C$13]/100-1)" office:value-type="float" office:value="15.2825504464697" calcext:value-type="float">
            <text:p>15.2825504464697</text:p>
          </table:table-cell>
          <table:table-cell table:formula="of:=(POWER([.$G$13]-[.$C$13]/100;[.T$67])-1)/([.$G$13]-[.$C$13]/100-1)" office:value-type="float" office:value="17.2591054199991" calcext:value-type="float">
            <text:p>17.2591054199991</text:p>
          </table:table-cell>
          <table:table-cell table:formula="of:=(POWER([.$G$13]-[.$C$13]/100;[.U$67])-1)/([.$G$13]-[.$C$13]/100-1)" office:value-type="float" office:value="19.3619622563371" calcext:value-type="float">
            <text:p>19.3619622563371</text:p>
          </table:table-cell>
          <table:table-cell table:formula="of:=(POWER([.$G$13]-[.$C$13]/100;[.V$67])-1)/([.$G$13]-[.$C$13]/100-1)" office:value-type="float" office:value="21.599191644517" calcext:value-type="float">
            <text:p>21.599191644517</text:p>
          </table:table-cell>
          <table:table-cell table:formula="of:=(POWER([.$G$13]-[.$C$13]/100;[.W$67])-1)/([.$G$13]-[.$C$13]/100-1)" office:value-type="float" office:value="23.9793799906016" calcext:value-type="float">
            <text:p>23.9793799906016</text:p>
          </table:table-cell>
          <table:table-cell table:formula="of:=(POWER([.$G$13]-[.$C$13]/100;[.X$67])-1)/([.$G$13]-[.$C$13]/100-1)" office:value-type="float" office:value="26.5116623720011" calcext:value-type="float">
            <text:p>26.5116623720011</text:p>
          </table:table-cell>
          <table:table-cell table:formula="of:=(POWER([.$G$13]-[.$C$13]/100;[.Y$67])-1)/([.$G$13]-[.$C$13]/100-1)" office:value-type="float" office:value="29.2057575975719" calcext:value-type="float">
            <text:p>29.2057575975719</text:p>
          </table:table-cell>
          <table:table-cell table:formula="of:=(POWER([.$G$13]-[.$C$13]/100;[.Z$67])-1)/([.$G$13]-[.$C$13]/100-1)" office:value-type="float" office:value="32.0720055080568" calcext:value-type="float">
            <text:p>32.0720055080568</text:p>
          </table:table-cell>
          <table:table-cell table:formula="of:=(POWER([.$G$13]-[.$C$13]/100;[.AA$67])-1)/([.$G$13]-[.$C$13]/100-1)" office:value-type="float" office:value="35.1214066600216" calcext:value-type="float">
            <text:p>35.1214066600216</text:p>
          </table:table-cell>
          <table:table-cell table:formula="of:=(POWER([.$G$13]-[.$C$13]/100;[.AB$67])-1)/([.$G$13]-[.$C$13]/100-1)" office:value-type="float" office:value="38.365664545597" calcext:value-type="float">
            <text:p>38.365664545597</text:p>
          </table:table-cell>
          <table:table-cell table:formula="of:=(POWER([.$G$13]-[.$C$13]/100;[.AC$67])-1)/([.$G$13]-[.$C$13]/100-1)" office:value-type="float" office:value="41.8172305100607" calcext:value-type="float">
            <text:p>41.8172305100607</text:p>
          </table:table-cell>
          <table:table-cell table:formula="of:=(POWER([.$G$13]-[.$C$13]/100;[.AD$67])-1)/([.$G$13]-[.$C$13]/100-1)" office:value-type="float" office:value="45.4893515396535" calcext:value-type="float">
            <text:p>45.4893515396535</text:p>
          </table:table-cell>
          <table:table-cell table:formula="of:=(POWER([.$G$13]-[.$C$13]/100;[.AE$67])-1)/([.$G$13]-[.$C$13]/100-1)" office:value-type="float" office:value="49.3961211030374" calcext:value-type="float">
            <text:p>49.3961211030374</text:p>
          </table:table-cell>
          <table:table-cell table:formula="of:=(POWER([.$G$13]-[.$C$13]/100;[.AF$67])-1)/([.$G$13]-[.$C$13]/100-1)" office:value-type="float" office:value="53.5525332415215" calcext:value-type="float">
            <text:p>53.5525332415215</text:p>
          </table:table-cell>
          <table:table-cell table:formula="of:=(POWER([.$G$13]-[.$C$13]/100;[.AG$67])-1)/([.$G$13]-[.$C$13]/100-1)" office:value-type="float" office:value="57.9745401156547" calcext:value-type="float">
            <text:p>57.9745401156547</text:p>
          </table:table-cell>
          <table:table-cell table:formula="of:=(POWER([.$G$13]-[.$C$13]/100;[.AH$67])-1)/([.$G$13]-[.$C$13]/100-1)" office:value-type="float" office:value="62.6791132290451" calcext:value-type="float">
            <text:p>62.6791132290451</text:p>
          </table:table-cell>
          <table:table-cell table:formula="of:=(POWER([.$G$13]-[.$C$13]/100;[.AI$67])-1)/([.$G$13]-[.$C$13]/100-1)" office:value-type="float" office:value="67.684308564381" calcext:value-type="float">
            <text:p>67.684308564381</text:p>
          </table:table-cell>
          <table:table-cell table:formula="of:=(POWER([.$G$13]-[.$C$13]/100;[.AJ$67])-1)/([.$G$13]-[.$C$13]/100-1)" office:value-type="float" office:value="73.009335881645" calcext:value-type="float">
            <text:p>73.009335881645</text:p>
          </table:table-cell>
          <table:table-cell table:formula="of:=(POWER([.$G$13]-[.$C$13]/100;[.AK$67])-1)/([.$G$13]-[.$C$13]/100-1)" office:value-type="float" office:value="78.6746324444821" calcext:value-type="float">
            <text:p>78.6746324444821</text:p>
          </table:table-cell>
          <table:table-cell table:formula="of:=(POWER([.$G$13]-[.$C$13]/100;[.AL$67])-1)/([.$G$13]-[.$C$13]/100-1)" office:value-type="float" office:value="84.7019414576845" calcext:value-type="float">
            <text:p>84.7019414576845</text:p>
          </table:table-cell>
          <table:table-cell table:formula="of:=(POWER([.$G$13]-[.$C$13]/100;[.AM$67])-1)/([.$G$13]-[.$C$13]/100-1)" office:value-type="float" office:value="91.1143955168306" calcext:value-type="float">
            <text:p>91.1143955168306</text:p>
          </table:table-cell>
          <table:table-cell table:formula="of:=(POWER([.$G$13]-[.$C$13]/100;[.AN$67])-1)/([.$G$13]-[.$C$13]/100-1)" office:value-type="float" office:value="97.9366053903561" calcext:value-type="float">
            <text:p>97.9366053903561</text:p>
          </table:table-cell>
          <table:table-cell table:formula="of:=(POWER([.$G$13]-[.$C$13]/100;[.AO$67])-1)/([.$G$13]-[.$C$13]/100-1)" office:value-type="float" office:value="105.1947544748" calcext:value-type="float">
            <text:p>105.1947544748</text:p>
          </table:table-cell>
          <table:table-cell table:formula="of:=(POWER([.$G$13]-[.$C$13]/100;[.AP$67])-1)/([.$G$13]-[.$C$13]/100-1)" office:value-type="float" office:value="112.91669928574" calcext:value-type="float">
            <text:p>112.91669928574</text:p>
          </table:table-cell>
          <table:table-cell table:formula="of:=(POWER([.$G$13]-[.$C$13]/100;[.AQ$67])-1)/([.$G$13]-[.$C$13]/100-1)" office:value-type="float" office:value="121.132076370098" calcext:value-type="float">
            <text:p>121.132076370098</text:p>
          </table:table-cell>
          <table:table-cell table:formula="of:=(POWER([.$G$13]-[.$C$13]/100;[.AR$67])-1)/([.$G$13]-[.$C$13]/100-1)" office:value-type="float" office:value="129.872416050148" calcext:value-type="float">
            <text:p>129.872416050148</text:p>
          </table:table-cell>
          <table:table-cell table:formula="of:=(POWER([.$G$13]-[.$C$13]/100;[.AS$67])-1)/([.$G$13]-[.$C$13]/100-1)" office:value-type="float" office:value="139.171263435752" calcext:value-type="float">
            <text:p>139.171263435752</text:p>
          </table:table-cell>
          <table:table-cell table:formula="of:=(POWER([.$G$13]-[.$C$13]/100;[.AT$67])-1)/([.$G$13]-[.$C$13]/100-1)" office:value-type="float" office:value="149.064307169297" calcext:value-type="float">
            <text:p>149.064307169297</text:p>
          </table:table-cell>
          <table:table-cell table:formula="of:=(POWER([.$G$13]-[.$C$13]/100;[.AU$67])-1)/([.$G$13]-[.$C$13]/100-1)" office:value-type="float" office:value="159.589516397415" calcext:value-type="float">
            <text:p>159.589516397415</text:p>
          </table:table-cell>
          <table:table-cell table:formula="of:=(POWER([.$G$13]-[.$C$13]/100;[.AV$67])-1)/([.$G$13]-[.$C$13]/100-1)" office:value-type="float" office:value="170.78728649521" calcext:value-type="float">
            <text:p>170.78728649521</text:p>
          </table:table-cell>
          <table:table-cell table:number-columns-repeated="2"/>
          <table:table-cell table:formula="of:=[.$F13]*POWER([.$G13]-[.$C13]/100;[.$H$67])" office:value-type="float" office:value="0.123" calcext:value-type="float">
            <text:p>0.123</text:p>
          </table:table-cell>
          <table:table-cell table:formula="of:=[.$F13]*POWER([.$G13]-[.$C13]/100;[.$I$67])" office:value-type="float" office:value="0.1308597" calcext:value-type="float">
            <text:p>0.1308597</text:p>
          </table:table-cell>
          <table:table-cell table:formula="of:=[.$F13]*POWER([.$G13]-[.$C13]/100;[.$J$67])" office:value-type="float" office:value="0.13922163483" calcext:value-type="float">
            <text:p>0.13922163483</text:p>
          </table:table-cell>
          <table:table-cell table:formula="of:=[.$F13]*POWER([.$G13]-[.$C13]/100;[.$K$67])" office:value-type="float" office:value="0.148117897295637" calcext:value-type="float">
            <text:p>0.148117897295637</text:p>
          </table:table-cell>
          <table:table-cell table:formula="of:=[.$F13]*POWER([.$G13]-[.$C13]/100;[.$L$67])" office:value-type="float" office:value="0.157582630932828" calcext:value-type="float">
            <text:p>0.157582630932828</text:p>
          </table:table-cell>
          <table:table-cell table:formula="of:=[.$F13]*POWER([.$G13]-[.$C13]/100;[.$M$67])" office:value-type="float" office:value="0.167652161049436" calcext:value-type="float">
            <text:p>0.167652161049436</text:p>
          </table:table-cell>
          <table:table-cell table:formula="of:=[.$F13]*POWER([.$G13]-[.$C13]/100;[.$N$67])" office:value-type="float" office:value="0.178365134140495" calcext:value-type="float">
            <text:p>0.178365134140495</text:p>
          </table:table-cell>
          <table:table-cell table:formula="of:=[.$F13]*POWER([.$G13]-[.$C13]/100;[.$O$67])" office:value-type="float" office:value="0.189762666212073" calcext:value-type="float">
            <text:p>0.189762666212073</text:p>
          </table:table-cell>
          <table:table-cell table:formula="of:=[.$F13]*POWER([.$G13]-[.$C13]/100;[.$P$67])" office:value-type="float" office:value="0.201888500583024" calcext:value-type="float">
            <text:p>0.201888500583024</text:p>
          </table:table-cell>
          <table:table-cell table:formula="of:=[.$F13]*POWER([.$G13]-[.$C13]/100;[.$Q$67])" office:value-type="float" office:value="0.214789175770279" calcext:value-type="float">
            <text:p>0.214789175770279</text:p>
          </table:table-cell>
          <table:table-cell table:formula="of:=[.$F13]*POWER([.$G13]-[.$C13]/100;[.$R$67])" office:value-type="float" office:value="0.228514204102" calcext:value-type="float">
            <text:p>0.228514204102</text:p>
          </table:table-cell>
          <table:table-cell table:formula="of:=[.$F13]*POWER([.$G13]-[.$C13]/100;[.$S$67])" office:value-type="float" office:value="0.243116261744118" calcext:value-type="float">
            <text:p>0.243116261744118</text:p>
          </table:table-cell>
          <table:table-cell table:formula="of:=[.$F13]*POWER([.$G13]-[.$C13]/100;[.$T$67])" office:value-type="float" office:value="0.258651390869567" calcext:value-type="float">
            <text:p>0.258651390869567</text:p>
          </table:table-cell>
          <table:table-cell table:formula="of:=[.$F13]*POWER([.$G13]-[.$C13]/100;[.$U$67])" office:value-type="float" office:value="0.275179214746133" calcext:value-type="float">
            <text:p>0.275179214746133</text:p>
          </table:table-cell>
          <table:table-cell table:formula="of:=[.$F13]*POWER([.$G13]-[.$C13]/100;[.$V$67])" office:value-type="float" office:value="0.29276316656841" calcext:value-type="float">
            <text:p>0.29276316656841</text:p>
          </table:table-cell>
          <table:table-cell table:formula="of:=[.$F13]*POWER([.$G13]-[.$C13]/100;[.$W$67])" office:value-type="float" office:value="0.311470732912132" calcext:value-type="float">
            <text:p>0.311470732912132</text:p>
          </table:table-cell>
          <table:table-cell table:formula="of:=[.$F13]*POWER([.$G13]-[.$C13]/100;[.$X$67])" office:value-type="float" office:value="0.331373712745217" calcext:value-type="float">
            <text:p>0.331373712745217</text:p>
          </table:table-cell>
          <table:table-cell table:formula="of:=[.$F13]*POWER([.$G13]-[.$C13]/100;[.$Y$67])" office:value-type="float" office:value="0.352548492989637" calcext:value-type="float">
            <text:p>0.352548492989637</text:p>
          </table:table-cell>
          <table:table-cell table:formula="of:=[.$F13]*POWER([.$G13]-[.$C13]/100;[.$Z$67])" office:value-type="float" office:value="0.375076341691674" calcext:value-type="float">
            <text:p>0.375076341691674</text:p>
          </table:table-cell>
          <table:table-cell table:formula="of:=[.$F13]*POWER([.$G13]-[.$C13]/100;[.$AA$67])" office:value-type="float" office:value="0.399043719925772" calcext:value-type="float">
            <text:p>0.399043719925772</text:p>
          </table:table-cell>
          <table:table-cell table:formula="of:=[.$F13]*POWER([.$G13]-[.$C13]/100;[.$AB$67])" office:value-type="float" office:value="0.424542613629029" calcext:value-type="float">
            <text:p>0.424542613629029</text:p>
          </table:table-cell>
          <table:table-cell table:formula="of:=[.$F13]*POWER([.$G13]-[.$C13]/100;[.$AC$67])" office:value-type="float" office:value="0.451670886639924" calcext:value-type="float">
            <text:p>0.451670886639924</text:p>
          </table:table-cell>
          <table:table-cell table:formula="of:=[.$F13]*POWER([.$G13]-[.$C13]/100;[.$AD$67])" office:value-type="float" office:value="0.480532656296215" calcext:value-type="float">
            <text:p>0.480532656296215</text:p>
          </table:table-cell>
          <table:table-cell table:formula="of:=[.$F13]*POWER([.$G13]-[.$C13]/100;[.$AE$67])" office:value-type="float" office:value="0.511238693033543" calcext:value-type="float">
            <text:p>0.511238693033543</text:p>
          </table:table-cell>
          <table:table-cell table:formula="of:=[.$F13]*POWER([.$G13]-[.$C13]/100;[.$AF$67])" office:value-type="float" office:value="0.543906845518387" calcext:value-type="float">
            <text:p>0.543906845518387</text:p>
          </table:table-cell>
          <table:table-cell table:formula="of:=[.$F13]*POWER([.$G13]-[.$C13]/100;[.$AG$67])" office:value-type="float" office:value="0.578662492947012" calcext:value-type="float">
            <text:p>0.578662492947012</text:p>
          </table:table-cell>
          <table:table-cell table:formula="of:=[.$F13]*POWER([.$G13]-[.$C13]/100;[.$AH$67])" office:value-type="float" office:value="0.615639026246326" calcext:value-type="float">
            <text:p>0.615639026246326</text:p>
          </table:table-cell>
          <table:table-cell table:formula="of:=[.$F13]*POWER([.$G13]-[.$C13]/100;[.$AI$67])" office:value-type="float" office:value="0.654978360023466" calcext:value-type="float">
            <text:p>0.654978360023466</text:p>
          </table:table-cell>
          <table:table-cell table:formula="of:=[.$F13]*POWER([.$G13]-[.$C13]/100;[.$AJ$67])" office:value-type="float" office:value="0.696831477228966" calcext:value-type="float">
            <text:p>0.696831477228966</text:p>
          </table:table-cell>
          <table:table-cell table:formula="of:=[.$F13]*POWER([.$G13]-[.$C13]/100;[.$AK$67])" office:value-type="float" office:value="0.741359008623897" calcext:value-type="float">
            <text:p>0.741359008623897</text:p>
          </table:table-cell>
          <table:table-cell table:formula="of:=[.$F13]*POWER([.$G13]-[.$C13]/100;[.$AL$67])" office:value-type="float" office:value="0.788731849274964" calcext:value-type="float">
            <text:p>0.788731849274964</text:p>
          </table:table-cell>
          <table:table-cell table:formula="of:=[.$F13]*POWER([.$G13]-[.$C13]/100;[.$AM$67])" office:value-type="float" office:value="0.839131814443634" calcext:value-type="float">
            <text:p>0.839131814443634</text:p>
          </table:table-cell>
          <table:table-cell table:formula="of:=[.$F13]*POWER([.$G13]-[.$C13]/100;[.$AN$67])" office:value-type="float" office:value="0.892752337386582" calcext:value-type="float">
            <text:p>0.892752337386582</text:p>
          </table:table-cell>
          <table:table-cell table:formula="of:=[.$F13]*POWER([.$G13]-[.$C13]/100;[.$AO$67])" office:value-type="float" office:value="0.949799211745585" calcext:value-type="float">
            <text:p>0.949799211745585</text:p>
          </table:table-cell>
          <table:table-cell table:formula="of:=[.$F13]*POWER([.$G13]-[.$C13]/100;[.$AP$67])" office:value-type="float" office:value="1.01049138137613" calcext:value-type="float">
            <text:p>1.01049138137613</text:p>
          </table:table-cell>
          <table:table-cell table:formula="of:=[.$F13]*POWER([.$G13]-[.$C13]/100;[.$AQ$67])" office:value-type="float" office:value="1.07506178064606" calcext:value-type="float">
            <text:p>1.07506178064606</text:p>
          </table:table-cell>
          <table:table-cell table:formula="of:=[.$F13]*POWER([.$G13]-[.$C13]/100;[.$AR$67])" office:value-type="float" office:value="1.14375822842935" calcext:value-type="float">
            <text:p>1.14375822842935</text:p>
          </table:table-cell>
          <table:table-cell table:formula="of:=[.$F13]*POWER([.$G13]-[.$C13]/100;[.$AS$67])" office:value-type="float" office:value="1.21684437922598" calcext:value-type="float">
            <text:p>1.21684437922598</text:p>
          </table:table-cell>
          <table:table-cell table:formula="of:=[.$F13]*POWER([.$G13]-[.$C13]/100;[.$AT$67])" office:value-type="float" office:value="1.29460073505852" calcext:value-type="float">
            <text:p>1.29460073505852</text:p>
          </table:table-cell>
          <table:table-cell table:formula="of:=[.$F13]*POWER([.$G13]-[.$C13]/100;[.$AU$67])" office:value-type="float" office:value="1.37732572202876" calcext:value-type="float">
            <text:p>1.37732572202876</text:p>
          </table:table-cell>
          <table:table-cell table:formula="of:=[.$F13]*POWER([.$G13]-[.$C13]/100;[.$AV$67])" office:value-type="float" office:value="1.4653368356664" calcext:value-type="float">
            <text:p>1.465336835666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USA</text:p>
          </table:table-cell>
          <table:table-cell office:value-type="string" calcext:value-type="string">
            <text:p>IE00BJ0KDR00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Xtrackers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2" calcext:value-type="float">
            <text:p>0.122</text:p>
          </table:table-cell>
          <table:table-cell office:value-type="float" office:value="1.09" calcext:value-type="float">
            <text:p>1.09</text:p>
          </table:table-cell>
          <table:table-cell office:value-type="float" office:value="95.92" calcext:value-type="float">
            <text:p>95.92</text:p>
          </table:table-cell>
          <table:table-cell office:value-type="float" office:value="0.78" calcext:value-type="float">
            <text:p>0.78</text:p>
          </table:table-cell>
          <table:table-cell table:number-columns-repeated="4"/>
          <table:table-cell office:value-type="float" office:value="0.38" calcext:value-type="float">
            <text:p>0.38</text:p>
          </table:table-cell>
          <table:table-cell table:number-columns-repeated="17"/>
          <table:table-cell office:value-type="float" office:value="0.13" calcext:value-type="float">
            <text:p>0.13</text:p>
          </table:table-cell>
          <table:table-cell table:number-columns-repeated="10"/>
          <table:table-cell office:value-type="float" office:value="0.01" calcext:value-type="float">
            <text:p>0.01</text:p>
          </table:table-cell>
          <table:table-cell/>
          <table:table-cell office:value-type="float" office:value="1.56" calcext:value-type="float">
            <text:p>1.56</text:p>
          </table:table-cell>
          <table:table-cell table:number-columns-repeated="18"/>
          <table:table-cell office:value-type="float" office:value="0.21" calcext:value-type="float">
            <text:p>0.21</text:p>
          </table:table-cell>
          <table:table-cell/>
          <table:table-cell office:value-type="float" office:value="0.13" calcext:value-type="float">
            <text:p>0.13</text:p>
          </table:table-cell>
          <table:table-cell table:number-columns-repeated="5"/>
          <table:table-cell table:formula="of:=SUM([.H14:.BR14])" office:value-type="float" office:value="99.12" calcext:value-type="float">
            <text:p>99.12</text:p>
          </table:table-cell>
          <table:table-cell table:number-columns-repeated="6"/>
          <table:table-cell table:formula="of:=(POWER([.$G$14]-[.$C$14]/100;[.H$67])-1)/([.$G$14]-[.$C$14]/100-1)" office:value-type="float" office:value="0" calcext:value-type="float">
            <text:p>0</text:p>
          </table:table-cell>
          <table:table-cell table:formula="of:=(POWER([.$G$14]-[.$C$14]/100;[.I$67])-1)/([.$G$14]-[.$C$14]/100-1)" office:value-type="float" office:value="1" calcext:value-type="float">
            <text:p>1</text:p>
          </table:table-cell>
          <table:table-cell table:formula="of:=(POWER([.$G$14]-[.$C$14]/100;[.J$67])-1)/([.$G$14]-[.$C$14]/100-1)" office:value-type="float" office:value="2.0893" calcext:value-type="float">
            <text:p>2.0893</text:p>
          </table:table-cell>
          <table:table-cell table:formula="of:=(POWER([.$G$14]-[.$C$14]/100;[.K$67])-1)/([.$G$14]-[.$C$14]/100-1)" office:value-type="float" office:value="3.27587449" calcext:value-type="float">
            <text:p>3.27587449</text:p>
          </table:table-cell>
          <table:table-cell table:formula="of:=(POWER([.$G$14]-[.$C$14]/100;[.L$67])-1)/([.$G$14]-[.$C$14]/100-1)" office:value-type="float" office:value="4.568410081957" calcext:value-type="float">
            <text:p>4.568410081957</text:p>
          </table:table-cell>
          <table:table-cell table:formula="of:=(POWER([.$G$14]-[.$C$14]/100;[.M$67])-1)/([.$G$14]-[.$C$14]/100-1)" office:value-type="float" office:value="5.97636910227576" calcext:value-type="float">
            <text:p>5.97636910227576</text:p>
          </table:table-cell>
          <table:table-cell table:formula="of:=(POWER([.$G$14]-[.$C$14]/100;[.N$67])-1)/([.$G$14]-[.$C$14]/100-1)" office:value-type="float" office:value="7.51005886310899" calcext:value-type="float">
            <text:p>7.51005886310899</text:p>
          </table:table-cell>
          <table:table-cell table:formula="of:=(POWER([.$G$14]-[.$C$14]/100;[.O$67])-1)/([.$G$14]-[.$C$14]/100-1)" office:value-type="float" office:value="9.18070711958462" calcext:value-type="float">
            <text:p>9.18070711958462</text:p>
          </table:table-cell>
          <table:table-cell table:formula="of:=(POWER([.$G$14]-[.$C$14]/100;[.P$67])-1)/([.$G$14]-[.$C$14]/100-1)" office:value-type="float" office:value="11.0005442653635" calcext:value-type="float">
            <text:p>11.0005442653635</text:p>
          </table:table-cell>
          <table:table-cell table:formula="of:=(POWER([.$G$14]-[.$C$14]/100;[.Q$67])-1)/([.$G$14]-[.$C$14]/100-1)" office:value-type="float" office:value="12.9828928682605" calcext:value-type="float">
            <text:p>12.9828928682605</text:p>
          </table:table-cell>
          <table:table-cell table:formula="of:=(POWER([.$G$14]-[.$C$14]/100;[.R$67])-1)/([.$G$14]-[.$C$14]/100-1)" office:value-type="float" office:value="15.1422652013962" calcext:value-type="float">
            <text:p>15.1422652013962</text:p>
          </table:table-cell>
          <table:table-cell table:formula="of:=(POWER([.$G$14]-[.$C$14]/100;[.S$67])-1)/([.$G$14]-[.$C$14]/100-1)" office:value-type="float" office:value="17.4944694838808" calcext:value-type="float">
            <text:p>17.4944694838808</text:p>
          </table:table-cell>
          <table:table-cell table:formula="of:=(POWER([.$G$14]-[.$C$14]/100;[.T$67])-1)/([.$G$14]-[.$C$14]/100-1)" office:value-type="float" office:value="20.0567256087914" calcext:value-type="float">
            <text:p>20.0567256087914</text:p>
          </table:table-cell>
          <table:table-cell table:formula="of:=(POWER([.$G$14]-[.$C$14]/100;[.U$67])-1)/([.$G$14]-[.$C$14]/100-1)" office:value-type="float" office:value="22.8477912056565" calcext:value-type="float">
            <text:p>22.8477912056565</text:p>
          </table:table-cell>
          <table:table-cell table:formula="of:=(POWER([.$G$14]-[.$C$14]/100;[.V$67])-1)/([.$G$14]-[.$C$14]/100-1)" office:value-type="float" office:value="25.8880989603216" calcext:value-type="float">
            <text:p>25.8880989603216</text:p>
          </table:table-cell>
          <table:table-cell table:formula="of:=(POWER([.$G$14]-[.$C$14]/100;[.W$67])-1)/([.$G$14]-[.$C$14]/100-1)" office:value-type="float" office:value="29.1999061974783" calcext:value-type="float">
            <text:p>29.1999061974783</text:p>
          </table:table-cell>
          <table:table-cell table:formula="of:=(POWER([.$G$14]-[.$C$14]/100;[.X$67])-1)/([.$G$14]-[.$C$14]/100-1)" office:value-type="float" office:value="32.8074578209131" calcext:value-type="float">
            <text:p>32.8074578209131</text:p>
          </table:table-cell>
          <table:table-cell table:formula="of:=(POWER([.$G$14]-[.$C$14]/100;[.Y$67])-1)/([.$G$14]-[.$C$14]/100-1)" office:value-type="float" office:value="36.7371638043207" calcext:value-type="float">
            <text:p>36.7371638043207</text:p>
          </table:table-cell>
          <table:table-cell table:formula="of:=(POWER([.$G$14]-[.$C$14]/100;[.Z$67])-1)/([.$G$14]-[.$C$14]/100-1)" office:value-type="float" office:value="41.0177925320465" calcext:value-type="float">
            <text:p>41.0177925320465</text:p>
          </table:table-cell>
          <table:table-cell table:formula="of:=(POWER([.$G$14]-[.$C$14]/100;[.AA$67])-1)/([.$G$14]-[.$C$14]/100-1)" office:value-type="float" office:value="45.6806814051583" calcext:value-type="float">
            <text:p>45.6806814051583</text:p>
          </table:table-cell>
          <table:table-cell table:formula="of:=(POWER([.$G$14]-[.$C$14]/100;[.AB$67])-1)/([.$G$14]-[.$C$14]/100-1)" office:value-type="float" office:value="50.7599662546389" calcext:value-type="float">
            <text:p>50.7599662546389</text:p>
          </table:table-cell>
          <table:table-cell table:formula="of:=(POWER([.$G$14]-[.$C$14]/100;[.AC$67])-1)/([.$G$14]-[.$C$14]/100-1)" office:value-type="float" office:value="56.2928312411782" calcext:value-type="float">
            <text:p>56.2928312411782</text:p>
          </table:table-cell>
          <table:table-cell table:formula="of:=(POWER([.$G$14]-[.$C$14]/100;[.AD$67])-1)/([.$G$14]-[.$C$14]/100-1)" office:value-type="float" office:value="62.3197810710154" calcext:value-type="float">
            <text:p>62.3197810710154</text:p>
          </table:table-cell>
          <table:table-cell table:formula="of:=(POWER([.$G$14]-[.$C$14]/100;[.AE$67])-1)/([.$G$14]-[.$C$14]/100-1)" office:value-type="float" office:value="68.8849375206571" calcext:value-type="float">
            <text:p>68.8849375206571</text:p>
          </table:table-cell>
          <table:table-cell table:formula="of:=(POWER([.$G$14]-[.$C$14]/100;[.AF$67])-1)/([.$G$14]-[.$C$14]/100-1)" office:value-type="float" office:value="76.0363624412518" calcext:value-type="float">
            <text:p>76.0363624412518</text:p>
          </table:table-cell>
          <table:table-cell table:formula="of:=(POWER([.$G$14]-[.$C$14]/100;[.AG$67])-1)/([.$G$14]-[.$C$14]/100-1)" office:value-type="float" office:value="83.8264096072556" calcext:value-type="float">
            <text:p>83.8264096072556</text:p>
          </table:table-cell>
          <table:table-cell table:formula="of:=(POWER([.$G$14]-[.$C$14]/100;[.AH$67])-1)/([.$G$14]-[.$C$14]/100-1)" office:value-type="float" office:value="92.3121079851836" calcext:value-type="float">
            <text:p>92.3121079851836</text:p>
          </table:table-cell>
          <table:table-cell table:formula="of:=(POWER([.$G$14]-[.$C$14]/100;[.AI$67])-1)/([.$G$14]-[.$C$14]/100-1)" office:value-type="float" office:value="101.55557922826" calcext:value-type="float">
            <text:p>101.55557922826</text:p>
          </table:table-cell>
          <table:table-cell table:formula="of:=(POWER([.$G$14]-[.$C$14]/100;[.AJ$67])-1)/([.$G$14]-[.$C$14]/100-1)" office:value-type="float" office:value="111.624492453344" calcext:value-type="float">
            <text:p>111.624492453344</text:p>
          </table:table-cell>
          <table:table-cell table:formula="of:=(POWER([.$G$14]-[.$C$14]/100;[.AK$67])-1)/([.$G$14]-[.$C$14]/100-1)" office:value-type="float" office:value="122.592559629428" calcext:value-type="float">
            <text:p>122.592559629428</text:p>
          </table:table-cell>
          <table:table-cell table:formula="of:=(POWER([.$G$14]-[.$C$14]/100;[.AL$67])-1)/([.$G$14]-[.$C$14]/100-1)" office:value-type="float" office:value="134.540075204336" calcext:value-type="float">
            <text:p>134.540075204336</text:p>
          </table:table-cell>
          <table:table-cell table:formula="of:=(POWER([.$G$14]-[.$C$14]/100;[.AM$67])-1)/([.$G$14]-[.$C$14]/100-1)" office:value-type="float" office:value="147.554503920083" calcext:value-type="float">
            <text:p>147.554503920083</text:p>
          </table:table-cell>
          <table:table-cell table:formula="of:=(POWER([.$G$14]-[.$C$14]/100;[.AN$67])-1)/([.$G$14]-[.$C$14]/100-1)" office:value-type="float" office:value="161.731121120146" calcext:value-type="float">
            <text:p>161.731121120146</text:p>
          </table:table-cell>
          <table:table-cell table:formula="of:=(POWER([.$G$14]-[.$C$14]/100;[.AO$67])-1)/([.$G$14]-[.$C$14]/100-1)" office:value-type="float" office:value="177.173710236175" calcext:value-type="float">
            <text:p>177.173710236175</text:p>
          </table:table-cell>
          <table:table-cell table:formula="of:=(POWER([.$G$14]-[.$C$14]/100;[.AP$67])-1)/([.$G$14]-[.$C$14]/100-1)" office:value-type="float" office:value="193.995322560266" calcext:value-type="float">
            <text:p>193.995322560266</text:p>
          </table:table-cell>
          <table:table-cell table:formula="of:=(POWER([.$G$14]-[.$C$14]/100;[.AQ$67])-1)/([.$G$14]-[.$C$14]/100-1)" office:value-type="float" office:value="212.319104864898" calcext:value-type="float">
            <text:p>212.319104864898</text:p>
          </table:table-cell>
          <table:table-cell table:formula="of:=(POWER([.$G$14]-[.$C$14]/100;[.AR$67])-1)/([.$G$14]-[.$C$14]/100-1)" office:value-type="float" office:value="232.279200929333" calcext:value-type="float">
            <text:p>232.279200929333</text:p>
          </table:table-cell>
          <table:table-cell table:formula="of:=(POWER([.$G$14]-[.$C$14]/100;[.AS$67])-1)/([.$G$14]-[.$C$14]/100-1)" office:value-type="float" office:value="254.021733572323" calcext:value-type="float">
            <text:p>254.021733572323</text:p>
          </table:table-cell>
          <table:table-cell table:formula="of:=(POWER([.$G$14]-[.$C$14]/100;[.AT$67])-1)/([.$G$14]-[.$C$14]/100-1)" office:value-type="float" office:value="277.705874380331" calcext:value-type="float">
            <text:p>277.705874380331</text:p>
          </table:table-cell>
          <table:table-cell table:formula="of:=(POWER([.$G$14]-[.$C$14]/100;[.AU$67])-1)/([.$G$14]-[.$C$14]/100-1)" office:value-type="float" office:value="303.505008962495" calcext:value-type="float">
            <text:p>303.505008962495</text:p>
          </table:table-cell>
          <table:table-cell table:formula="of:=(POWER([.$G$14]-[.$C$14]/100;[.AV$67])-1)/([.$G$14]-[.$C$14]/100-1)" office:value-type="float" office:value="331.608006262845" calcext:value-type="float">
            <text:p>331.608006262845</text:p>
          </table:table-cell>
          <table:table-cell table:number-columns-repeated="2"/>
          <table:table-cell table:formula="of:=[.$F14]*POWER([.$G14]-[.$C14]/100;[.$H$67])" office:value-type="float" office:value="0.122" calcext:value-type="float">
            <text:p>0.122</text:p>
          </table:table-cell>
          <table:table-cell table:formula="of:=[.$F14]*POWER([.$G14]-[.$C14]/100;[.$I$67])" office:value-type="float" office:value="0.1328946" calcext:value-type="float">
            <text:p>0.1328946</text:p>
          </table:table-cell>
          <table:table-cell table:formula="of:=[.$F14]*POWER([.$G14]-[.$C14]/100;[.$J$67])" office:value-type="float" office:value="0.14476208778" calcext:value-type="float">
            <text:p>0.14476208778</text:p>
          </table:table-cell>
          <table:table-cell table:formula="of:=[.$F14]*POWER([.$G14]-[.$C14]/100;[.$K$67])" office:value-type="float" office:value="0.157689342218754" calcext:value-type="float">
            <text:p>0.157689342218754</text:p>
          </table:table-cell>
          <table:table-cell table:formula="of:=[.$F14]*POWER([.$G14]-[.$C14]/100;[.$L$67])" office:value-type="float" office:value="0.171771000478889" calcext:value-type="float">
            <text:p>0.171771000478889</text:p>
          </table:table-cell>
          <table:table-cell table:formula="of:=[.$F14]*POWER([.$G14]-[.$C14]/100;[.$M$67])" office:value-type="float" office:value="0.187110150821654" calcext:value-type="float">
            <text:p>0.187110150821654</text:p>
          </table:table-cell>
          <table:table-cell table:formula="of:=[.$F14]*POWER([.$G14]-[.$C14]/100;[.$N$67])" office:value-type="float" office:value="0.203819087290027" calcext:value-type="float">
            <text:p>0.203819087290027</text:p>
          </table:table-cell>
          <table:table-cell table:formula="of:=[.$F14]*POWER([.$G14]-[.$C14]/100;[.$O$67])" office:value-type="float" office:value="0.222020131785027" calcext:value-type="float">
            <text:p>0.222020131785027</text:p>
          </table:table-cell>
          <table:table-cell table:formula="of:=[.$F14]*POWER([.$G14]-[.$C14]/100;[.$P$67])" office:value-type="float" office:value="0.24184652955343" calcext:value-type="float">
            <text:p>0.24184652955343</text:p>
          </table:table-cell>
          <table:table-cell table:formula="of:=[.$F14]*POWER([.$G14]-[.$C14]/100;[.$Q$67])" office:value-type="float" office:value="0.263443424642551" calcext:value-type="float">
            <text:p>0.263443424642551</text:p>
          </table:table-cell>
          <table:table-cell table:formula="of:=[.$F14]*POWER([.$G14]-[.$C14]/100;[.$R$67])" office:value-type="float" office:value="0.286968922463131" calcext:value-type="float">
            <text:p>0.286968922463131</text:p>
          </table:table-cell>
          <table:table-cell table:formula="of:=[.$F14]*POWER([.$G14]-[.$C14]/100;[.$S$67])" office:value-type="float" office:value="0.312595247239089" calcext:value-type="float">
            <text:p>0.312595247239089</text:p>
          </table:table-cell>
          <table:table-cell table:formula="of:=[.$F14]*POWER([.$G14]-[.$C14]/100;[.$T$67])" office:value-type="float" office:value="0.340510002817539" calcext:value-type="float">
            <text:p>0.340510002817539</text:p>
          </table:table-cell>
          <table:table-cell table:formula="of:=[.$F14]*POWER([.$G14]-[.$C14]/100;[.$U$67])" office:value-type="float" office:value="0.370917546069145" calcext:value-type="float">
            <text:p>0.370917546069145</text:p>
          </table:table-cell>
          <table:table-cell table:formula="of:=[.$F14]*POWER([.$G14]-[.$C14]/100;[.$V$67])" office:value-type="float" office:value="0.40404048293312" calcext:value-type="float">
            <text:p>0.40404048293312</text:p>
          </table:table-cell>
          <table:table-cell table:formula="of:=[.$F14]*POWER([.$G14]-[.$C14]/100;[.$W$67])" office:value-type="float" office:value="0.440121298059048" calcext:value-type="float">
            <text:p>0.440121298059048</text:p>
          </table:table-cell>
          <table:table-cell table:formula="of:=[.$F14]*POWER([.$G14]-[.$C14]/100;[.$X$67])" office:value-type="float" office:value="0.479424129975721" calcext:value-type="float">
            <text:p>0.479424129975721</text:p>
          </table:table-cell>
          <table:table-cell table:formula="of:=[.$F14]*POWER([.$G14]-[.$C14]/100;[.$Y$67])" office:value-type="float" office:value="0.522236704782553" calcext:value-type="float">
            <text:p>0.522236704782553</text:p>
          </table:table-cell>
          <table:table-cell table:formula="of:=[.$F14]*POWER([.$G14]-[.$C14]/100;[.$Z$67])" office:value-type="float" office:value="0.568872442519635" calcext:value-type="float">
            <text:p>0.568872442519635</text:p>
          </table:table-cell>
          <table:table-cell table:formula="of:=[.$F14]*POWER([.$G14]-[.$C14]/100;[.$AA$67])" office:value-type="float" office:value="0.619672751636639" calcext:value-type="float">
            <text:p>0.619672751636639</text:p>
          </table:table-cell>
          <table:table-cell table:formula="of:=[.$F14]*POWER([.$G14]-[.$C14]/100;[.$AB$67])" office:value-type="float" office:value="0.67500952835779" calcext:value-type="float">
            <text:p>0.67500952835779</text:p>
          </table:table-cell>
          <table:table-cell table:formula="of:=[.$F14]*POWER([.$G14]-[.$C14]/100;[.$AC$67])" office:value-type="float" office:value="0.735287879240141" calcext:value-type="float">
            <text:p>0.735287879240141</text:p>
          </table:table-cell>
          <table:table-cell table:formula="of:=[.$F14]*POWER([.$G14]-[.$C14]/100;[.$AD$67])" office:value-type="float" office:value="0.800949086856286" calcext:value-type="float">
            <text:p>0.800949086856286</text:p>
          </table:table-cell>
          <table:table-cell table:formula="of:=[.$F14]*POWER([.$G14]-[.$C14]/100;[.$AE$67])" office:value-type="float" office:value="0.872473840312552" calcext:value-type="float">
            <text:p>0.872473840312552</text:p>
          </table:table-cell>
          <table:table-cell table:formula="of:=[.$F14]*POWER([.$G14]-[.$C14]/100;[.$AF$67])" office:value-type="float" office:value="0.950385754252463" calcext:value-type="float">
            <text:p>0.950385754252463</text:p>
          </table:table-cell>
          <table:table-cell table:formula="of:=[.$F14]*POWER([.$G14]-[.$C14]/100;[.$AG$67])" office:value-type="float" office:value="1.03525520210721" calcext:value-type="float">
            <text:p>1.03525520210721</text:p>
          </table:table-cell>
          <table:table-cell table:formula="of:=[.$F14]*POWER([.$G14]-[.$C14]/100;[.$AH$67])" office:value-type="float" office:value="1.12770349165538" calcext:value-type="float">
            <text:p>1.12770349165538</text:p>
          </table:table-cell>
          <table:table-cell table:formula="of:=[.$F14]*POWER([.$G14]-[.$C14]/100;[.$AI$67])" office:value-type="float" office:value="1.22840741346021" calcext:value-type="float">
            <text:p>1.22840741346021</text:p>
          </table:table-cell>
          <table:table-cell table:formula="of:=[.$F14]*POWER([.$G14]-[.$C14]/100;[.$AJ$67])" office:value-type="float" office:value="1.33810419548221" calcext:value-type="float">
            <text:p>1.33810419548221</text:p>
          </table:table-cell>
          <table:table-cell table:formula="of:=[.$F14]*POWER([.$G14]-[.$C14]/100;[.$AK$67])" office:value-type="float" office:value="1.45759690013877" calcext:value-type="float">
            <text:p>1.45759690013877</text:p>
          </table:table-cell>
          <table:table-cell table:formula="of:=[.$F14]*POWER([.$G14]-[.$C14]/100;[.$AL$67])" office:value-type="float" office:value="1.58776030332116" calcext:value-type="float">
            <text:p>1.58776030332116</text:p>
          </table:table-cell>
          <table:table-cell table:formula="of:=[.$F14]*POWER([.$G14]-[.$C14]/100;[.$AM$67])" office:value-type="float" office:value="1.72954729840774" calcext:value-type="float">
            <text:p>1.72954729840774</text:p>
          </table:table-cell>
          <table:table-cell table:formula="of:=[.$F14]*POWER([.$G14]-[.$C14]/100;[.$AN$67])" office:value-type="float" office:value="1.88399587215555" calcext:value-type="float">
            <text:p>1.88399587215555</text:p>
          </table:table-cell>
          <table:table-cell table:formula="of:=[.$F14]*POWER([.$G14]-[.$C14]/100;[.$AO$67])" office:value-type="float" office:value="2.05223670353904" calcext:value-type="float">
            <text:p>2.05223670353904</text:p>
          </table:table-cell>
          <table:table-cell table:formula="of:=[.$F14]*POWER([.$G14]-[.$C14]/100;[.$AP$67])" office:value-type="float" office:value="2.23550144116508" calcext:value-type="float">
            <text:p>2.23550144116508</text:p>
          </table:table-cell>
          <table:table-cell table:formula="of:=[.$F14]*POWER([.$G14]-[.$C14]/100;[.$AQ$67])" office:value-type="float" office:value="2.43513171986112" calcext:value-type="float">
            <text:p>2.43513171986112</text:p>
          </table:table-cell>
          <table:table-cell table:formula="of:=[.$F14]*POWER([.$G14]-[.$C14]/100;[.$AR$67])" office:value-type="float" office:value="2.65258898244472" calcext:value-type="float">
            <text:p>2.65258898244472</text:p>
          </table:table-cell>
          <table:table-cell table:formula="of:=[.$F14]*POWER([.$G14]-[.$C14]/100;[.$AS$67])" office:value-type="float" office:value="2.88946517857703" calcext:value-type="float">
            <text:p>2.88946517857703</text:p>
          </table:table-cell>
          <table:table-cell table:formula="of:=[.$F14]*POWER([.$G14]-[.$C14]/100;[.$AT$67])" office:value-type="float" office:value="3.14749441902396" calcext:value-type="float">
            <text:p>3.14749441902396</text:p>
          </table:table-cell>
          <table:table-cell table:formula="of:=[.$F14]*POWER([.$G14]-[.$C14]/100;[.$AU$67])" office:value-type="float" office:value="3.4285656706428" calcext:value-type="float">
            <text:p>3.4285656706428</text:p>
          </table:table-cell>
          <table:table-cell table:formula="of:=[.$F14]*POWER([.$G14]-[.$C14]/100;[.$AV$67])" office:value-type="float" office:value="3.7347365850312" calcext:value-type="float">
            <text:p>3.7347365850312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rime Eurozone</text:p>
          </table:table-cell>
          <table:table-cell office:value-type="string" calcext:value-type="string">
            <text:p>LU208923811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" calcext:value-type="float">
            <text:p>0.12</text:p>
          </table:table-cell>
          <table:table-cell office:value-type="float" office:value="1.07" calcext:value-type="float">
            <text:p>1.07</text:p>
          </table:table-cell>
          <table:table-cell table:number-columns-repeated="6"/>
          <table:table-cell office:value-type="float" office:value="0.52" calcext:value-type="float">
            <text:p>0.52</text:p>
          </table:table-cell>
          <table:table-cell/>
          <table:table-cell office:value-type="float" office:value="7.91" calcext:value-type="float">
            <text:p>7.91</text:p>
          </table:table-cell>
          <table:table-cell table:number-columns-repeated="8"/>
          <table:table-cell office:value-type="float" office:value="0.6" calcext:value-type="float">
            <text:p>0.6</text:p>
          </table:table-cell>
          <table:table-cell table:number-columns-repeated="6"/>
          <table:table-cell office:value-type="float" office:value="17.59" calcext:value-type="float">
            <text:p>17.59</text:p>
          </table:table-cell>
          <table:table-cell office:value-type="float" office:value="0.22" calcext:value-type="float">
            <text:p>0.22</text:p>
          </table:table-cell>
          <table:table-cell table:number-columns-repeated="3"/>
          <table:table-cell office:value-type="float" office:value="0.57" calcext:value-type="float">
            <text:p>0.57</text:p>
          </table:table-cell>
          <table:table-cell table:number-columns-repeated="4"/>
          <table:table-cell office:value-type="float" office:value="7.33" calcext:value-type="float">
            <text:p>7.33</text:p>
          </table:table-cell>
          <table:table-cell table:number-columns-repeated="2"/>
          <table:table-cell office:value-type="float" office:value="3.09" calcext:value-type="float">
            <text:p>3.09</text:p>
          </table:table-cell>
          <table:table-cell table:number-columns-repeated="7"/>
          <table:table-cell office:value-type="float" office:value="24.57" calcext:value-type="float">
            <text:p>24.57</text:p>
          </table:table-cell>
          <table:table-cell office:value-type="float" office:value="30.17" calcext:value-type="float">
            <text:p>30.17</text:p>
          </table:table-cell>
          <table:table-cell office:value-type="float" office:value="3.43" calcext:value-type="float">
            <text:p>3.43</text:p>
          </table:table-cell>
          <table:table-cell table:number-columns-repeated="11"/>
          <table:table-cell office:value-type="float" office:value="2.66" calcext:value-type="float">
            <text:p>2.66</text:p>
          </table:table-cell>
          <table:table-cell/>
          <table:table-cell office:value-type="float" office:value="0.89" calcext:value-type="float">
            <text:p>0.89</text:p>
          </table:table-cell>
          <table:table-cell table:number-columns-repeated="2"/>
          <table:table-cell table:formula="of:=SUM([.H15:.BR15])" office:value-type="float" office:value="99.55" calcext:value-type="float">
            <text:p>99.55</text:p>
          </table:table-cell>
          <table:table-cell table:number-columns-repeated="6"/>
          <table:table-cell table:formula="of:=(POWER([.$G$15]-[.$C$15]/100;[.H$67])-1)/([.$G$15]-[.$C$15]/100-1)" office:value-type="float" office:value="0" calcext:value-type="float">
            <text:p>0</text:p>
          </table:table-cell>
          <table:table-cell table:formula="of:=(POWER([.$G$15]-[.$C$15]/100;[.I$67])-1)/([.$G$15]-[.$C$15]/100-1)" office:value-type="float" office:value="1" calcext:value-type="float">
            <text:p>1</text:p>
          </table:table-cell>
          <table:table-cell table:formula="of:=(POWER([.$G$15]-[.$C$15]/100;[.J$67])-1)/([.$G$15]-[.$C$15]/100-1)" office:value-type="float" office:value="2.0695" calcext:value-type="float">
            <text:p>2.0695</text:p>
          </table:table-cell>
          <table:table-cell table:formula="of:=(POWER([.$G$15]-[.$C$15]/100;[.K$67])-1)/([.$G$15]-[.$C$15]/100-1)" office:value-type="float" office:value="3.21333025" calcext:value-type="float">
            <text:p>3.21333025</text:p>
          </table:table-cell>
          <table:table-cell table:formula="of:=(POWER([.$G$15]-[.$C$15]/100;[.L$67])-1)/([.$G$15]-[.$C$15]/100-1)" office:value-type="float" office:value="4.436656702375" calcext:value-type="float">
            <text:p>4.436656702375</text:p>
          </table:table-cell>
          <table:table-cell table:formula="of:=(POWER([.$G$15]-[.$C$15]/100;[.M$67])-1)/([.$G$15]-[.$C$15]/100-1)" office:value-type="float" office:value="5.74500434319006" calcext:value-type="float">
            <text:p>5.74500434319006</text:p>
          </table:table-cell>
          <table:table-cell table:formula="of:=(POWER([.$G$15]-[.$C$15]/100;[.N$67])-1)/([.$G$15]-[.$C$15]/100-1)" office:value-type="float" office:value="7.14428214504177" calcext:value-type="float">
            <text:p>7.14428214504177</text:p>
          </table:table-cell>
          <table:table-cell table:formula="of:=(POWER([.$G$15]-[.$C$15]/100;[.O$67])-1)/([.$G$15]-[.$C$15]/100-1)" office:value-type="float" office:value="8.64080975412218" calcext:value-type="float">
            <text:p>8.64080975412218</text:p>
          </table:table-cell>
          <table:table-cell table:formula="of:=(POWER([.$G$15]-[.$C$15]/100;[.P$67])-1)/([.$G$15]-[.$C$15]/100-1)" office:value-type="float" office:value="10.2413460320337" calcext:value-type="float">
            <text:p>10.2413460320337</text:p>
          </table:table-cell>
          <table:table-cell table:formula="of:=(POWER([.$G$15]-[.$C$15]/100;[.Q$67])-1)/([.$G$15]-[.$C$15]/100-1)" office:value-type="float" office:value="11.95311958126" calcext:value-type="float">
            <text:p>11.95311958126</text:p>
          </table:table-cell>
          <table:table-cell table:formula="of:=(POWER([.$G$15]-[.$C$15]/100;[.R$67])-1)/([.$G$15]-[.$C$15]/100-1)" office:value-type="float" office:value="13.7838613921576" calcext:value-type="float">
            <text:p>13.7838613921576</text:p>
          </table:table-cell>
          <table:table-cell table:formula="of:=(POWER([.$G$15]-[.$C$15]/100;[.S$67])-1)/([.$G$15]-[.$C$15]/100-1)" office:value-type="float" office:value="15.7418397589125" calcext:value-type="float">
            <text:p>15.7418397589125</text:p>
          </table:table-cell>
          <table:table-cell table:formula="of:=(POWER([.$G$15]-[.$C$15]/100;[.T$67])-1)/([.$G$15]-[.$C$15]/100-1)" office:value-type="float" office:value="17.835897622157" calcext:value-type="float">
            <text:p>17.835897622157</text:p>
          </table:table-cell>
          <table:table-cell table:formula="of:=(POWER([.$G$15]-[.$C$15]/100;[.U$67])-1)/([.$G$15]-[.$C$15]/100-1)" office:value-type="float" office:value="20.0754925068969" calcext:value-type="float">
            <text:p>20.0754925068969</text:p>
          </table:table-cell>
          <table:table-cell table:formula="of:=(POWER([.$G$15]-[.$C$15]/100;[.V$67])-1)/([.$G$15]-[.$C$15]/100-1)" office:value-type="float" office:value="22.4707392361262" calcext:value-type="float">
            <text:p>22.4707392361262</text:p>
          </table:table-cell>
          <table:table-cell table:formula="of:=(POWER([.$G$15]-[.$C$15]/100;[.W$67])-1)/([.$G$15]-[.$C$15]/100-1)" office:value-type="float" office:value="25.032455613037" calcext:value-type="float">
            <text:p>25.032455613037</text:p>
          </table:table-cell>
          <table:table-cell table:formula="of:=(POWER([.$G$15]-[.$C$15]/100;[.X$67])-1)/([.$G$15]-[.$C$15]/100-1)" office:value-type="float" office:value="27.7722112781431" calcext:value-type="float">
            <text:p>27.7722112781431</text:p>
          </table:table-cell>
          <table:table-cell table:formula="of:=(POWER([.$G$15]-[.$C$15]/100;[.Y$67])-1)/([.$G$15]-[.$C$15]/100-1)" office:value-type="float" office:value="30.702379961974" calcext:value-type="float">
            <text:p>30.702379961974</text:p>
          </table:table-cell>
          <table:table-cell table:formula="of:=(POWER([.$G$15]-[.$C$15]/100;[.Z$67])-1)/([.$G$15]-[.$C$15]/100-1)" office:value-type="float" office:value="33.8361953693312" calcext:value-type="float">
            <text:p>33.8361953693312</text:p>
          </table:table-cell>
          <table:table-cell table:formula="of:=(POWER([.$G$15]-[.$C$15]/100;[.AA$67])-1)/([.$G$15]-[.$C$15]/100-1)" office:value-type="float" office:value="37.1878109474997" calcext:value-type="float">
            <text:p>37.1878109474997</text:p>
          </table:table-cell>
          <table:table-cell table:formula="of:=(POWER([.$G$15]-[.$C$15]/100;[.AB$67])-1)/([.$G$15]-[.$C$15]/100-1)" office:value-type="float" office:value="40.772363808351" calcext:value-type="float">
            <text:p>40.772363808351</text:p>
          </table:table-cell>
          <table:table-cell table:formula="of:=(POWER([.$G$15]-[.$C$15]/100;[.AC$67])-1)/([.$G$15]-[.$C$15]/100-1)" office:value-type="float" office:value="44.6060430930314" calcext:value-type="float">
            <text:p>44.6060430930314</text:p>
          </table:table-cell>
          <table:table-cell table:formula="of:=(POWER([.$G$15]-[.$C$15]/100;[.AD$67])-1)/([.$G$15]-[.$C$15]/100-1)" office:value-type="float" office:value="48.706163087997" calcext:value-type="float">
            <text:p>48.706163087997</text:p>
          </table:table-cell>
          <table:table-cell table:formula="of:=(POWER([.$G$15]-[.$C$15]/100;[.AE$67])-1)/([.$G$15]-[.$C$15]/100-1)" office:value-type="float" office:value="53.0912414226128" calcext:value-type="float">
            <text:p>53.0912414226128</text:p>
          </table:table-cell>
          <table:table-cell table:formula="of:=(POWER([.$G$15]-[.$C$15]/100;[.AF$67])-1)/([.$G$15]-[.$C$15]/100-1)" office:value-type="float" office:value="57.7810827014844" calcext:value-type="float">
            <text:p>57.7810827014844</text:p>
          </table:table-cell>
          <table:table-cell table:formula="of:=(POWER([.$G$15]-[.$C$15]/100;[.AG$67])-1)/([.$G$15]-[.$C$15]/100-1)" office:value-type="float" office:value="62.7968679492376" calcext:value-type="float">
            <text:p>62.7968679492376</text:p>
          </table:table-cell>
          <table:table-cell table:formula="of:=(POWER([.$G$15]-[.$C$15]/100;[.AH$67])-1)/([.$G$15]-[.$C$15]/100-1)" office:value-type="float" office:value="68.1612502717096" calcext:value-type="float">
            <text:p>68.1612502717096</text:p>
          </table:table-cell>
          <table:table-cell table:formula="of:=(POWER([.$G$15]-[.$C$15]/100;[.AI$67])-1)/([.$G$15]-[.$C$15]/100-1)" office:value-type="float" office:value="73.8984571655935" calcext:value-type="float">
            <text:p>73.8984571655935</text:p>
          </table:table-cell>
          <table:table-cell table:formula="of:=(POWER([.$G$15]-[.$C$15]/100;[.AJ$67])-1)/([.$G$15]-[.$C$15]/100-1)" office:value-type="float" office:value="80.0343999386022" calcext:value-type="float">
            <text:p>80.0343999386022</text:p>
          </table:table-cell>
          <table:table-cell table:formula="of:=(POWER([.$G$15]-[.$C$15]/100;[.AK$67])-1)/([.$G$15]-[.$C$15]/100-1)" office:value-type="float" office:value="86.5967907343351" calcext:value-type="float">
            <text:p>86.5967907343351</text:p>
          </table:table-cell>
          <table:table-cell table:formula="of:=(POWER([.$G$15]-[.$C$15]/100;[.AL$67])-1)/([.$G$15]-[.$C$15]/100-1)" office:value-type="float" office:value="93.6152676903714" calcext:value-type="float">
            <text:p>93.6152676903714</text:p>
          </table:table-cell>
          <table:table-cell table:formula="of:=(POWER([.$G$15]-[.$C$15]/100;[.AM$67])-1)/([.$G$15]-[.$C$15]/100-1)" office:value-type="float" office:value="101.121528794852" calcext:value-type="float">
            <text:p>101.121528794852</text:p>
          </table:table-cell>
          <table:table-cell table:formula="of:=(POWER([.$G$15]-[.$C$15]/100;[.AN$67])-1)/([.$G$15]-[.$C$15]/100-1)" office:value-type="float" office:value="109.149475046094" calcext:value-type="float">
            <text:p>109.149475046094</text:p>
          </table:table-cell>
          <table:table-cell table:formula="of:=(POWER([.$G$15]-[.$C$15]/100;[.AO$67])-1)/([.$G$15]-[.$C$15]/100-1)" office:value-type="float" office:value="117.735363561798" calcext:value-type="float">
            <text:p>117.735363561798</text:p>
          </table:table-cell>
          <table:table-cell table:formula="of:=(POWER([.$G$15]-[.$C$15]/100;[.AP$67])-1)/([.$G$15]-[.$C$15]/100-1)" office:value-type="float" office:value="126.917971329343" calcext:value-type="float">
            <text:p>126.917971329343</text:p>
          </table:table-cell>
          <table:table-cell table:formula="of:=(POWER([.$G$15]-[.$C$15]/100;[.AQ$67])-1)/([.$G$15]-[.$C$15]/100-1)" office:value-type="float" office:value="136.738770336732" calcext:value-type="float">
            <text:p>136.738770336732</text:p>
          </table:table-cell>
          <table:table-cell table:formula="of:=(POWER([.$G$15]-[.$C$15]/100;[.AR$67])-1)/([.$G$15]-[.$C$15]/100-1)" office:value-type="float" office:value="147.242114875135" calcext:value-type="float">
            <text:p>147.242114875135</text:p>
          </table:table-cell>
          <table:table-cell table:formula="of:=(POWER([.$G$15]-[.$C$15]/100;[.AS$67])-1)/([.$G$15]-[.$C$15]/100-1)" office:value-type="float" office:value="158.475441858957" calcext:value-type="float">
            <text:p>158.475441858957</text:p>
          </table:table-cell>
          <table:table-cell table:formula="of:=(POWER([.$G$15]-[.$C$15]/100;[.AT$67])-1)/([.$G$15]-[.$C$15]/100-1)" office:value-type="float" office:value="170.489485068155" calcext:value-type="float">
            <text:p>170.489485068155</text:p>
          </table:table-cell>
          <table:table-cell table:formula="of:=(POWER([.$G$15]-[.$C$15]/100;[.AU$67])-1)/([.$G$15]-[.$C$15]/100-1)" office:value-type="float" office:value="183.338504280391" calcext:value-type="float">
            <text:p>183.338504280391</text:p>
          </table:table-cell>
          <table:table-cell table:formula="of:=(POWER([.$G$15]-[.$C$15]/100;[.AV$67])-1)/([.$G$15]-[.$C$15]/100-1)" office:value-type="float" office:value="197.080530327879" calcext:value-type="float">
            <text:p>197.080530327879</text:p>
          </table:table-cell>
          <table:table-cell table:number-columns-repeated="2"/>
          <table:table-cell table:formula="of:=[.$F15]*POWER([.$G15]-[.$C15]/100;[.$H$67])" office:value-type="float" office:value="0.12" calcext:value-type="float">
            <text:p>0.12</text:p>
          </table:table-cell>
          <table:table-cell table:formula="of:=[.$F15]*POWER([.$G15]-[.$C15]/100;[.$I$67])" office:value-type="float" office:value="0.12834" calcext:value-type="float">
            <text:p>0.12834</text:p>
          </table:table-cell>
          <table:table-cell table:formula="of:=[.$F15]*POWER([.$G15]-[.$C15]/100;[.$J$67])" office:value-type="float" office:value="0.13725963" calcext:value-type="float">
            <text:p>0.13725963</text:p>
          </table:table-cell>
          <table:table-cell table:formula="of:=[.$F15]*POWER([.$G15]-[.$C15]/100;[.$K$67])" office:value-type="float" office:value="0.146799174285" calcext:value-type="float">
            <text:p>0.146799174285</text:p>
          </table:table-cell>
          <table:table-cell table:formula="of:=[.$F15]*POWER([.$G15]-[.$C15]/100;[.$L$67])" office:value-type="float" office:value="0.157001716897808" calcext:value-type="float">
            <text:p>0.157001716897808</text:p>
          </table:table-cell>
          <table:table-cell table:formula="of:=[.$F15]*POWER([.$G15]-[.$C15]/100;[.$M$67])" office:value-type="float" office:value="0.167913336222205" calcext:value-type="float">
            <text:p>0.167913336222205</text:p>
          </table:table-cell>
          <table:table-cell table:formula="of:=[.$F15]*POWER([.$G15]-[.$C15]/100;[.$N$67])" office:value-type="float" office:value="0.179583313089648" calcext:value-type="float">
            <text:p>0.179583313089648</text:p>
          </table:table-cell>
          <table:table-cell table:formula="of:=[.$F15]*POWER([.$G15]-[.$C15]/100;[.$O$67])" office:value-type="float" office:value="0.192064353349379" calcext:value-type="float">
            <text:p>0.192064353349379</text:p>
          </table:table-cell>
          <table:table-cell table:formula="of:=[.$F15]*POWER([.$G15]-[.$C15]/100;[.$P$67])" office:value-type="float" office:value="0.205412825907161" calcext:value-type="float">
            <text:p>0.205412825907161</text:p>
          </table:table-cell>
          <table:table-cell table:formula="of:=[.$F15]*POWER([.$G15]-[.$C15]/100;[.$Q$67])" office:value-type="float" office:value="0.219689017307709" calcext:value-type="float">
            <text:p>0.219689017307709</text:p>
          </table:table-cell>
          <table:table-cell table:formula="of:=[.$F15]*POWER([.$G15]-[.$C15]/100;[.$R$67])" office:value-type="float" office:value="0.234957404010594" calcext:value-type="float">
            <text:p>0.234957404010594</text:p>
          </table:table-cell>
          <table:table-cell table:formula="of:=[.$F15]*POWER([.$G15]-[.$C15]/100;[.$S$67])" office:value-type="float" office:value="0.251286943589331" calcext:value-type="float">
            <text:p>0.251286943589331</text:p>
          </table:table-cell>
          <table:table-cell table:formula="of:=[.$F15]*POWER([.$G15]-[.$C15]/100;[.$T$67])" office:value-type="float" office:value="0.268751386168789" calcext:value-type="float">
            <text:p>0.268751386168789</text:p>
          </table:table-cell>
          <table:table-cell table:formula="of:=[.$F15]*POWER([.$G15]-[.$C15]/100;[.$U$67])" office:value-type="float" office:value="0.28742960750752" calcext:value-type="float">
            <text:p>0.28742960750752</text:p>
          </table:table-cell>
          <table:table-cell table:formula="of:=[.$F15]*POWER([.$G15]-[.$C15]/100;[.$V$67])" office:value-type="float" office:value="0.307405965229293" calcext:value-type="float">
            <text:p>0.307405965229293</text:p>
          </table:table-cell>
          <table:table-cell table:formula="of:=[.$F15]*POWER([.$G15]-[.$C15]/100;[.$W$67])" office:value-type="float" office:value="0.328770679812729" calcext:value-type="float">
            <text:p>0.328770679812729</text:p>
          </table:table-cell>
          <table:table-cell table:formula="of:=[.$F15]*POWER([.$G15]-[.$C15]/100;[.$X$67])" office:value-type="float" office:value="0.351620242059713" calcext:value-type="float">
            <text:p>0.351620242059713</text:p>
          </table:table-cell>
          <table:table-cell table:formula="of:=[.$F15]*POWER([.$G15]-[.$C15]/100;[.$Y$67])" office:value-type="float" office:value="0.376057848882864" calcext:value-type="float">
            <text:p>0.376057848882864</text:p>
          </table:table-cell>
          <table:table-cell table:formula="of:=[.$F15]*POWER([.$G15]-[.$C15]/100;[.$Z$67])" office:value-type="float" office:value="0.402193869380223" calcext:value-type="float">
            <text:p>0.402193869380223</text:p>
          </table:table-cell>
          <table:table-cell table:formula="of:=[.$F15]*POWER([.$G15]-[.$C15]/100;[.$AA$67])" office:value-type="float" office:value="0.430146343302148" calcext:value-type="float">
            <text:p>0.430146343302148</text:p>
          </table:table-cell>
          <table:table-cell table:formula="of:=[.$F15]*POWER([.$G15]-[.$C15]/100;[.$AB$67])" office:value-type="float" office:value="0.460041514161648" calcext:value-type="float">
            <text:p>0.460041514161648</text:p>
          </table:table-cell>
          <table:table-cell table:formula="of:=[.$F15]*POWER([.$G15]-[.$C15]/100;[.$AC$67])" office:value-type="float" office:value="0.492014399395882" calcext:value-type="float">
            <text:p>0.492014399395882</text:p>
          </table:table-cell>
          <table:table-cell table:formula="of:=[.$F15]*POWER([.$G15]-[.$C15]/100;[.$AD$67])" office:value-type="float" office:value="0.526209400153896" calcext:value-type="float">
            <text:p>0.526209400153896</text:p>
          </table:table-cell>
          <table:table-cell table:formula="of:=[.$F15]*POWER([.$G15]-[.$C15]/100;[.$AE$67])" office:value-type="float" office:value="0.562780953464592" calcext:value-type="float">
            <text:p>0.562780953464592</text:p>
          </table:table-cell>
          <table:table-cell table:formula="of:=[.$F15]*POWER([.$G15]-[.$C15]/100;[.$AF$67])" office:value-type="float" office:value="0.601894229730381" calcext:value-type="float">
            <text:p>0.601894229730381</text:p>
          </table:table-cell>
          <table:table-cell table:formula="of:=[.$F15]*POWER([.$G15]-[.$C15]/100;[.$AG$67])" office:value-type="float" office:value="0.643725878696642" calcext:value-type="float">
            <text:p>0.643725878696642</text:p>
          </table:table-cell>
          <table:table-cell table:formula="of:=[.$F15]*POWER([.$G15]-[.$C15]/100;[.$AH$67])" office:value-type="float" office:value="0.688464827266059" calcext:value-type="float">
            <text:p>0.688464827266059</text:p>
          </table:table-cell>
          <table:table-cell table:formula="of:=[.$F15]*POWER([.$G15]-[.$C15]/100;[.$AI$67])" office:value-type="float" office:value="0.736313132761051" calcext:value-type="float">
            <text:p>0.736313132761051</text:p>
          </table:table-cell>
          <table:table-cell table:formula="of:=[.$F15]*POWER([.$G15]-[.$C15]/100;[.$AJ$67])" office:value-type="float" office:value="0.787486895487944" calcext:value-type="float">
            <text:p>0.787486895487944</text:p>
          </table:table-cell>
          <table:table-cell table:formula="of:=[.$F15]*POWER([.$G15]-[.$C15]/100;[.$AK$67])" office:value-type="float" office:value="0.842217234724356" calcext:value-type="float">
            <text:p>0.842217234724356</text:p>
          </table:table-cell>
          <table:table-cell table:formula="of:=[.$F15]*POWER([.$G15]-[.$C15]/100;[.$AL$67])" office:value-type="float" office:value="0.900751332537699" calcext:value-type="float">
            <text:p>0.900751332537699</text:p>
          </table:table-cell>
          <table:table-cell table:formula="of:=[.$F15]*POWER([.$G15]-[.$C15]/100;[.$AM$67])" office:value-type="float" office:value="0.963353550149069" calcext:value-type="float">
            <text:p>0.963353550149069</text:p>
          </table:table-cell>
          <table:table-cell table:formula="of:=[.$F15]*POWER([.$G15]-[.$C15]/100;[.$AN$67])" office:value-type="float" office:value="1.03030662188443" calcext:value-type="float">
            <text:p>1.03030662188443</text:p>
          </table:table-cell>
          <table:table-cell table:formula="of:=[.$F15]*POWER([.$G15]-[.$C15]/100;[.$AO$67])" office:value-type="float" office:value="1.1019129321054" calcext:value-type="float">
            <text:p>1.1019129321054</text:p>
          </table:table-cell>
          <table:table-cell table:formula="of:=[.$F15]*POWER([.$G15]-[.$C15]/100;[.$AP$67])" office:value-type="float" office:value="1.17849588088672" calcext:value-type="float">
            <text:p>1.17849588088672</text:p>
          </table:table-cell>
          <table:table-cell table:formula="of:=[.$F15]*POWER([.$G15]-[.$C15]/100;[.$AQ$67])" office:value-type="float" office:value="1.26040134460835" calcext:value-type="float">
            <text:p>1.26040134460835</text:p>
          </table:table-cell>
          <table:table-cell table:formula="of:=[.$F15]*POWER([.$G15]-[.$C15]/100;[.$AR$67])" office:value-type="float" office:value="1.34799923805863" calcext:value-type="float">
            <text:p>1.34799923805863</text:p>
          </table:table-cell>
          <table:table-cell table:formula="of:=[.$F15]*POWER([.$G15]-[.$C15]/100;[.$AS$67])" office:value-type="float" office:value="1.4416851851037" calcext:value-type="float">
            <text:p>1.4416851851037</text:p>
          </table:table-cell>
          <table:table-cell table:formula="of:=[.$F15]*POWER([.$G15]-[.$C15]/100;[.$AT$67])" office:value-type="float" office:value="1.54188230546841" calcext:value-type="float">
            <text:p>1.54188230546841</text:p>
          </table:table-cell>
          <table:table-cell table:formula="of:=[.$F15]*POWER([.$G15]-[.$C15]/100;[.$AU$67])" office:value-type="float" office:value="1.64904312569847" calcext:value-type="float">
            <text:p>1.64904312569847</text:p>
          </table:table-cell>
          <table:table-cell table:formula="of:=[.$F15]*POWER([.$G15]-[.$C15]/100;[.$AV$67])" office:value-type="float" office:value="1.76365162293451" calcext:value-type="float">
            <text:p>1.7636516229345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IMI</text:p>
          </table:table-cell>
          <table:table-cell office:value-type="string" calcext:value-type="string">
            <text:p>IE00BKM4GZ66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iShares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" calcext:value-type="float">
            <text:p>0.12</text:p>
          </table:table-cell>
          <table:table-cell office:value-type="float" office:value="1.05" calcext:value-type="float">
            <text:p>1.05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1.27" calcext:value-type="float">
            <text:p>1.27</text:p>
          </table:table-cell>
          <table:table-cell office:value-type="float" office:value="0.87" calcext:value-type="float">
            <text:p>0.87</text:p>
          </table:table-cell>
          <table:table-cell office:value-type="float" office:value="1.92" calcext:value-type="float">
            <text:p>1.92</text:p>
          </table:table-cell>
          <table:table-cell office:value-type="float" office:value="16.49" calcext:value-type="float">
            <text:p>16.49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12.78" calcext:value-type="float">
            <text:p>12.78</text:p>
          </table:table-cell>
          <table:table-cell office:value-type="float" office:value="2.85" calcext:value-type="float">
            <text:p>2.85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office:value-type="float" office:value="3.94" calcext:value-type="float">
            <text:p>3.94</text:p>
          </table:table-cell>
          <table:table-cell office:value-type="float" office:value="0.84" calcext:value-type="float">
            <text:p>0.84</text:p>
          </table:table-cell>
          <table:table-cell table:number-columns-repeated="2"/>
          <table:table-cell office:value-type="float" office:value="0.93" calcext:value-type="float">
            <text:p>0.93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0.03" calcext:value-type="float">
            <text:p>0.03</text:p>
          </table:table-cell>
          <table:table-cell/>
          <table:table-cell office:value-type="float" office:value="1.98" calcext:value-type="float">
            <text:p>1.98</text:p>
          </table:table-cell>
          <table:table-cell office:value-type="float" office:value="1.49" calcext:value-type="float">
            <text:p>1.49</text:p>
          </table:table-cell>
          <table:table-cell/>
          <table:table-cell office:value-type="float" office:value="0.09" calcext:value-type="float">
            <text:p>0.09</text:p>
          </table:table-cell>
          <table:table-cell/>
          <table:table-cell office:value-type="float" office:value="0.81" calcext:value-type="float">
            <text:p>0.81</text:p>
          </table:table-cell>
          <table:table-cell table:number-columns-repeated="5"/>
          <table:table-cell office:value-type="float" office:value="1.11" calcext:value-type="float">
            <text:p>1.11</text:p>
          </table:table-cell>
          <table:table-cell office:value-type="float" office:value="1.89" calcext:value-type="float">
            <text:p>1.89</text:p>
          </table:table-cell>
          <table:table-cell office:value-type="float" office:value="17.3" calcext:value-type="float">
            <text:p>17.3</text:p>
          </table:table-cell>
          <table:table-cell office:value-type="float" office:value="0.22" calcext:value-type="float">
            <text:p>0.22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0.48" calcext:value-type="float">
            <text:p>0.48</text:p>
          </table:table-cell>
          <table:table-cell table:number-columns-repeated="4"/>
          <table:table-cell office:value-type="float" office:value="0.13" calcext:value-type="float">
            <text:p>0.13</text:p>
          </table:table-cell>
          <table:table-cell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22.31" calcext:value-type="float">
            <text:p>22.31</text:p>
          </table:table-cell>
          <table:table-cell office:value-type="float" office:value="0.55" calcext:value-type="float">
            <text:p>0.5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5.29" calcext:value-type="float">
            <text:p>5.29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/>
          <table:table-cell table:formula="of:=SUM([.H16:.BR16])" office:value-type="float" office:value="98.71" calcext:value-type="float">
            <text:p>98.71</text:p>
          </table:table-cell>
          <table:table-cell table:number-columns-repeated="6"/>
          <table:table-cell table:formula="of:=(POWER([.$G$16]-[.$C$16]/100;[.H$67])-1)/([.$G$16]-[.$C$16]/100-1)" office:value-type="float" office:value="0" calcext:value-type="float">
            <text:p>0</text:p>
          </table:table-cell>
          <table:table-cell table:formula="of:=(POWER([.$G$16]-[.$C$16]/100;[.I$67])-1)/([.$G$16]-[.$C$16]/100-1)" office:value-type="float" office:value="1" calcext:value-type="float">
            <text:p>1</text:p>
          </table:table-cell>
          <table:table-cell table:formula="of:=(POWER([.$G$16]-[.$C$16]/100;[.J$67])-1)/([.$G$16]-[.$C$16]/100-1)" office:value-type="float" office:value="2.0482" calcext:value-type="float">
            <text:p>2.0482</text:p>
          </table:table-cell>
          <table:table-cell table:formula="of:=(POWER([.$G$16]-[.$C$16]/100;[.K$67])-1)/([.$G$16]-[.$C$16]/100-1)" office:value-type="float" office:value="3.14692324" calcext:value-type="float">
            <text:p>3.14692324</text:p>
          </table:table-cell>
          <table:table-cell table:formula="of:=(POWER([.$G$16]-[.$C$16]/100;[.L$67])-1)/([.$G$16]-[.$C$16]/100-1)" office:value-type="float" office:value="4.298604940168" calcext:value-type="float">
            <text:p>4.298604940168</text:p>
          </table:table-cell>
          <table:table-cell table:formula="of:=(POWER([.$G$16]-[.$C$16]/100;[.M$67])-1)/([.$G$16]-[.$C$16]/100-1)" office:value-type="float" office:value="5.5057976982841" calcext:value-type="float">
            <text:p>5.5057976982841</text:p>
          </table:table-cell>
          <table:table-cell table:formula="of:=(POWER([.$G$16]-[.$C$16]/100;[.N$67])-1)/([.$G$16]-[.$C$16]/100-1)" office:value-type="float" office:value="6.77117714734139" calcext:value-type="float">
            <text:p>6.77117714734139</text:p>
          </table:table-cell>
          <table:table-cell table:formula="of:=(POWER([.$G$16]-[.$C$16]/100;[.O$67])-1)/([.$G$16]-[.$C$16]/100-1)" office:value-type="float" office:value="8.09754788584325" calcext:value-type="float">
            <text:p>8.09754788584325</text:p>
          </table:table-cell>
          <table:table-cell table:formula="of:=(POWER([.$G$16]-[.$C$16]/100;[.P$67])-1)/([.$G$16]-[.$C$16]/100-1)" office:value-type="float" office:value="9.48784969394089" calcext:value-type="float">
            <text:p>9.48784969394089</text:p>
          </table:table-cell>
          <table:table-cell table:formula="of:=(POWER([.$G$16]-[.$C$16]/100;[.Q$67])-1)/([.$G$16]-[.$C$16]/100-1)" office:value-type="float" office:value="10.9451640491888" calcext:value-type="float">
            <text:p>10.9451640491888</text:p>
          </table:table-cell>
          <table:table-cell table:formula="of:=(POWER([.$G$16]-[.$C$16]/100;[.R$67])-1)/([.$G$16]-[.$C$16]/100-1)" office:value-type="float" office:value="12.4727209563597" calcext:value-type="float">
            <text:p>12.4727209563597</text:p>
          </table:table-cell>
          <table:table-cell table:formula="of:=(POWER([.$G$16]-[.$C$16]/100;[.S$67])-1)/([.$G$16]-[.$C$16]/100-1)" office:value-type="float" office:value="14.0739061064563" calcext:value-type="float">
            <text:p>14.0739061064563</text:p>
          </table:table-cell>
          <table:table-cell table:formula="of:=(POWER([.$G$16]-[.$C$16]/100;[.T$67])-1)/([.$G$16]-[.$C$16]/100-1)" office:value-type="float" office:value="15.7522683807875" calcext:value-type="float">
            <text:p>15.7522683807875</text:p>
          </table:table-cell>
          <table:table-cell table:formula="of:=(POWER([.$G$16]-[.$C$16]/100;[.U$67])-1)/([.$G$16]-[.$C$16]/100-1)" office:value-type="float" office:value="17.5115277167414" calcext:value-type="float">
            <text:p>17.5115277167414</text:p>
          </table:table-cell>
          <table:table-cell table:formula="of:=(POWER([.$G$16]-[.$C$16]/100;[.V$67])-1)/([.$G$16]-[.$C$16]/100-1)" office:value-type="float" office:value="19.3555833526884" calcext:value-type="float">
            <text:p>19.3555833526884</text:p>
          </table:table-cell>
          <table:table-cell table:formula="of:=(POWER([.$G$16]-[.$C$16]/100;[.W$67])-1)/([.$G$16]-[.$C$16]/100-1)" office:value-type="float" office:value="21.288522470288" calcext:value-type="float">
            <text:p>21.288522470288</text:p>
          </table:table-cell>
          <table:table-cell table:formula="of:=(POWER([.$G$16]-[.$C$16]/100;[.X$67])-1)/([.$G$16]-[.$C$16]/100-1)" office:value-type="float" office:value="23.3146292533558" calcext:value-type="float">
            <text:p>23.3146292533558</text:p>
          </table:table-cell>
          <table:table-cell table:formula="of:=(POWER([.$G$16]-[.$C$16]/100;[.Y$67])-1)/([.$G$16]-[.$C$16]/100-1)" office:value-type="float" office:value="25.4383943833676" calcext:value-type="float">
            <text:p>25.4383943833676</text:p>
          </table:table-cell>
          <table:table-cell table:formula="of:=(POWER([.$G$16]-[.$C$16]/100;[.Z$67])-1)/([.$G$16]-[.$C$16]/100-1)" office:value-type="float" office:value="27.6645249926459" calcext:value-type="float">
            <text:p>27.6645249926459</text:p>
          </table:table-cell>
          <table:table-cell table:formula="of:=(POWER([.$G$16]-[.$C$16]/100;[.AA$67])-1)/([.$G$16]-[.$C$16]/100-1)" office:value-type="float" office:value="29.9979550972914" calcext:value-type="float">
            <text:p>29.9979550972914</text:p>
          </table:table-cell>
          <table:table-cell table:formula="of:=(POWER([.$G$16]-[.$C$16]/100;[.AB$67])-1)/([.$G$16]-[.$C$16]/100-1)" office:value-type="float" office:value="32.4438565329809" calcext:value-type="float">
            <text:p>32.4438565329809</text:p>
          </table:table-cell>
          <table:table-cell table:formula="of:=(POWER([.$G$16]-[.$C$16]/100;[.AC$67])-1)/([.$G$16]-[.$C$16]/100-1)" office:value-type="float" office:value="35.0076504178706" calcext:value-type="float">
            <text:p>35.0076504178706</text:p>
          </table:table-cell>
          <table:table-cell table:formula="of:=(POWER([.$G$16]-[.$C$16]/100;[.AD$67])-1)/([.$G$16]-[.$C$16]/100-1)" office:value-type="float" office:value="37.6950191680119" calcext:value-type="float">
            <text:p>37.6950191680119</text:p>
          </table:table-cell>
          <table:table-cell table:formula="of:=(POWER([.$G$16]-[.$C$16]/100;[.AE$67])-1)/([.$G$16]-[.$C$16]/100-1)" office:value-type="float" office:value="40.5119190919101" calcext:value-type="float">
            <text:p>40.5119190919101</text:p>
          </table:table-cell>
          <table:table-cell table:formula="of:=(POWER([.$G$16]-[.$C$16]/100;[.AF$67])-1)/([.$G$16]-[.$C$16]/100-1)" office:value-type="float" office:value="43.4645935921402" calcext:value-type="float">
            <text:p>43.4645935921402</text:p>
          </table:table-cell>
          <table:table-cell table:formula="of:=(POWER([.$G$16]-[.$C$16]/100;[.AG$67])-1)/([.$G$16]-[.$C$16]/100-1)" office:value-type="float" office:value="46.5595870032813" calcext:value-type="float">
            <text:p>46.5595870032813</text:p>
          </table:table-cell>
          <table:table-cell table:formula="of:=(POWER([.$G$16]-[.$C$16]/100;[.AH$67])-1)/([.$G$16]-[.$C$16]/100-1)" office:value-type="float" office:value="49.8037590968395" calcext:value-type="float">
            <text:p>49.8037590968395</text:p>
          </table:table-cell>
          <table:table-cell table:formula="of:=(POWER([.$G$16]-[.$C$16]/100;[.AI$67])-1)/([.$G$16]-[.$C$16]/100-1)" office:value-type="float" office:value="53.2043002853072" calcext:value-type="float">
            <text:p>53.2043002853072</text:p>
          </table:table-cell>
          <table:table-cell table:formula="of:=(POWER([.$G$16]-[.$C$16]/100;[.AJ$67])-1)/([.$G$16]-[.$C$16]/100-1)" office:value-type="float" office:value="56.768747559059" calcext:value-type="float">
            <text:p>56.768747559059</text:p>
          </table:table-cell>
          <table:table-cell table:formula="of:=(POWER([.$G$16]-[.$C$16]/100;[.AK$67])-1)/([.$G$16]-[.$C$16]/100-1)" office:value-type="float" office:value="60.5050011914056" calcext:value-type="float">
            <text:p>60.5050011914056</text:p>
          </table:table-cell>
          <table:table-cell table:formula="of:=(POWER([.$G$16]-[.$C$16]/100;[.AL$67])-1)/([.$G$16]-[.$C$16]/100-1)" office:value-type="float" office:value="64.4213422488313" calcext:value-type="float">
            <text:p>64.4213422488313</text:p>
          </table:table-cell>
          <table:table-cell table:formula="of:=(POWER([.$G$16]-[.$C$16]/100;[.AM$67])-1)/([.$G$16]-[.$C$16]/100-1)" office:value-type="float" office:value="68.526450945225" calcext:value-type="float">
            <text:p>68.526450945225</text:p>
          </table:table-cell>
          <table:table-cell table:formula="of:=(POWER([.$G$16]-[.$C$16]/100;[.AN$67])-1)/([.$G$16]-[.$C$16]/100-1)" office:value-type="float" office:value="72.8294258807849" calcext:value-type="float">
            <text:p>72.8294258807849</text:p>
          </table:table-cell>
          <table:table-cell table:formula="of:=(POWER([.$G$16]-[.$C$16]/100;[.AO$67])-1)/([.$G$16]-[.$C$16]/100-1)" office:value-type="float" office:value="77.3398042082387" calcext:value-type="float">
            <text:p>77.3398042082387</text:p>
          </table:table-cell>
          <table:table-cell table:formula="of:=(POWER([.$G$16]-[.$C$16]/100;[.AP$67])-1)/([.$G$16]-[.$C$16]/100-1)" office:value-type="float" office:value="82.0675827710758" calcext:value-type="float">
            <text:p>82.0675827710758</text:p>
          </table:table-cell>
          <table:table-cell table:formula="of:=(POWER([.$G$16]-[.$C$16]/100;[.AQ$67])-1)/([.$G$16]-[.$C$16]/100-1)" office:value-type="float" office:value="87.0232402606417" calcext:value-type="float">
            <text:p>87.0232402606417</text:p>
          </table:table-cell>
          <table:table-cell table:formula="of:=(POWER([.$G$16]-[.$C$16]/100;[.AR$67])-1)/([.$G$16]-[.$C$16]/100-1)" office:value-type="float" office:value="92.2177604412046" calcext:value-type="float">
            <text:p>92.2177604412046</text:p>
          </table:table-cell>
          <table:table-cell table:formula="of:=(POWER([.$G$16]-[.$C$16]/100;[.AS$67])-1)/([.$G$16]-[.$C$16]/100-1)" office:value-type="float" office:value="97.6626564944707" calcext:value-type="float">
            <text:p>97.6626564944707</text:p>
          </table:table-cell>
          <table:table-cell table:formula="of:=(POWER([.$G$16]-[.$C$16]/100;[.AT$67])-1)/([.$G$16]-[.$C$16]/100-1)" office:value-type="float" office:value="103.369996537504" calcext:value-type="float">
            <text:p>103.369996537504</text:p>
          </table:table-cell>
          <table:table-cell table:formula="of:=(POWER([.$G$16]-[.$C$16]/100;[.AU$67])-1)/([.$G$16]-[.$C$16]/100-1)" office:value-type="float" office:value="109.352430370612" calcext:value-type="float">
            <text:p>109.352430370612</text:p>
          </table:table-cell>
          <table:table-cell table:formula="of:=(POWER([.$G$16]-[.$C$16]/100;[.AV$67])-1)/([.$G$16]-[.$C$16]/100-1)" office:value-type="float" office:value="115.623217514475" calcext:value-type="float">
            <text:p>115.623217514475</text:p>
          </table:table-cell>
          <table:table-cell table:number-columns-repeated="2"/>
          <table:table-cell table:formula="of:=[.$F16]*POWER([.$G16]-[.$C16]/100;[.$H$67])" office:value-type="float" office:value="0.12" calcext:value-type="float">
            <text:p>0.12</text:p>
          </table:table-cell>
          <table:table-cell table:formula="of:=[.$F16]*POWER([.$G16]-[.$C16]/100;[.$I$67])" office:value-type="float" office:value="0.125784" calcext:value-type="float">
            <text:p>0.125784</text:p>
          </table:table-cell>
          <table:table-cell table:formula="of:=[.$F16]*POWER([.$G16]-[.$C16]/100;[.$J$67])" office:value-type="float" office:value="0.1318467888" calcext:value-type="float">
            <text:p>0.1318467888</text:p>
          </table:table-cell>
          <table:table-cell table:formula="of:=[.$F16]*POWER([.$G16]-[.$C16]/100;[.$K$67])" office:value-type="float" office:value="0.13820180402016" calcext:value-type="float">
            <text:p>0.13820180402016</text:p>
          </table:table-cell>
          <table:table-cell table:formula="of:=[.$F16]*POWER([.$G16]-[.$C16]/100;[.$L$67])" office:value-type="float" office:value="0.144863130973932" calcext:value-type="float">
            <text:p>0.144863130973932</text:p>
          </table:table-cell>
          <table:table-cell table:formula="of:=[.$F16]*POWER([.$G16]-[.$C16]/100;[.$M$67])" office:value-type="float" office:value="0.151845533886875" calcext:value-type="float">
            <text:p>0.151845533886875</text:p>
          </table:table-cell>
          <table:table-cell table:formula="of:=[.$F16]*POWER([.$G16]-[.$C16]/100;[.$N$67])" office:value-type="float" office:value="0.159164488620223" calcext:value-type="float">
            <text:p>0.159164488620223</text:p>
          </table:table-cell>
          <table:table-cell table:formula="of:=[.$F16]*POWER([.$G16]-[.$C16]/100;[.$O$67])" office:value-type="float" office:value="0.166836216971717" calcext:value-type="float">
            <text:p>0.166836216971717</text:p>
          </table:table-cell>
          <table:table-cell table:formula="of:=[.$F16]*POWER([.$G16]-[.$C16]/100;[.$P$67])" office:value-type="float" office:value="0.174877722629754" calcext:value-type="float">
            <text:p>0.174877722629754</text:p>
          </table:table-cell>
          <table:table-cell table:formula="of:=[.$F16]*POWER([.$G16]-[.$C16]/100;[.$Q$67])" office:value-type="float" office:value="0.183306828860508" calcext:value-type="float">
            <text:p>0.183306828860508</text:p>
          </table:table-cell>
          <table:table-cell table:formula="of:=[.$F16]*POWER([.$G16]-[.$C16]/100;[.$R$67])" office:value-type="float" office:value="0.192142218011585" calcext:value-type="float">
            <text:p>0.192142218011585</text:p>
          </table:table-cell>
          <table:table-cell table:formula="of:=[.$F16]*POWER([.$G16]-[.$C16]/100;[.$S$67])" office:value-type="float" office:value="0.201403472919743" calcext:value-type="float">
            <text:p>0.201403472919743</text:p>
          </table:table-cell>
          <table:table-cell table:formula="of:=[.$F16]*POWER([.$G16]-[.$C16]/100;[.$T$67])" office:value-type="float" office:value="0.211111120314475" calcext:value-type="float">
            <text:p>0.211111120314475</text:p>
          </table:table-cell>
          <table:table-cell table:formula="of:=[.$F16]*POWER([.$G16]-[.$C16]/100;[.$U$67])" office:value-type="float" office:value="0.221286676313633" calcext:value-type="float">
            <text:p>0.221286676313633</text:p>
          </table:table-cell>
          <table:table-cell table:formula="of:=[.$F16]*POWER([.$G16]-[.$C16]/100;[.$V$67])" office:value-type="float" office:value="0.23195269411195" calcext:value-type="float">
            <text:p>0.23195269411195</text:p>
          </table:table-cell>
          <table:table-cell table:formula="of:=[.$F16]*POWER([.$G16]-[.$C16]/100;[.$W$67])" office:value-type="float" office:value="0.243132813968146" calcext:value-type="float">
            <text:p>0.243132813968146</text:p>
          </table:table-cell>
          <table:table-cell table:formula="of:=[.$F16]*POWER([.$G16]-[.$C16]/100;[.$X$67])" office:value-type="float" office:value="0.25485181560141" calcext:value-type="float">
            <text:p>0.25485181560141</text:p>
          </table:table-cell>
          <table:table-cell table:formula="of:=[.$F16]*POWER([.$G16]-[.$C16]/100;[.$Y$67])" office:value-type="float" office:value="0.267135673113398" calcext:value-type="float">
            <text:p>0.267135673113398</text:p>
          </table:table-cell>
          <table:table-cell table:formula="of:=[.$F16]*POWER([.$G16]-[.$C16]/100;[.$Z$67])" office:value-type="float" office:value="0.280011612557464" calcext:value-type="float">
            <text:p>0.280011612557464</text:p>
          </table:table-cell>
          <table:table-cell table:formula="of:=[.$F16]*POWER([.$G16]-[.$C16]/100;[.$AA$67])" office:value-type="float" office:value="0.293508172282734" calcext:value-type="float">
            <text:p>0.293508172282734</text:p>
          </table:table-cell>
          <table:table-cell table:formula="of:=[.$F16]*POWER([.$G16]-[.$C16]/100;[.$AB$67])" office:value-type="float" office:value="0.307655266186762" calcext:value-type="float">
            <text:p>0.307655266186762</text:p>
          </table:table-cell>
          <table:table-cell table:formula="of:=[.$F16]*POWER([.$G16]-[.$C16]/100;[.$AC$67])" office:value-type="float" office:value="0.322484250016963" calcext:value-type="float">
            <text:p>0.322484250016963</text:p>
          </table:table-cell>
          <table:table-cell table:formula="of:=[.$F16]*POWER([.$G16]-[.$C16]/100;[.$AD$67])" office:value-type="float" office:value="0.338027990867781" calcext:value-type="float">
            <text:p>0.338027990867781</text:p>
          </table:table-cell>
          <table:table-cell table:formula="of:=[.$F16]*POWER([.$G16]-[.$C16]/100;[.$AE$67])" office:value-type="float" office:value="0.354320940027608" calcext:value-type="float">
            <text:p>0.354320940027608</text:p>
          </table:table-cell>
          <table:table-cell table:formula="of:=[.$F16]*POWER([.$G16]-[.$C16]/100;[.$AF$67])" office:value-type="float" office:value="0.371399209336939" calcext:value-type="float">
            <text:p>0.371399209336939</text:p>
          </table:table-cell>
          <table:table-cell table:formula="of:=[.$F16]*POWER([.$G16]-[.$C16]/100;[.$AG$67])" office:value-type="float" office:value="0.389300651226979" calcext:value-type="float">
            <text:p>0.389300651226979</text:p>
          </table:table-cell>
          <table:table-cell table:formula="of:=[.$F16]*POWER([.$G16]-[.$C16]/100;[.$AH$67])" office:value-type="float" office:value="0.40806494261612" calcext:value-type="float">
            <text:p>0.40806494261612</text:p>
          </table:table-cell>
          <table:table-cell table:formula="of:=[.$F16]*POWER([.$G16]-[.$C16]/100;[.$AI$67])" office:value-type="float" office:value="0.427733672850217" calcext:value-type="float">
            <text:p>0.427733672850217</text:p>
          </table:table-cell>
          <table:table-cell table:formula="of:=[.$F16]*POWER([.$G16]-[.$C16]/100;[.$AJ$67])" office:value-type="float" office:value="0.448350435881597" calcext:value-type="float">
            <text:p>0.448350435881597</text:p>
          </table:table-cell>
          <table:table-cell table:formula="of:=[.$F16]*POWER([.$G16]-[.$C16]/100;[.$AK$67])" office:value-type="float" office:value="0.46996092689109" calcext:value-type="float">
            <text:p>0.46996092689109</text:p>
          </table:table-cell>
          <table:table-cell table:formula="of:=[.$F16]*POWER([.$G16]-[.$C16]/100;[.$AL$67])" office:value-type="float" office:value="0.492613043567241" calcext:value-type="float">
            <text:p>0.492613043567241</text:p>
          </table:table-cell>
          <table:table-cell table:formula="of:=[.$F16]*POWER([.$G16]-[.$C16]/100;[.$AM$67])" office:value-type="float" office:value="0.516356992267182" calcext:value-type="float">
            <text:p>0.516356992267182</text:p>
          </table:table-cell>
          <table:table-cell table:formula="of:=[.$F16]*POWER([.$G16]-[.$C16]/100;[.$AN$67])" office:value-type="float" office:value="0.54124539929446" calcext:value-type="float">
            <text:p>0.54124539929446</text:p>
          </table:table-cell>
          <table:table-cell table:formula="of:=[.$F16]*POWER([.$G16]-[.$C16]/100;[.$AO$67])" office:value-type="float" office:value="0.567333427540453" calcext:value-type="float">
            <text:p>0.567333427540453</text:p>
          </table:table-cell>
          <table:table-cell table:formula="of:=[.$F16]*POWER([.$G16]-[.$C16]/100;[.$AP$67])" office:value-type="float" office:value="0.594678898747903" calcext:value-type="float">
            <text:p>0.594678898747903</text:p>
          </table:table-cell>
          <table:table-cell table:formula="of:=[.$F16]*POWER([.$G16]-[.$C16]/100;[.$AQ$67])" office:value-type="float" office:value="0.623342421667552" calcext:value-type="float">
            <text:p>0.623342421667552</text:p>
          </table:table-cell>
          <table:table-cell table:formula="of:=[.$F16]*POWER([.$G16]-[.$C16]/100;[.$AR$67])" office:value-type="float" office:value="0.653387526391928" calcext:value-type="float">
            <text:p>0.653387526391928</text:p>
          </table:table-cell>
          <table:table-cell table:formula="of:=[.$F16]*POWER([.$G16]-[.$C16]/100;[.$AS$67])" office:value-type="float" office:value="0.684880805164019" calcext:value-type="float">
            <text:p>0.684880805164019</text:p>
          </table:table-cell>
          <table:table-cell table:formula="of:=[.$F16]*POWER([.$G16]-[.$C16]/100;[.$AT$67])" office:value-type="float" office:value="0.717892059972924" calcext:value-type="float">
            <text:p>0.717892059972924</text:p>
          </table:table-cell>
          <table:table-cell table:formula="of:=[.$F16]*POWER([.$G16]-[.$C16]/100;[.$AU$67])" office:value-type="float" office:value="0.752494457263619" calcext:value-type="float">
            <text:p>0.752494457263619</text:p>
          </table:table-cell>
          <table:table-cell table:formula="of:=[.$F16]*POWER([.$G16]-[.$C16]/100;[.$AV$67])" office:value-type="float" office:value="0.788764690103726" calcext:value-type="float">
            <text:p>0.788764690103726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DJIA</text:p>
          </table:table-cell>
          <table:table-cell office:value-type="string" calcext:value-type="string">
            <text:p>IE00B53L4350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iShares</text:p>
          </table:table-cell>
          <table:table-cell office:value-type="float" office:value="0.06" calcext:value-type="float">
            <text:p>0.06</text:p>
          </table:table-cell>
          <table:table-cell office:value-type="float" office:value="0.102" calcext:value-type="float">
            <text:p>0.102</text:p>
          </table:table-cell>
          <table:table-cell office:value-type="float" office:value="1.10101" calcext:value-type="float">
            <text:p>1.10101</text:p>
          </table:table-cell>
          <table:table-cell office:value-type="float" office:value="99.86" calcext:value-type="float">
            <text:p>99.86</text:p>
          </table:table-cell>
          <table:table-cell table:number-columns-repeated="63"/>
          <table:table-cell table:formula="of:=SUM([.H17:.BR17])" office:value-type="float" office:value="99.86" calcext:value-type="float">
            <text:p>99.86</text:p>
          </table:table-cell>
          <table:table-cell table:number-columns-repeated="6"/>
          <table:table-cell table:formula="of:=(POWER([.$G$17]-[.$C$17]/100;[.H$67])-1)/([.$G$17]-[.$C$17]/100-1)" office:value-type="float" office:value="0" calcext:value-type="float">
            <text:p>0</text:p>
          </table:table-cell>
          <table:table-cell table:formula="of:=(POWER([.$G$17]-[.$C$17]/100;[.I$67])-1)/([.$G$17]-[.$C$17]/100-1)" office:value-type="float" office:value="1" calcext:value-type="float">
            <text:p>1</text:p>
          </table:table-cell>
          <table:table-cell table:formula="of:=(POWER([.$G$17]-[.$C$17]/100;[.J$67])-1)/([.$G$17]-[.$C$17]/100-1)" office:value-type="float" office:value="2.09771" calcext:value-type="float">
            <text:p>2.09771</text:p>
          </table:table-cell>
          <table:table-cell table:formula="of:=(POWER([.$G$17]-[.$C$17]/100;[.K$67])-1)/([.$G$17]-[.$C$17]/100-1)" office:value-type="float" office:value="3.3026772441" calcext:value-type="float">
            <text:p>3.3026772441</text:p>
          </table:table-cell>
          <table:table-cell table:formula="of:=(POWER([.$G$17]-[.$C$17]/100;[.L$67])-1)/([.$G$17]-[.$C$17]/100-1)" office:value-type="float" office:value="4.62538183762101" calcext:value-type="float">
            <text:p>4.62538183762101</text:p>
          </table:table-cell>
          <table:table-cell table:formula="of:=(POWER([.$G$17]-[.$C$17]/100;[.M$67])-1)/([.$G$17]-[.$C$17]/100-1)" office:value-type="float" office:value="6.07732789697496" calcext:value-type="float">
            <text:p>6.07732789697496</text:p>
          </table:table-cell>
          <table:table-cell table:formula="of:=(POWER([.$G$17]-[.$C$17]/100;[.N$67])-1)/([.$G$17]-[.$C$17]/100-1)" office:value-type="float" office:value="7.67114360578838" calcext:value-type="float">
            <text:p>7.67114360578838</text:p>
          </table:table-cell>
          <table:table-cell table:formula="of:=(POWER([.$G$17]-[.$C$17]/100;[.O$67])-1)/([.$G$17]-[.$C$17]/100-1)" office:value-type="float" office:value="9.42069104750997" calcext:value-type="float">
            <text:p>9.42069104750997</text:p>
          </table:table-cell>
          <table:table-cell table:formula="of:=(POWER([.$G$17]-[.$C$17]/100;[.P$67])-1)/([.$G$17]-[.$C$17]/100-1)" office:value-type="float" office:value="11.3411867697622" calcext:value-type="float">
            <text:p>11.3411867697622</text:p>
          </table:table-cell>
          <table:table-cell table:formula="of:=(POWER([.$G$17]-[.$C$17]/100;[.Q$67])-1)/([.$G$17]-[.$C$17]/100-1)" office:value-type="float" office:value="13.4493341290356" calcext:value-type="float">
            <text:p>13.4493341290356</text:p>
          </table:table-cell>
          <table:table-cell table:formula="of:=(POWER([.$G$17]-[.$C$17]/100;[.R$67])-1)/([.$G$17]-[.$C$17]/100-1)" office:value-type="float" office:value="15.7634685667837" calcext:value-type="float">
            <text:p>15.7634685667837</text:p>
          </table:table-cell>
          <table:table-cell table:formula="of:=(POWER([.$G$17]-[.$C$17]/100;[.S$67])-1)/([.$G$17]-[.$C$17]/100-1)" office:value-type="float" office:value="18.3037170804441" calcext:value-type="float">
            <text:p>18.3037170804441</text:p>
          </table:table-cell>
          <table:table-cell table:formula="of:=(POWER([.$G$17]-[.$C$17]/100;[.T$67])-1)/([.$G$17]-[.$C$17]/100-1)" office:value-type="float" office:value="21.0921732763743" calcext:value-type="float">
            <text:p>21.0921732763743</text:p>
          </table:table-cell>
          <table:table-cell table:formula="of:=(POWER([.$G$17]-[.$C$17]/100;[.U$67])-1)/([.$G$17]-[.$C$17]/100-1)" office:value-type="float" office:value="24.1530895272089" calcext:value-type="float">
            <text:p>24.1530895272089</text:p>
          </table:table-cell>
          <table:table-cell table:formula="of:=(POWER([.$G$17]-[.$C$17]/100;[.V$67])-1)/([.$G$17]-[.$C$17]/100-1)" office:value-type="float" office:value="27.5130879049124" calcext:value-type="float">
            <text:p>27.5130879049124</text:p>
          </table:table-cell>
          <table:table-cell table:formula="of:=(POWER([.$G$17]-[.$C$17]/100;[.W$67])-1)/([.$G$17]-[.$C$17]/100-1)" office:value-type="float" office:value="31.2013917241014" calcext:value-type="float">
            <text:p>31.2013917241014</text:p>
          </table:table-cell>
          <table:table-cell table:formula="of:=(POWER([.$G$17]-[.$C$17]/100;[.X$67])-1)/([.$G$17]-[.$C$17]/100-1)" office:value-type="float" office:value="35.2500797094634" calcext:value-type="float">
            <text:p>35.2500797094634</text:p>
          </table:table-cell>
          <table:table-cell table:formula="of:=(POWER([.$G$17]-[.$C$17]/100;[.Y$67])-1)/([.$G$17]-[.$C$17]/100-1)" office:value-type="float" office:value="39.694364997875" calcext:value-type="float">
            <text:p>39.694364997875</text:p>
          </table:table-cell>
          <table:table-cell table:formula="of:=(POWER([.$G$17]-[.$C$17]/100;[.Z$67])-1)/([.$G$17]-[.$C$17]/100-1)" office:value-type="float" office:value="44.5729014018174" calcext:value-type="float">
            <text:p>44.5729014018174</text:p>
          </table:table-cell>
          <table:table-cell table:formula="of:=(POWER([.$G$17]-[.$C$17]/100;[.AA$67])-1)/([.$G$17]-[.$C$17]/100-1)" office:value-type="float" office:value="49.928119597789" calcext:value-type="float">
            <text:p>49.928119597789</text:p>
          </table:table-cell>
          <table:table-cell table:formula="of:=(POWER([.$G$17]-[.$C$17]/100;[.AB$67])-1)/([.$G$17]-[.$C$17]/100-1)" office:value-type="float" office:value="55.8065961636889" calcext:value-type="float">
            <text:p>55.8065961636889</text:p>
          </table:table-cell>
          <table:table-cell table:formula="of:=(POWER([.$G$17]-[.$C$17]/100;[.AC$67])-1)/([.$G$17]-[.$C$17]/100-1)" office:value-type="float" office:value="62.259458674843" calcext:value-type="float">
            <text:p>62.259458674843</text:p>
          </table:table-cell>
          <table:table-cell table:formula="of:=(POWER([.$G$17]-[.$C$17]/100;[.AD$67])-1)/([.$G$17]-[.$C$17]/100-1)" office:value-type="float" office:value="69.3428303819619" calcext:value-type="float">
            <text:p>69.3428303819619</text:p>
          </table:table-cell>
          <table:table-cell table:formula="of:=(POWER([.$G$17]-[.$C$17]/100;[.AE$67])-1)/([.$G$17]-[.$C$17]/100-1)" office:value-type="float" office:value="77.1183183385834" calcext:value-type="float">
            <text:p>77.1183183385834</text:p>
          </table:table-cell>
          <table:table-cell table:formula="of:=(POWER([.$G$17]-[.$C$17]/100;[.AF$67])-1)/([.$G$17]-[.$C$17]/100-1)" office:value-type="float" office:value="85.6535492234464" calcext:value-type="float">
            <text:p>85.6535492234464</text:p>
          </table:table-cell>
          <table:table-cell table:formula="of:=(POWER([.$G$17]-[.$C$17]/100;[.AG$67])-1)/([.$G$17]-[.$C$17]/100-1)" office:value-type="float" office:value="95.0227575180693" calcext:value-type="float">
            <text:p>95.0227575180693</text:p>
          </table:table-cell>
          <table:table-cell table:formula="of:=(POWER([.$G$17]-[.$C$17]/100;[.AH$67])-1)/([.$G$17]-[.$C$17]/100-1)" office:value-type="float" office:value="105.30743115516" calcext:value-type="float">
            <text:p>105.30743115516</text:p>
          </table:table-cell>
          <table:table-cell table:formula="of:=(POWER([.$G$17]-[.$C$17]/100;[.AI$67])-1)/([.$G$17]-[.$C$17]/100-1)" office:value-type="float" office:value="116.597020253331" calcext:value-type="float">
            <text:p>116.597020253331</text:p>
          </table:table-cell>
          <table:table-cell table:formula="of:=(POWER([.$G$17]-[.$C$17]/100;[.AJ$67])-1)/([.$G$17]-[.$C$17]/100-1)" office:value-type="float" office:value="128.989715102283" calcext:value-type="float">
            <text:p>128.989715102283</text:p>
          </table:table-cell>
          <table:table-cell table:formula="of:=(POWER([.$G$17]-[.$C$17]/100;[.AK$67])-1)/([.$G$17]-[.$C$17]/100-1)" office:value-type="float" office:value="142.593300164928" calcext:value-type="float">
            <text:p>142.593300164928</text:p>
          </table:table-cell>
          <table:table-cell table:formula="of:=(POWER([.$G$17]-[.$C$17]/100;[.AL$67])-1)/([.$G$17]-[.$C$17]/100-1)" office:value-type="float" office:value="157.526091524043" calcext:value-type="float">
            <text:p>157.526091524043</text:p>
          </table:table-cell>
          <table:table-cell table:formula="of:=(POWER([.$G$17]-[.$C$17]/100;[.AM$67])-1)/([.$G$17]-[.$C$17]/100-1)" office:value-type="float" office:value="173.917965926857" calcext:value-type="float">
            <text:p>173.917965926857</text:p>
          </table:table-cell>
          <table:table-cell table:formula="of:=(POWER([.$G$17]-[.$C$17]/100;[.AN$67])-1)/([.$G$17]-[.$C$17]/100-1)" office:value-type="float" office:value="191.91149037757" calcext:value-type="float">
            <text:p>191.91149037757</text:p>
          </table:table-cell>
          <table:table-cell table:formula="of:=(POWER([.$G$17]-[.$C$17]/100;[.AO$67])-1)/([.$G$17]-[.$C$17]/100-1)" office:value-type="float" office:value="211.663162102362" calcext:value-type="float">
            <text:p>211.663162102362</text:p>
          </table:table-cell>
          <table:table-cell table:formula="of:=(POWER([.$G$17]-[.$C$17]/100;[.AP$67])-1)/([.$G$17]-[.$C$17]/100-1)" office:value-type="float" office:value="233.344769671384" calcext:value-type="float">
            <text:p>233.344769671384</text:p>
          </table:table-cell>
          <table:table-cell table:formula="of:=(POWER([.$G$17]-[.$C$17]/100;[.AQ$67])-1)/([.$G$17]-[.$C$17]/100-1)" office:value-type="float" office:value="257.144887115975" calcext:value-type="float">
            <text:p>257.144887115975</text:p>
          </table:table-cell>
          <table:table-cell table:formula="of:=(POWER([.$G$17]-[.$C$17]/100;[.AR$67])-1)/([.$G$17]-[.$C$17]/100-1)" office:value-type="float" office:value="283.270514036077" calcext:value-type="float">
            <text:p>283.270514036077</text:p>
          </table:table-cell>
          <table:table-cell table:formula="of:=(POWER([.$G$17]-[.$C$17]/100;[.AS$67])-1)/([.$G$17]-[.$C$17]/100-1)" office:value-type="float" office:value="311.948875962542" calcext:value-type="float">
            <text:p>311.948875962542</text:p>
          </table:table-cell>
          <table:table-cell table:formula="of:=(POWER([.$G$17]-[.$C$17]/100;[.AT$67])-1)/([.$G$17]-[.$C$17]/100-1)" office:value-type="float" office:value="343.429400632842" calcext:value-type="float">
            <text:p>343.429400632842</text:p>
          </table:table-cell>
          <table:table-cell table:formula="of:=(POWER([.$G$17]-[.$C$17]/100;[.AU$67])-1)/([.$G$17]-[.$C$17]/100-1)" office:value-type="float" office:value="377.985887368677" calcext:value-type="float">
            <text:p>377.985887368677</text:p>
          </table:table-cell>
          <table:table-cell table:formula="of:=(POWER([.$G$17]-[.$C$17]/100;[.AV$67])-1)/([.$G$17]-[.$C$17]/100-1)" office:value-type="float" office:value="415.918888423471" calcext:value-type="float">
            <text:p>415.918888423471</text:p>
          </table:table-cell>
          <table:table-cell table:number-columns-repeated="2"/>
          <table:table-cell table:formula="of:=[.$F17]*POWER([.$G17]-[.$C17]/100;[.$H$67])" office:value-type="float" office:value="0.102" calcext:value-type="float">
            <text:p>0.102</text:p>
          </table:table-cell>
          <table:table-cell table:formula="of:=[.$F17]*POWER([.$G17]-[.$C17]/100;[.$I$67])" office:value-type="float" office:value="0.11196642" calcext:value-type="float">
            <text:p>0.11196642</text:p>
          </table:table-cell>
          <table:table-cell table:formula="of:=[.$F17]*POWER([.$G17]-[.$C17]/100;[.$J$67])" office:value-type="float" office:value="0.1229066588982" calcext:value-type="float">
            <text:p>0.1229066588982</text:p>
          </table:table-cell>
          <table:table-cell table:formula="of:=[.$F17]*POWER([.$G17]-[.$C17]/100;[.$K$67])" office:value-type="float" office:value="0.134915868539143" calcext:value-type="float">
            <text:p>0.134915868539143</text:p>
          </table:table-cell>
          <table:table-cell table:formula="of:=[.$F17]*POWER([.$G17]-[.$C17]/100;[.$L$67])" office:value-type="float" office:value="0.148098498054103" calcext:value-type="float">
            <text:p>0.148098498054103</text:p>
          </table:table-cell>
          <table:table-cell table:formula="of:=[.$F17]*POWER([.$G17]-[.$C17]/100;[.$M$67])" office:value-type="float" office:value="0.162569202298969" calcext:value-type="float">
            <text:p>0.162569202298969</text:p>
          </table:table-cell>
          <table:table-cell table:formula="of:=[.$F17]*POWER([.$G17]-[.$C17]/100;[.$N$67])" office:value-type="float" office:value="0.178453839055601" calcext:value-type="float">
            <text:p>0.178453839055601</text:p>
          </table:table-cell>
          <table:table-cell table:formula="of:=[.$F17]*POWER([.$G17]-[.$C17]/100;[.$O$67])" office:value-type="float" office:value="0.195890563669724" calcext:value-type="float">
            <text:p>0.195890563669724</text:p>
          </table:table-cell>
          <table:table-cell table:formula="of:=[.$F17]*POWER([.$G17]-[.$C17]/100;[.$P$67])" office:value-type="float" office:value="0.215031030645893" calcext:value-type="float">
            <text:p>0.215031030645893</text:p>
          </table:table-cell>
          <table:table-cell table:formula="of:=[.$F17]*POWER([.$G17]-[.$C17]/100;[.$Q$67])" office:value-type="float" office:value="0.236041712650303" calcext:value-type="float">
            <text:p>0.236041712650303</text:p>
          </table:table-cell>
          <table:table-cell table:formula="of:=[.$F17]*POWER([.$G17]-[.$C17]/100;[.$R$67])" office:value-type="float" office:value="0.259105348393364" calcext:value-type="float">
            <text:p>0.259105348393364</text:p>
          </table:table-cell>
          <table:table-cell table:formula="of:=[.$F17]*POWER([.$G17]-[.$C17]/100;[.$S$67])" office:value-type="float" office:value="0.28442253198488" calcext:value-type="float">
            <text:p>0.28442253198488</text:p>
          </table:table-cell>
          <table:table-cell table:formula="of:=[.$F17]*POWER([.$G17]-[.$C17]/100;[.$T$67])" office:value-type="float" office:value="0.312213457585123" calcext:value-type="float">
            <text:p>0.312213457585123</text:p>
          </table:table-cell>
          <table:table-cell table:formula="of:=[.$F17]*POWER([.$G17]-[.$C17]/100;[.$U$67])" office:value-type="float" office:value="0.342719834525765" calcext:value-type="float">
            <text:p>0.342719834525765</text:p>
          </table:table-cell>
          <table:table-cell table:formula="of:=[.$F17]*POWER([.$G17]-[.$C17]/100;[.$V$67])" office:value-type="float" office:value="0.376206989557277" calcext:value-type="float">
            <text:p>0.376206989557277</text:p>
          </table:table-cell>
          <table:table-cell table:formula="of:=[.$F17]*POWER([.$G17]-[.$C17]/100;[.$W$67])" office:value-type="float" office:value="0.412966174506919" calcext:value-type="float">
            <text:p>0.412966174506919</text:p>
          </table:table-cell>
          <table:table-cell table:formula="of:=[.$F17]*POWER([.$G17]-[.$C17]/100;[.$X$67])" office:value-type="float" office:value="0.45331709941799" calcext:value-type="float">
            <text:p>0.45331709941799</text:p>
          </table:table-cell>
          <table:table-cell table:formula="of:=[.$F17]*POWER([.$G17]-[.$C17]/100;[.$Y$67])" office:value-type="float" office:value="0.497610713202122" calcext:value-type="float">
            <text:p>0.497610713202122</text:p>
          </table:table-cell>
          <table:table-cell table:formula="of:=[.$F17]*POWER([.$G17]-[.$C17]/100;[.$Z$67])" office:value-type="float" office:value="0.546232255989101" calcext:value-type="float">
            <text:p>0.546232255989101</text:p>
          </table:table-cell>
          <table:table-cell table:formula="of:=[.$F17]*POWER([.$G17]-[.$C17]/100;[.$AA$67])" office:value-type="float" office:value="0.599604609721796" calcext:value-type="float">
            <text:p>0.599604609721796</text:p>
          </table:table-cell>
          <table:table-cell table:formula="of:=[.$F17]*POWER([.$G17]-[.$C17]/100;[.$AB$67])" office:value-type="float" office:value="0.658191976137713" calcext:value-type="float">
            <text:p>0.658191976137713</text:p>
          </table:table-cell>
          <table:table-cell table:formula="of:=[.$F17]*POWER([.$G17]-[.$C17]/100;[.$AC$67])" office:value-type="float" office:value="0.722503914126129" calcext:value-type="float">
            <text:p>0.722503914126129</text:p>
          </table:table-cell>
          <table:table-cell table:formula="of:=[.$F17]*POWER([.$G17]-[.$C17]/100;[.$AD$67])" office:value-type="float" office:value="0.793099771575393" calcext:value-type="float">
            <text:p>0.793099771575393</text:p>
          </table:table-cell>
          <table:table-cell table:formula="of:=[.$F17]*POWER([.$G17]-[.$C17]/100;[.$AE$67])" office:value-type="float" office:value="0.870593550256024" calcext:value-type="float">
            <text:p>0.870593550256024</text:p>
          </table:table-cell>
          <table:table-cell table:formula="of:=[.$F17]*POWER([.$G17]-[.$C17]/100;[.$AF$67])" office:value-type="float" office:value="0.95565924605154" calcext:value-type="float">
            <text:p>0.95565924605154</text:p>
          </table:table-cell>
          <table:table-cell table:formula="of:=[.$F17]*POWER([.$G17]-[.$C17]/100;[.$AG$67])" office:value-type="float" office:value="1.04903671098324" calcext:value-type="float">
            <text:p>1.04903671098324</text:p>
          </table:table-cell>
          <table:table-cell table:formula="of:=[.$F17]*POWER([.$G17]-[.$C17]/100;[.$AH$67])" office:value-type="float" office:value="1.15153808801341" calcext:value-type="float">
            <text:p>1.15153808801341</text:p>
          </table:table-cell>
          <table:table-cell table:formula="of:=[.$F17]*POWER([.$G17]-[.$C17]/100;[.$AI$67])" office:value-type="float" office:value="1.2640548745932" calcext:value-type="float">
            <text:p>1.2640548745932</text:p>
          </table:table-cell>
          <table:table-cell table:formula="of:=[.$F17]*POWER([.$G17]-[.$C17]/100;[.$AJ$67])" office:value-type="float" office:value="1.3875656763897" calcext:value-type="float">
            <text:p>1.3875656763897</text:p>
          </table:table-cell>
          <table:table-cell table:formula="of:=[.$F17]*POWER([.$G17]-[.$C17]/100;[.$AK$67])" office:value-type="float" office:value="1.52314471862974" calcext:value-type="float">
            <text:p>1.52314471862974</text:p>
          </table:table-cell>
          <table:table-cell table:formula="of:=[.$F17]*POWER([.$G17]-[.$C17]/100;[.$AL$67])" office:value-type="float" office:value="1.67197118908705" calcext:value-type="float">
            <text:p>1.67197118908705</text:p>
          </table:table-cell>
          <table:table-cell table:formula="of:=[.$F17]*POWER([.$G17]-[.$C17]/100;[.$AM$67])" office:value-type="float" office:value="1.83533949397274" calcext:value-type="float">
            <text:p>1.83533949397274</text:p>
          </table:table-cell>
          <table:table-cell table:formula="of:=[.$F17]*POWER([.$G17]-[.$C17]/100;[.$AN$67])" office:value-type="float" office:value="2.01467051592882" calcext:value-type="float">
            <text:p>2.01467051592882</text:p>
          </table:table-cell>
          <table:table-cell table:formula="of:=[.$F17]*POWER([.$G17]-[.$C17]/100;[.$AO$67])" office:value-type="float" office:value="2.21152397204023" calcext:value-type="float">
            <text:p>2.21152397204023</text:p>
          </table:table-cell>
          <table:table-cell table:formula="of:=[.$F17]*POWER([.$G17]-[.$C17]/100;[.$AP$67])" office:value-type="float" office:value="2.42761197934828" calcext:value-type="float">
            <text:p>2.42761197934828</text:p>
          </table:table-cell>
          <table:table-cell table:formula="of:=[.$F17]*POWER([.$G17]-[.$C17]/100;[.$AQ$67])" office:value-type="float" office:value="2.6648139458504" calcext:value-type="float">
            <text:p>2.6648139458504</text:p>
          </table:table-cell>
          <table:table-cell table:formula="of:=[.$F17]*POWER([.$G17]-[.$C17]/100;[.$AR$67])" office:value-type="float" office:value="2.92519291649944" calcext:value-type="float">
            <text:p>2.92519291649944</text:p>
          </table:table-cell>
          <table:table-cell table:formula="of:=[.$F17]*POWER([.$G17]-[.$C17]/100;[.$AS$67])" office:value-type="float" office:value="3.2110135163706" calcext:value-type="float">
            <text:p>3.2110135163706</text:p>
          </table:table-cell>
          <table:table-cell table:formula="of:=[.$F17]*POWER([.$G17]-[.$C17]/100;[.$AT$67])" office:value-type="float" office:value="3.52476164705517" calcext:value-type="float">
            <text:p>3.52476164705517</text:p>
          </table:table-cell>
          <table:table-cell table:formula="of:=[.$F17]*POWER([.$G17]-[.$C17]/100;[.$AU$67])" office:value-type="float" office:value="3.86916610758893" calcext:value-type="float">
            <text:p>3.86916610758893</text:p>
          </table:table-cell>
          <table:table-cell table:formula="of:=[.$F17]*POWER([.$G17]-[.$C17]/100;[.$AV$67])" office:value-type="float" office:value="4.24722232796144" calcext:value-type="float">
            <text:p>4.2472223279614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Physical GOLD</text:p>
          </table:table-cell>
          <table:table-cell office:value-type="string" calcext:value-type="string">
            <text:p>IE00B4ND360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iShares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5" calcext:value-type="float">
            <text:p>0.095</text:p>
          </table:table-cell>
          <table:table-cell office:value-type="float" office:value="1.0778" calcext:value-type="float">
            <text:p>1.0778</text:p>
          </table:table-cell>
          <table:table-cell table:number-columns-repeated="44"/>
          <table:table-cell office:value-type="float" office:value="100" calcext:value-type="float">
            <text:p>100</text:p>
          </table:table-cell>
          <table:table-cell table:number-columns-repeated="19"/>
          <table:table-cell table:formula="of:=SUM([.H18:.BR18])" office:value-type="float" office:value="100" calcext:value-type="float">
            <text:p>100</text:p>
          </table:table-cell>
          <table:table-cell table:number-columns-repeated="6"/>
          <table:table-cell table:formula="of:=(POWER([.$G$18]-[.$C$18]/100;[.H$67])-1)/([.$G$18]-[.$C$18]/100-1)" office:value-type="float" office:value="0" calcext:value-type="float">
            <text:p>0</text:p>
          </table:table-cell>
          <table:table-cell table:formula="of:=(POWER([.$G$18]-[.$C$18]/100;[.I$67])-1)/([.$G$18]-[.$C$18]/100-1)" office:value-type="float" office:value="1" calcext:value-type="float">
            <text:p>1</text:p>
          </table:table-cell>
          <table:table-cell table:formula="of:=(POWER([.$G$18]-[.$C$18]/100;[.J$67])-1)/([.$G$18]-[.$C$18]/100-1)" office:value-type="float" office:value="2.0766" calcext:value-type="float">
            <text:p>2.0766</text:p>
          </table:table-cell>
          <table:table-cell table:formula="of:=(POWER([.$G$18]-[.$C$18]/100;[.K$67])-1)/([.$G$18]-[.$C$18]/100-1)" office:value-type="float" office:value="3.23566756" calcext:value-type="float">
            <text:p>3.23566756</text:p>
          </table:table-cell>
          <table:table-cell table:formula="of:=(POWER([.$G$18]-[.$C$18]/100;[.L$67])-1)/([.$G$18]-[.$C$18]/100-1)" office:value-type="float" office:value="4.483519695096" calcext:value-type="float">
            <text:p>4.483519695096</text:p>
          </table:table-cell>
          <table:table-cell table:formula="of:=(POWER([.$G$18]-[.$C$18]/100;[.M$67])-1)/([.$G$18]-[.$C$18]/100-1)" office:value-type="float" office:value="5.82695730374036" calcext:value-type="float">
            <text:p>5.82695730374036</text:p>
          </table:table-cell>
          <table:table-cell table:formula="of:=(POWER([.$G$18]-[.$C$18]/100;[.N$67])-1)/([.$G$18]-[.$C$18]/100-1)" office:value-type="float" office:value="7.27330223320687" calcext:value-type="float">
            <text:p>7.27330223320687</text:p>
          </table:table-cell>
          <table:table-cell table:formula="of:=(POWER([.$G$18]-[.$C$18]/100;[.O$67])-1)/([.$G$18]-[.$C$18]/100-1)" office:value-type="float" office:value="8.83043718427051" calcext:value-type="float">
            <text:p>8.83043718427051</text:p>
          </table:table-cell>
          <table:table-cell table:formula="of:=(POWER([.$G$18]-[.$C$18]/100;[.P$67])-1)/([.$G$18]-[.$C$18]/100-1)" office:value-type="float" office:value="10.5068486725856" calcext:value-type="float">
            <text:p>10.5068486725856</text:p>
          </table:table-cell>
          <table:table-cell table:formula="of:=(POWER([.$G$18]-[.$C$18]/100;[.Q$67])-1)/([.$G$18]-[.$C$18]/100-1)" office:value-type="float" office:value="12.3116732809057" calcext:value-type="float">
            <text:p>12.3116732809057</text:p>
          </table:table-cell>
          <table:table-cell table:formula="of:=(POWER([.$G$18]-[.$C$18]/100;[.R$67])-1)/([.$G$18]-[.$C$18]/100-1)" office:value-type="float" office:value="14.2547474542231" calcext:value-type="float">
            <text:p>14.2547474542231</text:p>
          </table:table-cell>
          <table:table-cell table:formula="of:=(POWER([.$G$18]-[.$C$18]/100;[.S$67])-1)/([.$G$18]-[.$C$18]/100-1)" office:value-type="float" office:value="16.3466611092166" calcext:value-type="float">
            <text:p>16.3466611092166</text:p>
          </table:table-cell>
          <table:table-cell table:formula="of:=(POWER([.$G$18]-[.$C$18]/100;[.T$67])-1)/([.$G$18]-[.$C$18]/100-1)" office:value-type="float" office:value="18.5988153501825" calcext:value-type="float">
            <text:p>18.5988153501825</text:p>
          </table:table-cell>
          <table:table-cell table:formula="of:=(POWER([.$G$18]-[.$C$18]/100;[.U$67])-1)/([.$G$18]-[.$C$18]/100-1)" office:value-type="float" office:value="21.0234846060065" calcext:value-type="float">
            <text:p>21.0234846060065</text:p>
          </table:table-cell>
          <table:table-cell table:formula="of:=(POWER([.$G$18]-[.$C$18]/100;[.V$67])-1)/([.$G$18]-[.$C$18]/100-1)" office:value-type="float" office:value="23.6338835268266" calcext:value-type="float">
            <text:p>23.6338835268266</text:p>
          </table:table-cell>
          <table:table-cell table:formula="of:=(POWER([.$G$18]-[.$C$18]/100;[.W$67])-1)/([.$G$18]-[.$C$18]/100-1)" office:value-type="float" office:value="26.4442390049815" calcext:value-type="float">
            <text:p>26.4442390049815</text:p>
          </table:table-cell>
          <table:table-cell table:formula="of:=(POWER([.$G$18]-[.$C$18]/100;[.X$67])-1)/([.$G$18]-[.$C$18]/100-1)" office:value-type="float" office:value="29.4698677127631" calcext:value-type="float">
            <text:p>29.4698677127631</text:p>
          </table:table-cell>
          <table:table-cell table:formula="of:=(POWER([.$G$18]-[.$C$18]/100;[.Y$67])-1)/([.$G$18]-[.$C$18]/100-1)" office:value-type="float" office:value="32.7272595795608" calcext:value-type="float">
            <text:p>32.7272595795608</text:p>
          </table:table-cell>
          <table:table-cell table:formula="of:=(POWER([.$G$18]-[.$C$18]/100;[.Z$67])-1)/([.$G$18]-[.$C$18]/100-1)" office:value-type="float" office:value="36.2341676633551" calcext:value-type="float">
            <text:p>36.2341676633551</text:p>
          </table:table-cell>
          <table:table-cell table:formula="of:=(POWER([.$G$18]-[.$C$18]/100;[.AA$67])-1)/([.$G$18]-[.$C$18]/100-1)" office:value-type="float" office:value="40.0097049063681" calcext:value-type="float">
            <text:p>40.0097049063681</text:p>
          </table:table-cell>
          <table:table-cell table:formula="of:=(POWER([.$G$18]-[.$C$18]/100;[.AB$67])-1)/([.$G$18]-[.$C$18]/100-1)" office:value-type="float" office:value="44.074448302196" calcext:value-type="float">
            <text:p>44.074448302196</text:p>
          </table:table-cell>
          <table:table-cell table:formula="of:=(POWER([.$G$18]-[.$C$18]/100;[.AC$67])-1)/([.$G$18]-[.$C$18]/100-1)" office:value-type="float" office:value="48.4505510421442" calcext:value-type="float">
            <text:p>48.4505510421442</text:p>
          </table:table-cell>
          <table:table-cell table:formula="of:=(POWER([.$G$18]-[.$C$18]/100;[.AD$67])-1)/([.$G$18]-[.$C$18]/100-1)" office:value-type="float" office:value="53.1618632519724" calcext:value-type="float">
            <text:p>53.1618632519724</text:p>
          </table:table-cell>
          <table:table-cell table:formula="of:=(POWER([.$G$18]-[.$C$18]/100;[.AE$67])-1)/([.$G$18]-[.$C$18]/100-1)" office:value-type="float" office:value="58.2340619770735" calcext:value-type="float">
            <text:p>58.2340619770735</text:p>
          </table:table-cell>
          <table:table-cell table:formula="of:=(POWER([.$G$18]-[.$C$18]/100;[.AF$67])-1)/([.$G$18]-[.$C$18]/100-1)" office:value-type="float" office:value="63.6947911245173" calcext:value-type="float">
            <text:p>63.6947911245173</text:p>
          </table:table-cell>
          <table:table-cell table:formula="of:=(POWER([.$G$18]-[.$C$18]/100;[.AG$67])-1)/([.$G$18]-[.$C$18]/100-1)" office:value-type="float" office:value="69.5738121246554" calcext:value-type="float">
            <text:p>69.5738121246554</text:p>
          </table:table-cell>
          <table:table-cell table:formula="of:=(POWER([.$G$18]-[.$C$18]/100;[.AH$67])-1)/([.$G$18]-[.$C$18]/100-1)" office:value-type="float" office:value="75.9031661334039" calcext:value-type="float">
            <text:p>75.9031661334039</text:p>
          </table:table-cell>
          <table:table-cell table:formula="of:=(POWER([.$G$18]-[.$C$18]/100;[.AI$67])-1)/([.$G$18]-[.$C$18]/100-1)" office:value-type="float" office:value="82.7173486592227" calcext:value-type="float">
            <text:p>82.7173486592227</text:p>
          </table:table-cell>
          <table:table-cell table:formula="of:=(POWER([.$G$18]-[.$C$18]/100;[.AJ$67])-1)/([.$G$18]-[.$C$18]/100-1)" office:value-type="float" office:value="90.0534975665191" calcext:value-type="float">
            <text:p>90.0534975665191</text:p>
          </table:table-cell>
          <table:table-cell table:formula="of:=(POWER([.$G$18]-[.$C$18]/100;[.AK$67])-1)/([.$G$18]-[.$C$18]/100-1)" office:value-type="float" office:value="97.9515954801145" calcext:value-type="float">
            <text:p>97.9515954801145</text:p>
          </table:table-cell>
          <table:table-cell table:formula="of:=(POWER([.$G$18]-[.$C$18]/100;[.AL$67])-1)/([.$G$18]-[.$C$18]/100-1)" office:value-type="float" office:value="106.454687693891" calcext:value-type="float">
            <text:p>106.454687693891</text:p>
          </table:table-cell>
          <table:table-cell table:formula="of:=(POWER([.$G$18]-[.$C$18]/100;[.AM$67])-1)/([.$G$18]-[.$C$18]/100-1)" office:value-type="float" office:value="115.609116771243" calcext:value-type="float">
            <text:p>115.609116771243</text:p>
          </table:table-cell>
          <table:table-cell table:formula="of:=(POWER([.$G$18]-[.$C$18]/100;[.AN$67])-1)/([.$G$18]-[.$C$18]/100-1)" office:value-type="float" office:value="125.464775115921" calcext:value-type="float">
            <text:p>125.464775115921</text:p>
          </table:table-cell>
          <table:table-cell table:formula="of:=(POWER([.$G$18]-[.$C$18]/100;[.AO$67])-1)/([.$G$18]-[.$C$18]/100-1)" office:value-type="float" office:value="136.0753768898" calcext:value-type="float">
            <text:p>136.0753768898</text:p>
          </table:table-cell>
          <table:table-cell table:formula="of:=(POWER([.$G$18]-[.$C$18]/100;[.AP$67])-1)/([.$G$18]-[.$C$18]/100-1)" office:value-type="float" office:value="147.498750759559" calcext:value-type="float">
            <text:p>147.498750759559</text:p>
          </table:table-cell>
          <table:table-cell table:formula="of:=(POWER([.$G$18]-[.$C$18]/100;[.AQ$67])-1)/([.$G$18]-[.$C$18]/100-1)" office:value-type="float" office:value="159.797155067741" calcext:value-type="float">
            <text:p>159.797155067741</text:p>
          </table:table-cell>
          <table:table-cell table:formula="of:=(POWER([.$G$18]-[.$C$18]/100;[.AR$67])-1)/([.$G$18]-[.$C$18]/100-1)" office:value-type="float" office:value="173.03761714593" calcext:value-type="float">
            <text:p>173.03761714593</text:p>
          </table:table-cell>
          <table:table-cell table:formula="of:=(POWER([.$G$18]-[.$C$18]/100;[.AS$67])-1)/([.$G$18]-[.$C$18]/100-1)" office:value-type="float" office:value="187.292298619308" calcext:value-type="float">
            <text:p>187.292298619308</text:p>
          </table:table-cell>
          <table:table-cell table:formula="of:=(POWER([.$G$18]-[.$C$18]/100;[.AT$67])-1)/([.$G$18]-[.$C$18]/100-1)" office:value-type="float" office:value="202.638888693547" calcext:value-type="float">
            <text:p>202.638888693547</text:p>
          </table:table-cell>
          <table:table-cell table:formula="of:=(POWER([.$G$18]-[.$C$18]/100;[.AU$67])-1)/([.$G$18]-[.$C$18]/100-1)" office:value-type="float" office:value="219.161027567473" calcext:value-type="float">
            <text:p>219.161027567473</text:p>
          </table:table-cell>
          <table:table-cell table:formula="of:=(POWER([.$G$18]-[.$C$18]/100;[.AV$67])-1)/([.$G$18]-[.$C$18]/100-1)" office:value-type="float" office:value="236.948762279141" calcext:value-type="float">
            <text:p>236.948762279141</text:p>
          </table:table-cell>
          <table:table-cell table:number-columns-repeated="2"/>
          <table:table-cell table:formula="of:=[.$F18]*POWER([.$G18]-[.$C18]/100;[.$H$67])" office:value-type="float" office:value="0.095" calcext:value-type="float">
            <text:p>0.095</text:p>
          </table:table-cell>
          <table:table-cell table:formula="of:=[.$F18]*POWER([.$G18]-[.$C18]/100;[.$I$67])" office:value-type="float" office:value="0.102277" calcext:value-type="float">
            <text:p>0.102277</text:p>
          </table:table-cell>
          <table:table-cell table:formula="of:=[.$F18]*POWER([.$G18]-[.$C18]/100;[.$J$67])" office:value-type="float" office:value="0.1101114182" calcext:value-type="float">
            <text:p>0.1101114182</text:p>
          </table:table-cell>
          <table:table-cell table:formula="of:=[.$F18]*POWER([.$G18]-[.$C18]/100;[.$K$67])" office:value-type="float" office:value="0.11854595283412" calcext:value-type="float">
            <text:p>0.11854595283412</text:p>
          </table:table-cell>
          <table:table-cell table:formula="of:=[.$F18]*POWER([.$G18]-[.$C18]/100;[.$L$67])" office:value-type="float" office:value="0.127626572821214" calcext:value-type="float">
            <text:p>0.127626572821214</text:p>
          </table:table-cell>
          <table:table-cell table:formula="of:=[.$F18]*POWER([.$G18]-[.$C18]/100;[.$M$67])" office:value-type="float" office:value="0.137402768299319" calcext:value-type="float">
            <text:p>0.137402768299319</text:p>
          </table:table-cell>
          <table:table-cell table:formula="of:=[.$F18]*POWER([.$G18]-[.$C18]/100;[.$N$67])" office:value-type="float" office:value="0.147927820351046" calcext:value-type="float">
            <text:p>0.147927820351046</text:p>
          </table:table-cell>
          <table:table-cell table:formula="of:=[.$F18]*POWER([.$G18]-[.$C18]/100;[.$O$67])" office:value-type="float" office:value="0.159259091389937" calcext:value-type="float">
            <text:p>0.159259091389937</text:p>
          </table:table-cell>
          <table:table-cell table:formula="of:=[.$F18]*POWER([.$G18]-[.$C18]/100;[.$P$67])" office:value-type="float" office:value="0.171458337790406" calcext:value-type="float">
            <text:p>0.171458337790406</text:p>
          </table:table-cell>
          <table:table-cell table:formula="of:=[.$F18]*POWER([.$G18]-[.$C18]/100;[.$Q$67])" office:value-type="float" office:value="0.184592046465151" calcext:value-type="float">
            <text:p>0.184592046465151</text:p>
          </table:table-cell>
          <table:table-cell table:formula="of:=[.$F18]*POWER([.$G18]-[.$C18]/100;[.$R$67])" office:value-type="float" office:value="0.198731797224381" calcext:value-type="float">
            <text:p>0.198731797224381</text:p>
          </table:table-cell>
          <table:table-cell table:formula="of:=[.$F18]*POWER([.$G18]-[.$C18]/100;[.$S$67])" office:value-type="float" office:value="0.213954652891769" calcext:value-type="float">
            <text:p>0.213954652891769</text:p>
          </table:table-cell>
          <table:table-cell table:formula="of:=[.$F18]*POWER([.$G18]-[.$C18]/100;[.$T$67])" office:value-type="float" office:value="0.230343579303278" calcext:value-type="float">
            <text:p>0.230343579303278</text:p>
          </table:table-cell>
          <table:table-cell table:formula="of:=[.$F18]*POWER([.$G18]-[.$C18]/100;[.$U$67])" office:value-type="float" office:value="0.247987897477909" calcext:value-type="float">
            <text:p>0.247987897477909</text:p>
          </table:table-cell>
          <table:table-cell table:formula="of:=[.$F18]*POWER([.$G18]-[.$C18]/100;[.$V$67])" office:value-type="float" office:value="0.266983770424717" calcext:value-type="float">
            <text:p>0.266983770424717</text:p>
          </table:table-cell>
          <table:table-cell table:formula="of:=[.$F18]*POWER([.$G18]-[.$C18]/100;[.$W$67])" office:value-type="float" office:value="0.287434727239251" calcext:value-type="float">
            <text:p>0.287434727239251</text:p>
          </table:table-cell>
          <table:table-cell table:formula="of:=[.$F18]*POWER([.$G18]-[.$C18]/100;[.$X$67])" office:value-type="float" office:value="0.309452227345777" calcext:value-type="float">
            <text:p>0.309452227345777</text:p>
          </table:table-cell>
          <table:table-cell table:formula="of:=[.$F18]*POWER([.$G18]-[.$C18]/100;[.$Y$67])" office:value-type="float" office:value="0.333156267960464" calcext:value-type="float">
            <text:p>0.333156267960464</text:p>
          </table:table-cell>
          <table:table-cell table:formula="of:=[.$F18]*POWER([.$G18]-[.$C18]/100;[.$Z$67])" office:value-type="float" office:value="0.358676038086235" calcext:value-type="float">
            <text:p>0.358676038086235</text:p>
          </table:table-cell>
          <table:table-cell table:formula="of:=[.$F18]*POWER([.$G18]-[.$C18]/100;[.$AA$67])" office:value-type="float" office:value="0.386150622603641" calcext:value-type="float">
            <text:p>0.386150622603641</text:p>
          </table:table-cell>
          <table:table-cell table:formula="of:=[.$F18]*POWER([.$G18]-[.$C18]/100;[.$AB$67])" office:value-type="float" office:value="0.41572976029508" calcext:value-type="float">
            <text:p>0.41572976029508</text:p>
          </table:table-cell>
          <table:table-cell table:formula="of:=[.$F18]*POWER([.$G18]-[.$C18]/100;[.$AC$67])" office:value-type="float" office:value="0.447574659933683" calcext:value-type="float">
            <text:p>0.447574659933683</text:p>
          </table:table-cell>
          <table:table-cell table:formula="of:=[.$F18]*POWER([.$G18]-[.$C18]/100;[.$AD$67])" office:value-type="float" office:value="0.481858878884603" calcext:value-type="float">
            <text:p>0.481858878884603</text:p>
          </table:table-cell>
          <table:table-cell table:formula="of:=[.$F18]*POWER([.$G18]-[.$C18]/100;[.$AE$67])" office:value-type="float" office:value="0.518769269007164" calcext:value-type="float">
            <text:p>0.518769269007164</text:p>
          </table:table-cell>
          <table:table-cell table:formula="of:=[.$F18]*POWER([.$G18]-[.$C18]/100;[.$AF$67])" office:value-type="float" office:value="0.558506995013113" calcext:value-type="float">
            <text:p>0.558506995013113</text:p>
          </table:table-cell>
          <table:table-cell table:formula="of:=[.$F18]*POWER([.$G18]-[.$C18]/100;[.$AG$67])" office:value-type="float" office:value="0.601288630831117" calcext:value-type="float">
            <text:p>0.601288630831117</text:p>
          </table:table-cell>
          <table:table-cell table:formula="of:=[.$F18]*POWER([.$G18]-[.$C18]/100;[.$AH$67])" office:value-type="float" office:value="0.647347339952781" calcext:value-type="float">
            <text:p>0.647347339952781</text:p>
          </table:table-cell>
          <table:table-cell table:formula="of:=[.$F18]*POWER([.$G18]-[.$C18]/100;[.$AI$67])" office:value-type="float" office:value="0.696934146193163" calcext:value-type="float">
            <text:p>0.696934146193163</text:p>
          </table:table-cell>
          <table:table-cell table:formula="of:=[.$F18]*POWER([.$G18]-[.$C18]/100;[.$AJ$67])" office:value-type="float" office:value="0.75031930179156" calcext:value-type="float">
            <text:p>0.75031930179156</text:p>
          </table:table-cell>
          <table:table-cell table:formula="of:=[.$F18]*POWER([.$G18]-[.$C18]/100;[.$AK$67])" office:value-type="float" office:value="0.807793760308793" calcext:value-type="float">
            <text:p>0.807793760308793</text:p>
          </table:table-cell>
          <table:table-cell table:formula="of:=[.$F18]*POWER([.$G18]-[.$C18]/100;[.$AL$67])" office:value-type="float" office:value="0.869670762348447" calcext:value-type="float">
            <text:p>0.869670762348447</text:p>
          </table:table-cell>
          <table:table-cell table:formula="of:=[.$F18]*POWER([.$G18]-[.$C18]/100;[.$AM$67])" office:value-type="float" office:value="0.936287542744338" calcext:value-type="float">
            <text:p>0.936287542744338</text:p>
          </table:table-cell>
          <table:table-cell table:formula="of:=[.$F18]*POWER([.$G18]-[.$C18]/100;[.$AN$67])" office:value-type="float" office:value="1.00800716851855" calcext:value-type="float">
            <text:p>1.00800716851855</text:p>
          </table:table-cell>
          <table:table-cell table:formula="of:=[.$F18]*POWER([.$G18]-[.$C18]/100;[.$AO$67])" office:value-type="float" office:value="1.08522051762708" calcext:value-type="float">
            <text:p>1.08522051762708</text:p>
          </table:table-cell>
          <table:table-cell table:formula="of:=[.$F18]*POWER([.$G18]-[.$C18]/100;[.$AP$67])" office:value-type="float" office:value="1.16834840927731" calcext:value-type="float">
            <text:p>1.16834840927731</text:p>
          </table:table-cell>
          <table:table-cell table:formula="of:=[.$F18]*POWER([.$G18]-[.$C18]/100;[.$AQ$67])" office:value-type="float" office:value="1.25784389742795" calcext:value-type="float">
            <text:p>1.25784389742795</text:p>
          </table:table-cell>
          <table:table-cell table:formula="of:=[.$F18]*POWER([.$G18]-[.$C18]/100;[.$AR$67])" office:value-type="float" office:value="1.35419473997093" calcext:value-type="float">
            <text:p>1.35419473997093</text:p>
          </table:table-cell>
          <table:table-cell table:formula="of:=[.$F18]*POWER([.$G18]-[.$C18]/100;[.$AS$67])" office:value-type="float" office:value="1.45792605705271" calcext:value-type="float">
            <text:p>1.45792605705271</text:p>
          </table:table-cell>
          <table:table-cell table:formula="of:=[.$F18]*POWER([.$G18]-[.$C18]/100;[.$AT$67])" office:value-type="float" office:value="1.56960319302294" calcext:value-type="float">
            <text:p>1.56960319302294</text:p>
          </table:table-cell>
          <table:table-cell table:formula="of:=[.$F18]*POWER([.$G18]-[.$C18]/100;[.$AU$67])" office:value-type="float" office:value="1.6898347976085" calcext:value-type="float">
            <text:p>1.6898347976085</text:p>
          </table:table-cell>
          <table:table-cell table:formula="of:=[.$F18]*POWER([.$G18]-[.$C18]/100;[.$AV$67])" office:value-type="float" office:value="1.81927614310531" calcext:value-type="float">
            <text:p>1.81927614310531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EM Asia</text:p>
          </table:table-cell>
          <table:table-cell office:value-type="string" calcext:value-type="string">
            <text:p>IE00B5L8K96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Shares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1" calcext:value-type="float">
            <text:p>0.071</text:p>
          </table:table-cell>
          <table:table-cell office:value-type="float" office:value="1.08" calcext:value-type="float">
            <text:p>1.08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2.24" calcext:value-type="float">
            <text:p>2.24</text:p>
          </table:table-cell>
          <table:table-cell office:value-type="float" office:value="20.33" calcext:value-type="float">
            <text:p>20.33</text:p>
          </table:table-cell>
          <table:table-cell table:number-columns-repeated="3"/>
          <table:table-cell office:value-type="float" office:value="16.59" calcext:value-type="float">
            <text:p>16.59</text:p>
          </table:table-cell>
          <table:table-cell table:number-columns-repeated="3"/>
          <table:table-cell office:value-type="float" office:value="0.05" calcext:value-type="float">
            <text:p>0.05</text:p>
          </table:table-cell>
          <table:table-cell table:number-columns-repeated="5"/>
          <table:table-cell office:value-type="float" office:value="0.79" calcext:value-type="float">
            <text:p>0.79</text:p>
          </table:table-cell>
          <table:table-cell table:number-columns-repeated="7"/>
          <table:table-cell office:value-type="float" office:value="1.7" calcext:value-type="float">
            <text:p>1.7</text:p>
          </table:table-cell>
          <table:table-cell table:number-columns-repeated="9"/>
          <table:table-cell office:value-type="float" office:value="1.59" calcext:value-type="float">
            <text:p>1.59</text:p>
          </table:table-cell>
          <table:table-cell office:value-type="float" office:value="2.42" calcext:value-type="float">
            <text:p>2.42</text:p>
          </table:table-cell>
          <table:table-cell office:value-type="float" office:value="21.43" calcext:value-type="float">
            <text:p>21.43</text:p>
          </table:table-cell>
          <table:table-cell/>
          <table:table-cell office:value-type="float" office:value="1.95" calcext:value-type="float">
            <text:p>1.95</text:p>
          </table:table-cell>
          <table:table-cell table:number-columns-repeated="11"/>
          <table:table-cell office:value-type="float" office:value="30.21" calcext:value-type="float">
            <text:p>30.21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8"/>
          <table:table-cell table:formula="of:=SUM([.H19:.BR19])" office:value-type="float" office:value="99.63" calcext:value-type="float">
            <text:p>99.63</text:p>
          </table:table-cell>
          <table:table-cell table:number-columns-repeated="6"/>
          <table:table-cell table:formula="of:=(POWER([.$G$19]-[.$C$19]/100;[.H$67])-1)/([.$G$19]-[.$C$19]/100-1)" office:value-type="float" office:value="0" calcext:value-type="float">
            <text:p>0</text:p>
          </table:table-cell>
          <table:table-cell table:formula="of:=(POWER([.$G$19]-[.$C$19]/100;[.I$67])-1)/([.$G$19]-[.$C$19]/100-1)" office:value-type="float" office:value="1" calcext:value-type="float">
            <text:p>1</text:p>
          </table:table-cell>
          <table:table-cell table:formula="of:=(POWER([.$G$19]-[.$C$19]/100;[.J$67])-1)/([.$G$19]-[.$C$19]/100-1)" office:value-type="float" office:value="2.078" calcext:value-type="float">
            <text:p>2.078</text:p>
          </table:table-cell>
          <table:table-cell table:formula="of:=(POWER([.$G$19]-[.$C$19]/100;[.K$67])-1)/([.$G$19]-[.$C$19]/100-1)" office:value-type="float" office:value="3.240084" calcext:value-type="float">
            <text:p>3.240084</text:p>
          </table:table-cell>
          <table:table-cell table:formula="of:=(POWER([.$G$19]-[.$C$19]/100;[.L$67])-1)/([.$G$19]-[.$C$19]/100-1)" office:value-type="float" office:value="4.492810552" calcext:value-type="float">
            <text:p>4.492810552</text:p>
          </table:table-cell>
          <table:table-cell table:formula="of:=(POWER([.$G$19]-[.$C$19]/100;[.M$67])-1)/([.$G$19]-[.$C$19]/100-1)" office:value-type="float" office:value="5.843249775056" calcext:value-type="float">
            <text:p>5.843249775056</text:p>
          </table:table-cell>
          <table:table-cell table:formula="of:=(POWER([.$G$19]-[.$C$19]/100;[.N$67])-1)/([.$G$19]-[.$C$19]/100-1)" office:value-type="float" office:value="7.29902325751037" calcext:value-type="float">
            <text:p>7.29902325751037</text:p>
          </table:table-cell>
          <table:table-cell table:formula="of:=(POWER([.$G$19]-[.$C$19]/100;[.O$67])-1)/([.$G$19]-[.$C$19]/100-1)" office:value-type="float" office:value="8.86834707159618" calcext:value-type="float">
            <text:p>8.86834707159618</text:p>
          </table:table-cell>
          <table:table-cell table:formula="of:=(POWER([.$G$19]-[.$C$19]/100;[.P$67])-1)/([.$G$19]-[.$C$19]/100-1)" office:value-type="float" office:value="10.5600781431807" calcext:value-type="float">
            <text:p>10.5600781431807</text:p>
          </table:table-cell>
          <table:table-cell table:formula="of:=(POWER([.$G$19]-[.$C$19]/100;[.Q$67])-1)/([.$G$19]-[.$C$19]/100-1)" office:value-type="float" office:value="12.3837642383488" calcext:value-type="float">
            <text:p>12.3837642383488</text:p>
          </table:table-cell>
          <table:table-cell table:formula="of:=(POWER([.$G$19]-[.$C$19]/100;[.R$67])-1)/([.$G$19]-[.$C$19]/100-1)" office:value-type="float" office:value="14.34969784894" calcext:value-type="float">
            <text:p>14.34969784894</text:p>
          </table:table-cell>
          <table:table-cell table:formula="of:=(POWER([.$G$19]-[.$C$19]/100;[.S$67])-1)/([.$G$19]-[.$C$19]/100-1)" office:value-type="float" office:value="16.4689742811573" calcext:value-type="float">
            <text:p>16.4689742811573</text:p>
          </table:table-cell>
          <table:table-cell table:formula="of:=(POWER([.$G$19]-[.$C$19]/100;[.T$67])-1)/([.$G$19]-[.$C$19]/100-1)" office:value-type="float" office:value="18.7535542750876" calcext:value-type="float">
            <text:p>18.7535542750876</text:p>
          </table:table-cell>
          <table:table-cell table:formula="of:=(POWER([.$G$19]-[.$C$19]/100;[.U$67])-1)/([.$G$19]-[.$C$19]/100-1)" office:value-type="float" office:value="21.2163315085444" calcext:value-type="float">
            <text:p>21.2163315085444</text:p>
          </table:table-cell>
          <table:table-cell table:formula="of:=(POWER([.$G$19]-[.$C$19]/100;[.V$67])-1)/([.$G$19]-[.$C$19]/100-1)" office:value-type="float" office:value="23.8712053662109" calcext:value-type="float">
            <text:p>23.8712053662109</text:p>
          </table:table-cell>
          <table:table-cell table:formula="of:=(POWER([.$G$19]-[.$C$19]/100;[.W$67])-1)/([.$G$19]-[.$C$19]/100-1)" office:value-type="float" office:value="26.7331593847753" calcext:value-type="float">
            <text:p>26.7331593847753</text:p>
          </table:table-cell>
          <table:table-cell table:formula="of:=(POWER([.$G$19]-[.$C$19]/100;[.X$67])-1)/([.$G$19]-[.$C$19]/100-1)" office:value-type="float" office:value="29.8183458167878" calcext:value-type="float">
            <text:p>29.8183458167878</text:p>
          </table:table-cell>
          <table:table-cell table:formula="of:=(POWER([.$G$19]-[.$C$19]/100;[.Y$67])-1)/([.$G$19]-[.$C$19]/100-1)" office:value-type="float" office:value="33.1441767904972" calcext:value-type="float">
            <text:p>33.1441767904972</text:p>
          </table:table-cell>
          <table:table-cell table:formula="of:=(POWER([.$G$19]-[.$C$19]/100;[.Z$67])-1)/([.$G$19]-[.$C$19]/100-1)" office:value-type="float" office:value="36.729422580156" calcext:value-type="float">
            <text:p>36.729422580156</text:p>
          </table:table-cell>
          <table:table-cell table:formula="of:=(POWER([.$G$19]-[.$C$19]/100;[.AA$67])-1)/([.$G$19]-[.$C$19]/100-1)" office:value-type="float" office:value="40.5943175414082" calcext:value-type="float">
            <text:p>40.5943175414082</text:p>
          </table:table-cell>
          <table:table-cell table:formula="of:=(POWER([.$G$19]-[.$C$19]/100;[.AB$67])-1)/([.$G$19]-[.$C$19]/100-1)" office:value-type="float" office:value="44.760674309638" calcext:value-type="float">
            <text:p>44.760674309638</text:p>
          </table:table-cell>
          <table:table-cell table:formula="of:=(POWER([.$G$19]-[.$C$19]/100;[.AC$67])-1)/([.$G$19]-[.$C$19]/100-1)" office:value-type="float" office:value="49.2520069057898" calcext:value-type="float">
            <text:p>49.2520069057898</text:p>
          </table:table-cell>
          <table:table-cell table:formula="of:=(POWER([.$G$19]-[.$C$19]/100;[.AD$67])-1)/([.$G$19]-[.$C$19]/100-1)" office:value-type="float" office:value="54.0936634444414" calcext:value-type="float">
            <text:p>54.0936634444414</text:p>
          </table:table-cell>
          <table:table-cell table:formula="of:=(POWER([.$G$19]-[.$C$19]/100;[.AE$67])-1)/([.$G$19]-[.$C$19]/100-1)" office:value-type="float" office:value="59.3129691931079" calcext:value-type="float">
            <text:p>59.3129691931079</text:p>
          </table:table-cell>
          <table:table-cell table:formula="of:=(POWER([.$G$19]-[.$C$19]/100;[.AF$67])-1)/([.$G$19]-[.$C$19]/100-1)" office:value-type="float" office:value="64.9393807901703" calcext:value-type="float">
            <text:p>64.9393807901703</text:p>
          </table:table-cell>
          <table:table-cell table:formula="of:=(POWER([.$G$19]-[.$C$19]/100;[.AG$67])-1)/([.$G$19]-[.$C$19]/100-1)" office:value-type="float" office:value="71.0046524918036" calcext:value-type="float">
            <text:p>71.0046524918036</text:p>
          </table:table-cell>
          <table:table-cell table:formula="of:=(POWER([.$G$19]-[.$C$19]/100;[.AH$67])-1)/([.$G$19]-[.$C$19]/100-1)" office:value-type="float" office:value="77.5430153861642" calcext:value-type="float">
            <text:p>77.5430153861642</text:p>
          </table:table-cell>
          <table:table-cell table:formula="of:=(POWER([.$G$19]-[.$C$19]/100;[.AI$67])-1)/([.$G$19]-[.$C$19]/100-1)" office:value-type="float" office:value="84.5913705862851" calcext:value-type="float">
            <text:p>84.5913705862851</text:p>
          </table:table-cell>
          <table:table-cell table:formula="of:=(POWER([.$G$19]-[.$C$19]/100;[.AJ$67])-1)/([.$G$19]-[.$C$19]/100-1)" office:value-type="float" office:value="92.1894974920153" calcext:value-type="float">
            <text:p>92.1894974920153</text:p>
          </table:table-cell>
          <table:table-cell table:formula="of:=(POWER([.$G$19]-[.$C$19]/100;[.AK$67])-1)/([.$G$19]-[.$C$19]/100-1)" office:value-type="float" office:value="100.380278296393" calcext:value-type="float">
            <text:p>100.380278296393</text:p>
          </table:table-cell>
          <table:table-cell table:formula="of:=(POWER([.$G$19]-[.$C$19]/100;[.AL$67])-1)/([.$G$19]-[.$C$19]/100-1)" office:value-type="float" office:value="109.209940003511" calcext:value-type="float">
            <text:p>109.209940003511</text:p>
          </table:table-cell>
          <table:table-cell table:formula="of:=(POWER([.$G$19]-[.$C$19]/100;[.AM$67])-1)/([.$G$19]-[.$C$19]/100-1)" office:value-type="float" office:value="118.728315323785" calcext:value-type="float">
            <text:p>118.728315323785</text:p>
          </table:table-cell>
          <table:table-cell table:formula="of:=(POWER([.$G$19]-[.$C$19]/100;[.AN$67])-1)/([.$G$19]-[.$C$19]/100-1)" office:value-type="float" office:value="128.98912391904" calcext:value-type="float">
            <text:p>128.98912391904</text:p>
          </table:table-cell>
          <table:table-cell table:formula="of:=(POWER([.$G$19]-[.$C$19]/100;[.AO$67])-1)/([.$G$19]-[.$C$19]/100-1)" office:value-type="float" office:value="140.050275584725" calcext:value-type="float">
            <text:p>140.050275584725</text:p>
          </table:table-cell>
          <table:table-cell table:formula="of:=(POWER([.$G$19]-[.$C$19]/100;[.AP$67])-1)/([.$G$19]-[.$C$19]/100-1)" office:value-type="float" office:value="151.974197080334" calcext:value-type="float">
            <text:p>151.974197080334</text:p>
          </table:table-cell>
          <table:table-cell table:formula="of:=(POWER([.$G$19]-[.$C$19]/100;[.AQ$67])-1)/([.$G$19]-[.$C$19]/100-1)" office:value-type="float" office:value="164.8281844526" calcext:value-type="float">
            <text:p>164.8281844526</text:p>
          </table:table-cell>
          <table:table-cell table:formula="of:=(POWER([.$G$19]-[.$C$19]/100;[.AR$67])-1)/([.$G$19]-[.$C$19]/100-1)" office:value-type="float" office:value="178.684782839903" calcext:value-type="float">
            <text:p>178.684782839903</text:p>
          </table:table-cell>
          <table:table-cell table:formula="of:=(POWER([.$G$19]-[.$C$19]/100;[.AS$67])-1)/([.$G$19]-[.$C$19]/100-1)" office:value-type="float" office:value="193.622195901415" calcext:value-type="float">
            <text:p>193.622195901415</text:p>
          </table:table-cell>
          <table:table-cell table:formula="of:=(POWER([.$G$19]-[.$C$19]/100;[.AT$67])-1)/([.$G$19]-[.$C$19]/100-1)" office:value-type="float" office:value="209.724727181726" calcext:value-type="float">
            <text:p>209.724727181726</text:p>
          </table:table-cell>
          <table:table-cell table:formula="of:=(POWER([.$G$19]-[.$C$19]/100;[.AU$67])-1)/([.$G$19]-[.$C$19]/100-1)" office:value-type="float" office:value="227.0832559019" calcext:value-type="float">
            <text:p>227.0832559019</text:p>
          </table:table-cell>
          <table:table-cell table:formula="of:=(POWER([.$G$19]-[.$C$19]/100;[.AV$67])-1)/([.$G$19]-[.$C$19]/100-1)" office:value-type="float" office:value="245.795749862249" calcext:value-type="float">
            <text:p>245.795749862249</text:p>
          </table:table-cell>
          <table:table-cell table:number-columns-repeated="2"/>
          <table:table-cell table:formula="of:=[.$F19]*POWER([.$G19]-[.$C19]/100;[.$H$67])" office:value-type="float" office:value="0.071" calcext:value-type="float">
            <text:p>0.071</text:p>
          </table:table-cell>
          <table:table-cell table:formula="of:=[.$F19]*POWER([.$G19]-[.$C19]/100;[.$I$67])" office:value-type="float" office:value="0.076538" calcext:value-type="float">
            <text:p>0.076538</text:p>
          </table:table-cell>
          <table:table-cell table:formula="of:=[.$F19]*POWER([.$G19]-[.$C19]/100;[.$J$67])" office:value-type="float" office:value="0.082507964" calcext:value-type="float">
            <text:p>0.082507964</text:p>
          </table:table-cell>
          <table:table-cell table:formula="of:=[.$F19]*POWER([.$G19]-[.$C19]/100;[.$K$67])" office:value-type="float" office:value="0.088943585192" calcext:value-type="float">
            <text:p>0.088943585192</text:p>
          </table:table-cell>
          <table:table-cell table:formula="of:=[.$F19]*POWER([.$G19]-[.$C19]/100;[.$L$67])" office:value-type="float" office:value="0.095881184836976" calcext:value-type="float">
            <text:p>0.095881184836976</text:p>
          </table:table-cell>
          <table:table-cell table:formula="of:=[.$F19]*POWER([.$G19]-[.$C19]/100;[.$M$67])" office:value-type="float" office:value="0.10335991725426" calcext:value-type="float">
            <text:p>0.10335991725426</text:p>
          </table:table-cell>
          <table:table-cell table:formula="of:=[.$F19]*POWER([.$G19]-[.$C19]/100;[.$N$67])" office:value-type="float" office:value="0.111421990800092" calcext:value-type="float">
            <text:p>0.111421990800092</text:p>
          </table:table-cell>
          <table:table-cell table:formula="of:=[.$F19]*POWER([.$G19]-[.$C19]/100;[.$O$67])" office:value-type="float" office:value="0.1201129060825" calcext:value-type="float">
            <text:p>0.1201129060825</text:p>
          </table:table-cell>
          <table:table-cell table:formula="of:=[.$F19]*POWER([.$G19]-[.$C19]/100;[.$P$67])" office:value-type="float" office:value="0.129481712756935" calcext:value-type="float">
            <text:p>0.129481712756935</text:p>
          </table:table-cell>
          <table:table-cell table:formula="of:=[.$F19]*POWER([.$G19]-[.$C19]/100;[.$Q$67])" office:value-type="float" office:value="0.139581286351976" calcext:value-type="float">
            <text:p>0.139581286351976</text:p>
          </table:table-cell>
          <table:table-cell table:formula="of:=[.$F19]*POWER([.$G19]-[.$C19]/100;[.$R$67])" office:value-type="float" office:value="0.15046862668743" calcext:value-type="float">
            <text:p>0.15046862668743</text:p>
          </table:table-cell>
          <table:table-cell table:formula="of:=[.$F19]*POWER([.$G19]-[.$C19]/100;[.$S$67])" office:value-type="float" office:value="0.162205179569049" calcext:value-type="float">
            <text:p>0.162205179569049</text:p>
          </table:table-cell>
          <table:table-cell table:formula="of:=[.$F19]*POWER([.$G19]-[.$C19]/100;[.$T$67])" office:value-type="float" office:value="0.174857183575435" calcext:value-type="float">
            <text:p>0.174857183575435</text:p>
          </table:table-cell>
          <table:table-cell table:formula="of:=[.$F19]*POWER([.$G19]-[.$C19]/100;[.$U$67])" office:value-type="float" office:value="0.188496043894319" calcext:value-type="float">
            <text:p>0.188496043894319</text:p>
          </table:table-cell>
          <table:table-cell table:formula="of:=[.$F19]*POWER([.$G19]-[.$C19]/100;[.$V$67])" office:value-type="float" office:value="0.203198735318076" calcext:value-type="float">
            <text:p>0.203198735318076</text:p>
          </table:table-cell>
          <table:table-cell table:formula="of:=[.$F19]*POWER([.$G19]-[.$C19]/100;[.$W$67])" office:value-type="float" office:value="0.219048236672886" calcext:value-type="float">
            <text:p>0.219048236672886</text:p>
          </table:table-cell>
          <table:table-cell table:formula="of:=[.$F19]*POWER([.$G19]-[.$C19]/100;[.$X$67])" office:value-type="float" office:value="0.236133999133371" calcext:value-type="float">
            <text:p>0.236133999133371</text:p>
          </table:table-cell>
          <table:table-cell table:formula="of:=[.$F19]*POWER([.$G19]-[.$C19]/100;[.$Y$67])" office:value-type="float" office:value="0.254552451065774" calcext:value-type="float">
            <text:p>0.254552451065774</text:p>
          </table:table-cell>
          <table:table-cell table:formula="of:=[.$F19]*POWER([.$G19]-[.$C19]/100;[.$Z$67])" office:value-type="float" office:value="0.274407542248904" calcext:value-type="float">
            <text:p>0.274407542248904</text:p>
          </table:table-cell>
          <table:table-cell table:formula="of:=[.$F19]*POWER([.$G19]-[.$C19]/100;[.$AA$67])" office:value-type="float" office:value="0.295811330544319" calcext:value-type="float">
            <text:p>0.295811330544319</text:p>
          </table:table-cell>
          <table:table-cell table:formula="of:=[.$F19]*POWER([.$G19]-[.$C19]/100;[.$AB$67])" office:value-type="float" office:value="0.318884614326776" calcext:value-type="float">
            <text:p>0.318884614326776</text:p>
          </table:table-cell>
          <table:table-cell table:formula="of:=[.$F19]*POWER([.$G19]-[.$C19]/100;[.$AC$67])" office:value-type="float" office:value="0.343757614244264" calcext:value-type="float">
            <text:p>0.343757614244264</text:p>
          </table:table-cell>
          <table:table-cell table:formula="of:=[.$F19]*POWER([.$G19]-[.$C19]/100;[.$AD$67])" office:value-type="float" office:value="0.370570708155317" calcext:value-type="float">
            <text:p>0.370570708155317</text:p>
          </table:table-cell>
          <table:table-cell table:formula="of:=[.$F19]*POWER([.$G19]-[.$C19]/100;[.$AE$67])" office:value-type="float" office:value="0.399475223391432" calcext:value-type="float">
            <text:p>0.399475223391432</text:p>
          </table:table-cell>
          <table:table-cell table:formula="of:=[.$F19]*POWER([.$G19]-[.$C19]/100;[.$AF$67])" office:value-type="float" office:value="0.430634290815963" calcext:value-type="float">
            <text:p>0.430634290815963</text:p>
          </table:table-cell>
          <table:table-cell table:formula="of:=[.$F19]*POWER([.$G19]-[.$C19]/100;[.$AG$67])" office:value-type="float" office:value="0.464223765499608" calcext:value-type="float">
            <text:p>0.464223765499608</text:p>
          </table:table-cell>
          <table:table-cell table:formula="of:=[.$F19]*POWER([.$G19]-[.$C19]/100;[.$AH$67])" office:value-type="float" office:value="0.500433219208578" calcext:value-type="float">
            <text:p>0.500433219208578</text:p>
          </table:table-cell>
          <table:table-cell table:formula="of:=[.$F19]*POWER([.$G19]-[.$C19]/100;[.$AI$67])" office:value-type="float" office:value="0.539467010306847" calcext:value-type="float">
            <text:p>0.539467010306847</text:p>
          </table:table-cell>
          <table:table-cell table:formula="of:=[.$F19]*POWER([.$G19]-[.$C19]/100;[.$AJ$67])" office:value-type="float" office:value="0.581545437110781" calcext:value-type="float">
            <text:p>0.581545437110781</text:p>
          </table:table-cell>
          <table:table-cell table:formula="of:=[.$F19]*POWER([.$G19]-[.$C19]/100;[.$AK$67])" office:value-type="float" office:value="0.626905981205422" calcext:value-type="float">
            <text:p>0.626905981205422</text:p>
          </table:table-cell>
          <table:table-cell table:formula="of:=[.$F19]*POWER([.$G19]-[.$C19]/100;[.$AL$67])" office:value-type="float" office:value="0.675804647739445" calcext:value-type="float">
            <text:p>0.675804647739445</text:p>
          </table:table-cell>
          <table:table-cell table:formula="of:=[.$F19]*POWER([.$G19]-[.$C19]/100;[.$AM$67])" office:value-type="float" office:value="0.728517410263122" calcext:value-type="float">
            <text:p>0.728517410263122</text:p>
          </table:table-cell>
          <table:table-cell table:formula="of:=[.$F19]*POWER([.$G19]-[.$C19]/100;[.$AN$67])" office:value-type="float" office:value="0.785341768263645" calcext:value-type="float">
            <text:p>0.785341768263645</text:p>
          </table:table-cell>
          <table:table-cell table:formula="of:=[.$F19]*POWER([.$G19]-[.$C19]/100;[.$AO$67])" office:value-type="float" office:value="0.84659842618821" calcext:value-type="float">
            <text:p>0.84659842618821</text:p>
          </table:table-cell>
          <table:table-cell table:formula="of:=[.$F19]*POWER([.$G19]-[.$C19]/100;[.$AP$67])" office:value-type="float" office:value="0.91263310343089" calcext:value-type="float">
            <text:p>0.91263310343089</text:p>
          </table:table-cell>
          <table:table-cell table:formula="of:=[.$F19]*POWER([.$G19]-[.$C19]/100;[.$AQ$67])" office:value-type="float" office:value="0.9838184854985" calcext:value-type="float">
            <text:p>0.9838184854985</text:p>
          </table:table-cell>
          <table:table-cell table:formula="of:=[.$F19]*POWER([.$G19]-[.$C19]/100;[.$AR$67])" office:value-type="float" office:value="1.06055632736738" calcext:value-type="float">
            <text:p>1.06055632736738</text:p>
          </table:table-cell>
          <table:table-cell table:formula="of:=[.$F19]*POWER([.$G19]-[.$C19]/100;[.$AS$67])" office:value-type="float" office:value="1.14327972090204" calcext:value-type="float">
            <text:p>1.14327972090204</text:p>
          </table:table-cell>
          <table:table-cell table:formula="of:=[.$F19]*POWER([.$G19]-[.$C19]/100;[.$AT$67])" office:value-type="float" office:value="1.2324555391324" calcext:value-type="float">
            <text:p>1.2324555391324</text:p>
          </table:table-cell>
          <table:table-cell table:formula="of:=[.$F19]*POWER([.$G19]-[.$C19]/100;[.$AU$67])" office:value-type="float" office:value="1.32858707118473" calcext:value-type="float">
            <text:p>1.32858707118473</text:p>
          </table:table-cell>
          <table:table-cell table:formula="of:=[.$F19]*POWER([.$G19]-[.$C19]/100;[.$AV$67])" office:value-type="float" office:value="1.43221686273713" calcext:value-type="float">
            <text:p>1.43221686273713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RUSSEL 2000</text:p>
          </table:table-cell>
          <table:table-cell office:value-type="string" calcext:value-type="string">
            <text:p>IE00BJ38QD8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PDR</text:p>
          </table:table-cell>
          <table:table-cell office:value-type="float" office:value="0.04" calcext:value-type="float">
            <text:p>0.04</text:p>
          </table:table-cell>
          <table:table-cell office:value-type="float" office:value="0.067" calcext:value-type="float">
            <text:p>0.067</text:p>
          </table:table-cell>
          <table:table-cell office:value-type="float" office:value="1.09" calcext:value-type="float">
            <text:p>1.09</text:p>
          </table:table-cell>
          <table:table-cell office:value-type="float" office:value="95.84" calcext:value-type="float">
            <text:p>95.84</text:p>
          </table:table-cell>
          <table:table-cell office:value-type="float" office:value="0.32" calcext:value-type="float">
            <text:p>0.32</text:p>
          </table:table-cell>
          <table:table-cell table:number-columns-repeated="11"/>
          <table:table-cell office:value-type="float" office:value="0.14" calcext:value-type="float">
            <text:p>0.14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4"/>
          <table:table-cell office:value-type="float" office:value="0.03" calcext:value-type="float">
            <text:p>0.03</text:p>
          </table:table-cell>
          <table:table-cell table:number-columns-repeated="3"/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0.09" calcext:value-type="float">
            <text:p>0.09</text:p>
          </table:table-cell>
          <table:table-cell table:number-columns-repeated="5"/>
          <table:table-cell office:value-type="float" office:value="0.14" calcext:value-type="float">
            <text:p>0.14</text:p>
          </table:table-cell>
          <table:table-cell/>
          <table:table-cell office:value-type="float" office:value="0.47" calcext:value-type="float">
            <text:p>0.47</text:p>
          </table:table-cell>
          <table:table-cell table:number-columns-repeated="4"/>
          <table:table-cell office:value-type="float" office:value="0.02" calcext:value-type="float">
            <text:p>0.02</text:p>
          </table:table-cell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8"/>
          <table:table-cell office:value-type="float" office:value="0.57" calcext:value-type="float">
            <text:p>0.57</text:p>
          </table:table-cell>
          <table:table-cell office:value-type="float" office:value="0.13" calcext:value-type="float">
            <text:p>0.13</text:p>
          </table:table-cell>
          <table:table-cell/>
          <table:table-cell office:value-type="float" office:value="1.66" calcext:value-type="float">
            <text:p>1.66</text:p>
          </table:table-cell>
          <table:table-cell/>
          <table:table-cell office:value-type="float" office:value="0.04" calcext:value-type="float">
            <text:p>0.04</text:p>
          </table:table-cell>
          <table:table-cell table:number-columns-repeated="3"/>
          <table:table-cell table:formula="of:=SUM([.H20:.BR20])" office:value-type="float" office:value="100.01" calcext:value-type="float">
            <text:p>100.01</text:p>
          </table:table-cell>
          <table:table-cell table:number-columns-repeated="6"/>
          <table:table-cell table:formula="of:=(POWER([.$G$20]-[.$C$20]/100;[.H$67])-1)/([.$G$20]-[.$C$20]/100-1)" office:value-type="float" office:value="0" calcext:value-type="float">
            <text:p>0</text:p>
          </table:table-cell>
          <table:table-cell table:formula="of:=(POWER([.$G$20]-[.$C$20]/100;[.I$67])-1)/([.$G$20]-[.$C$20]/100-1)" office:value-type="float" office:value="1" calcext:value-type="float">
            <text:p>1</text:p>
          </table:table-cell>
          <table:table-cell table:formula="of:=(POWER([.$G$20]-[.$C$20]/100;[.J$67])-1)/([.$G$20]-[.$C$20]/100-1)" office:value-type="float" office:value="2.087" calcext:value-type="float">
            <text:p>2.087</text:p>
          </table:table-cell>
          <table:table-cell table:formula="of:=(POWER([.$G$20]-[.$C$20]/100;[.K$67])-1)/([.$G$20]-[.$C$20]/100-1)" office:value-type="float" office:value="3.268569" calcext:value-type="float">
            <text:p>3.268569</text:p>
          </table:table-cell>
          <table:table-cell table:formula="of:=(POWER([.$G$20]-[.$C$20]/100;[.L$67])-1)/([.$G$20]-[.$C$20]/100-1)" office:value-type="float" office:value="4.552934503" calcext:value-type="float">
            <text:p>4.552934503</text:p>
          </table:table-cell>
          <table:table-cell table:formula="of:=(POWER([.$G$20]-[.$C$20]/100;[.M$67])-1)/([.$G$20]-[.$C$20]/100-1)" office:value-type="float" office:value="5.949039804761" calcext:value-type="float">
            <text:p>5.949039804761</text:p>
          </table:table-cell>
          <table:table-cell table:formula="of:=(POWER([.$G$20]-[.$C$20]/100;[.N$67])-1)/([.$G$20]-[.$C$20]/100-1)" office:value-type="float" office:value="7.46660626777521" calcext:value-type="float">
            <text:p>7.46660626777521</text:p>
          </table:table-cell>
          <table:table-cell table:formula="of:=(POWER([.$G$20]-[.$C$20]/100;[.O$67])-1)/([.$G$20]-[.$C$20]/100-1)" office:value-type="float" office:value="9.11620101307166" calcext:value-type="float">
            <text:p>9.11620101307166</text:p>
          </table:table-cell>
          <table:table-cell table:formula="of:=(POWER([.$G$20]-[.$C$20]/100;[.P$67])-1)/([.$G$20]-[.$C$20]/100-1)" office:value-type="float" office:value="10.9093105012089" calcext:value-type="float">
            <text:p>10.9093105012089</text:p>
          </table:table-cell>
          <table:table-cell table:formula="of:=(POWER([.$G$20]-[.$C$20]/100;[.Q$67])-1)/([.$G$20]-[.$C$20]/100-1)" office:value-type="float" office:value="12.8584205148141" calcext:value-type="float">
            <text:p>12.8584205148141</text:p>
          </table:table-cell>
          <table:table-cell table:formula="of:=(POWER([.$G$20]-[.$C$20]/100;[.R$67])-1)/([.$G$20]-[.$C$20]/100-1)" office:value-type="float" office:value="14.9771030996029" calcext:value-type="float">
            <text:p>14.9771030996029</text:p>
          </table:table-cell>
          <table:table-cell table:formula="of:=(POWER([.$G$20]-[.$C$20]/100;[.S$67])-1)/([.$G$20]-[.$C$20]/100-1)" office:value-type="float" office:value="17.2801110692683" calcext:value-type="float">
            <text:p>17.2801110692683</text:p>
          </table:table-cell>
          <table:table-cell table:formula="of:=(POWER([.$G$20]-[.$C$20]/100;[.T$67])-1)/([.$G$20]-[.$C$20]/100-1)" office:value-type="float" office:value="19.7834807322947" calcext:value-type="float">
            <text:p>19.7834807322947</text:p>
          </table:table-cell>
          <table:table-cell table:formula="of:=(POWER([.$G$20]-[.$C$20]/100;[.U$67])-1)/([.$G$20]-[.$C$20]/100-1)" office:value-type="float" office:value="22.5046435560043" calcext:value-type="float">
            <text:p>22.5046435560043</text:p>
          </table:table-cell>
          <table:table-cell table:formula="of:=(POWER([.$G$20]-[.$C$20]/100;[.V$67])-1)/([.$G$20]-[.$C$20]/100-1)" office:value-type="float" office:value="25.4625475453767" calcext:value-type="float">
            <text:p>25.4625475453767</text:p>
          </table:table-cell>
          <table:table-cell table:formula="of:=(POWER([.$G$20]-[.$C$20]/100;[.W$67])-1)/([.$G$20]-[.$C$20]/100-1)" office:value-type="float" office:value="28.6777891818245" calcext:value-type="float">
            <text:p>28.6777891818245</text:p>
          </table:table-cell>
          <table:table-cell table:formula="of:=(POWER([.$G$20]-[.$C$20]/100;[.X$67])-1)/([.$G$20]-[.$C$20]/100-1)" office:value-type="float" office:value="32.1727568406432" calcext:value-type="float">
            <text:p>32.1727568406432</text:p>
          </table:table-cell>
          <table:table-cell table:formula="of:=(POWER([.$G$20]-[.$C$20]/100;[.Y$67])-1)/([.$G$20]-[.$C$20]/100-1)" office:value-type="float" office:value="35.9717866857792" calcext:value-type="float">
            <text:p>35.9717866857792</text:p>
          </table:table-cell>
          <table:table-cell table:formula="of:=(POWER([.$G$20]-[.$C$20]/100;[.Z$67])-1)/([.$G$20]-[.$C$20]/100-1)" office:value-type="float" office:value="40.101332127442" calcext:value-type="float">
            <text:p>40.101332127442</text:p>
          </table:table-cell>
          <table:table-cell table:formula="of:=(POWER([.$G$20]-[.$C$20]/100;[.AA$67])-1)/([.$G$20]-[.$C$20]/100-1)" office:value-type="float" office:value="44.5901480225295" calcext:value-type="float">
            <text:p>44.5901480225295</text:p>
          </table:table-cell>
          <table:table-cell table:formula="of:=(POWER([.$G$20]-[.$C$20]/100;[.AB$67])-1)/([.$G$20]-[.$C$20]/100-1)" office:value-type="float" office:value="49.4694909004895" calcext:value-type="float">
            <text:p>49.4694909004895</text:p>
          </table:table-cell>
          <table:table-cell table:formula="of:=(POWER([.$G$20]-[.$C$20]/100;[.AC$67])-1)/([.$G$20]-[.$C$20]/100-1)" office:value-type="float" office:value="54.7733366088321" calcext:value-type="float">
            <text:p>54.7733366088321</text:p>
          </table:table-cell>
          <table:table-cell table:formula="of:=(POWER([.$G$20]-[.$C$20]/100;[.AD$67])-1)/([.$G$20]-[.$C$20]/100-1)" office:value-type="float" office:value="60.5386168938005" calcext:value-type="float">
            <text:p>60.5386168938005</text:p>
          </table:table-cell>
          <table:table-cell table:formula="of:=(POWER([.$G$20]-[.$C$20]/100;[.AE$67])-1)/([.$G$20]-[.$C$20]/100-1)" office:value-type="float" office:value="66.8054765635612" calcext:value-type="float">
            <text:p>66.8054765635612</text:p>
          </table:table-cell>
          <table:table-cell table:formula="of:=(POWER([.$G$20]-[.$C$20]/100;[.AF$67])-1)/([.$G$20]-[.$C$20]/100-1)" office:value-type="float" office:value="73.617553024591" calcext:value-type="float">
            <text:p>73.617553024591</text:p>
          </table:table-cell>
          <table:table-cell table:formula="of:=(POWER([.$G$20]-[.$C$20]/100;[.AG$67])-1)/([.$G$20]-[.$C$20]/100-1)" office:value-type="float" office:value="81.0222801377305" calcext:value-type="float">
            <text:p>81.0222801377305</text:p>
          </table:table-cell>
          <table:table-cell table:formula="of:=(POWER([.$G$20]-[.$C$20]/100;[.AH$67])-1)/([.$G$20]-[.$C$20]/100-1)" office:value-type="float" office:value="89.071218509713" calcext:value-type="float">
            <text:p>89.071218509713</text:p>
          </table:table-cell>
          <table:table-cell table:formula="of:=(POWER([.$G$20]-[.$C$20]/100;[.AI$67])-1)/([.$G$20]-[.$C$20]/100-1)" office:value-type="float" office:value="97.8204145200581" calcext:value-type="float">
            <text:p>97.8204145200581</text:p>
          </table:table-cell>
          <table:table-cell table:formula="of:=(POWER([.$G$20]-[.$C$20]/100;[.AJ$67])-1)/([.$G$20]-[.$C$20]/100-1)" office:value-type="float" office:value="107.330790583303" calcext:value-type="float">
            <text:p>107.330790583303</text:p>
          </table:table-cell>
          <table:table-cell table:formula="of:=(POWER([.$G$20]-[.$C$20]/100;[.AK$67])-1)/([.$G$20]-[.$C$20]/100-1)" office:value-type="float" office:value="117.668569364051" calcext:value-type="float">
            <text:p>117.668569364051</text:p>
          </table:table-cell>
          <table:table-cell table:formula="of:=(POWER([.$G$20]-[.$C$20]/100;[.AL$67])-1)/([.$G$20]-[.$C$20]/100-1)" office:value-type="float" office:value="128.905734898723" calcext:value-type="float">
            <text:p>128.905734898723</text:p>
          </table:table-cell>
          <table:table-cell table:formula="of:=(POWER([.$G$20]-[.$C$20]/100;[.AM$67])-1)/([.$G$20]-[.$C$20]/100-1)" office:value-type="float" office:value="141.120533834912" calcext:value-type="float">
            <text:p>141.120533834912</text:p>
          </table:table-cell>
          <table:table-cell table:formula="of:=(POWER([.$G$20]-[.$C$20]/100;[.AN$67])-1)/([.$G$20]-[.$C$20]/100-1)" office:value-type="float" office:value="154.398020278549" calcext:value-type="float">
            <text:p>154.398020278549</text:p>
          </table:table-cell>
          <table:table-cell table:formula="of:=(POWER([.$G$20]-[.$C$20]/100;[.AO$67])-1)/([.$G$20]-[.$C$20]/100-1)" office:value-type="float" office:value="168.830648042783" calcext:value-type="float">
            <text:p>168.830648042783</text:p>
          </table:table-cell>
          <table:table-cell table:formula="of:=(POWER([.$G$20]-[.$C$20]/100;[.AP$67])-1)/([.$G$20]-[.$C$20]/100-1)" office:value-type="float" office:value="184.518914422505" calcext:value-type="float">
            <text:p>184.518914422505</text:p>
          </table:table-cell>
          <table:table-cell table:formula="of:=(POWER([.$G$20]-[.$C$20]/100;[.AQ$67])-1)/([.$G$20]-[.$C$20]/100-1)" office:value-type="float" office:value="201.572059977263" calcext:value-type="float">
            <text:p>201.572059977263</text:p>
          </table:table-cell>
          <table:table-cell table:formula="of:=(POWER([.$G$20]-[.$C$20]/100;[.AR$67])-1)/([.$G$20]-[.$C$20]/100-1)" office:value-type="float" office:value="220.108829195285" calcext:value-type="float">
            <text:p>220.108829195285</text:p>
          </table:table-cell>
          <table:table-cell table:formula="of:=(POWER([.$G$20]-[.$C$20]/100;[.AS$67])-1)/([.$G$20]-[.$C$20]/100-1)" office:value-type="float" office:value="240.258297335275" calcext:value-type="float">
            <text:p>240.258297335275</text:p>
          </table:table-cell>
          <table:table-cell table:formula="of:=(POWER([.$G$20]-[.$C$20]/100;[.AT$67])-1)/([.$G$20]-[.$C$20]/100-1)" office:value-type="float" office:value="262.160769203444" calcext:value-type="float">
            <text:p>262.160769203444</text:p>
          </table:table-cell>
          <table:table-cell table:formula="of:=(POWER([.$G$20]-[.$C$20]/100;[.AU$67])-1)/([.$G$20]-[.$C$20]/100-1)" office:value-type="float" office:value="285.968756124144" calcext:value-type="float">
            <text:p>285.968756124144</text:p>
          </table:table-cell>
          <table:table-cell table:formula="of:=(POWER([.$G$20]-[.$C$20]/100;[.AV$67])-1)/([.$G$20]-[.$C$20]/100-1)" office:value-type="float" office:value="311.848037906944" calcext:value-type="float">
            <text:p>311.848037906944</text:p>
          </table:table-cell>
          <table:table-cell table:number-columns-repeated="2"/>
          <table:table-cell table:formula="of:=[.$F20]*POWER([.$G20]-[.$C20]/100;[.$H$67])" office:value-type="float" office:value="0.067" calcext:value-type="float">
            <text:p>0.067</text:p>
          </table:table-cell>
          <table:table-cell table:formula="of:=[.$F20]*POWER([.$G20]-[.$C20]/100;[.$I$67])" office:value-type="float" office:value="0.072829" calcext:value-type="float">
            <text:p>0.072829</text:p>
          </table:table-cell>
          <table:table-cell table:formula="of:=[.$F20]*POWER([.$G20]-[.$C20]/100;[.$J$67])" office:value-type="float" office:value="0.079165123" calcext:value-type="float">
            <text:p>0.079165123</text:p>
          </table:table-cell>
          <table:table-cell table:formula="of:=[.$F20]*POWER([.$G20]-[.$C20]/100;[.$K$67])" office:value-type="float" office:value="0.0860524887010001" calcext:value-type="float">
            <text:p>0.0860524887010001</text:p>
          </table:table-cell>
          <table:table-cell table:formula="of:=[.$F20]*POWER([.$G20]-[.$C20]/100;[.$L$67])" office:value-type="float" office:value="0.0935390552179871" calcext:value-type="float">
            <text:p>0.0935390552179871</text:p>
          </table:table-cell>
          <table:table-cell table:formula="of:=[.$F20]*POWER([.$G20]-[.$C20]/100;[.$M$67])" office:value-type="float" office:value="0.101676953021952" calcext:value-type="float">
            <text:p>0.101676953021952</text:p>
          </table:table-cell>
          <table:table-cell table:formula="of:=[.$F20]*POWER([.$G20]-[.$C20]/100;[.$N$67])" office:value-type="float" office:value="0.110522847934862" calcext:value-type="float">
            <text:p>0.110522847934862</text:p>
          </table:table-cell>
          <table:table-cell table:formula="of:=[.$F20]*POWER([.$G20]-[.$C20]/100;[.$O$67])" office:value-type="float" office:value="0.120138335705195" calcext:value-type="float">
            <text:p>0.120138335705195</text:p>
          </table:table-cell>
          <table:table-cell table:formula="of:=[.$F20]*POWER([.$G20]-[.$C20]/100;[.$P$67])" office:value-type="float" office:value="0.130590370911547" calcext:value-type="float">
            <text:p>0.130590370911547</text:p>
          </table:table-cell>
          <table:table-cell table:formula="of:=[.$F20]*POWER([.$G20]-[.$C20]/100;[.$Q$67])" office:value-type="float" office:value="0.141951733180851" calcext:value-type="float">
            <text:p>0.141951733180851</text:p>
          </table:table-cell>
          <table:table-cell table:formula="of:=[.$F20]*POWER([.$G20]-[.$C20]/100;[.$R$67])" office:value-type="float" office:value="0.154301533967585" calcext:value-type="float">
            <text:p>0.154301533967585</text:p>
          </table:table-cell>
          <table:table-cell table:formula="of:=[.$F20]*POWER([.$G20]-[.$C20]/100;[.$S$67])" office:value-type="float" office:value="0.167725767422765" calcext:value-type="float">
            <text:p>0.167725767422765</text:p>
          </table:table-cell>
          <table:table-cell table:formula="of:=[.$F20]*POWER([.$G20]-[.$C20]/100;[.$T$67])" office:value-type="float" office:value="0.182317909188546" calcext:value-type="float">
            <text:p>0.182317909188546</text:p>
          </table:table-cell>
          <table:table-cell table:formula="of:=[.$F20]*POWER([.$G20]-[.$C20]/100;[.$U$67])" office:value-type="float" office:value="0.19817956728795" calcext:value-type="float">
            <text:p>0.19817956728795</text:p>
          </table:table-cell>
          <table:table-cell table:formula="of:=[.$F20]*POWER([.$G20]-[.$C20]/100;[.$V$67])" office:value-type="float" office:value="0.215421189642001" calcext:value-type="float">
            <text:p>0.215421189642001</text:p>
          </table:table-cell>
          <table:table-cell table:formula="of:=[.$F20]*POWER([.$G20]-[.$C20]/100;[.$W$67])" office:value-type="float" office:value="0.234162833140855" calcext:value-type="float">
            <text:p>0.234162833140855</text:p>
          </table:table-cell>
          <table:table-cell table:formula="of:=[.$F20]*POWER([.$G20]-[.$C20]/100;[.$X$67])" office:value-type="float" office:value="0.25453499962411" calcext:value-type="float">
            <text:p>0.25453499962411</text:p>
          </table:table-cell>
          <table:table-cell table:formula="of:=[.$F20]*POWER([.$G20]-[.$C20]/100;[.$Y$67])" office:value-type="float" office:value="0.276679544591407" calcext:value-type="float">
            <text:p>0.276679544591407</text:p>
          </table:table-cell>
          <table:table-cell table:formula="of:=[.$F20]*POWER([.$G20]-[.$C20]/100;[.$Z$67])" office:value-type="float" office:value="0.30075066497086" calcext:value-type="float">
            <text:p>0.30075066497086</text:p>
          </table:table-cell>
          <table:table-cell table:formula="of:=[.$F20]*POWER([.$G20]-[.$C20]/100;[.$AA$67])" office:value-type="float" office:value="0.326915972823325" calcext:value-type="float">
            <text:p>0.326915972823325</text:p>
          </table:table-cell>
          <table:table-cell table:formula="of:=[.$F20]*POWER([.$G20]-[.$C20]/100;[.$AB$67])" office:value-type="float" office:value="0.355357662458954" calcext:value-type="float">
            <text:p>0.355357662458954</text:p>
          </table:table-cell>
          <table:table-cell table:formula="of:=[.$F20]*POWER([.$G20]-[.$C20]/100;[.$AC$67])" office:value-type="float" office:value="0.386273779092883" calcext:value-type="float">
            <text:p>0.386273779092883</text:p>
          </table:table-cell>
          <table:table-cell table:formula="of:=[.$F20]*POWER([.$G20]-[.$C20]/100;[.$AD$67])" office:value-type="float" office:value="0.419879597873964" calcext:value-type="float">
            <text:p>0.419879597873964</text:p>
          </table:table-cell>
          <table:table-cell table:formula="of:=[.$F20]*POWER([.$G20]-[.$C20]/100;[.$AE$67])" office:value-type="float" office:value="0.456409122888999" calcext:value-type="float">
            <text:p>0.456409122888999</text:p>
          </table:table-cell>
          <table:table-cell table:formula="of:=[.$F20]*POWER([.$G20]-[.$C20]/100;[.$AF$67])" office:value-type="float" office:value="0.496116716580342" calcext:value-type="float">
            <text:p>0.496116716580342</text:p>
          </table:table-cell>
          <table:table-cell table:formula="of:=[.$F20]*POWER([.$G20]-[.$C20]/100;[.$AG$67])" office:value-type="float" office:value="0.539278870922832" calcext:value-type="float">
            <text:p>0.539278870922832</text:p>
          </table:table-cell>
          <table:table-cell table:formula="of:=[.$F20]*POWER([.$G20]-[.$C20]/100;[.$AH$67])" office:value-type="float" office:value="0.586196132693118" calcext:value-type="float">
            <text:p>0.586196132693118</text:p>
          </table:table-cell>
          <table:table-cell table:formula="of:=[.$F20]*POWER([.$G20]-[.$C20]/100;[.$AI$67])" office:value-type="float" office:value="0.63719519623742" calcext:value-type="float">
            <text:p>0.63719519623742</text:p>
          </table:table-cell>
          <table:table-cell table:formula="of:=[.$F20]*POWER([.$G20]-[.$C20]/100;[.$AJ$67])" office:value-type="float" office:value="0.692631178310076" calcext:value-type="float">
            <text:p>0.692631178310076</text:p>
          </table:table-cell>
          <table:table-cell table:formula="of:=[.$F20]*POWER([.$G20]-[.$C20]/100;[.$AK$67])" office:value-type="float" office:value="0.752890090823052" calcext:value-type="float">
            <text:p>0.752890090823052</text:p>
          </table:table-cell>
          <table:table-cell table:formula="of:=[.$F20]*POWER([.$G20]-[.$C20]/100;[.$AL$67])" office:value-type="float" office:value="0.818391528724658" calcext:value-type="float">
            <text:p>0.818391528724658</text:p>
          </table:table-cell>
          <table:table-cell table:formula="of:=[.$F20]*POWER([.$G20]-[.$C20]/100;[.$AM$67])" office:value-type="float" office:value="0.889591591723703" calcext:value-type="float">
            <text:p>0.889591591723703</text:p>
          </table:table-cell>
          <table:table-cell table:formula="of:=[.$F20]*POWER([.$G20]-[.$C20]/100;[.$AN$67])" office:value-type="float" office:value="0.966986060203666" calcext:value-type="float">
            <text:p>0.966986060203666</text:p>
          </table:table-cell>
          <table:table-cell table:formula="of:=[.$F20]*POWER([.$G20]-[.$C20]/100;[.$AO$67])" office:value-type="float" office:value="1.05111384744138" calcext:value-type="float">
            <text:p>1.05111384744138</text:p>
          </table:table-cell>
          <table:table-cell table:formula="of:=[.$F20]*POWER([.$G20]-[.$C20]/100;[.$AP$67])" office:value-type="float" office:value="1.14256075216879" calcext:value-type="float">
            <text:p>1.14256075216879</text:p>
          </table:table-cell>
          <table:table-cell table:formula="of:=[.$F20]*POWER([.$G20]-[.$C20]/100;[.$AQ$67])" office:value-type="float" office:value="1.24196353760747" calcext:value-type="float">
            <text:p>1.24196353760747</text:p>
          </table:table-cell>
          <table:table-cell table:formula="of:=[.$F20]*POWER([.$G20]-[.$C20]/100;[.$AR$67])" office:value-type="float" office:value="1.35001436537932" calcext:value-type="float">
            <text:p>1.35001436537932</text:p>
          </table:table-cell>
          <table:table-cell table:formula="of:=[.$F20]*POWER([.$G20]-[.$C20]/100;[.$AS$67])" office:value-type="float" office:value="1.46746561516732" calcext:value-type="float">
            <text:p>1.46746561516732</text:p>
          </table:table-cell>
          <table:table-cell table:formula="of:=[.$F20]*POWER([.$G20]-[.$C20]/100;[.$AT$67])" office:value-type="float" office:value="1.59513512368688" calcext:value-type="float">
            <text:p>1.59513512368688</text:p>
          </table:table-cell>
          <table:table-cell table:formula="of:=[.$F20]*POWER([.$G20]-[.$C20]/100;[.$AU$67])" office:value-type="float" office:value="1.73391187944764" calcext:value-type="float">
            <text:p>1.73391187944764</text:p>
          </table:table-cell>
          <table:table-cell table:formula="of:=[.$F20]*POWER([.$G20]-[.$C20]/100;[.$AV$67])" office:value-type="float" office:value="1.88476221295958" calcext:value-type="float">
            <text:p>1.88476221295958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India</text:p>
          </table:table-cell>
          <table:table-cell office:value-type="string" calcext:value-type="string">
            <text:p>IE00BZCQB18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iShares</text:p>
          </table:table-cell>
          <table:table-cell/>
          <table:table-cell office:value-type="float" office:value="0.039" calcext:value-type="float">
            <text:p>0.039</text:p>
          </table:table-cell>
          <table:table-cell office:value-type="float" office:value="1.07" calcext:value-type="float">
            <text:p>1.07</text:p>
          </table:table-cell>
          <table:table-cell table:number-columns-repeated="39"/>
          <table:table-cell office:value-type="float" office:value="99.9" calcext:value-type="float">
            <text:p>99.9</text:p>
          </table:table-cell>
          <table:table-cell table:number-columns-repeated="24"/>
          <table:table-cell table:formula="of:=SUM([.H21:.BR21])" office:value-type="float" office:value="99.9" calcext:value-type="float">
            <text:p>99.9</text:p>
          </table:table-cell>
          <table:table-cell table:number-columns-repeated="6"/>
          <table:table-cell table:formula="of:=(POWER([.$G$21]-[.$C$21]/100;[.H$67])-1)/([.$G$21]-[.$C$21]/100-1)" office:value-type="float" office:value="0" calcext:value-type="float">
            <text:p>0</text:p>
          </table:table-cell>
          <table:table-cell table:formula="of:=(POWER([.$G$21]-[.$C$21]/100;[.I$67])-1)/([.$G$21]-[.$C$21]/100-1)" office:value-type="float" office:value="1" calcext:value-type="float">
            <text:p>1</text:p>
          </table:table-cell>
          <table:table-cell table:formula="of:=(POWER([.$G$21]-[.$C$21]/100;[.J$67])-1)/([.$G$21]-[.$C$21]/100-1)" office:value-type="float" office:value="2.0635" calcext:value-type="float">
            <text:p>2.0635</text:p>
          </table:table-cell>
          <table:table-cell table:formula="of:=(POWER([.$G$21]-[.$C$21]/100;[.K$67])-1)/([.$G$21]-[.$C$21]/100-1)" office:value-type="float" office:value="3.19453225" calcext:value-type="float">
            <text:p>3.19453225</text:p>
          </table:table-cell>
          <table:table-cell table:formula="of:=(POWER([.$G$21]-[.$C$21]/100;[.L$67])-1)/([.$G$21]-[.$C$21]/100-1)" office:value-type="float" office:value="4.397385047875" calcext:value-type="float">
            <text:p>4.397385047875</text:p>
          </table:table-cell>
          <table:table-cell table:formula="of:=(POWER([.$G$21]-[.$C$21]/100;[.M$67])-1)/([.$G$21]-[.$C$21]/100-1)" office:value-type="float" office:value="5.67661899841507" calcext:value-type="float">
            <text:p>5.67661899841507</text:p>
          </table:table-cell>
          <table:table-cell table:formula="of:=(POWER([.$G$21]-[.$C$21]/100;[.N$67])-1)/([.$G$21]-[.$C$21]/100-1)" office:value-type="float" office:value="7.03708430481442" calcext:value-type="float">
            <text:p>7.03708430481442</text:p>
          </table:table-cell>
          <table:table-cell table:formula="of:=(POWER([.$G$21]-[.$C$21]/100;[.O$67])-1)/([.$G$21]-[.$C$21]/100-1)" office:value-type="float" office:value="8.48393915817014" calcext:value-type="float">
            <text:p>8.48393915817014</text:p>
          </table:table-cell>
          <table:table-cell table:formula="of:=(POWER([.$G$21]-[.$C$21]/100;[.P$67])-1)/([.$G$21]-[.$C$21]/100-1)" office:value-type="float" office:value="10.0226692947139" calcext:value-type="float">
            <text:p>10.0226692947139</text:p>
          </table:table-cell>
          <table:table-cell table:formula="of:=(POWER([.$G$21]-[.$C$21]/100;[.Q$67])-1)/([.$G$21]-[.$C$21]/100-1)" office:value-type="float" office:value="11.6591087949283" calcext:value-type="float">
            <text:p>11.6591087949283</text:p>
          </table:table-cell>
          <table:table-cell table:formula="of:=(POWER([.$G$21]-[.$C$21]/100;[.R$67])-1)/([.$G$21]-[.$C$21]/100-1)" office:value-type="float" office:value="13.3994622034062" calcext:value-type="float">
            <text:p>13.3994622034062</text:p>
          </table:table-cell>
          <table:table-cell table:formula="of:=(POWER([.$G$21]-[.$C$21]/100;[.S$67])-1)/([.$G$21]-[.$C$21]/100-1)" office:value-type="float" office:value="15.2503280533225" calcext:value-type="float">
            <text:p>15.2503280533225</text:p>
          </table:table-cell>
          <table:table-cell table:formula="of:=(POWER([.$G$21]-[.$C$21]/100;[.T$67])-1)/([.$G$21]-[.$C$21]/100-1)" office:value-type="float" office:value="17.2187238847085" calcext:value-type="float">
            <text:p>17.2187238847085</text:p>
          </table:table-cell>
          <table:table-cell table:formula="of:=(POWER([.$G$21]-[.$C$21]/100;[.U$67])-1)/([.$G$21]-[.$C$21]/100-1)" office:value-type="float" office:value="19.3121128513875" calcext:value-type="float">
            <text:p>19.3121128513875</text:p>
          </table:table-cell>
          <table:table-cell table:formula="of:=(POWER([.$G$21]-[.$C$21]/100;[.V$67])-1)/([.$G$21]-[.$C$21]/100-1)" office:value-type="float" office:value="21.5384320174506" calcext:value-type="float">
            <text:p>21.5384320174506</text:p>
          </table:table-cell>
          <table:table-cell table:formula="of:=(POWER([.$G$21]-[.$C$21]/100;[.W$67])-1)/([.$G$21]-[.$C$21]/100-1)" office:value-type="float" office:value="23.9061224505587" calcext:value-type="float">
            <text:p>23.9061224505587</text:p>
          </table:table-cell>
          <table:table-cell table:formula="of:=(POWER([.$G$21]-[.$C$21]/100;[.X$67])-1)/([.$G$21]-[.$C$21]/100-1)" office:value-type="float" office:value="26.4241612261692" calcext:value-type="float">
            <text:p>26.4241612261692</text:p>
          </table:table-cell>
          <table:table-cell table:formula="of:=(POWER([.$G$21]-[.$C$21]/100;[.Y$67])-1)/([.$G$21]-[.$C$21]/100-1)" office:value-type="float" office:value="29.102095464031" calcext:value-type="float">
            <text:p>29.102095464031</text:p>
          </table:table-cell>
          <table:table-cell table:formula="of:=(POWER([.$G$21]-[.$C$21]/100;[.Z$67])-1)/([.$G$21]-[.$C$21]/100-1)" office:value-type="float" office:value="31.9500785259969" calcext:value-type="float">
            <text:p>31.9500785259969</text:p>
          </table:table-cell>
          <table:table-cell table:formula="of:=(POWER([.$G$21]-[.$C$21]/100;[.AA$67])-1)/([.$G$21]-[.$C$21]/100-1)" office:value-type="float" office:value="34.9789085123977" calcext:value-type="float">
            <text:p>34.9789085123977</text:p>
          </table:table-cell>
          <table:table-cell table:formula="of:=(POWER([.$G$21]-[.$C$21]/100;[.AB$67])-1)/([.$G$21]-[.$C$21]/100-1)" office:value-type="float" office:value="38.200069202935" calcext:value-type="float">
            <text:p>38.200069202935</text:p>
          </table:table-cell>
          <table:table-cell table:formula="of:=(POWER([.$G$21]-[.$C$21]/100;[.AC$67])-1)/([.$G$21]-[.$C$21]/100-1)" office:value-type="float" office:value="41.6257735973214" calcext:value-type="float">
            <text:p>41.6257735973214</text:p>
          </table:table-cell>
          <table:table-cell table:formula="of:=(POWER([.$G$21]-[.$C$21]/100;[.AD$67])-1)/([.$G$21]-[.$C$21]/100-1)" office:value-type="float" office:value="45.2690102207513" calcext:value-type="float">
            <text:p>45.2690102207513</text:p>
          </table:table-cell>
          <table:table-cell table:formula="of:=(POWER([.$G$21]-[.$C$21]/100;[.AE$67])-1)/([.$G$21]-[.$C$21]/100-1)" office:value-type="float" office:value="49.143592369769" calcext:value-type="float">
            <text:p>49.143592369769</text:p>
          </table:table-cell>
          <table:table-cell table:formula="of:=(POWER([.$G$21]-[.$C$21]/100;[.AF$67])-1)/([.$G$21]-[.$C$21]/100-1)" office:value-type="float" office:value="53.2642104852493" calcext:value-type="float">
            <text:p>53.2642104852493</text:p>
          </table:table-cell>
          <table:table-cell table:formula="of:=(POWER([.$G$21]-[.$C$21]/100;[.AG$67])-1)/([.$G$21]-[.$C$21]/100-1)" office:value-type="float" office:value="57.6464878510627" calcext:value-type="float">
            <text:p>57.6464878510627</text:p>
          </table:table-cell>
          <table:table-cell table:formula="of:=(POWER([.$G$21]-[.$C$21]/100;[.AH$67])-1)/([.$G$21]-[.$C$21]/100-1)" office:value-type="float" office:value="62.3070398296051" calcext:value-type="float">
            <text:p>62.3070398296051</text:p>
          </table:table-cell>
          <table:table-cell table:formula="of:=(POWER([.$G$21]-[.$C$21]/100;[.AI$67])-1)/([.$G$21]-[.$C$21]/100-1)" office:value-type="float" office:value="67.2635368587851" calcext:value-type="float">
            <text:p>67.2635368587851</text:p>
          </table:table-cell>
          <table:table-cell table:formula="of:=(POWER([.$G$21]-[.$C$21]/100;[.AJ$67])-1)/([.$G$21]-[.$C$21]/100-1)" office:value-type="float" office:value="72.5347714493179" calcext:value-type="float">
            <text:p>72.5347714493179</text:p>
          </table:table-cell>
          <table:table-cell table:formula="of:=(POWER([.$G$21]-[.$C$21]/100;[.AK$67])-1)/([.$G$21]-[.$C$21]/100-1)" office:value-type="float" office:value="78.1407294363496" calcext:value-type="float">
            <text:p>78.1407294363496</text:p>
          </table:table-cell>
          <table:table-cell table:formula="of:=(POWER([.$G$21]-[.$C$21]/100;[.AL$67])-1)/([.$G$21]-[.$C$21]/100-1)" office:value-type="float" office:value="84.1026657555578" calcext:value-type="float">
            <text:p>84.1026657555578</text:p>
          </table:table-cell>
          <table:table-cell table:formula="of:=(POWER([.$G$21]-[.$C$21]/100;[.AM$67])-1)/([.$G$21]-[.$C$21]/100-1)" office:value-type="float" office:value="90.4431850310358" calcext:value-type="float">
            <text:p>90.4431850310358</text:p>
          </table:table-cell>
          <table:table-cell table:formula="of:=(POWER([.$G$21]-[.$C$21]/100;[.AN$67])-1)/([.$G$21]-[.$C$21]/100-1)" office:value-type="float" office:value="97.1863272805066" calcext:value-type="float">
            <text:p>97.1863272805066</text:p>
          </table:table-cell>
          <table:table-cell table:formula="of:=(POWER([.$G$21]-[.$C$21]/100;[.AO$67])-1)/([.$G$21]-[.$C$21]/100-1)" office:value-type="float" office:value="104.357659062819" calcext:value-type="float">
            <text:p>104.357659062819</text:p>
          </table:table-cell>
          <table:table-cell table:formula="of:=(POWER([.$G$21]-[.$C$21]/100;[.AP$67])-1)/([.$G$21]-[.$C$21]/100-1)" office:value-type="float" office:value="111.984370413308" calcext:value-type="float">
            <text:p>111.984370413308</text:p>
          </table:table-cell>
          <table:table-cell table:formula="of:=(POWER([.$G$21]-[.$C$21]/100;[.AQ$67])-1)/([.$G$21]-[.$C$21]/100-1)" office:value-type="float" office:value="120.095377934553" calcext:value-type="float">
            <text:p>120.095377934553</text:p>
          </table:table-cell>
          <table:table-cell table:formula="of:=(POWER([.$G$21]-[.$C$21]/100;[.AR$67])-1)/([.$G$21]-[.$C$21]/100-1)" office:value-type="float" office:value="128.721434433397" calcext:value-type="float">
            <text:p>128.721434433397</text:p>
          </table:table-cell>
          <table:table-cell table:formula="of:=(POWER([.$G$21]-[.$C$21]/100;[.AS$67])-1)/([.$G$21]-[.$C$21]/100-1)" office:value-type="float" office:value="137.895245519918" calcext:value-type="float">
            <text:p>137.895245519918</text:p>
          </table:table-cell>
          <table:table-cell table:formula="of:=(POWER([.$G$21]-[.$C$21]/100;[.AT$67])-1)/([.$G$21]-[.$C$21]/100-1)" office:value-type="float" office:value="147.651593610432" calcext:value-type="float">
            <text:p>147.651593610432</text:p>
          </table:table-cell>
          <table:table-cell table:formula="of:=(POWER([.$G$21]-[.$C$21]/100;[.AU$67])-1)/([.$G$21]-[.$C$21]/100-1)" office:value-type="float" office:value="158.027469804695" calcext:value-type="float">
            <text:p>158.027469804695</text:p>
          </table:table-cell>
          <table:table-cell table:formula="of:=(POWER([.$G$21]-[.$C$21]/100;[.AV$67])-1)/([.$G$21]-[.$C$21]/100-1)" office:value-type="float" office:value="169.062214137293" calcext:value-type="float">
            <text:p>169.062214137293</text:p>
          </table:table-cell>
          <table:table-cell table:number-columns-repeated="2"/>
          <table:table-cell table:formula="of:=[.$F21]*POWER([.$G21]-[.$C21]/100;[.$H$67])" office:value-type="float" office:value="0.039" calcext:value-type="float">
            <text:p>0.039</text:p>
          </table:table-cell>
          <table:table-cell table:formula="of:=[.$F21]*POWER([.$G21]-[.$C21]/100;[.$I$67])" office:value-type="float" office:value="0.0414765" calcext:value-type="float">
            <text:p>0.0414765</text:p>
          </table:table-cell>
          <table:table-cell table:formula="of:=[.$F21]*POWER([.$G21]-[.$C21]/100;[.$J$67])" office:value-type="float" office:value="0.04411025775" calcext:value-type="float">
            <text:p>0.04411025775</text:p>
          </table:table-cell>
          <table:table-cell table:formula="of:=[.$F21]*POWER([.$G21]-[.$C21]/100;[.$K$67])" office:value-type="float" office:value="0.046911259117125" calcext:value-type="float">
            <text:p>0.046911259117125</text:p>
          </table:table-cell>
          <table:table-cell table:formula="of:=[.$F21]*POWER([.$G21]-[.$C21]/100;[.$L$67])" office:value-type="float" office:value="0.0498901240710625" calcext:value-type="float">
            <text:p>0.0498901240710625</text:p>
          </table:table-cell>
          <table:table-cell table:formula="of:=[.$F21]*POWER([.$G21]-[.$C21]/100;[.$M$67])" office:value-type="float" office:value="0.0530581469495749" calcext:value-type="float">
            <text:p>0.0530581469495749</text:p>
          </table:table-cell>
          <table:table-cell table:formula="of:=[.$F21]*POWER([.$G21]-[.$C21]/100;[.$N$67])" office:value-type="float" office:value="0.056427339280873" calcext:value-type="float">
            <text:p>0.056427339280873</text:p>
          </table:table-cell>
          <table:table-cell table:formula="of:=[.$F21]*POWER([.$G21]-[.$C21]/100;[.$O$67])" office:value-type="float" office:value="0.0600104753252084" calcext:value-type="float">
            <text:p>0.0600104753252084</text:p>
          </table:table-cell>
          <table:table-cell table:formula="of:=[.$F21]*POWER([.$G21]-[.$C21]/100;[.$P$67])" office:value-type="float" office:value="0.0638211405083591" calcext:value-type="float">
            <text:p>0.0638211405083591</text:p>
          </table:table-cell>
          <table:table-cell table:formula="of:=[.$F21]*POWER([.$G21]-[.$C21]/100;[.$Q$67])" office:value-type="float" office:value="0.0678737829306399" calcext:value-type="float">
            <text:p>0.0678737829306399</text:p>
          </table:table-cell>
          <table:table-cell table:formula="of:=[.$F21]*POWER([.$G21]-[.$C21]/100;[.$R$67])" office:value-type="float" office:value="0.0721837681467356" calcext:value-type="float">
            <text:p>0.0721837681467356</text:p>
          </table:table-cell>
          <table:table-cell table:formula="of:=[.$F21]*POWER([.$G21]-[.$C21]/100;[.$S$67])" office:value-type="float" office:value="0.0767674374240533" calcext:value-type="float">
            <text:p>0.0767674374240533</text:p>
          </table:table-cell>
          <table:table-cell table:formula="of:=[.$F21]*POWER([.$G21]-[.$C21]/100;[.$T$67])" office:value-type="float" office:value="0.0816421697004807" calcext:value-type="float">
            <text:p>0.0816421697004807</text:p>
          </table:table-cell>
          <table:table-cell table:formula="of:=[.$F21]*POWER([.$G21]-[.$C21]/100;[.$U$67])" office:value-type="float" office:value="0.0868264474764612" calcext:value-type="float">
            <text:p>0.0868264474764612</text:p>
          </table:table-cell>
          <table:table-cell table:formula="of:=[.$F21]*POWER([.$G21]-[.$C21]/100;[.$V$67])" office:value-type="float" office:value="0.0923399268912165" calcext:value-type="float">
            <text:p>0.0923399268912165</text:p>
          </table:table-cell>
          <table:table-cell table:formula="of:=[.$F21]*POWER([.$G21]-[.$C21]/100;[.$W$67])" office:value-type="float" office:value="0.0982035122488088" calcext:value-type="float">
            <text:p>0.0982035122488088</text:p>
          </table:table-cell>
          <table:table-cell table:formula="of:=[.$F21]*POWER([.$G21]-[.$C21]/100;[.$X$67])" office:value-type="float" office:value="0.104439435276608" calcext:value-type="float">
            <text:p>0.104439435276608</text:p>
          </table:table-cell>
          <table:table-cell table:formula="of:=[.$F21]*POWER([.$G21]-[.$C21]/100;[.$Y$67])" office:value-type="float" office:value="0.111071339416673" calcext:value-type="float">
            <text:p>0.111071339416673</text:p>
          </table:table-cell>
          <table:table-cell table:formula="of:=[.$F21]*POWER([.$G21]-[.$C21]/100;[.$Z$67])" office:value-type="float" office:value="0.118124369469632" calcext:value-type="float">
            <text:p>0.118124369469632</text:p>
          </table:table-cell>
          <table:table-cell table:formula="of:=[.$F21]*POWER([.$G21]-[.$C21]/100;[.$AA$67])" office:value-type="float" office:value="0.125625266930953" calcext:value-type="float">
            <text:p>0.125625266930953</text:p>
          </table:table-cell>
          <table:table-cell table:formula="of:=[.$F21]*POWER([.$G21]-[.$C21]/100;[.$AB$67])" office:value-type="float" office:value="0.133602471381069" calcext:value-type="float">
            <text:p>0.133602471381069</text:p>
          </table:table-cell>
          <table:table-cell table:formula="of:=[.$F21]*POWER([.$G21]-[.$C21]/100;[.$AC$67])" office:value-type="float" office:value="0.142086228313767" calcext:value-type="float">
            <text:p>0.142086228313767</text:p>
          </table:table-cell>
          <table:table-cell table:formula="of:=[.$F21]*POWER([.$G21]-[.$C21]/100;[.$AD$67])" office:value-type="float" office:value="0.151108703811691" calcext:value-type="float">
            <text:p>0.151108703811691</text:p>
          </table:table-cell>
          <table:table-cell table:formula="of:=[.$F21]*POWER([.$G21]-[.$C21]/100;[.$AE$67])" office:value-type="float" office:value="0.160704106503733" calcext:value-type="float">
            <text:p>0.160704106503733</text:p>
          </table:table-cell>
          <table:table-cell table:formula="of:=[.$F21]*POWER([.$G21]-[.$C21]/100;[.$AF$67])" office:value-type="float" office:value="0.17090881726672" calcext:value-type="float">
            <text:p>0.17090881726672</text:p>
          </table:table-cell>
          <table:table-cell table:formula="of:=[.$F21]*POWER([.$G21]-[.$C21]/100;[.$AG$67])" office:value-type="float" office:value="0.181761527163157" calcext:value-type="float">
            <text:p>0.181761527163157</text:p>
          </table:table-cell>
          <table:table-cell table:formula="of:=[.$F21]*POWER([.$G21]-[.$C21]/100;[.$AH$67])" office:value-type="float" office:value="0.193303384138017" calcext:value-type="float">
            <text:p>0.193303384138017</text:p>
          </table:table-cell>
          <table:table-cell table:formula="of:=[.$F21]*POWER([.$G21]-[.$C21]/100;[.$AI$67])" office:value-type="float" office:value="0.205578149030782" calcext:value-type="float">
            <text:p>0.205578149030782</text:p>
          </table:table-cell>
          <table:table-cell table:formula="of:=[.$F21]*POWER([.$G21]-[.$C21]/100;[.$AJ$67])" office:value-type="float" office:value="0.218632361494236" calcext:value-type="float">
            <text:p>0.218632361494236</text:p>
          </table:table-cell>
          <table:table-cell table:formula="of:=[.$F21]*POWER([.$G21]-[.$C21]/100;[.$AK$67])" office:value-type="float" office:value="0.23251551644912" calcext:value-type="float">
            <text:p>0.23251551644912</text:p>
          </table:table-cell>
          <table:table-cell table:formula="of:=[.$F21]*POWER([.$G21]-[.$C21]/100;[.$AL$67])" office:value-type="float" office:value="0.247280251743639" calcext:value-type="float">
            <text:p>0.247280251743639</text:p>
          </table:table-cell>
          <table:table-cell table:formula="of:=[.$F21]*POWER([.$G21]-[.$C21]/100;[.$AM$67])" office:value-type="float" office:value="0.26298254772936" calcext:value-type="float">
            <text:p>0.26298254772936</text:p>
          </table:table-cell>
          <table:table-cell table:formula="of:=[.$F21]*POWER([.$G21]-[.$C21]/100;[.$AN$67])" office:value-type="float" office:value="0.279681939510175" calcext:value-type="float">
            <text:p>0.279681939510175</text:p>
          </table:table-cell>
          <table:table-cell table:formula="of:=[.$F21]*POWER([.$G21]-[.$C21]/100;[.$AO$67])" office:value-type="float" office:value="0.297441742669071" calcext:value-type="float">
            <text:p>0.297441742669071</text:p>
          </table:table-cell>
          <table:table-cell table:formula="of:=[.$F21]*POWER([.$G21]-[.$C21]/100;[.$AP$67])" office:value-type="float" office:value="0.316329293328557" calcext:value-type="float">
            <text:p>0.316329293328557</text:p>
          </table:table-cell>
          <table:table-cell table:formula="of:=[.$F21]*POWER([.$G21]-[.$C21]/100;[.$AQ$67])" office:value-type="float" office:value="0.33641620345492" calcext:value-type="float">
            <text:p>0.33641620345492</text:p>
          </table:table-cell>
          <table:table-cell table:formula="of:=[.$F21]*POWER([.$G21]-[.$C21]/100;[.$AR$67])" office:value-type="float" office:value="0.357778632374308" calcext:value-type="float">
            <text:p>0.357778632374308</text:p>
          </table:table-cell>
          <table:table-cell table:formula="of:=[.$F21]*POWER([.$G21]-[.$C21]/100;[.$AS$67])" office:value-type="float" office:value="0.380497575530077" calcext:value-type="float">
            <text:p>0.380497575530077</text:p>
          </table:table-cell>
          <table:table-cell table:formula="of:=[.$F21]*POWER([.$G21]-[.$C21]/100;[.$AT$67])" office:value-type="float" office:value="0.404659171576237" calcext:value-type="float">
            <text:p>0.404659171576237</text:p>
          </table:table-cell>
          <table:table-cell table:formula="of:=[.$F21]*POWER([.$G21]-[.$C21]/100;[.$AU$67])" office:value-type="float" office:value="0.430355028971328" calcext:value-type="float">
            <text:p>0.430355028971328</text:p>
          </table:table-cell>
          <table:table-cell table:formula="of:=[.$F21]*POWER([.$G21]-[.$C21]/100;[.$AV$67])" office:value-type="float" office:value="0.457682573311007" calcext:value-type="float">
            <text:p>0.45768257331100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MSCI WORLD</text:p>
          </table:table-cell>
          <table:table-cell office:value-type="string" calcext:value-type="string">
            <text:p>LU1781541179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mund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013" calcext:value-type="float">
            <text:p>1.1013</text:p>
          </table:table-cell>
          <table:table-cell office:value-type="float" office:value="67.49" calcext:value-type="float">
            <text:p>67.49</text:p>
          </table:table-cell>
          <table:table-cell office:value-type="float" office:value="4.17" calcext:value-type="float">
            <text:p>4.17</text:p>
          </table:table-cell>
          <table:table-cell table:number-columns-repeated="4"/>
          <table:table-cell office:value-type="float" office:value="3.13" calcext:value-type="float">
            <text:p>3.13</text:p>
          </table:table-cell>
          <table:table-cell office:value-type="float" office:value="0.9" calcext:value-type="float">
            <text:p>0.9</text:p>
          </table:table-cell>
          <table:table-cell office:value-type="float" office:value="0.67" calcext:value-type="float">
            <text:p>0.67</text:p>
          </table:table-cell>
          <table:table-cell table:number-columns-repeated="4"/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0.06" calcext:value-type="float">
            <text:p>0.06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67" calcext:value-type="float">
            <text:p>1.67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3"/>
          <table:table-cell office:value-type="float" office:value="6.06" calcext:value-type="float">
            <text:p>6.06</text:p>
          </table:table-cell>
          <table:table-cell office:value-type="float" office:value="0.6" calcext:value-type="float">
            <text:p>0.6</text:p>
          </table:table-cell>
          <table:table-cell office:value-type="float" office:value="0.19" calcext:value-type="float">
            <text:p>0.19</text:p>
          </table:table-cell>
          <table:table-cell office:value-type="float" office:value="0.01" calcext:value-type="float">
            <text:p>0.01</text:p>
          </table:table-cell>
          <table:table-cell office:value-type="float" office:value="1.47" calcext:value-type="float">
            <text:p>1.47</text:p>
          </table:table-cell>
          <table:table-cell table:number-columns-repeated="3"/>
          <table:table-cell office:value-type="float" office:value="0.49" calcext:value-type="float">
            <text:p>0.49</text:p>
          </table:table-cell>
          <table:table-cell table:number-columns-repeated="3"/>
          <table:table-cell office:value-type="float" office:value="2.33" calcext:value-type="float">
            <text:p>2.33</text:p>
          </table:table-cell>
          <table:table-cell office:value-type="float" office:value="2.88" calcext:value-type="float">
            <text:p>2.8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3.37" calcext:value-type="float">
            <text:p>3.37</text:p>
          </table:table-cell>
          <table:table-cell/>
          <table:table-cell office:value-type="float" office:value="0.08" calcext:value-type="float">
            <text:p>0.08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1.87" calcext:value-type="float">
            <text:p>1.87</text:p>
          </table:table-cell>
          <table:table-cell/>
          <table:table-cell table:formula="of:=SUM([.H22:.BR22])" office:value-type="float" office:value="99.7" calcext:value-type="float">
            <text:p>99.7</text:p>
          </table:table-cell>
          <table:table-cell table:number-columns-repeated="6"/>
          <table:table-cell table:formula="of:=(POWER([.$G$22]-[.$C$22]/100;[.H$67])-1)/([.$G$22]-[.$C$22]/100-1)" office:value-type="float" office:value="0" calcext:value-type="float">
            <text:p>0</text:p>
          </table:table-cell>
          <table:table-cell table:formula="of:=(POWER([.$G$22]-[.$C$22]/100;[.I$67])-1)/([.$G$22]-[.$C$22]/100-1)" office:value-type="float" office:value="1" calcext:value-type="float">
            <text:p>1</text:p>
          </table:table-cell>
          <table:table-cell table:formula="of:=(POWER([.$G$22]-[.$C$22]/100;[.J$67])-1)/([.$G$22]-[.$C$22]/100-1)" office:value-type="float" office:value="2.1001" calcext:value-type="float">
            <text:p>2.1001</text:p>
          </table:table-cell>
          <table:table-cell table:formula="of:=(POWER([.$G$22]-[.$C$22]/100;[.K$67])-1)/([.$G$22]-[.$C$22]/100-1)" office:value-type="float" office:value="3.31032001" calcext:value-type="float">
            <text:p>3.31032001</text:p>
          </table:table-cell>
          <table:table-cell table:formula="of:=(POWER([.$G$22]-[.$C$22]/100;[.L$67])-1)/([.$G$22]-[.$C$22]/100-1)" office:value-type="float" office:value="4.641683043001" calcext:value-type="float">
            <text:p>4.641683043001</text:p>
          </table:table-cell>
          <table:table-cell table:formula="of:=(POWER([.$G$22]-[.$C$22]/100;[.M$67])-1)/([.$G$22]-[.$C$22]/100-1)" office:value-type="float" office:value="6.1063155156054" calcext:value-type="float">
            <text:p>6.1063155156054</text:p>
          </table:table-cell>
          <table:table-cell table:formula="of:=(POWER([.$G$22]-[.$C$22]/100;[.N$67])-1)/([.$G$22]-[.$C$22]/100-1)" office:value-type="float" office:value="7.7175576987175" calcext:value-type="float">
            <text:p>7.7175576987175</text:p>
          </table:table-cell>
          <table:table-cell table:formula="of:=(POWER([.$G$22]-[.$C$22]/100;[.O$67])-1)/([.$G$22]-[.$C$22]/100-1)" office:value-type="float" office:value="9.49008522435912" calcext:value-type="float">
            <text:p>9.49008522435912</text:p>
          </table:table-cell>
          <table:table-cell table:formula="of:=(POWER([.$G$22]-[.$C$22]/100;[.P$67])-1)/([.$G$22]-[.$C$22]/100-1)" office:value-type="float" office:value="11.4400427553175" calcext:value-type="float">
            <text:p>11.4400427553175</text:p>
          </table:table-cell>
          <table:table-cell table:formula="of:=(POWER([.$G$22]-[.$C$22]/100;[.Q$67])-1)/([.$G$22]-[.$C$22]/100-1)" office:value-type="float" office:value="13.5851910351247" calcext:value-type="float">
            <text:p>13.5851910351247</text:p>
          </table:table-cell>
          <table:table-cell table:formula="of:=(POWER([.$G$22]-[.$C$22]/100;[.R$67])-1)/([.$G$22]-[.$C$22]/100-1)" office:value-type="float" office:value="15.9450686577407" calcext:value-type="float">
            <text:p>15.9450686577407</text:p>
          </table:table-cell>
          <table:table-cell table:formula="of:=(POWER([.$G$22]-[.$C$22]/100;[.S$67])-1)/([.$G$22]-[.$C$22]/100-1)" office:value-type="float" office:value="18.5411700303806" calcext:value-type="float">
            <text:p>18.5411700303806</text:p>
          </table:table-cell>
          <table:table-cell table:formula="of:=(POWER([.$G$22]-[.$C$22]/100;[.T$67])-1)/([.$G$22]-[.$C$22]/100-1)" office:value-type="float" office:value="21.3971411504217" calcext:value-type="float">
            <text:p>21.3971411504217</text:p>
          </table:table-cell>
          <table:table-cell table:formula="of:=(POWER([.$G$22]-[.$C$22]/100;[.U$67])-1)/([.$G$22]-[.$C$22]/100-1)" office:value-type="float" office:value="24.5389949795789" calcext:value-type="float">
            <text:p>24.5389949795789</text:p>
          </table:table-cell>
          <table:table-cell table:formula="of:=(POWER([.$G$22]-[.$C$22]/100;[.V$67])-1)/([.$G$22]-[.$C$22]/100-1)" office:value-type="float" office:value="27.9953483770347" calcext:value-type="float">
            <text:p>27.9953483770347</text:p>
          </table:table-cell>
          <table:table-cell table:formula="of:=(POWER([.$G$22]-[.$C$22]/100;[.W$67])-1)/([.$G$22]-[.$C$22]/100-1)" office:value-type="float" office:value="31.7976827495759" calcext:value-type="float">
            <text:p>31.7976827495759</text:p>
          </table:table-cell>
          <table:table-cell table:formula="of:=(POWER([.$G$22]-[.$C$22]/100;[.X$67])-1)/([.$G$22]-[.$C$22]/100-1)" office:value-type="float" office:value="35.9806307928084" calcext:value-type="float">
            <text:p>35.9806307928084</text:p>
          </table:table-cell>
          <table:table-cell table:formula="of:=(POWER([.$G$22]-[.$C$22]/100;[.Y$67])-1)/([.$G$22]-[.$C$22]/100-1)" office:value-type="float" office:value="40.5822919351685" calcext:value-type="float">
            <text:p>40.5822919351685</text:p>
          </table:table-cell>
          <table:table-cell table:formula="of:=(POWER([.$G$22]-[.$C$22]/100;[.Z$67])-1)/([.$G$22]-[.$C$22]/100-1)" office:value-type="float" office:value="45.6445793578789" calcext:value-type="float">
            <text:p>45.6445793578789</text:p>
          </table:table-cell>
          <table:table-cell table:formula="of:=(POWER([.$G$22]-[.$C$22]/100;[.AA$67])-1)/([.$G$22]-[.$C$22]/100-1)" office:value-type="float" office:value="51.2136017516026" calcext:value-type="float">
            <text:p>51.2136017516026</text:p>
          </table:table-cell>
          <table:table-cell table:formula="of:=(POWER([.$G$22]-[.$C$22]/100;[.AB$67])-1)/([.$G$22]-[.$C$22]/100-1)" office:value-type="float" office:value="57.340083286938" calcext:value-type="float">
            <text:p>57.340083286938</text:p>
          </table:table-cell>
          <table:table-cell table:formula="of:=(POWER([.$G$22]-[.$C$22]/100;[.AC$67])-1)/([.$G$22]-[.$C$22]/100-1)" office:value-type="float" office:value="64.0798256239605" calcext:value-type="float">
            <text:p>64.0798256239605</text:p>
          </table:table-cell>
          <table:table-cell table:formula="of:=(POWER([.$G$22]-[.$C$22]/100;[.AD$67])-1)/([.$G$22]-[.$C$22]/100-1)" office:value-type="float" office:value="71.4942161689189" calcext:value-type="float">
            <text:p>71.4942161689189</text:p>
          </table:table-cell>
          <table:table-cell table:formula="of:=(POWER([.$G$22]-[.$C$22]/100;[.AE$67])-1)/([.$G$22]-[.$C$22]/100-1)" office:value-type="float" office:value="79.6507872074277" calcext:value-type="float">
            <text:p>79.6507872074277</text:p>
          </table:table-cell>
          <table:table-cell table:formula="of:=(POWER([.$G$22]-[.$C$22]/100;[.AF$67])-1)/([.$G$22]-[.$C$22]/100-1)" office:value-type="float" office:value="88.6238310068912" calcext:value-type="float">
            <text:p>88.6238310068912</text:p>
          </table:table-cell>
          <table:table-cell table:formula="of:=(POWER([.$G$22]-[.$C$22]/100;[.AG$67])-1)/([.$G$22]-[.$C$22]/100-1)" office:value-type="float" office:value="98.495076490681" calcext:value-type="float">
            <text:p>98.495076490681</text:p>
          </table:table-cell>
          <table:table-cell table:formula="of:=(POWER([.$G$22]-[.$C$22]/100;[.AH$67])-1)/([.$G$22]-[.$C$22]/100-1)" office:value-type="float" office:value="109.354433647398" calcext:value-type="float">
            <text:p>109.354433647398</text:p>
          </table:table-cell>
          <table:table-cell table:formula="of:=(POWER([.$G$22]-[.$C$22]/100;[.AI$67])-1)/([.$G$22]-[.$C$22]/100-1)" office:value-type="float" office:value="121.300812455503" calcext:value-type="float">
            <text:p>121.300812455503</text:p>
          </table:table-cell>
          <table:table-cell table:formula="of:=(POWER([.$G$22]-[.$C$22]/100;[.AJ$67])-1)/([.$G$22]-[.$C$22]/100-1)" office:value-type="float" office:value="134.443023782298" calcext:value-type="float">
            <text:p>134.443023782298</text:p>
          </table:table-cell>
          <table:table-cell table:formula="of:=(POWER([.$G$22]-[.$C$22]/100;[.AK$67])-1)/([.$G$22]-[.$C$22]/100-1)" office:value-type="float" office:value="148.900770462907" calcext:value-type="float">
            <text:p>148.900770462907</text:p>
          </table:table-cell>
          <table:table-cell table:formula="of:=(POWER([.$G$22]-[.$C$22]/100;[.AL$67])-1)/([.$G$22]-[.$C$22]/100-1)" office:value-type="float" office:value="164.805737586243" calcext:value-type="float">
            <text:p>164.805737586243</text:p>
          </table:table-cell>
          <table:table-cell table:formula="of:=(POWER([.$G$22]-[.$C$22]/100;[.AM$67])-1)/([.$G$22]-[.$C$22]/100-1)" office:value-type="float" office:value="182.302791918626" calcext:value-type="float">
            <text:p>182.302791918626</text:p>
          </table:table-cell>
          <table:table-cell table:formula="of:=(POWER([.$G$22]-[.$C$22]/100;[.AN$67])-1)/([.$G$22]-[.$C$22]/100-1)" office:value-type="float" office:value="201.551301389681" calcext:value-type="float">
            <text:p>201.551301389681</text:p>
          </table:table-cell>
          <table:table-cell table:formula="of:=(POWER([.$G$22]-[.$C$22]/100;[.AO$67])-1)/([.$G$22]-[.$C$22]/100-1)" office:value-type="float" office:value="222.726586658788" calcext:value-type="float">
            <text:p>222.726586658788</text:p>
          </table:table-cell>
          <table:table-cell table:formula="of:=(POWER([.$G$22]-[.$C$22]/100;[.AP$67])-1)/([.$G$22]-[.$C$22]/100-1)" office:value-type="float" office:value="246.021517983333" calcext:value-type="float">
            <text:p>246.021517983333</text:p>
          </table:table-cell>
          <table:table-cell table:formula="of:=(POWER([.$G$22]-[.$C$22]/100;[.AQ$67])-1)/([.$G$22]-[.$C$22]/100-1)" office:value-type="float" office:value="271.648271933464" calcext:value-type="float">
            <text:p>271.648271933464</text:p>
          </table:table-cell>
          <table:table-cell table:formula="of:=(POWER([.$G$22]-[.$C$22]/100;[.AR$67])-1)/([.$G$22]-[.$C$22]/100-1)" office:value-type="float" office:value="299.840263954004" calcext:value-type="float">
            <text:p>299.840263954004</text:p>
          </table:table-cell>
          <table:table-cell table:formula="of:=(POWER([.$G$22]-[.$C$22]/100;[.AS$67])-1)/([.$G$22]-[.$C$22]/100-1)" office:value-type="float" office:value="330.8542743758" calcext:value-type="float">
            <text:p>330.8542743758</text:p>
          </table:table-cell>
          <table:table-cell table:formula="of:=(POWER([.$G$22]-[.$C$22]/100;[.AT$67])-1)/([.$G$22]-[.$C$22]/100-1)" office:value-type="float" office:value="364.972787240817" calcext:value-type="float">
            <text:p>364.972787240817</text:p>
          </table:table-cell>
          <table:table-cell table:formula="of:=(POWER([.$G$22]-[.$C$22]/100;[.AU$67])-1)/([.$G$22]-[.$C$22]/100-1)" office:value-type="float" office:value="402.506563243623" calcext:value-type="float">
            <text:p>402.506563243623</text:p>
          </table:table-cell>
          <table:table-cell table:formula="of:=(POWER([.$G$22]-[.$C$22]/100;[.AV$67])-1)/([.$G$22]-[.$C$22]/100-1)" office:value-type="float" office:value="443.797470224309" calcext:value-type="float">
            <text:p>443.797470224309</text:p>
          </table:table-cell>
          <table:table-cell table:number-columns-repeated="2"/>
          <table:table-cell table:formula="of:=[.$F22]*POWER([.$G22]-[.$C22]/100;[.$H$67])" office:value-type="float" office:value="0" calcext:value-type="float">
            <text:p>0</text:p>
          </table:table-cell>
          <table:table-cell table:formula="of:=[.$F22]*POWER([.$G22]-[.$C22]/100;[.$I$67])" office:value-type="float" office:value="0" calcext:value-type="float">
            <text:p>0</text:p>
          </table:table-cell>
          <table:table-cell table:formula="of:=[.$F22]*POWER([.$G22]-[.$C22]/100;[.$J$67])" office:value-type="float" office:value="0" calcext:value-type="float">
            <text:p>0</text:p>
          </table:table-cell>
          <table:table-cell table:formula="of:=[.$F22]*POWER([.$G22]-[.$C22]/100;[.$K$67])" office:value-type="float" office:value="0" calcext:value-type="float">
            <text:p>0</text:p>
          </table:table-cell>
          <table:table-cell table:formula="of:=[.$F22]*POWER([.$G22]-[.$C22]/100;[.$L$67])" office:value-type="float" office:value="0" calcext:value-type="float">
            <text:p>0</text:p>
          </table:table-cell>
          <table:table-cell table:formula="of:=[.$F22]*POWER([.$G22]-[.$C22]/100;[.$M$67])" office:value-type="float" office:value="0" calcext:value-type="float">
            <text:p>0</text:p>
          </table:table-cell>
          <table:table-cell table:formula="of:=[.$F22]*POWER([.$G22]-[.$C22]/100;[.$N$67])" office:value-type="float" office:value="0" calcext:value-type="float">
            <text:p>0</text:p>
          </table:table-cell>
          <table:table-cell table:formula="of:=[.$F22]*POWER([.$G22]-[.$C22]/100;[.$O$67])" office:value-type="float" office:value="0" calcext:value-type="float">
            <text:p>0</text:p>
          </table:table-cell>
          <table:table-cell table:formula="of:=[.$F22]*POWER([.$G22]-[.$C22]/100;[.$P$67])" office:value-type="float" office:value="0" calcext:value-type="float">
            <text:p>0</text:p>
          </table:table-cell>
          <table:table-cell table:formula="of:=[.$F22]*POWER([.$G22]-[.$C22]/100;[.$Q$67])" office:value-type="float" office:value="0" calcext:value-type="float">
            <text:p>0</text:p>
          </table:table-cell>
          <table:table-cell table:formula="of:=[.$F22]*POWER([.$G22]-[.$C22]/100;[.$R$67])" office:value-type="float" office:value="0" calcext:value-type="float">
            <text:p>0</text:p>
          </table:table-cell>
          <table:table-cell table:formula="of:=[.$F22]*POWER([.$G22]-[.$C22]/100;[.$S$67])" office:value-type="float" office:value="0" calcext:value-type="float">
            <text:p>0</text:p>
          </table:table-cell>
          <table:table-cell table:formula="of:=[.$F22]*POWER([.$G22]-[.$C22]/100;[.$T$67])" office:value-type="float" office:value="0" calcext:value-type="float">
            <text:p>0</text:p>
          </table:table-cell>
          <table:table-cell table:formula="of:=[.$F22]*POWER([.$G22]-[.$C22]/100;[.$U$67])" office:value-type="float" office:value="0" calcext:value-type="float">
            <text:p>0</text:p>
          </table:table-cell>
          <table:table-cell table:formula="of:=[.$F22]*POWER([.$G22]-[.$C22]/100;[.$V$67])" office:value-type="float" office:value="0" calcext:value-type="float">
            <text:p>0</text:p>
          </table:table-cell>
          <table:table-cell table:formula="of:=[.$F22]*POWER([.$G22]-[.$C22]/100;[.$W$67])" office:value-type="float" office:value="0" calcext:value-type="float">
            <text:p>0</text:p>
          </table:table-cell>
          <table:table-cell table:formula="of:=[.$F22]*POWER([.$G22]-[.$C22]/100;[.$X$67])" office:value-type="float" office:value="0" calcext:value-type="float">
            <text:p>0</text:p>
          </table:table-cell>
          <table:table-cell table:formula="of:=[.$F22]*POWER([.$G22]-[.$C22]/100;[.$Y$67])" office:value-type="float" office:value="0" calcext:value-type="float">
            <text:p>0</text:p>
          </table:table-cell>
          <table:table-cell table:formula="of:=[.$F22]*POWER([.$G22]-[.$C22]/100;[.$Z$67])" office:value-type="float" office:value="0" calcext:value-type="float">
            <text:p>0</text:p>
          </table:table-cell>
          <table:table-cell table:formula="of:=[.$F22]*POWER([.$G22]-[.$C22]/100;[.$AA$67])" office:value-type="float" office:value="0" calcext:value-type="float">
            <text:p>0</text:p>
          </table:table-cell>
          <table:table-cell table:formula="of:=[.$F22]*POWER([.$G22]-[.$C22]/100;[.$AB$67])" office:value-type="float" office:value="0" calcext:value-type="float">
            <text:p>0</text:p>
          </table:table-cell>
          <table:table-cell table:formula="of:=[.$F22]*POWER([.$G22]-[.$C22]/100;[.$AC$67])" office:value-type="float" office:value="0" calcext:value-type="float">
            <text:p>0</text:p>
          </table:table-cell>
          <table:table-cell table:formula="of:=[.$F22]*POWER([.$G22]-[.$C22]/100;[.$AD$67])" office:value-type="float" office:value="0" calcext:value-type="float">
            <text:p>0</text:p>
          </table:table-cell>
          <table:table-cell table:formula="of:=[.$F22]*POWER([.$G22]-[.$C22]/100;[.$AE$67])" office:value-type="float" office:value="0" calcext:value-type="float">
            <text:p>0</text:p>
          </table:table-cell>
          <table:table-cell table:formula="of:=[.$F22]*POWER([.$G22]-[.$C22]/100;[.$AF$67])" office:value-type="float" office:value="0" calcext:value-type="float">
            <text:p>0</text:p>
          </table:table-cell>
          <table:table-cell table:formula="of:=[.$F22]*POWER([.$G22]-[.$C22]/100;[.$AG$67])" office:value-type="float" office:value="0" calcext:value-type="float">
            <text:p>0</text:p>
          </table:table-cell>
          <table:table-cell table:formula="of:=[.$F22]*POWER([.$G22]-[.$C22]/100;[.$AH$67])" office:value-type="float" office:value="0" calcext:value-type="float">
            <text:p>0</text:p>
          </table:table-cell>
          <table:table-cell table:formula="of:=[.$F22]*POWER([.$G22]-[.$C22]/100;[.$AI$67])" office:value-type="float" office:value="0" calcext:value-type="float">
            <text:p>0</text:p>
          </table:table-cell>
          <table:table-cell table:formula="of:=[.$F22]*POWER([.$G22]-[.$C22]/100;[.$AJ$67])" office:value-type="float" office:value="0" calcext:value-type="float">
            <text:p>0</text:p>
          </table:table-cell>
          <table:table-cell table:formula="of:=[.$F22]*POWER([.$G22]-[.$C22]/100;[.$AK$67])" office:value-type="float" office:value="0" calcext:value-type="float">
            <text:p>0</text:p>
          </table:table-cell>
          <table:table-cell table:formula="of:=[.$F22]*POWER([.$G22]-[.$C22]/100;[.$AL$67])" office:value-type="float" office:value="0" calcext:value-type="float">
            <text:p>0</text:p>
          </table:table-cell>
          <table:table-cell table:formula="of:=[.$F22]*POWER([.$G22]-[.$C22]/100;[.$AM$67])" office:value-type="float" office:value="0" calcext:value-type="float">
            <text:p>0</text:p>
          </table:table-cell>
          <table:table-cell table:formula="of:=[.$F22]*POWER([.$G22]-[.$C22]/100;[.$AN$67])" office:value-type="float" office:value="0" calcext:value-type="float">
            <text:p>0</text:p>
          </table:table-cell>
          <table:table-cell table:formula="of:=[.$F22]*POWER([.$G22]-[.$C22]/100;[.$AO$67])" office:value-type="float" office:value="0" calcext:value-type="float">
            <text:p>0</text:p>
          </table:table-cell>
          <table:table-cell table:formula="of:=[.$F22]*POWER([.$G22]-[.$C22]/100;[.$AP$67])" office:value-type="float" office:value="0" calcext:value-type="float">
            <text:p>0</text:p>
          </table:table-cell>
          <table:table-cell table:formula="of:=[.$F22]*POWER([.$G22]-[.$C22]/100;[.$AQ$67])" office:value-type="float" office:value="0" calcext:value-type="float">
            <text:p>0</text:p>
          </table:table-cell>
          <table:table-cell table:formula="of:=[.$F22]*POWER([.$G22]-[.$C22]/100;[.$AR$67])" office:value-type="float" office:value="0" calcext:value-type="float">
            <text:p>0</text:p>
          </table:table-cell>
          <table:table-cell table:formula="of:=[.$F22]*POWER([.$G22]-[.$C22]/100;[.$AS$67])" office:value-type="float" office:value="0" calcext:value-type="float">
            <text:p>0</text:p>
          </table:table-cell>
          <table:table-cell table:formula="of:=[.$F22]*POWER([.$G22]-[.$C22]/100;[.$AT$67])" office:value-type="float" office:value="0" calcext:value-type="float">
            <text:p>0</text:p>
          </table:table-cell>
          <table:table-cell table:formula="of:=[.$F22]*POWER([.$G22]-[.$C22]/100;[.$AU$67])" office:value-type="float" office:value="0" calcext:value-type="float">
            <text:p>0</text:p>
          </table:table-cell>
          <table:table-cell table:formula="of:=[.$F22]*POWER([.$G22]-[.$C2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3:.BR23])" office:value-type="float" office:value="0" calcext:value-type="float">
            <text:p>0</text:p>
          </table:table-cell>
          <table:table-cell table:number-columns-repeated="6"/>
          <table:table-cell table:formula="of:=(POWER([.$G$23]-[.$C$23]/100;[.H$67])-1)/([.$G$23]-[.$C$23]/100-1)" office:value-type="float" office:value="-0" calcext:value-type="float">
            <text:p>0</text:p>
          </table:table-cell>
          <table:table-cell table:formula="of:=(POWER([.$G$23]-[.$C$23]/100;[.I$67])-1)/([.$G$23]-[.$C$23]/100-1)" office:value-type="float" office:value="1" calcext:value-type="float">
            <text:p>1</text:p>
          </table:table-cell>
          <table:table-cell table:formula="of:=(POWER([.$G$23]-[.$C$23]/100;[.J$67])-1)/([.$G$23]-[.$C$23]/100-1)" office:value-type="float" office:value="1" calcext:value-type="float">
            <text:p>1</text:p>
          </table:table-cell>
          <table:table-cell table:formula="of:=(POWER([.$G$23]-[.$C$23]/100;[.K$67])-1)/([.$G$23]-[.$C$23]/100-1)" office:value-type="float" office:value="1" calcext:value-type="float">
            <text:p>1</text:p>
          </table:table-cell>
          <table:table-cell table:formula="of:=(POWER([.$G$23]-[.$C$23]/100;[.L$67])-1)/([.$G$23]-[.$C$23]/100-1)" office:value-type="float" office:value="1" calcext:value-type="float">
            <text:p>1</text:p>
          </table:table-cell>
          <table:table-cell table:formula="of:=(POWER([.$G$23]-[.$C$23]/100;[.M$67])-1)/([.$G$23]-[.$C$23]/100-1)" office:value-type="float" office:value="1" calcext:value-type="float">
            <text:p>1</text:p>
          </table:table-cell>
          <table:table-cell table:formula="of:=(POWER([.$G$23]-[.$C$23]/100;[.N$67])-1)/([.$G$23]-[.$C$23]/100-1)" office:value-type="float" office:value="1" calcext:value-type="float">
            <text:p>1</text:p>
          </table:table-cell>
          <table:table-cell table:formula="of:=(POWER([.$G$23]-[.$C$23]/100;[.O$67])-1)/([.$G$23]-[.$C$23]/100-1)" office:value-type="float" office:value="1" calcext:value-type="float">
            <text:p>1</text:p>
          </table:table-cell>
          <table:table-cell table:formula="of:=(POWER([.$G$23]-[.$C$23]/100;[.P$67])-1)/([.$G$23]-[.$C$23]/100-1)" office:value-type="float" office:value="1" calcext:value-type="float">
            <text:p>1</text:p>
          </table:table-cell>
          <table:table-cell table:formula="of:=(POWER([.$G$23]-[.$C$23]/100;[.Q$67])-1)/([.$G$23]-[.$C$23]/100-1)" office:value-type="float" office:value="1" calcext:value-type="float">
            <text:p>1</text:p>
          </table:table-cell>
          <table:table-cell table:formula="of:=(POWER([.$G$23]-[.$C$23]/100;[.R$67])-1)/([.$G$23]-[.$C$23]/100-1)" office:value-type="float" office:value="1" calcext:value-type="float">
            <text:p>1</text:p>
          </table:table-cell>
          <table:table-cell table:formula="of:=(POWER([.$G$23]-[.$C$23]/100;[.S$67])-1)/([.$G$23]-[.$C$23]/100-1)" office:value-type="float" office:value="1" calcext:value-type="float">
            <text:p>1</text:p>
          </table:table-cell>
          <table:table-cell table:formula="of:=(POWER([.$G$23]-[.$C$23]/100;[.T$67])-1)/([.$G$23]-[.$C$23]/100-1)" office:value-type="float" office:value="1" calcext:value-type="float">
            <text:p>1</text:p>
          </table:table-cell>
          <table:table-cell table:formula="of:=(POWER([.$G$23]-[.$C$23]/100;[.U$67])-1)/([.$G$23]-[.$C$23]/100-1)" office:value-type="float" office:value="1" calcext:value-type="float">
            <text:p>1</text:p>
          </table:table-cell>
          <table:table-cell table:formula="of:=(POWER([.$G$23]-[.$C$23]/100;[.V$67])-1)/([.$G$23]-[.$C$23]/100-1)" office:value-type="float" office:value="1" calcext:value-type="float">
            <text:p>1</text:p>
          </table:table-cell>
          <table:table-cell table:formula="of:=(POWER([.$G$23]-[.$C$23]/100;[.W$67])-1)/([.$G$23]-[.$C$23]/100-1)" office:value-type="float" office:value="1" calcext:value-type="float">
            <text:p>1</text:p>
          </table:table-cell>
          <table:table-cell table:formula="of:=(POWER([.$G$23]-[.$C$23]/100;[.X$67])-1)/([.$G$23]-[.$C$23]/100-1)" office:value-type="float" office:value="1" calcext:value-type="float">
            <text:p>1</text:p>
          </table:table-cell>
          <table:table-cell table:formula="of:=(POWER([.$G$23]-[.$C$23]/100;[.Y$67])-1)/([.$G$23]-[.$C$23]/100-1)" office:value-type="float" office:value="1" calcext:value-type="float">
            <text:p>1</text:p>
          </table:table-cell>
          <table:table-cell table:formula="of:=(POWER([.$G$23]-[.$C$23]/100;[.Z$67])-1)/([.$G$23]-[.$C$23]/100-1)" office:value-type="float" office:value="1" calcext:value-type="float">
            <text:p>1</text:p>
          </table:table-cell>
          <table:table-cell table:formula="of:=(POWER([.$G$23]-[.$C$23]/100;[.AA$67])-1)/([.$G$23]-[.$C$23]/100-1)" office:value-type="float" office:value="1" calcext:value-type="float">
            <text:p>1</text:p>
          </table:table-cell>
          <table:table-cell table:formula="of:=(POWER([.$G$23]-[.$C$23]/100;[.AB$67])-1)/([.$G$23]-[.$C$23]/100-1)" office:value-type="float" office:value="1" calcext:value-type="float">
            <text:p>1</text:p>
          </table:table-cell>
          <table:table-cell table:formula="of:=(POWER([.$G$23]-[.$C$23]/100;[.AC$67])-1)/([.$G$23]-[.$C$23]/100-1)" office:value-type="float" office:value="1" calcext:value-type="float">
            <text:p>1</text:p>
          </table:table-cell>
          <table:table-cell table:formula="of:=(POWER([.$G$23]-[.$C$23]/100;[.AD$67])-1)/([.$G$23]-[.$C$23]/100-1)" office:value-type="float" office:value="1" calcext:value-type="float">
            <text:p>1</text:p>
          </table:table-cell>
          <table:table-cell table:formula="of:=(POWER([.$G$23]-[.$C$23]/100;[.AE$67])-1)/([.$G$23]-[.$C$23]/100-1)" office:value-type="float" office:value="1" calcext:value-type="float">
            <text:p>1</text:p>
          </table:table-cell>
          <table:table-cell table:formula="of:=(POWER([.$G$23]-[.$C$23]/100;[.AF$67])-1)/([.$G$23]-[.$C$23]/100-1)" office:value-type="float" office:value="1" calcext:value-type="float">
            <text:p>1</text:p>
          </table:table-cell>
          <table:table-cell table:formula="of:=(POWER([.$G$23]-[.$C$23]/100;[.AG$67])-1)/([.$G$23]-[.$C$23]/100-1)" office:value-type="float" office:value="1" calcext:value-type="float">
            <text:p>1</text:p>
          </table:table-cell>
          <table:table-cell table:formula="of:=(POWER([.$G$23]-[.$C$23]/100;[.AH$67])-1)/([.$G$23]-[.$C$23]/100-1)" office:value-type="float" office:value="1" calcext:value-type="float">
            <text:p>1</text:p>
          </table:table-cell>
          <table:table-cell table:formula="of:=(POWER([.$G$23]-[.$C$23]/100;[.AI$67])-1)/([.$G$23]-[.$C$23]/100-1)" office:value-type="float" office:value="1" calcext:value-type="float">
            <text:p>1</text:p>
          </table:table-cell>
          <table:table-cell table:formula="of:=(POWER([.$G$23]-[.$C$23]/100;[.AJ$67])-1)/([.$G$23]-[.$C$23]/100-1)" office:value-type="float" office:value="1" calcext:value-type="float">
            <text:p>1</text:p>
          </table:table-cell>
          <table:table-cell table:formula="of:=(POWER([.$G$23]-[.$C$23]/100;[.AK$67])-1)/([.$G$23]-[.$C$23]/100-1)" office:value-type="float" office:value="1" calcext:value-type="float">
            <text:p>1</text:p>
          </table:table-cell>
          <table:table-cell table:formula="of:=(POWER([.$G$23]-[.$C$23]/100;[.AL$67])-1)/([.$G$23]-[.$C$23]/100-1)" office:value-type="float" office:value="1" calcext:value-type="float">
            <text:p>1</text:p>
          </table:table-cell>
          <table:table-cell table:formula="of:=(POWER([.$G$23]-[.$C$23]/100;[.AM$67])-1)/([.$G$23]-[.$C$23]/100-1)" office:value-type="float" office:value="1" calcext:value-type="float">
            <text:p>1</text:p>
          </table:table-cell>
          <table:table-cell table:formula="of:=(POWER([.$G$23]-[.$C$23]/100;[.AN$67])-1)/([.$G$23]-[.$C$23]/100-1)" office:value-type="float" office:value="1" calcext:value-type="float">
            <text:p>1</text:p>
          </table:table-cell>
          <table:table-cell table:formula="of:=(POWER([.$G$23]-[.$C$23]/100;[.AO$67])-1)/([.$G$23]-[.$C$23]/100-1)" office:value-type="float" office:value="1" calcext:value-type="float">
            <text:p>1</text:p>
          </table:table-cell>
          <table:table-cell table:formula="of:=(POWER([.$G$23]-[.$C$23]/100;[.AP$67])-1)/([.$G$23]-[.$C$23]/100-1)" office:value-type="float" office:value="1" calcext:value-type="float">
            <text:p>1</text:p>
          </table:table-cell>
          <table:table-cell table:formula="of:=(POWER([.$G$23]-[.$C$23]/100;[.AQ$67])-1)/([.$G$23]-[.$C$23]/100-1)" office:value-type="float" office:value="1" calcext:value-type="float">
            <text:p>1</text:p>
          </table:table-cell>
          <table:table-cell table:formula="of:=(POWER([.$G$23]-[.$C$23]/100;[.AR$67])-1)/([.$G$23]-[.$C$23]/100-1)" office:value-type="float" office:value="1" calcext:value-type="float">
            <text:p>1</text:p>
          </table:table-cell>
          <table:table-cell table:formula="of:=(POWER([.$G$23]-[.$C$23]/100;[.AS$67])-1)/([.$G$23]-[.$C$23]/100-1)" office:value-type="float" office:value="1" calcext:value-type="float">
            <text:p>1</text:p>
          </table:table-cell>
          <table:table-cell table:formula="of:=(POWER([.$G$23]-[.$C$23]/100;[.AT$67])-1)/([.$G$23]-[.$C$23]/100-1)" office:value-type="float" office:value="1" calcext:value-type="float">
            <text:p>1</text:p>
          </table:table-cell>
          <table:table-cell table:formula="of:=(POWER([.$G$23]-[.$C$23]/100;[.AU$67])-1)/([.$G$23]-[.$C$23]/100-1)" office:value-type="float" office:value="1" calcext:value-type="float">
            <text:p>1</text:p>
          </table:table-cell>
          <table:table-cell table:formula="of:=(POWER([.$G$23]-[.$C$23]/100;[.AV$67])-1)/([.$G$23]-[.$C$23]/100-1)" office:value-type="float" office:value="1" calcext:value-type="float">
            <text:p>1</text:p>
          </table:table-cell>
          <table:table-cell table:number-columns-repeated="2"/>
          <table:table-cell table:formula="of:=[.$F23]*POWER([.$G23]-[.$C23]/100;[.$H$67])" office:value-type="float" office:value="0" calcext:value-type="float">
            <text:p>0</text:p>
          </table:table-cell>
          <table:table-cell table:formula="of:=[.$F23]*POWER([.$G23]-[.$C23]/100;[.$I$67])" office:value-type="float" office:value="0" calcext:value-type="float">
            <text:p>0</text:p>
          </table:table-cell>
          <table:table-cell table:formula="of:=[.$F23]*POWER([.$G23]-[.$C23]/100;[.$J$67])" office:value-type="float" office:value="0" calcext:value-type="float">
            <text:p>0</text:p>
          </table:table-cell>
          <table:table-cell table:formula="of:=[.$F23]*POWER([.$G23]-[.$C23]/100;[.$K$67])" office:value-type="float" office:value="0" calcext:value-type="float">
            <text:p>0</text:p>
          </table:table-cell>
          <table:table-cell table:formula="of:=[.$F23]*POWER([.$G23]-[.$C23]/100;[.$L$67])" office:value-type="float" office:value="0" calcext:value-type="float">
            <text:p>0</text:p>
          </table:table-cell>
          <table:table-cell table:formula="of:=[.$F23]*POWER([.$G23]-[.$C23]/100;[.$M$67])" office:value-type="float" office:value="0" calcext:value-type="float">
            <text:p>0</text:p>
          </table:table-cell>
          <table:table-cell table:formula="of:=[.$F23]*POWER([.$G23]-[.$C23]/100;[.$N$67])" office:value-type="float" office:value="0" calcext:value-type="float">
            <text:p>0</text:p>
          </table:table-cell>
          <table:table-cell table:formula="of:=[.$F23]*POWER([.$G23]-[.$C23]/100;[.$O$67])" office:value-type="float" office:value="0" calcext:value-type="float">
            <text:p>0</text:p>
          </table:table-cell>
          <table:table-cell table:formula="of:=[.$F23]*POWER([.$G23]-[.$C23]/100;[.$P$67])" office:value-type="float" office:value="0" calcext:value-type="float">
            <text:p>0</text:p>
          </table:table-cell>
          <table:table-cell table:formula="of:=[.$F23]*POWER([.$G23]-[.$C23]/100;[.$Q$67])" office:value-type="float" office:value="0" calcext:value-type="float">
            <text:p>0</text:p>
          </table:table-cell>
          <table:table-cell table:formula="of:=[.$F23]*POWER([.$G23]-[.$C23]/100;[.$R$67])" office:value-type="float" office:value="0" calcext:value-type="float">
            <text:p>0</text:p>
          </table:table-cell>
          <table:table-cell table:formula="of:=[.$F23]*POWER([.$G23]-[.$C23]/100;[.$S$67])" office:value-type="float" office:value="0" calcext:value-type="float">
            <text:p>0</text:p>
          </table:table-cell>
          <table:table-cell table:formula="of:=[.$F23]*POWER([.$G23]-[.$C23]/100;[.$T$67])" office:value-type="float" office:value="0" calcext:value-type="float">
            <text:p>0</text:p>
          </table:table-cell>
          <table:table-cell table:formula="of:=[.$F23]*POWER([.$G23]-[.$C23]/100;[.$U$67])" office:value-type="float" office:value="0" calcext:value-type="float">
            <text:p>0</text:p>
          </table:table-cell>
          <table:table-cell table:formula="of:=[.$F23]*POWER([.$G23]-[.$C23]/100;[.$V$67])" office:value-type="float" office:value="0" calcext:value-type="float">
            <text:p>0</text:p>
          </table:table-cell>
          <table:table-cell table:formula="of:=[.$F23]*POWER([.$G23]-[.$C23]/100;[.$W$67])" office:value-type="float" office:value="0" calcext:value-type="float">
            <text:p>0</text:p>
          </table:table-cell>
          <table:table-cell table:formula="of:=[.$F23]*POWER([.$G23]-[.$C23]/100;[.$X$67])" office:value-type="float" office:value="0" calcext:value-type="float">
            <text:p>0</text:p>
          </table:table-cell>
          <table:table-cell table:formula="of:=[.$F23]*POWER([.$G23]-[.$C23]/100;[.$Y$67])" office:value-type="float" office:value="0" calcext:value-type="float">
            <text:p>0</text:p>
          </table:table-cell>
          <table:table-cell table:formula="of:=[.$F23]*POWER([.$G23]-[.$C23]/100;[.$Z$67])" office:value-type="float" office:value="0" calcext:value-type="float">
            <text:p>0</text:p>
          </table:table-cell>
          <table:table-cell table:formula="of:=[.$F23]*POWER([.$G23]-[.$C23]/100;[.$AA$67])" office:value-type="float" office:value="0" calcext:value-type="float">
            <text:p>0</text:p>
          </table:table-cell>
          <table:table-cell table:formula="of:=[.$F23]*POWER([.$G23]-[.$C23]/100;[.$AB$67])" office:value-type="float" office:value="0" calcext:value-type="float">
            <text:p>0</text:p>
          </table:table-cell>
          <table:table-cell table:formula="of:=[.$F23]*POWER([.$G23]-[.$C23]/100;[.$AC$67])" office:value-type="float" office:value="0" calcext:value-type="float">
            <text:p>0</text:p>
          </table:table-cell>
          <table:table-cell table:formula="of:=[.$F23]*POWER([.$G23]-[.$C23]/100;[.$AD$67])" office:value-type="float" office:value="0" calcext:value-type="float">
            <text:p>0</text:p>
          </table:table-cell>
          <table:table-cell table:formula="of:=[.$F23]*POWER([.$G23]-[.$C23]/100;[.$AE$67])" office:value-type="float" office:value="0" calcext:value-type="float">
            <text:p>0</text:p>
          </table:table-cell>
          <table:table-cell table:formula="of:=[.$F23]*POWER([.$G23]-[.$C23]/100;[.$AF$67])" office:value-type="float" office:value="0" calcext:value-type="float">
            <text:p>0</text:p>
          </table:table-cell>
          <table:table-cell table:formula="of:=[.$F23]*POWER([.$G23]-[.$C23]/100;[.$AG$67])" office:value-type="float" office:value="0" calcext:value-type="float">
            <text:p>0</text:p>
          </table:table-cell>
          <table:table-cell table:formula="of:=[.$F23]*POWER([.$G23]-[.$C23]/100;[.$AH$67])" office:value-type="float" office:value="0" calcext:value-type="float">
            <text:p>0</text:p>
          </table:table-cell>
          <table:table-cell table:formula="of:=[.$F23]*POWER([.$G23]-[.$C23]/100;[.$AI$67])" office:value-type="float" office:value="0" calcext:value-type="float">
            <text:p>0</text:p>
          </table:table-cell>
          <table:table-cell table:formula="of:=[.$F23]*POWER([.$G23]-[.$C23]/100;[.$AJ$67])" office:value-type="float" office:value="0" calcext:value-type="float">
            <text:p>0</text:p>
          </table:table-cell>
          <table:table-cell table:formula="of:=[.$F23]*POWER([.$G23]-[.$C23]/100;[.$AK$67])" office:value-type="float" office:value="0" calcext:value-type="float">
            <text:p>0</text:p>
          </table:table-cell>
          <table:table-cell table:formula="of:=[.$F23]*POWER([.$G23]-[.$C23]/100;[.$AL$67])" office:value-type="float" office:value="0" calcext:value-type="float">
            <text:p>0</text:p>
          </table:table-cell>
          <table:table-cell table:formula="of:=[.$F23]*POWER([.$G23]-[.$C23]/100;[.$AM$67])" office:value-type="float" office:value="0" calcext:value-type="float">
            <text:p>0</text:p>
          </table:table-cell>
          <table:table-cell table:formula="of:=[.$F23]*POWER([.$G23]-[.$C23]/100;[.$AN$67])" office:value-type="float" office:value="0" calcext:value-type="float">
            <text:p>0</text:p>
          </table:table-cell>
          <table:table-cell table:formula="of:=[.$F23]*POWER([.$G23]-[.$C23]/100;[.$AO$67])" office:value-type="float" office:value="0" calcext:value-type="float">
            <text:p>0</text:p>
          </table:table-cell>
          <table:table-cell table:formula="of:=[.$F23]*POWER([.$G23]-[.$C23]/100;[.$AP$67])" office:value-type="float" office:value="0" calcext:value-type="float">
            <text:p>0</text:p>
          </table:table-cell>
          <table:table-cell table:formula="of:=[.$F23]*POWER([.$G23]-[.$C23]/100;[.$AQ$67])" office:value-type="float" office:value="0" calcext:value-type="float">
            <text:p>0</text:p>
          </table:table-cell>
          <table:table-cell table:formula="of:=[.$F23]*POWER([.$G23]-[.$C23]/100;[.$AR$67])" office:value-type="float" office:value="0" calcext:value-type="float">
            <text:p>0</text:p>
          </table:table-cell>
          <table:table-cell table:formula="of:=[.$F23]*POWER([.$G23]-[.$C23]/100;[.$AS$67])" office:value-type="float" office:value="0" calcext:value-type="float">
            <text:p>0</text:p>
          </table:table-cell>
          <table:table-cell table:formula="of:=[.$F23]*POWER([.$G23]-[.$C23]/100;[.$AT$67])" office:value-type="float" office:value="0" calcext:value-type="float">
            <text:p>0</text:p>
          </table:table-cell>
          <table:table-cell table:formula="of:=[.$F23]*POWER([.$G23]-[.$C23]/100;[.$AU$67])" office:value-type="float" office:value="0" calcext:value-type="float">
            <text:p>0</text:p>
          </table:table-cell>
          <table:table-cell table:formula="of:=[.$F23]*POWER([.$G23]-[.$C2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4:.BR24])" office:value-type="float" office:value="0" calcext:value-type="float">
            <text:p>0</text:p>
          </table:table-cell>
          <table:table-cell table:number-columns-repeated="6"/>
          <table:table-cell table:formula="of:=(POWER([.$G$24]-[.$C$24]/100;[.H$67])-1)/([.$G$24]-[.$C$24]/100-1)" office:value-type="float" office:value="-0" calcext:value-type="float">
            <text:p>0</text:p>
          </table:table-cell>
          <table:table-cell table:formula="of:=(POWER([.$G$24]-[.$C$24]/100;[.I$67])-1)/([.$G$24]-[.$C$24]/100-1)" office:value-type="float" office:value="1" calcext:value-type="float">
            <text:p>1</text:p>
          </table:table-cell>
          <table:table-cell table:formula="of:=(POWER([.$G$24]-[.$C$24]/100;[.J$67])-1)/([.$G$24]-[.$C$24]/100-1)" office:value-type="float" office:value="1" calcext:value-type="float">
            <text:p>1</text:p>
          </table:table-cell>
          <table:table-cell table:formula="of:=(POWER([.$G$24]-[.$C$24]/100;[.K$67])-1)/([.$G$24]-[.$C$24]/100-1)" office:value-type="float" office:value="1" calcext:value-type="float">
            <text:p>1</text:p>
          </table:table-cell>
          <table:table-cell table:formula="of:=(POWER([.$G$24]-[.$C$24]/100;[.L$67])-1)/([.$G$24]-[.$C$24]/100-1)" office:value-type="float" office:value="1" calcext:value-type="float">
            <text:p>1</text:p>
          </table:table-cell>
          <table:table-cell table:formula="of:=(POWER([.$G$24]-[.$C$24]/100;[.M$67])-1)/([.$G$24]-[.$C$24]/100-1)" office:value-type="float" office:value="1" calcext:value-type="float">
            <text:p>1</text:p>
          </table:table-cell>
          <table:table-cell table:formula="of:=(POWER([.$G$24]-[.$C$24]/100;[.N$67])-1)/([.$G$24]-[.$C$24]/100-1)" office:value-type="float" office:value="1" calcext:value-type="float">
            <text:p>1</text:p>
          </table:table-cell>
          <table:table-cell table:formula="of:=(POWER([.$G$24]-[.$C$24]/100;[.O$67])-1)/([.$G$24]-[.$C$24]/100-1)" office:value-type="float" office:value="1" calcext:value-type="float">
            <text:p>1</text:p>
          </table:table-cell>
          <table:table-cell table:formula="of:=(POWER([.$G$24]-[.$C$24]/100;[.P$67])-1)/([.$G$24]-[.$C$24]/100-1)" office:value-type="float" office:value="1" calcext:value-type="float">
            <text:p>1</text:p>
          </table:table-cell>
          <table:table-cell table:formula="of:=(POWER([.$G$24]-[.$C$24]/100;[.Q$67])-1)/([.$G$24]-[.$C$24]/100-1)" office:value-type="float" office:value="1" calcext:value-type="float">
            <text:p>1</text:p>
          </table:table-cell>
          <table:table-cell table:formula="of:=(POWER([.$G$24]-[.$C$24]/100;[.R$67])-1)/([.$G$24]-[.$C$24]/100-1)" office:value-type="float" office:value="1" calcext:value-type="float">
            <text:p>1</text:p>
          </table:table-cell>
          <table:table-cell table:formula="of:=(POWER([.$G$24]-[.$C$24]/100;[.S$67])-1)/([.$G$24]-[.$C$24]/100-1)" office:value-type="float" office:value="1" calcext:value-type="float">
            <text:p>1</text:p>
          </table:table-cell>
          <table:table-cell table:formula="of:=(POWER([.$G$24]-[.$C$24]/100;[.T$67])-1)/([.$G$24]-[.$C$24]/100-1)" office:value-type="float" office:value="1" calcext:value-type="float">
            <text:p>1</text:p>
          </table:table-cell>
          <table:table-cell table:formula="of:=(POWER([.$G$24]-[.$C$24]/100;[.U$67])-1)/([.$G$24]-[.$C$24]/100-1)" office:value-type="float" office:value="1" calcext:value-type="float">
            <text:p>1</text:p>
          </table:table-cell>
          <table:table-cell table:formula="of:=(POWER([.$G$24]-[.$C$24]/100;[.V$67])-1)/([.$G$24]-[.$C$24]/100-1)" office:value-type="float" office:value="1" calcext:value-type="float">
            <text:p>1</text:p>
          </table:table-cell>
          <table:table-cell table:formula="of:=(POWER([.$G$24]-[.$C$24]/100;[.W$67])-1)/([.$G$24]-[.$C$24]/100-1)" office:value-type="float" office:value="1" calcext:value-type="float">
            <text:p>1</text:p>
          </table:table-cell>
          <table:table-cell table:formula="of:=(POWER([.$G$24]-[.$C$24]/100;[.X$67])-1)/([.$G$24]-[.$C$24]/100-1)" office:value-type="float" office:value="1" calcext:value-type="float">
            <text:p>1</text:p>
          </table:table-cell>
          <table:table-cell table:formula="of:=(POWER([.$G$24]-[.$C$24]/100;[.Y$67])-1)/([.$G$24]-[.$C$24]/100-1)" office:value-type="float" office:value="1" calcext:value-type="float">
            <text:p>1</text:p>
          </table:table-cell>
          <table:table-cell table:formula="of:=(POWER([.$G$24]-[.$C$24]/100;[.Z$67])-1)/([.$G$24]-[.$C$24]/100-1)" office:value-type="float" office:value="1" calcext:value-type="float">
            <text:p>1</text:p>
          </table:table-cell>
          <table:table-cell table:formula="of:=(POWER([.$G$24]-[.$C$24]/100;[.AA$67])-1)/([.$G$24]-[.$C$24]/100-1)" office:value-type="float" office:value="1" calcext:value-type="float">
            <text:p>1</text:p>
          </table:table-cell>
          <table:table-cell table:formula="of:=(POWER([.$G$24]-[.$C$24]/100;[.AB$67])-1)/([.$G$24]-[.$C$24]/100-1)" office:value-type="float" office:value="1" calcext:value-type="float">
            <text:p>1</text:p>
          </table:table-cell>
          <table:table-cell table:formula="of:=(POWER([.$G$24]-[.$C$24]/100;[.AC$67])-1)/([.$G$24]-[.$C$24]/100-1)" office:value-type="float" office:value="1" calcext:value-type="float">
            <text:p>1</text:p>
          </table:table-cell>
          <table:table-cell table:formula="of:=(POWER([.$G$24]-[.$C$24]/100;[.AD$67])-1)/([.$G$24]-[.$C$24]/100-1)" office:value-type="float" office:value="1" calcext:value-type="float">
            <text:p>1</text:p>
          </table:table-cell>
          <table:table-cell table:formula="of:=(POWER([.$G$24]-[.$C$24]/100;[.AE$67])-1)/([.$G$24]-[.$C$24]/100-1)" office:value-type="float" office:value="1" calcext:value-type="float">
            <text:p>1</text:p>
          </table:table-cell>
          <table:table-cell table:formula="of:=(POWER([.$G$24]-[.$C$24]/100;[.AF$67])-1)/([.$G$24]-[.$C$24]/100-1)" office:value-type="float" office:value="1" calcext:value-type="float">
            <text:p>1</text:p>
          </table:table-cell>
          <table:table-cell table:formula="of:=(POWER([.$G$24]-[.$C$24]/100;[.AG$67])-1)/([.$G$24]-[.$C$24]/100-1)" office:value-type="float" office:value="1" calcext:value-type="float">
            <text:p>1</text:p>
          </table:table-cell>
          <table:table-cell table:formula="of:=(POWER([.$G$24]-[.$C$24]/100;[.AH$67])-1)/([.$G$24]-[.$C$24]/100-1)" office:value-type="float" office:value="1" calcext:value-type="float">
            <text:p>1</text:p>
          </table:table-cell>
          <table:table-cell table:formula="of:=(POWER([.$G$24]-[.$C$24]/100;[.AI$67])-1)/([.$G$24]-[.$C$24]/100-1)" office:value-type="float" office:value="1" calcext:value-type="float">
            <text:p>1</text:p>
          </table:table-cell>
          <table:table-cell table:formula="of:=(POWER([.$G$24]-[.$C$24]/100;[.AJ$67])-1)/([.$G$24]-[.$C$24]/100-1)" office:value-type="float" office:value="1" calcext:value-type="float">
            <text:p>1</text:p>
          </table:table-cell>
          <table:table-cell table:formula="of:=(POWER([.$G$24]-[.$C$24]/100;[.AK$67])-1)/([.$G$24]-[.$C$24]/100-1)" office:value-type="float" office:value="1" calcext:value-type="float">
            <text:p>1</text:p>
          </table:table-cell>
          <table:table-cell table:formula="of:=(POWER([.$G$24]-[.$C$24]/100;[.AL$67])-1)/([.$G$24]-[.$C$24]/100-1)" office:value-type="float" office:value="1" calcext:value-type="float">
            <text:p>1</text:p>
          </table:table-cell>
          <table:table-cell table:formula="of:=(POWER([.$G$24]-[.$C$24]/100;[.AM$67])-1)/([.$G$24]-[.$C$24]/100-1)" office:value-type="float" office:value="1" calcext:value-type="float">
            <text:p>1</text:p>
          </table:table-cell>
          <table:table-cell table:formula="of:=(POWER([.$G$24]-[.$C$24]/100;[.AN$67])-1)/([.$G$24]-[.$C$24]/100-1)" office:value-type="float" office:value="1" calcext:value-type="float">
            <text:p>1</text:p>
          </table:table-cell>
          <table:table-cell table:formula="of:=(POWER([.$G$24]-[.$C$24]/100;[.AO$67])-1)/([.$G$24]-[.$C$24]/100-1)" office:value-type="float" office:value="1" calcext:value-type="float">
            <text:p>1</text:p>
          </table:table-cell>
          <table:table-cell table:formula="of:=(POWER([.$G$24]-[.$C$24]/100;[.AP$67])-1)/([.$G$24]-[.$C$24]/100-1)" office:value-type="float" office:value="1" calcext:value-type="float">
            <text:p>1</text:p>
          </table:table-cell>
          <table:table-cell table:formula="of:=(POWER([.$G$24]-[.$C$24]/100;[.AQ$67])-1)/([.$G$24]-[.$C$24]/100-1)" office:value-type="float" office:value="1" calcext:value-type="float">
            <text:p>1</text:p>
          </table:table-cell>
          <table:table-cell table:formula="of:=(POWER([.$G$24]-[.$C$24]/100;[.AR$67])-1)/([.$G$24]-[.$C$24]/100-1)" office:value-type="float" office:value="1" calcext:value-type="float">
            <text:p>1</text:p>
          </table:table-cell>
          <table:table-cell table:formula="of:=(POWER([.$G$24]-[.$C$24]/100;[.AS$67])-1)/([.$G$24]-[.$C$24]/100-1)" office:value-type="float" office:value="1" calcext:value-type="float">
            <text:p>1</text:p>
          </table:table-cell>
          <table:table-cell table:formula="of:=(POWER([.$G$24]-[.$C$24]/100;[.AT$67])-1)/([.$G$24]-[.$C$24]/100-1)" office:value-type="float" office:value="1" calcext:value-type="float">
            <text:p>1</text:p>
          </table:table-cell>
          <table:table-cell table:formula="of:=(POWER([.$G$24]-[.$C$24]/100;[.AU$67])-1)/([.$G$24]-[.$C$24]/100-1)" office:value-type="float" office:value="1" calcext:value-type="float">
            <text:p>1</text:p>
          </table:table-cell>
          <table:table-cell table:formula="of:=(POWER([.$G$24]-[.$C$24]/100;[.AV$67])-1)/([.$G$24]-[.$C$24]/100-1)" office:value-type="float" office:value="1" calcext:value-type="float">
            <text:p>1</text:p>
          </table:table-cell>
          <table:table-cell table:number-columns-repeated="2"/>
          <table:table-cell table:formula="of:=[.$F24]*POWER([.$G24]-[.$C24]/100;[.$H$67])" office:value-type="float" office:value="0" calcext:value-type="float">
            <text:p>0</text:p>
          </table:table-cell>
          <table:table-cell table:formula="of:=[.$F24]*POWER([.$G24]-[.$C24]/100;[.$I$67])" office:value-type="float" office:value="0" calcext:value-type="float">
            <text:p>0</text:p>
          </table:table-cell>
          <table:table-cell table:formula="of:=[.$F24]*POWER([.$G24]-[.$C24]/100;[.$J$67])" office:value-type="float" office:value="0" calcext:value-type="float">
            <text:p>0</text:p>
          </table:table-cell>
          <table:table-cell table:formula="of:=[.$F24]*POWER([.$G24]-[.$C24]/100;[.$K$67])" office:value-type="float" office:value="0" calcext:value-type="float">
            <text:p>0</text:p>
          </table:table-cell>
          <table:table-cell table:formula="of:=[.$F24]*POWER([.$G24]-[.$C24]/100;[.$L$67])" office:value-type="float" office:value="0" calcext:value-type="float">
            <text:p>0</text:p>
          </table:table-cell>
          <table:table-cell table:formula="of:=[.$F24]*POWER([.$G24]-[.$C24]/100;[.$M$67])" office:value-type="float" office:value="0" calcext:value-type="float">
            <text:p>0</text:p>
          </table:table-cell>
          <table:table-cell table:formula="of:=[.$F24]*POWER([.$G24]-[.$C24]/100;[.$N$67])" office:value-type="float" office:value="0" calcext:value-type="float">
            <text:p>0</text:p>
          </table:table-cell>
          <table:table-cell table:formula="of:=[.$F24]*POWER([.$G24]-[.$C24]/100;[.$O$67])" office:value-type="float" office:value="0" calcext:value-type="float">
            <text:p>0</text:p>
          </table:table-cell>
          <table:table-cell table:formula="of:=[.$F24]*POWER([.$G24]-[.$C24]/100;[.$P$67])" office:value-type="float" office:value="0" calcext:value-type="float">
            <text:p>0</text:p>
          </table:table-cell>
          <table:table-cell table:formula="of:=[.$F24]*POWER([.$G24]-[.$C24]/100;[.$Q$67])" office:value-type="float" office:value="0" calcext:value-type="float">
            <text:p>0</text:p>
          </table:table-cell>
          <table:table-cell table:formula="of:=[.$F24]*POWER([.$G24]-[.$C24]/100;[.$R$67])" office:value-type="float" office:value="0" calcext:value-type="float">
            <text:p>0</text:p>
          </table:table-cell>
          <table:table-cell table:formula="of:=[.$F24]*POWER([.$G24]-[.$C24]/100;[.$S$67])" office:value-type="float" office:value="0" calcext:value-type="float">
            <text:p>0</text:p>
          </table:table-cell>
          <table:table-cell table:formula="of:=[.$F24]*POWER([.$G24]-[.$C24]/100;[.$T$67])" office:value-type="float" office:value="0" calcext:value-type="float">
            <text:p>0</text:p>
          </table:table-cell>
          <table:table-cell table:formula="of:=[.$F24]*POWER([.$G24]-[.$C24]/100;[.$U$67])" office:value-type="float" office:value="0" calcext:value-type="float">
            <text:p>0</text:p>
          </table:table-cell>
          <table:table-cell table:formula="of:=[.$F24]*POWER([.$G24]-[.$C24]/100;[.$V$67])" office:value-type="float" office:value="0" calcext:value-type="float">
            <text:p>0</text:p>
          </table:table-cell>
          <table:table-cell table:formula="of:=[.$F24]*POWER([.$G24]-[.$C24]/100;[.$W$67])" office:value-type="float" office:value="0" calcext:value-type="float">
            <text:p>0</text:p>
          </table:table-cell>
          <table:table-cell table:formula="of:=[.$F24]*POWER([.$G24]-[.$C24]/100;[.$X$67])" office:value-type="float" office:value="0" calcext:value-type="float">
            <text:p>0</text:p>
          </table:table-cell>
          <table:table-cell table:formula="of:=[.$F24]*POWER([.$G24]-[.$C24]/100;[.$Y$67])" office:value-type="float" office:value="0" calcext:value-type="float">
            <text:p>0</text:p>
          </table:table-cell>
          <table:table-cell table:formula="of:=[.$F24]*POWER([.$G24]-[.$C24]/100;[.$Z$67])" office:value-type="float" office:value="0" calcext:value-type="float">
            <text:p>0</text:p>
          </table:table-cell>
          <table:table-cell table:formula="of:=[.$F24]*POWER([.$G24]-[.$C24]/100;[.$AA$67])" office:value-type="float" office:value="0" calcext:value-type="float">
            <text:p>0</text:p>
          </table:table-cell>
          <table:table-cell table:formula="of:=[.$F24]*POWER([.$G24]-[.$C24]/100;[.$AB$67])" office:value-type="float" office:value="0" calcext:value-type="float">
            <text:p>0</text:p>
          </table:table-cell>
          <table:table-cell table:formula="of:=[.$F24]*POWER([.$G24]-[.$C24]/100;[.$AC$67])" office:value-type="float" office:value="0" calcext:value-type="float">
            <text:p>0</text:p>
          </table:table-cell>
          <table:table-cell table:formula="of:=[.$F24]*POWER([.$G24]-[.$C24]/100;[.$AD$67])" office:value-type="float" office:value="0" calcext:value-type="float">
            <text:p>0</text:p>
          </table:table-cell>
          <table:table-cell table:formula="of:=[.$F24]*POWER([.$G24]-[.$C24]/100;[.$AE$67])" office:value-type="float" office:value="0" calcext:value-type="float">
            <text:p>0</text:p>
          </table:table-cell>
          <table:table-cell table:formula="of:=[.$F24]*POWER([.$G24]-[.$C24]/100;[.$AF$67])" office:value-type="float" office:value="0" calcext:value-type="float">
            <text:p>0</text:p>
          </table:table-cell>
          <table:table-cell table:formula="of:=[.$F24]*POWER([.$G24]-[.$C24]/100;[.$AG$67])" office:value-type="float" office:value="0" calcext:value-type="float">
            <text:p>0</text:p>
          </table:table-cell>
          <table:table-cell table:formula="of:=[.$F24]*POWER([.$G24]-[.$C24]/100;[.$AH$67])" office:value-type="float" office:value="0" calcext:value-type="float">
            <text:p>0</text:p>
          </table:table-cell>
          <table:table-cell table:formula="of:=[.$F24]*POWER([.$G24]-[.$C24]/100;[.$AI$67])" office:value-type="float" office:value="0" calcext:value-type="float">
            <text:p>0</text:p>
          </table:table-cell>
          <table:table-cell table:formula="of:=[.$F24]*POWER([.$G24]-[.$C24]/100;[.$AJ$67])" office:value-type="float" office:value="0" calcext:value-type="float">
            <text:p>0</text:p>
          </table:table-cell>
          <table:table-cell table:formula="of:=[.$F24]*POWER([.$G24]-[.$C24]/100;[.$AK$67])" office:value-type="float" office:value="0" calcext:value-type="float">
            <text:p>0</text:p>
          </table:table-cell>
          <table:table-cell table:formula="of:=[.$F24]*POWER([.$G24]-[.$C24]/100;[.$AL$67])" office:value-type="float" office:value="0" calcext:value-type="float">
            <text:p>0</text:p>
          </table:table-cell>
          <table:table-cell table:formula="of:=[.$F24]*POWER([.$G24]-[.$C24]/100;[.$AM$67])" office:value-type="float" office:value="0" calcext:value-type="float">
            <text:p>0</text:p>
          </table:table-cell>
          <table:table-cell table:formula="of:=[.$F24]*POWER([.$G24]-[.$C24]/100;[.$AN$67])" office:value-type="float" office:value="0" calcext:value-type="float">
            <text:p>0</text:p>
          </table:table-cell>
          <table:table-cell table:formula="of:=[.$F24]*POWER([.$G24]-[.$C24]/100;[.$AO$67])" office:value-type="float" office:value="0" calcext:value-type="float">
            <text:p>0</text:p>
          </table:table-cell>
          <table:table-cell table:formula="of:=[.$F24]*POWER([.$G24]-[.$C24]/100;[.$AP$67])" office:value-type="float" office:value="0" calcext:value-type="float">
            <text:p>0</text:p>
          </table:table-cell>
          <table:table-cell table:formula="of:=[.$F24]*POWER([.$G24]-[.$C24]/100;[.$AQ$67])" office:value-type="float" office:value="0" calcext:value-type="float">
            <text:p>0</text:p>
          </table:table-cell>
          <table:table-cell table:formula="of:=[.$F24]*POWER([.$G24]-[.$C24]/100;[.$AR$67])" office:value-type="float" office:value="0" calcext:value-type="float">
            <text:p>0</text:p>
          </table:table-cell>
          <table:table-cell table:formula="of:=[.$F24]*POWER([.$G24]-[.$C24]/100;[.$AS$67])" office:value-type="float" office:value="0" calcext:value-type="float">
            <text:p>0</text:p>
          </table:table-cell>
          <table:table-cell table:formula="of:=[.$F24]*POWER([.$G24]-[.$C24]/100;[.$AT$67])" office:value-type="float" office:value="0" calcext:value-type="float">
            <text:p>0</text:p>
          </table:table-cell>
          <table:table-cell table:formula="of:=[.$F24]*POWER([.$G24]-[.$C24]/100;[.$AU$67])" office:value-type="float" office:value="0" calcext:value-type="float">
            <text:p>0</text:p>
          </table:table-cell>
          <table:table-cell table:formula="of:=[.$F24]*POWER([.$G24]-[.$C2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5:.BR25])" office:value-type="float" office:value="0" calcext:value-type="float">
            <text:p>0</text:p>
          </table:table-cell>
          <table:table-cell table:number-columns-repeated="6"/>
          <table:table-cell table:formula="of:=(POWER([.$G$25]-[.$C$25]/100;[.H$67])-1)/([.$G$25]-[.$C$25]/100-1)" office:value-type="float" office:value="-0" calcext:value-type="float">
            <text:p>0</text:p>
          </table:table-cell>
          <table:table-cell table:formula="of:=(POWER([.$G$25]-[.$C$25]/100;[.I$67])-1)/([.$G$25]-[.$C$25]/100-1)" office:value-type="float" office:value="1" calcext:value-type="float">
            <text:p>1</text:p>
          </table:table-cell>
          <table:table-cell table:formula="of:=(POWER([.$G$25]-[.$C$25]/100;[.J$67])-1)/([.$G$25]-[.$C$25]/100-1)" office:value-type="float" office:value="1" calcext:value-type="float">
            <text:p>1</text:p>
          </table:table-cell>
          <table:table-cell table:formula="of:=(POWER([.$G$25]-[.$C$25]/100;[.K$67])-1)/([.$G$25]-[.$C$25]/100-1)" office:value-type="float" office:value="1" calcext:value-type="float">
            <text:p>1</text:p>
          </table:table-cell>
          <table:table-cell table:formula="of:=(POWER([.$G$25]-[.$C$25]/100;[.L$67])-1)/([.$G$25]-[.$C$25]/100-1)" office:value-type="float" office:value="1" calcext:value-type="float">
            <text:p>1</text:p>
          </table:table-cell>
          <table:table-cell table:formula="of:=(POWER([.$G$25]-[.$C$25]/100;[.M$67])-1)/([.$G$25]-[.$C$25]/100-1)" office:value-type="float" office:value="1" calcext:value-type="float">
            <text:p>1</text:p>
          </table:table-cell>
          <table:table-cell table:formula="of:=(POWER([.$G$25]-[.$C$25]/100;[.N$67])-1)/([.$G$25]-[.$C$25]/100-1)" office:value-type="float" office:value="1" calcext:value-type="float">
            <text:p>1</text:p>
          </table:table-cell>
          <table:table-cell table:formula="of:=(POWER([.$G$25]-[.$C$25]/100;[.O$67])-1)/([.$G$25]-[.$C$25]/100-1)" office:value-type="float" office:value="1" calcext:value-type="float">
            <text:p>1</text:p>
          </table:table-cell>
          <table:table-cell table:formula="of:=(POWER([.$G$25]-[.$C$25]/100;[.P$67])-1)/([.$G$25]-[.$C$25]/100-1)" office:value-type="float" office:value="1" calcext:value-type="float">
            <text:p>1</text:p>
          </table:table-cell>
          <table:table-cell table:formula="of:=(POWER([.$G$25]-[.$C$25]/100;[.Q$67])-1)/([.$G$25]-[.$C$25]/100-1)" office:value-type="float" office:value="1" calcext:value-type="float">
            <text:p>1</text:p>
          </table:table-cell>
          <table:table-cell table:formula="of:=(POWER([.$G$25]-[.$C$25]/100;[.R$67])-1)/([.$G$25]-[.$C$25]/100-1)" office:value-type="float" office:value="1" calcext:value-type="float">
            <text:p>1</text:p>
          </table:table-cell>
          <table:table-cell table:formula="of:=(POWER([.$G$25]-[.$C$25]/100;[.S$67])-1)/([.$G$25]-[.$C$25]/100-1)" office:value-type="float" office:value="1" calcext:value-type="float">
            <text:p>1</text:p>
          </table:table-cell>
          <table:table-cell table:formula="of:=(POWER([.$G$25]-[.$C$25]/100;[.T$67])-1)/([.$G$25]-[.$C$25]/100-1)" office:value-type="float" office:value="1" calcext:value-type="float">
            <text:p>1</text:p>
          </table:table-cell>
          <table:table-cell table:formula="of:=(POWER([.$G$25]-[.$C$25]/100;[.U$67])-1)/([.$G$25]-[.$C$25]/100-1)" office:value-type="float" office:value="1" calcext:value-type="float">
            <text:p>1</text:p>
          </table:table-cell>
          <table:table-cell table:formula="of:=(POWER([.$G$25]-[.$C$25]/100;[.V$67])-1)/([.$G$25]-[.$C$25]/100-1)" office:value-type="float" office:value="1" calcext:value-type="float">
            <text:p>1</text:p>
          </table:table-cell>
          <table:table-cell table:formula="of:=(POWER([.$G$25]-[.$C$25]/100;[.W$67])-1)/([.$G$25]-[.$C$25]/100-1)" office:value-type="float" office:value="1" calcext:value-type="float">
            <text:p>1</text:p>
          </table:table-cell>
          <table:table-cell table:formula="of:=(POWER([.$G$25]-[.$C$25]/100;[.X$67])-1)/([.$G$25]-[.$C$25]/100-1)" office:value-type="float" office:value="1" calcext:value-type="float">
            <text:p>1</text:p>
          </table:table-cell>
          <table:table-cell table:formula="of:=(POWER([.$G$25]-[.$C$25]/100;[.Y$67])-1)/([.$G$25]-[.$C$25]/100-1)" office:value-type="float" office:value="1" calcext:value-type="float">
            <text:p>1</text:p>
          </table:table-cell>
          <table:table-cell table:formula="of:=(POWER([.$G$25]-[.$C$25]/100;[.Z$67])-1)/([.$G$25]-[.$C$25]/100-1)" office:value-type="float" office:value="1" calcext:value-type="float">
            <text:p>1</text:p>
          </table:table-cell>
          <table:table-cell table:formula="of:=(POWER([.$G$25]-[.$C$25]/100;[.AA$67])-1)/([.$G$25]-[.$C$25]/100-1)" office:value-type="float" office:value="1" calcext:value-type="float">
            <text:p>1</text:p>
          </table:table-cell>
          <table:table-cell table:formula="of:=(POWER([.$G$25]-[.$C$25]/100;[.AB$67])-1)/([.$G$25]-[.$C$25]/100-1)" office:value-type="float" office:value="1" calcext:value-type="float">
            <text:p>1</text:p>
          </table:table-cell>
          <table:table-cell table:formula="of:=(POWER([.$G$25]-[.$C$25]/100;[.AC$67])-1)/([.$G$25]-[.$C$25]/100-1)" office:value-type="float" office:value="1" calcext:value-type="float">
            <text:p>1</text:p>
          </table:table-cell>
          <table:table-cell table:formula="of:=(POWER([.$G$25]-[.$C$25]/100;[.AD$67])-1)/([.$G$25]-[.$C$25]/100-1)" office:value-type="float" office:value="1" calcext:value-type="float">
            <text:p>1</text:p>
          </table:table-cell>
          <table:table-cell table:formula="of:=(POWER([.$G$25]-[.$C$25]/100;[.AE$67])-1)/([.$G$25]-[.$C$25]/100-1)" office:value-type="float" office:value="1" calcext:value-type="float">
            <text:p>1</text:p>
          </table:table-cell>
          <table:table-cell table:formula="of:=(POWER([.$G$25]-[.$C$25]/100;[.AF$67])-1)/([.$G$25]-[.$C$25]/100-1)" office:value-type="float" office:value="1" calcext:value-type="float">
            <text:p>1</text:p>
          </table:table-cell>
          <table:table-cell table:formula="of:=(POWER([.$G$25]-[.$C$25]/100;[.AG$67])-1)/([.$G$25]-[.$C$25]/100-1)" office:value-type="float" office:value="1" calcext:value-type="float">
            <text:p>1</text:p>
          </table:table-cell>
          <table:table-cell table:formula="of:=(POWER([.$G$25]-[.$C$25]/100;[.AH$67])-1)/([.$G$25]-[.$C$25]/100-1)" office:value-type="float" office:value="1" calcext:value-type="float">
            <text:p>1</text:p>
          </table:table-cell>
          <table:table-cell table:formula="of:=(POWER([.$G$25]-[.$C$25]/100;[.AI$67])-1)/([.$G$25]-[.$C$25]/100-1)" office:value-type="float" office:value="1" calcext:value-type="float">
            <text:p>1</text:p>
          </table:table-cell>
          <table:table-cell table:formula="of:=(POWER([.$G$25]-[.$C$25]/100;[.AJ$67])-1)/([.$G$25]-[.$C$25]/100-1)" office:value-type="float" office:value="1" calcext:value-type="float">
            <text:p>1</text:p>
          </table:table-cell>
          <table:table-cell table:formula="of:=(POWER([.$G$25]-[.$C$25]/100;[.AK$67])-1)/([.$G$25]-[.$C$25]/100-1)" office:value-type="float" office:value="1" calcext:value-type="float">
            <text:p>1</text:p>
          </table:table-cell>
          <table:table-cell table:formula="of:=(POWER([.$G$25]-[.$C$25]/100;[.AL$67])-1)/([.$G$25]-[.$C$25]/100-1)" office:value-type="float" office:value="1" calcext:value-type="float">
            <text:p>1</text:p>
          </table:table-cell>
          <table:table-cell table:formula="of:=(POWER([.$G$25]-[.$C$25]/100;[.AM$67])-1)/([.$G$25]-[.$C$25]/100-1)" office:value-type="float" office:value="1" calcext:value-type="float">
            <text:p>1</text:p>
          </table:table-cell>
          <table:table-cell table:formula="of:=(POWER([.$G$25]-[.$C$25]/100;[.AN$67])-1)/([.$G$25]-[.$C$25]/100-1)" office:value-type="float" office:value="1" calcext:value-type="float">
            <text:p>1</text:p>
          </table:table-cell>
          <table:table-cell table:formula="of:=(POWER([.$G$25]-[.$C$25]/100;[.AO$67])-1)/([.$G$25]-[.$C$25]/100-1)" office:value-type="float" office:value="1" calcext:value-type="float">
            <text:p>1</text:p>
          </table:table-cell>
          <table:table-cell table:formula="of:=(POWER([.$G$25]-[.$C$25]/100;[.AP$67])-1)/([.$G$25]-[.$C$25]/100-1)" office:value-type="float" office:value="1" calcext:value-type="float">
            <text:p>1</text:p>
          </table:table-cell>
          <table:table-cell table:formula="of:=(POWER([.$G$25]-[.$C$25]/100;[.AQ$67])-1)/([.$G$25]-[.$C$25]/100-1)" office:value-type="float" office:value="1" calcext:value-type="float">
            <text:p>1</text:p>
          </table:table-cell>
          <table:table-cell table:formula="of:=(POWER([.$G$25]-[.$C$25]/100;[.AR$67])-1)/([.$G$25]-[.$C$25]/100-1)" office:value-type="float" office:value="1" calcext:value-type="float">
            <text:p>1</text:p>
          </table:table-cell>
          <table:table-cell table:formula="of:=(POWER([.$G$25]-[.$C$25]/100;[.AS$67])-1)/([.$G$25]-[.$C$25]/100-1)" office:value-type="float" office:value="1" calcext:value-type="float">
            <text:p>1</text:p>
          </table:table-cell>
          <table:table-cell table:formula="of:=(POWER([.$G$25]-[.$C$25]/100;[.AT$67])-1)/([.$G$25]-[.$C$25]/100-1)" office:value-type="float" office:value="1" calcext:value-type="float">
            <text:p>1</text:p>
          </table:table-cell>
          <table:table-cell table:formula="of:=(POWER([.$G$25]-[.$C$25]/100;[.AU$67])-1)/([.$G$25]-[.$C$25]/100-1)" office:value-type="float" office:value="1" calcext:value-type="float">
            <text:p>1</text:p>
          </table:table-cell>
          <table:table-cell table:formula="of:=(POWER([.$G$25]-[.$C$25]/100;[.AV$67])-1)/([.$G$25]-[.$C$25]/100-1)" office:value-type="float" office:value="1" calcext:value-type="float">
            <text:p>1</text:p>
          </table:table-cell>
          <table:table-cell table:number-columns-repeated="2"/>
          <table:table-cell table:formula="of:=[.$F25]*POWER([.$G25]-[.$C25]/100;[.$H$67])" office:value-type="float" office:value="0" calcext:value-type="float">
            <text:p>0</text:p>
          </table:table-cell>
          <table:table-cell table:formula="of:=[.$F25]*POWER([.$G25]-[.$C25]/100;[.$I$67])" office:value-type="float" office:value="0" calcext:value-type="float">
            <text:p>0</text:p>
          </table:table-cell>
          <table:table-cell table:formula="of:=[.$F25]*POWER([.$G25]-[.$C25]/100;[.$J$67])" office:value-type="float" office:value="0" calcext:value-type="float">
            <text:p>0</text:p>
          </table:table-cell>
          <table:table-cell table:formula="of:=[.$F25]*POWER([.$G25]-[.$C25]/100;[.$K$67])" office:value-type="float" office:value="0" calcext:value-type="float">
            <text:p>0</text:p>
          </table:table-cell>
          <table:table-cell table:formula="of:=[.$F25]*POWER([.$G25]-[.$C25]/100;[.$L$67])" office:value-type="float" office:value="0" calcext:value-type="float">
            <text:p>0</text:p>
          </table:table-cell>
          <table:table-cell table:formula="of:=[.$F25]*POWER([.$G25]-[.$C25]/100;[.$M$67])" office:value-type="float" office:value="0" calcext:value-type="float">
            <text:p>0</text:p>
          </table:table-cell>
          <table:table-cell table:formula="of:=[.$F25]*POWER([.$G25]-[.$C25]/100;[.$N$67])" office:value-type="float" office:value="0" calcext:value-type="float">
            <text:p>0</text:p>
          </table:table-cell>
          <table:table-cell table:formula="of:=[.$F25]*POWER([.$G25]-[.$C25]/100;[.$O$67])" office:value-type="float" office:value="0" calcext:value-type="float">
            <text:p>0</text:p>
          </table:table-cell>
          <table:table-cell table:formula="of:=[.$F25]*POWER([.$G25]-[.$C25]/100;[.$P$67])" office:value-type="float" office:value="0" calcext:value-type="float">
            <text:p>0</text:p>
          </table:table-cell>
          <table:table-cell table:formula="of:=[.$F25]*POWER([.$G25]-[.$C25]/100;[.$Q$67])" office:value-type="float" office:value="0" calcext:value-type="float">
            <text:p>0</text:p>
          </table:table-cell>
          <table:table-cell table:formula="of:=[.$F25]*POWER([.$G25]-[.$C25]/100;[.$R$67])" office:value-type="float" office:value="0" calcext:value-type="float">
            <text:p>0</text:p>
          </table:table-cell>
          <table:table-cell table:formula="of:=[.$F25]*POWER([.$G25]-[.$C25]/100;[.$S$67])" office:value-type="float" office:value="0" calcext:value-type="float">
            <text:p>0</text:p>
          </table:table-cell>
          <table:table-cell table:formula="of:=[.$F25]*POWER([.$G25]-[.$C25]/100;[.$T$67])" office:value-type="float" office:value="0" calcext:value-type="float">
            <text:p>0</text:p>
          </table:table-cell>
          <table:table-cell table:formula="of:=[.$F25]*POWER([.$G25]-[.$C25]/100;[.$U$67])" office:value-type="float" office:value="0" calcext:value-type="float">
            <text:p>0</text:p>
          </table:table-cell>
          <table:table-cell table:formula="of:=[.$F25]*POWER([.$G25]-[.$C25]/100;[.$V$67])" office:value-type="float" office:value="0" calcext:value-type="float">
            <text:p>0</text:p>
          </table:table-cell>
          <table:table-cell table:formula="of:=[.$F25]*POWER([.$G25]-[.$C25]/100;[.$W$67])" office:value-type="float" office:value="0" calcext:value-type="float">
            <text:p>0</text:p>
          </table:table-cell>
          <table:table-cell table:formula="of:=[.$F25]*POWER([.$G25]-[.$C25]/100;[.$X$67])" office:value-type="float" office:value="0" calcext:value-type="float">
            <text:p>0</text:p>
          </table:table-cell>
          <table:table-cell table:formula="of:=[.$F25]*POWER([.$G25]-[.$C25]/100;[.$Y$67])" office:value-type="float" office:value="0" calcext:value-type="float">
            <text:p>0</text:p>
          </table:table-cell>
          <table:table-cell table:formula="of:=[.$F25]*POWER([.$G25]-[.$C25]/100;[.$Z$67])" office:value-type="float" office:value="0" calcext:value-type="float">
            <text:p>0</text:p>
          </table:table-cell>
          <table:table-cell table:formula="of:=[.$F25]*POWER([.$G25]-[.$C25]/100;[.$AA$67])" office:value-type="float" office:value="0" calcext:value-type="float">
            <text:p>0</text:p>
          </table:table-cell>
          <table:table-cell table:formula="of:=[.$F25]*POWER([.$G25]-[.$C25]/100;[.$AB$67])" office:value-type="float" office:value="0" calcext:value-type="float">
            <text:p>0</text:p>
          </table:table-cell>
          <table:table-cell table:formula="of:=[.$F25]*POWER([.$G25]-[.$C25]/100;[.$AC$67])" office:value-type="float" office:value="0" calcext:value-type="float">
            <text:p>0</text:p>
          </table:table-cell>
          <table:table-cell table:formula="of:=[.$F25]*POWER([.$G25]-[.$C25]/100;[.$AD$67])" office:value-type="float" office:value="0" calcext:value-type="float">
            <text:p>0</text:p>
          </table:table-cell>
          <table:table-cell table:formula="of:=[.$F25]*POWER([.$G25]-[.$C25]/100;[.$AE$67])" office:value-type="float" office:value="0" calcext:value-type="float">
            <text:p>0</text:p>
          </table:table-cell>
          <table:table-cell table:formula="of:=[.$F25]*POWER([.$G25]-[.$C25]/100;[.$AF$67])" office:value-type="float" office:value="0" calcext:value-type="float">
            <text:p>0</text:p>
          </table:table-cell>
          <table:table-cell table:formula="of:=[.$F25]*POWER([.$G25]-[.$C25]/100;[.$AG$67])" office:value-type="float" office:value="0" calcext:value-type="float">
            <text:p>0</text:p>
          </table:table-cell>
          <table:table-cell table:formula="of:=[.$F25]*POWER([.$G25]-[.$C25]/100;[.$AH$67])" office:value-type="float" office:value="0" calcext:value-type="float">
            <text:p>0</text:p>
          </table:table-cell>
          <table:table-cell table:formula="of:=[.$F25]*POWER([.$G25]-[.$C25]/100;[.$AI$67])" office:value-type="float" office:value="0" calcext:value-type="float">
            <text:p>0</text:p>
          </table:table-cell>
          <table:table-cell table:formula="of:=[.$F25]*POWER([.$G25]-[.$C25]/100;[.$AJ$67])" office:value-type="float" office:value="0" calcext:value-type="float">
            <text:p>0</text:p>
          </table:table-cell>
          <table:table-cell table:formula="of:=[.$F25]*POWER([.$G25]-[.$C25]/100;[.$AK$67])" office:value-type="float" office:value="0" calcext:value-type="float">
            <text:p>0</text:p>
          </table:table-cell>
          <table:table-cell table:formula="of:=[.$F25]*POWER([.$G25]-[.$C25]/100;[.$AL$67])" office:value-type="float" office:value="0" calcext:value-type="float">
            <text:p>0</text:p>
          </table:table-cell>
          <table:table-cell table:formula="of:=[.$F25]*POWER([.$G25]-[.$C25]/100;[.$AM$67])" office:value-type="float" office:value="0" calcext:value-type="float">
            <text:p>0</text:p>
          </table:table-cell>
          <table:table-cell table:formula="of:=[.$F25]*POWER([.$G25]-[.$C25]/100;[.$AN$67])" office:value-type="float" office:value="0" calcext:value-type="float">
            <text:p>0</text:p>
          </table:table-cell>
          <table:table-cell table:formula="of:=[.$F25]*POWER([.$G25]-[.$C25]/100;[.$AO$67])" office:value-type="float" office:value="0" calcext:value-type="float">
            <text:p>0</text:p>
          </table:table-cell>
          <table:table-cell table:formula="of:=[.$F25]*POWER([.$G25]-[.$C25]/100;[.$AP$67])" office:value-type="float" office:value="0" calcext:value-type="float">
            <text:p>0</text:p>
          </table:table-cell>
          <table:table-cell table:formula="of:=[.$F25]*POWER([.$G25]-[.$C25]/100;[.$AQ$67])" office:value-type="float" office:value="0" calcext:value-type="float">
            <text:p>0</text:p>
          </table:table-cell>
          <table:table-cell table:formula="of:=[.$F25]*POWER([.$G25]-[.$C25]/100;[.$AR$67])" office:value-type="float" office:value="0" calcext:value-type="float">
            <text:p>0</text:p>
          </table:table-cell>
          <table:table-cell table:formula="of:=[.$F25]*POWER([.$G25]-[.$C25]/100;[.$AS$67])" office:value-type="float" office:value="0" calcext:value-type="float">
            <text:p>0</text:p>
          </table:table-cell>
          <table:table-cell table:formula="of:=[.$F25]*POWER([.$G25]-[.$C25]/100;[.$AT$67])" office:value-type="float" office:value="0" calcext:value-type="float">
            <text:p>0</text:p>
          </table:table-cell>
          <table:table-cell table:formula="of:=[.$F25]*POWER([.$G25]-[.$C25]/100;[.$AU$67])" office:value-type="float" office:value="0" calcext:value-type="float">
            <text:p>0</text:p>
          </table:table-cell>
          <table:table-cell table:formula="of:=[.$F25]*POWER([.$G25]-[.$C2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26:.BR26])" office:value-type="float" office:value="0" calcext:value-type="float">
            <text:p>0</text:p>
          </table:table-cell>
          <table:table-cell table:number-columns-repeated="6"/>
          <table:table-cell table:formula="of:=(POWER([.$G26]-[.$C26]/100;[.$H$67])-1)/([.$G26]-[.$C26]/100-1)" office:value-type="float" office:value="-0" calcext:value-type="float">
            <text:p>0</text:p>
          </table:table-cell>
          <table:table-cell table:formula="of:=(POWER([.$G26]-[.$C26]/100;[.$I$67])-1)/([.$G26]-[.$C26]/100-1)" office:value-type="float" office:value="1" calcext:value-type="float">
            <text:p>1</text:p>
          </table:table-cell>
          <table:table-cell table:formula="of:=(POWER([.$G$26]-[.$C$26]/100;[.J$67])-1)/([.$G$26]-[.$C$26]/100-1)" office:value-type="float" office:value="1" calcext:value-type="float">
            <text:p>1</text:p>
          </table:table-cell>
          <table:table-cell table:formula="of:=(POWER([.$G$26]-[.$C$26]/100;[.K$67])-1)/([.$G$26]-[.$C$26]/100-1)" office:value-type="float" office:value="1" calcext:value-type="float">
            <text:p>1</text:p>
          </table:table-cell>
          <table:table-cell table:formula="of:=(POWER([.$G$26]-[.$C$26]/100;[.L$67])-1)/([.$G$26]-[.$C$26]/100-1)" office:value-type="float" office:value="1" calcext:value-type="float">
            <text:p>1</text:p>
          </table:table-cell>
          <table:table-cell table:formula="of:=(POWER([.$G$26]-[.$C$26]/100;[.M$67])-1)/([.$G$26]-[.$C$26]/100-1)" office:value-type="float" office:value="1" calcext:value-type="float">
            <text:p>1</text:p>
          </table:table-cell>
          <table:table-cell table:formula="of:=(POWER([.$G$26]-[.$C$26]/100;[.N$67])-1)/([.$G$26]-[.$C$26]/100-1)" office:value-type="float" office:value="1" calcext:value-type="float">
            <text:p>1</text:p>
          </table:table-cell>
          <table:table-cell table:formula="of:=(POWER([.$G$26]-[.$C$26]/100;[.O$67])-1)/([.$G$26]-[.$C$26]/100-1)" office:value-type="float" office:value="1" calcext:value-type="float">
            <text:p>1</text:p>
          </table:table-cell>
          <table:table-cell table:formula="of:=(POWER([.$G$26]-[.$C$26]/100;[.P$67])-1)/([.$G$26]-[.$C$26]/100-1)" office:value-type="float" office:value="1" calcext:value-type="float">
            <text:p>1</text:p>
          </table:table-cell>
          <table:table-cell table:formula="of:=(POWER([.$G$26]-[.$C$26]/100;[.Q$67])-1)/([.$G$26]-[.$C$26]/100-1)" office:value-type="float" office:value="1" calcext:value-type="float">
            <text:p>1</text:p>
          </table:table-cell>
          <table:table-cell table:formula="of:=(POWER([.$G$26]-[.$C$26]/100;[.R$67])-1)/([.$G$26]-[.$C$26]/100-1)" office:value-type="float" office:value="1" calcext:value-type="float">
            <text:p>1</text:p>
          </table:table-cell>
          <table:table-cell table:formula="of:=(POWER([.$G$26]-[.$C$26]/100;[.S$67])-1)/([.$G$26]-[.$C$26]/100-1)" office:value-type="float" office:value="1" calcext:value-type="float">
            <text:p>1</text:p>
          </table:table-cell>
          <table:table-cell table:formula="of:=(POWER([.$G$26]-[.$C$26]/100;[.T$67])-1)/([.$G$26]-[.$C$26]/100-1)" office:value-type="float" office:value="1" calcext:value-type="float">
            <text:p>1</text:p>
          </table:table-cell>
          <table:table-cell table:formula="of:=(POWER([.$G$26]-[.$C$26]/100;[.U$67])-1)/([.$G$26]-[.$C$26]/100-1)" office:value-type="float" office:value="1" calcext:value-type="float">
            <text:p>1</text:p>
          </table:table-cell>
          <table:table-cell table:formula="of:=(POWER([.$G$26]-[.$C$26]/100;[.V$67])-1)/([.$G$26]-[.$C$26]/100-1)" office:value-type="float" office:value="1" calcext:value-type="float">
            <text:p>1</text:p>
          </table:table-cell>
          <table:table-cell table:formula="of:=(POWER([.$G$26]-[.$C$26]/100;[.W$67])-1)/([.$G$26]-[.$C$26]/100-1)" office:value-type="float" office:value="1" calcext:value-type="float">
            <text:p>1</text:p>
          </table:table-cell>
          <table:table-cell table:formula="of:=(POWER([.$G$26]-[.$C$26]/100;[.X$67])-1)/([.$G$26]-[.$C$26]/100-1)" office:value-type="float" office:value="1" calcext:value-type="float">
            <text:p>1</text:p>
          </table:table-cell>
          <table:table-cell table:formula="of:=(POWER([.$G$26]-[.$C$26]/100;[.Y$67])-1)/([.$G$26]-[.$C$26]/100-1)" office:value-type="float" office:value="1" calcext:value-type="float">
            <text:p>1</text:p>
          </table:table-cell>
          <table:table-cell table:formula="of:=(POWER([.$G$26]-[.$C$26]/100;[.Z$67])-1)/([.$G$26]-[.$C$26]/100-1)" office:value-type="float" office:value="1" calcext:value-type="float">
            <text:p>1</text:p>
          </table:table-cell>
          <table:table-cell table:formula="of:=(POWER([.$G$26]-[.$C$26]/100;[.AA$67])-1)/([.$G$26]-[.$C$26]/100-1)" office:value-type="float" office:value="1" calcext:value-type="float">
            <text:p>1</text:p>
          </table:table-cell>
          <table:table-cell table:formula="of:=(POWER([.$G$26]-[.$C$26]/100;[.AB$67])-1)/([.$G$26]-[.$C$26]/100-1)" office:value-type="float" office:value="1" calcext:value-type="float">
            <text:p>1</text:p>
          </table:table-cell>
          <table:table-cell table:formula="of:=(POWER([.$G$26]-[.$C$26]/100;[.AC$67])-1)/([.$G$26]-[.$C$26]/100-1)" office:value-type="float" office:value="1" calcext:value-type="float">
            <text:p>1</text:p>
          </table:table-cell>
          <table:table-cell table:formula="of:=(POWER([.$G$26]-[.$C$26]/100;[.AD$67])-1)/([.$G$26]-[.$C$26]/100-1)" office:value-type="float" office:value="1" calcext:value-type="float">
            <text:p>1</text:p>
          </table:table-cell>
          <table:table-cell table:formula="of:=(POWER([.$G$26]-[.$C$26]/100;[.AE$67])-1)/([.$G$26]-[.$C$26]/100-1)" office:value-type="float" office:value="1" calcext:value-type="float">
            <text:p>1</text:p>
          </table:table-cell>
          <table:table-cell table:formula="of:=(POWER([.$G$26]-[.$C$26]/100;[.AF$67])-1)/([.$G$26]-[.$C$26]/100-1)" office:value-type="float" office:value="1" calcext:value-type="float">
            <text:p>1</text:p>
          </table:table-cell>
          <table:table-cell table:formula="of:=(POWER([.$G$26]-[.$C$26]/100;[.AG$67])-1)/([.$G$26]-[.$C$26]/100-1)" office:value-type="float" office:value="1" calcext:value-type="float">
            <text:p>1</text:p>
          </table:table-cell>
          <table:table-cell table:formula="of:=(POWER([.$G$26]-[.$C$26]/100;[.AH$67])-1)/([.$G$26]-[.$C$26]/100-1)" office:value-type="float" office:value="1" calcext:value-type="float">
            <text:p>1</text:p>
          </table:table-cell>
          <table:table-cell table:formula="of:=(POWER([.$G$26]-[.$C$26]/100;[.AI$67])-1)/([.$G$26]-[.$C$26]/100-1)" office:value-type="float" office:value="1" calcext:value-type="float">
            <text:p>1</text:p>
          </table:table-cell>
          <table:table-cell table:formula="of:=(POWER([.$G$26]-[.$C$26]/100;[.AJ$67])-1)/([.$G$26]-[.$C$26]/100-1)" office:value-type="float" office:value="1" calcext:value-type="float">
            <text:p>1</text:p>
          </table:table-cell>
          <table:table-cell table:formula="of:=(POWER([.$G$26]-[.$C$26]/100;[.AK$67])-1)/([.$G$26]-[.$C$26]/100-1)" office:value-type="float" office:value="1" calcext:value-type="float">
            <text:p>1</text:p>
          </table:table-cell>
          <table:table-cell table:formula="of:=(POWER([.$G$26]-[.$C$26]/100;[.AL$67])-1)/([.$G$26]-[.$C$26]/100-1)" office:value-type="float" office:value="1" calcext:value-type="float">
            <text:p>1</text:p>
          </table:table-cell>
          <table:table-cell table:formula="of:=(POWER([.$G$26]-[.$C$26]/100;[.AM$67])-1)/([.$G$26]-[.$C$26]/100-1)" office:value-type="float" office:value="1" calcext:value-type="float">
            <text:p>1</text:p>
          </table:table-cell>
          <table:table-cell table:formula="of:=(POWER([.$G$26]-[.$C$26]/100;[.AN$67])-1)/([.$G$26]-[.$C$26]/100-1)" office:value-type="float" office:value="1" calcext:value-type="float">
            <text:p>1</text:p>
          </table:table-cell>
          <table:table-cell table:formula="of:=(POWER([.$G$26]-[.$C$26]/100;[.AO$67])-1)/([.$G$26]-[.$C$26]/100-1)" office:value-type="float" office:value="1" calcext:value-type="float">
            <text:p>1</text:p>
          </table:table-cell>
          <table:table-cell table:formula="of:=(POWER([.$G$26]-[.$C$26]/100;[.AP$67])-1)/([.$G$26]-[.$C$26]/100-1)" office:value-type="float" office:value="1" calcext:value-type="float">
            <text:p>1</text:p>
          </table:table-cell>
          <table:table-cell table:formula="of:=(POWER([.$G$26]-[.$C$26]/100;[.AQ$67])-1)/([.$G$26]-[.$C$26]/100-1)" office:value-type="float" office:value="1" calcext:value-type="float">
            <text:p>1</text:p>
          </table:table-cell>
          <table:table-cell table:formula="of:=(POWER([.$G$26]-[.$C$26]/100;[.AR$67])-1)/([.$G$26]-[.$C$26]/100-1)" office:value-type="float" office:value="1" calcext:value-type="float">
            <text:p>1</text:p>
          </table:table-cell>
          <table:table-cell table:formula="of:=(POWER([.$G$26]-[.$C$26]/100;[.AS$67])-1)/([.$G$26]-[.$C$26]/100-1)" office:value-type="float" office:value="1" calcext:value-type="float">
            <text:p>1</text:p>
          </table:table-cell>
          <table:table-cell table:formula="of:=(POWER([.$G$26]-[.$C$26]/100;[.AT$67])-1)/([.$G$26]-[.$C$26]/100-1)" office:value-type="float" office:value="1" calcext:value-type="float">
            <text:p>1</text:p>
          </table:table-cell>
          <table:table-cell table:formula="of:=(POWER([.$G$26]-[.$C$26]/100;[.AU$67])-1)/([.$G$26]-[.$C$26]/100-1)" office:value-type="float" office:value="1" calcext:value-type="float">
            <text:p>1</text:p>
          </table:table-cell>
          <table:table-cell table:formula="of:=(POWER([.$G$26]-[.$C$26]/100;[.AV$67])-1)/([.$G$26]-[.$C$26]/100-1)" office:value-type="float" office:value="1" calcext:value-type="float">
            <text:p>1</text:p>
          </table:table-cell>
          <table:table-cell table:number-columns-repeated="2"/>
          <table:table-cell table:formula="of:=[.$F26]*POWER([.$G26]-[.$C26]/100;[.$H$67])" office:value-type="float" office:value="0" calcext:value-type="float">
            <text:p>0</text:p>
          </table:table-cell>
          <table:table-cell table:formula="of:=[.$F26]*POWER([.$G26]-[.$C26]/100;[.$I$67])" office:value-type="float" office:value="0" calcext:value-type="float">
            <text:p>0</text:p>
          </table:table-cell>
          <table:table-cell table:formula="of:=[.$F26]*POWER([.$G26]-[.$C26]/100;[.$J$67])" office:value-type="float" office:value="0" calcext:value-type="float">
            <text:p>0</text:p>
          </table:table-cell>
          <table:table-cell table:formula="of:=[.$F26]*POWER([.$G26]-[.$C26]/100;[.$K$67])" office:value-type="float" office:value="0" calcext:value-type="float">
            <text:p>0</text:p>
          </table:table-cell>
          <table:table-cell table:formula="of:=[.$F26]*POWER([.$G26]-[.$C26]/100;[.$L$67])" office:value-type="float" office:value="0" calcext:value-type="float">
            <text:p>0</text:p>
          </table:table-cell>
          <table:table-cell table:formula="of:=[.$F26]*POWER([.$G26]-[.$C26]/100;[.$M$67])" office:value-type="float" office:value="0" calcext:value-type="float">
            <text:p>0</text:p>
          </table:table-cell>
          <table:table-cell table:formula="of:=[.$F26]*POWER([.$G26]-[.$C26]/100;[.$N$67])" office:value-type="float" office:value="0" calcext:value-type="float">
            <text:p>0</text:p>
          </table:table-cell>
          <table:table-cell table:formula="of:=[.$F26]*POWER([.$G26]-[.$C26]/100;[.$O$67])" office:value-type="float" office:value="0" calcext:value-type="float">
            <text:p>0</text:p>
          </table:table-cell>
          <table:table-cell table:formula="of:=[.$F26]*POWER([.$G26]-[.$C26]/100;[.$P$67])" office:value-type="float" office:value="0" calcext:value-type="float">
            <text:p>0</text:p>
          </table:table-cell>
          <table:table-cell table:formula="of:=[.$F26]*POWER([.$G26]-[.$C26]/100;[.$Q$67])" office:value-type="float" office:value="0" calcext:value-type="float">
            <text:p>0</text:p>
          </table:table-cell>
          <table:table-cell table:formula="of:=[.$F26]*POWER([.$G26]-[.$C26]/100;[.$R$67])" office:value-type="float" office:value="0" calcext:value-type="float">
            <text:p>0</text:p>
          </table:table-cell>
          <table:table-cell table:formula="of:=[.$F26]*POWER([.$G26]-[.$C26]/100;[.$S$67])" office:value-type="float" office:value="0" calcext:value-type="float">
            <text:p>0</text:p>
          </table:table-cell>
          <table:table-cell table:formula="of:=[.$F26]*POWER([.$G26]-[.$C26]/100;[.$T$67])" office:value-type="float" office:value="0" calcext:value-type="float">
            <text:p>0</text:p>
          </table:table-cell>
          <table:table-cell table:formula="of:=[.$F26]*POWER([.$G26]-[.$C26]/100;[.$U$67])" office:value-type="float" office:value="0" calcext:value-type="float">
            <text:p>0</text:p>
          </table:table-cell>
          <table:table-cell table:formula="of:=[.$F26]*POWER([.$G26]-[.$C26]/100;[.$V$67])" office:value-type="float" office:value="0" calcext:value-type="float">
            <text:p>0</text:p>
          </table:table-cell>
          <table:table-cell table:formula="of:=[.$F26]*POWER([.$G26]-[.$C26]/100;[.$W$67])" office:value-type="float" office:value="0" calcext:value-type="float">
            <text:p>0</text:p>
          </table:table-cell>
          <table:table-cell table:formula="of:=[.$F26]*POWER([.$G26]-[.$C26]/100;[.$X$67])" office:value-type="float" office:value="0" calcext:value-type="float">
            <text:p>0</text:p>
          </table:table-cell>
          <table:table-cell table:formula="of:=[.$F26]*POWER([.$G26]-[.$C26]/100;[.$Y$67])" office:value-type="float" office:value="0" calcext:value-type="float">
            <text:p>0</text:p>
          </table:table-cell>
          <table:table-cell table:formula="of:=[.$F26]*POWER([.$G26]-[.$C26]/100;[.$Z$67])" office:value-type="float" office:value="0" calcext:value-type="float">
            <text:p>0</text:p>
          </table:table-cell>
          <table:table-cell table:formula="of:=[.$F26]*POWER([.$G26]-[.$C26]/100;[.$AA$67])" office:value-type="float" office:value="0" calcext:value-type="float">
            <text:p>0</text:p>
          </table:table-cell>
          <table:table-cell table:formula="of:=[.$F26]*POWER([.$G26]-[.$C26]/100;[.$AB$67])" office:value-type="float" office:value="0" calcext:value-type="float">
            <text:p>0</text:p>
          </table:table-cell>
          <table:table-cell table:formula="of:=[.$F26]*POWER([.$G26]-[.$C26]/100;[.$AC$67])" office:value-type="float" office:value="0" calcext:value-type="float">
            <text:p>0</text:p>
          </table:table-cell>
          <table:table-cell table:formula="of:=[.$F26]*POWER([.$G26]-[.$C26]/100;[.$AD$67])" office:value-type="float" office:value="0" calcext:value-type="float">
            <text:p>0</text:p>
          </table:table-cell>
          <table:table-cell table:formula="of:=[.$F26]*POWER([.$G26]-[.$C26]/100;[.$AE$67])" office:value-type="float" office:value="0" calcext:value-type="float">
            <text:p>0</text:p>
          </table:table-cell>
          <table:table-cell table:formula="of:=[.$F26]*POWER([.$G26]-[.$C26]/100;[.$AF$67])" office:value-type="float" office:value="0" calcext:value-type="float">
            <text:p>0</text:p>
          </table:table-cell>
          <table:table-cell table:formula="of:=[.$F26]*POWER([.$G26]-[.$C26]/100;[.$AG$67])" office:value-type="float" office:value="0" calcext:value-type="float">
            <text:p>0</text:p>
          </table:table-cell>
          <table:table-cell table:formula="of:=[.$F26]*POWER([.$G26]-[.$C26]/100;[.$AH$67])" office:value-type="float" office:value="0" calcext:value-type="float">
            <text:p>0</text:p>
          </table:table-cell>
          <table:table-cell table:formula="of:=[.$F26]*POWER([.$G26]-[.$C26]/100;[.$AI$67])" office:value-type="float" office:value="0" calcext:value-type="float">
            <text:p>0</text:p>
          </table:table-cell>
          <table:table-cell table:formula="of:=[.$F26]*POWER([.$G26]-[.$C26]/100;[.$AJ$67])" office:value-type="float" office:value="0" calcext:value-type="float">
            <text:p>0</text:p>
          </table:table-cell>
          <table:table-cell table:formula="of:=[.$F26]*POWER([.$G26]-[.$C26]/100;[.$AK$67])" office:value-type="float" office:value="0" calcext:value-type="float">
            <text:p>0</text:p>
          </table:table-cell>
          <table:table-cell table:formula="of:=[.$F26]*POWER([.$G26]-[.$C26]/100;[.$AL$67])" office:value-type="float" office:value="0" calcext:value-type="float">
            <text:p>0</text:p>
          </table:table-cell>
          <table:table-cell table:formula="of:=[.$F26]*POWER([.$G26]-[.$C26]/100;[.$AM$67])" office:value-type="float" office:value="0" calcext:value-type="float">
            <text:p>0</text:p>
          </table:table-cell>
          <table:table-cell table:formula="of:=[.$F26]*POWER([.$G26]-[.$C26]/100;[.$AN$67])" office:value-type="float" office:value="0" calcext:value-type="float">
            <text:p>0</text:p>
          </table:table-cell>
          <table:table-cell table:formula="of:=[.$F26]*POWER([.$G26]-[.$C26]/100;[.$AO$67])" office:value-type="float" office:value="0" calcext:value-type="float">
            <text:p>0</text:p>
          </table:table-cell>
          <table:table-cell table:formula="of:=[.$F26]*POWER([.$G26]-[.$C26]/100;[.$AP$67])" office:value-type="float" office:value="0" calcext:value-type="float">
            <text:p>0</text:p>
          </table:table-cell>
          <table:table-cell table:formula="of:=[.$F26]*POWER([.$G26]-[.$C26]/100;[.$AQ$67])" office:value-type="float" office:value="0" calcext:value-type="float">
            <text:p>0</text:p>
          </table:table-cell>
          <table:table-cell table:formula="of:=[.$F26]*POWER([.$G26]-[.$C26]/100;[.$AR$67])" office:value-type="float" office:value="0" calcext:value-type="float">
            <text:p>0</text:p>
          </table:table-cell>
          <table:table-cell table:formula="of:=[.$F26]*POWER([.$G26]-[.$C26]/100;[.$AS$67])" office:value-type="float" office:value="0" calcext:value-type="float">
            <text:p>0</text:p>
          </table:table-cell>
          <table:table-cell table:formula="of:=[.$F26]*POWER([.$G26]-[.$C26]/100;[.$AT$67])" office:value-type="float" office:value="0" calcext:value-type="float">
            <text:p>0</text:p>
          </table:table-cell>
          <table:table-cell table:formula="of:=[.$F26]*POWER([.$G26]-[.$C26]/100;[.$AU$67])" office:value-type="float" office:value="0" calcext:value-type="float">
            <text:p>0</text:p>
          </table:table-cell>
          <table:table-cell table:formula="of:=[.$F26]*POWER([.$G26]-[.$C2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BONDS</text:p>
          </table:table-cell>
          <table:table-cell table:number-columns-repeated="70"/>
          <table:table-cell table:style-name="Default"/>
          <table:table-cell table:number-columns-repeated="6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Euro Gov Bond</text:p>
          </table:table-cell>
          <table:table-cell office:value-type="string" calcext:value-type="string">
            <text:p>IE00BH04GL39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Vanguard</text:p>
          </table:table-cell>
          <table:table-cell office:value-type="float" office:value="0.072" calcext:value-type="float">
            <text:p>0.072</text:p>
          </table:table-cell>
          <table:table-cell office:value-type="float" office:value="0.12" calcext:value-type="float">
            <text:p>0.12</text:p>
          </table:table-cell>
          <table:table-cell office:value-type="float" office:value="1.025" calcext:value-type="float">
            <text:p>1.025</text:p>
          </table:table-cell>
          <table:table-cell table:number-columns-repeated="8"/>
          <table:table-cell office:value-type="float" office:value="14.3" calcext:value-type="float">
            <text:p>14.3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.4" calcext:value-type="float">
            <text:p>4.4</text:p>
          </table:table-cell>
          <table:table-cell table:number-columns-repeated="4"/>
          <table:table-cell table:number-columns-repeated="2" office:value-type="float" office:value="0.2" calcext:value-type="float">
            <text:p>0.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office:value-type="float" office:value="24.3" calcext:value-type="float">
            <text:p>24.3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6"/>
          <table:table-cell office:value-type="float" office:value="5.2" calcext:value-type="float">
            <text:p>5.2</text:p>
          </table:table-cell>
          <table:table-cell/>
          <table:table-cell office:value-type="float" office:value="3.5" calcext:value-type="float">
            <text:p>3.5</text:p>
          </table:table-cell>
          <table:table-cell table:number-columns-repeated="2"/>
          <table:table-cell table:formula="of:=SUM([.H28:.BR28])" office:value-type="float" office:value="99.5" calcext:value-type="float">
            <text:p>99.5</text:p>
          </table:table-cell>
          <table:table-cell table:number-columns-repeated="6"/>
          <table:table-cell table:formula="of:=(POWER([.$G$28]-[.$C$28]/100;[.H$67])-1)/([.$G$28]-[.$C$28]/100-1)" office:value-type="float" office:value="0" calcext:value-type="float">
            <text:p>0</text:p>
          </table:table-cell>
          <table:table-cell table:formula="of:=(POWER([.$G$28]-[.$C$28]/100;[.I$67])-1)/([.$G$28]-[.$C$28]/100-1)" office:value-type="float" office:value="1" calcext:value-type="float">
            <text:p>1</text:p>
          </table:table-cell>
          <table:table-cell table:formula="of:=(POWER([.$G$28]-[.$C$28]/100;[.J$67])-1)/([.$G$28]-[.$C$28]/100-1)" office:value-type="float" office:value="2.0243" calcext:value-type="float">
            <text:p>2.0243</text:p>
          </table:table-cell>
          <table:table-cell table:formula="of:=(POWER([.$G$28]-[.$C$28]/100;[.K$67])-1)/([.$G$28]-[.$C$28]/100-1)" office:value-type="float" office:value="3.07349049" calcext:value-type="float">
            <text:p>3.07349049</text:p>
          </table:table-cell>
          <table:table-cell table:formula="of:=(POWER([.$G$28]-[.$C$28]/100;[.L$67])-1)/([.$G$28]-[.$C$28]/100-1)" office:value-type="float" office:value="4.148176308907" calcext:value-type="float">
            <text:p>4.148176308907</text:p>
          </table:table-cell>
          <table:table-cell table:formula="of:=(POWER([.$G$28]-[.$C$28]/100;[.M$67])-1)/([.$G$28]-[.$C$28]/100-1)" office:value-type="float" office:value="5.24897699321344" calcext:value-type="float">
            <text:p>5.24897699321344</text:p>
          </table:table-cell>
          <table:table-cell table:formula="of:=(POWER([.$G$28]-[.$C$28]/100;[.N$67])-1)/([.$G$28]-[.$C$28]/100-1)" office:value-type="float" office:value="6.37652713414852" calcext:value-type="float">
            <text:p>6.37652713414852</text:p>
          </table:table-cell>
          <table:table-cell table:formula="of:=(POWER([.$G$28]-[.$C$28]/100;[.O$67])-1)/([.$G$28]-[.$C$28]/100-1)" office:value-type="float" office:value="7.53147674350833" calcext:value-type="float">
            <text:p>7.53147674350833</text:p>
          </table:table-cell>
          <table:table-cell table:formula="of:=(POWER([.$G$28]-[.$C$28]/100;[.P$67])-1)/([.$G$28]-[.$C$28]/100-1)" office:value-type="float" office:value="8.71449162837559" calcext:value-type="float">
            <text:p>8.71449162837559</text:p>
          </table:table-cell>
          <table:table-cell table:formula="of:=(POWER([.$G$28]-[.$C$28]/100;[.Q$67])-1)/([.$G$28]-[.$C$28]/100-1)" office:value-type="float" office:value="9.92625377494512" calcext:value-type="float">
            <text:p>9.92625377494512</text:p>
          </table:table-cell>
          <table:table-cell table:formula="of:=(POWER([.$G$28]-[.$C$28]/100;[.R$67])-1)/([.$G$28]-[.$C$28]/100-1)" office:value-type="float" office:value="11.1674617416763" calcext:value-type="float">
            <text:p>11.1674617416763</text:p>
          </table:table-cell>
          <table:table-cell table:formula="of:=(POWER([.$G$28]-[.$C$28]/100;[.S$67])-1)/([.$G$28]-[.$C$28]/100-1)" office:value-type="float" office:value="12.438831061999" calcext:value-type="float">
            <text:p>12.438831061999</text:p>
          </table:table-cell>
          <table:table-cell table:formula="of:=(POWER([.$G$28]-[.$C$28]/100;[.T$67])-1)/([.$G$28]-[.$C$28]/100-1)" office:value-type="float" office:value="13.7410946568056" calcext:value-type="float">
            <text:p>13.7410946568056</text:p>
          </table:table-cell>
          <table:table-cell table:formula="of:=(POWER([.$G$28]-[.$C$28]/100;[.U$67])-1)/([.$G$28]-[.$C$28]/100-1)" office:value-type="float" office:value="15.075003256966" calcext:value-type="float">
            <text:p>15.075003256966</text:p>
          </table:table-cell>
          <table:table-cell table:formula="of:=(POWER([.$G$28]-[.$C$28]/100;[.V$67])-1)/([.$G$28]-[.$C$28]/100-1)" office:value-type="float" office:value="16.4413258361102" calcext:value-type="float">
            <text:p>16.4413258361102</text:p>
          </table:table-cell>
          <table:table-cell table:formula="of:=(POWER([.$G$28]-[.$C$28]/100;[.W$67])-1)/([.$G$28]-[.$C$28]/100-1)" office:value-type="float" office:value="17.8408500539277" calcext:value-type="float">
            <text:p>17.8408500539277</text:p>
          </table:table-cell>
          <table:table-cell table:formula="of:=(POWER([.$G$28]-[.$C$28]/100;[.X$67])-1)/([.$G$28]-[.$C$28]/100-1)" office:value-type="float" office:value="19.2743827102382" calcext:value-type="float">
            <text:p>19.2743827102382</text:p>
          </table:table-cell>
          <table:table-cell table:formula="of:=(POWER([.$G$28]-[.$C$28]/100;[.Y$67])-1)/([.$G$28]-[.$C$28]/100-1)" office:value-type="float" office:value="20.742750210097" calcext:value-type="float">
            <text:p>20.742750210097</text:p>
          </table:table-cell>
          <table:table-cell table:formula="of:=(POWER([.$G$28]-[.$C$28]/100;[.Z$67])-1)/([.$G$28]-[.$C$28]/100-1)" office:value-type="float" office:value="22.2467990402023" calcext:value-type="float">
            <text:p>22.2467990402023</text:p>
          </table:table-cell>
          <table:table-cell table:formula="of:=(POWER([.$G$28]-[.$C$28]/100;[.AA$67])-1)/([.$G$28]-[.$C$28]/100-1)" office:value-type="float" office:value="23.7873962568792" calcext:value-type="float">
            <text:p>23.7873962568792</text:p>
          </table:table-cell>
          <table:table-cell table:formula="of:=(POWER([.$G$28]-[.$C$28]/100;[.AB$67])-1)/([.$G$28]-[.$C$28]/100-1)" office:value-type="float" office:value="25.3654299859214" calcext:value-type="float">
            <text:p>25.3654299859214</text:p>
          </table:table-cell>
          <table:table-cell table:formula="of:=(POWER([.$G$28]-[.$C$28]/100;[.AC$67])-1)/([.$G$28]-[.$C$28]/100-1)" office:value-type="float" office:value="26.9818099345793" calcext:value-type="float">
            <text:p>26.9818099345793</text:p>
          </table:table-cell>
          <table:table-cell table:formula="of:=(POWER([.$G$28]-[.$C$28]/100;[.AD$67])-1)/([.$G$28]-[.$C$28]/100-1)" office:value-type="float" office:value="28.6374679159896" calcext:value-type="float">
            <text:p>28.6374679159896</text:p>
          </table:table-cell>
          <table:table-cell table:formula="of:=(POWER([.$G$28]-[.$C$28]/100;[.AE$67])-1)/([.$G$28]-[.$C$28]/100-1)" office:value-type="float" office:value="30.3333583863481" calcext:value-type="float">
            <text:p>30.3333583863481</text:p>
          </table:table-cell>
          <table:table-cell table:formula="of:=(POWER([.$G$28]-[.$C$28]/100;[.AF$67])-1)/([.$G$28]-[.$C$28]/100-1)" office:value-type="float" office:value="32.0704589951364" calcext:value-type="float">
            <text:p>32.0704589951364</text:p>
          </table:table-cell>
          <table:table-cell table:formula="of:=(POWER([.$G$28]-[.$C$28]/100;[.AG$67])-1)/([.$G$28]-[.$C$28]/100-1)" office:value-type="float" office:value="33.8497711487182" calcext:value-type="float">
            <text:p>33.8497711487182</text:p>
          </table:table-cell>
          <table:table-cell table:formula="of:=(POWER([.$G$28]-[.$C$28]/100;[.AH$67])-1)/([.$G$28]-[.$C$28]/100-1)" office:value-type="float" office:value="35.672320587632" calcext:value-type="float">
            <text:p>35.672320587632</text:p>
          </table:table-cell>
          <table:table-cell table:formula="of:=(POWER([.$G$28]-[.$C$28]/100;[.AI$67])-1)/([.$G$28]-[.$C$28]/100-1)" office:value-type="float" office:value="37.5391579779115" calcext:value-type="float">
            <text:p>37.5391579779115</text:p>
          </table:table-cell>
          <table:table-cell table:formula="of:=(POWER([.$G$28]-[.$C$28]/100;[.AJ$67])-1)/([.$G$28]-[.$C$28]/100-1)" office:value-type="float" office:value="39.4513595167747" calcext:value-type="float">
            <text:p>39.4513595167747</text:p>
          </table:table-cell>
          <table:table-cell table:formula="of:=(POWER([.$G$28]-[.$C$28]/100;[.AK$67])-1)/([.$G$28]-[.$C$28]/100-1)" office:value-type="float" office:value="41.4100275530323" calcext:value-type="float">
            <text:p>41.4100275530323</text:p>
          </table:table-cell>
          <table:table-cell table:formula="of:=(POWER([.$G$28]-[.$C$28]/100;[.AL$67])-1)/([.$G$28]-[.$C$28]/100-1)" office:value-type="float" office:value="43.416291222571" calcext:value-type="float">
            <text:p>43.416291222571</text:p>
          </table:table-cell>
          <table:table-cell table:formula="of:=(POWER([.$G$28]-[.$C$28]/100;[.AM$67])-1)/([.$G$28]-[.$C$28]/100-1)" office:value-type="float" office:value="45.4713070992795" calcext:value-type="float">
            <text:p>45.4713070992795</text:p>
          </table:table-cell>
          <table:table-cell table:formula="of:=(POWER([.$G$28]-[.$C$28]/100;[.AN$67])-1)/([.$G$28]-[.$C$28]/100-1)" office:value-type="float" office:value="47.576259861792" calcext:value-type="float">
            <text:p>47.576259861792</text:p>
          </table:table-cell>
          <table:table-cell table:formula="of:=(POWER([.$G$28]-[.$C$28]/100;[.AO$67])-1)/([.$G$28]-[.$C$28]/100-1)" office:value-type="float" office:value="49.7323629764335" calcext:value-type="float">
            <text:p>49.7323629764335</text:p>
          </table:table-cell>
          <table:table-cell table:formula="of:=(POWER([.$G$28]-[.$C$28]/100;[.AP$67])-1)/([.$G$28]-[.$C$28]/100-1)" office:value-type="float" office:value="51.9408593967609" calcext:value-type="float">
            <text:p>51.9408593967609</text:p>
          </table:table-cell>
          <table:table-cell table:formula="of:=(POWER([.$G$28]-[.$C$28]/100;[.AQ$67])-1)/([.$G$28]-[.$C$28]/100-1)" office:value-type="float" office:value="54.2030222801022" calcext:value-type="float">
            <text:p>54.2030222801022</text:p>
          </table:table-cell>
          <table:table-cell table:formula="of:=(POWER([.$G$28]-[.$C$28]/100;[.AR$67])-1)/([.$G$28]-[.$C$28]/100-1)" office:value-type="float" office:value="56.5201557215087" calcext:value-type="float">
            <text:p>56.5201557215087</text:p>
          </table:table-cell>
          <table:table-cell table:formula="of:=(POWER([.$G$28]-[.$C$28]/100;[.AS$67])-1)/([.$G$28]-[.$C$28]/100-1)" office:value-type="float" office:value="58.8935955055413" calcext:value-type="float">
            <text:p>58.8935955055413</text:p>
          </table:table-cell>
          <table:table-cell table:formula="of:=(POWER([.$G$28]-[.$C$28]/100;[.AT$67])-1)/([.$G$28]-[.$C$28]/100-1)" office:value-type="float" office:value="61.324709876326" calcext:value-type="float">
            <text:p>61.324709876326</text:p>
          </table:table-cell>
          <table:table-cell table:formula="of:=(POWER([.$G$28]-[.$C$28]/100;[.AU$67])-1)/([.$G$28]-[.$C$28]/100-1)" office:value-type="float" office:value="63.8149003263207" calcext:value-type="float">
            <text:p>63.8149003263207</text:p>
          </table:table-cell>
          <table:table-cell table:formula="of:=(POWER([.$G$28]-[.$C$28]/100;[.AV$67])-1)/([.$G$28]-[.$C$28]/100-1)" office:value-type="float" office:value="66.3656024042503" calcext:value-type="float">
            <text:p>66.3656024042503</text:p>
          </table:table-cell>
          <table:table-cell table:number-columns-repeated="2"/>
          <table:table-cell table:formula="of:=[.$F28]*POWER([.$G28]-[.$C28]/100;[.$H$67])" office:value-type="float" office:value="0.12" calcext:value-type="float">
            <text:p>0.12</text:p>
          </table:table-cell>
          <table:table-cell table:formula="of:=[.$F28]*POWER([.$G28]-[.$C28]/100;[.$I$67])" office:value-type="float" office:value="0.122916" calcext:value-type="float">
            <text:p>0.122916</text:p>
          </table:table-cell>
          <table:table-cell table:formula="of:=[.$F28]*POWER([.$G28]-[.$C28]/100;[.$J$67])" office:value-type="float" office:value="0.1259028588" calcext:value-type="float">
            <text:p>0.1259028588</text:p>
          </table:table-cell>
          <table:table-cell table:formula="of:=[.$F28]*POWER([.$G28]-[.$C28]/100;[.$K$67])" office:value-type="float" office:value="0.12896229826884" calcext:value-type="float">
            <text:p>0.12896229826884</text:p>
          </table:table-cell>
          <table:table-cell table:formula="of:=[.$F28]*POWER([.$G28]-[.$C28]/100;[.$L$67])" office:value-type="float" office:value="0.132096082116773" calcext:value-type="float">
            <text:p>0.132096082116773</text:p>
          </table:table-cell>
          <table:table-cell table:formula="of:=[.$F28]*POWER([.$G28]-[.$C28]/100;[.$M$67])" office:value-type="float" office:value="0.13530601691221" calcext:value-type="float">
            <text:p>0.13530601691221</text:p>
          </table:table-cell>
          <table:table-cell table:formula="of:=[.$F28]*POWER([.$G28]-[.$C28]/100;[.$N$67])" office:value-type="float" office:value="0.138593953123177" calcext:value-type="float">
            <text:p>0.138593953123177</text:p>
          </table:table-cell>
          <table:table-cell table:formula="of:=[.$F28]*POWER([.$G28]-[.$C28]/100;[.$O$67])" office:value-type="float" office:value="0.14196178618407" calcext:value-type="float">
            <text:p>0.14196178618407</text:p>
          </table:table-cell>
          <table:table-cell table:formula="of:=[.$F28]*POWER([.$G28]-[.$C28]/100;[.$P$67])" office:value-type="float" office:value="0.145411457588343" calcext:value-type="float">
            <text:p>0.145411457588343</text:p>
          </table:table-cell>
          <table:table-cell table:formula="of:=[.$F28]*POWER([.$G28]-[.$C28]/100;[.$Q$67])" office:value-type="float" office:value="0.14894495600774" calcext:value-type="float">
            <text:p>0.14894495600774</text:p>
          </table:table-cell>
          <table:table-cell table:formula="of:=[.$F28]*POWER([.$G28]-[.$C28]/100;[.$R$67])" office:value-type="float" office:value="0.152564318438728" calcext:value-type="float">
            <text:p>0.152564318438728</text:p>
          </table:table-cell>
          <table:table-cell table:formula="of:=[.$F28]*POWER([.$G28]-[.$C28]/100;[.$S$67])" office:value-type="float" office:value="0.156271631376789" calcext:value-type="float">
            <text:p>0.156271631376789</text:p>
          </table:table-cell>
          <table:table-cell table:formula="of:=[.$F28]*POWER([.$G28]-[.$C28]/100;[.$T$67])" office:value-type="float" office:value="0.160069032019245" calcext:value-type="float">
            <text:p>0.160069032019245</text:p>
          </table:table-cell>
          <table:table-cell table:formula="of:=[.$F28]*POWER([.$G28]-[.$C28]/100;[.$U$67])" office:value-type="float" office:value="0.163958709497313" calcext:value-type="float">
            <text:p>0.163958709497313</text:p>
          </table:table-cell>
          <table:table-cell table:formula="of:=[.$F28]*POWER([.$G28]-[.$C28]/100;[.$V$67])" office:value-type="float" office:value="0.167942906138097" calcext:value-type="float">
            <text:p>0.167942906138097</text:p>
          </table:table-cell>
          <table:table-cell table:formula="of:=[.$F28]*POWER([.$G28]-[.$C28]/100;[.$W$67])" office:value-type="float" office:value="0.172023918757253" calcext:value-type="float">
            <text:p>0.172023918757253</text:p>
          </table:table-cell>
          <table:table-cell table:formula="of:=[.$F28]*POWER([.$G28]-[.$C28]/100;[.$X$67])" office:value-type="float" office:value="0.176204099983054" calcext:value-type="float">
            <text:p>0.176204099983054</text:p>
          </table:table-cell>
          <table:table-cell table:formula="of:=[.$F28]*POWER([.$G28]-[.$C28]/100;[.$Y$67])" office:value-type="float" office:value="0.180485859612643" calcext:value-type="float">
            <text:p>0.180485859612643</text:p>
          </table:table-cell>
          <table:table-cell table:formula="of:=[.$F28]*POWER([.$G28]-[.$C28]/100;[.$Z$67])" office:value-type="float" office:value="0.18487166600123" calcext:value-type="float">
            <text:p>0.18487166600123</text:p>
          </table:table-cell>
          <table:table-cell table:formula="of:=[.$F28]*POWER([.$G28]-[.$C28]/100;[.$AA$67])" office:value-type="float" office:value="0.18936404748506" calcext:value-type="float">
            <text:p>0.18936404748506</text:p>
          </table:table-cell>
          <table:table-cell table:formula="of:=[.$F28]*POWER([.$G28]-[.$C28]/100;[.$AB$67])" office:value-type="float" office:value="0.193965593838947" calcext:value-type="float">
            <text:p>0.193965593838947</text:p>
          </table:table-cell>
          <table:table-cell table:formula="of:=[.$F28]*POWER([.$G28]-[.$C28]/100;[.$AC$67])" office:value-type="float" office:value="0.198678957769233" calcext:value-type="float">
            <text:p>0.198678957769233</text:p>
          </table:table-cell>
          <table:table-cell table:formula="of:=[.$F28]*POWER([.$G28]-[.$C28]/100;[.$AD$67])" office:value-type="float" office:value="0.203506856443026" calcext:value-type="float">
            <text:p>0.203506856443026</text:p>
          </table:table-cell>
          <table:table-cell table:formula="of:=[.$F28]*POWER([.$G28]-[.$C28]/100;[.$AE$67])" office:value-type="float" office:value="0.208452073054591" calcext:value-type="float">
            <text:p>0.208452073054591</text:p>
          </table:table-cell>
          <table:table-cell table:formula="of:=[.$F28]*POWER([.$G28]-[.$C28]/100;[.$AF$67])" office:value-type="float" office:value="0.213517458429818" calcext:value-type="float">
            <text:p>0.213517458429818</text:p>
          </table:table-cell>
          <table:table-cell table:formula="of:=[.$F28]*POWER([.$G28]-[.$C28]/100;[.$AG$67])" office:value-type="float" office:value="0.218705932669662" calcext:value-type="float">
            <text:p>0.218705932669662</text:p>
          </table:table-cell>
          <table:table-cell table:formula="of:=[.$F28]*POWER([.$G28]-[.$C28]/100;[.$AH$67])" office:value-type="float" office:value="0.224020486833535" calcext:value-type="float">
            <text:p>0.224020486833535</text:p>
          </table:table-cell>
          <table:table-cell table:formula="of:=[.$F28]*POWER([.$G28]-[.$C28]/100;[.$AI$67])" office:value-type="float" office:value="0.22946418466359" calcext:value-type="float">
            <text:p>0.22946418466359</text:p>
          </table:table-cell>
          <table:table-cell table:formula="of:=[.$F28]*POWER([.$G28]-[.$C28]/100;[.$AJ$67])" office:value-type="float" office:value="0.235040164350915" calcext:value-type="float">
            <text:p>0.235040164350915</text:p>
          </table:table-cell>
          <table:table-cell table:formula="of:=[.$F28]*POWER([.$G28]-[.$C28]/100;[.$AK$67])" office:value-type="float" office:value="0.240751640344642" calcext:value-type="float">
            <text:p>0.240751640344642</text:p>
          </table:table-cell>
          <table:table-cell table:formula="of:=[.$F28]*POWER([.$G28]-[.$C28]/100;[.$AL$67])" office:value-type="float" office:value="0.246601905205017" calcext:value-type="float">
            <text:p>0.246601905205017</text:p>
          </table:table-cell>
          <table:table-cell table:formula="of:=[.$F28]*POWER([.$G28]-[.$C28]/100;[.$AM$67])" office:value-type="float" office:value="0.252594331501499" calcext:value-type="float">
            <text:p>0.252594331501499</text:p>
          </table:table-cell>
          <table:table-cell table:formula="of:=[.$F28]*POWER([.$G28]-[.$C28]/100;[.$AN$67])" office:value-type="float" office:value="0.258732373756985" calcext:value-type="float">
            <text:p>0.258732373756985</text:p>
          </table:table-cell>
          <table:table-cell table:formula="of:=[.$F28]*POWER([.$G28]-[.$C28]/100;[.$AO$67])" office:value-type="float" office:value="0.26501957043928" calcext:value-type="float">
            <text:p>0.26501957043928</text:p>
          </table:table-cell>
          <table:table-cell table:formula="of:=[.$F28]*POWER([.$G28]-[.$C28]/100;[.$AP$67])" office:value-type="float" office:value="0.271459546000955" calcext:value-type="float">
            <text:p>0.271459546000955</text:p>
          </table:table-cell>
          <table:table-cell table:formula="of:=[.$F28]*POWER([.$G28]-[.$C28]/100;[.$AQ$67])" office:value-type="float" office:value="0.278056012968778" calcext:value-type="float">
            <text:p>0.278056012968778</text:p>
          </table:table-cell>
          <table:table-cell table:formula="of:=[.$F28]*POWER([.$G28]-[.$C28]/100;[.$AR$67])" office:value-type="float" office:value="0.284812774083919" calcext:value-type="float">
            <text:p>0.284812774083919</text:p>
          </table:table-cell>
          <table:table-cell table:formula="of:=[.$F28]*POWER([.$G28]-[.$C28]/100;[.$AS$67])" office:value-type="float" office:value="0.291733724494158" calcext:value-type="float">
            <text:p>0.291733724494158</text:p>
          </table:table-cell>
          <table:table-cell table:formula="of:=[.$F28]*POWER([.$G28]-[.$C28]/100;[.$AT$67])" office:value-type="float" office:value="0.298822853999366" calcext:value-type="float">
            <text:p>0.298822853999366</text:p>
          </table:table-cell>
          <table:table-cell table:formula="of:=[.$F28]*POWER([.$G28]-[.$C28]/100;[.$AU$67])" office:value-type="float" office:value="0.306084249351551" calcext:value-type="float">
            <text:p>0.306084249351551</text:p>
          </table:table-cell>
          <table:table-cell table:formula="of:=[.$F28]*POWER([.$G28]-[.$C28]/100;[.$AV$67])" office:value-type="float" office:value="0.313522096610794" calcext:value-type="float">
            <text:p>0.313522096610794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20+</text:p>
          </table:table-cell>
          <table:table-cell office:value-type="string" calcext:value-type="string">
            <text:p>IE00BFM6TC58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5" calcext:value-type="float">
            <text:p>0.105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29:.BR29])" office:value-type="float" office:value="100" calcext:value-type="float">
            <text:p>100</text:p>
          </table:table-cell>
          <table:table-cell table:number-columns-repeated="6"/>
          <table:table-cell table:formula="of:=(POWER([.$G$29]-[.$C$29]/100;[.H$67])-1)/([.$G$29]-[.$C$29]/100-1)" office:value-type="float" office:value="0" calcext:value-type="float">
            <text:p>0</text:p>
          </table:table-cell>
          <table:table-cell table:formula="of:=(POWER([.$G$29]-[.$C$29]/100;[.I$67])-1)/([.$G$29]-[.$C$29]/100-1)" office:value-type="float" office:value="1" calcext:value-type="float">
            <text:p>1</text:p>
          </table:table-cell>
          <table:table-cell table:formula="of:=(POWER([.$G$29]-[.$C$29]/100;[.J$67])-1)/([.$G$29]-[.$C$29]/100-1)" office:value-type="float" office:value="2.0605" calcext:value-type="float">
            <text:p>2.0605</text:p>
          </table:table-cell>
          <table:table-cell table:formula="of:=(POWER([.$G$29]-[.$C$29]/100;[.K$67])-1)/([.$G$29]-[.$C$29]/100-1)" office:value-type="float" office:value="3.18516025" calcext:value-type="float">
            <text:p>3.18516025</text:p>
          </table:table-cell>
          <table:table-cell table:formula="of:=(POWER([.$G$29]-[.$C$29]/100;[.L$67])-1)/([.$G$29]-[.$C$29]/100-1)" office:value-type="float" office:value="4.377862445125" calcext:value-type="float">
            <text:p>4.377862445125</text:p>
          </table:table-cell>
          <table:table-cell table:formula="of:=(POWER([.$G$29]-[.$C$29]/100;[.M$67])-1)/([.$G$29]-[.$C$29]/100-1)" office:value-type="float" office:value="5.64272312305506" calcext:value-type="float">
            <text:p>5.64272312305506</text:p>
          </table:table-cell>
          <table:table-cell table:formula="of:=(POWER([.$G$29]-[.$C$29]/100;[.N$67])-1)/([.$G$29]-[.$C$29]/100-1)" office:value-type="float" office:value="6.98410787199989" calcext:value-type="float">
            <text:p>6.98410787199989</text:p>
          </table:table-cell>
          <table:table-cell table:formula="of:=(POWER([.$G$29]-[.$C$29]/100;[.O$67])-1)/([.$G$29]-[.$C$29]/100-1)" office:value-type="float" office:value="8.40664639825589" calcext:value-type="float">
            <text:p>8.40664639825589</text:p>
          </table:table-cell>
          <table:table-cell table:formula="of:=(POWER([.$G$29]-[.$C$29]/100;[.P$67])-1)/([.$G$29]-[.$C$29]/100-1)" office:value-type="float" office:value="9.91524850535037" calcext:value-type="float">
            <text:p>9.91524850535037</text:p>
          </table:table-cell>
          <table:table-cell table:formula="of:=(POWER([.$G$29]-[.$C$29]/100;[.Q$67])-1)/([.$G$29]-[.$C$29]/100-1)" office:value-type="float" office:value="11.5151210399241" calcext:value-type="float">
            <text:p>11.5151210399241</text:p>
          </table:table-cell>
          <table:table-cell table:formula="of:=(POWER([.$G$29]-[.$C$29]/100;[.R$67])-1)/([.$G$29]-[.$C$29]/100-1)" office:value-type="float" office:value="13.2117858628395" calcext:value-type="float">
            <text:p>13.2117858628395</text:p>
          </table:table-cell>
          <table:table-cell table:formula="of:=(POWER([.$G$29]-[.$C$29]/100;[.S$67])-1)/([.$G$29]-[.$C$29]/100-1)" office:value-type="float" office:value="15.0110989075413" calcext:value-type="float">
            <text:p>15.0110989075413</text:p>
          </table:table-cell>
          <table:table-cell table:formula="of:=(POWER([.$G$29]-[.$C$29]/100;[.T$67])-1)/([.$G$29]-[.$C$29]/100-1)" office:value-type="float" office:value="16.9192703914475" calcext:value-type="float">
            <text:p>16.9192703914475</text:p>
          </table:table-cell>
          <table:table-cell table:formula="of:=(POWER([.$G$29]-[.$C$29]/100;[.U$67])-1)/([.$G$29]-[.$C$29]/100-1)" office:value-type="float" office:value="18.9428862501301" calcext:value-type="float">
            <text:p>18.9428862501301</text:p>
          </table:table-cell>
          <table:table-cell table:formula="of:=(POWER([.$G$29]-[.$C$29]/100;[.V$67])-1)/([.$G$29]-[.$C$29]/100-1)" office:value-type="float" office:value="21.088930868263" calcext:value-type="float">
            <text:p>21.088930868263</text:p>
          </table:table-cell>
          <table:table-cell table:formula="of:=(POWER([.$G$29]-[.$C$29]/100;[.W$67])-1)/([.$G$29]-[.$C$29]/100-1)" office:value-type="float" office:value="23.3648111857929" calcext:value-type="float">
            <text:p>23.3648111857929</text:p>
          </table:table-cell>
          <table:table-cell table:formula="of:=(POWER([.$G$29]-[.$C$29]/100;[.X$67])-1)/([.$G$29]-[.$C$29]/100-1)" office:value-type="float" office:value="25.7783822625333" calcext:value-type="float">
            <text:p>25.7783822625333</text:p>
          </table:table-cell>
          <table:table-cell table:formula="of:=(POWER([.$G$29]-[.$C$29]/100;[.Y$67])-1)/([.$G$29]-[.$C$29]/100-1)" office:value-type="float" office:value="28.3379743894166" calcext:value-type="float">
            <text:p>28.3379743894166</text:p>
          </table:table-cell>
          <table:table-cell table:formula="of:=(POWER([.$G$29]-[.$C$29]/100;[.Z$67])-1)/([.$G$29]-[.$C$29]/100-1)" office:value-type="float" office:value="31.0524218399763" calcext:value-type="float">
            <text:p>31.0524218399763</text:p>
          </table:table-cell>
          <table:table-cell table:formula="of:=(POWER([.$G$29]-[.$C$29]/100;[.AA$67])-1)/([.$G$29]-[.$C$29]/100-1)" office:value-type="float" office:value="33.9310933612949" calcext:value-type="float">
            <text:p>33.9310933612949</text:p>
          </table:table-cell>
          <table:table-cell table:formula="of:=(POWER([.$G$29]-[.$C$29]/100;[.AB$67])-1)/([.$G$29]-[.$C$29]/100-1)" office:value-type="float" office:value="36.9839245096532" calcext:value-type="float">
            <text:p>36.9839245096532</text:p>
          </table:table-cell>
          <table:table-cell table:formula="of:=(POWER([.$G$29]-[.$C$29]/100;[.AC$67])-1)/([.$G$29]-[.$C$29]/100-1)" office:value-type="float" office:value="40.2214519424872" calcext:value-type="float">
            <text:p>40.2214519424872</text:p>
          </table:table-cell>
          <table:table-cell table:formula="of:=(POWER([.$G$29]-[.$C$29]/100;[.AD$67])-1)/([.$G$29]-[.$C$29]/100-1)" office:value-type="float" office:value="43.6548497850077" calcext:value-type="float">
            <text:p>43.6548497850077</text:p>
          </table:table-cell>
          <table:table-cell table:formula="of:=(POWER([.$G$29]-[.$C$29]/100;[.AE$67])-1)/([.$G$29]-[.$C$29]/100-1)" office:value-type="float" office:value="47.2959681970007" calcext:value-type="float">
            <text:p>47.2959681970007</text:p>
          </table:table-cell>
          <table:table-cell table:formula="of:=(POWER([.$G$29]-[.$C$29]/100;[.AF$67])-1)/([.$G$29]-[.$C$29]/100-1)" office:value-type="float" office:value="51.1573742729192" calcext:value-type="float">
            <text:p>51.1573742729192</text:p>
          </table:table-cell>
          <table:table-cell table:formula="of:=(POWER([.$G$29]-[.$C$29]/100;[.AG$67])-1)/([.$G$29]-[.$C$29]/100-1)" office:value-type="float" office:value="55.2523954164308" calcext:value-type="float">
            <text:p>55.2523954164308</text:p>
          </table:table-cell>
          <table:table-cell table:formula="of:=(POWER([.$G$29]-[.$C$29]/100;[.AH$67])-1)/([.$G$29]-[.$C$29]/100-1)" office:value-type="float" office:value="59.5951653391249" calcext:value-type="float">
            <text:p>59.5951653391249</text:p>
          </table:table-cell>
          <table:table-cell table:formula="of:=(POWER([.$G$29]-[.$C$29]/100;[.AI$67])-1)/([.$G$29]-[.$C$29]/100-1)" office:value-type="float" office:value="64.2006728421419" calcext:value-type="float">
            <text:p>64.2006728421419</text:p>
          </table:table-cell>
          <table:table-cell table:formula="of:=(POWER([.$G$29]-[.$C$29]/100;[.AJ$67])-1)/([.$G$29]-[.$C$29]/100-1)" office:value-type="float" office:value="69.0848135490915" calcext:value-type="float">
            <text:p>69.0848135490915</text:p>
          </table:table-cell>
          <table:table-cell table:formula="of:=(POWER([.$G$29]-[.$C$29]/100;[.AK$67])-1)/([.$G$29]-[.$C$29]/100-1)" office:value-type="float" office:value="74.2644447688115" calcext:value-type="float">
            <text:p>74.2644447688115</text:p>
          </table:table-cell>
          <table:table-cell table:formula="of:=(POWER([.$G$29]-[.$C$29]/100;[.AL$67])-1)/([.$G$29]-[.$C$29]/100-1)" office:value-type="float" office:value="79.7574436773246" calcext:value-type="float">
            <text:p>79.7574436773246</text:p>
          </table:table-cell>
          <table:table-cell table:formula="of:=(POWER([.$G$29]-[.$C$29]/100;[.AM$67])-1)/([.$G$29]-[.$C$29]/100-1)" office:value-type="float" office:value="85.5827690198028" calcext:value-type="float">
            <text:p>85.5827690198028</text:p>
          </table:table-cell>
          <table:table-cell table:formula="of:=(POWER([.$G$29]-[.$C$29]/100;[.AN$67])-1)/([.$G$29]-[.$C$29]/100-1)" office:value-type="float" office:value="91.7605265455009" calcext:value-type="float">
            <text:p>91.7605265455009</text:p>
          </table:table-cell>
          <table:table-cell table:formula="of:=(POWER([.$G$29]-[.$C$29]/100;[.AO$67])-1)/([.$G$29]-[.$C$29]/100-1)" office:value-type="float" office:value="98.3120384015037" calcext:value-type="float">
            <text:p>98.3120384015037</text:p>
          </table:table-cell>
          <table:table-cell table:formula="of:=(POWER([.$G$29]-[.$C$29]/100;[.AP$67])-1)/([.$G$29]-[.$C$29]/100-1)" office:value-type="float" office:value="105.259916724795" calcext:value-type="float">
            <text:p>105.259916724795</text:p>
          </table:table-cell>
          <table:table-cell table:formula="of:=(POWER([.$G$29]-[.$C$29]/100;[.AQ$67])-1)/([.$G$29]-[.$C$29]/100-1)" office:value-type="float" office:value="112.628141686645" calcext:value-type="float">
            <text:p>112.628141686645</text:p>
          </table:table-cell>
          <table:table-cell table:formula="of:=(POWER([.$G$29]-[.$C$29]/100;[.AR$67])-1)/([.$G$29]-[.$C$29]/100-1)" office:value-type="float" office:value="120.442144258687" calcext:value-type="float">
            <text:p>120.442144258687</text:p>
          </table:table-cell>
          <table:table-cell table:formula="of:=(POWER([.$G$29]-[.$C$29]/100;[.AS$67])-1)/([.$G$29]-[.$C$29]/100-1)" office:value-type="float" office:value="128.728893986337" calcext:value-type="float">
            <text:p>128.728893986337</text:p>
          </table:table-cell>
          <table:table-cell table:formula="of:=(POWER([.$G$29]-[.$C$29]/100;[.AT$67])-1)/([.$G$29]-[.$C$29]/100-1)" office:value-type="float" office:value="137.516992072511" calcext:value-type="float">
            <text:p>137.516992072511</text:p>
          </table:table-cell>
          <table:table-cell table:formula="of:=(POWER([.$G$29]-[.$C$29]/100;[.AU$67])-1)/([.$G$29]-[.$C$29]/100-1)" office:value-type="float" office:value="146.836770092898" calcext:value-type="float">
            <text:p>146.836770092898</text:p>
          </table:table-cell>
          <table:table-cell table:formula="of:=(POWER([.$G$29]-[.$C$29]/100;[.AV$67])-1)/([.$G$29]-[.$C$29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29]*POWER([.$G29]-[.$C29]/100;[.$H$67])" office:value-type="float" office:value="0.105" calcext:value-type="float">
            <text:p>0.105</text:p>
          </table:table-cell>
          <table:table-cell table:formula="of:=[.$F29]*POWER([.$G29]-[.$C29]/100;[.$I$67])" office:value-type="float" office:value="0.1113525" calcext:value-type="float">
            <text:p>0.1113525</text:p>
          </table:table-cell>
          <table:table-cell table:formula="of:=[.$F29]*POWER([.$G29]-[.$C29]/100;[.$J$67])" office:value-type="float" office:value="0.11808932625" calcext:value-type="float">
            <text:p>0.11808932625</text:p>
          </table:table-cell>
          <table:table-cell table:formula="of:=[.$F29]*POWER([.$G29]-[.$C29]/100;[.$K$67])" office:value-type="float" office:value="0.125233730488125" calcext:value-type="float">
            <text:p>0.125233730488125</text:p>
          </table:table-cell>
          <table:table-cell table:formula="of:=[.$F29]*POWER([.$G29]-[.$C29]/100;[.$L$67])" office:value-type="float" office:value="0.132810371182657" calcext:value-type="float">
            <text:p>0.132810371182657</text:p>
          </table:table-cell>
          <table:table-cell table:formula="of:=[.$F29]*POWER([.$G29]-[.$C29]/100;[.$M$67])" office:value-type="float" office:value="0.140845398639207" calcext:value-type="float">
            <text:p>0.140845398639207</text:p>
          </table:table-cell>
          <table:table-cell table:formula="of:=[.$F29]*POWER([.$G29]-[.$C29]/100;[.$N$67])" office:value-type="float" office:value="0.149366545256879" calcext:value-type="float">
            <text:p>0.149366545256879</text:p>
          </table:table-cell>
          <table:table-cell table:formula="of:=[.$F29]*POWER([.$G29]-[.$C29]/100;[.$O$67])" office:value-type="float" office:value="0.158403221244921" calcext:value-type="float">
            <text:p>0.158403221244921</text:p>
          </table:table-cell>
          <table:table-cell table:formula="of:=[.$F29]*POWER([.$G29]-[.$C29]/100;[.$P$67])" office:value-type="float" office:value="0.167986616130238" calcext:value-type="float">
            <text:p>0.167986616130238</text:p>
          </table:table-cell>
          <table:table-cell table:formula="of:=[.$F29]*POWER([.$G29]-[.$C29]/100;[.$Q$67])" office:value-type="float" office:value="0.178149806406118" calcext:value-type="float">
            <text:p>0.178149806406118</text:p>
          </table:table-cell>
          <table:table-cell table:formula="of:=[.$F29]*POWER([.$G29]-[.$C29]/100;[.$R$67])" office:value-type="float" office:value="0.188927869693688" calcext:value-type="float">
            <text:p>0.188927869693688</text:p>
          </table:table-cell>
          <table:table-cell table:formula="of:=[.$F29]*POWER([.$G29]-[.$C29]/100;[.$S$67])" office:value-type="float" office:value="0.200358005810156" calcext:value-type="float">
            <text:p>0.200358005810156</text:p>
          </table:table-cell>
          <table:table-cell table:formula="of:=[.$F29]*POWER([.$G29]-[.$C29]/100;[.$T$67])" office:value-type="float" office:value="0.21247966516167" calcext:value-type="float">
            <text:p>0.21247966516167</text:p>
          </table:table-cell>
          <table:table-cell table:formula="of:=[.$F29]*POWER([.$G29]-[.$C29]/100;[.$U$67])" office:value-type="float" office:value="0.225334684903951" calcext:value-type="float">
            <text:p>0.225334684903951</text:p>
          </table:table-cell>
          <table:table-cell table:formula="of:=[.$F29]*POWER([.$G29]-[.$C29]/100;[.$V$67])" office:value-type="float" office:value="0.23896743334064" calcext:value-type="float">
            <text:p>0.23896743334064</text:p>
          </table:table-cell>
          <table:table-cell table:formula="of:=[.$F29]*POWER([.$G29]-[.$C29]/100;[.$W$67])" office:value-type="float" office:value="0.253424963057749" calcext:value-type="float">
            <text:p>0.253424963057749</text:p>
          </table:table-cell>
          <table:table-cell table:formula="of:=[.$F29]*POWER([.$G29]-[.$C29]/100;[.$X$67])" office:value-type="float" office:value="0.268757173322743" calcext:value-type="float">
            <text:p>0.268757173322743</text:p>
          </table:table-cell>
          <table:table-cell table:formula="of:=[.$F29]*POWER([.$G29]-[.$C29]/100;[.$Y$67])" office:value-type="float" office:value="0.285016982308769" calcext:value-type="float">
            <text:p>0.285016982308769</text:p>
          </table:table-cell>
          <table:table-cell table:formula="of:=[.$F29]*POWER([.$G29]-[.$C29]/100;[.$Z$67])" office:value-type="float" office:value="0.302260509738449" calcext:value-type="float">
            <text:p>0.302260509738449</text:p>
          </table:table-cell>
          <table:table-cell table:formula="of:=[.$F29]*POWER([.$G29]-[.$C29]/100;[.$AA$67])" office:value-type="float" office:value="0.320547270577626" calcext:value-type="float">
            <text:p>0.320547270577626</text:p>
          </table:table-cell>
          <table:table-cell table:formula="of:=[.$F29]*POWER([.$G29]-[.$C29]/100;[.$AB$67])" office:value-type="float" office:value="0.339940380447572" calcext:value-type="float">
            <text:p>0.339940380447572</text:p>
          </table:table-cell>
          <table:table-cell table:formula="of:=[.$F29]*POWER([.$G29]-[.$C29]/100;[.$AC$67])" office:value-type="float" office:value="0.36050677346465" calcext:value-type="float">
            <text:p>0.36050677346465</text:p>
          </table:table-cell>
          <table:table-cell table:formula="of:=[.$F29]*POWER([.$G29]-[.$C29]/100;[.$AD$67])" office:value-type="float" office:value="0.382317433259261" calcext:value-type="float">
            <text:p>0.382317433259261</text:p>
          </table:table-cell>
          <table:table-cell table:formula="of:=[.$F29]*POWER([.$G29]-[.$C29]/100;[.$AE$67])" office:value-type="float" office:value="0.405447637971447" calcext:value-type="float">
            <text:p>0.405447637971447</text:p>
          </table:table-cell>
          <table:table-cell table:formula="of:=[.$F29]*POWER([.$G29]-[.$C29]/100;[.$AF$67])" office:value-type="float" office:value="0.429977220068719" calcext:value-type="float">
            <text:p>0.429977220068719</text:p>
          </table:table-cell>
          <table:table-cell table:formula="of:=[.$F29]*POWER([.$G29]-[.$C29]/100;[.$AG$67])" office:value-type="float" office:value="0.455990841882877" calcext:value-type="float">
            <text:p>0.455990841882877</text:p>
          </table:table-cell>
          <table:table-cell table:formula="of:=[.$F29]*POWER([.$G29]-[.$C29]/100;[.$AH$67])" office:value-type="float" office:value="0.483578287816791" calcext:value-type="float">
            <text:p>0.483578287816791</text:p>
          </table:table-cell>
          <table:table-cell table:formula="of:=[.$F29]*POWER([.$G29]-[.$C29]/100;[.$AI$67])" office:value-type="float" office:value="0.512834774229707" calcext:value-type="float">
            <text:p>0.512834774229707</text:p>
          </table:table-cell>
          <table:table-cell table:formula="of:=[.$F29]*POWER([.$G29]-[.$C29]/100;[.$AJ$67])" office:value-type="float" office:value="0.543861278070604" calcext:value-type="float">
            <text:p>0.543861278070604</text:p>
          </table:table-cell>
          <table:table-cell table:formula="of:=[.$F29]*POWER([.$G29]-[.$C29]/100;[.$AK$67])" office:value-type="float" office:value="0.576764885393875" calcext:value-type="float">
            <text:p>0.576764885393875</text:p>
          </table:table-cell>
          <table:table-cell table:formula="of:=[.$F29]*POWER([.$G29]-[.$C29]/100;[.$AL$67])" office:value-type="float" office:value="0.611659160960205" calcext:value-type="float">
            <text:p>0.611659160960205</text:p>
          </table:table-cell>
          <table:table-cell table:formula="of:=[.$F29]*POWER([.$G29]-[.$C29]/100;[.$AM$67])" office:value-type="float" office:value="0.648664540198297" calcext:value-type="float">
            <text:p>0.648664540198297</text:p>
          </table:table-cell>
          <table:table-cell table:formula="of:=[.$F29]*POWER([.$G29]-[.$C29]/100;[.$AN$67])" office:value-type="float" office:value="0.687908744880294" calcext:value-type="float">
            <text:p>0.687908744880294</text:p>
          </table:table-cell>
          <table:table-cell table:formula="of:=[.$F29]*POWER([.$G29]-[.$C29]/100;[.$AO$67])" office:value-type="float" office:value="0.729527223945552" calcext:value-type="float">
            <text:p>0.729527223945552</text:p>
          </table:table-cell>
          <table:table-cell table:formula="of:=[.$F29]*POWER([.$G29]-[.$C29]/100;[.$AP$67])" office:value-type="float" office:value="0.773663620994258" calcext:value-type="float">
            <text:p>0.773663620994258</text:p>
          </table:table-cell>
          <table:table-cell table:formula="of:=[.$F29]*POWER([.$G29]-[.$C29]/100;[.$AQ$67])" office:value-type="float" office:value="0.820470270064411" calcext:value-type="float">
            <text:p>0.820470270064411</text:p>
          </table:table-cell>
          <table:table-cell table:formula="of:=[.$F29]*POWER([.$G29]-[.$C29]/100;[.$AR$67])" office:value-type="float" office:value="0.870108721403307" calcext:value-type="float">
            <text:p>0.870108721403307</text:p>
          </table:table-cell>
          <table:table-cell table:formula="of:=[.$F29]*POWER([.$G29]-[.$C29]/100;[.$AS$67])" office:value-type="float" office:value="0.922750299048207" calcext:value-type="float">
            <text:p>0.922750299048207</text:p>
          </table:table-cell>
          <table:table-cell table:formula="of:=[.$F29]*POWER([.$G29]-[.$C29]/100;[.$AT$67])" office:value-type="float" office:value="0.978576692140624" calcext:value-type="float">
            <text:p>0.978576692140624</text:p>
          </table:table-cell>
          <table:table-cell table:formula="of:=[.$F29]*POWER([.$G29]-[.$C29]/100;[.$AU$67])" office:value-type="float" office:value="1.03778058201513" calcext:value-type="float">
            <text:p>1.03778058201513</text:p>
          </table:table-cell>
          <table:table-cell table:formula="of:=[.$F29]*POWER([.$G29]-[.$C29]/100;[.$AV$67])" office:value-type="float" office:value="1.10056630722705" calcext:value-type="float">
            <text:p>1.10056630722705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7-10</text:p>
          </table:table-cell>
          <table:table-cell office:value-type="string" calcext:value-type="string">
            <text:p>LU140788791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Amundi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0:.BR30])" office:value-type="float" office:value="100" calcext:value-type="float">
            <text:p>100</text:p>
          </table:table-cell>
          <table:table-cell table:number-columns-repeated="6"/>
          <table:table-cell table:formula="of:=(POWER([.$G$30]-[.$C$30]/100;[.H$67])-1)/([.$G$30]-[.$C$30]/100-1)" office:value-type="float" office:value="0" calcext:value-type="float">
            <text:p>0</text:p>
          </table:table-cell>
          <table:table-cell table:formula="of:=(POWER([.$G$30]-[.$C$30]/100;[.I$67])-1)/([.$G$30]-[.$C$30]/100-1)" office:value-type="float" office:value="1" calcext:value-type="float">
            <text:p>1</text:p>
          </table:table-cell>
          <table:table-cell table:formula="of:=(POWER([.$G$30]-[.$C$30]/100;[.J$67])-1)/([.$G$30]-[.$C$30]/100-1)" office:value-type="float" office:value="2.0607" calcext:value-type="float">
            <text:p>2.0607</text:p>
          </table:table-cell>
          <table:table-cell table:formula="of:=(POWER([.$G$30]-[.$C$30]/100;[.K$67])-1)/([.$G$30]-[.$C$30]/100-1)" office:value-type="float" office:value="3.18578449" calcext:value-type="float">
            <text:p>3.18578449</text:p>
          </table:table-cell>
          <table:table-cell table:formula="of:=(POWER([.$G$30]-[.$C$30]/100;[.L$67])-1)/([.$G$30]-[.$C$30]/100-1)" office:value-type="float" office:value="4.379161608543" calcext:value-type="float">
            <text:p>4.379161608543</text:p>
          </table:table-cell>
          <table:table-cell table:formula="of:=(POWER([.$G$30]-[.$C$30]/100;[.M$67])-1)/([.$G$30]-[.$C$30]/100-1)" office:value-type="float" office:value="5.64497671818156" calcext:value-type="float">
            <text:p>5.64497671818156</text:p>
          </table:table-cell>
          <table:table-cell table:formula="of:=(POWER([.$G$30]-[.$C$30]/100;[.N$67])-1)/([.$G$30]-[.$C$30]/100-1)" office:value-type="float" office:value="6.98762680497518" calcext:value-type="float">
            <text:p>6.98762680497518</text:p>
          </table:table-cell>
          <table:table-cell table:formula="of:=(POWER([.$G$30]-[.$C$30]/100;[.O$67])-1)/([.$G$30]-[.$C$30]/100-1)" office:value-type="float" office:value="8.41177575203717" calcext:value-type="float">
            <text:p>8.41177575203717</text:p>
          </table:table-cell>
          <table:table-cell table:formula="of:=(POWER([.$G$30]-[.$C$30]/100;[.P$67])-1)/([.$G$30]-[.$C$30]/100-1)" office:value-type="float" office:value="9.92237054018583" calcext:value-type="float">
            <text:p>9.92237054018583</text:p>
          </table:table-cell>
          <table:table-cell table:formula="of:=(POWER([.$G$30]-[.$C$30]/100;[.Q$67])-1)/([.$G$30]-[.$C$30]/100-1)" office:value-type="float" office:value="11.5246584319751" calcext:value-type="float">
            <text:p>11.5246584319751</text:p>
          </table:table-cell>
          <table:table-cell table:formula="of:=(POWER([.$G$30]-[.$C$30]/100;[.R$67])-1)/([.$G$30]-[.$C$30]/100-1)" office:value-type="float" office:value="13.224205198796" calcext:value-type="float">
            <text:p>13.224205198796</text:p>
          </table:table-cell>
          <table:table-cell table:formula="of:=(POWER([.$G$30]-[.$C$30]/100;[.S$67])-1)/([.$G$30]-[.$C$30]/100-1)" office:value-type="float" office:value="15.0269144543629" calcext:value-type="float">
            <text:p>15.0269144543629</text:p>
          </table:table-cell>
          <table:table-cell table:formula="of:=(POWER([.$G$30]-[.$C$30]/100;[.T$67])-1)/([.$G$30]-[.$C$30]/100-1)" office:value-type="float" office:value="16.9390481617427" calcext:value-type="float">
            <text:p>16.9390481617427</text:p>
          </table:table-cell>
          <table:table-cell table:formula="of:=(POWER([.$G$30]-[.$C$30]/100;[.U$67])-1)/([.$G$30]-[.$C$30]/100-1)" office:value-type="float" office:value="18.9672483851605" calcext:value-type="float">
            <text:p>18.9672483851605</text:p>
          </table:table-cell>
          <table:table-cell table:formula="of:=(POWER([.$G$30]-[.$C$30]/100;[.V$67])-1)/([.$G$30]-[.$C$30]/100-1)" office:value-type="float" office:value="21.1185603621398" calcext:value-type="float">
            <text:p>21.1185603621398</text:p>
          </table:table-cell>
          <table:table-cell table:formula="of:=(POWER([.$G$30]-[.$C$30]/100;[.W$67])-1)/([.$G$30]-[.$C$30]/100-1)" office:value-type="float" office:value="23.4004569761217" calcext:value-type="float">
            <text:p>23.4004569761217</text:p>
          </table:table-cell>
          <table:table-cell table:formula="of:=(POWER([.$G$30]-[.$C$30]/100;[.X$67])-1)/([.$G$30]-[.$C$30]/100-1)" office:value-type="float" office:value="25.8208647145722" calcext:value-type="float">
            <text:p>25.8208647145722</text:p>
          </table:table-cell>
          <table:table-cell table:formula="of:=(POWER([.$G$30]-[.$C$30]/100;[.Y$67])-1)/([.$G$30]-[.$C$30]/100-1)" office:value-type="float" office:value="28.3881912027468" calcext:value-type="float">
            <text:p>28.3881912027468</text:p>
          </table:table-cell>
          <table:table-cell table:formula="of:=(POWER([.$G$30]-[.$C$30]/100;[.Z$67])-1)/([.$G$30]-[.$C$30]/100-1)" office:value-type="float" office:value="31.1113544087535" calcext:value-type="float">
            <text:p>31.1113544087535</text:p>
          </table:table-cell>
          <table:table-cell table:formula="of:=(POWER([.$G$30]-[.$C$30]/100;[.AA$67])-1)/([.$G$30]-[.$C$30]/100-1)" office:value-type="float" office:value="33.9998136213648" calcext:value-type="float">
            <text:p>33.9998136213648</text:p>
          </table:table-cell>
          <table:table-cell table:formula="of:=(POWER([.$G$30]-[.$C$30]/100;[.AB$67])-1)/([.$G$30]-[.$C$30]/100-1)" office:value-type="float" office:value="37.0636023081817" calcext:value-type="float">
            <text:p>37.0636023081817</text:p>
          </table:table-cell>
          <table:table-cell table:formula="of:=(POWER([.$G$30]-[.$C$30]/100;[.AC$67])-1)/([.$G$30]-[.$C$30]/100-1)" office:value-type="float" office:value="40.3133629682883" calcext:value-type="float">
            <text:p>40.3133629682883</text:p>
          </table:table-cell>
          <table:table-cell table:formula="of:=(POWER([.$G$30]-[.$C$30]/100;[.AD$67])-1)/([.$G$30]-[.$C$30]/100-1)" office:value-type="float" office:value="43.7603841004634" calcext:value-type="float">
            <text:p>43.7603841004634</text:p>
          </table:table-cell>
          <table:table-cell table:formula="of:=(POWER([.$G$30]-[.$C$30]/100;[.AE$67])-1)/([.$G$30]-[.$C$30]/100-1)" office:value-type="float" office:value="47.4166394153615" calcext:value-type="float">
            <text:p>47.4166394153615</text:p>
          </table:table-cell>
          <table:table-cell table:formula="of:=(POWER([.$G$30]-[.$C$30]/100;[.AF$67])-1)/([.$G$30]-[.$C$30]/100-1)" office:value-type="float" office:value="51.294829427874" calcext:value-type="float">
            <text:p>51.294829427874</text:p>
          </table:table-cell>
          <table:table-cell table:formula="of:=(POWER([.$G$30]-[.$C$30]/100;[.AG$67])-1)/([.$G$30]-[.$C$30]/100-1)" office:value-type="float" office:value="55.4084255741459" calcext:value-type="float">
            <text:p>55.4084255741459</text:p>
          </table:table-cell>
          <table:table-cell table:formula="of:=(POWER([.$G$30]-[.$C$30]/100;[.AH$67])-1)/([.$G$30]-[.$C$30]/100-1)" office:value-type="float" office:value="59.7717170064966" calcext:value-type="float">
            <text:p>59.7717170064966</text:p>
          </table:table-cell>
          <table:table-cell table:formula="of:=(POWER([.$G$30]-[.$C$30]/100;[.AI$67])-1)/([.$G$30]-[.$C$30]/100-1)" office:value-type="float" office:value="64.3998602287909" calcext:value-type="float">
            <text:p>64.3998602287909</text:p>
          </table:table-cell>
          <table:table-cell table:formula="of:=(POWER([.$G$30]-[.$C$30]/100;[.AJ$67])-1)/([.$G$30]-[.$C$30]/100-1)" office:value-type="float" office:value="69.3089317446785" calcext:value-type="float">
            <text:p>69.3089317446785</text:p>
          </table:table-cell>
          <table:table-cell table:formula="of:=(POWER([.$G$30]-[.$C$30]/100;[.AK$67])-1)/([.$G$30]-[.$C$30]/100-1)" office:value-type="float" office:value="74.5159839015805" calcext:value-type="float">
            <text:p>74.5159839015805</text:p>
          </table:table-cell>
          <table:table-cell table:formula="of:=(POWER([.$G$30]-[.$C$30]/100;[.AL$67])-1)/([.$G$30]-[.$C$30]/100-1)" office:value-type="float" office:value="80.0391041244065" calcext:value-type="float">
            <text:p>80.0391041244065</text:p>
          </table:table-cell>
          <table:table-cell table:formula="of:=(POWER([.$G$30]-[.$C$30]/100;[.AM$67])-1)/([.$G$30]-[.$C$30]/100-1)" office:value-type="float" office:value="85.8974777447579" calcext:value-type="float">
            <text:p>85.8974777447579</text:p>
          </table:table-cell>
          <table:table-cell table:formula="of:=(POWER([.$G$30]-[.$C$30]/100;[.AN$67])-1)/([.$G$30]-[.$C$30]/100-1)" office:value-type="float" office:value="92.1114546438647" calcext:value-type="float">
            <text:p>92.1114546438647</text:p>
          </table:table-cell>
          <table:table-cell table:formula="of:=(POWER([.$G$30]-[.$C$30]/100;[.AO$67])-1)/([.$G$30]-[.$C$30]/100-1)" office:value-type="float" office:value="98.7026199407473" calcext:value-type="float">
            <text:p>98.7026199407473</text:p>
          </table:table-cell>
          <table:table-cell table:formula="of:=(POWER([.$G$30]-[.$C$30]/100;[.AP$67])-1)/([.$G$30]-[.$C$30]/100-1)" office:value-type="float" office:value="105.693868971151" calcext:value-type="float">
            <text:p>105.693868971151</text:p>
          </table:table-cell>
          <table:table-cell table:formula="of:=(POWER([.$G$30]-[.$C$30]/100;[.AQ$67])-1)/([.$G$30]-[.$C$30]/100-1)" office:value-type="float" office:value="113.1094868177" calcext:value-type="float">
            <text:p>113.1094868177</text:p>
          </table:table-cell>
          <table:table-cell table:formula="of:=(POWER([.$G$30]-[.$C$30]/100;[.AR$67])-1)/([.$G$30]-[.$C$30]/100-1)" office:value-type="float" office:value="120.975232667534" calcext:value-type="float">
            <text:p>120.975232667534</text:p>
          </table:table-cell>
          <table:table-cell table:formula="of:=(POWER([.$G$30]-[.$C$30]/100;[.AS$67])-1)/([.$G$30]-[.$C$30]/100-1)" office:value-type="float" office:value="129.318429290453" calcext:value-type="float">
            <text:p>129.318429290453</text:p>
          </table:table-cell>
          <table:table-cell table:formula="of:=(POWER([.$G$30]-[.$C$30]/100;[.AT$67])-1)/([.$G$30]-[.$C$30]/100-1)" office:value-type="float" office:value="138.168057948384" calcext:value-type="float">
            <text:p>138.168057948384</text:p>
          </table:table-cell>
          <table:table-cell table:formula="of:=(POWER([.$G$30]-[.$C$30]/100;[.AU$67])-1)/([.$G$30]-[.$C$30]/100-1)" office:value-type="float" office:value="147.554859065851" calcext:value-type="float">
            <text:p>147.554859065851</text:p>
          </table:table-cell>
          <table:table-cell table:formula="of:=(POWER([.$G$30]-[.$C$30]/100;[.AV$67])-1)/([.$G$30]-[.$C$30]/100-1)" office:value-type="float" office:value="157.511439011148" calcext:value-type="float">
            <text:p>157.511439011148</text:p>
          </table:table-cell>
          <table:table-cell table:number-columns-repeated="2"/>
          <table:table-cell table:formula="of:=[.$F30]*POWER([.$G30]-[.$C30]/100;[.$H$67])" office:value-type="float" office:value="0.104" calcext:value-type="float">
            <text:p>0.104</text:p>
          </table:table-cell>
          <table:table-cell table:formula="of:=[.$F30]*POWER([.$G30]-[.$C30]/100;[.$I$67])" office:value-type="float" office:value="0.1103128" calcext:value-type="float">
            <text:p>0.1103128</text:p>
          </table:table-cell>
          <table:table-cell table:formula="of:=[.$F30]*POWER([.$G30]-[.$C30]/100;[.$J$67])" office:value-type="float" office:value="0.11700878696" calcext:value-type="float">
            <text:p>0.11700878696</text:p>
          </table:table-cell>
          <table:table-cell table:formula="of:=[.$F30]*POWER([.$G30]-[.$C30]/100;[.$K$67])" office:value-type="float" office:value="0.124111220328472" calcext:value-type="float">
            <text:p>0.124111220328472</text:p>
          </table:table-cell>
          <table:table-cell table:formula="of:=[.$F30]*POWER([.$G30]-[.$C30]/100;[.$L$67])" office:value-type="float" office:value="0.13164477140241" calcext:value-type="float">
            <text:p>0.13164477140241</text:p>
          </table:table-cell>
          <table:table-cell table:formula="of:=[.$F30]*POWER([.$G30]-[.$C30]/100;[.$M$67])" office:value-type="float" office:value="0.139635609026537" calcext:value-type="float">
            <text:p>0.139635609026537</text:p>
          </table:table-cell>
          <table:table-cell table:formula="of:=[.$F30]*POWER([.$G30]-[.$C30]/100;[.$N$67])" office:value-type="float" office:value="0.148111490494447" calcext:value-type="float">
            <text:p>0.148111490494447</text:p>
          </table:table-cell>
          <table:table-cell table:formula="of:=[.$F30]*POWER([.$G30]-[.$C30]/100;[.$O$67])" office:value-type="float" office:value="0.15710185796746" calcext:value-type="float">
            <text:p>0.15710185796746</text:p>
          </table:table-cell>
          <table:table-cell table:formula="of:=[.$F30]*POWER([.$G30]-[.$C30]/100;[.$P$67])" office:value-type="float" office:value="0.166637940746085" calcext:value-type="float">
            <text:p>0.166637940746085</text:p>
          </table:table-cell>
          <table:table-cell table:formula="of:=[.$F30]*POWER([.$G30]-[.$C30]/100;[.$Q$67])" office:value-type="float" office:value="0.176752863749372" calcext:value-type="float">
            <text:p>0.176752863749372</text:p>
          </table:table-cell>
          <table:table-cell table:formula="of:=[.$F30]*POWER([.$G30]-[.$C30]/100;[.$R$67])" office:value-type="float" office:value="0.187481762578959" calcext:value-type="float">
            <text:p>0.187481762578959</text:p>
          </table:table-cell>
          <table:table-cell table:formula="of:=[.$F30]*POWER([.$G30]-[.$C30]/100;[.$S$67])" office:value-type="float" office:value="0.198861905567502" calcext:value-type="float">
            <text:p>0.198861905567502</text:p>
          </table:table-cell>
          <table:table-cell table:formula="of:=[.$F30]*POWER([.$G30]-[.$C30]/100;[.$T$67])" office:value-type="float" office:value="0.21093282323545" calcext:value-type="float">
            <text:p>0.21093282323545</text:p>
          </table:table-cell>
          <table:table-cell table:formula="of:=[.$F30]*POWER([.$G30]-[.$C30]/100;[.$U$67])" office:value-type="float" office:value="0.223736445605841" calcext:value-type="float">
            <text:p>0.223736445605841</text:p>
          </table:table-cell>
          <table:table-cell table:formula="of:=[.$F30]*POWER([.$G30]-[.$C30]/100;[.$V$67])" office:value-type="float" office:value="0.237317247854116" calcext:value-type="float">
            <text:p>0.237317247854116</text:p>
          </table:table-cell>
          <table:table-cell table:formula="of:=[.$F30]*POWER([.$G30]-[.$C30]/100;[.$W$67])" office:value-type="float" office:value="0.251722404798861" calcext:value-type="float">
            <text:p>0.251722404798861</text:p>
          </table:table-cell>
          <table:table-cell table:formula="of:=[.$F30]*POWER([.$G30]-[.$C30]/100;[.$X$67])" office:value-type="float" office:value="0.267001954770152" calcext:value-type="float">
            <text:p>0.267001954770152</text:p>
          </table:table-cell>
          <table:table-cell table:formula="of:=[.$F30]*POWER([.$G30]-[.$C30]/100;[.$Y$67])" office:value-type="float" office:value="0.2832089734247" calcext:value-type="float">
            <text:p>0.2832089734247</text:p>
          </table:table-cell>
          <table:table-cell table:formula="of:=[.$F30]*POWER([.$G30]-[.$C30]/100;[.$Z$67])" office:value-type="float" office:value="0.300399758111579" calcext:value-type="float">
            <text:p>0.300399758111579</text:p>
          </table:table-cell>
          <table:table-cell table:formula="of:=[.$F30]*POWER([.$G30]-[.$C30]/100;[.$AA$67])" office:value-type="float" office:value="0.318634023428952" calcext:value-type="float">
            <text:p>0.318634023428952</text:p>
          </table:table-cell>
          <table:table-cell table:formula="of:=[.$F30]*POWER([.$G30]-[.$C30]/100;[.$AB$67])" office:value-type="float" office:value="0.337975108651089" calcext:value-type="float">
            <text:p>0.337975108651089</text:p>
          </table:table-cell>
          <table:table-cell table:formula="of:=[.$F30]*POWER([.$G30]-[.$C30]/100;[.$AC$67])" office:value-type="float" office:value="0.35849019774621" calcext:value-type="float">
            <text:p>0.35849019774621</text:p>
          </table:table-cell>
          <table:table-cell table:formula="of:=[.$F30]*POWER([.$G30]-[.$C30]/100;[.$AD$67])" office:value-type="float" office:value="0.380250552749405" calcext:value-type="float">
            <text:p>0.380250552749405</text:p>
          </table:table-cell>
          <table:table-cell table:formula="of:=[.$F30]*POWER([.$G30]-[.$C30]/100;[.$AE$67])" office:value-type="float" office:value="0.403331761301294" calcext:value-type="float">
            <text:p>0.403331761301294</text:p>
          </table:table-cell>
          <table:table-cell table:formula="of:=[.$F30]*POWER([.$G30]-[.$C30]/100;[.$AF$67])" office:value-type="float" office:value="0.427813999212283" calcext:value-type="float">
            <text:p>0.427813999212283</text:p>
          </table:table-cell>
          <table:table-cell table:formula="of:=[.$F30]*POWER([.$G30]-[.$C30]/100;[.$AG$67])" office:value-type="float" office:value="0.453782308964468" calcext:value-type="float">
            <text:p>0.453782308964468</text:p>
          </table:table-cell>
          <table:table-cell table:formula="of:=[.$F30]*POWER([.$G30]-[.$C30]/100;[.$AH$67])" office:value-type="float" office:value="0.481326895118612" calcext:value-type="float">
            <text:p>0.481326895118612</text:p>
          </table:table-cell>
          <table:table-cell table:formula="of:=[.$F30]*POWER([.$G30]-[.$C30]/100;[.$AI$67])" office:value-type="float" office:value="0.510543437652311" calcext:value-type="float">
            <text:p>0.510543437652311</text:p>
          </table:table-cell>
          <table:table-cell table:formula="of:=[.$F30]*POWER([.$G30]-[.$C30]/100;[.$AJ$67])" office:value-type="float" office:value="0.541533424317807" calcext:value-type="float">
            <text:p>0.541533424317807</text:p>
          </table:table-cell>
          <table:table-cell table:formula="of:=[.$F30]*POWER([.$G30]-[.$C30]/100;[.$AK$67])" office:value-type="float" office:value="0.574404503173897" calcext:value-type="float">
            <text:p>0.574404503173897</text:p>
          </table:table-cell>
          <table:table-cell table:formula="of:=[.$F30]*POWER([.$G30]-[.$C30]/100;[.$AL$67])" office:value-type="float" office:value="0.609270856516553" calcext:value-type="float">
            <text:p>0.609270856516553</text:p>
          </table:table-cell>
          <table:table-cell table:formula="of:=[.$F30]*POWER([.$G30]-[.$C30]/100;[.$AM$67])" office:value-type="float" office:value="0.646253597507108" calcext:value-type="float">
            <text:p>0.646253597507108</text:p>
          </table:table-cell>
          <table:table-cell table:formula="of:=[.$F30]*POWER([.$G30]-[.$C30]/100;[.$AN$67])" office:value-type="float" office:value="0.685481190875789" calcext:value-type="float">
            <text:p>0.685481190875789</text:p>
          </table:table-cell>
          <table:table-cell table:formula="of:=[.$F30]*POWER([.$G30]-[.$C30]/100;[.$AO$67])" office:value-type="float" office:value="0.727089899161949" calcext:value-type="float">
            <text:p>0.727089899161949</text:p>
          </table:table-cell>
          <table:table-cell table:formula="of:=[.$F30]*POWER([.$G30]-[.$C30]/100;[.$AP$67])" office:value-type="float" office:value="0.77122425604108" calcext:value-type="float">
            <text:p>0.77122425604108</text:p>
          </table:table-cell>
          <table:table-cell table:formula="of:=[.$F30]*POWER([.$G30]-[.$C30]/100;[.$AQ$67])" office:value-type="float" office:value="0.818037568382773" calcext:value-type="float">
            <text:p>0.818037568382773</text:p>
          </table:table-cell>
          <table:table-cell table:formula="of:=[.$F30]*POWER([.$G30]-[.$C30]/100;[.$AR$67])" office:value-type="float" office:value="0.867692448783608" calcext:value-type="float">
            <text:p>0.867692448783608</text:p>
          </table:table-cell>
          <table:table-cell table:formula="of:=[.$F30]*POWER([.$G30]-[.$C30]/100;[.$AS$67])" office:value-type="float" office:value="0.920361380424773" calcext:value-type="float">
            <text:p>0.920361380424773</text:p>
          </table:table-cell>
          <table:table-cell table:formula="of:=[.$F30]*POWER([.$G30]-[.$C30]/100;[.$AT$67])" office:value-type="float" office:value="0.976227316216556" calcext:value-type="float">
            <text:p>0.976227316216556</text:p>
          </table:table-cell>
          <table:table-cell table:formula="of:=[.$F30]*POWER([.$G30]-[.$C30]/100;[.$AU$67])" office:value-type="float" office:value="1.0354843143109" calcext:value-type="float">
            <text:p>1.0354843143109</text:p>
          </table:table-cell>
          <table:table-cell table:formula="of:=[.$F30]*POWER([.$G30]-[.$C30]/100;[.$AV$67])" office:value-type="float" office:value="1.09833821218957" calcext:value-type="float">
            <text:p>1.09833821218957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3-7</text:p>
          </table:table-cell>
          <table:table-cell office:value-type="string" calcext:value-type="string">
            <text:p>LU1407888723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Amundi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1:.BR31])" office:value-type="float" office:value="100" calcext:value-type="float">
            <text:p>100</text:p>
          </table:table-cell>
          <table:table-cell table:number-columns-repeated="6"/>
          <table:table-cell table:formula="of:=(POWER([.$G$31]-[.$C$31]/100;[.H$67])-1)/([.$G$31]-[.$C$31]/100-1)" office:value-type="float" office:value="0" calcext:value-type="float">
            <text:p>0</text:p>
          </table:table-cell>
          <table:table-cell table:formula="of:=(POWER([.$G$31]-[.$C$31]/100;[.I$67])-1)/([.$G$31]-[.$C$31]/100-1)" office:value-type="float" office:value="1" calcext:value-type="float">
            <text:p>1</text:p>
          </table:table-cell>
          <table:table-cell table:formula="of:=(POWER([.$G$31]-[.$C$31]/100;[.J$67])-1)/([.$G$31]-[.$C$31]/100-1)" office:value-type="float" office:value="2.0605" calcext:value-type="float">
            <text:p>2.0605</text:p>
          </table:table-cell>
          <table:table-cell table:formula="of:=(POWER([.$G$31]-[.$C$31]/100;[.K$67])-1)/([.$G$31]-[.$C$31]/100-1)" office:value-type="float" office:value="3.18516025" calcext:value-type="float">
            <text:p>3.18516025</text:p>
          </table:table-cell>
          <table:table-cell table:formula="of:=(POWER([.$G$31]-[.$C$31]/100;[.L$67])-1)/([.$G$31]-[.$C$31]/100-1)" office:value-type="float" office:value="4.377862445125" calcext:value-type="float">
            <text:p>4.377862445125</text:p>
          </table:table-cell>
          <table:table-cell table:formula="of:=(POWER([.$G$31]-[.$C$31]/100;[.M$67])-1)/([.$G$31]-[.$C$31]/100-1)" office:value-type="float" office:value="5.64272312305506" calcext:value-type="float">
            <text:p>5.64272312305506</text:p>
          </table:table-cell>
          <table:table-cell table:formula="of:=(POWER([.$G$31]-[.$C$31]/100;[.N$67])-1)/([.$G$31]-[.$C$31]/100-1)" office:value-type="float" office:value="6.98410787199989" calcext:value-type="float">
            <text:p>6.98410787199989</text:p>
          </table:table-cell>
          <table:table-cell table:formula="of:=(POWER([.$G$31]-[.$C$31]/100;[.O$67])-1)/([.$G$31]-[.$C$31]/100-1)" office:value-type="float" office:value="8.40664639825589" calcext:value-type="float">
            <text:p>8.40664639825589</text:p>
          </table:table-cell>
          <table:table-cell table:formula="of:=(POWER([.$G$31]-[.$C$31]/100;[.P$67])-1)/([.$G$31]-[.$C$31]/100-1)" office:value-type="float" office:value="9.91524850535037" calcext:value-type="float">
            <text:p>9.91524850535037</text:p>
          </table:table-cell>
          <table:table-cell table:formula="of:=(POWER([.$G$31]-[.$C$31]/100;[.Q$67])-1)/([.$G$31]-[.$C$31]/100-1)" office:value-type="float" office:value="11.5151210399241" calcext:value-type="float">
            <text:p>11.5151210399241</text:p>
          </table:table-cell>
          <table:table-cell table:formula="of:=(POWER([.$G$31]-[.$C$31]/100;[.R$67])-1)/([.$G$31]-[.$C$31]/100-1)" office:value-type="float" office:value="13.2117858628395" calcext:value-type="float">
            <text:p>13.2117858628395</text:p>
          </table:table-cell>
          <table:table-cell table:formula="of:=(POWER([.$G$31]-[.$C$31]/100;[.S$67])-1)/([.$G$31]-[.$C$31]/100-1)" office:value-type="float" office:value="15.0110989075413" calcext:value-type="float">
            <text:p>15.0110989075413</text:p>
          </table:table-cell>
          <table:table-cell table:formula="of:=(POWER([.$G$31]-[.$C$31]/100;[.T$67])-1)/([.$G$31]-[.$C$31]/100-1)" office:value-type="float" office:value="16.9192703914475" calcext:value-type="float">
            <text:p>16.9192703914475</text:p>
          </table:table-cell>
          <table:table-cell table:formula="of:=(POWER([.$G$31]-[.$C$31]/100;[.U$67])-1)/([.$G$31]-[.$C$31]/100-1)" office:value-type="float" office:value="18.9428862501301" calcext:value-type="float">
            <text:p>18.9428862501301</text:p>
          </table:table-cell>
          <table:table-cell table:formula="of:=(POWER([.$G$31]-[.$C$31]/100;[.V$67])-1)/([.$G$31]-[.$C$31]/100-1)" office:value-type="float" office:value="21.088930868263" calcext:value-type="float">
            <text:p>21.088930868263</text:p>
          </table:table-cell>
          <table:table-cell table:formula="of:=(POWER([.$G$31]-[.$C$31]/100;[.W$67])-1)/([.$G$31]-[.$C$31]/100-1)" office:value-type="float" office:value="23.3648111857929" calcext:value-type="float">
            <text:p>23.3648111857929</text:p>
          </table:table-cell>
          <table:table-cell table:formula="of:=(POWER([.$G$31]-[.$C$31]/100;[.X$67])-1)/([.$G$31]-[.$C$31]/100-1)" office:value-type="float" office:value="25.7783822625333" calcext:value-type="float">
            <text:p>25.7783822625333</text:p>
          </table:table-cell>
          <table:table-cell table:formula="of:=(POWER([.$G$31]-[.$C$31]/100;[.Y$67])-1)/([.$G$31]-[.$C$31]/100-1)" office:value-type="float" office:value="28.3379743894166" calcext:value-type="float">
            <text:p>28.3379743894166</text:p>
          </table:table-cell>
          <table:table-cell table:formula="of:=(POWER([.$G$31]-[.$C$31]/100;[.Z$67])-1)/([.$G$31]-[.$C$31]/100-1)" office:value-type="float" office:value="31.0524218399763" calcext:value-type="float">
            <text:p>31.0524218399763</text:p>
          </table:table-cell>
          <table:table-cell table:formula="of:=(POWER([.$G$31]-[.$C$31]/100;[.AA$67])-1)/([.$G$31]-[.$C$31]/100-1)" office:value-type="float" office:value="33.9310933612949" calcext:value-type="float">
            <text:p>33.9310933612949</text:p>
          </table:table-cell>
          <table:table-cell table:formula="of:=(POWER([.$G$31]-[.$C$31]/100;[.AB$67])-1)/([.$G$31]-[.$C$31]/100-1)" office:value-type="float" office:value="36.9839245096532" calcext:value-type="float">
            <text:p>36.9839245096532</text:p>
          </table:table-cell>
          <table:table-cell table:formula="of:=(POWER([.$G$31]-[.$C$31]/100;[.AC$67])-1)/([.$G$31]-[.$C$31]/100-1)" office:value-type="float" office:value="40.2214519424872" calcext:value-type="float">
            <text:p>40.2214519424872</text:p>
          </table:table-cell>
          <table:table-cell table:formula="of:=(POWER([.$G$31]-[.$C$31]/100;[.AD$67])-1)/([.$G$31]-[.$C$31]/100-1)" office:value-type="float" office:value="43.6548497850077" calcext:value-type="float">
            <text:p>43.6548497850077</text:p>
          </table:table-cell>
          <table:table-cell table:formula="of:=(POWER([.$G$31]-[.$C$31]/100;[.AE$67])-1)/([.$G$31]-[.$C$31]/100-1)" office:value-type="float" office:value="47.2959681970007" calcext:value-type="float">
            <text:p>47.2959681970007</text:p>
          </table:table-cell>
          <table:table-cell table:formula="of:=(POWER([.$G$31]-[.$C$31]/100;[.AF$67])-1)/([.$G$31]-[.$C$31]/100-1)" office:value-type="float" office:value="51.1573742729192" calcext:value-type="float">
            <text:p>51.1573742729192</text:p>
          </table:table-cell>
          <table:table-cell table:formula="of:=(POWER([.$G$31]-[.$C$31]/100;[.AG$67])-1)/([.$G$31]-[.$C$31]/100-1)" office:value-type="float" office:value="55.2523954164308" calcext:value-type="float">
            <text:p>55.2523954164308</text:p>
          </table:table-cell>
          <table:table-cell table:formula="of:=(POWER([.$G$31]-[.$C$31]/100;[.AH$67])-1)/([.$G$31]-[.$C$31]/100-1)" office:value-type="float" office:value="59.5951653391249" calcext:value-type="float">
            <text:p>59.5951653391249</text:p>
          </table:table-cell>
          <table:table-cell table:formula="of:=(POWER([.$G$31]-[.$C$31]/100;[.AI$67])-1)/([.$G$31]-[.$C$31]/100-1)" office:value-type="float" office:value="64.2006728421419" calcext:value-type="float">
            <text:p>64.2006728421419</text:p>
          </table:table-cell>
          <table:table-cell table:formula="of:=(POWER([.$G$31]-[.$C$31]/100;[.AJ$67])-1)/([.$G$31]-[.$C$31]/100-1)" office:value-type="float" office:value="69.0848135490915" calcext:value-type="float">
            <text:p>69.0848135490915</text:p>
          </table:table-cell>
          <table:table-cell table:formula="of:=(POWER([.$G$31]-[.$C$31]/100;[.AK$67])-1)/([.$G$31]-[.$C$31]/100-1)" office:value-type="float" office:value="74.2644447688115" calcext:value-type="float">
            <text:p>74.2644447688115</text:p>
          </table:table-cell>
          <table:table-cell table:formula="of:=(POWER([.$G$31]-[.$C$31]/100;[.AL$67])-1)/([.$G$31]-[.$C$31]/100-1)" office:value-type="float" office:value="79.7574436773246" calcext:value-type="float">
            <text:p>79.7574436773246</text:p>
          </table:table-cell>
          <table:table-cell table:formula="of:=(POWER([.$G$31]-[.$C$31]/100;[.AM$67])-1)/([.$G$31]-[.$C$31]/100-1)" office:value-type="float" office:value="85.5827690198028" calcext:value-type="float">
            <text:p>85.5827690198028</text:p>
          </table:table-cell>
          <table:table-cell table:formula="of:=(POWER([.$G$31]-[.$C$31]/100;[.AN$67])-1)/([.$G$31]-[.$C$31]/100-1)" office:value-type="float" office:value="91.7605265455009" calcext:value-type="float">
            <text:p>91.7605265455009</text:p>
          </table:table-cell>
          <table:table-cell table:formula="of:=(POWER([.$G$31]-[.$C$31]/100;[.AO$67])-1)/([.$G$31]-[.$C$31]/100-1)" office:value-type="float" office:value="98.3120384015037" calcext:value-type="float">
            <text:p>98.3120384015037</text:p>
          </table:table-cell>
          <table:table-cell table:formula="of:=(POWER([.$G$31]-[.$C$31]/100;[.AP$67])-1)/([.$G$31]-[.$C$31]/100-1)" office:value-type="float" office:value="105.259916724795" calcext:value-type="float">
            <text:p>105.259916724795</text:p>
          </table:table-cell>
          <table:table-cell table:formula="of:=(POWER([.$G$31]-[.$C$31]/100;[.AQ$67])-1)/([.$G$31]-[.$C$31]/100-1)" office:value-type="float" office:value="112.628141686645" calcext:value-type="float">
            <text:p>112.628141686645</text:p>
          </table:table-cell>
          <table:table-cell table:formula="of:=(POWER([.$G$31]-[.$C$31]/100;[.AR$67])-1)/([.$G$31]-[.$C$31]/100-1)" office:value-type="float" office:value="120.442144258687" calcext:value-type="float">
            <text:p>120.442144258687</text:p>
          </table:table-cell>
          <table:table-cell table:formula="of:=(POWER([.$G$31]-[.$C$31]/100;[.AS$67])-1)/([.$G$31]-[.$C$31]/100-1)" office:value-type="float" office:value="128.728893986337" calcext:value-type="float">
            <text:p>128.728893986337</text:p>
          </table:table-cell>
          <table:table-cell table:formula="of:=(POWER([.$G$31]-[.$C$31]/100;[.AT$67])-1)/([.$G$31]-[.$C$31]/100-1)" office:value-type="float" office:value="137.516992072511" calcext:value-type="float">
            <text:p>137.516992072511</text:p>
          </table:table-cell>
          <table:table-cell table:formula="of:=(POWER([.$G$31]-[.$C$31]/100;[.AU$67])-1)/([.$G$31]-[.$C$31]/100-1)" office:value-type="float" office:value="146.836770092898" calcext:value-type="float">
            <text:p>146.836770092898</text:p>
          </table:table-cell>
          <table:table-cell table:formula="of:=(POWER([.$G$31]-[.$C$31]/100;[.AV$67])-1)/([.$G$31]-[.$C$31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1]*POWER([.$G31]-[.$C31]/100;[.$H$67])" office:value-type="float" office:value="0.104" calcext:value-type="float">
            <text:p>0.104</text:p>
          </table:table-cell>
          <table:table-cell table:formula="of:=[.$F31]*POWER([.$G31]-[.$C31]/100;[.$I$67])" office:value-type="float" office:value="0.110292" calcext:value-type="float">
            <text:p>0.110292</text:p>
          </table:table-cell>
          <table:table-cell table:formula="of:=[.$F31]*POWER([.$G31]-[.$C31]/100;[.$J$67])" office:value-type="float" office:value="0.116964666" calcext:value-type="float">
            <text:p>0.116964666</text:p>
          </table:table-cell>
          <table:table-cell table:formula="of:=[.$F31]*POWER([.$G31]-[.$C31]/100;[.$K$67])" office:value-type="float" office:value="0.124041028293" calcext:value-type="float">
            <text:p>0.124041028293</text:p>
          </table:table-cell>
          <table:table-cell table:formula="of:=[.$F31]*POWER([.$G31]-[.$C31]/100;[.$L$67])" office:value-type="float" office:value="0.131545510504727" calcext:value-type="float">
            <text:p>0.131545510504727</text:p>
          </table:table-cell>
          <table:table-cell table:formula="of:=[.$F31]*POWER([.$G31]-[.$C31]/100;[.$M$67])" office:value-type="float" office:value="0.139504013890262" calcext:value-type="float">
            <text:p>0.139504013890262</text:p>
          </table:table-cell>
          <table:table-cell table:formula="of:=[.$F31]*POWER([.$G31]-[.$C31]/100;[.$N$67])" office:value-type="float" office:value="0.147944006730623" calcext:value-type="float">
            <text:p>0.147944006730623</text:p>
          </table:table-cell>
          <table:table-cell table:formula="of:=[.$F31]*POWER([.$G31]-[.$C31]/100;[.$O$67])" office:value-type="float" office:value="0.156894619137826" calcext:value-type="float">
            <text:p>0.156894619137826</text:p>
          </table:table-cell>
          <table:table-cell table:formula="of:=[.$F31]*POWER([.$G31]-[.$C31]/100;[.$P$67])" office:value-type="float" office:value="0.166386743595665" calcext:value-type="float">
            <text:p>0.166386743595665</text:p>
          </table:table-cell>
          <table:table-cell table:formula="of:=[.$F31]*POWER([.$G31]-[.$C31]/100;[.$Q$67])" office:value-type="float" office:value="0.176453141583202" calcext:value-type="float">
            <text:p>0.176453141583202</text:p>
          </table:table-cell>
          <table:table-cell table:formula="of:=[.$F31]*POWER([.$G31]-[.$C31]/100;[.$R$67])" office:value-type="float" office:value="0.187128556648986" calcext:value-type="float">
            <text:p>0.187128556648986</text:p>
          </table:table-cell>
          <table:table-cell table:formula="of:=[.$F31]*POWER([.$G31]-[.$C31]/100;[.$S$67])" office:value-type="float" office:value="0.19844983432625" calcext:value-type="float">
            <text:p>0.19844983432625</text:p>
          </table:table-cell>
          <table:table-cell table:formula="of:=[.$F31]*POWER([.$G31]-[.$C31]/100;[.$T$67])" office:value-type="float" office:value="0.210456049302988" calcext:value-type="float">
            <text:p>0.210456049302988</text:p>
          </table:table-cell>
          <table:table-cell table:formula="of:=[.$F31]*POWER([.$G31]-[.$C31]/100;[.$U$67])" office:value-type="float" office:value="0.223188640285818" calcext:value-type="float">
            <text:p>0.223188640285818</text:p>
          </table:table-cell>
          <table:table-cell table:formula="of:=[.$F31]*POWER([.$G31]-[.$C31]/100;[.$V$67])" office:value-type="float" office:value="0.23669155302311" calcext:value-type="float">
            <text:p>0.23669155302311</text:p>
          </table:table-cell>
          <table:table-cell table:formula="of:=[.$F31]*POWER([.$G31]-[.$C31]/100;[.$W$67])" office:value-type="float" office:value="0.251011391981009" calcext:value-type="float">
            <text:p>0.251011391981009</text:p>
          </table:table-cell>
          <table:table-cell table:formula="of:=[.$F31]*POWER([.$G31]-[.$C31]/100;[.$X$67])" office:value-type="float" office:value="0.26619758119586" calcext:value-type="float">
            <text:p>0.26619758119586</text:p>
          </table:table-cell>
          <table:table-cell table:formula="of:=[.$F31]*POWER([.$G31]-[.$C31]/100;[.$Y$67])" office:value-type="float" office:value="0.282302534858209" calcext:value-type="float">
            <text:p>0.282302534858209</text:p>
          </table:table-cell>
          <table:table-cell table:formula="of:=[.$F31]*POWER([.$G31]-[.$C31]/100;[.$Z$67])" office:value-type="float" office:value="0.299381838217131" calcext:value-type="float">
            <text:p>0.299381838217131</text:p>
          </table:table-cell>
          <table:table-cell table:formula="of:=[.$F31]*POWER([.$G31]-[.$C31]/100;[.$AA$67])" office:value-type="float" office:value="0.317494439429267" calcext:value-type="float">
            <text:p>0.317494439429267</text:p>
          </table:table-cell>
          <table:table-cell table:formula="of:=[.$F31]*POWER([.$G31]-[.$C31]/100;[.$AB$67])" office:value-type="float" office:value="0.336702853014738" calcext:value-type="float">
            <text:p>0.336702853014738</text:p>
          </table:table-cell>
          <table:table-cell table:formula="of:=[.$F31]*POWER([.$G31]-[.$C31]/100;[.$AC$67])" office:value-type="float" office:value="0.35707337562213" calcext:value-type="float">
            <text:p>0.35707337562213</text:p>
          </table:table-cell>
          <table:table-cell table:formula="of:=[.$F31]*POWER([.$G31]-[.$C31]/100;[.$AD$67])" office:value-type="float" office:value="0.378676314847268" calcext:value-type="float">
            <text:p>0.378676314847268</text:p>
          </table:table-cell>
          <table:table-cell table:formula="of:=[.$F31]*POWER([.$G31]-[.$C31]/100;[.$AE$67])" office:value-type="float" office:value="0.401586231895528" calcext:value-type="float">
            <text:p>0.401586231895528</text:p>
          </table:table-cell>
          <table:table-cell table:formula="of:=[.$F31]*POWER([.$G31]-[.$C31]/100;[.$AF$67])" office:value-type="float" office:value="0.425882198925208" calcext:value-type="float">
            <text:p>0.425882198925208</text:p>
          </table:table-cell>
          <table:table-cell table:formula="of:=[.$F31]*POWER([.$G31]-[.$C31]/100;[.$AG$67])" office:value-type="float" office:value="0.451648071960183" calcext:value-type="float">
            <text:p>0.451648071960183</text:p>
          </table:table-cell>
          <table:table-cell table:formula="of:=[.$F31]*POWER([.$G31]-[.$C31]/100;[.$AH$67])" office:value-type="float" office:value="0.478972780313774" calcext:value-type="float">
            <text:p>0.478972780313774</text:p>
          </table:table-cell>
          <table:table-cell table:formula="of:=[.$F31]*POWER([.$G31]-[.$C31]/100;[.$AI$67])" office:value-type="float" office:value="0.507950633522757" calcext:value-type="float">
            <text:p>0.507950633522757</text:p>
          </table:table-cell>
          <table:table-cell table:formula="of:=[.$F31]*POWER([.$G31]-[.$C31]/100;[.$AJ$67])" office:value-type="float" office:value="0.538681646850884" calcext:value-type="float">
            <text:p>0.538681646850884</text:p>
          </table:table-cell>
          <table:table-cell table:formula="of:=[.$F31]*POWER([.$G31]-[.$C31]/100;[.$AK$67])" office:value-type="float" office:value="0.571271886485362" calcext:value-type="float">
            <text:p>0.571271886485362</text:p>
          </table:table-cell>
          <table:table-cell table:formula="of:=[.$F31]*POWER([.$G31]-[.$C31]/100;[.$AL$67])" office:value-type="float" office:value="0.605833835617727" calcext:value-type="float">
            <text:p>0.605833835617727</text:p>
          </table:table-cell>
          <table:table-cell table:formula="of:=[.$F31]*POWER([.$G31]-[.$C31]/100;[.$AM$67])" office:value-type="float" office:value="0.642486782672599" calcext:value-type="float">
            <text:p>0.642486782672599</text:p>
          </table:table-cell>
          <table:table-cell table:formula="of:=[.$F31]*POWER([.$G31]-[.$C31]/100;[.$AN$67])" office:value-type="float" office:value="0.681357233024291" calcext:value-type="float">
            <text:p>0.681357233024291</text:p>
          </table:table-cell>
          <table:table-cell table:formula="of:=[.$F31]*POWER([.$G31]-[.$C31]/100;[.$AO$67])" office:value-type="float" office:value="0.722579345622261" calcext:value-type="float">
            <text:p>0.722579345622261</text:p>
          </table:table-cell>
          <table:table-cell table:formula="of:=[.$F31]*POWER([.$G31]-[.$C31]/100;[.$AP$67])" office:value-type="float" office:value="0.766295396032408" calcext:value-type="float">
            <text:p>0.766295396032408</text:p>
          </table:table-cell>
          <table:table-cell table:formula="of:=[.$F31]*POWER([.$G31]-[.$C31]/100;[.$AQ$67])" office:value-type="float" office:value="0.812656267492369" calcext:value-type="float">
            <text:p>0.812656267492369</text:p>
          </table:table-cell>
          <table:table-cell table:formula="of:=[.$F31]*POWER([.$G31]-[.$C31]/100;[.$AR$67])" office:value-type="float" office:value="0.861821971675657" calcext:value-type="float">
            <text:p>0.861821971675657</text:p>
          </table:table-cell>
          <table:table-cell table:formula="of:=[.$F31]*POWER([.$G31]-[.$C31]/100;[.$AS$67])" office:value-type="float" office:value="0.913962200962034" calcext:value-type="float">
            <text:p>0.913962200962034</text:p>
          </table:table-cell>
          <table:table-cell table:formula="of:=[.$F31]*POWER([.$G31]-[.$C31]/100;[.$AT$67])" office:value-type="float" office:value="0.969256914120237" calcext:value-type="float">
            <text:p>0.969256914120237</text:p>
          </table:table-cell>
          <table:table-cell table:formula="of:=[.$F31]*POWER([.$G31]-[.$C31]/100;[.$AU$67])" office:value-type="float" office:value="1.02789695742451" calcext:value-type="float">
            <text:p>1.02789695742451</text:p>
          </table:table-cell>
          <table:table-cell table:formula="of:=[.$F31]*POWER([.$G31]-[.$C31]/100;[.$AV$67])" office:value-type="float" office:value="1.09008472334869" calcext:value-type="float">
            <text:p>1.09008472334869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US Tr Bond 1-3</text:p>
          </table:table-cell>
          <table:table-cell office:value-type="string" calcext:value-type="string">
            <text:p>IE00BYXPSP02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iShares</text:p>
          </table:table-cell>
          <table:table-cell office:value-type="float" office:value="0.064" calcext:value-type="float">
            <text:p>0.064</text:p>
          </table:table-cell>
          <table:table-cell office:value-type="float" office:value="0.104" calcext:value-type="float">
            <text:p>0.104</text:p>
          </table:table-cell>
          <table:table-cell office:value-type="float" office:value="1.0612" calcext:value-type="float">
            <text:p>1.0612</text:p>
          </table:table-cell>
          <table:table-cell office:value-type="float" office:value="100" calcext:value-type="float">
            <text:p>100</text:p>
          </table:table-cell>
          <table:table-cell table:number-columns-repeated="63"/>
          <table:table-cell table:formula="of:=SUM([.H32:.BR32])" office:value-type="float" office:value="100" calcext:value-type="float">
            <text:p>100</text:p>
          </table:table-cell>
          <table:table-cell table:number-columns-repeated="6"/>
          <table:table-cell table:formula="of:=(POWER([.$G$32]-[.$C$32]/100;[.H$67])-1)/([.$G$32]-[.$C$32]/100-1)" office:value-type="float" office:value="0" calcext:value-type="float">
            <text:p>0</text:p>
          </table:table-cell>
          <table:table-cell table:formula="of:=(POWER([.$G$32]-[.$C$32]/100;[.I$67])-1)/([.$G$32]-[.$C$32]/100-1)" office:value-type="float" office:value="1" calcext:value-type="float">
            <text:p>1</text:p>
          </table:table-cell>
          <table:table-cell table:formula="of:=(POWER([.$G$32]-[.$C$32]/100;[.J$67])-1)/([.$G$32]-[.$C$32]/100-1)" office:value-type="float" office:value="2.0605" calcext:value-type="float">
            <text:p>2.0605</text:p>
          </table:table-cell>
          <table:table-cell table:formula="of:=(POWER([.$G$32]-[.$C$32]/100;[.K$67])-1)/([.$G$32]-[.$C$32]/100-1)" office:value-type="float" office:value="3.18516025" calcext:value-type="float">
            <text:p>3.18516025</text:p>
          </table:table-cell>
          <table:table-cell table:formula="of:=(POWER([.$G$32]-[.$C$32]/100;[.L$67])-1)/([.$G$32]-[.$C$32]/100-1)" office:value-type="float" office:value="4.377862445125" calcext:value-type="float">
            <text:p>4.377862445125</text:p>
          </table:table-cell>
          <table:table-cell table:formula="of:=(POWER([.$G$32]-[.$C$32]/100;[.M$67])-1)/([.$G$32]-[.$C$32]/100-1)" office:value-type="float" office:value="5.64272312305506" calcext:value-type="float">
            <text:p>5.64272312305506</text:p>
          </table:table-cell>
          <table:table-cell table:formula="of:=(POWER([.$G$32]-[.$C$32]/100;[.N$67])-1)/([.$G$32]-[.$C$32]/100-1)" office:value-type="float" office:value="6.98410787199989" calcext:value-type="float">
            <text:p>6.98410787199989</text:p>
          </table:table-cell>
          <table:table-cell table:formula="of:=(POWER([.$G$32]-[.$C$32]/100;[.O$67])-1)/([.$G$32]-[.$C$32]/100-1)" office:value-type="float" office:value="8.40664639825589" calcext:value-type="float">
            <text:p>8.40664639825589</text:p>
          </table:table-cell>
          <table:table-cell table:formula="of:=(POWER([.$G$32]-[.$C$32]/100;[.P$67])-1)/([.$G$32]-[.$C$32]/100-1)" office:value-type="float" office:value="9.91524850535037" calcext:value-type="float">
            <text:p>9.91524850535037</text:p>
          </table:table-cell>
          <table:table-cell table:formula="of:=(POWER([.$G$32]-[.$C$32]/100;[.Q$67])-1)/([.$G$32]-[.$C$32]/100-1)" office:value-type="float" office:value="11.5151210399241" calcext:value-type="float">
            <text:p>11.5151210399241</text:p>
          </table:table-cell>
          <table:table-cell table:formula="of:=(POWER([.$G$32]-[.$C$32]/100;[.R$67])-1)/([.$G$32]-[.$C$32]/100-1)" office:value-type="float" office:value="13.2117858628395" calcext:value-type="float">
            <text:p>13.2117858628395</text:p>
          </table:table-cell>
          <table:table-cell table:formula="of:=(POWER([.$G$32]-[.$C$32]/100;[.S$67])-1)/([.$G$32]-[.$C$32]/100-1)" office:value-type="float" office:value="15.0110989075413" calcext:value-type="float">
            <text:p>15.0110989075413</text:p>
          </table:table-cell>
          <table:table-cell table:formula="of:=(POWER([.$G$32]-[.$C$32]/100;[.T$67])-1)/([.$G$32]-[.$C$32]/100-1)" office:value-type="float" office:value="16.9192703914475" calcext:value-type="float">
            <text:p>16.9192703914475</text:p>
          </table:table-cell>
          <table:table-cell table:formula="of:=(POWER([.$G$32]-[.$C$32]/100;[.U$67])-1)/([.$G$32]-[.$C$32]/100-1)" office:value-type="float" office:value="18.9428862501301" calcext:value-type="float">
            <text:p>18.9428862501301</text:p>
          </table:table-cell>
          <table:table-cell table:formula="of:=(POWER([.$G$32]-[.$C$32]/100;[.V$67])-1)/([.$G$32]-[.$C$32]/100-1)" office:value-type="float" office:value="21.088930868263" calcext:value-type="float">
            <text:p>21.088930868263</text:p>
          </table:table-cell>
          <table:table-cell table:formula="of:=(POWER([.$G$32]-[.$C$32]/100;[.W$67])-1)/([.$G$32]-[.$C$32]/100-1)" office:value-type="float" office:value="23.3648111857929" calcext:value-type="float">
            <text:p>23.3648111857929</text:p>
          </table:table-cell>
          <table:table-cell table:formula="of:=(POWER([.$G$32]-[.$C$32]/100;[.X$67])-1)/([.$G$32]-[.$C$32]/100-1)" office:value-type="float" office:value="25.7783822625333" calcext:value-type="float">
            <text:p>25.7783822625333</text:p>
          </table:table-cell>
          <table:table-cell table:formula="of:=(POWER([.$G$32]-[.$C$32]/100;[.Y$67])-1)/([.$G$32]-[.$C$32]/100-1)" office:value-type="float" office:value="28.3379743894166" calcext:value-type="float">
            <text:p>28.3379743894166</text:p>
          </table:table-cell>
          <table:table-cell table:formula="of:=(POWER([.$G$32]-[.$C$32]/100;[.Z$67])-1)/([.$G$32]-[.$C$32]/100-1)" office:value-type="float" office:value="31.0524218399763" calcext:value-type="float">
            <text:p>31.0524218399763</text:p>
          </table:table-cell>
          <table:table-cell table:formula="of:=(POWER([.$G$32]-[.$C$32]/100;[.AA$67])-1)/([.$G$32]-[.$C$32]/100-1)" office:value-type="float" office:value="33.9310933612949" calcext:value-type="float">
            <text:p>33.9310933612949</text:p>
          </table:table-cell>
          <table:table-cell table:formula="of:=(POWER([.$G$32]-[.$C$32]/100;[.AB$67])-1)/([.$G$32]-[.$C$32]/100-1)" office:value-type="float" office:value="36.9839245096532" calcext:value-type="float">
            <text:p>36.9839245096532</text:p>
          </table:table-cell>
          <table:table-cell table:formula="of:=(POWER([.$G$32]-[.$C$32]/100;[.AC$67])-1)/([.$G$32]-[.$C$32]/100-1)" office:value-type="float" office:value="40.2214519424872" calcext:value-type="float">
            <text:p>40.2214519424872</text:p>
          </table:table-cell>
          <table:table-cell table:formula="of:=(POWER([.$G$32]-[.$C$32]/100;[.AD$67])-1)/([.$G$32]-[.$C$32]/100-1)" office:value-type="float" office:value="43.6548497850077" calcext:value-type="float">
            <text:p>43.6548497850077</text:p>
          </table:table-cell>
          <table:table-cell table:formula="of:=(POWER([.$G$32]-[.$C$32]/100;[.AE$67])-1)/([.$G$32]-[.$C$32]/100-1)" office:value-type="float" office:value="47.2959681970007" calcext:value-type="float">
            <text:p>47.2959681970007</text:p>
          </table:table-cell>
          <table:table-cell table:formula="of:=(POWER([.$G$32]-[.$C$32]/100;[.AF$67])-1)/([.$G$32]-[.$C$32]/100-1)" office:value-type="float" office:value="51.1573742729192" calcext:value-type="float">
            <text:p>51.1573742729192</text:p>
          </table:table-cell>
          <table:table-cell table:formula="of:=(POWER([.$G$32]-[.$C$32]/100;[.AG$67])-1)/([.$G$32]-[.$C$32]/100-1)" office:value-type="float" office:value="55.2523954164308" calcext:value-type="float">
            <text:p>55.2523954164308</text:p>
          </table:table-cell>
          <table:table-cell table:formula="of:=(POWER([.$G$32]-[.$C$32]/100;[.AH$67])-1)/([.$G$32]-[.$C$32]/100-1)" office:value-type="float" office:value="59.5951653391249" calcext:value-type="float">
            <text:p>59.5951653391249</text:p>
          </table:table-cell>
          <table:table-cell table:formula="of:=(POWER([.$G$32]-[.$C$32]/100;[.AI$67])-1)/([.$G$32]-[.$C$32]/100-1)" office:value-type="float" office:value="64.2006728421419" calcext:value-type="float">
            <text:p>64.2006728421419</text:p>
          </table:table-cell>
          <table:table-cell table:formula="of:=(POWER([.$G$32]-[.$C$32]/100;[.AJ$67])-1)/([.$G$32]-[.$C$32]/100-1)" office:value-type="float" office:value="69.0848135490915" calcext:value-type="float">
            <text:p>69.0848135490915</text:p>
          </table:table-cell>
          <table:table-cell table:formula="of:=(POWER([.$G$32]-[.$C$32]/100;[.AK$67])-1)/([.$G$32]-[.$C$32]/100-1)" office:value-type="float" office:value="74.2644447688115" calcext:value-type="float">
            <text:p>74.2644447688115</text:p>
          </table:table-cell>
          <table:table-cell table:formula="of:=(POWER([.$G$32]-[.$C$32]/100;[.AL$67])-1)/([.$G$32]-[.$C$32]/100-1)" office:value-type="float" office:value="79.7574436773246" calcext:value-type="float">
            <text:p>79.7574436773246</text:p>
          </table:table-cell>
          <table:table-cell table:formula="of:=(POWER([.$G$32]-[.$C$32]/100;[.AM$67])-1)/([.$G$32]-[.$C$32]/100-1)" office:value-type="float" office:value="85.5827690198028" calcext:value-type="float">
            <text:p>85.5827690198028</text:p>
          </table:table-cell>
          <table:table-cell table:formula="of:=(POWER([.$G$32]-[.$C$32]/100;[.AN$67])-1)/([.$G$32]-[.$C$32]/100-1)" office:value-type="float" office:value="91.7605265455009" calcext:value-type="float">
            <text:p>91.7605265455009</text:p>
          </table:table-cell>
          <table:table-cell table:formula="of:=(POWER([.$G$32]-[.$C$32]/100;[.AO$67])-1)/([.$G$32]-[.$C$32]/100-1)" office:value-type="float" office:value="98.3120384015037" calcext:value-type="float">
            <text:p>98.3120384015037</text:p>
          </table:table-cell>
          <table:table-cell table:formula="of:=(POWER([.$G$32]-[.$C$32]/100;[.AP$67])-1)/([.$G$32]-[.$C$32]/100-1)" office:value-type="float" office:value="105.259916724795" calcext:value-type="float">
            <text:p>105.259916724795</text:p>
          </table:table-cell>
          <table:table-cell table:formula="of:=(POWER([.$G$32]-[.$C$32]/100;[.AQ$67])-1)/([.$G$32]-[.$C$32]/100-1)" office:value-type="float" office:value="112.628141686645" calcext:value-type="float">
            <text:p>112.628141686645</text:p>
          </table:table-cell>
          <table:table-cell table:formula="of:=(POWER([.$G$32]-[.$C$32]/100;[.AR$67])-1)/([.$G$32]-[.$C$32]/100-1)" office:value-type="float" office:value="120.442144258687" calcext:value-type="float">
            <text:p>120.442144258687</text:p>
          </table:table-cell>
          <table:table-cell table:formula="of:=(POWER([.$G$32]-[.$C$32]/100;[.AS$67])-1)/([.$G$32]-[.$C$32]/100-1)" office:value-type="float" office:value="128.728893986337" calcext:value-type="float">
            <text:p>128.728893986337</text:p>
          </table:table-cell>
          <table:table-cell table:formula="of:=(POWER([.$G$32]-[.$C$32]/100;[.AT$67])-1)/([.$G$32]-[.$C$32]/100-1)" office:value-type="float" office:value="137.516992072511" calcext:value-type="float">
            <text:p>137.516992072511</text:p>
          </table:table-cell>
          <table:table-cell table:formula="of:=(POWER([.$G$32]-[.$C$32]/100;[.AU$67])-1)/([.$G$32]-[.$C$32]/100-1)" office:value-type="float" office:value="146.836770092898" calcext:value-type="float">
            <text:p>146.836770092898</text:p>
          </table:table-cell>
          <table:table-cell table:formula="of:=(POWER([.$G$32]-[.$C$32]/100;[.AV$67])-1)/([.$G$32]-[.$C$32]/100-1)" office:value-type="float" office:value="156.720394683518" calcext:value-type="float">
            <text:p>156.720394683518</text:p>
          </table:table-cell>
          <table:table-cell table:number-columns-repeated="2"/>
          <table:table-cell table:formula="of:=[.$F32]*POWER([.$G32]-[.$C32]/100;[.$H$67])" office:value-type="float" office:value="0.104" calcext:value-type="float">
            <text:p>0.104</text:p>
          </table:table-cell>
          <table:table-cell table:formula="of:=[.$F32]*POWER([.$G32]-[.$C32]/100;[.$I$67])" office:value-type="float" office:value="0.110292" calcext:value-type="float">
            <text:p>0.110292</text:p>
          </table:table-cell>
          <table:table-cell table:formula="of:=[.$F32]*POWER([.$G32]-[.$C32]/100;[.$J$67])" office:value-type="float" office:value="0.116964666" calcext:value-type="float">
            <text:p>0.116964666</text:p>
          </table:table-cell>
          <table:table-cell table:formula="of:=[.$F32]*POWER([.$G32]-[.$C32]/100;[.$K$67])" office:value-type="float" office:value="0.124041028293" calcext:value-type="float">
            <text:p>0.124041028293</text:p>
          </table:table-cell>
          <table:table-cell table:formula="of:=[.$F32]*POWER([.$G32]-[.$C32]/100;[.$L$67])" office:value-type="float" office:value="0.131545510504727" calcext:value-type="float">
            <text:p>0.131545510504727</text:p>
          </table:table-cell>
          <table:table-cell table:formula="of:=[.$F32]*POWER([.$G32]-[.$C32]/100;[.$M$67])" office:value-type="float" office:value="0.139504013890262" calcext:value-type="float">
            <text:p>0.139504013890262</text:p>
          </table:table-cell>
          <table:table-cell table:formula="of:=[.$F32]*POWER([.$G32]-[.$C32]/100;[.$N$67])" office:value-type="float" office:value="0.147944006730623" calcext:value-type="float">
            <text:p>0.147944006730623</text:p>
          </table:table-cell>
          <table:table-cell table:formula="of:=[.$F32]*POWER([.$G32]-[.$C32]/100;[.$O$67])" office:value-type="float" office:value="0.156894619137826" calcext:value-type="float">
            <text:p>0.156894619137826</text:p>
          </table:table-cell>
          <table:table-cell table:formula="of:=[.$F32]*POWER([.$G32]-[.$C32]/100;[.$P$67])" office:value-type="float" office:value="0.166386743595665" calcext:value-type="float">
            <text:p>0.166386743595665</text:p>
          </table:table-cell>
          <table:table-cell table:formula="of:=[.$F32]*POWER([.$G32]-[.$C32]/100;[.$Q$67])" office:value-type="float" office:value="0.176453141583202" calcext:value-type="float">
            <text:p>0.176453141583202</text:p>
          </table:table-cell>
          <table:table-cell table:formula="of:=[.$F32]*POWER([.$G32]-[.$C32]/100;[.$R$67])" office:value-type="float" office:value="0.187128556648986" calcext:value-type="float">
            <text:p>0.187128556648986</text:p>
          </table:table-cell>
          <table:table-cell table:formula="of:=[.$F32]*POWER([.$G32]-[.$C32]/100;[.$S$67])" office:value-type="float" office:value="0.19844983432625" calcext:value-type="float">
            <text:p>0.19844983432625</text:p>
          </table:table-cell>
          <table:table-cell table:formula="of:=[.$F32]*POWER([.$G32]-[.$C32]/100;[.$T$67])" office:value-type="float" office:value="0.210456049302988" calcext:value-type="float">
            <text:p>0.210456049302988</text:p>
          </table:table-cell>
          <table:table-cell table:formula="of:=[.$F32]*POWER([.$G32]-[.$C32]/100;[.$U$67])" office:value-type="float" office:value="0.223188640285818" calcext:value-type="float">
            <text:p>0.223188640285818</text:p>
          </table:table-cell>
          <table:table-cell table:formula="of:=[.$F32]*POWER([.$G32]-[.$C32]/100;[.$V$67])" office:value-type="float" office:value="0.23669155302311" calcext:value-type="float">
            <text:p>0.23669155302311</text:p>
          </table:table-cell>
          <table:table-cell table:formula="of:=[.$F32]*POWER([.$G32]-[.$C32]/100;[.$W$67])" office:value-type="float" office:value="0.251011391981009" calcext:value-type="float">
            <text:p>0.251011391981009</text:p>
          </table:table-cell>
          <table:table-cell table:formula="of:=[.$F32]*POWER([.$G32]-[.$C32]/100;[.$X$67])" office:value-type="float" office:value="0.26619758119586" calcext:value-type="float">
            <text:p>0.26619758119586</text:p>
          </table:table-cell>
          <table:table-cell table:formula="of:=[.$F32]*POWER([.$G32]-[.$C32]/100;[.$Y$67])" office:value-type="float" office:value="0.282302534858209" calcext:value-type="float">
            <text:p>0.282302534858209</text:p>
          </table:table-cell>
          <table:table-cell table:formula="of:=[.$F32]*POWER([.$G32]-[.$C32]/100;[.$Z$67])" office:value-type="float" office:value="0.299381838217131" calcext:value-type="float">
            <text:p>0.299381838217131</text:p>
          </table:table-cell>
          <table:table-cell table:formula="of:=[.$F32]*POWER([.$G32]-[.$C32]/100;[.$AA$67])" office:value-type="float" office:value="0.317494439429267" calcext:value-type="float">
            <text:p>0.317494439429267</text:p>
          </table:table-cell>
          <table:table-cell table:formula="of:=[.$F32]*POWER([.$G32]-[.$C32]/100;[.$AB$67])" office:value-type="float" office:value="0.336702853014738" calcext:value-type="float">
            <text:p>0.336702853014738</text:p>
          </table:table-cell>
          <table:table-cell table:formula="of:=[.$F32]*POWER([.$G32]-[.$C32]/100;[.$AC$67])" office:value-type="float" office:value="0.35707337562213" calcext:value-type="float">
            <text:p>0.35707337562213</text:p>
          </table:table-cell>
          <table:table-cell table:formula="of:=[.$F32]*POWER([.$G32]-[.$C32]/100;[.$AD$67])" office:value-type="float" office:value="0.378676314847268" calcext:value-type="float">
            <text:p>0.378676314847268</text:p>
          </table:table-cell>
          <table:table-cell table:formula="of:=[.$F32]*POWER([.$G32]-[.$C32]/100;[.$AE$67])" office:value-type="float" office:value="0.401586231895528" calcext:value-type="float">
            <text:p>0.401586231895528</text:p>
          </table:table-cell>
          <table:table-cell table:formula="of:=[.$F32]*POWER([.$G32]-[.$C32]/100;[.$AF$67])" office:value-type="float" office:value="0.425882198925208" calcext:value-type="float">
            <text:p>0.425882198925208</text:p>
          </table:table-cell>
          <table:table-cell table:formula="of:=[.$F32]*POWER([.$G32]-[.$C32]/100;[.$AG$67])" office:value-type="float" office:value="0.451648071960183" calcext:value-type="float">
            <text:p>0.451648071960183</text:p>
          </table:table-cell>
          <table:table-cell table:formula="of:=[.$F32]*POWER([.$G32]-[.$C32]/100;[.$AH$67])" office:value-type="float" office:value="0.478972780313774" calcext:value-type="float">
            <text:p>0.478972780313774</text:p>
          </table:table-cell>
          <table:table-cell table:formula="of:=[.$F32]*POWER([.$G32]-[.$C32]/100;[.$AI$67])" office:value-type="float" office:value="0.507950633522757" calcext:value-type="float">
            <text:p>0.507950633522757</text:p>
          </table:table-cell>
          <table:table-cell table:formula="of:=[.$F32]*POWER([.$G32]-[.$C32]/100;[.$AJ$67])" office:value-type="float" office:value="0.538681646850884" calcext:value-type="float">
            <text:p>0.538681646850884</text:p>
          </table:table-cell>
          <table:table-cell table:formula="of:=[.$F32]*POWER([.$G32]-[.$C32]/100;[.$AK$67])" office:value-type="float" office:value="0.571271886485362" calcext:value-type="float">
            <text:p>0.571271886485362</text:p>
          </table:table-cell>
          <table:table-cell table:formula="of:=[.$F32]*POWER([.$G32]-[.$C32]/100;[.$AL$67])" office:value-type="float" office:value="0.605833835617727" calcext:value-type="float">
            <text:p>0.605833835617727</text:p>
          </table:table-cell>
          <table:table-cell table:formula="of:=[.$F32]*POWER([.$G32]-[.$C32]/100;[.$AM$67])" office:value-type="float" office:value="0.642486782672599" calcext:value-type="float">
            <text:p>0.642486782672599</text:p>
          </table:table-cell>
          <table:table-cell table:formula="of:=[.$F32]*POWER([.$G32]-[.$C32]/100;[.$AN$67])" office:value-type="float" office:value="0.681357233024291" calcext:value-type="float">
            <text:p>0.681357233024291</text:p>
          </table:table-cell>
          <table:table-cell table:formula="of:=[.$F32]*POWER([.$G32]-[.$C32]/100;[.$AO$67])" office:value-type="float" office:value="0.722579345622261" calcext:value-type="float">
            <text:p>0.722579345622261</text:p>
          </table:table-cell>
          <table:table-cell table:formula="of:=[.$F32]*POWER([.$G32]-[.$C32]/100;[.$AP$67])" office:value-type="float" office:value="0.766295396032408" calcext:value-type="float">
            <text:p>0.766295396032408</text:p>
          </table:table-cell>
          <table:table-cell table:formula="of:=[.$F32]*POWER([.$G32]-[.$C32]/100;[.$AQ$67])" office:value-type="float" office:value="0.812656267492369" calcext:value-type="float">
            <text:p>0.812656267492369</text:p>
          </table:table-cell>
          <table:table-cell table:formula="of:=[.$F32]*POWER([.$G32]-[.$C32]/100;[.$AR$67])" office:value-type="float" office:value="0.861821971675657" calcext:value-type="float">
            <text:p>0.861821971675657</text:p>
          </table:table-cell>
          <table:table-cell table:formula="of:=[.$F32]*POWER([.$G32]-[.$C32]/100;[.$AS$67])" office:value-type="float" office:value="0.913962200962034" calcext:value-type="float">
            <text:p>0.913962200962034</text:p>
          </table:table-cell>
          <table:table-cell table:formula="of:=[.$F32]*POWER([.$G32]-[.$C32]/100;[.$AT$67])" office:value-type="float" office:value="0.969256914120237" calcext:value-type="float">
            <text:p>0.969256914120237</text:p>
          </table:table-cell>
          <table:table-cell table:formula="of:=[.$F32]*POWER([.$G32]-[.$C32]/100;[.$AU$67])" office:value-type="float" office:value="1.02789695742451" calcext:value-type="float">
            <text:p>1.02789695742451</text:p>
          </table:table-cell>
          <table:table-cell table:formula="of:=[.$F32]*POWER([.$G32]-[.$C32]/100;[.$AV$67])" office:value-type="float" office:value="1.09008472334869" calcext:value-type="float">
            <text:p>1.09008472334869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3:.BR33])" office:value-type="float" office:value="0" calcext:value-type="float">
            <text:p>0</text:p>
          </table:table-cell>
          <table:table-cell table:number-columns-repeated="6"/>
          <table:table-cell table:formula="of:=(POWER([.$G$33]-[.$C$33]/100;[.H$67])-1)/([.$G$33]-[.$C$33]/100-1)" office:value-type="float" office:value="-0" calcext:value-type="float">
            <text:p>0</text:p>
          </table:table-cell>
          <table:table-cell table:formula="of:=(POWER([.$G$33]-[.$C$33]/100;[.I$67])-1)/([.$G$33]-[.$C$33]/100-1)" office:value-type="float" office:value="1" calcext:value-type="float">
            <text:p>1</text:p>
          </table:table-cell>
          <table:table-cell table:formula="of:=(POWER([.$G$33]-[.$C$33]/100;[.J$67])-1)/([.$G$33]-[.$C$33]/100-1)" office:value-type="float" office:value="1" calcext:value-type="float">
            <text:p>1</text:p>
          </table:table-cell>
          <table:table-cell table:formula="of:=(POWER([.$G$33]-[.$C$33]/100;[.K$67])-1)/([.$G$33]-[.$C$33]/100-1)" office:value-type="float" office:value="1" calcext:value-type="float">
            <text:p>1</text:p>
          </table:table-cell>
          <table:table-cell table:formula="of:=(POWER([.$G$33]-[.$C$33]/100;[.L$67])-1)/([.$G$33]-[.$C$33]/100-1)" office:value-type="float" office:value="1" calcext:value-type="float">
            <text:p>1</text:p>
          </table:table-cell>
          <table:table-cell table:formula="of:=(POWER([.$G$33]-[.$C$33]/100;[.M$67])-1)/([.$G$33]-[.$C$33]/100-1)" office:value-type="float" office:value="1" calcext:value-type="float">
            <text:p>1</text:p>
          </table:table-cell>
          <table:table-cell table:formula="of:=(POWER([.$G$33]-[.$C$33]/100;[.N$67])-1)/([.$G$33]-[.$C$33]/100-1)" office:value-type="float" office:value="1" calcext:value-type="float">
            <text:p>1</text:p>
          </table:table-cell>
          <table:table-cell table:formula="of:=(POWER([.$G$33]-[.$C$33]/100;[.O$67])-1)/([.$G$33]-[.$C$33]/100-1)" office:value-type="float" office:value="1" calcext:value-type="float">
            <text:p>1</text:p>
          </table:table-cell>
          <table:table-cell table:formula="of:=(POWER([.$G$33]-[.$C$33]/100;[.P$67])-1)/([.$G$33]-[.$C$33]/100-1)" office:value-type="float" office:value="1" calcext:value-type="float">
            <text:p>1</text:p>
          </table:table-cell>
          <table:table-cell table:formula="of:=(POWER([.$G$33]-[.$C$33]/100;[.Q$67])-1)/([.$G$33]-[.$C$33]/100-1)" office:value-type="float" office:value="1" calcext:value-type="float">
            <text:p>1</text:p>
          </table:table-cell>
          <table:table-cell table:formula="of:=(POWER([.$G$33]-[.$C$33]/100;[.R$67])-1)/([.$G$33]-[.$C$33]/100-1)" office:value-type="float" office:value="1" calcext:value-type="float">
            <text:p>1</text:p>
          </table:table-cell>
          <table:table-cell table:formula="of:=(POWER([.$G$33]-[.$C$33]/100;[.S$67])-1)/([.$G$33]-[.$C$33]/100-1)" office:value-type="float" office:value="1" calcext:value-type="float">
            <text:p>1</text:p>
          </table:table-cell>
          <table:table-cell table:formula="of:=(POWER([.$G$33]-[.$C$33]/100;[.T$67])-1)/([.$G$33]-[.$C$33]/100-1)" office:value-type="float" office:value="1" calcext:value-type="float">
            <text:p>1</text:p>
          </table:table-cell>
          <table:table-cell table:formula="of:=(POWER([.$G$33]-[.$C$33]/100;[.U$67])-1)/([.$G$33]-[.$C$33]/100-1)" office:value-type="float" office:value="1" calcext:value-type="float">
            <text:p>1</text:p>
          </table:table-cell>
          <table:table-cell table:formula="of:=(POWER([.$G$33]-[.$C$33]/100;[.V$67])-1)/([.$G$33]-[.$C$33]/100-1)" office:value-type="float" office:value="1" calcext:value-type="float">
            <text:p>1</text:p>
          </table:table-cell>
          <table:table-cell table:formula="of:=(POWER([.$G$33]-[.$C$33]/100;[.W$67])-1)/([.$G$33]-[.$C$33]/100-1)" office:value-type="float" office:value="1" calcext:value-type="float">
            <text:p>1</text:p>
          </table:table-cell>
          <table:table-cell table:formula="of:=(POWER([.$G$33]-[.$C$33]/100;[.X$67])-1)/([.$G$33]-[.$C$33]/100-1)" office:value-type="float" office:value="1" calcext:value-type="float">
            <text:p>1</text:p>
          </table:table-cell>
          <table:table-cell table:formula="of:=(POWER([.$G$33]-[.$C$33]/100;[.Y$67])-1)/([.$G$33]-[.$C$33]/100-1)" office:value-type="float" office:value="1" calcext:value-type="float">
            <text:p>1</text:p>
          </table:table-cell>
          <table:table-cell table:formula="of:=(POWER([.$G$33]-[.$C$33]/100;[.Z$67])-1)/([.$G$33]-[.$C$33]/100-1)" office:value-type="float" office:value="1" calcext:value-type="float">
            <text:p>1</text:p>
          </table:table-cell>
          <table:table-cell table:formula="of:=(POWER([.$G$33]-[.$C$33]/100;[.AA$67])-1)/([.$G$33]-[.$C$33]/100-1)" office:value-type="float" office:value="1" calcext:value-type="float">
            <text:p>1</text:p>
          </table:table-cell>
          <table:table-cell table:formula="of:=(POWER([.$G$33]-[.$C$33]/100;[.AB$67])-1)/([.$G$33]-[.$C$33]/100-1)" office:value-type="float" office:value="1" calcext:value-type="float">
            <text:p>1</text:p>
          </table:table-cell>
          <table:table-cell table:formula="of:=(POWER([.$G$33]-[.$C$33]/100;[.AC$67])-1)/([.$G$33]-[.$C$33]/100-1)" office:value-type="float" office:value="1" calcext:value-type="float">
            <text:p>1</text:p>
          </table:table-cell>
          <table:table-cell table:formula="of:=(POWER([.$G$33]-[.$C$33]/100;[.AD$67])-1)/([.$G$33]-[.$C$33]/100-1)" office:value-type="float" office:value="1" calcext:value-type="float">
            <text:p>1</text:p>
          </table:table-cell>
          <table:table-cell table:formula="of:=(POWER([.$G$33]-[.$C$33]/100;[.AE$67])-1)/([.$G$33]-[.$C$33]/100-1)" office:value-type="float" office:value="1" calcext:value-type="float">
            <text:p>1</text:p>
          </table:table-cell>
          <table:table-cell table:formula="of:=(POWER([.$G$33]-[.$C$33]/100;[.AF$67])-1)/([.$G$33]-[.$C$33]/100-1)" office:value-type="float" office:value="1" calcext:value-type="float">
            <text:p>1</text:p>
          </table:table-cell>
          <table:table-cell table:formula="of:=(POWER([.$G$33]-[.$C$33]/100;[.AG$67])-1)/([.$G$33]-[.$C$33]/100-1)" office:value-type="float" office:value="1" calcext:value-type="float">
            <text:p>1</text:p>
          </table:table-cell>
          <table:table-cell table:formula="of:=(POWER([.$G$33]-[.$C$33]/100;[.AH$67])-1)/([.$G$33]-[.$C$33]/100-1)" office:value-type="float" office:value="1" calcext:value-type="float">
            <text:p>1</text:p>
          </table:table-cell>
          <table:table-cell table:formula="of:=(POWER([.$G$33]-[.$C$33]/100;[.AI$67])-1)/([.$G$33]-[.$C$33]/100-1)" office:value-type="float" office:value="1" calcext:value-type="float">
            <text:p>1</text:p>
          </table:table-cell>
          <table:table-cell table:formula="of:=(POWER([.$G$33]-[.$C$33]/100;[.AJ$67])-1)/([.$G$33]-[.$C$33]/100-1)" office:value-type="float" office:value="1" calcext:value-type="float">
            <text:p>1</text:p>
          </table:table-cell>
          <table:table-cell table:formula="of:=(POWER([.$G$33]-[.$C$33]/100;[.AK$67])-1)/([.$G$33]-[.$C$33]/100-1)" office:value-type="float" office:value="1" calcext:value-type="float">
            <text:p>1</text:p>
          </table:table-cell>
          <table:table-cell table:formula="of:=(POWER([.$G$33]-[.$C$33]/100;[.AL$67])-1)/([.$G$33]-[.$C$33]/100-1)" office:value-type="float" office:value="1" calcext:value-type="float">
            <text:p>1</text:p>
          </table:table-cell>
          <table:table-cell table:formula="of:=(POWER([.$G$33]-[.$C$33]/100;[.AM$67])-1)/([.$G$33]-[.$C$33]/100-1)" office:value-type="float" office:value="1" calcext:value-type="float">
            <text:p>1</text:p>
          </table:table-cell>
          <table:table-cell table:formula="of:=(POWER([.$G$33]-[.$C$33]/100;[.AN$67])-1)/([.$G$33]-[.$C$33]/100-1)" office:value-type="float" office:value="1" calcext:value-type="float">
            <text:p>1</text:p>
          </table:table-cell>
          <table:table-cell table:formula="of:=(POWER([.$G$33]-[.$C$33]/100;[.AO$67])-1)/([.$G$33]-[.$C$33]/100-1)" office:value-type="float" office:value="1" calcext:value-type="float">
            <text:p>1</text:p>
          </table:table-cell>
          <table:table-cell table:formula="of:=(POWER([.$G$33]-[.$C$33]/100;[.AP$67])-1)/([.$G$33]-[.$C$33]/100-1)" office:value-type="float" office:value="1" calcext:value-type="float">
            <text:p>1</text:p>
          </table:table-cell>
          <table:table-cell table:formula="of:=(POWER([.$G$33]-[.$C$33]/100;[.AQ$67])-1)/([.$G$33]-[.$C$33]/100-1)" office:value-type="float" office:value="1" calcext:value-type="float">
            <text:p>1</text:p>
          </table:table-cell>
          <table:table-cell table:formula="of:=(POWER([.$G$33]-[.$C$33]/100;[.AR$67])-1)/([.$G$33]-[.$C$33]/100-1)" office:value-type="float" office:value="1" calcext:value-type="float">
            <text:p>1</text:p>
          </table:table-cell>
          <table:table-cell table:formula="of:=(POWER([.$G$33]-[.$C$33]/100;[.AS$67])-1)/([.$G$33]-[.$C$33]/100-1)" office:value-type="float" office:value="1" calcext:value-type="float">
            <text:p>1</text:p>
          </table:table-cell>
          <table:table-cell table:formula="of:=(POWER([.$G$33]-[.$C$33]/100;[.AT$67])-1)/([.$G$33]-[.$C$33]/100-1)" office:value-type="float" office:value="1" calcext:value-type="float">
            <text:p>1</text:p>
          </table:table-cell>
          <table:table-cell table:formula="of:=(POWER([.$G$33]-[.$C$33]/100;[.AU$67])-1)/([.$G$33]-[.$C$33]/100-1)" office:value-type="float" office:value="1" calcext:value-type="float">
            <text:p>1</text:p>
          </table:table-cell>
          <table:table-cell table:formula="of:=(POWER([.$G$33]-[.$C$33]/100;[.AV$67])-1)/([.$G$33]-[.$C$33]/100-1)" office:value-type="float" office:value="1" calcext:value-type="float">
            <text:p>1</text:p>
          </table:table-cell>
          <table:table-cell table:number-columns-repeated="2"/>
          <table:table-cell table:formula="of:=[.$F33]*POWER([.$G33]-[.$C33]/100;[.$H$67])" office:value-type="float" office:value="0" calcext:value-type="float">
            <text:p>0</text:p>
          </table:table-cell>
          <table:table-cell table:formula="of:=[.$F33]*POWER([.$G33]-[.$C33]/100;[.$I$67])" office:value-type="float" office:value="0" calcext:value-type="float">
            <text:p>0</text:p>
          </table:table-cell>
          <table:table-cell table:formula="of:=[.$F33]*POWER([.$G33]-[.$C33]/100;[.$J$67])" office:value-type="float" office:value="0" calcext:value-type="float">
            <text:p>0</text:p>
          </table:table-cell>
          <table:table-cell table:formula="of:=[.$F33]*POWER([.$G33]-[.$C33]/100;[.$K$67])" office:value-type="float" office:value="0" calcext:value-type="float">
            <text:p>0</text:p>
          </table:table-cell>
          <table:table-cell table:formula="of:=[.$F33]*POWER([.$G33]-[.$C33]/100;[.$L$67])" office:value-type="float" office:value="0" calcext:value-type="float">
            <text:p>0</text:p>
          </table:table-cell>
          <table:table-cell table:formula="of:=[.$F33]*POWER([.$G33]-[.$C33]/100;[.$M$67])" office:value-type="float" office:value="0" calcext:value-type="float">
            <text:p>0</text:p>
          </table:table-cell>
          <table:table-cell table:formula="of:=[.$F33]*POWER([.$G33]-[.$C33]/100;[.$N$67])" office:value-type="float" office:value="0" calcext:value-type="float">
            <text:p>0</text:p>
          </table:table-cell>
          <table:table-cell table:formula="of:=[.$F33]*POWER([.$G33]-[.$C33]/100;[.$O$67])" office:value-type="float" office:value="0" calcext:value-type="float">
            <text:p>0</text:p>
          </table:table-cell>
          <table:table-cell table:formula="of:=[.$F33]*POWER([.$G33]-[.$C33]/100;[.$P$67])" office:value-type="float" office:value="0" calcext:value-type="float">
            <text:p>0</text:p>
          </table:table-cell>
          <table:table-cell table:formula="of:=[.$F33]*POWER([.$G33]-[.$C33]/100;[.$Q$67])" office:value-type="float" office:value="0" calcext:value-type="float">
            <text:p>0</text:p>
          </table:table-cell>
          <table:table-cell table:formula="of:=[.$F33]*POWER([.$G33]-[.$C33]/100;[.$R$67])" office:value-type="float" office:value="0" calcext:value-type="float">
            <text:p>0</text:p>
          </table:table-cell>
          <table:table-cell table:formula="of:=[.$F33]*POWER([.$G33]-[.$C33]/100;[.$S$67])" office:value-type="float" office:value="0" calcext:value-type="float">
            <text:p>0</text:p>
          </table:table-cell>
          <table:table-cell table:formula="of:=[.$F33]*POWER([.$G33]-[.$C33]/100;[.$T$67])" office:value-type="float" office:value="0" calcext:value-type="float">
            <text:p>0</text:p>
          </table:table-cell>
          <table:table-cell table:formula="of:=[.$F33]*POWER([.$G33]-[.$C33]/100;[.$U$67])" office:value-type="float" office:value="0" calcext:value-type="float">
            <text:p>0</text:p>
          </table:table-cell>
          <table:table-cell table:formula="of:=[.$F33]*POWER([.$G33]-[.$C33]/100;[.$V$67])" office:value-type="float" office:value="0" calcext:value-type="float">
            <text:p>0</text:p>
          </table:table-cell>
          <table:table-cell table:formula="of:=[.$F33]*POWER([.$G33]-[.$C33]/100;[.$W$67])" office:value-type="float" office:value="0" calcext:value-type="float">
            <text:p>0</text:p>
          </table:table-cell>
          <table:table-cell table:formula="of:=[.$F33]*POWER([.$G33]-[.$C33]/100;[.$X$67])" office:value-type="float" office:value="0" calcext:value-type="float">
            <text:p>0</text:p>
          </table:table-cell>
          <table:table-cell table:formula="of:=[.$F33]*POWER([.$G33]-[.$C33]/100;[.$Y$67])" office:value-type="float" office:value="0" calcext:value-type="float">
            <text:p>0</text:p>
          </table:table-cell>
          <table:table-cell table:formula="of:=[.$F33]*POWER([.$G33]-[.$C33]/100;[.$Z$67])" office:value-type="float" office:value="0" calcext:value-type="float">
            <text:p>0</text:p>
          </table:table-cell>
          <table:table-cell table:formula="of:=[.$F33]*POWER([.$G33]-[.$C33]/100;[.$AA$67])" office:value-type="float" office:value="0" calcext:value-type="float">
            <text:p>0</text:p>
          </table:table-cell>
          <table:table-cell table:formula="of:=[.$F33]*POWER([.$G33]-[.$C33]/100;[.$AB$67])" office:value-type="float" office:value="0" calcext:value-type="float">
            <text:p>0</text:p>
          </table:table-cell>
          <table:table-cell table:formula="of:=[.$F33]*POWER([.$G33]-[.$C33]/100;[.$AC$67])" office:value-type="float" office:value="0" calcext:value-type="float">
            <text:p>0</text:p>
          </table:table-cell>
          <table:table-cell table:formula="of:=[.$F33]*POWER([.$G33]-[.$C33]/100;[.$AD$67])" office:value-type="float" office:value="0" calcext:value-type="float">
            <text:p>0</text:p>
          </table:table-cell>
          <table:table-cell table:formula="of:=[.$F33]*POWER([.$G33]-[.$C33]/100;[.$AE$67])" office:value-type="float" office:value="0" calcext:value-type="float">
            <text:p>0</text:p>
          </table:table-cell>
          <table:table-cell table:formula="of:=[.$F33]*POWER([.$G33]-[.$C33]/100;[.$AF$67])" office:value-type="float" office:value="0" calcext:value-type="float">
            <text:p>0</text:p>
          </table:table-cell>
          <table:table-cell table:formula="of:=[.$F33]*POWER([.$G33]-[.$C33]/100;[.$AG$67])" office:value-type="float" office:value="0" calcext:value-type="float">
            <text:p>0</text:p>
          </table:table-cell>
          <table:table-cell table:formula="of:=[.$F33]*POWER([.$G33]-[.$C33]/100;[.$AH$67])" office:value-type="float" office:value="0" calcext:value-type="float">
            <text:p>0</text:p>
          </table:table-cell>
          <table:table-cell table:formula="of:=[.$F33]*POWER([.$G33]-[.$C33]/100;[.$AI$67])" office:value-type="float" office:value="0" calcext:value-type="float">
            <text:p>0</text:p>
          </table:table-cell>
          <table:table-cell table:formula="of:=[.$F33]*POWER([.$G33]-[.$C33]/100;[.$AJ$67])" office:value-type="float" office:value="0" calcext:value-type="float">
            <text:p>0</text:p>
          </table:table-cell>
          <table:table-cell table:formula="of:=[.$F33]*POWER([.$G33]-[.$C33]/100;[.$AK$67])" office:value-type="float" office:value="0" calcext:value-type="float">
            <text:p>0</text:p>
          </table:table-cell>
          <table:table-cell table:formula="of:=[.$F33]*POWER([.$G33]-[.$C33]/100;[.$AL$67])" office:value-type="float" office:value="0" calcext:value-type="float">
            <text:p>0</text:p>
          </table:table-cell>
          <table:table-cell table:formula="of:=[.$F33]*POWER([.$G33]-[.$C33]/100;[.$AM$67])" office:value-type="float" office:value="0" calcext:value-type="float">
            <text:p>0</text:p>
          </table:table-cell>
          <table:table-cell table:formula="of:=[.$F33]*POWER([.$G33]-[.$C33]/100;[.$AN$67])" office:value-type="float" office:value="0" calcext:value-type="float">
            <text:p>0</text:p>
          </table:table-cell>
          <table:table-cell table:formula="of:=[.$F33]*POWER([.$G33]-[.$C33]/100;[.$AO$67])" office:value-type="float" office:value="0" calcext:value-type="float">
            <text:p>0</text:p>
          </table:table-cell>
          <table:table-cell table:formula="of:=[.$F33]*POWER([.$G33]-[.$C33]/100;[.$AP$67])" office:value-type="float" office:value="0" calcext:value-type="float">
            <text:p>0</text:p>
          </table:table-cell>
          <table:table-cell table:formula="of:=[.$F33]*POWER([.$G33]-[.$C33]/100;[.$AQ$67])" office:value-type="float" office:value="0" calcext:value-type="float">
            <text:p>0</text:p>
          </table:table-cell>
          <table:table-cell table:formula="of:=[.$F33]*POWER([.$G33]-[.$C33]/100;[.$AR$67])" office:value-type="float" office:value="0" calcext:value-type="float">
            <text:p>0</text:p>
          </table:table-cell>
          <table:table-cell table:formula="of:=[.$F33]*POWER([.$G33]-[.$C33]/100;[.$AS$67])" office:value-type="float" office:value="0" calcext:value-type="float">
            <text:p>0</text:p>
          </table:table-cell>
          <table:table-cell table:formula="of:=[.$F33]*POWER([.$G33]-[.$C33]/100;[.$AT$67])" office:value-type="float" office:value="0" calcext:value-type="float">
            <text:p>0</text:p>
          </table:table-cell>
          <table:table-cell table:formula="of:=[.$F33]*POWER([.$G33]-[.$C33]/100;[.$AU$67])" office:value-type="float" office:value="0" calcext:value-type="float">
            <text:p>0</text:p>
          </table:table-cell>
          <table:table-cell table:formula="of:=[.$F33]*POWER([.$G33]-[.$C3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4:.BR34])" office:value-type="float" office:value="0" calcext:value-type="float">
            <text:p>0</text:p>
          </table:table-cell>
          <table:table-cell table:number-columns-repeated="6"/>
          <table:table-cell table:formula="of:=(POWER([.$G$34]-[.$C$34]/100;[.H$67])-1)/([.$G$34]-[.$C$34]/100-1)" office:value-type="float" office:value="-0" calcext:value-type="float">
            <text:p>0</text:p>
          </table:table-cell>
          <table:table-cell table:formula="of:=(POWER([.$G$34]-[.$C$34]/100;[.I$67])-1)/([.$G$34]-[.$C$34]/100-1)" office:value-type="float" office:value="1" calcext:value-type="float">
            <text:p>1</text:p>
          </table:table-cell>
          <table:table-cell table:formula="of:=(POWER([.$G$34]-[.$C$34]/100;[.J$67])-1)/([.$G$34]-[.$C$34]/100-1)" office:value-type="float" office:value="1" calcext:value-type="float">
            <text:p>1</text:p>
          </table:table-cell>
          <table:table-cell table:formula="of:=(POWER([.$G$34]-[.$C$34]/100;[.K$67])-1)/([.$G$34]-[.$C$34]/100-1)" office:value-type="float" office:value="1" calcext:value-type="float">
            <text:p>1</text:p>
          </table:table-cell>
          <table:table-cell table:formula="of:=(POWER([.$G$34]-[.$C$34]/100;[.L$67])-1)/([.$G$34]-[.$C$34]/100-1)" office:value-type="float" office:value="1" calcext:value-type="float">
            <text:p>1</text:p>
          </table:table-cell>
          <table:table-cell table:formula="of:=(POWER([.$G$34]-[.$C$34]/100;[.M$67])-1)/([.$G$34]-[.$C$34]/100-1)" office:value-type="float" office:value="1" calcext:value-type="float">
            <text:p>1</text:p>
          </table:table-cell>
          <table:table-cell table:formula="of:=(POWER([.$G$34]-[.$C$34]/100;[.N$67])-1)/([.$G$34]-[.$C$34]/100-1)" office:value-type="float" office:value="1" calcext:value-type="float">
            <text:p>1</text:p>
          </table:table-cell>
          <table:table-cell table:formula="of:=(POWER([.$G$34]-[.$C$34]/100;[.O$67])-1)/([.$G$34]-[.$C$34]/100-1)" office:value-type="float" office:value="1" calcext:value-type="float">
            <text:p>1</text:p>
          </table:table-cell>
          <table:table-cell table:formula="of:=(POWER([.$G$34]-[.$C$34]/100;[.P$67])-1)/([.$G$34]-[.$C$34]/100-1)" office:value-type="float" office:value="1" calcext:value-type="float">
            <text:p>1</text:p>
          </table:table-cell>
          <table:table-cell table:formula="of:=(POWER([.$G$34]-[.$C$34]/100;[.Q$67])-1)/([.$G$34]-[.$C$34]/100-1)" office:value-type="float" office:value="1" calcext:value-type="float">
            <text:p>1</text:p>
          </table:table-cell>
          <table:table-cell table:formula="of:=(POWER([.$G$34]-[.$C$34]/100;[.R$67])-1)/([.$G$34]-[.$C$34]/100-1)" office:value-type="float" office:value="1" calcext:value-type="float">
            <text:p>1</text:p>
          </table:table-cell>
          <table:table-cell table:formula="of:=(POWER([.$G$34]-[.$C$34]/100;[.S$67])-1)/([.$G$34]-[.$C$34]/100-1)" office:value-type="float" office:value="1" calcext:value-type="float">
            <text:p>1</text:p>
          </table:table-cell>
          <table:table-cell table:formula="of:=(POWER([.$G$34]-[.$C$34]/100;[.T$67])-1)/([.$G$34]-[.$C$34]/100-1)" office:value-type="float" office:value="1" calcext:value-type="float">
            <text:p>1</text:p>
          </table:table-cell>
          <table:table-cell table:formula="of:=(POWER([.$G$34]-[.$C$34]/100;[.U$67])-1)/([.$G$34]-[.$C$34]/100-1)" office:value-type="float" office:value="1" calcext:value-type="float">
            <text:p>1</text:p>
          </table:table-cell>
          <table:table-cell table:formula="of:=(POWER([.$G$34]-[.$C$34]/100;[.V$67])-1)/([.$G$34]-[.$C$34]/100-1)" office:value-type="float" office:value="1" calcext:value-type="float">
            <text:p>1</text:p>
          </table:table-cell>
          <table:table-cell table:formula="of:=(POWER([.$G$34]-[.$C$34]/100;[.W$67])-1)/([.$G$34]-[.$C$34]/100-1)" office:value-type="float" office:value="1" calcext:value-type="float">
            <text:p>1</text:p>
          </table:table-cell>
          <table:table-cell table:formula="of:=(POWER([.$G$34]-[.$C$34]/100;[.X$67])-1)/([.$G$34]-[.$C$34]/100-1)" office:value-type="float" office:value="1" calcext:value-type="float">
            <text:p>1</text:p>
          </table:table-cell>
          <table:table-cell table:formula="of:=(POWER([.$G$34]-[.$C$34]/100;[.Y$67])-1)/([.$G$34]-[.$C$34]/100-1)" office:value-type="float" office:value="1" calcext:value-type="float">
            <text:p>1</text:p>
          </table:table-cell>
          <table:table-cell table:formula="of:=(POWER([.$G$34]-[.$C$34]/100;[.Z$67])-1)/([.$G$34]-[.$C$34]/100-1)" office:value-type="float" office:value="1" calcext:value-type="float">
            <text:p>1</text:p>
          </table:table-cell>
          <table:table-cell table:formula="of:=(POWER([.$G$34]-[.$C$34]/100;[.AA$67])-1)/([.$G$34]-[.$C$34]/100-1)" office:value-type="float" office:value="1" calcext:value-type="float">
            <text:p>1</text:p>
          </table:table-cell>
          <table:table-cell table:formula="of:=(POWER([.$G$34]-[.$C$34]/100;[.AB$67])-1)/([.$G$34]-[.$C$34]/100-1)" office:value-type="float" office:value="1" calcext:value-type="float">
            <text:p>1</text:p>
          </table:table-cell>
          <table:table-cell table:formula="of:=(POWER([.$G$34]-[.$C$34]/100;[.AC$67])-1)/([.$G$34]-[.$C$34]/100-1)" office:value-type="float" office:value="1" calcext:value-type="float">
            <text:p>1</text:p>
          </table:table-cell>
          <table:table-cell table:formula="of:=(POWER([.$G$34]-[.$C$34]/100;[.AD$67])-1)/([.$G$34]-[.$C$34]/100-1)" office:value-type="float" office:value="1" calcext:value-type="float">
            <text:p>1</text:p>
          </table:table-cell>
          <table:table-cell table:formula="of:=(POWER([.$G$34]-[.$C$34]/100;[.AE$67])-1)/([.$G$34]-[.$C$34]/100-1)" office:value-type="float" office:value="1" calcext:value-type="float">
            <text:p>1</text:p>
          </table:table-cell>
          <table:table-cell table:formula="of:=(POWER([.$G$34]-[.$C$34]/100;[.AF$67])-1)/([.$G$34]-[.$C$34]/100-1)" office:value-type="float" office:value="1" calcext:value-type="float">
            <text:p>1</text:p>
          </table:table-cell>
          <table:table-cell table:formula="of:=(POWER([.$G$34]-[.$C$34]/100;[.AG$67])-1)/([.$G$34]-[.$C$34]/100-1)" office:value-type="float" office:value="1" calcext:value-type="float">
            <text:p>1</text:p>
          </table:table-cell>
          <table:table-cell table:formula="of:=(POWER([.$G$34]-[.$C$34]/100;[.AH$67])-1)/([.$G$34]-[.$C$34]/100-1)" office:value-type="float" office:value="1" calcext:value-type="float">
            <text:p>1</text:p>
          </table:table-cell>
          <table:table-cell table:formula="of:=(POWER([.$G$34]-[.$C$34]/100;[.AI$67])-1)/([.$G$34]-[.$C$34]/100-1)" office:value-type="float" office:value="1" calcext:value-type="float">
            <text:p>1</text:p>
          </table:table-cell>
          <table:table-cell table:formula="of:=(POWER([.$G$34]-[.$C$34]/100;[.AJ$67])-1)/([.$G$34]-[.$C$34]/100-1)" office:value-type="float" office:value="1" calcext:value-type="float">
            <text:p>1</text:p>
          </table:table-cell>
          <table:table-cell table:formula="of:=(POWER([.$G$34]-[.$C$34]/100;[.AK$67])-1)/([.$G$34]-[.$C$34]/100-1)" office:value-type="float" office:value="1" calcext:value-type="float">
            <text:p>1</text:p>
          </table:table-cell>
          <table:table-cell table:formula="of:=(POWER([.$G$34]-[.$C$34]/100;[.AL$67])-1)/([.$G$34]-[.$C$34]/100-1)" office:value-type="float" office:value="1" calcext:value-type="float">
            <text:p>1</text:p>
          </table:table-cell>
          <table:table-cell table:formula="of:=(POWER([.$G$34]-[.$C$34]/100;[.AM$67])-1)/([.$G$34]-[.$C$34]/100-1)" office:value-type="float" office:value="1" calcext:value-type="float">
            <text:p>1</text:p>
          </table:table-cell>
          <table:table-cell table:formula="of:=(POWER([.$G$34]-[.$C$34]/100;[.AN$67])-1)/([.$G$34]-[.$C$34]/100-1)" office:value-type="float" office:value="1" calcext:value-type="float">
            <text:p>1</text:p>
          </table:table-cell>
          <table:table-cell table:formula="of:=(POWER([.$G$34]-[.$C$34]/100;[.AO$67])-1)/([.$G$34]-[.$C$34]/100-1)" office:value-type="float" office:value="1" calcext:value-type="float">
            <text:p>1</text:p>
          </table:table-cell>
          <table:table-cell table:formula="of:=(POWER([.$G$34]-[.$C$34]/100;[.AP$67])-1)/([.$G$34]-[.$C$34]/100-1)" office:value-type="float" office:value="1" calcext:value-type="float">
            <text:p>1</text:p>
          </table:table-cell>
          <table:table-cell table:formula="of:=(POWER([.$G$34]-[.$C$34]/100;[.AQ$67])-1)/([.$G$34]-[.$C$34]/100-1)" office:value-type="float" office:value="1" calcext:value-type="float">
            <text:p>1</text:p>
          </table:table-cell>
          <table:table-cell table:formula="of:=(POWER([.$G$34]-[.$C$34]/100;[.AR$67])-1)/([.$G$34]-[.$C$34]/100-1)" office:value-type="float" office:value="1" calcext:value-type="float">
            <text:p>1</text:p>
          </table:table-cell>
          <table:table-cell table:formula="of:=(POWER([.$G$34]-[.$C$34]/100;[.AS$67])-1)/([.$G$34]-[.$C$34]/100-1)" office:value-type="float" office:value="1" calcext:value-type="float">
            <text:p>1</text:p>
          </table:table-cell>
          <table:table-cell table:formula="of:=(POWER([.$G$34]-[.$C$34]/100;[.AT$67])-1)/([.$G$34]-[.$C$34]/100-1)" office:value-type="float" office:value="1" calcext:value-type="float">
            <text:p>1</text:p>
          </table:table-cell>
          <table:table-cell table:formula="of:=(POWER([.$G$34]-[.$C$34]/100;[.AU$67])-1)/([.$G$34]-[.$C$34]/100-1)" office:value-type="float" office:value="1" calcext:value-type="float">
            <text:p>1</text:p>
          </table:table-cell>
          <table:table-cell table:formula="of:=(POWER([.$G$34]-[.$C$34]/100;[.AV$67])-1)/([.$G$34]-[.$C$34]/100-1)" office:value-type="float" office:value="1" calcext:value-type="float">
            <text:p>1</text:p>
          </table:table-cell>
          <table:table-cell table:number-columns-repeated="2"/>
          <table:table-cell table:formula="of:=[.$F34]*POWER([.$G34]-[.$C34]/100;[.$H$67])" office:value-type="float" office:value="0" calcext:value-type="float">
            <text:p>0</text:p>
          </table:table-cell>
          <table:table-cell table:formula="of:=[.$F34]*POWER([.$G34]-[.$C34]/100;[.$I$67])" office:value-type="float" office:value="0" calcext:value-type="float">
            <text:p>0</text:p>
          </table:table-cell>
          <table:table-cell table:formula="of:=[.$F34]*POWER([.$G34]-[.$C34]/100;[.$J$67])" office:value-type="float" office:value="0" calcext:value-type="float">
            <text:p>0</text:p>
          </table:table-cell>
          <table:table-cell table:formula="of:=[.$F34]*POWER([.$G34]-[.$C34]/100;[.$K$67])" office:value-type="float" office:value="0" calcext:value-type="float">
            <text:p>0</text:p>
          </table:table-cell>
          <table:table-cell table:formula="of:=[.$F34]*POWER([.$G34]-[.$C34]/100;[.$L$67])" office:value-type="float" office:value="0" calcext:value-type="float">
            <text:p>0</text:p>
          </table:table-cell>
          <table:table-cell table:formula="of:=[.$F34]*POWER([.$G34]-[.$C34]/100;[.$M$67])" office:value-type="float" office:value="0" calcext:value-type="float">
            <text:p>0</text:p>
          </table:table-cell>
          <table:table-cell table:formula="of:=[.$F34]*POWER([.$G34]-[.$C34]/100;[.$N$67])" office:value-type="float" office:value="0" calcext:value-type="float">
            <text:p>0</text:p>
          </table:table-cell>
          <table:table-cell table:formula="of:=[.$F34]*POWER([.$G34]-[.$C34]/100;[.$O$67])" office:value-type="float" office:value="0" calcext:value-type="float">
            <text:p>0</text:p>
          </table:table-cell>
          <table:table-cell table:formula="of:=[.$F34]*POWER([.$G34]-[.$C34]/100;[.$P$67])" office:value-type="float" office:value="0" calcext:value-type="float">
            <text:p>0</text:p>
          </table:table-cell>
          <table:table-cell table:formula="of:=[.$F34]*POWER([.$G34]-[.$C34]/100;[.$Q$67])" office:value-type="float" office:value="0" calcext:value-type="float">
            <text:p>0</text:p>
          </table:table-cell>
          <table:table-cell table:formula="of:=[.$F34]*POWER([.$G34]-[.$C34]/100;[.$R$67])" office:value-type="float" office:value="0" calcext:value-type="float">
            <text:p>0</text:p>
          </table:table-cell>
          <table:table-cell table:formula="of:=[.$F34]*POWER([.$G34]-[.$C34]/100;[.$S$67])" office:value-type="float" office:value="0" calcext:value-type="float">
            <text:p>0</text:p>
          </table:table-cell>
          <table:table-cell table:formula="of:=[.$F34]*POWER([.$G34]-[.$C34]/100;[.$T$67])" office:value-type="float" office:value="0" calcext:value-type="float">
            <text:p>0</text:p>
          </table:table-cell>
          <table:table-cell table:formula="of:=[.$F34]*POWER([.$G34]-[.$C34]/100;[.$U$67])" office:value-type="float" office:value="0" calcext:value-type="float">
            <text:p>0</text:p>
          </table:table-cell>
          <table:table-cell table:formula="of:=[.$F34]*POWER([.$G34]-[.$C34]/100;[.$V$67])" office:value-type="float" office:value="0" calcext:value-type="float">
            <text:p>0</text:p>
          </table:table-cell>
          <table:table-cell table:formula="of:=[.$F34]*POWER([.$G34]-[.$C34]/100;[.$W$67])" office:value-type="float" office:value="0" calcext:value-type="float">
            <text:p>0</text:p>
          </table:table-cell>
          <table:table-cell table:formula="of:=[.$F34]*POWER([.$G34]-[.$C34]/100;[.$X$67])" office:value-type="float" office:value="0" calcext:value-type="float">
            <text:p>0</text:p>
          </table:table-cell>
          <table:table-cell table:formula="of:=[.$F34]*POWER([.$G34]-[.$C34]/100;[.$Y$67])" office:value-type="float" office:value="0" calcext:value-type="float">
            <text:p>0</text:p>
          </table:table-cell>
          <table:table-cell table:formula="of:=[.$F34]*POWER([.$G34]-[.$C34]/100;[.$Z$67])" office:value-type="float" office:value="0" calcext:value-type="float">
            <text:p>0</text:p>
          </table:table-cell>
          <table:table-cell table:formula="of:=[.$F34]*POWER([.$G34]-[.$C34]/100;[.$AA$67])" office:value-type="float" office:value="0" calcext:value-type="float">
            <text:p>0</text:p>
          </table:table-cell>
          <table:table-cell table:formula="of:=[.$F34]*POWER([.$G34]-[.$C34]/100;[.$AB$67])" office:value-type="float" office:value="0" calcext:value-type="float">
            <text:p>0</text:p>
          </table:table-cell>
          <table:table-cell table:formula="of:=[.$F34]*POWER([.$G34]-[.$C34]/100;[.$AC$67])" office:value-type="float" office:value="0" calcext:value-type="float">
            <text:p>0</text:p>
          </table:table-cell>
          <table:table-cell table:formula="of:=[.$F34]*POWER([.$G34]-[.$C34]/100;[.$AD$67])" office:value-type="float" office:value="0" calcext:value-type="float">
            <text:p>0</text:p>
          </table:table-cell>
          <table:table-cell table:formula="of:=[.$F34]*POWER([.$G34]-[.$C34]/100;[.$AE$67])" office:value-type="float" office:value="0" calcext:value-type="float">
            <text:p>0</text:p>
          </table:table-cell>
          <table:table-cell table:formula="of:=[.$F34]*POWER([.$G34]-[.$C34]/100;[.$AF$67])" office:value-type="float" office:value="0" calcext:value-type="float">
            <text:p>0</text:p>
          </table:table-cell>
          <table:table-cell table:formula="of:=[.$F34]*POWER([.$G34]-[.$C34]/100;[.$AG$67])" office:value-type="float" office:value="0" calcext:value-type="float">
            <text:p>0</text:p>
          </table:table-cell>
          <table:table-cell table:formula="of:=[.$F34]*POWER([.$G34]-[.$C34]/100;[.$AH$67])" office:value-type="float" office:value="0" calcext:value-type="float">
            <text:p>0</text:p>
          </table:table-cell>
          <table:table-cell table:formula="of:=[.$F34]*POWER([.$G34]-[.$C34]/100;[.$AI$67])" office:value-type="float" office:value="0" calcext:value-type="float">
            <text:p>0</text:p>
          </table:table-cell>
          <table:table-cell table:formula="of:=[.$F34]*POWER([.$G34]-[.$C34]/100;[.$AJ$67])" office:value-type="float" office:value="0" calcext:value-type="float">
            <text:p>0</text:p>
          </table:table-cell>
          <table:table-cell table:formula="of:=[.$F34]*POWER([.$G34]-[.$C34]/100;[.$AK$67])" office:value-type="float" office:value="0" calcext:value-type="float">
            <text:p>0</text:p>
          </table:table-cell>
          <table:table-cell table:formula="of:=[.$F34]*POWER([.$G34]-[.$C34]/100;[.$AL$67])" office:value-type="float" office:value="0" calcext:value-type="float">
            <text:p>0</text:p>
          </table:table-cell>
          <table:table-cell table:formula="of:=[.$F34]*POWER([.$G34]-[.$C34]/100;[.$AM$67])" office:value-type="float" office:value="0" calcext:value-type="float">
            <text:p>0</text:p>
          </table:table-cell>
          <table:table-cell table:formula="of:=[.$F34]*POWER([.$G34]-[.$C34]/100;[.$AN$67])" office:value-type="float" office:value="0" calcext:value-type="float">
            <text:p>0</text:p>
          </table:table-cell>
          <table:table-cell table:formula="of:=[.$F34]*POWER([.$G34]-[.$C34]/100;[.$AO$67])" office:value-type="float" office:value="0" calcext:value-type="float">
            <text:p>0</text:p>
          </table:table-cell>
          <table:table-cell table:formula="of:=[.$F34]*POWER([.$G34]-[.$C34]/100;[.$AP$67])" office:value-type="float" office:value="0" calcext:value-type="float">
            <text:p>0</text:p>
          </table:table-cell>
          <table:table-cell table:formula="of:=[.$F34]*POWER([.$G34]-[.$C34]/100;[.$AQ$67])" office:value-type="float" office:value="0" calcext:value-type="float">
            <text:p>0</text:p>
          </table:table-cell>
          <table:table-cell table:formula="of:=[.$F34]*POWER([.$G34]-[.$C34]/100;[.$AR$67])" office:value-type="float" office:value="0" calcext:value-type="float">
            <text:p>0</text:p>
          </table:table-cell>
          <table:table-cell table:formula="of:=[.$F34]*POWER([.$G34]-[.$C34]/100;[.$AS$67])" office:value-type="float" office:value="0" calcext:value-type="float">
            <text:p>0</text:p>
          </table:table-cell>
          <table:table-cell table:formula="of:=[.$F34]*POWER([.$G34]-[.$C34]/100;[.$AT$67])" office:value-type="float" office:value="0" calcext:value-type="float">
            <text:p>0</text:p>
          </table:table-cell>
          <table:table-cell table:formula="of:=[.$F34]*POWER([.$G34]-[.$C34]/100;[.$AU$67])" office:value-type="float" office:value="0" calcext:value-type="float">
            <text:p>0</text:p>
          </table:table-cell>
          <table:table-cell table:formula="of:=[.$F34]*POWER([.$G34]-[.$C3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5:.BR35])" office:value-type="float" office:value="0" calcext:value-type="float">
            <text:p>0</text:p>
          </table:table-cell>
          <table:table-cell table:number-columns-repeated="6"/>
          <table:table-cell table:formula="of:=(POWER([.$G$35]-[.$C$35]/100;[.H$67])-1)/([.$G$35]-[.$C$35]/100-1)" office:value-type="float" office:value="-0" calcext:value-type="float">
            <text:p>0</text:p>
          </table:table-cell>
          <table:table-cell table:formula="of:=(POWER([.$G$35]-[.$C$35]/100;[.I$67])-1)/([.$G$35]-[.$C$35]/100-1)" office:value-type="float" office:value="1" calcext:value-type="float">
            <text:p>1</text:p>
          </table:table-cell>
          <table:table-cell table:formula="of:=(POWER([.$G$35]-[.$C$35]/100;[.J$67])-1)/([.$G$35]-[.$C$35]/100-1)" office:value-type="float" office:value="1" calcext:value-type="float">
            <text:p>1</text:p>
          </table:table-cell>
          <table:table-cell table:formula="of:=(POWER([.$G$35]-[.$C$35]/100;[.K$67])-1)/([.$G$35]-[.$C$35]/100-1)" office:value-type="float" office:value="1" calcext:value-type="float">
            <text:p>1</text:p>
          </table:table-cell>
          <table:table-cell table:formula="of:=(POWER([.$G$35]-[.$C$35]/100;[.L$67])-1)/([.$G$35]-[.$C$35]/100-1)" office:value-type="float" office:value="1" calcext:value-type="float">
            <text:p>1</text:p>
          </table:table-cell>
          <table:table-cell table:formula="of:=(POWER([.$G$35]-[.$C$35]/100;[.M$67])-1)/([.$G$35]-[.$C$35]/100-1)" office:value-type="float" office:value="1" calcext:value-type="float">
            <text:p>1</text:p>
          </table:table-cell>
          <table:table-cell table:formula="of:=(POWER([.$G$35]-[.$C$35]/100;[.N$67])-1)/([.$G$35]-[.$C$35]/100-1)" office:value-type="float" office:value="1" calcext:value-type="float">
            <text:p>1</text:p>
          </table:table-cell>
          <table:table-cell table:formula="of:=(POWER([.$G$35]-[.$C$35]/100;[.O$67])-1)/([.$G$35]-[.$C$35]/100-1)" office:value-type="float" office:value="1" calcext:value-type="float">
            <text:p>1</text:p>
          </table:table-cell>
          <table:table-cell table:formula="of:=(POWER([.$G$35]-[.$C$35]/100;[.P$67])-1)/([.$G$35]-[.$C$35]/100-1)" office:value-type="float" office:value="1" calcext:value-type="float">
            <text:p>1</text:p>
          </table:table-cell>
          <table:table-cell table:formula="of:=(POWER([.$G$35]-[.$C$35]/100;[.Q$67])-1)/([.$G$35]-[.$C$35]/100-1)" office:value-type="float" office:value="1" calcext:value-type="float">
            <text:p>1</text:p>
          </table:table-cell>
          <table:table-cell table:formula="of:=(POWER([.$G$35]-[.$C$35]/100;[.R$67])-1)/([.$G$35]-[.$C$35]/100-1)" office:value-type="float" office:value="1" calcext:value-type="float">
            <text:p>1</text:p>
          </table:table-cell>
          <table:table-cell table:formula="of:=(POWER([.$G$35]-[.$C$35]/100;[.S$67])-1)/([.$G$35]-[.$C$35]/100-1)" office:value-type="float" office:value="1" calcext:value-type="float">
            <text:p>1</text:p>
          </table:table-cell>
          <table:table-cell table:formula="of:=(POWER([.$G$35]-[.$C$35]/100;[.T$67])-1)/([.$G$35]-[.$C$35]/100-1)" office:value-type="float" office:value="1" calcext:value-type="float">
            <text:p>1</text:p>
          </table:table-cell>
          <table:table-cell table:formula="of:=(POWER([.$G$35]-[.$C$35]/100;[.U$67])-1)/([.$G$35]-[.$C$35]/100-1)" office:value-type="float" office:value="1" calcext:value-type="float">
            <text:p>1</text:p>
          </table:table-cell>
          <table:table-cell table:formula="of:=(POWER([.$G$35]-[.$C$35]/100;[.V$67])-1)/([.$G$35]-[.$C$35]/100-1)" office:value-type="float" office:value="1" calcext:value-type="float">
            <text:p>1</text:p>
          </table:table-cell>
          <table:table-cell table:formula="of:=(POWER([.$G$35]-[.$C$35]/100;[.W$67])-1)/([.$G$35]-[.$C$35]/100-1)" office:value-type="float" office:value="1" calcext:value-type="float">
            <text:p>1</text:p>
          </table:table-cell>
          <table:table-cell table:formula="of:=(POWER([.$G$35]-[.$C$35]/100;[.X$67])-1)/([.$G$35]-[.$C$35]/100-1)" office:value-type="float" office:value="1" calcext:value-type="float">
            <text:p>1</text:p>
          </table:table-cell>
          <table:table-cell table:formula="of:=(POWER([.$G$35]-[.$C$35]/100;[.Y$67])-1)/([.$G$35]-[.$C$35]/100-1)" office:value-type="float" office:value="1" calcext:value-type="float">
            <text:p>1</text:p>
          </table:table-cell>
          <table:table-cell table:formula="of:=(POWER([.$G$35]-[.$C$35]/100;[.Z$67])-1)/([.$G$35]-[.$C$35]/100-1)" office:value-type="float" office:value="1" calcext:value-type="float">
            <text:p>1</text:p>
          </table:table-cell>
          <table:table-cell table:formula="of:=(POWER([.$G$35]-[.$C$35]/100;[.AA$67])-1)/([.$G$35]-[.$C$35]/100-1)" office:value-type="float" office:value="1" calcext:value-type="float">
            <text:p>1</text:p>
          </table:table-cell>
          <table:table-cell table:formula="of:=(POWER([.$G$35]-[.$C$35]/100;[.AB$67])-1)/([.$G$35]-[.$C$35]/100-1)" office:value-type="float" office:value="1" calcext:value-type="float">
            <text:p>1</text:p>
          </table:table-cell>
          <table:table-cell table:formula="of:=(POWER([.$G$35]-[.$C$35]/100;[.AC$67])-1)/([.$G$35]-[.$C$35]/100-1)" office:value-type="float" office:value="1" calcext:value-type="float">
            <text:p>1</text:p>
          </table:table-cell>
          <table:table-cell table:formula="of:=(POWER([.$G$35]-[.$C$35]/100;[.AD$67])-1)/([.$G$35]-[.$C$35]/100-1)" office:value-type="float" office:value="1" calcext:value-type="float">
            <text:p>1</text:p>
          </table:table-cell>
          <table:table-cell table:formula="of:=(POWER([.$G$35]-[.$C$35]/100;[.AE$67])-1)/([.$G$35]-[.$C$35]/100-1)" office:value-type="float" office:value="1" calcext:value-type="float">
            <text:p>1</text:p>
          </table:table-cell>
          <table:table-cell table:formula="of:=(POWER([.$G$35]-[.$C$35]/100;[.AF$67])-1)/([.$G$35]-[.$C$35]/100-1)" office:value-type="float" office:value="1" calcext:value-type="float">
            <text:p>1</text:p>
          </table:table-cell>
          <table:table-cell table:formula="of:=(POWER([.$G$35]-[.$C$35]/100;[.AG$67])-1)/([.$G$35]-[.$C$35]/100-1)" office:value-type="float" office:value="1" calcext:value-type="float">
            <text:p>1</text:p>
          </table:table-cell>
          <table:table-cell table:formula="of:=(POWER([.$G$35]-[.$C$35]/100;[.AH$67])-1)/([.$G$35]-[.$C$35]/100-1)" office:value-type="float" office:value="1" calcext:value-type="float">
            <text:p>1</text:p>
          </table:table-cell>
          <table:table-cell table:formula="of:=(POWER([.$G$35]-[.$C$35]/100;[.AI$67])-1)/([.$G$35]-[.$C$35]/100-1)" office:value-type="float" office:value="1" calcext:value-type="float">
            <text:p>1</text:p>
          </table:table-cell>
          <table:table-cell table:formula="of:=(POWER([.$G$35]-[.$C$35]/100;[.AJ$67])-1)/([.$G$35]-[.$C$35]/100-1)" office:value-type="float" office:value="1" calcext:value-type="float">
            <text:p>1</text:p>
          </table:table-cell>
          <table:table-cell table:formula="of:=(POWER([.$G$35]-[.$C$35]/100;[.AK$67])-1)/([.$G$35]-[.$C$35]/100-1)" office:value-type="float" office:value="1" calcext:value-type="float">
            <text:p>1</text:p>
          </table:table-cell>
          <table:table-cell table:formula="of:=(POWER([.$G$35]-[.$C$35]/100;[.AL$67])-1)/([.$G$35]-[.$C$35]/100-1)" office:value-type="float" office:value="1" calcext:value-type="float">
            <text:p>1</text:p>
          </table:table-cell>
          <table:table-cell table:formula="of:=(POWER([.$G$35]-[.$C$35]/100;[.AM$67])-1)/([.$G$35]-[.$C$35]/100-1)" office:value-type="float" office:value="1" calcext:value-type="float">
            <text:p>1</text:p>
          </table:table-cell>
          <table:table-cell table:formula="of:=(POWER([.$G$35]-[.$C$35]/100;[.AN$67])-1)/([.$G$35]-[.$C$35]/100-1)" office:value-type="float" office:value="1" calcext:value-type="float">
            <text:p>1</text:p>
          </table:table-cell>
          <table:table-cell table:formula="of:=(POWER([.$G$35]-[.$C$35]/100;[.AO$67])-1)/([.$G$35]-[.$C$35]/100-1)" office:value-type="float" office:value="1" calcext:value-type="float">
            <text:p>1</text:p>
          </table:table-cell>
          <table:table-cell table:formula="of:=(POWER([.$G$35]-[.$C$35]/100;[.AP$67])-1)/([.$G$35]-[.$C$35]/100-1)" office:value-type="float" office:value="1" calcext:value-type="float">
            <text:p>1</text:p>
          </table:table-cell>
          <table:table-cell table:formula="of:=(POWER([.$G$35]-[.$C$35]/100;[.AQ$67])-1)/([.$G$35]-[.$C$35]/100-1)" office:value-type="float" office:value="1" calcext:value-type="float">
            <text:p>1</text:p>
          </table:table-cell>
          <table:table-cell table:formula="of:=(POWER([.$G$35]-[.$C$35]/100;[.AR$67])-1)/([.$G$35]-[.$C$35]/100-1)" office:value-type="float" office:value="1" calcext:value-type="float">
            <text:p>1</text:p>
          </table:table-cell>
          <table:table-cell table:formula="of:=(POWER([.$G$35]-[.$C$35]/100;[.AS$67])-1)/([.$G$35]-[.$C$35]/100-1)" office:value-type="float" office:value="1" calcext:value-type="float">
            <text:p>1</text:p>
          </table:table-cell>
          <table:table-cell table:formula="of:=(POWER([.$G$35]-[.$C$35]/100;[.AT$67])-1)/([.$G$35]-[.$C$35]/100-1)" office:value-type="float" office:value="1" calcext:value-type="float">
            <text:p>1</text:p>
          </table:table-cell>
          <table:table-cell table:formula="of:=(POWER([.$G$35]-[.$C$35]/100;[.AU$67])-1)/([.$G$35]-[.$C$35]/100-1)" office:value-type="float" office:value="1" calcext:value-type="float">
            <text:p>1</text:p>
          </table:table-cell>
          <table:table-cell table:formula="of:=(POWER([.$G$35]-[.$C$35]/100;[.AV$67])-1)/([.$G$35]-[.$C$35]/100-1)" office:value-type="float" office:value="1" calcext:value-type="float">
            <text:p>1</text:p>
          </table:table-cell>
          <table:table-cell table:number-columns-repeated="2"/>
          <table:table-cell table:formula="of:=[.$F35]*POWER([.$G35]-[.$C35]/100;[.$H$67])" office:value-type="float" office:value="0" calcext:value-type="float">
            <text:p>0</text:p>
          </table:table-cell>
          <table:table-cell table:formula="of:=[.$F35]*POWER([.$G35]-[.$C35]/100;[.$I$67])" office:value-type="float" office:value="0" calcext:value-type="float">
            <text:p>0</text:p>
          </table:table-cell>
          <table:table-cell table:formula="of:=[.$F35]*POWER([.$G35]-[.$C35]/100;[.$J$67])" office:value-type="float" office:value="0" calcext:value-type="float">
            <text:p>0</text:p>
          </table:table-cell>
          <table:table-cell table:formula="of:=[.$F35]*POWER([.$G35]-[.$C35]/100;[.$K$67])" office:value-type="float" office:value="0" calcext:value-type="float">
            <text:p>0</text:p>
          </table:table-cell>
          <table:table-cell table:formula="of:=[.$F35]*POWER([.$G35]-[.$C35]/100;[.$L$67])" office:value-type="float" office:value="0" calcext:value-type="float">
            <text:p>0</text:p>
          </table:table-cell>
          <table:table-cell table:formula="of:=[.$F35]*POWER([.$G35]-[.$C35]/100;[.$M$67])" office:value-type="float" office:value="0" calcext:value-type="float">
            <text:p>0</text:p>
          </table:table-cell>
          <table:table-cell table:formula="of:=[.$F35]*POWER([.$G35]-[.$C35]/100;[.$N$67])" office:value-type="float" office:value="0" calcext:value-type="float">
            <text:p>0</text:p>
          </table:table-cell>
          <table:table-cell table:formula="of:=[.$F35]*POWER([.$G35]-[.$C35]/100;[.$O$67])" office:value-type="float" office:value="0" calcext:value-type="float">
            <text:p>0</text:p>
          </table:table-cell>
          <table:table-cell table:formula="of:=[.$F35]*POWER([.$G35]-[.$C35]/100;[.$P$67])" office:value-type="float" office:value="0" calcext:value-type="float">
            <text:p>0</text:p>
          </table:table-cell>
          <table:table-cell table:formula="of:=[.$F35]*POWER([.$G35]-[.$C35]/100;[.$Q$67])" office:value-type="float" office:value="0" calcext:value-type="float">
            <text:p>0</text:p>
          </table:table-cell>
          <table:table-cell table:formula="of:=[.$F35]*POWER([.$G35]-[.$C35]/100;[.$R$67])" office:value-type="float" office:value="0" calcext:value-type="float">
            <text:p>0</text:p>
          </table:table-cell>
          <table:table-cell table:formula="of:=[.$F35]*POWER([.$G35]-[.$C35]/100;[.$S$67])" office:value-type="float" office:value="0" calcext:value-type="float">
            <text:p>0</text:p>
          </table:table-cell>
          <table:table-cell table:formula="of:=[.$F35]*POWER([.$G35]-[.$C35]/100;[.$T$67])" office:value-type="float" office:value="0" calcext:value-type="float">
            <text:p>0</text:p>
          </table:table-cell>
          <table:table-cell table:formula="of:=[.$F35]*POWER([.$G35]-[.$C35]/100;[.$U$67])" office:value-type="float" office:value="0" calcext:value-type="float">
            <text:p>0</text:p>
          </table:table-cell>
          <table:table-cell table:formula="of:=[.$F35]*POWER([.$G35]-[.$C35]/100;[.$V$67])" office:value-type="float" office:value="0" calcext:value-type="float">
            <text:p>0</text:p>
          </table:table-cell>
          <table:table-cell table:formula="of:=[.$F35]*POWER([.$G35]-[.$C35]/100;[.$W$67])" office:value-type="float" office:value="0" calcext:value-type="float">
            <text:p>0</text:p>
          </table:table-cell>
          <table:table-cell table:formula="of:=[.$F35]*POWER([.$G35]-[.$C35]/100;[.$X$67])" office:value-type="float" office:value="0" calcext:value-type="float">
            <text:p>0</text:p>
          </table:table-cell>
          <table:table-cell table:formula="of:=[.$F35]*POWER([.$G35]-[.$C35]/100;[.$Y$67])" office:value-type="float" office:value="0" calcext:value-type="float">
            <text:p>0</text:p>
          </table:table-cell>
          <table:table-cell table:formula="of:=[.$F35]*POWER([.$G35]-[.$C35]/100;[.$Z$67])" office:value-type="float" office:value="0" calcext:value-type="float">
            <text:p>0</text:p>
          </table:table-cell>
          <table:table-cell table:formula="of:=[.$F35]*POWER([.$G35]-[.$C35]/100;[.$AA$67])" office:value-type="float" office:value="0" calcext:value-type="float">
            <text:p>0</text:p>
          </table:table-cell>
          <table:table-cell table:formula="of:=[.$F35]*POWER([.$G35]-[.$C35]/100;[.$AB$67])" office:value-type="float" office:value="0" calcext:value-type="float">
            <text:p>0</text:p>
          </table:table-cell>
          <table:table-cell table:formula="of:=[.$F35]*POWER([.$G35]-[.$C35]/100;[.$AC$67])" office:value-type="float" office:value="0" calcext:value-type="float">
            <text:p>0</text:p>
          </table:table-cell>
          <table:table-cell table:formula="of:=[.$F35]*POWER([.$G35]-[.$C35]/100;[.$AD$67])" office:value-type="float" office:value="0" calcext:value-type="float">
            <text:p>0</text:p>
          </table:table-cell>
          <table:table-cell table:formula="of:=[.$F35]*POWER([.$G35]-[.$C35]/100;[.$AE$67])" office:value-type="float" office:value="0" calcext:value-type="float">
            <text:p>0</text:p>
          </table:table-cell>
          <table:table-cell table:formula="of:=[.$F35]*POWER([.$G35]-[.$C35]/100;[.$AF$67])" office:value-type="float" office:value="0" calcext:value-type="float">
            <text:p>0</text:p>
          </table:table-cell>
          <table:table-cell table:formula="of:=[.$F35]*POWER([.$G35]-[.$C35]/100;[.$AG$67])" office:value-type="float" office:value="0" calcext:value-type="float">
            <text:p>0</text:p>
          </table:table-cell>
          <table:table-cell table:formula="of:=[.$F35]*POWER([.$G35]-[.$C35]/100;[.$AH$67])" office:value-type="float" office:value="0" calcext:value-type="float">
            <text:p>0</text:p>
          </table:table-cell>
          <table:table-cell table:formula="of:=[.$F35]*POWER([.$G35]-[.$C35]/100;[.$AI$67])" office:value-type="float" office:value="0" calcext:value-type="float">
            <text:p>0</text:p>
          </table:table-cell>
          <table:table-cell table:formula="of:=[.$F35]*POWER([.$G35]-[.$C35]/100;[.$AJ$67])" office:value-type="float" office:value="0" calcext:value-type="float">
            <text:p>0</text:p>
          </table:table-cell>
          <table:table-cell table:formula="of:=[.$F35]*POWER([.$G35]-[.$C35]/100;[.$AK$67])" office:value-type="float" office:value="0" calcext:value-type="float">
            <text:p>0</text:p>
          </table:table-cell>
          <table:table-cell table:formula="of:=[.$F35]*POWER([.$G35]-[.$C35]/100;[.$AL$67])" office:value-type="float" office:value="0" calcext:value-type="float">
            <text:p>0</text:p>
          </table:table-cell>
          <table:table-cell table:formula="of:=[.$F35]*POWER([.$G35]-[.$C35]/100;[.$AM$67])" office:value-type="float" office:value="0" calcext:value-type="float">
            <text:p>0</text:p>
          </table:table-cell>
          <table:table-cell table:formula="of:=[.$F35]*POWER([.$G35]-[.$C35]/100;[.$AN$67])" office:value-type="float" office:value="0" calcext:value-type="float">
            <text:p>0</text:p>
          </table:table-cell>
          <table:table-cell table:formula="of:=[.$F35]*POWER([.$G35]-[.$C35]/100;[.$AO$67])" office:value-type="float" office:value="0" calcext:value-type="float">
            <text:p>0</text:p>
          </table:table-cell>
          <table:table-cell table:formula="of:=[.$F35]*POWER([.$G35]-[.$C35]/100;[.$AP$67])" office:value-type="float" office:value="0" calcext:value-type="float">
            <text:p>0</text:p>
          </table:table-cell>
          <table:table-cell table:formula="of:=[.$F35]*POWER([.$G35]-[.$C35]/100;[.$AQ$67])" office:value-type="float" office:value="0" calcext:value-type="float">
            <text:p>0</text:p>
          </table:table-cell>
          <table:table-cell table:formula="of:=[.$F35]*POWER([.$G35]-[.$C35]/100;[.$AR$67])" office:value-type="float" office:value="0" calcext:value-type="float">
            <text:p>0</text:p>
          </table:table-cell>
          <table:table-cell table:formula="of:=[.$F35]*POWER([.$G35]-[.$C35]/100;[.$AS$67])" office:value-type="float" office:value="0" calcext:value-type="float">
            <text:p>0</text:p>
          </table:table-cell>
          <table:table-cell table:formula="of:=[.$F35]*POWER([.$G35]-[.$C35]/100;[.$AT$67])" office:value-type="float" office:value="0" calcext:value-type="float">
            <text:p>0</text:p>
          </table:table-cell>
          <table:table-cell table:formula="of:=[.$F35]*POWER([.$G35]-[.$C35]/100;[.$AU$67])" office:value-type="float" office:value="0" calcext:value-type="float">
            <text:p>0</text:p>
          </table:table-cell>
          <table:table-cell table:formula="of:=[.$F35]*POWER([.$G35]-[.$C3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6:.BR36])" office:value-type="float" office:value="0" calcext:value-type="float">
            <text:p>0</text:p>
          </table:table-cell>
          <table:table-cell table:number-columns-repeated="6"/>
          <table:table-cell table:formula="of:=(POWER([.$G$36]-[.$C$36]/100;[.H$67])-1)/([.$G$36]-[.$C$36]/100-1)" office:value-type="float" office:value="-0" calcext:value-type="float">
            <text:p>0</text:p>
          </table:table-cell>
          <table:table-cell table:formula="of:=(POWER([.$G$36]-[.$C$36]/100;[.I$67])-1)/([.$G$36]-[.$C$36]/100-1)" office:value-type="float" office:value="1" calcext:value-type="float">
            <text:p>1</text:p>
          </table:table-cell>
          <table:table-cell table:formula="of:=(POWER([.$G$36]-[.$C$36]/100;[.J$67])-1)/([.$G$36]-[.$C$36]/100-1)" office:value-type="float" office:value="1" calcext:value-type="float">
            <text:p>1</text:p>
          </table:table-cell>
          <table:table-cell table:formula="of:=(POWER([.$G$36]-[.$C$36]/100;[.K$67])-1)/([.$G$36]-[.$C$36]/100-1)" office:value-type="float" office:value="1" calcext:value-type="float">
            <text:p>1</text:p>
          </table:table-cell>
          <table:table-cell table:formula="of:=(POWER([.$G$36]-[.$C$36]/100;[.L$67])-1)/([.$G$36]-[.$C$36]/100-1)" office:value-type="float" office:value="1" calcext:value-type="float">
            <text:p>1</text:p>
          </table:table-cell>
          <table:table-cell table:formula="of:=(POWER([.$G$36]-[.$C$36]/100;[.M$67])-1)/([.$G$36]-[.$C$36]/100-1)" office:value-type="float" office:value="1" calcext:value-type="float">
            <text:p>1</text:p>
          </table:table-cell>
          <table:table-cell table:formula="of:=(POWER([.$G$36]-[.$C$36]/100;[.N$67])-1)/([.$G$36]-[.$C$36]/100-1)" office:value-type="float" office:value="1" calcext:value-type="float">
            <text:p>1</text:p>
          </table:table-cell>
          <table:table-cell table:formula="of:=(POWER([.$G$36]-[.$C$36]/100;[.O$67])-1)/([.$G$36]-[.$C$36]/100-1)" office:value-type="float" office:value="1" calcext:value-type="float">
            <text:p>1</text:p>
          </table:table-cell>
          <table:table-cell table:formula="of:=(POWER([.$G$36]-[.$C$36]/100;[.P$67])-1)/([.$G$36]-[.$C$36]/100-1)" office:value-type="float" office:value="1" calcext:value-type="float">
            <text:p>1</text:p>
          </table:table-cell>
          <table:table-cell table:formula="of:=(POWER([.$G$36]-[.$C$36]/100;[.Q$67])-1)/([.$G$36]-[.$C$36]/100-1)" office:value-type="float" office:value="1" calcext:value-type="float">
            <text:p>1</text:p>
          </table:table-cell>
          <table:table-cell table:formula="of:=(POWER([.$G$36]-[.$C$36]/100;[.R$67])-1)/([.$G$36]-[.$C$36]/100-1)" office:value-type="float" office:value="1" calcext:value-type="float">
            <text:p>1</text:p>
          </table:table-cell>
          <table:table-cell table:formula="of:=(POWER([.$G$36]-[.$C$36]/100;[.S$67])-1)/([.$G$36]-[.$C$36]/100-1)" office:value-type="float" office:value="1" calcext:value-type="float">
            <text:p>1</text:p>
          </table:table-cell>
          <table:table-cell table:formula="of:=(POWER([.$G$36]-[.$C$36]/100;[.T$67])-1)/([.$G$36]-[.$C$36]/100-1)" office:value-type="float" office:value="1" calcext:value-type="float">
            <text:p>1</text:p>
          </table:table-cell>
          <table:table-cell table:formula="of:=(POWER([.$G$36]-[.$C$36]/100;[.U$67])-1)/([.$G$36]-[.$C$36]/100-1)" office:value-type="float" office:value="1" calcext:value-type="float">
            <text:p>1</text:p>
          </table:table-cell>
          <table:table-cell table:formula="of:=(POWER([.$G$36]-[.$C$36]/100;[.V$67])-1)/([.$G$36]-[.$C$36]/100-1)" office:value-type="float" office:value="1" calcext:value-type="float">
            <text:p>1</text:p>
          </table:table-cell>
          <table:table-cell table:formula="of:=(POWER([.$G$36]-[.$C$36]/100;[.W$67])-1)/([.$G$36]-[.$C$36]/100-1)" office:value-type="float" office:value="1" calcext:value-type="float">
            <text:p>1</text:p>
          </table:table-cell>
          <table:table-cell table:formula="of:=(POWER([.$G$36]-[.$C$36]/100;[.X$67])-1)/([.$G$36]-[.$C$36]/100-1)" office:value-type="float" office:value="1" calcext:value-type="float">
            <text:p>1</text:p>
          </table:table-cell>
          <table:table-cell table:formula="of:=(POWER([.$G$36]-[.$C$36]/100;[.Y$67])-1)/([.$G$36]-[.$C$36]/100-1)" office:value-type="float" office:value="1" calcext:value-type="float">
            <text:p>1</text:p>
          </table:table-cell>
          <table:table-cell table:formula="of:=(POWER([.$G$36]-[.$C$36]/100;[.Z$67])-1)/([.$G$36]-[.$C$36]/100-1)" office:value-type="float" office:value="1" calcext:value-type="float">
            <text:p>1</text:p>
          </table:table-cell>
          <table:table-cell table:formula="of:=(POWER([.$G$36]-[.$C$36]/100;[.AA$67])-1)/([.$G$36]-[.$C$36]/100-1)" office:value-type="float" office:value="1" calcext:value-type="float">
            <text:p>1</text:p>
          </table:table-cell>
          <table:table-cell table:formula="of:=(POWER([.$G$36]-[.$C$36]/100;[.AB$67])-1)/([.$G$36]-[.$C$36]/100-1)" office:value-type="float" office:value="1" calcext:value-type="float">
            <text:p>1</text:p>
          </table:table-cell>
          <table:table-cell table:formula="of:=(POWER([.$G$36]-[.$C$36]/100;[.AC$67])-1)/([.$G$36]-[.$C$36]/100-1)" office:value-type="float" office:value="1" calcext:value-type="float">
            <text:p>1</text:p>
          </table:table-cell>
          <table:table-cell table:formula="of:=(POWER([.$G$36]-[.$C$36]/100;[.AD$67])-1)/([.$G$36]-[.$C$36]/100-1)" office:value-type="float" office:value="1" calcext:value-type="float">
            <text:p>1</text:p>
          </table:table-cell>
          <table:table-cell table:formula="of:=(POWER([.$G$36]-[.$C$36]/100;[.AE$67])-1)/([.$G$36]-[.$C$36]/100-1)" office:value-type="float" office:value="1" calcext:value-type="float">
            <text:p>1</text:p>
          </table:table-cell>
          <table:table-cell table:formula="of:=(POWER([.$G$36]-[.$C$36]/100;[.AF$67])-1)/([.$G$36]-[.$C$36]/100-1)" office:value-type="float" office:value="1" calcext:value-type="float">
            <text:p>1</text:p>
          </table:table-cell>
          <table:table-cell table:formula="of:=(POWER([.$G$36]-[.$C$36]/100;[.AG$67])-1)/([.$G$36]-[.$C$36]/100-1)" office:value-type="float" office:value="1" calcext:value-type="float">
            <text:p>1</text:p>
          </table:table-cell>
          <table:table-cell table:formula="of:=(POWER([.$G$36]-[.$C$36]/100;[.AH$67])-1)/([.$G$36]-[.$C$36]/100-1)" office:value-type="float" office:value="1" calcext:value-type="float">
            <text:p>1</text:p>
          </table:table-cell>
          <table:table-cell table:formula="of:=(POWER([.$G$36]-[.$C$36]/100;[.AI$67])-1)/([.$G$36]-[.$C$36]/100-1)" office:value-type="float" office:value="1" calcext:value-type="float">
            <text:p>1</text:p>
          </table:table-cell>
          <table:table-cell table:formula="of:=(POWER([.$G$36]-[.$C$36]/100;[.AJ$67])-1)/([.$G$36]-[.$C$36]/100-1)" office:value-type="float" office:value="1" calcext:value-type="float">
            <text:p>1</text:p>
          </table:table-cell>
          <table:table-cell table:formula="of:=(POWER([.$G$36]-[.$C$36]/100;[.AK$67])-1)/([.$G$36]-[.$C$36]/100-1)" office:value-type="float" office:value="1" calcext:value-type="float">
            <text:p>1</text:p>
          </table:table-cell>
          <table:table-cell table:formula="of:=(POWER([.$G$36]-[.$C$36]/100;[.AL$67])-1)/([.$G$36]-[.$C$36]/100-1)" office:value-type="float" office:value="1" calcext:value-type="float">
            <text:p>1</text:p>
          </table:table-cell>
          <table:table-cell table:formula="of:=(POWER([.$G$36]-[.$C$36]/100;[.AM$67])-1)/([.$G$36]-[.$C$36]/100-1)" office:value-type="float" office:value="1" calcext:value-type="float">
            <text:p>1</text:p>
          </table:table-cell>
          <table:table-cell table:formula="of:=(POWER([.$G$36]-[.$C$36]/100;[.AN$67])-1)/([.$G$36]-[.$C$36]/100-1)" office:value-type="float" office:value="1" calcext:value-type="float">
            <text:p>1</text:p>
          </table:table-cell>
          <table:table-cell table:formula="of:=(POWER([.$G$36]-[.$C$36]/100;[.AO$67])-1)/([.$G$36]-[.$C$36]/100-1)" office:value-type="float" office:value="1" calcext:value-type="float">
            <text:p>1</text:p>
          </table:table-cell>
          <table:table-cell table:formula="of:=(POWER([.$G$36]-[.$C$36]/100;[.AP$67])-1)/([.$G$36]-[.$C$36]/100-1)" office:value-type="float" office:value="1" calcext:value-type="float">
            <text:p>1</text:p>
          </table:table-cell>
          <table:table-cell table:formula="of:=(POWER([.$G$36]-[.$C$36]/100;[.AQ$67])-1)/([.$G$36]-[.$C$36]/100-1)" office:value-type="float" office:value="1" calcext:value-type="float">
            <text:p>1</text:p>
          </table:table-cell>
          <table:table-cell table:formula="of:=(POWER([.$G$36]-[.$C$36]/100;[.AR$67])-1)/([.$G$36]-[.$C$36]/100-1)" office:value-type="float" office:value="1" calcext:value-type="float">
            <text:p>1</text:p>
          </table:table-cell>
          <table:table-cell table:formula="of:=(POWER([.$G$36]-[.$C$36]/100;[.AS$67])-1)/([.$G$36]-[.$C$36]/100-1)" office:value-type="float" office:value="1" calcext:value-type="float">
            <text:p>1</text:p>
          </table:table-cell>
          <table:table-cell table:formula="of:=(POWER([.$G$36]-[.$C$36]/100;[.AT$67])-1)/([.$G$36]-[.$C$36]/100-1)" office:value-type="float" office:value="1" calcext:value-type="float">
            <text:p>1</text:p>
          </table:table-cell>
          <table:table-cell table:formula="of:=(POWER([.$G$36]-[.$C$36]/100;[.AU$67])-1)/([.$G$36]-[.$C$36]/100-1)" office:value-type="float" office:value="1" calcext:value-type="float">
            <text:p>1</text:p>
          </table:table-cell>
          <table:table-cell table:formula="of:=(POWER([.$G$36]-[.$C$36]/100;[.AV$67])-1)/([.$G$36]-[.$C$36]/100-1)" office:value-type="float" office:value="1" calcext:value-type="float">
            <text:p>1</text:p>
          </table:table-cell>
          <table:table-cell table:number-columns-repeated="2"/>
          <table:table-cell table:formula="of:=[.$F36]*POWER([.$G36]-[.$C36]/100;[.$H$67])" office:value-type="float" office:value="0" calcext:value-type="float">
            <text:p>0</text:p>
          </table:table-cell>
          <table:table-cell table:formula="of:=[.$F36]*POWER([.$G36]-[.$C36]/100;[.$I$67])" office:value-type="float" office:value="0" calcext:value-type="float">
            <text:p>0</text:p>
          </table:table-cell>
          <table:table-cell table:formula="of:=[.$F36]*POWER([.$G36]-[.$C36]/100;[.$J$67])" office:value-type="float" office:value="0" calcext:value-type="float">
            <text:p>0</text:p>
          </table:table-cell>
          <table:table-cell table:formula="of:=[.$F36]*POWER([.$G36]-[.$C36]/100;[.$K$67])" office:value-type="float" office:value="0" calcext:value-type="float">
            <text:p>0</text:p>
          </table:table-cell>
          <table:table-cell table:formula="of:=[.$F36]*POWER([.$G36]-[.$C36]/100;[.$L$67])" office:value-type="float" office:value="0" calcext:value-type="float">
            <text:p>0</text:p>
          </table:table-cell>
          <table:table-cell table:formula="of:=[.$F36]*POWER([.$G36]-[.$C36]/100;[.$M$67])" office:value-type="float" office:value="0" calcext:value-type="float">
            <text:p>0</text:p>
          </table:table-cell>
          <table:table-cell table:formula="of:=[.$F36]*POWER([.$G36]-[.$C36]/100;[.$N$67])" office:value-type="float" office:value="0" calcext:value-type="float">
            <text:p>0</text:p>
          </table:table-cell>
          <table:table-cell table:formula="of:=[.$F36]*POWER([.$G36]-[.$C36]/100;[.$O$67])" office:value-type="float" office:value="0" calcext:value-type="float">
            <text:p>0</text:p>
          </table:table-cell>
          <table:table-cell table:formula="of:=[.$F36]*POWER([.$G36]-[.$C36]/100;[.$P$67])" office:value-type="float" office:value="0" calcext:value-type="float">
            <text:p>0</text:p>
          </table:table-cell>
          <table:table-cell table:formula="of:=[.$F36]*POWER([.$G36]-[.$C36]/100;[.$Q$67])" office:value-type="float" office:value="0" calcext:value-type="float">
            <text:p>0</text:p>
          </table:table-cell>
          <table:table-cell table:formula="of:=[.$F36]*POWER([.$G36]-[.$C36]/100;[.$R$67])" office:value-type="float" office:value="0" calcext:value-type="float">
            <text:p>0</text:p>
          </table:table-cell>
          <table:table-cell table:formula="of:=[.$F36]*POWER([.$G36]-[.$C36]/100;[.$S$67])" office:value-type="float" office:value="0" calcext:value-type="float">
            <text:p>0</text:p>
          </table:table-cell>
          <table:table-cell table:formula="of:=[.$F36]*POWER([.$G36]-[.$C36]/100;[.$T$67])" office:value-type="float" office:value="0" calcext:value-type="float">
            <text:p>0</text:p>
          </table:table-cell>
          <table:table-cell table:formula="of:=[.$F36]*POWER([.$G36]-[.$C36]/100;[.$U$67])" office:value-type="float" office:value="0" calcext:value-type="float">
            <text:p>0</text:p>
          </table:table-cell>
          <table:table-cell table:formula="of:=[.$F36]*POWER([.$G36]-[.$C36]/100;[.$V$67])" office:value-type="float" office:value="0" calcext:value-type="float">
            <text:p>0</text:p>
          </table:table-cell>
          <table:table-cell table:formula="of:=[.$F36]*POWER([.$G36]-[.$C36]/100;[.$W$67])" office:value-type="float" office:value="0" calcext:value-type="float">
            <text:p>0</text:p>
          </table:table-cell>
          <table:table-cell table:formula="of:=[.$F36]*POWER([.$G36]-[.$C36]/100;[.$X$67])" office:value-type="float" office:value="0" calcext:value-type="float">
            <text:p>0</text:p>
          </table:table-cell>
          <table:table-cell table:formula="of:=[.$F36]*POWER([.$G36]-[.$C36]/100;[.$Y$67])" office:value-type="float" office:value="0" calcext:value-type="float">
            <text:p>0</text:p>
          </table:table-cell>
          <table:table-cell table:formula="of:=[.$F36]*POWER([.$G36]-[.$C36]/100;[.$Z$67])" office:value-type="float" office:value="0" calcext:value-type="float">
            <text:p>0</text:p>
          </table:table-cell>
          <table:table-cell table:formula="of:=[.$F36]*POWER([.$G36]-[.$C36]/100;[.$AA$67])" office:value-type="float" office:value="0" calcext:value-type="float">
            <text:p>0</text:p>
          </table:table-cell>
          <table:table-cell table:formula="of:=[.$F36]*POWER([.$G36]-[.$C36]/100;[.$AB$67])" office:value-type="float" office:value="0" calcext:value-type="float">
            <text:p>0</text:p>
          </table:table-cell>
          <table:table-cell table:formula="of:=[.$F36]*POWER([.$G36]-[.$C36]/100;[.$AC$67])" office:value-type="float" office:value="0" calcext:value-type="float">
            <text:p>0</text:p>
          </table:table-cell>
          <table:table-cell table:formula="of:=[.$F36]*POWER([.$G36]-[.$C36]/100;[.$AD$67])" office:value-type="float" office:value="0" calcext:value-type="float">
            <text:p>0</text:p>
          </table:table-cell>
          <table:table-cell table:formula="of:=[.$F36]*POWER([.$G36]-[.$C36]/100;[.$AE$67])" office:value-type="float" office:value="0" calcext:value-type="float">
            <text:p>0</text:p>
          </table:table-cell>
          <table:table-cell table:formula="of:=[.$F36]*POWER([.$G36]-[.$C36]/100;[.$AF$67])" office:value-type="float" office:value="0" calcext:value-type="float">
            <text:p>0</text:p>
          </table:table-cell>
          <table:table-cell table:formula="of:=[.$F36]*POWER([.$G36]-[.$C36]/100;[.$AG$67])" office:value-type="float" office:value="0" calcext:value-type="float">
            <text:p>0</text:p>
          </table:table-cell>
          <table:table-cell table:formula="of:=[.$F36]*POWER([.$G36]-[.$C36]/100;[.$AH$67])" office:value-type="float" office:value="0" calcext:value-type="float">
            <text:p>0</text:p>
          </table:table-cell>
          <table:table-cell table:formula="of:=[.$F36]*POWER([.$G36]-[.$C36]/100;[.$AI$67])" office:value-type="float" office:value="0" calcext:value-type="float">
            <text:p>0</text:p>
          </table:table-cell>
          <table:table-cell table:formula="of:=[.$F36]*POWER([.$G36]-[.$C36]/100;[.$AJ$67])" office:value-type="float" office:value="0" calcext:value-type="float">
            <text:p>0</text:p>
          </table:table-cell>
          <table:table-cell table:formula="of:=[.$F36]*POWER([.$G36]-[.$C36]/100;[.$AK$67])" office:value-type="float" office:value="0" calcext:value-type="float">
            <text:p>0</text:p>
          </table:table-cell>
          <table:table-cell table:formula="of:=[.$F36]*POWER([.$G36]-[.$C36]/100;[.$AL$67])" office:value-type="float" office:value="0" calcext:value-type="float">
            <text:p>0</text:p>
          </table:table-cell>
          <table:table-cell table:formula="of:=[.$F36]*POWER([.$G36]-[.$C36]/100;[.$AM$67])" office:value-type="float" office:value="0" calcext:value-type="float">
            <text:p>0</text:p>
          </table:table-cell>
          <table:table-cell table:formula="of:=[.$F36]*POWER([.$G36]-[.$C36]/100;[.$AN$67])" office:value-type="float" office:value="0" calcext:value-type="float">
            <text:p>0</text:p>
          </table:table-cell>
          <table:table-cell table:formula="of:=[.$F36]*POWER([.$G36]-[.$C36]/100;[.$AO$67])" office:value-type="float" office:value="0" calcext:value-type="float">
            <text:p>0</text:p>
          </table:table-cell>
          <table:table-cell table:formula="of:=[.$F36]*POWER([.$G36]-[.$C36]/100;[.$AP$67])" office:value-type="float" office:value="0" calcext:value-type="float">
            <text:p>0</text:p>
          </table:table-cell>
          <table:table-cell table:formula="of:=[.$F36]*POWER([.$G36]-[.$C36]/100;[.$AQ$67])" office:value-type="float" office:value="0" calcext:value-type="float">
            <text:p>0</text:p>
          </table:table-cell>
          <table:table-cell table:formula="of:=[.$F36]*POWER([.$G36]-[.$C36]/100;[.$AR$67])" office:value-type="float" office:value="0" calcext:value-type="float">
            <text:p>0</text:p>
          </table:table-cell>
          <table:table-cell table:formula="of:=[.$F36]*POWER([.$G36]-[.$C36]/100;[.$AS$67])" office:value-type="float" office:value="0" calcext:value-type="float">
            <text:p>0</text:p>
          </table:table-cell>
          <table:table-cell table:formula="of:=[.$F36]*POWER([.$G36]-[.$C36]/100;[.$AT$67])" office:value-type="float" office:value="0" calcext:value-type="float">
            <text:p>0</text:p>
          </table:table-cell>
          <table:table-cell table:formula="of:=[.$F36]*POWER([.$G36]-[.$C36]/100;[.$AU$67])" office:value-type="float" office:value="0" calcext:value-type="float">
            <text:p>0</text:p>
          </table:table-cell>
          <table:table-cell table:formula="of:=[.$F36]*POWER([.$G36]-[.$C3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7:.BR37])" office:value-type="float" office:value="0" calcext:value-type="float">
            <text:p>0</text:p>
          </table:table-cell>
          <table:table-cell table:number-columns-repeated="6"/>
          <table:table-cell table:formula="of:=(POWER([.$G$37]-[.$C$37]/100;[.H$67])-1)/([.$G$37]-[.$C$37]/100-1)" office:value-type="float" office:value="-0" calcext:value-type="float">
            <text:p>0</text:p>
          </table:table-cell>
          <table:table-cell table:formula="of:=(POWER([.$G$37]-[.$C$37]/100;[.I$67])-1)/([.$G$37]-[.$C$37]/100-1)" office:value-type="float" office:value="1" calcext:value-type="float">
            <text:p>1</text:p>
          </table:table-cell>
          <table:table-cell table:formula="of:=(POWER([.$G$37]-[.$C$37]/100;[.J$67])-1)/([.$G$37]-[.$C$37]/100-1)" office:value-type="float" office:value="1" calcext:value-type="float">
            <text:p>1</text:p>
          </table:table-cell>
          <table:table-cell table:formula="of:=(POWER([.$G$37]-[.$C$37]/100;[.K$67])-1)/([.$G$37]-[.$C$37]/100-1)" office:value-type="float" office:value="1" calcext:value-type="float">
            <text:p>1</text:p>
          </table:table-cell>
          <table:table-cell table:formula="of:=(POWER([.$G$37]-[.$C$37]/100;[.L$67])-1)/([.$G$37]-[.$C$37]/100-1)" office:value-type="float" office:value="1" calcext:value-type="float">
            <text:p>1</text:p>
          </table:table-cell>
          <table:table-cell table:formula="of:=(POWER([.$G$37]-[.$C$37]/100;[.M$67])-1)/([.$G$37]-[.$C$37]/100-1)" office:value-type="float" office:value="1" calcext:value-type="float">
            <text:p>1</text:p>
          </table:table-cell>
          <table:table-cell table:formula="of:=(POWER([.$G$37]-[.$C$37]/100;[.N$67])-1)/([.$G$37]-[.$C$37]/100-1)" office:value-type="float" office:value="1" calcext:value-type="float">
            <text:p>1</text:p>
          </table:table-cell>
          <table:table-cell table:formula="of:=(POWER([.$G$37]-[.$C$37]/100;[.O$67])-1)/([.$G$37]-[.$C$37]/100-1)" office:value-type="float" office:value="1" calcext:value-type="float">
            <text:p>1</text:p>
          </table:table-cell>
          <table:table-cell table:formula="of:=(POWER([.$G$37]-[.$C$37]/100;[.P$67])-1)/([.$G$37]-[.$C$37]/100-1)" office:value-type="float" office:value="1" calcext:value-type="float">
            <text:p>1</text:p>
          </table:table-cell>
          <table:table-cell table:formula="of:=(POWER([.$G$37]-[.$C$37]/100;[.Q$67])-1)/([.$G$37]-[.$C$37]/100-1)" office:value-type="float" office:value="1" calcext:value-type="float">
            <text:p>1</text:p>
          </table:table-cell>
          <table:table-cell table:formula="of:=(POWER([.$G$37]-[.$C$37]/100;[.R$67])-1)/([.$G$37]-[.$C$37]/100-1)" office:value-type="float" office:value="1" calcext:value-type="float">
            <text:p>1</text:p>
          </table:table-cell>
          <table:table-cell table:formula="of:=(POWER([.$G$37]-[.$C$37]/100;[.S$67])-1)/([.$G$37]-[.$C$37]/100-1)" office:value-type="float" office:value="1" calcext:value-type="float">
            <text:p>1</text:p>
          </table:table-cell>
          <table:table-cell table:formula="of:=(POWER([.$G$37]-[.$C$37]/100;[.T$67])-1)/([.$G$37]-[.$C$37]/100-1)" office:value-type="float" office:value="1" calcext:value-type="float">
            <text:p>1</text:p>
          </table:table-cell>
          <table:table-cell table:formula="of:=(POWER([.$G$37]-[.$C$37]/100;[.U$67])-1)/([.$G$37]-[.$C$37]/100-1)" office:value-type="float" office:value="1" calcext:value-type="float">
            <text:p>1</text:p>
          </table:table-cell>
          <table:table-cell table:formula="of:=(POWER([.$G$37]-[.$C$37]/100;[.V$67])-1)/([.$G$37]-[.$C$37]/100-1)" office:value-type="float" office:value="1" calcext:value-type="float">
            <text:p>1</text:p>
          </table:table-cell>
          <table:table-cell table:formula="of:=(POWER([.$G$37]-[.$C$37]/100;[.W$67])-1)/([.$G$37]-[.$C$37]/100-1)" office:value-type="float" office:value="1" calcext:value-type="float">
            <text:p>1</text:p>
          </table:table-cell>
          <table:table-cell table:formula="of:=(POWER([.$G$37]-[.$C$37]/100;[.X$67])-1)/([.$G$37]-[.$C$37]/100-1)" office:value-type="float" office:value="1" calcext:value-type="float">
            <text:p>1</text:p>
          </table:table-cell>
          <table:table-cell table:formula="of:=(POWER([.$G$37]-[.$C$37]/100;[.Y$67])-1)/([.$G$37]-[.$C$37]/100-1)" office:value-type="float" office:value="1" calcext:value-type="float">
            <text:p>1</text:p>
          </table:table-cell>
          <table:table-cell table:formula="of:=(POWER([.$G$37]-[.$C$37]/100;[.Z$67])-1)/([.$G$37]-[.$C$37]/100-1)" office:value-type="float" office:value="1" calcext:value-type="float">
            <text:p>1</text:p>
          </table:table-cell>
          <table:table-cell table:formula="of:=(POWER([.$G$37]-[.$C$37]/100;[.AA$67])-1)/([.$G$37]-[.$C$37]/100-1)" office:value-type="float" office:value="1" calcext:value-type="float">
            <text:p>1</text:p>
          </table:table-cell>
          <table:table-cell table:formula="of:=(POWER([.$G$37]-[.$C$37]/100;[.AB$67])-1)/([.$G$37]-[.$C$37]/100-1)" office:value-type="float" office:value="1" calcext:value-type="float">
            <text:p>1</text:p>
          </table:table-cell>
          <table:table-cell table:formula="of:=(POWER([.$G$37]-[.$C$37]/100;[.AC$67])-1)/([.$G$37]-[.$C$37]/100-1)" office:value-type="float" office:value="1" calcext:value-type="float">
            <text:p>1</text:p>
          </table:table-cell>
          <table:table-cell table:formula="of:=(POWER([.$G$37]-[.$C$37]/100;[.AD$67])-1)/([.$G$37]-[.$C$37]/100-1)" office:value-type="float" office:value="1" calcext:value-type="float">
            <text:p>1</text:p>
          </table:table-cell>
          <table:table-cell table:formula="of:=(POWER([.$G$37]-[.$C$37]/100;[.AE$67])-1)/([.$G$37]-[.$C$37]/100-1)" office:value-type="float" office:value="1" calcext:value-type="float">
            <text:p>1</text:p>
          </table:table-cell>
          <table:table-cell table:formula="of:=(POWER([.$G$37]-[.$C$37]/100;[.AF$67])-1)/([.$G$37]-[.$C$37]/100-1)" office:value-type="float" office:value="1" calcext:value-type="float">
            <text:p>1</text:p>
          </table:table-cell>
          <table:table-cell table:formula="of:=(POWER([.$G$37]-[.$C$37]/100;[.AG$67])-1)/([.$G$37]-[.$C$37]/100-1)" office:value-type="float" office:value="1" calcext:value-type="float">
            <text:p>1</text:p>
          </table:table-cell>
          <table:table-cell table:formula="of:=(POWER([.$G$37]-[.$C$37]/100;[.AH$67])-1)/([.$G$37]-[.$C$37]/100-1)" office:value-type="float" office:value="1" calcext:value-type="float">
            <text:p>1</text:p>
          </table:table-cell>
          <table:table-cell table:formula="of:=(POWER([.$G$37]-[.$C$37]/100;[.AI$67])-1)/([.$G$37]-[.$C$37]/100-1)" office:value-type="float" office:value="1" calcext:value-type="float">
            <text:p>1</text:p>
          </table:table-cell>
          <table:table-cell table:formula="of:=(POWER([.$G$37]-[.$C$37]/100;[.AJ$67])-1)/([.$G$37]-[.$C$37]/100-1)" office:value-type="float" office:value="1" calcext:value-type="float">
            <text:p>1</text:p>
          </table:table-cell>
          <table:table-cell table:formula="of:=(POWER([.$G$37]-[.$C$37]/100;[.AK$67])-1)/([.$G$37]-[.$C$37]/100-1)" office:value-type="float" office:value="1" calcext:value-type="float">
            <text:p>1</text:p>
          </table:table-cell>
          <table:table-cell table:formula="of:=(POWER([.$G$37]-[.$C$37]/100;[.AL$67])-1)/([.$G$37]-[.$C$37]/100-1)" office:value-type="float" office:value="1" calcext:value-type="float">
            <text:p>1</text:p>
          </table:table-cell>
          <table:table-cell table:formula="of:=(POWER([.$G$37]-[.$C$37]/100;[.AM$67])-1)/([.$G$37]-[.$C$37]/100-1)" office:value-type="float" office:value="1" calcext:value-type="float">
            <text:p>1</text:p>
          </table:table-cell>
          <table:table-cell table:formula="of:=(POWER([.$G$37]-[.$C$37]/100;[.AN$67])-1)/([.$G$37]-[.$C$37]/100-1)" office:value-type="float" office:value="1" calcext:value-type="float">
            <text:p>1</text:p>
          </table:table-cell>
          <table:table-cell table:formula="of:=(POWER([.$G$37]-[.$C$37]/100;[.AO$67])-1)/([.$G$37]-[.$C$37]/100-1)" office:value-type="float" office:value="1" calcext:value-type="float">
            <text:p>1</text:p>
          </table:table-cell>
          <table:table-cell table:formula="of:=(POWER([.$G$37]-[.$C$37]/100;[.AP$67])-1)/([.$G$37]-[.$C$37]/100-1)" office:value-type="float" office:value="1" calcext:value-type="float">
            <text:p>1</text:p>
          </table:table-cell>
          <table:table-cell table:formula="of:=(POWER([.$G$37]-[.$C$37]/100;[.AQ$67])-1)/([.$G$37]-[.$C$37]/100-1)" office:value-type="float" office:value="1" calcext:value-type="float">
            <text:p>1</text:p>
          </table:table-cell>
          <table:table-cell table:formula="of:=(POWER([.$G$37]-[.$C$37]/100;[.AR$67])-1)/([.$G$37]-[.$C$37]/100-1)" office:value-type="float" office:value="1" calcext:value-type="float">
            <text:p>1</text:p>
          </table:table-cell>
          <table:table-cell table:formula="of:=(POWER([.$G$37]-[.$C$37]/100;[.AS$67])-1)/([.$G$37]-[.$C$37]/100-1)" office:value-type="float" office:value="1" calcext:value-type="float">
            <text:p>1</text:p>
          </table:table-cell>
          <table:table-cell table:formula="of:=(POWER([.$G$37]-[.$C$37]/100;[.AT$67])-1)/([.$G$37]-[.$C$37]/100-1)" office:value-type="float" office:value="1" calcext:value-type="float">
            <text:p>1</text:p>
          </table:table-cell>
          <table:table-cell table:formula="of:=(POWER([.$G$37]-[.$C$37]/100;[.AU$67])-1)/([.$G$37]-[.$C$37]/100-1)" office:value-type="float" office:value="1" calcext:value-type="float">
            <text:p>1</text:p>
          </table:table-cell>
          <table:table-cell table:formula="of:=(POWER([.$G$37]-[.$C$37]/100;[.AV$67])-1)/([.$G$37]-[.$C$37]/100-1)" office:value-type="float" office:value="1" calcext:value-type="float">
            <text:p>1</text:p>
          </table:table-cell>
          <table:table-cell table:number-columns-repeated="2"/>
          <table:table-cell table:formula="of:=[.$F37]*POWER([.$G37]-[.$C37]/100;[.$H$67])" office:value-type="float" office:value="0" calcext:value-type="float">
            <text:p>0</text:p>
          </table:table-cell>
          <table:table-cell table:formula="of:=[.$F37]*POWER([.$G37]-[.$C37]/100;[.$I$67])" office:value-type="float" office:value="0" calcext:value-type="float">
            <text:p>0</text:p>
          </table:table-cell>
          <table:table-cell table:formula="of:=[.$F37]*POWER([.$G37]-[.$C37]/100;[.$J$67])" office:value-type="float" office:value="0" calcext:value-type="float">
            <text:p>0</text:p>
          </table:table-cell>
          <table:table-cell table:formula="of:=[.$F37]*POWER([.$G37]-[.$C37]/100;[.$K$67])" office:value-type="float" office:value="0" calcext:value-type="float">
            <text:p>0</text:p>
          </table:table-cell>
          <table:table-cell table:formula="of:=[.$F37]*POWER([.$G37]-[.$C37]/100;[.$L$67])" office:value-type="float" office:value="0" calcext:value-type="float">
            <text:p>0</text:p>
          </table:table-cell>
          <table:table-cell table:formula="of:=[.$F37]*POWER([.$G37]-[.$C37]/100;[.$M$67])" office:value-type="float" office:value="0" calcext:value-type="float">
            <text:p>0</text:p>
          </table:table-cell>
          <table:table-cell table:formula="of:=[.$F37]*POWER([.$G37]-[.$C37]/100;[.$N$67])" office:value-type="float" office:value="0" calcext:value-type="float">
            <text:p>0</text:p>
          </table:table-cell>
          <table:table-cell table:formula="of:=[.$F37]*POWER([.$G37]-[.$C37]/100;[.$O$67])" office:value-type="float" office:value="0" calcext:value-type="float">
            <text:p>0</text:p>
          </table:table-cell>
          <table:table-cell table:formula="of:=[.$F37]*POWER([.$G37]-[.$C37]/100;[.$P$67])" office:value-type="float" office:value="0" calcext:value-type="float">
            <text:p>0</text:p>
          </table:table-cell>
          <table:table-cell table:formula="of:=[.$F37]*POWER([.$G37]-[.$C37]/100;[.$Q$67])" office:value-type="float" office:value="0" calcext:value-type="float">
            <text:p>0</text:p>
          </table:table-cell>
          <table:table-cell table:formula="of:=[.$F37]*POWER([.$G37]-[.$C37]/100;[.$R$67])" office:value-type="float" office:value="0" calcext:value-type="float">
            <text:p>0</text:p>
          </table:table-cell>
          <table:table-cell table:formula="of:=[.$F37]*POWER([.$G37]-[.$C37]/100;[.$S$67])" office:value-type="float" office:value="0" calcext:value-type="float">
            <text:p>0</text:p>
          </table:table-cell>
          <table:table-cell table:formula="of:=[.$F37]*POWER([.$G37]-[.$C37]/100;[.$T$67])" office:value-type="float" office:value="0" calcext:value-type="float">
            <text:p>0</text:p>
          </table:table-cell>
          <table:table-cell table:formula="of:=[.$F37]*POWER([.$G37]-[.$C37]/100;[.$U$67])" office:value-type="float" office:value="0" calcext:value-type="float">
            <text:p>0</text:p>
          </table:table-cell>
          <table:table-cell table:formula="of:=[.$F37]*POWER([.$G37]-[.$C37]/100;[.$V$67])" office:value-type="float" office:value="0" calcext:value-type="float">
            <text:p>0</text:p>
          </table:table-cell>
          <table:table-cell table:formula="of:=[.$F37]*POWER([.$G37]-[.$C37]/100;[.$W$67])" office:value-type="float" office:value="0" calcext:value-type="float">
            <text:p>0</text:p>
          </table:table-cell>
          <table:table-cell table:formula="of:=[.$F37]*POWER([.$G37]-[.$C37]/100;[.$X$67])" office:value-type="float" office:value="0" calcext:value-type="float">
            <text:p>0</text:p>
          </table:table-cell>
          <table:table-cell table:formula="of:=[.$F37]*POWER([.$G37]-[.$C37]/100;[.$Y$67])" office:value-type="float" office:value="0" calcext:value-type="float">
            <text:p>0</text:p>
          </table:table-cell>
          <table:table-cell table:formula="of:=[.$F37]*POWER([.$G37]-[.$C37]/100;[.$Z$67])" office:value-type="float" office:value="0" calcext:value-type="float">
            <text:p>0</text:p>
          </table:table-cell>
          <table:table-cell table:formula="of:=[.$F37]*POWER([.$G37]-[.$C37]/100;[.$AA$67])" office:value-type="float" office:value="0" calcext:value-type="float">
            <text:p>0</text:p>
          </table:table-cell>
          <table:table-cell table:formula="of:=[.$F37]*POWER([.$G37]-[.$C37]/100;[.$AB$67])" office:value-type="float" office:value="0" calcext:value-type="float">
            <text:p>0</text:p>
          </table:table-cell>
          <table:table-cell table:formula="of:=[.$F37]*POWER([.$G37]-[.$C37]/100;[.$AC$67])" office:value-type="float" office:value="0" calcext:value-type="float">
            <text:p>0</text:p>
          </table:table-cell>
          <table:table-cell table:formula="of:=[.$F37]*POWER([.$G37]-[.$C37]/100;[.$AD$67])" office:value-type="float" office:value="0" calcext:value-type="float">
            <text:p>0</text:p>
          </table:table-cell>
          <table:table-cell table:formula="of:=[.$F37]*POWER([.$G37]-[.$C37]/100;[.$AE$67])" office:value-type="float" office:value="0" calcext:value-type="float">
            <text:p>0</text:p>
          </table:table-cell>
          <table:table-cell table:formula="of:=[.$F37]*POWER([.$G37]-[.$C37]/100;[.$AF$67])" office:value-type="float" office:value="0" calcext:value-type="float">
            <text:p>0</text:p>
          </table:table-cell>
          <table:table-cell table:formula="of:=[.$F37]*POWER([.$G37]-[.$C37]/100;[.$AG$67])" office:value-type="float" office:value="0" calcext:value-type="float">
            <text:p>0</text:p>
          </table:table-cell>
          <table:table-cell table:formula="of:=[.$F37]*POWER([.$G37]-[.$C37]/100;[.$AH$67])" office:value-type="float" office:value="0" calcext:value-type="float">
            <text:p>0</text:p>
          </table:table-cell>
          <table:table-cell table:formula="of:=[.$F37]*POWER([.$G37]-[.$C37]/100;[.$AI$67])" office:value-type="float" office:value="0" calcext:value-type="float">
            <text:p>0</text:p>
          </table:table-cell>
          <table:table-cell table:formula="of:=[.$F37]*POWER([.$G37]-[.$C37]/100;[.$AJ$67])" office:value-type="float" office:value="0" calcext:value-type="float">
            <text:p>0</text:p>
          </table:table-cell>
          <table:table-cell table:formula="of:=[.$F37]*POWER([.$G37]-[.$C37]/100;[.$AK$67])" office:value-type="float" office:value="0" calcext:value-type="float">
            <text:p>0</text:p>
          </table:table-cell>
          <table:table-cell table:formula="of:=[.$F37]*POWER([.$G37]-[.$C37]/100;[.$AL$67])" office:value-type="float" office:value="0" calcext:value-type="float">
            <text:p>0</text:p>
          </table:table-cell>
          <table:table-cell table:formula="of:=[.$F37]*POWER([.$G37]-[.$C37]/100;[.$AM$67])" office:value-type="float" office:value="0" calcext:value-type="float">
            <text:p>0</text:p>
          </table:table-cell>
          <table:table-cell table:formula="of:=[.$F37]*POWER([.$G37]-[.$C37]/100;[.$AN$67])" office:value-type="float" office:value="0" calcext:value-type="float">
            <text:p>0</text:p>
          </table:table-cell>
          <table:table-cell table:formula="of:=[.$F37]*POWER([.$G37]-[.$C37]/100;[.$AO$67])" office:value-type="float" office:value="0" calcext:value-type="float">
            <text:p>0</text:p>
          </table:table-cell>
          <table:table-cell table:formula="of:=[.$F37]*POWER([.$G37]-[.$C37]/100;[.$AP$67])" office:value-type="float" office:value="0" calcext:value-type="float">
            <text:p>0</text:p>
          </table:table-cell>
          <table:table-cell table:formula="of:=[.$F37]*POWER([.$G37]-[.$C37]/100;[.$AQ$67])" office:value-type="float" office:value="0" calcext:value-type="float">
            <text:p>0</text:p>
          </table:table-cell>
          <table:table-cell table:formula="of:=[.$F37]*POWER([.$G37]-[.$C37]/100;[.$AR$67])" office:value-type="float" office:value="0" calcext:value-type="float">
            <text:p>0</text:p>
          </table:table-cell>
          <table:table-cell table:formula="of:=[.$F37]*POWER([.$G37]-[.$C37]/100;[.$AS$67])" office:value-type="float" office:value="0" calcext:value-type="float">
            <text:p>0</text:p>
          </table:table-cell>
          <table:table-cell table:formula="of:=[.$F37]*POWER([.$G37]-[.$C37]/100;[.$AT$67])" office:value-type="float" office:value="0" calcext:value-type="float">
            <text:p>0</text:p>
          </table:table-cell>
          <table:table-cell table:formula="of:=[.$F37]*POWER([.$G37]-[.$C37]/100;[.$AU$67])" office:value-type="float" office:value="0" calcext:value-type="float">
            <text:p>0</text:p>
          </table:table-cell>
          <table:table-cell table:formula="of:=[.$F37]*POWER([.$G37]-[.$C3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1"/>
          <table:table-cell table:formula="of:=SUM([.H38:.BR38])" office:value-type="float" office:value="0" calcext:value-type="float">
            <text:p>0</text:p>
          </table:table-cell>
          <table:table-cell table:number-columns-repeated="6"/>
          <table:table-cell table:formula="of:=(POWER([.$G$38]-[.$C$38]/100;[.H$67])-1)/([.$G$38]-[.$C$38]/100-1)" office:value-type="float" office:value="-0" calcext:value-type="float">
            <text:p>0</text:p>
          </table:table-cell>
          <table:table-cell table:formula="of:=(POWER([.$G$38]-[.$C$38]/100;[.I$67])-1)/([.$G$38]-[.$C$38]/100-1)" office:value-type="float" office:value="1" calcext:value-type="float">
            <text:p>1</text:p>
          </table:table-cell>
          <table:table-cell table:formula="of:=(POWER([.$G$38]-[.$C$38]/100;[.J$67])-1)/([.$G$38]-[.$C$38]/100-1)" office:value-type="float" office:value="1" calcext:value-type="float">
            <text:p>1</text:p>
          </table:table-cell>
          <table:table-cell table:formula="of:=(POWER([.$G$38]-[.$C$38]/100;[.K$67])-1)/([.$G$38]-[.$C$38]/100-1)" office:value-type="float" office:value="1" calcext:value-type="float">
            <text:p>1</text:p>
          </table:table-cell>
          <table:table-cell table:formula="of:=(POWER([.$G$38]-[.$C$38]/100;[.L$67])-1)/([.$G$38]-[.$C$38]/100-1)" office:value-type="float" office:value="1" calcext:value-type="float">
            <text:p>1</text:p>
          </table:table-cell>
          <table:table-cell table:formula="of:=(POWER([.$G$38]-[.$C$38]/100;[.M$67])-1)/([.$G$38]-[.$C$38]/100-1)" office:value-type="float" office:value="1" calcext:value-type="float">
            <text:p>1</text:p>
          </table:table-cell>
          <table:table-cell table:formula="of:=(POWER([.$G$38]-[.$C$38]/100;[.N$67])-1)/([.$G$38]-[.$C$38]/100-1)" office:value-type="float" office:value="1" calcext:value-type="float">
            <text:p>1</text:p>
          </table:table-cell>
          <table:table-cell table:formula="of:=(POWER([.$G$38]-[.$C$38]/100;[.O$67])-1)/([.$G$38]-[.$C$38]/100-1)" office:value-type="float" office:value="1" calcext:value-type="float">
            <text:p>1</text:p>
          </table:table-cell>
          <table:table-cell table:formula="of:=(POWER([.$G$38]-[.$C$38]/100;[.P$67])-1)/([.$G$38]-[.$C$38]/100-1)" office:value-type="float" office:value="1" calcext:value-type="float">
            <text:p>1</text:p>
          </table:table-cell>
          <table:table-cell table:formula="of:=(POWER([.$G$38]-[.$C$38]/100;[.Q$67])-1)/([.$G$38]-[.$C$38]/100-1)" office:value-type="float" office:value="1" calcext:value-type="float">
            <text:p>1</text:p>
          </table:table-cell>
          <table:table-cell table:formula="of:=(POWER([.$G$38]-[.$C$38]/100;[.R$67])-1)/([.$G$38]-[.$C$38]/100-1)" office:value-type="float" office:value="1" calcext:value-type="float">
            <text:p>1</text:p>
          </table:table-cell>
          <table:table-cell table:formula="of:=(POWER([.$G$38]-[.$C$38]/100;[.S$67])-1)/([.$G$38]-[.$C$38]/100-1)" office:value-type="float" office:value="1" calcext:value-type="float">
            <text:p>1</text:p>
          </table:table-cell>
          <table:table-cell table:formula="of:=(POWER([.$G$38]-[.$C$38]/100;[.T$67])-1)/([.$G$38]-[.$C$38]/100-1)" office:value-type="float" office:value="1" calcext:value-type="float">
            <text:p>1</text:p>
          </table:table-cell>
          <table:table-cell table:formula="of:=(POWER([.$G$38]-[.$C$38]/100;[.U$67])-1)/([.$G$38]-[.$C$38]/100-1)" office:value-type="float" office:value="1" calcext:value-type="float">
            <text:p>1</text:p>
          </table:table-cell>
          <table:table-cell table:formula="of:=(POWER([.$G$38]-[.$C$38]/100;[.V$67])-1)/([.$G$38]-[.$C$38]/100-1)" office:value-type="float" office:value="1" calcext:value-type="float">
            <text:p>1</text:p>
          </table:table-cell>
          <table:table-cell table:formula="of:=(POWER([.$G$38]-[.$C$38]/100;[.W$67])-1)/([.$G$38]-[.$C$38]/100-1)" office:value-type="float" office:value="1" calcext:value-type="float">
            <text:p>1</text:p>
          </table:table-cell>
          <table:table-cell table:formula="of:=(POWER([.$G$38]-[.$C$38]/100;[.X$67])-1)/([.$G$38]-[.$C$38]/100-1)" office:value-type="float" office:value="1" calcext:value-type="float">
            <text:p>1</text:p>
          </table:table-cell>
          <table:table-cell table:formula="of:=(POWER([.$G$38]-[.$C$38]/100;[.Y$67])-1)/([.$G$38]-[.$C$38]/100-1)" office:value-type="float" office:value="1" calcext:value-type="float">
            <text:p>1</text:p>
          </table:table-cell>
          <table:table-cell table:formula="of:=(POWER([.$G$38]-[.$C$38]/100;[.Z$67])-1)/([.$G$38]-[.$C$38]/100-1)" office:value-type="float" office:value="1" calcext:value-type="float">
            <text:p>1</text:p>
          </table:table-cell>
          <table:table-cell table:formula="of:=(POWER([.$G$38]-[.$C$38]/100;[.AA$67])-1)/([.$G$38]-[.$C$38]/100-1)" office:value-type="float" office:value="1" calcext:value-type="float">
            <text:p>1</text:p>
          </table:table-cell>
          <table:table-cell table:formula="of:=(POWER([.$G$38]-[.$C$38]/100;[.AB$67])-1)/([.$G$38]-[.$C$38]/100-1)" office:value-type="float" office:value="1" calcext:value-type="float">
            <text:p>1</text:p>
          </table:table-cell>
          <table:table-cell table:formula="of:=(POWER([.$G$38]-[.$C$38]/100;[.AC$67])-1)/([.$G$38]-[.$C$38]/100-1)" office:value-type="float" office:value="1" calcext:value-type="float">
            <text:p>1</text:p>
          </table:table-cell>
          <table:table-cell table:formula="of:=(POWER([.$G$38]-[.$C$38]/100;[.AD$67])-1)/([.$G$38]-[.$C$38]/100-1)" office:value-type="float" office:value="1" calcext:value-type="float">
            <text:p>1</text:p>
          </table:table-cell>
          <table:table-cell table:formula="of:=(POWER([.$G$38]-[.$C$38]/100;[.AE$67])-1)/([.$G$38]-[.$C$38]/100-1)" office:value-type="float" office:value="1" calcext:value-type="float">
            <text:p>1</text:p>
          </table:table-cell>
          <table:table-cell table:formula="of:=(POWER([.$G$38]-[.$C$38]/100;[.AF$67])-1)/([.$G$38]-[.$C$38]/100-1)" office:value-type="float" office:value="1" calcext:value-type="float">
            <text:p>1</text:p>
          </table:table-cell>
          <table:table-cell table:formula="of:=(POWER([.$G$38]-[.$C$38]/100;[.AG$67])-1)/([.$G$38]-[.$C$38]/100-1)" office:value-type="float" office:value="1" calcext:value-type="float">
            <text:p>1</text:p>
          </table:table-cell>
          <table:table-cell table:formula="of:=(POWER([.$G$38]-[.$C$38]/100;[.AH$67])-1)/([.$G$38]-[.$C$38]/100-1)" office:value-type="float" office:value="1" calcext:value-type="float">
            <text:p>1</text:p>
          </table:table-cell>
          <table:table-cell table:formula="of:=(POWER([.$G$38]-[.$C$38]/100;[.AI$67])-1)/([.$G$38]-[.$C$38]/100-1)" office:value-type="float" office:value="1" calcext:value-type="float">
            <text:p>1</text:p>
          </table:table-cell>
          <table:table-cell table:formula="of:=(POWER([.$G$38]-[.$C$38]/100;[.AJ$67])-1)/([.$G$38]-[.$C$38]/100-1)" office:value-type="float" office:value="1" calcext:value-type="float">
            <text:p>1</text:p>
          </table:table-cell>
          <table:table-cell table:formula="of:=(POWER([.$G$38]-[.$C$38]/100;[.AK$67])-1)/([.$G$38]-[.$C$38]/100-1)" office:value-type="float" office:value="1" calcext:value-type="float">
            <text:p>1</text:p>
          </table:table-cell>
          <table:table-cell table:formula="of:=(POWER([.$G$38]-[.$C$38]/100;[.AL$67])-1)/([.$G$38]-[.$C$38]/100-1)" office:value-type="float" office:value="1" calcext:value-type="float">
            <text:p>1</text:p>
          </table:table-cell>
          <table:table-cell table:formula="of:=(POWER([.$G$38]-[.$C$38]/100;[.AM$67])-1)/([.$G$38]-[.$C$38]/100-1)" office:value-type="float" office:value="1" calcext:value-type="float">
            <text:p>1</text:p>
          </table:table-cell>
          <table:table-cell table:formula="of:=(POWER([.$G$38]-[.$C$38]/100;[.AN$67])-1)/([.$G$38]-[.$C$38]/100-1)" office:value-type="float" office:value="1" calcext:value-type="float">
            <text:p>1</text:p>
          </table:table-cell>
          <table:table-cell table:formula="of:=(POWER([.$G$38]-[.$C$38]/100;[.AO$67])-1)/([.$G$38]-[.$C$38]/100-1)" office:value-type="float" office:value="1" calcext:value-type="float">
            <text:p>1</text:p>
          </table:table-cell>
          <table:table-cell table:formula="of:=(POWER([.$G$38]-[.$C$38]/100;[.AP$67])-1)/([.$G$38]-[.$C$38]/100-1)" office:value-type="float" office:value="1" calcext:value-type="float">
            <text:p>1</text:p>
          </table:table-cell>
          <table:table-cell table:formula="of:=(POWER([.$G$38]-[.$C$38]/100;[.AQ$67])-1)/([.$G$38]-[.$C$38]/100-1)" office:value-type="float" office:value="1" calcext:value-type="float">
            <text:p>1</text:p>
          </table:table-cell>
          <table:table-cell table:formula="of:=(POWER([.$G$38]-[.$C$38]/100;[.AR$67])-1)/([.$G$38]-[.$C$38]/100-1)" office:value-type="float" office:value="1" calcext:value-type="float">
            <text:p>1</text:p>
          </table:table-cell>
          <table:table-cell table:formula="of:=(POWER([.$G$38]-[.$C$38]/100;[.AS$67])-1)/([.$G$38]-[.$C$38]/100-1)" office:value-type="float" office:value="1" calcext:value-type="float">
            <text:p>1</text:p>
          </table:table-cell>
          <table:table-cell table:formula="of:=(POWER([.$G$38]-[.$C$38]/100;[.AT$67])-1)/([.$G$38]-[.$C$38]/100-1)" office:value-type="float" office:value="1" calcext:value-type="float">
            <text:p>1</text:p>
          </table:table-cell>
          <table:table-cell table:formula="of:=(POWER([.$G$38]-[.$C$38]/100;[.AU$67])-1)/([.$G$38]-[.$C$38]/100-1)" office:value-type="float" office:value="1" calcext:value-type="float">
            <text:p>1</text:p>
          </table:table-cell>
          <table:table-cell table:formula="of:=(POWER([.$G$38]-[.$C$38]/100;[.AV$67])-1)/([.$G$38]-[.$C$38]/100-1)" office:value-type="float" office:value="1" calcext:value-type="float">
            <text:p>1</text:p>
          </table:table-cell>
          <table:table-cell table:number-columns-repeated="2"/>
          <table:table-cell table:formula="of:=[.$F38]*POWER([.$G38]-[.$C38]/100;[.$H$67])" office:value-type="float" office:value="0" calcext:value-type="float">
            <text:p>0</text:p>
          </table:table-cell>
          <table:table-cell table:formula="of:=[.$F38]*POWER([.$G38]-[.$C38]/100;[.$I$67])" office:value-type="float" office:value="0" calcext:value-type="float">
            <text:p>0</text:p>
          </table:table-cell>
          <table:table-cell table:formula="of:=[.$F38]*POWER([.$G38]-[.$C38]/100;[.$J$67])" office:value-type="float" office:value="0" calcext:value-type="float">
            <text:p>0</text:p>
          </table:table-cell>
          <table:table-cell table:formula="of:=[.$F38]*POWER([.$G38]-[.$C38]/100;[.$K$67])" office:value-type="float" office:value="0" calcext:value-type="float">
            <text:p>0</text:p>
          </table:table-cell>
          <table:table-cell table:formula="of:=[.$F38]*POWER([.$G38]-[.$C38]/100;[.$L$67])" office:value-type="float" office:value="0" calcext:value-type="float">
            <text:p>0</text:p>
          </table:table-cell>
          <table:table-cell table:formula="of:=[.$F38]*POWER([.$G38]-[.$C38]/100;[.$M$67])" office:value-type="float" office:value="0" calcext:value-type="float">
            <text:p>0</text:p>
          </table:table-cell>
          <table:table-cell table:formula="of:=[.$F38]*POWER([.$G38]-[.$C38]/100;[.$N$67])" office:value-type="float" office:value="0" calcext:value-type="float">
            <text:p>0</text:p>
          </table:table-cell>
          <table:table-cell table:formula="of:=[.$F38]*POWER([.$G38]-[.$C38]/100;[.$O$67])" office:value-type="float" office:value="0" calcext:value-type="float">
            <text:p>0</text:p>
          </table:table-cell>
          <table:table-cell table:formula="of:=[.$F38]*POWER([.$G38]-[.$C38]/100;[.$P$67])" office:value-type="float" office:value="0" calcext:value-type="float">
            <text:p>0</text:p>
          </table:table-cell>
          <table:table-cell table:formula="of:=[.$F38]*POWER([.$G38]-[.$C38]/100;[.$Q$67])" office:value-type="float" office:value="0" calcext:value-type="float">
            <text:p>0</text:p>
          </table:table-cell>
          <table:table-cell table:formula="of:=[.$F38]*POWER([.$G38]-[.$C38]/100;[.$R$67])" office:value-type="float" office:value="0" calcext:value-type="float">
            <text:p>0</text:p>
          </table:table-cell>
          <table:table-cell table:formula="of:=[.$F38]*POWER([.$G38]-[.$C38]/100;[.$S$67])" office:value-type="float" office:value="0" calcext:value-type="float">
            <text:p>0</text:p>
          </table:table-cell>
          <table:table-cell table:formula="of:=[.$F38]*POWER([.$G38]-[.$C38]/100;[.$T$67])" office:value-type="float" office:value="0" calcext:value-type="float">
            <text:p>0</text:p>
          </table:table-cell>
          <table:table-cell table:formula="of:=[.$F38]*POWER([.$G38]-[.$C38]/100;[.$U$67])" office:value-type="float" office:value="0" calcext:value-type="float">
            <text:p>0</text:p>
          </table:table-cell>
          <table:table-cell table:formula="of:=[.$F38]*POWER([.$G38]-[.$C38]/100;[.$V$67])" office:value-type="float" office:value="0" calcext:value-type="float">
            <text:p>0</text:p>
          </table:table-cell>
          <table:table-cell table:formula="of:=[.$F38]*POWER([.$G38]-[.$C38]/100;[.$W$67])" office:value-type="float" office:value="0" calcext:value-type="float">
            <text:p>0</text:p>
          </table:table-cell>
          <table:table-cell table:formula="of:=[.$F38]*POWER([.$G38]-[.$C38]/100;[.$X$67])" office:value-type="float" office:value="0" calcext:value-type="float">
            <text:p>0</text:p>
          </table:table-cell>
          <table:table-cell table:formula="of:=[.$F38]*POWER([.$G38]-[.$C38]/100;[.$Y$67])" office:value-type="float" office:value="0" calcext:value-type="float">
            <text:p>0</text:p>
          </table:table-cell>
          <table:table-cell table:formula="of:=[.$F38]*POWER([.$G38]-[.$C38]/100;[.$Z$67])" office:value-type="float" office:value="0" calcext:value-type="float">
            <text:p>0</text:p>
          </table:table-cell>
          <table:table-cell table:formula="of:=[.$F38]*POWER([.$G38]-[.$C38]/100;[.$AA$67])" office:value-type="float" office:value="0" calcext:value-type="float">
            <text:p>0</text:p>
          </table:table-cell>
          <table:table-cell table:formula="of:=[.$F38]*POWER([.$G38]-[.$C38]/100;[.$AB$67])" office:value-type="float" office:value="0" calcext:value-type="float">
            <text:p>0</text:p>
          </table:table-cell>
          <table:table-cell table:formula="of:=[.$F38]*POWER([.$G38]-[.$C38]/100;[.$AC$67])" office:value-type="float" office:value="0" calcext:value-type="float">
            <text:p>0</text:p>
          </table:table-cell>
          <table:table-cell table:formula="of:=[.$F38]*POWER([.$G38]-[.$C38]/100;[.$AD$67])" office:value-type="float" office:value="0" calcext:value-type="float">
            <text:p>0</text:p>
          </table:table-cell>
          <table:table-cell table:formula="of:=[.$F38]*POWER([.$G38]-[.$C38]/100;[.$AE$67])" office:value-type="float" office:value="0" calcext:value-type="float">
            <text:p>0</text:p>
          </table:table-cell>
          <table:table-cell table:formula="of:=[.$F38]*POWER([.$G38]-[.$C38]/100;[.$AF$67])" office:value-type="float" office:value="0" calcext:value-type="float">
            <text:p>0</text:p>
          </table:table-cell>
          <table:table-cell table:formula="of:=[.$F38]*POWER([.$G38]-[.$C38]/100;[.$AG$67])" office:value-type="float" office:value="0" calcext:value-type="float">
            <text:p>0</text:p>
          </table:table-cell>
          <table:table-cell table:formula="of:=[.$F38]*POWER([.$G38]-[.$C38]/100;[.$AH$67])" office:value-type="float" office:value="0" calcext:value-type="float">
            <text:p>0</text:p>
          </table:table-cell>
          <table:table-cell table:formula="of:=[.$F38]*POWER([.$G38]-[.$C38]/100;[.$AI$67])" office:value-type="float" office:value="0" calcext:value-type="float">
            <text:p>0</text:p>
          </table:table-cell>
          <table:table-cell table:formula="of:=[.$F38]*POWER([.$G38]-[.$C38]/100;[.$AJ$67])" office:value-type="float" office:value="0" calcext:value-type="float">
            <text:p>0</text:p>
          </table:table-cell>
          <table:table-cell table:formula="of:=[.$F38]*POWER([.$G38]-[.$C38]/100;[.$AK$67])" office:value-type="float" office:value="0" calcext:value-type="float">
            <text:p>0</text:p>
          </table:table-cell>
          <table:table-cell table:formula="of:=[.$F38]*POWER([.$G38]-[.$C38]/100;[.$AL$67])" office:value-type="float" office:value="0" calcext:value-type="float">
            <text:p>0</text:p>
          </table:table-cell>
          <table:table-cell table:formula="of:=[.$F38]*POWER([.$G38]-[.$C38]/100;[.$AM$67])" office:value-type="float" office:value="0" calcext:value-type="float">
            <text:p>0</text:p>
          </table:table-cell>
          <table:table-cell table:formula="of:=[.$F38]*POWER([.$G38]-[.$C38]/100;[.$AN$67])" office:value-type="float" office:value="0" calcext:value-type="float">
            <text:p>0</text:p>
          </table:table-cell>
          <table:table-cell table:formula="of:=[.$F38]*POWER([.$G38]-[.$C38]/100;[.$AO$67])" office:value-type="float" office:value="0" calcext:value-type="float">
            <text:p>0</text:p>
          </table:table-cell>
          <table:table-cell table:formula="of:=[.$F38]*POWER([.$G38]-[.$C38]/100;[.$AP$67])" office:value-type="float" office:value="0" calcext:value-type="float">
            <text:p>0</text:p>
          </table:table-cell>
          <table:table-cell table:formula="of:=[.$F38]*POWER([.$G38]-[.$C38]/100;[.$AQ$67])" office:value-type="float" office:value="0" calcext:value-type="float">
            <text:p>0</text:p>
          </table:table-cell>
          <table:table-cell table:formula="of:=[.$F38]*POWER([.$G38]-[.$C38]/100;[.$AR$67])" office:value-type="float" office:value="0" calcext:value-type="float">
            <text:p>0</text:p>
          </table:table-cell>
          <table:table-cell table:formula="of:=[.$F38]*POWER([.$G38]-[.$C38]/100;[.$AS$67])" office:value-type="float" office:value="0" calcext:value-type="float">
            <text:p>0</text:p>
          </table:table-cell>
          <table:table-cell table:formula="of:=[.$F38]*POWER([.$G38]-[.$C38]/100;[.$AT$67])" office:value-type="float" office:value="0" calcext:value-type="float">
            <text:p>0</text:p>
          </table:table-cell>
          <table:table-cell table:formula="of:=[.$F38]*POWER([.$G38]-[.$C38]/100;[.$AU$67])" office:value-type="float" office:value="0" calcext:value-type="float">
            <text:p>0</text:p>
          </table:table-cell>
          <table:table-cell table:formula="of:=[.$F38]*POWER([.$G38]-[.$C3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RYPTO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B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yself (self custody)</text:p>
          </table:table-cell>
          <table:table-cell office:value-type="float" office:value="0.15" calcext:value-type="float">
            <text:p>0.15</text:p>
          </table:table-cell>
          <table:table-cell office:value-type="float" office:value="0.358" calcext:value-type="float">
            <text:p>0.358</text:p>
          </table:table-cell>
          <table:table-cell office:value-type="float" office:value="1.1" calcext:value-type="float">
            <text:p>1.1</text:p>
          </table:table-cell>
          <table:table-cell table:number-columns-repeated="71"/>
          <table:table-cell table:formula="of:=(POWER([.$G$40]-[.$C$40]/100;[.H$67])-1)/([.$G$40]-[.$C$40]/100-1)" office:value-type="float" office:value="0" calcext:value-type="float">
            <text:p>0</text:p>
          </table:table-cell>
          <table:table-cell table:formula="of:=(POWER([.$G$40]-[.$C$40]/100;[.I$67])-1)/([.$G$40]-[.$C$40]/100-1)" office:value-type="float" office:value="1" calcext:value-type="float">
            <text:p>1</text:p>
          </table:table-cell>
          <table:table-cell table:formula="of:=(POWER([.$G$40]-[.$C$40]/100;[.J$67])-1)/([.$G$40]-[.$C$40]/100-1)" office:value-type="float" office:value="2.1" calcext:value-type="float">
            <text:p>2.1</text:p>
          </table:table-cell>
          <table:table-cell table:formula="of:=(POWER([.$G$40]-[.$C$40]/100;[.K$67])-1)/([.$G$40]-[.$C$40]/100-1)" office:value-type="float" office:value="3.31" calcext:value-type="float">
            <text:p>3.31</text:p>
          </table:table-cell>
          <table:table-cell table:formula="of:=(POWER([.$G$40]-[.$C$40]/100;[.L$67])-1)/([.$G$40]-[.$C$40]/100-1)" office:value-type="float" office:value="4.641" calcext:value-type="float">
            <text:p>4.641</text:p>
          </table:table-cell>
          <table:table-cell table:formula="of:=(POWER([.$G$40]-[.$C$40]/100;[.M$67])-1)/([.$G$40]-[.$C$40]/100-1)" office:value-type="float" office:value="6.1051" calcext:value-type="float">
            <text:p>6.1051</text:p>
          </table:table-cell>
          <table:table-cell table:formula="of:=(POWER([.$G$40]-[.$C$40]/100;[.N$67])-1)/([.$G$40]-[.$C$40]/100-1)" office:value-type="float" office:value="7.71561" calcext:value-type="float">
            <text:p>7.71561</text:p>
          </table:table-cell>
          <table:table-cell table:formula="of:=(POWER([.$G$40]-[.$C$40]/100;[.O$67])-1)/([.$G$40]-[.$C$40]/100-1)" office:value-type="float" office:value="9.487171" calcext:value-type="float">
            <text:p>9.487171</text:p>
          </table:table-cell>
          <table:table-cell table:formula="of:=(POWER([.$G$40]-[.$C$40]/100;[.P$67])-1)/([.$G$40]-[.$C$40]/100-1)" office:value-type="float" office:value="11.4358881" calcext:value-type="float">
            <text:p>11.4358881</text:p>
          </table:table-cell>
          <table:table-cell table:formula="of:=(POWER([.$G$40]-[.$C$40]/100;[.Q$67])-1)/([.$G$40]-[.$C$40]/100-1)" office:value-type="float" office:value="13.57947691" calcext:value-type="float">
            <text:p>13.57947691</text:p>
          </table:table-cell>
          <table:table-cell table:formula="of:=(POWER([.$G$40]-[.$C$40]/100;[.R$67])-1)/([.$G$40]-[.$C$40]/100-1)" office:value-type="float" office:value="15.937424601" calcext:value-type="float">
            <text:p>15.937424601</text:p>
          </table:table-cell>
          <table:table-cell table:formula="of:=(POWER([.$G$40]-[.$C$40]/100;[.S$67])-1)/([.$G$40]-[.$C$40]/100-1)" office:value-type="float" office:value="18.5311670611" calcext:value-type="float">
            <text:p>18.5311670611</text:p>
          </table:table-cell>
          <table:table-cell table:formula="of:=(POWER([.$G$40]-[.$C$40]/100;[.T$67])-1)/([.$G$40]-[.$C$40]/100-1)" office:value-type="float" office:value="21.38428376721" calcext:value-type="float">
            <text:p>21.38428376721</text:p>
          </table:table-cell>
          <table:table-cell table:formula="of:=(POWER([.$G$40]-[.$C$40]/100;[.U$67])-1)/([.$G$40]-[.$C$40]/100-1)" office:value-type="float" office:value="24.522712143931" calcext:value-type="float">
            <text:p>24.522712143931</text:p>
          </table:table-cell>
          <table:table-cell table:formula="of:=(POWER([.$G$40]-[.$C$40]/100;[.V$67])-1)/([.$G$40]-[.$C$40]/100-1)" office:value-type="float" office:value="27.9749833583241" calcext:value-type="float">
            <text:p>27.9749833583241</text:p>
          </table:table-cell>
          <table:table-cell table:formula="of:=(POWER([.$G$40]-[.$C$40]/100;[.W$67])-1)/([.$G$40]-[.$C$40]/100-1)" office:value-type="float" office:value="31.7724816941565" calcext:value-type="float">
            <text:p>31.7724816941565</text:p>
          </table:table-cell>
          <table:table-cell table:formula="of:=(POWER([.$G$40]-[.$C$40]/100;[.X$67])-1)/([.$G$40]-[.$C$40]/100-1)" office:value-type="float" office:value="35.9497298635722" calcext:value-type="float">
            <text:p>35.9497298635722</text:p>
          </table:table-cell>
          <table:table-cell table:formula="of:=(POWER([.$G$40]-[.$C$40]/100;[.Y$67])-1)/([.$G$40]-[.$C$40]/100-1)" office:value-type="float" office:value="40.5447028499294" calcext:value-type="float">
            <text:p>40.5447028499294</text:p>
          </table:table-cell>
          <table:table-cell table:formula="of:=(POWER([.$G$40]-[.$C$40]/100;[.Z$67])-1)/([.$G$40]-[.$C$40]/100-1)" office:value-type="float" office:value="45.5991731349224" calcext:value-type="float">
            <text:p>45.5991731349224</text:p>
          </table:table-cell>
          <table:table-cell table:formula="of:=(POWER([.$G$40]-[.$C$40]/100;[.AA$67])-1)/([.$G$40]-[.$C$40]/100-1)" office:value-type="float" office:value="51.1590904484146" calcext:value-type="float">
            <text:p>51.1590904484146</text:p>
          </table:table-cell>
          <table:table-cell table:formula="of:=(POWER([.$G$40]-[.$C$40]/100;[.AB$67])-1)/([.$G$40]-[.$C$40]/100-1)" office:value-type="float" office:value="57.2749994932561" calcext:value-type="float">
            <text:p>57.2749994932561</text:p>
          </table:table-cell>
          <table:table-cell table:formula="of:=(POWER([.$G$40]-[.$C$40]/100;[.AC$67])-1)/([.$G$40]-[.$C$40]/100-1)" office:value-type="float" office:value="64.0024994425817" calcext:value-type="float">
            <text:p>64.0024994425817</text:p>
          </table:table-cell>
          <table:table-cell table:formula="of:=(POWER([.$G$40]-[.$C$40]/100;[.AD$67])-1)/([.$G$40]-[.$C$40]/100-1)" office:value-type="float" office:value="71.4027493868398" calcext:value-type="float">
            <text:p>71.4027493868398</text:p>
          </table:table-cell>
          <table:table-cell table:formula="of:=(POWER([.$G$40]-[.$C$40]/100;[.AE$67])-1)/([.$G$40]-[.$C$40]/100-1)" office:value-type="float" office:value="79.5430243255238" calcext:value-type="float">
            <text:p>79.5430243255238</text:p>
          </table:table-cell>
          <table:table-cell table:formula="of:=(POWER([.$G$40]-[.$C$40]/100;[.AF$67])-1)/([.$G$40]-[.$C$40]/100-1)" office:value-type="float" office:value="88.4973267580762" calcext:value-type="float">
            <text:p>88.4973267580762</text:p>
          </table:table-cell>
          <table:table-cell table:formula="of:=(POWER([.$G$40]-[.$C$40]/100;[.AG$67])-1)/([.$G$40]-[.$C$40]/100-1)" office:value-type="float" office:value="98.3470594338839" calcext:value-type="float">
            <text:p>98.3470594338839</text:p>
          </table:table-cell>
          <table:table-cell table:formula="of:=(POWER([.$G$40]-[.$C$40]/100;[.AH$67])-1)/([.$G$40]-[.$C$40]/100-1)" office:value-type="float" office:value="109.181765377272" calcext:value-type="float">
            <text:p>109.181765377272</text:p>
          </table:table-cell>
          <table:table-cell table:formula="of:=(POWER([.$G$40]-[.$C$40]/100;[.AI$67])-1)/([.$G$40]-[.$C$40]/100-1)" office:value-type="float" office:value="121.099941914999" calcext:value-type="float">
            <text:p>121.099941914999</text:p>
          </table:table-cell>
          <table:table-cell table:formula="of:=(POWER([.$G$40]-[.$C$40]/100;[.AJ$67])-1)/([.$G$40]-[.$C$40]/100-1)" office:value-type="float" office:value="134.209936106499" calcext:value-type="float">
            <text:p>134.209936106499</text:p>
          </table:table-cell>
          <table:table-cell table:formula="of:=(POWER([.$G$40]-[.$C$40]/100;[.AK$67])-1)/([.$G$40]-[.$C$40]/100-1)" office:value-type="float" office:value="148.630929717149" calcext:value-type="float">
            <text:p>148.630929717149</text:p>
          </table:table-cell>
          <table:table-cell table:formula="of:=(POWER([.$G$40]-[.$C$40]/100;[.AL$67])-1)/([.$G$40]-[.$C$40]/100-1)" office:value-type="float" office:value="164.494022688864" calcext:value-type="float">
            <text:p>164.494022688864</text:p>
          </table:table-cell>
          <table:table-cell table:formula="of:=(POWER([.$G$40]-[.$C$40]/100;[.AM$67])-1)/([.$G$40]-[.$C$40]/100-1)" office:value-type="float" office:value="181.943424957751" calcext:value-type="float">
            <text:p>181.943424957751</text:p>
          </table:table-cell>
          <table:table-cell table:formula="of:=(POWER([.$G$40]-[.$C$40]/100;[.AN$67])-1)/([.$G$40]-[.$C$40]/100-1)" office:value-type="float" office:value="201.137767453526" calcext:value-type="float">
            <text:p>201.137767453526</text:p>
          </table:table-cell>
          <table:table-cell table:formula="of:=(POWER([.$G$40]-[.$C$40]/100;[.AO$67])-1)/([.$G$40]-[.$C$40]/100-1)" office:value-type="float" office:value="222.251544198879" calcext:value-type="float">
            <text:p>222.251544198879</text:p>
          </table:table-cell>
          <table:table-cell table:formula="of:=(POWER([.$G$40]-[.$C$40]/100;[.AP$67])-1)/([.$G$40]-[.$C$40]/100-1)" office:value-type="float" office:value="245.476698618766" calcext:value-type="float">
            <text:p>245.476698618766</text:p>
          </table:table-cell>
          <table:table-cell table:formula="of:=(POWER([.$G$40]-[.$C$40]/100;[.AQ$67])-1)/([.$G$40]-[.$C$40]/100-1)" office:value-type="float" office:value="271.024368480643" calcext:value-type="float">
            <text:p>271.024368480643</text:p>
          </table:table-cell>
          <table:table-cell table:formula="of:=(POWER([.$G$40]-[.$C$40]/100;[.AR$67])-1)/([.$G$40]-[.$C$40]/100-1)" office:value-type="float" office:value="299.126805328707" calcext:value-type="float">
            <text:p>299.126805328707</text:p>
          </table:table-cell>
          <table:table-cell table:formula="of:=(POWER([.$G$40]-[.$C$40]/100;[.AS$67])-1)/([.$G$40]-[.$C$40]/100-1)" office:value-type="float" office:value="330.039485861578" calcext:value-type="float">
            <text:p>330.039485861578</text:p>
          </table:table-cell>
          <table:table-cell table:formula="of:=(POWER([.$G$40]-[.$C$40]/100;[.AT$67])-1)/([.$G$40]-[.$C$40]/100-1)" office:value-type="float" office:value="364.043434447736" calcext:value-type="float">
            <text:p>364.043434447736</text:p>
          </table:table-cell>
          <table:table-cell table:formula="of:=(POWER([.$G$40]-[.$C$40]/100;[.AU$67])-1)/([.$G$40]-[.$C$40]/100-1)" office:value-type="float" office:value="401.44777789251" calcext:value-type="float">
            <text:p>401.44777789251</text:p>
          </table:table-cell>
          <table:table-cell table:formula="of:=(POWER([.$G$40]-[.$C$40]/100;[.AV$67])-1)/([.$G$40]-[.$C$40]/100-1)" office:value-type="float" office:value="442.592555681761" calcext:value-type="float">
            <text:p>442.592555681761</text:p>
          </table:table-cell>
          <table:table-cell table:number-columns-repeated="2"/>
          <table:table-cell table:formula="of:=[.$F40]*POWER([.$G40]-[.$C40]/100;[.$H$67])" office:value-type="float" office:value="0.358" calcext:value-type="float">
            <text:p>0.358</text:p>
          </table:table-cell>
          <table:table-cell table:formula="of:=[.$F40]*POWER([.$G40]-[.$C40]/100;[.$I$67])" office:value-type="float" office:value="0.3938" calcext:value-type="float">
            <text:p>0.3938</text:p>
          </table:table-cell>
          <table:table-cell table:formula="of:=[.$F40]*POWER([.$G40]-[.$C40]/100;[.$J$67])" office:value-type="float" office:value="0.43318" calcext:value-type="float">
            <text:p>0.43318</text:p>
          </table:table-cell>
          <table:table-cell table:formula="of:=[.$F40]*POWER([.$G40]-[.$C40]/100;[.$K$67])" office:value-type="float" office:value="0.476498" calcext:value-type="float">
            <text:p>0.476498</text:p>
          </table:table-cell>
          <table:table-cell table:formula="of:=[.$F40]*POWER([.$G40]-[.$C40]/100;[.$L$67])" office:value-type="float" office:value="0.5241478" calcext:value-type="float">
            <text:p>0.5241478</text:p>
          </table:table-cell>
          <table:table-cell table:formula="of:=[.$F40]*POWER([.$G40]-[.$C40]/100;[.$M$67])" office:value-type="float" office:value="0.57656258" calcext:value-type="float">
            <text:p>0.57656258</text:p>
          </table:table-cell>
          <table:table-cell table:formula="of:=[.$F40]*POWER([.$G40]-[.$C40]/100;[.$N$67])" office:value-type="float" office:value="0.634218838" calcext:value-type="float">
            <text:p>0.634218838</text:p>
          </table:table-cell>
          <table:table-cell table:formula="of:=[.$F40]*POWER([.$G40]-[.$C40]/100;[.$O$67])" office:value-type="float" office:value="0.6976407218" calcext:value-type="float">
            <text:p>0.6976407218</text:p>
          </table:table-cell>
          <table:table-cell table:formula="of:=[.$F40]*POWER([.$G40]-[.$C40]/100;[.$P$67])" office:value-type="float" office:value="0.767404793980001" calcext:value-type="float">
            <text:p>0.767404793980001</text:p>
          </table:table-cell>
          <table:table-cell table:formula="of:=[.$F40]*POWER([.$G40]-[.$C40]/100;[.$Q$67])" office:value-type="float" office:value="0.844145273378001" calcext:value-type="float">
            <text:p>0.844145273378001</text:p>
          </table:table-cell>
          <table:table-cell table:formula="of:=[.$F40]*POWER([.$G40]-[.$C40]/100;[.$R$67])" office:value-type="float" office:value="0.928559800715801" calcext:value-type="float">
            <text:p>0.928559800715801</text:p>
          </table:table-cell>
          <table:table-cell table:formula="of:=[.$F40]*POWER([.$G40]-[.$C40]/100;[.$S$67])" office:value-type="float" office:value="1.02141578078738" calcext:value-type="float">
            <text:p>1.02141578078738</text:p>
          </table:table-cell>
          <table:table-cell table:formula="of:=[.$F40]*POWER([.$G40]-[.$C40]/100;[.$T$67])" office:value-type="float" office:value="1.12355735886612" calcext:value-type="float">
            <text:p>1.12355735886612</text:p>
          </table:table-cell>
          <table:table-cell table:formula="of:=[.$F40]*POWER([.$G40]-[.$C40]/100;[.$U$67])" office:value-type="float" office:value="1.23591309475273" calcext:value-type="float">
            <text:p>1.23591309475273</text:p>
          </table:table-cell>
          <table:table-cell table:formula="of:=[.$F40]*POWER([.$G40]-[.$C40]/100;[.$V$67])" office:value-type="float" office:value="1.359504404228" calcext:value-type="float">
            <text:p>1.359504404228</text:p>
          </table:table-cell>
          <table:table-cell table:formula="of:=[.$F40]*POWER([.$G40]-[.$C40]/100;[.$W$67])" office:value-type="float" office:value="1.49545484465081" calcext:value-type="float">
            <text:p>1.49545484465081</text:p>
          </table:table-cell>
          <table:table-cell table:formula="of:=[.$F40]*POWER([.$G40]-[.$C40]/100;[.$X$67])" office:value-type="float" office:value="1.64500032911589" calcext:value-type="float">
            <text:p>1.64500032911589</text:p>
          </table:table-cell>
          <table:table-cell table:formula="of:=[.$F40]*POWER([.$G40]-[.$C40]/100;[.$Y$67])" office:value-type="float" office:value="1.80950036202747" calcext:value-type="float">
            <text:p>1.80950036202747</text:p>
          </table:table-cell>
          <table:table-cell table:formula="of:=[.$F40]*POWER([.$G40]-[.$C40]/100;[.$Z$67])" office:value-type="float" office:value="1.99045039823022" calcext:value-type="float">
            <text:p>1.99045039823022</text:p>
          </table:table-cell>
          <table:table-cell table:formula="of:=[.$F40]*POWER([.$G40]-[.$C40]/100;[.$AA$67])" office:value-type="float" office:value="2.18949543805324" calcext:value-type="float">
            <text:p>2.18949543805324</text:p>
          </table:table-cell>
          <table:table-cell table:formula="of:=[.$F40]*POWER([.$G40]-[.$C40]/100;[.$AB$67])" office:value-type="float" office:value="2.40844498185857" calcext:value-type="float">
            <text:p>2.40844498185857</text:p>
          </table:table-cell>
          <table:table-cell table:formula="of:=[.$F40]*POWER([.$G40]-[.$C40]/100;[.$AC$67])" office:value-type="float" office:value="2.64928948004443" calcext:value-type="float">
            <text:p>2.64928948004443</text:p>
          </table:table-cell>
          <table:table-cell table:formula="of:=[.$F40]*POWER([.$G40]-[.$C40]/100;[.$AD$67])" office:value-type="float" office:value="2.91421842804887" calcext:value-type="float">
            <text:p>2.91421842804887</text:p>
          </table:table-cell>
          <table:table-cell table:formula="of:=[.$F40]*POWER([.$G40]-[.$C40]/100;[.$AE$67])" office:value-type="float" office:value="3.20564027085376" calcext:value-type="float">
            <text:p>3.20564027085376</text:p>
          </table:table-cell>
          <table:table-cell table:formula="of:=[.$F40]*POWER([.$G40]-[.$C40]/100;[.$AF$67])" office:value-type="float" office:value="3.52620429793913" calcext:value-type="float">
            <text:p>3.52620429793913</text:p>
          </table:table-cell>
          <table:table-cell table:formula="of:=[.$F40]*POWER([.$G40]-[.$C40]/100;[.$AG$67])" office:value-type="float" office:value="3.87882472773305" calcext:value-type="float">
            <text:p>3.87882472773305</text:p>
          </table:table-cell>
          <table:table-cell table:formula="of:=[.$F40]*POWER([.$G40]-[.$C40]/100;[.$AH$67])" office:value-type="float" office:value="4.26670720050635" calcext:value-type="float">
            <text:p>4.26670720050635</text:p>
          </table:table-cell>
          <table:table-cell table:formula="of:=[.$F40]*POWER([.$G40]-[.$C40]/100;[.$AI$67])" office:value-type="float" office:value="4.69337792055699" calcext:value-type="float">
            <text:p>4.69337792055699</text:p>
          </table:table-cell>
          <table:table-cell table:formula="of:=[.$F40]*POWER([.$G40]-[.$C40]/100;[.$AJ$67])" office:value-type="float" office:value="5.16271571261268" calcext:value-type="float">
            <text:p>5.16271571261268</text:p>
          </table:table-cell>
          <table:table-cell table:formula="of:=[.$F40]*POWER([.$G40]-[.$C40]/100;[.$AK$67])" office:value-type="float" office:value="5.67898728387395" calcext:value-type="float">
            <text:p>5.67898728387395</text:p>
          </table:table-cell>
          <table:table-cell table:formula="of:=[.$F40]*POWER([.$G40]-[.$C40]/100;[.$AL$67])" office:value-type="float" office:value="6.24688601226135" calcext:value-type="float">
            <text:p>6.24688601226135</text:p>
          </table:table-cell>
          <table:table-cell table:formula="of:=[.$F40]*POWER([.$G40]-[.$C40]/100;[.$AM$67])" office:value-type="float" office:value="6.87157461348748" calcext:value-type="float">
            <text:p>6.87157461348748</text:p>
          </table:table-cell>
          <table:table-cell table:formula="of:=[.$F40]*POWER([.$G40]-[.$C40]/100;[.$AN$67])" office:value-type="float" office:value="7.55873207483623" calcext:value-type="float">
            <text:p>7.55873207483623</text:p>
          </table:table-cell>
          <table:table-cell table:formula="of:=[.$F40]*POWER([.$G40]-[.$C40]/100;[.$AO$67])" office:value-type="float" office:value="8.31460528231986" calcext:value-type="float">
            <text:p>8.31460528231986</text:p>
          </table:table-cell>
          <table:table-cell table:formula="of:=[.$F40]*POWER([.$G40]-[.$C40]/100;[.$AP$67])" office:value-type="float" office:value="9.14606581055184" calcext:value-type="float">
            <text:p>9.14606581055184</text:p>
          </table:table-cell>
          <table:table-cell table:formula="of:=[.$F40]*POWER([.$G40]-[.$C40]/100;[.$AQ$67])" office:value-type="float" office:value="10.060672391607" calcext:value-type="float">
            <text:p>10.060672391607</text:p>
          </table:table-cell>
          <table:table-cell table:formula="of:=[.$F40]*POWER([.$G40]-[.$C40]/100;[.$AR$67])" office:value-type="float" office:value="11.0667396307677" calcext:value-type="float">
            <text:p>11.0667396307677</text:p>
          </table:table-cell>
          <table:table-cell table:formula="of:=[.$F40]*POWER([.$G40]-[.$C40]/100;[.$AS$67])" office:value-type="float" office:value="12.1734135938445" calcext:value-type="float">
            <text:p>12.1734135938445</text:p>
          </table:table-cell>
          <table:table-cell table:formula="of:=[.$F40]*POWER([.$G40]-[.$C40]/100;[.$AT$67])" office:value-type="float" office:value="13.390754953229" calcext:value-type="float">
            <text:p>13.390754953229</text:p>
          </table:table-cell>
          <table:table-cell table:formula="of:=[.$F40]*POWER([.$G40]-[.$C40]/100;[.$AU$67])" office:value-type="float" office:value="14.7298304485519" calcext:value-type="float">
            <text:p>14.7298304485519</text:p>
          </table:table-cell>
          <table:table-cell table:formula="of:=[.$F40]*POWER([.$G40]-[.$C40]/100;[.$AV$67])" office:value-type="float" office:value="16.202813493407" calcext:value-type="float">
            <text:p>16.202813493407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1]-[.$C$41]/100;[.H$67])-1)/([.$G$41]-[.$C$41]/100-1)" office:value-type="float" office:value="-0" calcext:value-type="float">
            <text:p>0</text:p>
          </table:table-cell>
          <table:table-cell table:formula="of:=(POWER([.$G$41]-[.$C$41]/100;[.I$67])-1)/([.$G$41]-[.$C$41]/100-1)" office:value-type="float" office:value="1" calcext:value-type="float">
            <text:p>1</text:p>
          </table:table-cell>
          <table:table-cell table:formula="of:=(POWER([.$G$41]-[.$C$41]/100;[.J$67])-1)/([.$G$41]-[.$C$41]/100-1)" office:value-type="float" office:value="1" calcext:value-type="float">
            <text:p>1</text:p>
          </table:table-cell>
          <table:table-cell table:formula="of:=(POWER([.$G$41]-[.$C$41]/100;[.K$67])-1)/([.$G$41]-[.$C$41]/100-1)" office:value-type="float" office:value="1" calcext:value-type="float">
            <text:p>1</text:p>
          </table:table-cell>
          <table:table-cell table:formula="of:=(POWER([.$G$41]-[.$C$41]/100;[.L$67])-1)/([.$G$41]-[.$C$41]/100-1)" office:value-type="float" office:value="1" calcext:value-type="float">
            <text:p>1</text:p>
          </table:table-cell>
          <table:table-cell table:formula="of:=(POWER([.$G$41]-[.$C$41]/100;[.M$67])-1)/([.$G$41]-[.$C$41]/100-1)" office:value-type="float" office:value="1" calcext:value-type="float">
            <text:p>1</text:p>
          </table:table-cell>
          <table:table-cell table:formula="of:=(POWER([.$G$41]-[.$C$41]/100;[.N$67])-1)/([.$G$41]-[.$C$41]/100-1)" office:value-type="float" office:value="1" calcext:value-type="float">
            <text:p>1</text:p>
          </table:table-cell>
          <table:table-cell table:formula="of:=(POWER([.$G$41]-[.$C$41]/100;[.O$67])-1)/([.$G$41]-[.$C$41]/100-1)" office:value-type="float" office:value="1" calcext:value-type="float">
            <text:p>1</text:p>
          </table:table-cell>
          <table:table-cell table:formula="of:=(POWER([.$G$41]-[.$C$41]/100;[.P$67])-1)/([.$G$41]-[.$C$41]/100-1)" office:value-type="float" office:value="1" calcext:value-type="float">
            <text:p>1</text:p>
          </table:table-cell>
          <table:table-cell table:formula="of:=(POWER([.$G$41]-[.$C$41]/100;[.Q$67])-1)/([.$G$41]-[.$C$41]/100-1)" office:value-type="float" office:value="1" calcext:value-type="float">
            <text:p>1</text:p>
          </table:table-cell>
          <table:table-cell table:formula="of:=(POWER([.$G$41]-[.$C$41]/100;[.R$67])-1)/([.$G$41]-[.$C$41]/100-1)" office:value-type="float" office:value="1" calcext:value-type="float">
            <text:p>1</text:p>
          </table:table-cell>
          <table:table-cell table:formula="of:=(POWER([.$G$41]-[.$C$41]/100;[.S$67])-1)/([.$G$41]-[.$C$41]/100-1)" office:value-type="float" office:value="1" calcext:value-type="float">
            <text:p>1</text:p>
          </table:table-cell>
          <table:table-cell table:formula="of:=(POWER([.$G$41]-[.$C$41]/100;[.T$67])-1)/([.$G$41]-[.$C$41]/100-1)" office:value-type="float" office:value="1" calcext:value-type="float">
            <text:p>1</text:p>
          </table:table-cell>
          <table:table-cell table:formula="of:=(POWER([.$G$41]-[.$C$41]/100;[.U$67])-1)/([.$G$41]-[.$C$41]/100-1)" office:value-type="float" office:value="1" calcext:value-type="float">
            <text:p>1</text:p>
          </table:table-cell>
          <table:table-cell table:formula="of:=(POWER([.$G$41]-[.$C$41]/100;[.V$67])-1)/([.$G$41]-[.$C$41]/100-1)" office:value-type="float" office:value="1" calcext:value-type="float">
            <text:p>1</text:p>
          </table:table-cell>
          <table:table-cell table:formula="of:=(POWER([.$G$41]-[.$C$41]/100;[.W$67])-1)/([.$G$41]-[.$C$41]/100-1)" office:value-type="float" office:value="1" calcext:value-type="float">
            <text:p>1</text:p>
          </table:table-cell>
          <table:table-cell table:formula="of:=(POWER([.$G$41]-[.$C$41]/100;[.X$67])-1)/([.$G$41]-[.$C$41]/100-1)" office:value-type="float" office:value="1" calcext:value-type="float">
            <text:p>1</text:p>
          </table:table-cell>
          <table:table-cell table:formula="of:=(POWER([.$G$41]-[.$C$41]/100;[.Y$67])-1)/([.$G$41]-[.$C$41]/100-1)" office:value-type="float" office:value="1" calcext:value-type="float">
            <text:p>1</text:p>
          </table:table-cell>
          <table:table-cell table:formula="of:=(POWER([.$G$41]-[.$C$41]/100;[.Z$67])-1)/([.$G$41]-[.$C$41]/100-1)" office:value-type="float" office:value="1" calcext:value-type="float">
            <text:p>1</text:p>
          </table:table-cell>
          <table:table-cell table:formula="of:=(POWER([.$G$41]-[.$C$41]/100;[.AA$67])-1)/([.$G$41]-[.$C$41]/100-1)" office:value-type="float" office:value="1" calcext:value-type="float">
            <text:p>1</text:p>
          </table:table-cell>
          <table:table-cell table:formula="of:=(POWER([.$G$41]-[.$C$41]/100;[.AB$67])-1)/([.$G$41]-[.$C$41]/100-1)" office:value-type="float" office:value="1" calcext:value-type="float">
            <text:p>1</text:p>
          </table:table-cell>
          <table:table-cell table:formula="of:=(POWER([.$G$41]-[.$C$41]/100;[.AC$67])-1)/([.$G$41]-[.$C$41]/100-1)" office:value-type="float" office:value="1" calcext:value-type="float">
            <text:p>1</text:p>
          </table:table-cell>
          <table:table-cell table:formula="of:=(POWER([.$G$41]-[.$C$41]/100;[.AD$67])-1)/([.$G$41]-[.$C$41]/100-1)" office:value-type="float" office:value="1" calcext:value-type="float">
            <text:p>1</text:p>
          </table:table-cell>
          <table:table-cell table:formula="of:=(POWER([.$G$41]-[.$C$41]/100;[.AE$67])-1)/([.$G$41]-[.$C$41]/100-1)" office:value-type="float" office:value="1" calcext:value-type="float">
            <text:p>1</text:p>
          </table:table-cell>
          <table:table-cell table:formula="of:=(POWER([.$G$41]-[.$C$41]/100;[.AF$67])-1)/([.$G$41]-[.$C$41]/100-1)" office:value-type="float" office:value="1" calcext:value-type="float">
            <text:p>1</text:p>
          </table:table-cell>
          <table:table-cell table:formula="of:=(POWER([.$G$41]-[.$C$41]/100;[.AG$67])-1)/([.$G$41]-[.$C$41]/100-1)" office:value-type="float" office:value="1" calcext:value-type="float">
            <text:p>1</text:p>
          </table:table-cell>
          <table:table-cell table:formula="of:=(POWER([.$G$41]-[.$C$41]/100;[.AH$67])-1)/([.$G$41]-[.$C$41]/100-1)" office:value-type="float" office:value="1" calcext:value-type="float">
            <text:p>1</text:p>
          </table:table-cell>
          <table:table-cell table:formula="of:=(POWER([.$G$41]-[.$C$41]/100;[.AI$67])-1)/([.$G$41]-[.$C$41]/100-1)" office:value-type="float" office:value="1" calcext:value-type="float">
            <text:p>1</text:p>
          </table:table-cell>
          <table:table-cell table:formula="of:=(POWER([.$G$41]-[.$C$41]/100;[.AJ$67])-1)/([.$G$41]-[.$C$41]/100-1)" office:value-type="float" office:value="1" calcext:value-type="float">
            <text:p>1</text:p>
          </table:table-cell>
          <table:table-cell table:formula="of:=(POWER([.$G$41]-[.$C$41]/100;[.AK$67])-1)/([.$G$41]-[.$C$41]/100-1)" office:value-type="float" office:value="1" calcext:value-type="float">
            <text:p>1</text:p>
          </table:table-cell>
          <table:table-cell table:formula="of:=(POWER([.$G$41]-[.$C$41]/100;[.AL$67])-1)/([.$G$41]-[.$C$41]/100-1)" office:value-type="float" office:value="1" calcext:value-type="float">
            <text:p>1</text:p>
          </table:table-cell>
          <table:table-cell table:formula="of:=(POWER([.$G$41]-[.$C$41]/100;[.AM$67])-1)/([.$G$41]-[.$C$41]/100-1)" office:value-type="float" office:value="1" calcext:value-type="float">
            <text:p>1</text:p>
          </table:table-cell>
          <table:table-cell table:formula="of:=(POWER([.$G$41]-[.$C$41]/100;[.AN$67])-1)/([.$G$41]-[.$C$41]/100-1)" office:value-type="float" office:value="1" calcext:value-type="float">
            <text:p>1</text:p>
          </table:table-cell>
          <table:table-cell table:formula="of:=(POWER([.$G$41]-[.$C$41]/100;[.AO$67])-1)/([.$G$41]-[.$C$41]/100-1)" office:value-type="float" office:value="1" calcext:value-type="float">
            <text:p>1</text:p>
          </table:table-cell>
          <table:table-cell table:formula="of:=(POWER([.$G$41]-[.$C$41]/100;[.AP$67])-1)/([.$G$41]-[.$C$41]/100-1)" office:value-type="float" office:value="1" calcext:value-type="float">
            <text:p>1</text:p>
          </table:table-cell>
          <table:table-cell table:formula="of:=(POWER([.$G$41]-[.$C$41]/100;[.AQ$67])-1)/([.$G$41]-[.$C$41]/100-1)" office:value-type="float" office:value="1" calcext:value-type="float">
            <text:p>1</text:p>
          </table:table-cell>
          <table:table-cell table:formula="of:=(POWER([.$G$41]-[.$C$41]/100;[.AR$67])-1)/([.$G$41]-[.$C$41]/100-1)" office:value-type="float" office:value="1" calcext:value-type="float">
            <text:p>1</text:p>
          </table:table-cell>
          <table:table-cell table:formula="of:=(POWER([.$G$41]-[.$C$41]/100;[.AS$67])-1)/([.$G$41]-[.$C$41]/100-1)" office:value-type="float" office:value="1" calcext:value-type="float">
            <text:p>1</text:p>
          </table:table-cell>
          <table:table-cell table:formula="of:=(POWER([.$G$41]-[.$C$41]/100;[.AT$67])-1)/([.$G$41]-[.$C$41]/100-1)" office:value-type="float" office:value="1" calcext:value-type="float">
            <text:p>1</text:p>
          </table:table-cell>
          <table:table-cell table:formula="of:=(POWER([.$G$41]-[.$C$41]/100;[.AU$67])-1)/([.$G$41]-[.$C$41]/100-1)" office:value-type="float" office:value="1" calcext:value-type="float">
            <text:p>1</text:p>
          </table:table-cell>
          <table:table-cell table:formula="of:=(POWER([.$G$41]-[.$C$41]/100;[.AV$67])-1)/([.$G$41]-[.$C$41]/100-1)" office:value-type="float" office:value="1" calcext:value-type="float">
            <text:p>1</text:p>
          </table:table-cell>
          <table:table-cell table:number-columns-repeated="2"/>
          <table:table-cell table:formula="of:=[.$F41]*POWER([.$G41]-[.$C41]/100;[.$H$67])" office:value-type="float" office:value="0" calcext:value-type="float">
            <text:p>0</text:p>
          </table:table-cell>
          <table:table-cell table:formula="of:=[.$F41]*POWER([.$G41]-[.$C41]/100;[.$I$67])" office:value-type="float" office:value="0" calcext:value-type="float">
            <text:p>0</text:p>
          </table:table-cell>
          <table:table-cell table:formula="of:=[.$F41]*POWER([.$G41]-[.$C41]/100;[.$J$67])" office:value-type="float" office:value="0" calcext:value-type="float">
            <text:p>0</text:p>
          </table:table-cell>
          <table:table-cell table:formula="of:=[.$F41]*POWER([.$G41]-[.$C41]/100;[.$K$67])" office:value-type="float" office:value="0" calcext:value-type="float">
            <text:p>0</text:p>
          </table:table-cell>
          <table:table-cell table:formula="of:=[.$F41]*POWER([.$G41]-[.$C41]/100;[.$L$67])" office:value-type="float" office:value="0" calcext:value-type="float">
            <text:p>0</text:p>
          </table:table-cell>
          <table:table-cell table:formula="of:=[.$F41]*POWER([.$G41]-[.$C41]/100;[.$M$67])" office:value-type="float" office:value="0" calcext:value-type="float">
            <text:p>0</text:p>
          </table:table-cell>
          <table:table-cell table:formula="of:=[.$F41]*POWER([.$G41]-[.$C41]/100;[.$N$67])" office:value-type="float" office:value="0" calcext:value-type="float">
            <text:p>0</text:p>
          </table:table-cell>
          <table:table-cell table:formula="of:=[.$F41]*POWER([.$G41]-[.$C41]/100;[.$O$67])" office:value-type="float" office:value="0" calcext:value-type="float">
            <text:p>0</text:p>
          </table:table-cell>
          <table:table-cell table:formula="of:=[.$F41]*POWER([.$G41]-[.$C41]/100;[.$P$67])" office:value-type="float" office:value="0" calcext:value-type="float">
            <text:p>0</text:p>
          </table:table-cell>
          <table:table-cell table:formula="of:=[.$F41]*POWER([.$G41]-[.$C41]/100;[.$Q$67])" office:value-type="float" office:value="0" calcext:value-type="float">
            <text:p>0</text:p>
          </table:table-cell>
          <table:table-cell table:formula="of:=[.$F41]*POWER([.$G41]-[.$C41]/100;[.$R$67])" office:value-type="float" office:value="0" calcext:value-type="float">
            <text:p>0</text:p>
          </table:table-cell>
          <table:table-cell table:formula="of:=[.$F41]*POWER([.$G41]-[.$C41]/100;[.$S$67])" office:value-type="float" office:value="0" calcext:value-type="float">
            <text:p>0</text:p>
          </table:table-cell>
          <table:table-cell table:formula="of:=[.$F41]*POWER([.$G41]-[.$C41]/100;[.$T$67])" office:value-type="float" office:value="0" calcext:value-type="float">
            <text:p>0</text:p>
          </table:table-cell>
          <table:table-cell table:formula="of:=[.$F41]*POWER([.$G41]-[.$C41]/100;[.$U$67])" office:value-type="float" office:value="0" calcext:value-type="float">
            <text:p>0</text:p>
          </table:table-cell>
          <table:table-cell table:formula="of:=[.$F41]*POWER([.$G41]-[.$C41]/100;[.$V$67])" office:value-type="float" office:value="0" calcext:value-type="float">
            <text:p>0</text:p>
          </table:table-cell>
          <table:table-cell table:formula="of:=[.$F41]*POWER([.$G41]-[.$C41]/100;[.$W$67])" office:value-type="float" office:value="0" calcext:value-type="float">
            <text:p>0</text:p>
          </table:table-cell>
          <table:table-cell table:formula="of:=[.$F41]*POWER([.$G41]-[.$C41]/100;[.$X$67])" office:value-type="float" office:value="0" calcext:value-type="float">
            <text:p>0</text:p>
          </table:table-cell>
          <table:table-cell table:formula="of:=[.$F41]*POWER([.$G41]-[.$C41]/100;[.$Y$67])" office:value-type="float" office:value="0" calcext:value-type="float">
            <text:p>0</text:p>
          </table:table-cell>
          <table:table-cell table:formula="of:=[.$F41]*POWER([.$G41]-[.$C41]/100;[.$Z$67])" office:value-type="float" office:value="0" calcext:value-type="float">
            <text:p>0</text:p>
          </table:table-cell>
          <table:table-cell table:formula="of:=[.$F41]*POWER([.$G41]-[.$C41]/100;[.$AA$67])" office:value-type="float" office:value="0" calcext:value-type="float">
            <text:p>0</text:p>
          </table:table-cell>
          <table:table-cell table:formula="of:=[.$F41]*POWER([.$G41]-[.$C41]/100;[.$AB$67])" office:value-type="float" office:value="0" calcext:value-type="float">
            <text:p>0</text:p>
          </table:table-cell>
          <table:table-cell table:formula="of:=[.$F41]*POWER([.$G41]-[.$C41]/100;[.$AC$67])" office:value-type="float" office:value="0" calcext:value-type="float">
            <text:p>0</text:p>
          </table:table-cell>
          <table:table-cell table:formula="of:=[.$F41]*POWER([.$G41]-[.$C41]/100;[.$AD$67])" office:value-type="float" office:value="0" calcext:value-type="float">
            <text:p>0</text:p>
          </table:table-cell>
          <table:table-cell table:formula="of:=[.$F41]*POWER([.$G41]-[.$C41]/100;[.$AE$67])" office:value-type="float" office:value="0" calcext:value-type="float">
            <text:p>0</text:p>
          </table:table-cell>
          <table:table-cell table:formula="of:=[.$F41]*POWER([.$G41]-[.$C41]/100;[.$AF$67])" office:value-type="float" office:value="0" calcext:value-type="float">
            <text:p>0</text:p>
          </table:table-cell>
          <table:table-cell table:formula="of:=[.$F41]*POWER([.$G41]-[.$C41]/100;[.$AG$67])" office:value-type="float" office:value="0" calcext:value-type="float">
            <text:p>0</text:p>
          </table:table-cell>
          <table:table-cell table:formula="of:=[.$F41]*POWER([.$G41]-[.$C41]/100;[.$AH$67])" office:value-type="float" office:value="0" calcext:value-type="float">
            <text:p>0</text:p>
          </table:table-cell>
          <table:table-cell table:formula="of:=[.$F41]*POWER([.$G41]-[.$C41]/100;[.$AI$67])" office:value-type="float" office:value="0" calcext:value-type="float">
            <text:p>0</text:p>
          </table:table-cell>
          <table:table-cell table:formula="of:=[.$F41]*POWER([.$G41]-[.$C41]/100;[.$AJ$67])" office:value-type="float" office:value="0" calcext:value-type="float">
            <text:p>0</text:p>
          </table:table-cell>
          <table:table-cell table:formula="of:=[.$F41]*POWER([.$G41]-[.$C41]/100;[.$AK$67])" office:value-type="float" office:value="0" calcext:value-type="float">
            <text:p>0</text:p>
          </table:table-cell>
          <table:table-cell table:formula="of:=[.$F41]*POWER([.$G41]-[.$C41]/100;[.$AL$67])" office:value-type="float" office:value="0" calcext:value-type="float">
            <text:p>0</text:p>
          </table:table-cell>
          <table:table-cell table:formula="of:=[.$F41]*POWER([.$G41]-[.$C41]/100;[.$AM$67])" office:value-type="float" office:value="0" calcext:value-type="float">
            <text:p>0</text:p>
          </table:table-cell>
          <table:table-cell table:formula="of:=[.$F41]*POWER([.$G41]-[.$C41]/100;[.$AN$67])" office:value-type="float" office:value="0" calcext:value-type="float">
            <text:p>0</text:p>
          </table:table-cell>
          <table:table-cell table:formula="of:=[.$F41]*POWER([.$G41]-[.$C41]/100;[.$AO$67])" office:value-type="float" office:value="0" calcext:value-type="float">
            <text:p>0</text:p>
          </table:table-cell>
          <table:table-cell table:formula="of:=[.$F41]*POWER([.$G41]-[.$C41]/100;[.$AP$67])" office:value-type="float" office:value="0" calcext:value-type="float">
            <text:p>0</text:p>
          </table:table-cell>
          <table:table-cell table:formula="of:=[.$F41]*POWER([.$G41]-[.$C41]/100;[.$AQ$67])" office:value-type="float" office:value="0" calcext:value-type="float">
            <text:p>0</text:p>
          </table:table-cell>
          <table:table-cell table:formula="of:=[.$F41]*POWER([.$G41]-[.$C41]/100;[.$AR$67])" office:value-type="float" office:value="0" calcext:value-type="float">
            <text:p>0</text:p>
          </table:table-cell>
          <table:table-cell table:formula="of:=[.$F41]*POWER([.$G41]-[.$C41]/100;[.$AS$67])" office:value-type="float" office:value="0" calcext:value-type="float">
            <text:p>0</text:p>
          </table:table-cell>
          <table:table-cell table:formula="of:=[.$F41]*POWER([.$G41]-[.$C41]/100;[.$AT$67])" office:value-type="float" office:value="0" calcext:value-type="float">
            <text:p>0</text:p>
          </table:table-cell>
          <table:table-cell table:formula="of:=[.$F41]*POWER([.$G41]-[.$C41]/100;[.$AU$67])" office:value-type="float" office:value="0" calcext:value-type="float">
            <text:p>0</text:p>
          </table:table-cell>
          <table:table-cell table:formula="of:=[.$F41]*POWER([.$G41]-[.$C4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2]-[.$C$42]/100;[.H$67])-1)/([.$G$42]-[.$C$42]/100-1)" office:value-type="float" office:value="-0" calcext:value-type="float">
            <text:p>0</text:p>
          </table:table-cell>
          <table:table-cell table:formula="of:=(POWER([.$G$42]-[.$C$42]/100;[.I$67])-1)/([.$G$42]-[.$C$42]/100-1)" office:value-type="float" office:value="1" calcext:value-type="float">
            <text:p>1</text:p>
          </table:table-cell>
          <table:table-cell table:formula="of:=(POWER([.$G$42]-[.$C$42]/100;[.J$67])-1)/([.$G$42]-[.$C$42]/100-1)" office:value-type="float" office:value="1" calcext:value-type="float">
            <text:p>1</text:p>
          </table:table-cell>
          <table:table-cell table:formula="of:=(POWER([.$G$42]-[.$C$42]/100;[.K$67])-1)/([.$G$42]-[.$C$42]/100-1)" office:value-type="float" office:value="1" calcext:value-type="float">
            <text:p>1</text:p>
          </table:table-cell>
          <table:table-cell table:formula="of:=(POWER([.$G$42]-[.$C$42]/100;[.L$67])-1)/([.$G$42]-[.$C$42]/100-1)" office:value-type="float" office:value="1" calcext:value-type="float">
            <text:p>1</text:p>
          </table:table-cell>
          <table:table-cell table:formula="of:=(POWER([.$G$42]-[.$C$42]/100;[.M$67])-1)/([.$G$42]-[.$C$42]/100-1)" office:value-type="float" office:value="1" calcext:value-type="float">
            <text:p>1</text:p>
          </table:table-cell>
          <table:table-cell table:formula="of:=(POWER([.$G$42]-[.$C$42]/100;[.N$67])-1)/([.$G$42]-[.$C$42]/100-1)" office:value-type="float" office:value="1" calcext:value-type="float">
            <text:p>1</text:p>
          </table:table-cell>
          <table:table-cell table:formula="of:=(POWER([.$G$42]-[.$C$42]/100;[.O$67])-1)/([.$G$42]-[.$C$42]/100-1)" office:value-type="float" office:value="1" calcext:value-type="float">
            <text:p>1</text:p>
          </table:table-cell>
          <table:table-cell table:formula="of:=(POWER([.$G$42]-[.$C$42]/100;[.P$67])-1)/([.$G$42]-[.$C$42]/100-1)" office:value-type="float" office:value="1" calcext:value-type="float">
            <text:p>1</text:p>
          </table:table-cell>
          <table:table-cell table:formula="of:=(POWER([.$G$42]-[.$C$42]/100;[.Q$67])-1)/([.$G$42]-[.$C$42]/100-1)" office:value-type="float" office:value="1" calcext:value-type="float">
            <text:p>1</text:p>
          </table:table-cell>
          <table:table-cell table:formula="of:=(POWER([.$G$42]-[.$C$42]/100;[.R$67])-1)/([.$G$42]-[.$C$42]/100-1)" office:value-type="float" office:value="1" calcext:value-type="float">
            <text:p>1</text:p>
          </table:table-cell>
          <table:table-cell table:formula="of:=(POWER([.$G$42]-[.$C$42]/100;[.S$67])-1)/([.$G$42]-[.$C$42]/100-1)" office:value-type="float" office:value="1" calcext:value-type="float">
            <text:p>1</text:p>
          </table:table-cell>
          <table:table-cell table:formula="of:=(POWER([.$G$42]-[.$C$42]/100;[.T$67])-1)/([.$G$42]-[.$C$42]/100-1)" office:value-type="float" office:value="1" calcext:value-type="float">
            <text:p>1</text:p>
          </table:table-cell>
          <table:table-cell table:formula="of:=(POWER([.$G$42]-[.$C$42]/100;[.U$67])-1)/([.$G$42]-[.$C$42]/100-1)" office:value-type="float" office:value="1" calcext:value-type="float">
            <text:p>1</text:p>
          </table:table-cell>
          <table:table-cell table:formula="of:=(POWER([.$G$42]-[.$C$42]/100;[.V$67])-1)/([.$G$42]-[.$C$42]/100-1)" office:value-type="float" office:value="1" calcext:value-type="float">
            <text:p>1</text:p>
          </table:table-cell>
          <table:table-cell table:formula="of:=(POWER([.$G$42]-[.$C$42]/100;[.W$67])-1)/([.$G$42]-[.$C$42]/100-1)" office:value-type="float" office:value="1" calcext:value-type="float">
            <text:p>1</text:p>
          </table:table-cell>
          <table:table-cell table:formula="of:=(POWER([.$G$42]-[.$C$42]/100;[.X$67])-1)/([.$G$42]-[.$C$42]/100-1)" office:value-type="float" office:value="1" calcext:value-type="float">
            <text:p>1</text:p>
          </table:table-cell>
          <table:table-cell table:formula="of:=(POWER([.$G$42]-[.$C$42]/100;[.Y$67])-1)/([.$G$42]-[.$C$42]/100-1)" office:value-type="float" office:value="1" calcext:value-type="float">
            <text:p>1</text:p>
          </table:table-cell>
          <table:table-cell table:formula="of:=(POWER([.$G$42]-[.$C$42]/100;[.Z$67])-1)/([.$G$42]-[.$C$42]/100-1)" office:value-type="float" office:value="1" calcext:value-type="float">
            <text:p>1</text:p>
          </table:table-cell>
          <table:table-cell table:formula="of:=(POWER([.$G$42]-[.$C$42]/100;[.AA$67])-1)/([.$G$42]-[.$C$42]/100-1)" office:value-type="float" office:value="1" calcext:value-type="float">
            <text:p>1</text:p>
          </table:table-cell>
          <table:table-cell table:formula="of:=(POWER([.$G$42]-[.$C$42]/100;[.AB$67])-1)/([.$G$42]-[.$C$42]/100-1)" office:value-type="float" office:value="1" calcext:value-type="float">
            <text:p>1</text:p>
          </table:table-cell>
          <table:table-cell table:formula="of:=(POWER([.$G$42]-[.$C$42]/100;[.AC$67])-1)/([.$G$42]-[.$C$42]/100-1)" office:value-type="float" office:value="1" calcext:value-type="float">
            <text:p>1</text:p>
          </table:table-cell>
          <table:table-cell table:formula="of:=(POWER([.$G$42]-[.$C$42]/100;[.AD$67])-1)/([.$G$42]-[.$C$42]/100-1)" office:value-type="float" office:value="1" calcext:value-type="float">
            <text:p>1</text:p>
          </table:table-cell>
          <table:table-cell table:formula="of:=(POWER([.$G$42]-[.$C$42]/100;[.AE$67])-1)/([.$G$42]-[.$C$42]/100-1)" office:value-type="float" office:value="1" calcext:value-type="float">
            <text:p>1</text:p>
          </table:table-cell>
          <table:table-cell table:formula="of:=(POWER([.$G$42]-[.$C$42]/100;[.AF$67])-1)/([.$G$42]-[.$C$42]/100-1)" office:value-type="float" office:value="1" calcext:value-type="float">
            <text:p>1</text:p>
          </table:table-cell>
          <table:table-cell table:formula="of:=(POWER([.$G$42]-[.$C$42]/100;[.AG$67])-1)/([.$G$42]-[.$C$42]/100-1)" office:value-type="float" office:value="1" calcext:value-type="float">
            <text:p>1</text:p>
          </table:table-cell>
          <table:table-cell table:formula="of:=(POWER([.$G$42]-[.$C$42]/100;[.AH$67])-1)/([.$G$42]-[.$C$42]/100-1)" office:value-type="float" office:value="1" calcext:value-type="float">
            <text:p>1</text:p>
          </table:table-cell>
          <table:table-cell table:formula="of:=(POWER([.$G$42]-[.$C$42]/100;[.AI$67])-1)/([.$G$42]-[.$C$42]/100-1)" office:value-type="float" office:value="1" calcext:value-type="float">
            <text:p>1</text:p>
          </table:table-cell>
          <table:table-cell table:formula="of:=(POWER([.$G$42]-[.$C$42]/100;[.AJ$67])-1)/([.$G$42]-[.$C$42]/100-1)" office:value-type="float" office:value="1" calcext:value-type="float">
            <text:p>1</text:p>
          </table:table-cell>
          <table:table-cell table:formula="of:=(POWER([.$G$42]-[.$C$42]/100;[.AK$67])-1)/([.$G$42]-[.$C$42]/100-1)" office:value-type="float" office:value="1" calcext:value-type="float">
            <text:p>1</text:p>
          </table:table-cell>
          <table:table-cell table:formula="of:=(POWER([.$G$42]-[.$C$42]/100;[.AL$67])-1)/([.$G$42]-[.$C$42]/100-1)" office:value-type="float" office:value="1" calcext:value-type="float">
            <text:p>1</text:p>
          </table:table-cell>
          <table:table-cell table:formula="of:=(POWER([.$G$42]-[.$C$42]/100;[.AM$67])-1)/([.$G$42]-[.$C$42]/100-1)" office:value-type="float" office:value="1" calcext:value-type="float">
            <text:p>1</text:p>
          </table:table-cell>
          <table:table-cell table:formula="of:=(POWER([.$G$42]-[.$C$42]/100;[.AN$67])-1)/([.$G$42]-[.$C$42]/100-1)" office:value-type="float" office:value="1" calcext:value-type="float">
            <text:p>1</text:p>
          </table:table-cell>
          <table:table-cell table:formula="of:=(POWER([.$G$42]-[.$C$42]/100;[.AO$67])-1)/([.$G$42]-[.$C$42]/100-1)" office:value-type="float" office:value="1" calcext:value-type="float">
            <text:p>1</text:p>
          </table:table-cell>
          <table:table-cell table:formula="of:=(POWER([.$G$42]-[.$C$42]/100;[.AP$67])-1)/([.$G$42]-[.$C$42]/100-1)" office:value-type="float" office:value="1" calcext:value-type="float">
            <text:p>1</text:p>
          </table:table-cell>
          <table:table-cell table:formula="of:=(POWER([.$G$42]-[.$C$42]/100;[.AQ$67])-1)/([.$G$42]-[.$C$42]/100-1)" office:value-type="float" office:value="1" calcext:value-type="float">
            <text:p>1</text:p>
          </table:table-cell>
          <table:table-cell table:formula="of:=(POWER([.$G$42]-[.$C$42]/100;[.AR$67])-1)/([.$G$42]-[.$C$42]/100-1)" office:value-type="float" office:value="1" calcext:value-type="float">
            <text:p>1</text:p>
          </table:table-cell>
          <table:table-cell table:formula="of:=(POWER([.$G$42]-[.$C$42]/100;[.AS$67])-1)/([.$G$42]-[.$C$42]/100-1)" office:value-type="float" office:value="1" calcext:value-type="float">
            <text:p>1</text:p>
          </table:table-cell>
          <table:table-cell table:formula="of:=(POWER([.$G$42]-[.$C$42]/100;[.AT$67])-1)/([.$G$42]-[.$C$42]/100-1)" office:value-type="float" office:value="1" calcext:value-type="float">
            <text:p>1</text:p>
          </table:table-cell>
          <table:table-cell table:formula="of:=(POWER([.$G$42]-[.$C$42]/100;[.AU$67])-1)/([.$G$42]-[.$C$42]/100-1)" office:value-type="float" office:value="1" calcext:value-type="float">
            <text:p>1</text:p>
          </table:table-cell>
          <table:table-cell table:formula="of:=(POWER([.$G$42]-[.$C$42]/100;[.AV$67])-1)/([.$G$42]-[.$C$42]/100-1)" office:value-type="float" office:value="1" calcext:value-type="float">
            <text:p>1</text:p>
          </table:table-cell>
          <table:table-cell table:number-columns-repeated="2"/>
          <table:table-cell table:formula="of:=[.$F42]*POWER([.$G42]-[.$C42]/100;[.$H$67])" office:value-type="float" office:value="0" calcext:value-type="float">
            <text:p>0</text:p>
          </table:table-cell>
          <table:table-cell table:formula="of:=[.$F42]*POWER([.$G42]-[.$C42]/100;[.$I$67])" office:value-type="float" office:value="0" calcext:value-type="float">
            <text:p>0</text:p>
          </table:table-cell>
          <table:table-cell table:formula="of:=[.$F42]*POWER([.$G42]-[.$C42]/100;[.$J$67])" office:value-type="float" office:value="0" calcext:value-type="float">
            <text:p>0</text:p>
          </table:table-cell>
          <table:table-cell table:formula="of:=[.$F42]*POWER([.$G42]-[.$C42]/100;[.$K$67])" office:value-type="float" office:value="0" calcext:value-type="float">
            <text:p>0</text:p>
          </table:table-cell>
          <table:table-cell table:formula="of:=[.$F42]*POWER([.$G42]-[.$C42]/100;[.$L$67])" office:value-type="float" office:value="0" calcext:value-type="float">
            <text:p>0</text:p>
          </table:table-cell>
          <table:table-cell table:formula="of:=[.$F42]*POWER([.$G42]-[.$C42]/100;[.$M$67])" office:value-type="float" office:value="0" calcext:value-type="float">
            <text:p>0</text:p>
          </table:table-cell>
          <table:table-cell table:formula="of:=[.$F42]*POWER([.$G42]-[.$C42]/100;[.$N$67])" office:value-type="float" office:value="0" calcext:value-type="float">
            <text:p>0</text:p>
          </table:table-cell>
          <table:table-cell table:formula="of:=[.$F42]*POWER([.$G42]-[.$C42]/100;[.$O$67])" office:value-type="float" office:value="0" calcext:value-type="float">
            <text:p>0</text:p>
          </table:table-cell>
          <table:table-cell table:formula="of:=[.$F42]*POWER([.$G42]-[.$C42]/100;[.$P$67])" office:value-type="float" office:value="0" calcext:value-type="float">
            <text:p>0</text:p>
          </table:table-cell>
          <table:table-cell table:formula="of:=[.$F42]*POWER([.$G42]-[.$C42]/100;[.$Q$67])" office:value-type="float" office:value="0" calcext:value-type="float">
            <text:p>0</text:p>
          </table:table-cell>
          <table:table-cell table:formula="of:=[.$F42]*POWER([.$G42]-[.$C42]/100;[.$R$67])" office:value-type="float" office:value="0" calcext:value-type="float">
            <text:p>0</text:p>
          </table:table-cell>
          <table:table-cell table:formula="of:=[.$F42]*POWER([.$G42]-[.$C42]/100;[.$S$67])" office:value-type="float" office:value="0" calcext:value-type="float">
            <text:p>0</text:p>
          </table:table-cell>
          <table:table-cell table:formula="of:=[.$F42]*POWER([.$G42]-[.$C42]/100;[.$T$67])" office:value-type="float" office:value="0" calcext:value-type="float">
            <text:p>0</text:p>
          </table:table-cell>
          <table:table-cell table:formula="of:=[.$F42]*POWER([.$G42]-[.$C42]/100;[.$U$67])" office:value-type="float" office:value="0" calcext:value-type="float">
            <text:p>0</text:p>
          </table:table-cell>
          <table:table-cell table:formula="of:=[.$F42]*POWER([.$G42]-[.$C42]/100;[.$V$67])" office:value-type="float" office:value="0" calcext:value-type="float">
            <text:p>0</text:p>
          </table:table-cell>
          <table:table-cell table:formula="of:=[.$F42]*POWER([.$G42]-[.$C42]/100;[.$W$67])" office:value-type="float" office:value="0" calcext:value-type="float">
            <text:p>0</text:p>
          </table:table-cell>
          <table:table-cell table:formula="of:=[.$F42]*POWER([.$G42]-[.$C42]/100;[.$X$67])" office:value-type="float" office:value="0" calcext:value-type="float">
            <text:p>0</text:p>
          </table:table-cell>
          <table:table-cell table:formula="of:=[.$F42]*POWER([.$G42]-[.$C42]/100;[.$Y$67])" office:value-type="float" office:value="0" calcext:value-type="float">
            <text:p>0</text:p>
          </table:table-cell>
          <table:table-cell table:formula="of:=[.$F42]*POWER([.$G42]-[.$C42]/100;[.$Z$67])" office:value-type="float" office:value="0" calcext:value-type="float">
            <text:p>0</text:p>
          </table:table-cell>
          <table:table-cell table:formula="of:=[.$F42]*POWER([.$G42]-[.$C42]/100;[.$AA$67])" office:value-type="float" office:value="0" calcext:value-type="float">
            <text:p>0</text:p>
          </table:table-cell>
          <table:table-cell table:formula="of:=[.$F42]*POWER([.$G42]-[.$C42]/100;[.$AB$67])" office:value-type="float" office:value="0" calcext:value-type="float">
            <text:p>0</text:p>
          </table:table-cell>
          <table:table-cell table:formula="of:=[.$F42]*POWER([.$G42]-[.$C42]/100;[.$AC$67])" office:value-type="float" office:value="0" calcext:value-type="float">
            <text:p>0</text:p>
          </table:table-cell>
          <table:table-cell table:formula="of:=[.$F42]*POWER([.$G42]-[.$C42]/100;[.$AD$67])" office:value-type="float" office:value="0" calcext:value-type="float">
            <text:p>0</text:p>
          </table:table-cell>
          <table:table-cell table:formula="of:=[.$F42]*POWER([.$G42]-[.$C42]/100;[.$AE$67])" office:value-type="float" office:value="0" calcext:value-type="float">
            <text:p>0</text:p>
          </table:table-cell>
          <table:table-cell table:formula="of:=[.$F42]*POWER([.$G42]-[.$C42]/100;[.$AF$67])" office:value-type="float" office:value="0" calcext:value-type="float">
            <text:p>0</text:p>
          </table:table-cell>
          <table:table-cell table:formula="of:=[.$F42]*POWER([.$G42]-[.$C42]/100;[.$AG$67])" office:value-type="float" office:value="0" calcext:value-type="float">
            <text:p>0</text:p>
          </table:table-cell>
          <table:table-cell table:formula="of:=[.$F42]*POWER([.$G42]-[.$C42]/100;[.$AH$67])" office:value-type="float" office:value="0" calcext:value-type="float">
            <text:p>0</text:p>
          </table:table-cell>
          <table:table-cell table:formula="of:=[.$F42]*POWER([.$G42]-[.$C42]/100;[.$AI$67])" office:value-type="float" office:value="0" calcext:value-type="float">
            <text:p>0</text:p>
          </table:table-cell>
          <table:table-cell table:formula="of:=[.$F42]*POWER([.$G42]-[.$C42]/100;[.$AJ$67])" office:value-type="float" office:value="0" calcext:value-type="float">
            <text:p>0</text:p>
          </table:table-cell>
          <table:table-cell table:formula="of:=[.$F42]*POWER([.$G42]-[.$C42]/100;[.$AK$67])" office:value-type="float" office:value="0" calcext:value-type="float">
            <text:p>0</text:p>
          </table:table-cell>
          <table:table-cell table:formula="of:=[.$F42]*POWER([.$G42]-[.$C42]/100;[.$AL$67])" office:value-type="float" office:value="0" calcext:value-type="float">
            <text:p>0</text:p>
          </table:table-cell>
          <table:table-cell table:formula="of:=[.$F42]*POWER([.$G42]-[.$C42]/100;[.$AM$67])" office:value-type="float" office:value="0" calcext:value-type="float">
            <text:p>0</text:p>
          </table:table-cell>
          <table:table-cell table:formula="of:=[.$F42]*POWER([.$G42]-[.$C42]/100;[.$AN$67])" office:value-type="float" office:value="0" calcext:value-type="float">
            <text:p>0</text:p>
          </table:table-cell>
          <table:table-cell table:formula="of:=[.$F42]*POWER([.$G42]-[.$C42]/100;[.$AO$67])" office:value-type="float" office:value="0" calcext:value-type="float">
            <text:p>0</text:p>
          </table:table-cell>
          <table:table-cell table:formula="of:=[.$F42]*POWER([.$G42]-[.$C42]/100;[.$AP$67])" office:value-type="float" office:value="0" calcext:value-type="float">
            <text:p>0</text:p>
          </table:table-cell>
          <table:table-cell table:formula="of:=[.$F42]*POWER([.$G42]-[.$C42]/100;[.$AQ$67])" office:value-type="float" office:value="0" calcext:value-type="float">
            <text:p>0</text:p>
          </table:table-cell>
          <table:table-cell table:formula="of:=[.$F42]*POWER([.$G42]-[.$C42]/100;[.$AR$67])" office:value-type="float" office:value="0" calcext:value-type="float">
            <text:p>0</text:p>
          </table:table-cell>
          <table:table-cell table:formula="of:=[.$F42]*POWER([.$G42]-[.$C42]/100;[.$AS$67])" office:value-type="float" office:value="0" calcext:value-type="float">
            <text:p>0</text:p>
          </table:table-cell>
          <table:table-cell table:formula="of:=[.$F42]*POWER([.$G42]-[.$C42]/100;[.$AT$67])" office:value-type="float" office:value="0" calcext:value-type="float">
            <text:p>0</text:p>
          </table:table-cell>
          <table:table-cell table:formula="of:=[.$F42]*POWER([.$G42]-[.$C42]/100;[.$AU$67])" office:value-type="float" office:value="0" calcext:value-type="float">
            <text:p>0</text:p>
          </table:table-cell>
          <table:table-cell table:formula="of:=[.$F42]*POWER([.$G42]-[.$C4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style-name="Default" table:number-columns-repeated="7"/>
          <table:table-cell table:number-columns-repeated="71"/>
          <table:table-cell table:formula="of:=(POWER([.$G$43]-[.$C$43]/100;[.H$67])-1)/([.$G$43]-[.$C$43]/100-1)" office:value-type="float" office:value="-0" calcext:value-type="float">
            <text:p>0</text:p>
          </table:table-cell>
          <table:table-cell table:formula="of:=(POWER([.$G$43]-[.$C$43]/100;[.I$67])-1)/([.$G$43]-[.$C$43]/100-1)" office:value-type="float" office:value="1" calcext:value-type="float">
            <text:p>1</text:p>
          </table:table-cell>
          <table:table-cell table:formula="of:=(POWER([.$G$43]-[.$C$43]/100;[.J$67])-1)/([.$G$43]-[.$C$43]/100-1)" office:value-type="float" office:value="1" calcext:value-type="float">
            <text:p>1</text:p>
          </table:table-cell>
          <table:table-cell table:formula="of:=(POWER([.$G$43]-[.$C$43]/100;[.K$67])-1)/([.$G$43]-[.$C$43]/100-1)" office:value-type="float" office:value="1" calcext:value-type="float">
            <text:p>1</text:p>
          </table:table-cell>
          <table:table-cell table:formula="of:=(POWER([.$G$43]-[.$C$43]/100;[.L$67])-1)/([.$G$43]-[.$C$43]/100-1)" office:value-type="float" office:value="1" calcext:value-type="float">
            <text:p>1</text:p>
          </table:table-cell>
          <table:table-cell table:formula="of:=(POWER([.$G$43]-[.$C$43]/100;[.M$67])-1)/([.$G$43]-[.$C$43]/100-1)" office:value-type="float" office:value="1" calcext:value-type="float">
            <text:p>1</text:p>
          </table:table-cell>
          <table:table-cell table:formula="of:=(POWER([.$G$43]-[.$C$43]/100;[.N$67])-1)/([.$G$43]-[.$C$43]/100-1)" office:value-type="float" office:value="1" calcext:value-type="float">
            <text:p>1</text:p>
          </table:table-cell>
          <table:table-cell table:formula="of:=(POWER([.$G$43]-[.$C$43]/100;[.O$67])-1)/([.$G$43]-[.$C$43]/100-1)" office:value-type="float" office:value="1" calcext:value-type="float">
            <text:p>1</text:p>
          </table:table-cell>
          <table:table-cell table:formula="of:=(POWER([.$G$43]-[.$C$43]/100;[.P$67])-1)/([.$G$43]-[.$C$43]/100-1)" office:value-type="float" office:value="1" calcext:value-type="float">
            <text:p>1</text:p>
          </table:table-cell>
          <table:table-cell table:formula="of:=(POWER([.$G$43]-[.$C$43]/100;[.Q$67])-1)/([.$G$43]-[.$C$43]/100-1)" office:value-type="float" office:value="1" calcext:value-type="float">
            <text:p>1</text:p>
          </table:table-cell>
          <table:table-cell table:formula="of:=(POWER([.$G$43]-[.$C$43]/100;[.R$67])-1)/([.$G$43]-[.$C$43]/100-1)" office:value-type="float" office:value="1" calcext:value-type="float">
            <text:p>1</text:p>
          </table:table-cell>
          <table:table-cell table:formula="of:=(POWER([.$G$43]-[.$C$43]/100;[.S$67])-1)/([.$G$43]-[.$C$43]/100-1)" office:value-type="float" office:value="1" calcext:value-type="float">
            <text:p>1</text:p>
          </table:table-cell>
          <table:table-cell table:formula="of:=(POWER([.$G$43]-[.$C$43]/100;[.T$67])-1)/([.$G$43]-[.$C$43]/100-1)" office:value-type="float" office:value="1" calcext:value-type="float">
            <text:p>1</text:p>
          </table:table-cell>
          <table:table-cell table:formula="of:=(POWER([.$G$43]-[.$C$43]/100;[.U$67])-1)/([.$G$43]-[.$C$43]/100-1)" office:value-type="float" office:value="1" calcext:value-type="float">
            <text:p>1</text:p>
          </table:table-cell>
          <table:table-cell table:formula="of:=(POWER([.$G$43]-[.$C$43]/100;[.V$67])-1)/([.$G$43]-[.$C$43]/100-1)" office:value-type="float" office:value="1" calcext:value-type="float">
            <text:p>1</text:p>
          </table:table-cell>
          <table:table-cell table:formula="of:=(POWER([.$G$43]-[.$C$43]/100;[.W$67])-1)/([.$G$43]-[.$C$43]/100-1)" office:value-type="float" office:value="1" calcext:value-type="float">
            <text:p>1</text:p>
          </table:table-cell>
          <table:table-cell table:formula="of:=(POWER([.$G$43]-[.$C$43]/100;[.X$67])-1)/([.$G$43]-[.$C$43]/100-1)" office:value-type="float" office:value="1" calcext:value-type="float">
            <text:p>1</text:p>
          </table:table-cell>
          <table:table-cell table:formula="of:=(POWER([.$G$43]-[.$C$43]/100;[.Y$67])-1)/([.$G$43]-[.$C$43]/100-1)" office:value-type="float" office:value="1" calcext:value-type="float">
            <text:p>1</text:p>
          </table:table-cell>
          <table:table-cell table:formula="of:=(POWER([.$G$43]-[.$C$43]/100;[.Z$67])-1)/([.$G$43]-[.$C$43]/100-1)" office:value-type="float" office:value="1" calcext:value-type="float">
            <text:p>1</text:p>
          </table:table-cell>
          <table:table-cell table:formula="of:=(POWER([.$G$43]-[.$C$43]/100;[.AA$67])-1)/([.$G$43]-[.$C$43]/100-1)" office:value-type="float" office:value="1" calcext:value-type="float">
            <text:p>1</text:p>
          </table:table-cell>
          <table:table-cell table:formula="of:=(POWER([.$G$43]-[.$C$43]/100;[.AB$67])-1)/([.$G$43]-[.$C$43]/100-1)" office:value-type="float" office:value="1" calcext:value-type="float">
            <text:p>1</text:p>
          </table:table-cell>
          <table:table-cell table:formula="of:=(POWER([.$G$43]-[.$C$43]/100;[.AC$67])-1)/([.$G$43]-[.$C$43]/100-1)" office:value-type="float" office:value="1" calcext:value-type="float">
            <text:p>1</text:p>
          </table:table-cell>
          <table:table-cell table:formula="of:=(POWER([.$G$43]-[.$C$43]/100;[.AD$67])-1)/([.$G$43]-[.$C$43]/100-1)" office:value-type="float" office:value="1" calcext:value-type="float">
            <text:p>1</text:p>
          </table:table-cell>
          <table:table-cell table:formula="of:=(POWER([.$G$43]-[.$C$43]/100;[.AE$67])-1)/([.$G$43]-[.$C$43]/100-1)" office:value-type="float" office:value="1" calcext:value-type="float">
            <text:p>1</text:p>
          </table:table-cell>
          <table:table-cell table:formula="of:=(POWER([.$G$43]-[.$C$43]/100;[.AF$67])-1)/([.$G$43]-[.$C$43]/100-1)" office:value-type="float" office:value="1" calcext:value-type="float">
            <text:p>1</text:p>
          </table:table-cell>
          <table:table-cell table:formula="of:=(POWER([.$G$43]-[.$C$43]/100;[.AG$67])-1)/([.$G$43]-[.$C$43]/100-1)" office:value-type="float" office:value="1" calcext:value-type="float">
            <text:p>1</text:p>
          </table:table-cell>
          <table:table-cell table:formula="of:=(POWER([.$G$43]-[.$C$43]/100;[.AH$67])-1)/([.$G$43]-[.$C$43]/100-1)" office:value-type="float" office:value="1" calcext:value-type="float">
            <text:p>1</text:p>
          </table:table-cell>
          <table:table-cell table:formula="of:=(POWER([.$G$43]-[.$C$43]/100;[.AI$67])-1)/([.$G$43]-[.$C$43]/100-1)" office:value-type="float" office:value="1" calcext:value-type="float">
            <text:p>1</text:p>
          </table:table-cell>
          <table:table-cell table:formula="of:=(POWER([.$G$43]-[.$C$43]/100;[.AJ$67])-1)/([.$G$43]-[.$C$43]/100-1)" office:value-type="float" office:value="1" calcext:value-type="float">
            <text:p>1</text:p>
          </table:table-cell>
          <table:table-cell table:formula="of:=(POWER([.$G$43]-[.$C$43]/100;[.AK$67])-1)/([.$G$43]-[.$C$43]/100-1)" office:value-type="float" office:value="1" calcext:value-type="float">
            <text:p>1</text:p>
          </table:table-cell>
          <table:table-cell table:formula="of:=(POWER([.$G$43]-[.$C$43]/100;[.AL$67])-1)/([.$G$43]-[.$C$43]/100-1)" office:value-type="float" office:value="1" calcext:value-type="float">
            <text:p>1</text:p>
          </table:table-cell>
          <table:table-cell table:formula="of:=(POWER([.$G$43]-[.$C$43]/100;[.AM$67])-1)/([.$G$43]-[.$C$43]/100-1)" office:value-type="float" office:value="1" calcext:value-type="float">
            <text:p>1</text:p>
          </table:table-cell>
          <table:table-cell table:formula="of:=(POWER([.$G$43]-[.$C$43]/100;[.AN$67])-1)/([.$G$43]-[.$C$43]/100-1)" office:value-type="float" office:value="1" calcext:value-type="float">
            <text:p>1</text:p>
          </table:table-cell>
          <table:table-cell table:formula="of:=(POWER([.$G$43]-[.$C$43]/100;[.AO$67])-1)/([.$G$43]-[.$C$43]/100-1)" office:value-type="float" office:value="1" calcext:value-type="float">
            <text:p>1</text:p>
          </table:table-cell>
          <table:table-cell table:formula="of:=(POWER([.$G$43]-[.$C$43]/100;[.AP$67])-1)/([.$G$43]-[.$C$43]/100-1)" office:value-type="float" office:value="1" calcext:value-type="float">
            <text:p>1</text:p>
          </table:table-cell>
          <table:table-cell table:formula="of:=(POWER([.$G$43]-[.$C$43]/100;[.AQ$67])-1)/([.$G$43]-[.$C$43]/100-1)" office:value-type="float" office:value="1" calcext:value-type="float">
            <text:p>1</text:p>
          </table:table-cell>
          <table:table-cell table:formula="of:=(POWER([.$G$43]-[.$C$43]/100;[.AR$67])-1)/([.$G$43]-[.$C$43]/100-1)" office:value-type="float" office:value="1" calcext:value-type="float">
            <text:p>1</text:p>
          </table:table-cell>
          <table:table-cell table:formula="of:=(POWER([.$G$43]-[.$C$43]/100;[.AS$67])-1)/([.$G$43]-[.$C$43]/100-1)" office:value-type="float" office:value="1" calcext:value-type="float">
            <text:p>1</text:p>
          </table:table-cell>
          <table:table-cell table:formula="of:=(POWER([.$G$43]-[.$C$43]/100;[.AT$67])-1)/([.$G$43]-[.$C$43]/100-1)" office:value-type="float" office:value="1" calcext:value-type="float">
            <text:p>1</text:p>
          </table:table-cell>
          <table:table-cell table:formula="of:=(POWER([.$G$43]-[.$C$43]/100;[.AU$67])-1)/([.$G$43]-[.$C$43]/100-1)" office:value-type="float" office:value="1" calcext:value-type="float">
            <text:p>1</text:p>
          </table:table-cell>
          <table:table-cell table:formula="of:=(POWER([.$G$43]-[.$C$43]/100;[.AV$67])-1)/([.$G$43]-[.$C$43]/100-1)" office:value-type="float" office:value="1" calcext:value-type="float">
            <text:p>1</text:p>
          </table:table-cell>
          <table:table-cell table:number-columns-repeated="2"/>
          <table:table-cell table:formula="of:=[.$F43]*POWER([.$G43]-[.$C43]/100;[.$H$67])" office:value-type="float" office:value="0" calcext:value-type="float">
            <text:p>0</text:p>
          </table:table-cell>
          <table:table-cell table:formula="of:=[.$F43]*POWER([.$G43]-[.$C43]/100;[.$I$67])" office:value-type="float" office:value="0" calcext:value-type="float">
            <text:p>0</text:p>
          </table:table-cell>
          <table:table-cell table:formula="of:=[.$F43]*POWER([.$G43]-[.$C43]/100;[.$J$67])" office:value-type="float" office:value="0" calcext:value-type="float">
            <text:p>0</text:p>
          </table:table-cell>
          <table:table-cell table:formula="of:=[.$F43]*POWER([.$G43]-[.$C43]/100;[.$K$67])" office:value-type="float" office:value="0" calcext:value-type="float">
            <text:p>0</text:p>
          </table:table-cell>
          <table:table-cell table:formula="of:=[.$F43]*POWER([.$G43]-[.$C43]/100;[.$L$67])" office:value-type="float" office:value="0" calcext:value-type="float">
            <text:p>0</text:p>
          </table:table-cell>
          <table:table-cell table:formula="of:=[.$F43]*POWER([.$G43]-[.$C43]/100;[.$M$67])" office:value-type="float" office:value="0" calcext:value-type="float">
            <text:p>0</text:p>
          </table:table-cell>
          <table:table-cell table:formula="of:=[.$F43]*POWER([.$G43]-[.$C43]/100;[.$N$67])" office:value-type="float" office:value="0" calcext:value-type="float">
            <text:p>0</text:p>
          </table:table-cell>
          <table:table-cell table:formula="of:=[.$F43]*POWER([.$G43]-[.$C43]/100;[.$O$67])" office:value-type="float" office:value="0" calcext:value-type="float">
            <text:p>0</text:p>
          </table:table-cell>
          <table:table-cell table:formula="of:=[.$F43]*POWER([.$G43]-[.$C43]/100;[.$P$67])" office:value-type="float" office:value="0" calcext:value-type="float">
            <text:p>0</text:p>
          </table:table-cell>
          <table:table-cell table:formula="of:=[.$F43]*POWER([.$G43]-[.$C43]/100;[.$Q$67])" office:value-type="float" office:value="0" calcext:value-type="float">
            <text:p>0</text:p>
          </table:table-cell>
          <table:table-cell table:formula="of:=[.$F43]*POWER([.$G43]-[.$C43]/100;[.$R$67])" office:value-type="float" office:value="0" calcext:value-type="float">
            <text:p>0</text:p>
          </table:table-cell>
          <table:table-cell table:formula="of:=[.$F43]*POWER([.$G43]-[.$C43]/100;[.$S$67])" office:value-type="float" office:value="0" calcext:value-type="float">
            <text:p>0</text:p>
          </table:table-cell>
          <table:table-cell table:formula="of:=[.$F43]*POWER([.$G43]-[.$C43]/100;[.$T$67])" office:value-type="float" office:value="0" calcext:value-type="float">
            <text:p>0</text:p>
          </table:table-cell>
          <table:table-cell table:formula="of:=[.$F43]*POWER([.$G43]-[.$C43]/100;[.$U$67])" office:value-type="float" office:value="0" calcext:value-type="float">
            <text:p>0</text:p>
          </table:table-cell>
          <table:table-cell table:formula="of:=[.$F43]*POWER([.$G43]-[.$C43]/100;[.$V$67])" office:value-type="float" office:value="0" calcext:value-type="float">
            <text:p>0</text:p>
          </table:table-cell>
          <table:table-cell table:formula="of:=[.$F43]*POWER([.$G43]-[.$C43]/100;[.$W$67])" office:value-type="float" office:value="0" calcext:value-type="float">
            <text:p>0</text:p>
          </table:table-cell>
          <table:table-cell table:formula="of:=[.$F43]*POWER([.$G43]-[.$C43]/100;[.$X$67])" office:value-type="float" office:value="0" calcext:value-type="float">
            <text:p>0</text:p>
          </table:table-cell>
          <table:table-cell table:formula="of:=[.$F43]*POWER([.$G43]-[.$C43]/100;[.$Y$67])" office:value-type="float" office:value="0" calcext:value-type="float">
            <text:p>0</text:p>
          </table:table-cell>
          <table:table-cell table:formula="of:=[.$F43]*POWER([.$G43]-[.$C43]/100;[.$Z$67])" office:value-type="float" office:value="0" calcext:value-type="float">
            <text:p>0</text:p>
          </table:table-cell>
          <table:table-cell table:formula="of:=[.$F43]*POWER([.$G43]-[.$C43]/100;[.$AA$67])" office:value-type="float" office:value="0" calcext:value-type="float">
            <text:p>0</text:p>
          </table:table-cell>
          <table:table-cell table:formula="of:=[.$F43]*POWER([.$G43]-[.$C43]/100;[.$AB$67])" office:value-type="float" office:value="0" calcext:value-type="float">
            <text:p>0</text:p>
          </table:table-cell>
          <table:table-cell table:formula="of:=[.$F43]*POWER([.$G43]-[.$C43]/100;[.$AC$67])" office:value-type="float" office:value="0" calcext:value-type="float">
            <text:p>0</text:p>
          </table:table-cell>
          <table:table-cell table:formula="of:=[.$F43]*POWER([.$G43]-[.$C43]/100;[.$AD$67])" office:value-type="float" office:value="0" calcext:value-type="float">
            <text:p>0</text:p>
          </table:table-cell>
          <table:table-cell table:formula="of:=[.$F43]*POWER([.$G43]-[.$C43]/100;[.$AE$67])" office:value-type="float" office:value="0" calcext:value-type="float">
            <text:p>0</text:p>
          </table:table-cell>
          <table:table-cell table:formula="of:=[.$F43]*POWER([.$G43]-[.$C43]/100;[.$AF$67])" office:value-type="float" office:value="0" calcext:value-type="float">
            <text:p>0</text:p>
          </table:table-cell>
          <table:table-cell table:formula="of:=[.$F43]*POWER([.$G43]-[.$C43]/100;[.$AG$67])" office:value-type="float" office:value="0" calcext:value-type="float">
            <text:p>0</text:p>
          </table:table-cell>
          <table:table-cell table:formula="of:=[.$F43]*POWER([.$G43]-[.$C43]/100;[.$AH$67])" office:value-type="float" office:value="0" calcext:value-type="float">
            <text:p>0</text:p>
          </table:table-cell>
          <table:table-cell table:formula="of:=[.$F43]*POWER([.$G43]-[.$C43]/100;[.$AI$67])" office:value-type="float" office:value="0" calcext:value-type="float">
            <text:p>0</text:p>
          </table:table-cell>
          <table:table-cell table:formula="of:=[.$F43]*POWER([.$G43]-[.$C43]/100;[.$AJ$67])" office:value-type="float" office:value="0" calcext:value-type="float">
            <text:p>0</text:p>
          </table:table-cell>
          <table:table-cell table:formula="of:=[.$F43]*POWER([.$G43]-[.$C43]/100;[.$AK$67])" office:value-type="float" office:value="0" calcext:value-type="float">
            <text:p>0</text:p>
          </table:table-cell>
          <table:table-cell table:formula="of:=[.$F43]*POWER([.$G43]-[.$C43]/100;[.$AL$67])" office:value-type="float" office:value="0" calcext:value-type="float">
            <text:p>0</text:p>
          </table:table-cell>
          <table:table-cell table:formula="of:=[.$F43]*POWER([.$G43]-[.$C43]/100;[.$AM$67])" office:value-type="float" office:value="0" calcext:value-type="float">
            <text:p>0</text:p>
          </table:table-cell>
          <table:table-cell table:formula="of:=[.$F43]*POWER([.$G43]-[.$C43]/100;[.$AN$67])" office:value-type="float" office:value="0" calcext:value-type="float">
            <text:p>0</text:p>
          </table:table-cell>
          <table:table-cell table:formula="of:=[.$F43]*POWER([.$G43]-[.$C43]/100;[.$AO$67])" office:value-type="float" office:value="0" calcext:value-type="float">
            <text:p>0</text:p>
          </table:table-cell>
          <table:table-cell table:formula="of:=[.$F43]*POWER([.$G43]-[.$C43]/100;[.$AP$67])" office:value-type="float" office:value="0" calcext:value-type="float">
            <text:p>0</text:p>
          </table:table-cell>
          <table:table-cell table:formula="of:=[.$F43]*POWER([.$G43]-[.$C43]/100;[.$AQ$67])" office:value-type="float" office:value="0" calcext:value-type="float">
            <text:p>0</text:p>
          </table:table-cell>
          <table:table-cell table:formula="of:=[.$F43]*POWER([.$G43]-[.$C43]/100;[.$AR$67])" office:value-type="float" office:value="0" calcext:value-type="float">
            <text:p>0</text:p>
          </table:table-cell>
          <table:table-cell table:formula="of:=[.$F43]*POWER([.$G43]-[.$C43]/100;[.$AS$67])" office:value-type="float" office:value="0" calcext:value-type="float">
            <text:p>0</text:p>
          </table:table-cell>
          <table:table-cell table:formula="of:=[.$F43]*POWER([.$G43]-[.$C43]/100;[.$AT$67])" office:value-type="float" office:value="0" calcext:value-type="float">
            <text:p>0</text:p>
          </table:table-cell>
          <table:table-cell table:formula="of:=[.$F43]*POWER([.$G43]-[.$C43]/100;[.$AU$67])" office:value-type="float" office:value="0" calcext:value-type="float">
            <text:p>0</text:p>
          </table:table-cell>
          <table:table-cell table:formula="of:=[.$F43]*POWER([.$G43]-[.$C4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4]-[.$C$44]/100;[.H$67])-1)/([.$G$44]-[.$C$44]/100-1)" office:value-type="float" office:value="-0" calcext:value-type="float">
            <text:p>0</text:p>
          </table:table-cell>
          <table:table-cell table:formula="of:=(POWER([.$G$44]-[.$C$44]/100;[.I$67])-1)/([.$G$44]-[.$C$44]/100-1)" office:value-type="float" office:value="1" calcext:value-type="float">
            <text:p>1</text:p>
          </table:table-cell>
          <table:table-cell table:formula="of:=(POWER([.$G$44]-[.$C$44]/100;[.J$67])-1)/([.$G$44]-[.$C$44]/100-1)" office:value-type="float" office:value="1" calcext:value-type="float">
            <text:p>1</text:p>
          </table:table-cell>
          <table:table-cell table:formula="of:=(POWER([.$G$44]-[.$C$44]/100;[.K$67])-1)/([.$G$44]-[.$C$44]/100-1)" office:value-type="float" office:value="1" calcext:value-type="float">
            <text:p>1</text:p>
          </table:table-cell>
          <table:table-cell table:formula="of:=(POWER([.$G$44]-[.$C$44]/100;[.L$67])-1)/([.$G$44]-[.$C$44]/100-1)" office:value-type="float" office:value="1" calcext:value-type="float">
            <text:p>1</text:p>
          </table:table-cell>
          <table:table-cell table:formula="of:=(POWER([.$G$44]-[.$C$44]/100;[.M$67])-1)/([.$G$44]-[.$C$44]/100-1)" office:value-type="float" office:value="1" calcext:value-type="float">
            <text:p>1</text:p>
          </table:table-cell>
          <table:table-cell table:formula="of:=(POWER([.$G$44]-[.$C$44]/100;[.N$67])-1)/([.$G$44]-[.$C$44]/100-1)" office:value-type="float" office:value="1" calcext:value-type="float">
            <text:p>1</text:p>
          </table:table-cell>
          <table:table-cell table:formula="of:=(POWER([.$G$44]-[.$C$44]/100;[.O$67])-1)/([.$G$44]-[.$C$44]/100-1)" office:value-type="float" office:value="1" calcext:value-type="float">
            <text:p>1</text:p>
          </table:table-cell>
          <table:table-cell table:formula="of:=(POWER([.$G$44]-[.$C$44]/100;[.P$67])-1)/([.$G$44]-[.$C$44]/100-1)" office:value-type="float" office:value="1" calcext:value-type="float">
            <text:p>1</text:p>
          </table:table-cell>
          <table:table-cell table:formula="of:=(POWER([.$G$44]-[.$C$44]/100;[.Q$67])-1)/([.$G$44]-[.$C$44]/100-1)" office:value-type="float" office:value="1" calcext:value-type="float">
            <text:p>1</text:p>
          </table:table-cell>
          <table:table-cell table:formula="of:=(POWER([.$G$44]-[.$C$44]/100;[.R$67])-1)/([.$G$44]-[.$C$44]/100-1)" office:value-type="float" office:value="1" calcext:value-type="float">
            <text:p>1</text:p>
          </table:table-cell>
          <table:table-cell table:formula="of:=(POWER([.$G$44]-[.$C$44]/100;[.S$67])-1)/([.$G$44]-[.$C$44]/100-1)" office:value-type="float" office:value="1" calcext:value-type="float">
            <text:p>1</text:p>
          </table:table-cell>
          <table:table-cell table:formula="of:=(POWER([.$G$44]-[.$C$44]/100;[.T$67])-1)/([.$G$44]-[.$C$44]/100-1)" office:value-type="float" office:value="1" calcext:value-type="float">
            <text:p>1</text:p>
          </table:table-cell>
          <table:table-cell table:formula="of:=(POWER([.$G$44]-[.$C$44]/100;[.U$67])-1)/([.$G$44]-[.$C$44]/100-1)" office:value-type="float" office:value="1" calcext:value-type="float">
            <text:p>1</text:p>
          </table:table-cell>
          <table:table-cell table:formula="of:=(POWER([.$G$44]-[.$C$44]/100;[.V$67])-1)/([.$G$44]-[.$C$44]/100-1)" office:value-type="float" office:value="1" calcext:value-type="float">
            <text:p>1</text:p>
          </table:table-cell>
          <table:table-cell table:formula="of:=(POWER([.$G$44]-[.$C$44]/100;[.W$67])-1)/([.$G$44]-[.$C$44]/100-1)" office:value-type="float" office:value="1" calcext:value-type="float">
            <text:p>1</text:p>
          </table:table-cell>
          <table:table-cell table:formula="of:=(POWER([.$G$44]-[.$C$44]/100;[.X$67])-1)/([.$G$44]-[.$C$44]/100-1)" office:value-type="float" office:value="1" calcext:value-type="float">
            <text:p>1</text:p>
          </table:table-cell>
          <table:table-cell table:formula="of:=(POWER([.$G$44]-[.$C$44]/100;[.Y$67])-1)/([.$G$44]-[.$C$44]/100-1)" office:value-type="float" office:value="1" calcext:value-type="float">
            <text:p>1</text:p>
          </table:table-cell>
          <table:table-cell table:formula="of:=(POWER([.$G$44]-[.$C$44]/100;[.Z$67])-1)/([.$G$44]-[.$C$44]/100-1)" office:value-type="float" office:value="1" calcext:value-type="float">
            <text:p>1</text:p>
          </table:table-cell>
          <table:table-cell table:formula="of:=(POWER([.$G$44]-[.$C$44]/100;[.AA$67])-1)/([.$G$44]-[.$C$44]/100-1)" office:value-type="float" office:value="1" calcext:value-type="float">
            <text:p>1</text:p>
          </table:table-cell>
          <table:table-cell table:formula="of:=(POWER([.$G$44]-[.$C$44]/100;[.AB$67])-1)/([.$G$44]-[.$C$44]/100-1)" office:value-type="float" office:value="1" calcext:value-type="float">
            <text:p>1</text:p>
          </table:table-cell>
          <table:table-cell table:formula="of:=(POWER([.$G$44]-[.$C$44]/100;[.AC$67])-1)/([.$G$44]-[.$C$44]/100-1)" office:value-type="float" office:value="1" calcext:value-type="float">
            <text:p>1</text:p>
          </table:table-cell>
          <table:table-cell table:formula="of:=(POWER([.$G$44]-[.$C$44]/100;[.AD$67])-1)/([.$G$44]-[.$C$44]/100-1)" office:value-type="float" office:value="1" calcext:value-type="float">
            <text:p>1</text:p>
          </table:table-cell>
          <table:table-cell table:formula="of:=(POWER([.$G$44]-[.$C$44]/100;[.AE$67])-1)/([.$G$44]-[.$C$44]/100-1)" office:value-type="float" office:value="1" calcext:value-type="float">
            <text:p>1</text:p>
          </table:table-cell>
          <table:table-cell table:formula="of:=(POWER([.$G$44]-[.$C$44]/100;[.AF$67])-1)/([.$G$44]-[.$C$44]/100-1)" office:value-type="float" office:value="1" calcext:value-type="float">
            <text:p>1</text:p>
          </table:table-cell>
          <table:table-cell table:formula="of:=(POWER([.$G$44]-[.$C$44]/100;[.AG$67])-1)/([.$G$44]-[.$C$44]/100-1)" office:value-type="float" office:value="1" calcext:value-type="float">
            <text:p>1</text:p>
          </table:table-cell>
          <table:table-cell table:formula="of:=(POWER([.$G$44]-[.$C$44]/100;[.AH$67])-1)/([.$G$44]-[.$C$44]/100-1)" office:value-type="float" office:value="1" calcext:value-type="float">
            <text:p>1</text:p>
          </table:table-cell>
          <table:table-cell table:formula="of:=(POWER([.$G$44]-[.$C$44]/100;[.AI$67])-1)/([.$G$44]-[.$C$44]/100-1)" office:value-type="float" office:value="1" calcext:value-type="float">
            <text:p>1</text:p>
          </table:table-cell>
          <table:table-cell table:formula="of:=(POWER([.$G$44]-[.$C$44]/100;[.AJ$67])-1)/([.$G$44]-[.$C$44]/100-1)" office:value-type="float" office:value="1" calcext:value-type="float">
            <text:p>1</text:p>
          </table:table-cell>
          <table:table-cell table:formula="of:=(POWER([.$G$44]-[.$C$44]/100;[.AK$67])-1)/([.$G$44]-[.$C$44]/100-1)" office:value-type="float" office:value="1" calcext:value-type="float">
            <text:p>1</text:p>
          </table:table-cell>
          <table:table-cell table:formula="of:=(POWER([.$G$44]-[.$C$44]/100;[.AL$67])-1)/([.$G$44]-[.$C$44]/100-1)" office:value-type="float" office:value="1" calcext:value-type="float">
            <text:p>1</text:p>
          </table:table-cell>
          <table:table-cell table:formula="of:=(POWER([.$G$44]-[.$C$44]/100;[.AM$67])-1)/([.$G$44]-[.$C$44]/100-1)" office:value-type="float" office:value="1" calcext:value-type="float">
            <text:p>1</text:p>
          </table:table-cell>
          <table:table-cell table:formula="of:=(POWER([.$G$44]-[.$C$44]/100;[.AN$67])-1)/([.$G$44]-[.$C$44]/100-1)" office:value-type="float" office:value="1" calcext:value-type="float">
            <text:p>1</text:p>
          </table:table-cell>
          <table:table-cell table:formula="of:=(POWER([.$G$44]-[.$C$44]/100;[.AO$67])-1)/([.$G$44]-[.$C$44]/100-1)" office:value-type="float" office:value="1" calcext:value-type="float">
            <text:p>1</text:p>
          </table:table-cell>
          <table:table-cell table:formula="of:=(POWER([.$G$44]-[.$C$44]/100;[.AP$67])-1)/([.$G$44]-[.$C$44]/100-1)" office:value-type="float" office:value="1" calcext:value-type="float">
            <text:p>1</text:p>
          </table:table-cell>
          <table:table-cell table:formula="of:=(POWER([.$G$44]-[.$C$44]/100;[.AQ$67])-1)/([.$G$44]-[.$C$44]/100-1)" office:value-type="float" office:value="1" calcext:value-type="float">
            <text:p>1</text:p>
          </table:table-cell>
          <table:table-cell table:formula="of:=(POWER([.$G$44]-[.$C$44]/100;[.AR$67])-1)/([.$G$44]-[.$C$44]/100-1)" office:value-type="float" office:value="1" calcext:value-type="float">
            <text:p>1</text:p>
          </table:table-cell>
          <table:table-cell table:formula="of:=(POWER([.$G$44]-[.$C$44]/100;[.AS$67])-1)/([.$G$44]-[.$C$44]/100-1)" office:value-type="float" office:value="1" calcext:value-type="float">
            <text:p>1</text:p>
          </table:table-cell>
          <table:table-cell table:formula="of:=(POWER([.$G$44]-[.$C$44]/100;[.AT$67])-1)/([.$G$44]-[.$C$44]/100-1)" office:value-type="float" office:value="1" calcext:value-type="float">
            <text:p>1</text:p>
          </table:table-cell>
          <table:table-cell table:formula="of:=(POWER([.$G$44]-[.$C$44]/100;[.AU$67])-1)/([.$G$44]-[.$C$44]/100-1)" office:value-type="float" office:value="1" calcext:value-type="float">
            <text:p>1</text:p>
          </table:table-cell>
          <table:table-cell table:formula="of:=(POWER([.$G$44]-[.$C$44]/100;[.AV$67])-1)/([.$G$44]-[.$C$44]/100-1)" office:value-type="float" office:value="1" calcext:value-type="float">
            <text:p>1</text:p>
          </table:table-cell>
          <table:table-cell table:number-columns-repeated="2"/>
          <table:table-cell table:formula="of:=[.$F44]*POWER([.$G44]-[.$C44]/100;[.$H$67])" office:value-type="float" office:value="0" calcext:value-type="float">
            <text:p>0</text:p>
          </table:table-cell>
          <table:table-cell table:formula="of:=[.$F44]*POWER([.$G44]-[.$C44]/100;[.$I$67])" office:value-type="float" office:value="0" calcext:value-type="float">
            <text:p>0</text:p>
          </table:table-cell>
          <table:table-cell table:formula="of:=[.$F44]*POWER([.$G44]-[.$C44]/100;[.$J$67])" office:value-type="float" office:value="0" calcext:value-type="float">
            <text:p>0</text:p>
          </table:table-cell>
          <table:table-cell table:formula="of:=[.$F44]*POWER([.$G44]-[.$C44]/100;[.$K$67])" office:value-type="float" office:value="0" calcext:value-type="float">
            <text:p>0</text:p>
          </table:table-cell>
          <table:table-cell table:formula="of:=[.$F44]*POWER([.$G44]-[.$C44]/100;[.$L$67])" office:value-type="float" office:value="0" calcext:value-type="float">
            <text:p>0</text:p>
          </table:table-cell>
          <table:table-cell table:formula="of:=[.$F44]*POWER([.$G44]-[.$C44]/100;[.$M$67])" office:value-type="float" office:value="0" calcext:value-type="float">
            <text:p>0</text:p>
          </table:table-cell>
          <table:table-cell table:formula="of:=[.$F44]*POWER([.$G44]-[.$C44]/100;[.$N$67])" office:value-type="float" office:value="0" calcext:value-type="float">
            <text:p>0</text:p>
          </table:table-cell>
          <table:table-cell table:formula="of:=[.$F44]*POWER([.$G44]-[.$C44]/100;[.$O$67])" office:value-type="float" office:value="0" calcext:value-type="float">
            <text:p>0</text:p>
          </table:table-cell>
          <table:table-cell table:formula="of:=[.$F44]*POWER([.$G44]-[.$C44]/100;[.$P$67])" office:value-type="float" office:value="0" calcext:value-type="float">
            <text:p>0</text:p>
          </table:table-cell>
          <table:table-cell table:formula="of:=[.$F44]*POWER([.$G44]-[.$C44]/100;[.$Q$67])" office:value-type="float" office:value="0" calcext:value-type="float">
            <text:p>0</text:p>
          </table:table-cell>
          <table:table-cell table:formula="of:=[.$F44]*POWER([.$G44]-[.$C44]/100;[.$R$67])" office:value-type="float" office:value="0" calcext:value-type="float">
            <text:p>0</text:p>
          </table:table-cell>
          <table:table-cell table:formula="of:=[.$F44]*POWER([.$G44]-[.$C44]/100;[.$S$67])" office:value-type="float" office:value="0" calcext:value-type="float">
            <text:p>0</text:p>
          </table:table-cell>
          <table:table-cell table:formula="of:=[.$F44]*POWER([.$G44]-[.$C44]/100;[.$T$67])" office:value-type="float" office:value="0" calcext:value-type="float">
            <text:p>0</text:p>
          </table:table-cell>
          <table:table-cell table:formula="of:=[.$F44]*POWER([.$G44]-[.$C44]/100;[.$U$67])" office:value-type="float" office:value="0" calcext:value-type="float">
            <text:p>0</text:p>
          </table:table-cell>
          <table:table-cell table:formula="of:=[.$F44]*POWER([.$G44]-[.$C44]/100;[.$V$67])" office:value-type="float" office:value="0" calcext:value-type="float">
            <text:p>0</text:p>
          </table:table-cell>
          <table:table-cell table:formula="of:=[.$F44]*POWER([.$G44]-[.$C44]/100;[.$W$67])" office:value-type="float" office:value="0" calcext:value-type="float">
            <text:p>0</text:p>
          </table:table-cell>
          <table:table-cell table:formula="of:=[.$F44]*POWER([.$G44]-[.$C44]/100;[.$X$67])" office:value-type="float" office:value="0" calcext:value-type="float">
            <text:p>0</text:p>
          </table:table-cell>
          <table:table-cell table:formula="of:=[.$F44]*POWER([.$G44]-[.$C44]/100;[.$Y$67])" office:value-type="float" office:value="0" calcext:value-type="float">
            <text:p>0</text:p>
          </table:table-cell>
          <table:table-cell table:formula="of:=[.$F44]*POWER([.$G44]-[.$C44]/100;[.$Z$67])" office:value-type="float" office:value="0" calcext:value-type="float">
            <text:p>0</text:p>
          </table:table-cell>
          <table:table-cell table:formula="of:=[.$F44]*POWER([.$G44]-[.$C44]/100;[.$AA$67])" office:value-type="float" office:value="0" calcext:value-type="float">
            <text:p>0</text:p>
          </table:table-cell>
          <table:table-cell table:formula="of:=[.$F44]*POWER([.$G44]-[.$C44]/100;[.$AB$67])" office:value-type="float" office:value="0" calcext:value-type="float">
            <text:p>0</text:p>
          </table:table-cell>
          <table:table-cell table:formula="of:=[.$F44]*POWER([.$G44]-[.$C44]/100;[.$AC$67])" office:value-type="float" office:value="0" calcext:value-type="float">
            <text:p>0</text:p>
          </table:table-cell>
          <table:table-cell table:formula="of:=[.$F44]*POWER([.$G44]-[.$C44]/100;[.$AD$67])" office:value-type="float" office:value="0" calcext:value-type="float">
            <text:p>0</text:p>
          </table:table-cell>
          <table:table-cell table:formula="of:=[.$F44]*POWER([.$G44]-[.$C44]/100;[.$AE$67])" office:value-type="float" office:value="0" calcext:value-type="float">
            <text:p>0</text:p>
          </table:table-cell>
          <table:table-cell table:formula="of:=[.$F44]*POWER([.$G44]-[.$C44]/100;[.$AF$67])" office:value-type="float" office:value="0" calcext:value-type="float">
            <text:p>0</text:p>
          </table:table-cell>
          <table:table-cell table:formula="of:=[.$F44]*POWER([.$G44]-[.$C44]/100;[.$AG$67])" office:value-type="float" office:value="0" calcext:value-type="float">
            <text:p>0</text:p>
          </table:table-cell>
          <table:table-cell table:formula="of:=[.$F44]*POWER([.$G44]-[.$C44]/100;[.$AH$67])" office:value-type="float" office:value="0" calcext:value-type="float">
            <text:p>0</text:p>
          </table:table-cell>
          <table:table-cell table:formula="of:=[.$F44]*POWER([.$G44]-[.$C44]/100;[.$AI$67])" office:value-type="float" office:value="0" calcext:value-type="float">
            <text:p>0</text:p>
          </table:table-cell>
          <table:table-cell table:formula="of:=[.$F44]*POWER([.$G44]-[.$C44]/100;[.$AJ$67])" office:value-type="float" office:value="0" calcext:value-type="float">
            <text:p>0</text:p>
          </table:table-cell>
          <table:table-cell table:formula="of:=[.$F44]*POWER([.$G44]-[.$C44]/100;[.$AK$67])" office:value-type="float" office:value="0" calcext:value-type="float">
            <text:p>0</text:p>
          </table:table-cell>
          <table:table-cell table:formula="of:=[.$F44]*POWER([.$G44]-[.$C44]/100;[.$AL$67])" office:value-type="float" office:value="0" calcext:value-type="float">
            <text:p>0</text:p>
          </table:table-cell>
          <table:table-cell table:formula="of:=[.$F44]*POWER([.$G44]-[.$C44]/100;[.$AM$67])" office:value-type="float" office:value="0" calcext:value-type="float">
            <text:p>0</text:p>
          </table:table-cell>
          <table:table-cell table:formula="of:=[.$F44]*POWER([.$G44]-[.$C44]/100;[.$AN$67])" office:value-type="float" office:value="0" calcext:value-type="float">
            <text:p>0</text:p>
          </table:table-cell>
          <table:table-cell table:formula="of:=[.$F44]*POWER([.$G44]-[.$C44]/100;[.$AO$67])" office:value-type="float" office:value="0" calcext:value-type="float">
            <text:p>0</text:p>
          </table:table-cell>
          <table:table-cell table:formula="of:=[.$F44]*POWER([.$G44]-[.$C44]/100;[.$AP$67])" office:value-type="float" office:value="0" calcext:value-type="float">
            <text:p>0</text:p>
          </table:table-cell>
          <table:table-cell table:formula="of:=[.$F44]*POWER([.$G44]-[.$C44]/100;[.$AQ$67])" office:value-type="float" office:value="0" calcext:value-type="float">
            <text:p>0</text:p>
          </table:table-cell>
          <table:table-cell table:formula="of:=[.$F44]*POWER([.$G44]-[.$C44]/100;[.$AR$67])" office:value-type="float" office:value="0" calcext:value-type="float">
            <text:p>0</text:p>
          </table:table-cell>
          <table:table-cell table:formula="of:=[.$F44]*POWER([.$G44]-[.$C44]/100;[.$AS$67])" office:value-type="float" office:value="0" calcext:value-type="float">
            <text:p>0</text:p>
          </table:table-cell>
          <table:table-cell table:formula="of:=[.$F44]*POWER([.$G44]-[.$C44]/100;[.$AT$67])" office:value-type="float" office:value="0" calcext:value-type="float">
            <text:p>0</text:p>
          </table:table-cell>
          <table:table-cell table:formula="of:=[.$F44]*POWER([.$G44]-[.$C44]/100;[.$AU$67])" office:value-type="float" office:value="0" calcext:value-type="float">
            <text:p>0</text:p>
          </table:table-cell>
          <table:table-cell table:formula="of:=[.$F44]*POWER([.$G44]-[.$C4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5]-[.$C$45]/100;[.H$67])-1)/([.$G$45]-[.$C$45]/100-1)" office:value-type="float" office:value="-0" calcext:value-type="float">
            <text:p>0</text:p>
          </table:table-cell>
          <table:table-cell table:formula="of:=(POWER([.$G$45]-[.$C$45]/100;[.I$67])-1)/([.$G$45]-[.$C$45]/100-1)" office:value-type="float" office:value="1" calcext:value-type="float">
            <text:p>1</text:p>
          </table:table-cell>
          <table:table-cell table:formula="of:=(POWER([.$G$45]-[.$C$45]/100;[.J$67])-1)/([.$G$45]-[.$C$45]/100-1)" office:value-type="float" office:value="1" calcext:value-type="float">
            <text:p>1</text:p>
          </table:table-cell>
          <table:table-cell table:formula="of:=(POWER([.$G$45]-[.$C$45]/100;[.K$67])-1)/([.$G$45]-[.$C$45]/100-1)" office:value-type="float" office:value="1" calcext:value-type="float">
            <text:p>1</text:p>
          </table:table-cell>
          <table:table-cell table:formula="of:=(POWER([.$G$45]-[.$C$45]/100;[.L$67])-1)/([.$G$45]-[.$C$45]/100-1)" office:value-type="float" office:value="1" calcext:value-type="float">
            <text:p>1</text:p>
          </table:table-cell>
          <table:table-cell table:formula="of:=(POWER([.$G$45]-[.$C$45]/100;[.M$67])-1)/([.$G$45]-[.$C$45]/100-1)" office:value-type="float" office:value="1" calcext:value-type="float">
            <text:p>1</text:p>
          </table:table-cell>
          <table:table-cell table:formula="of:=(POWER([.$G$45]-[.$C$45]/100;[.N$67])-1)/([.$G$45]-[.$C$45]/100-1)" office:value-type="float" office:value="1" calcext:value-type="float">
            <text:p>1</text:p>
          </table:table-cell>
          <table:table-cell table:formula="of:=(POWER([.$G$45]-[.$C$45]/100;[.O$67])-1)/([.$G$45]-[.$C$45]/100-1)" office:value-type="float" office:value="1" calcext:value-type="float">
            <text:p>1</text:p>
          </table:table-cell>
          <table:table-cell table:formula="of:=(POWER([.$G$45]-[.$C$45]/100;[.P$67])-1)/([.$G$45]-[.$C$45]/100-1)" office:value-type="float" office:value="1" calcext:value-type="float">
            <text:p>1</text:p>
          </table:table-cell>
          <table:table-cell table:formula="of:=(POWER([.$G$45]-[.$C$45]/100;[.Q$67])-1)/([.$G$45]-[.$C$45]/100-1)" office:value-type="float" office:value="1" calcext:value-type="float">
            <text:p>1</text:p>
          </table:table-cell>
          <table:table-cell table:formula="of:=(POWER([.$G$45]-[.$C$45]/100;[.R$67])-1)/([.$G$45]-[.$C$45]/100-1)" office:value-type="float" office:value="1" calcext:value-type="float">
            <text:p>1</text:p>
          </table:table-cell>
          <table:table-cell table:formula="of:=(POWER([.$G$45]-[.$C$45]/100;[.S$67])-1)/([.$G$45]-[.$C$45]/100-1)" office:value-type="float" office:value="1" calcext:value-type="float">
            <text:p>1</text:p>
          </table:table-cell>
          <table:table-cell table:formula="of:=(POWER([.$G$45]-[.$C$45]/100;[.T$67])-1)/([.$G$45]-[.$C$45]/100-1)" office:value-type="float" office:value="1" calcext:value-type="float">
            <text:p>1</text:p>
          </table:table-cell>
          <table:table-cell table:formula="of:=(POWER([.$G$45]-[.$C$45]/100;[.U$67])-1)/([.$G$45]-[.$C$45]/100-1)" office:value-type="float" office:value="1" calcext:value-type="float">
            <text:p>1</text:p>
          </table:table-cell>
          <table:table-cell table:formula="of:=(POWER([.$G$45]-[.$C$45]/100;[.V$67])-1)/([.$G$45]-[.$C$45]/100-1)" office:value-type="float" office:value="1" calcext:value-type="float">
            <text:p>1</text:p>
          </table:table-cell>
          <table:table-cell table:formula="of:=(POWER([.$G$45]-[.$C$45]/100;[.W$67])-1)/([.$G$45]-[.$C$45]/100-1)" office:value-type="float" office:value="1" calcext:value-type="float">
            <text:p>1</text:p>
          </table:table-cell>
          <table:table-cell table:formula="of:=(POWER([.$G$45]-[.$C$45]/100;[.X$67])-1)/([.$G$45]-[.$C$45]/100-1)" office:value-type="float" office:value="1" calcext:value-type="float">
            <text:p>1</text:p>
          </table:table-cell>
          <table:table-cell table:formula="of:=(POWER([.$G$45]-[.$C$45]/100;[.Y$67])-1)/([.$G$45]-[.$C$45]/100-1)" office:value-type="float" office:value="1" calcext:value-type="float">
            <text:p>1</text:p>
          </table:table-cell>
          <table:table-cell table:formula="of:=(POWER([.$G$45]-[.$C$45]/100;[.Z$67])-1)/([.$G$45]-[.$C$45]/100-1)" office:value-type="float" office:value="1" calcext:value-type="float">
            <text:p>1</text:p>
          </table:table-cell>
          <table:table-cell table:formula="of:=(POWER([.$G$45]-[.$C$45]/100;[.AA$67])-1)/([.$G$45]-[.$C$45]/100-1)" office:value-type="float" office:value="1" calcext:value-type="float">
            <text:p>1</text:p>
          </table:table-cell>
          <table:table-cell table:formula="of:=(POWER([.$G$45]-[.$C$45]/100;[.AB$67])-1)/([.$G$45]-[.$C$45]/100-1)" office:value-type="float" office:value="1" calcext:value-type="float">
            <text:p>1</text:p>
          </table:table-cell>
          <table:table-cell table:formula="of:=(POWER([.$G$45]-[.$C$45]/100;[.AC$67])-1)/([.$G$45]-[.$C$45]/100-1)" office:value-type="float" office:value="1" calcext:value-type="float">
            <text:p>1</text:p>
          </table:table-cell>
          <table:table-cell table:formula="of:=(POWER([.$G$45]-[.$C$45]/100;[.AD$67])-1)/([.$G$45]-[.$C$45]/100-1)" office:value-type="float" office:value="1" calcext:value-type="float">
            <text:p>1</text:p>
          </table:table-cell>
          <table:table-cell table:formula="of:=(POWER([.$G$45]-[.$C$45]/100;[.AE$67])-1)/([.$G$45]-[.$C$45]/100-1)" office:value-type="float" office:value="1" calcext:value-type="float">
            <text:p>1</text:p>
          </table:table-cell>
          <table:table-cell table:formula="of:=(POWER([.$G$45]-[.$C$45]/100;[.AF$67])-1)/([.$G$45]-[.$C$45]/100-1)" office:value-type="float" office:value="1" calcext:value-type="float">
            <text:p>1</text:p>
          </table:table-cell>
          <table:table-cell table:formula="of:=(POWER([.$G$45]-[.$C$45]/100;[.AG$67])-1)/([.$G$45]-[.$C$45]/100-1)" office:value-type="float" office:value="1" calcext:value-type="float">
            <text:p>1</text:p>
          </table:table-cell>
          <table:table-cell table:formula="of:=(POWER([.$G$45]-[.$C$45]/100;[.AH$67])-1)/([.$G$45]-[.$C$45]/100-1)" office:value-type="float" office:value="1" calcext:value-type="float">
            <text:p>1</text:p>
          </table:table-cell>
          <table:table-cell table:formula="of:=(POWER([.$G$45]-[.$C$45]/100;[.AI$67])-1)/([.$G$45]-[.$C$45]/100-1)" office:value-type="float" office:value="1" calcext:value-type="float">
            <text:p>1</text:p>
          </table:table-cell>
          <table:table-cell table:formula="of:=(POWER([.$G$45]-[.$C$45]/100;[.AJ$67])-1)/([.$G$45]-[.$C$45]/100-1)" office:value-type="float" office:value="1" calcext:value-type="float">
            <text:p>1</text:p>
          </table:table-cell>
          <table:table-cell table:formula="of:=(POWER([.$G$45]-[.$C$45]/100;[.AK$67])-1)/([.$G$45]-[.$C$45]/100-1)" office:value-type="float" office:value="1" calcext:value-type="float">
            <text:p>1</text:p>
          </table:table-cell>
          <table:table-cell table:formula="of:=(POWER([.$G$45]-[.$C$45]/100;[.AL$67])-1)/([.$G$45]-[.$C$45]/100-1)" office:value-type="float" office:value="1" calcext:value-type="float">
            <text:p>1</text:p>
          </table:table-cell>
          <table:table-cell table:formula="of:=(POWER([.$G$45]-[.$C$45]/100;[.AM$67])-1)/([.$G$45]-[.$C$45]/100-1)" office:value-type="float" office:value="1" calcext:value-type="float">
            <text:p>1</text:p>
          </table:table-cell>
          <table:table-cell table:formula="of:=(POWER([.$G$45]-[.$C$45]/100;[.AN$67])-1)/([.$G$45]-[.$C$45]/100-1)" office:value-type="float" office:value="1" calcext:value-type="float">
            <text:p>1</text:p>
          </table:table-cell>
          <table:table-cell table:formula="of:=(POWER([.$G$45]-[.$C$45]/100;[.AO$67])-1)/([.$G$45]-[.$C$45]/100-1)" office:value-type="float" office:value="1" calcext:value-type="float">
            <text:p>1</text:p>
          </table:table-cell>
          <table:table-cell table:formula="of:=(POWER([.$G$45]-[.$C$45]/100;[.AP$67])-1)/([.$G$45]-[.$C$45]/100-1)" office:value-type="float" office:value="1" calcext:value-type="float">
            <text:p>1</text:p>
          </table:table-cell>
          <table:table-cell table:formula="of:=(POWER([.$G$45]-[.$C$45]/100;[.AQ$67])-1)/([.$G$45]-[.$C$45]/100-1)" office:value-type="float" office:value="1" calcext:value-type="float">
            <text:p>1</text:p>
          </table:table-cell>
          <table:table-cell table:formula="of:=(POWER([.$G$45]-[.$C$45]/100;[.AR$67])-1)/([.$G$45]-[.$C$45]/100-1)" office:value-type="float" office:value="1" calcext:value-type="float">
            <text:p>1</text:p>
          </table:table-cell>
          <table:table-cell table:formula="of:=(POWER([.$G$45]-[.$C$45]/100;[.AS$67])-1)/([.$G$45]-[.$C$45]/100-1)" office:value-type="float" office:value="1" calcext:value-type="float">
            <text:p>1</text:p>
          </table:table-cell>
          <table:table-cell table:formula="of:=(POWER([.$G$45]-[.$C$45]/100;[.AT$67])-1)/([.$G$45]-[.$C$45]/100-1)" office:value-type="float" office:value="1" calcext:value-type="float">
            <text:p>1</text:p>
          </table:table-cell>
          <table:table-cell table:formula="of:=(POWER([.$G$45]-[.$C$45]/100;[.AU$67])-1)/([.$G$45]-[.$C$45]/100-1)" office:value-type="float" office:value="1" calcext:value-type="float">
            <text:p>1</text:p>
          </table:table-cell>
          <table:table-cell table:formula="of:=(POWER([.$G$45]-[.$C$45]/100;[.AV$67])-1)/([.$G$45]-[.$C$45]/100-1)" office:value-type="float" office:value="1" calcext:value-type="float">
            <text:p>1</text:p>
          </table:table-cell>
          <table:table-cell table:number-columns-repeated="2"/>
          <table:table-cell table:formula="of:=[.$F45]*POWER([.$G45]-[.$C45]/100;[.$H$67])" office:value-type="float" office:value="0" calcext:value-type="float">
            <text:p>0</text:p>
          </table:table-cell>
          <table:table-cell table:formula="of:=[.$F45]*POWER([.$G45]-[.$C45]/100;[.$I$67])" office:value-type="float" office:value="0" calcext:value-type="float">
            <text:p>0</text:p>
          </table:table-cell>
          <table:table-cell table:formula="of:=[.$F45]*POWER([.$G45]-[.$C45]/100;[.$J$67])" office:value-type="float" office:value="0" calcext:value-type="float">
            <text:p>0</text:p>
          </table:table-cell>
          <table:table-cell table:formula="of:=[.$F45]*POWER([.$G45]-[.$C45]/100;[.$K$67])" office:value-type="float" office:value="0" calcext:value-type="float">
            <text:p>0</text:p>
          </table:table-cell>
          <table:table-cell table:formula="of:=[.$F45]*POWER([.$G45]-[.$C45]/100;[.$L$67])" office:value-type="float" office:value="0" calcext:value-type="float">
            <text:p>0</text:p>
          </table:table-cell>
          <table:table-cell table:formula="of:=[.$F45]*POWER([.$G45]-[.$C45]/100;[.$M$67])" office:value-type="float" office:value="0" calcext:value-type="float">
            <text:p>0</text:p>
          </table:table-cell>
          <table:table-cell table:formula="of:=[.$F45]*POWER([.$G45]-[.$C45]/100;[.$N$67])" office:value-type="float" office:value="0" calcext:value-type="float">
            <text:p>0</text:p>
          </table:table-cell>
          <table:table-cell table:formula="of:=[.$F45]*POWER([.$G45]-[.$C45]/100;[.$O$67])" office:value-type="float" office:value="0" calcext:value-type="float">
            <text:p>0</text:p>
          </table:table-cell>
          <table:table-cell table:formula="of:=[.$F45]*POWER([.$G45]-[.$C45]/100;[.$P$67])" office:value-type="float" office:value="0" calcext:value-type="float">
            <text:p>0</text:p>
          </table:table-cell>
          <table:table-cell table:formula="of:=[.$F45]*POWER([.$G45]-[.$C45]/100;[.$Q$67])" office:value-type="float" office:value="0" calcext:value-type="float">
            <text:p>0</text:p>
          </table:table-cell>
          <table:table-cell table:formula="of:=[.$F45]*POWER([.$G45]-[.$C45]/100;[.$R$67])" office:value-type="float" office:value="0" calcext:value-type="float">
            <text:p>0</text:p>
          </table:table-cell>
          <table:table-cell table:formula="of:=[.$F45]*POWER([.$G45]-[.$C45]/100;[.$S$67])" office:value-type="float" office:value="0" calcext:value-type="float">
            <text:p>0</text:p>
          </table:table-cell>
          <table:table-cell table:formula="of:=[.$F45]*POWER([.$G45]-[.$C45]/100;[.$T$67])" office:value-type="float" office:value="0" calcext:value-type="float">
            <text:p>0</text:p>
          </table:table-cell>
          <table:table-cell table:formula="of:=[.$F45]*POWER([.$G45]-[.$C45]/100;[.$U$67])" office:value-type="float" office:value="0" calcext:value-type="float">
            <text:p>0</text:p>
          </table:table-cell>
          <table:table-cell table:formula="of:=[.$F45]*POWER([.$G45]-[.$C45]/100;[.$V$67])" office:value-type="float" office:value="0" calcext:value-type="float">
            <text:p>0</text:p>
          </table:table-cell>
          <table:table-cell table:formula="of:=[.$F45]*POWER([.$G45]-[.$C45]/100;[.$W$67])" office:value-type="float" office:value="0" calcext:value-type="float">
            <text:p>0</text:p>
          </table:table-cell>
          <table:table-cell table:formula="of:=[.$F45]*POWER([.$G45]-[.$C45]/100;[.$X$67])" office:value-type="float" office:value="0" calcext:value-type="float">
            <text:p>0</text:p>
          </table:table-cell>
          <table:table-cell table:formula="of:=[.$F45]*POWER([.$G45]-[.$C45]/100;[.$Y$67])" office:value-type="float" office:value="0" calcext:value-type="float">
            <text:p>0</text:p>
          </table:table-cell>
          <table:table-cell table:formula="of:=[.$F45]*POWER([.$G45]-[.$C45]/100;[.$Z$67])" office:value-type="float" office:value="0" calcext:value-type="float">
            <text:p>0</text:p>
          </table:table-cell>
          <table:table-cell table:formula="of:=[.$F45]*POWER([.$G45]-[.$C45]/100;[.$AA$67])" office:value-type="float" office:value="0" calcext:value-type="float">
            <text:p>0</text:p>
          </table:table-cell>
          <table:table-cell table:formula="of:=[.$F45]*POWER([.$G45]-[.$C45]/100;[.$AB$67])" office:value-type="float" office:value="0" calcext:value-type="float">
            <text:p>0</text:p>
          </table:table-cell>
          <table:table-cell table:formula="of:=[.$F45]*POWER([.$G45]-[.$C45]/100;[.$AC$67])" office:value-type="float" office:value="0" calcext:value-type="float">
            <text:p>0</text:p>
          </table:table-cell>
          <table:table-cell table:formula="of:=[.$F45]*POWER([.$G45]-[.$C45]/100;[.$AD$67])" office:value-type="float" office:value="0" calcext:value-type="float">
            <text:p>0</text:p>
          </table:table-cell>
          <table:table-cell table:formula="of:=[.$F45]*POWER([.$G45]-[.$C45]/100;[.$AE$67])" office:value-type="float" office:value="0" calcext:value-type="float">
            <text:p>0</text:p>
          </table:table-cell>
          <table:table-cell table:formula="of:=[.$F45]*POWER([.$G45]-[.$C45]/100;[.$AF$67])" office:value-type="float" office:value="0" calcext:value-type="float">
            <text:p>0</text:p>
          </table:table-cell>
          <table:table-cell table:formula="of:=[.$F45]*POWER([.$G45]-[.$C45]/100;[.$AG$67])" office:value-type="float" office:value="0" calcext:value-type="float">
            <text:p>0</text:p>
          </table:table-cell>
          <table:table-cell table:formula="of:=[.$F45]*POWER([.$G45]-[.$C45]/100;[.$AH$67])" office:value-type="float" office:value="0" calcext:value-type="float">
            <text:p>0</text:p>
          </table:table-cell>
          <table:table-cell table:formula="of:=[.$F45]*POWER([.$G45]-[.$C45]/100;[.$AI$67])" office:value-type="float" office:value="0" calcext:value-type="float">
            <text:p>0</text:p>
          </table:table-cell>
          <table:table-cell table:formula="of:=[.$F45]*POWER([.$G45]-[.$C45]/100;[.$AJ$67])" office:value-type="float" office:value="0" calcext:value-type="float">
            <text:p>0</text:p>
          </table:table-cell>
          <table:table-cell table:formula="of:=[.$F45]*POWER([.$G45]-[.$C45]/100;[.$AK$67])" office:value-type="float" office:value="0" calcext:value-type="float">
            <text:p>0</text:p>
          </table:table-cell>
          <table:table-cell table:formula="of:=[.$F45]*POWER([.$G45]-[.$C45]/100;[.$AL$67])" office:value-type="float" office:value="0" calcext:value-type="float">
            <text:p>0</text:p>
          </table:table-cell>
          <table:table-cell table:formula="of:=[.$F45]*POWER([.$G45]-[.$C45]/100;[.$AM$67])" office:value-type="float" office:value="0" calcext:value-type="float">
            <text:p>0</text:p>
          </table:table-cell>
          <table:table-cell table:formula="of:=[.$F45]*POWER([.$G45]-[.$C45]/100;[.$AN$67])" office:value-type="float" office:value="0" calcext:value-type="float">
            <text:p>0</text:p>
          </table:table-cell>
          <table:table-cell table:formula="of:=[.$F45]*POWER([.$G45]-[.$C45]/100;[.$AO$67])" office:value-type="float" office:value="0" calcext:value-type="float">
            <text:p>0</text:p>
          </table:table-cell>
          <table:table-cell table:formula="of:=[.$F45]*POWER([.$G45]-[.$C45]/100;[.$AP$67])" office:value-type="float" office:value="0" calcext:value-type="float">
            <text:p>0</text:p>
          </table:table-cell>
          <table:table-cell table:formula="of:=[.$F45]*POWER([.$G45]-[.$C45]/100;[.$AQ$67])" office:value-type="float" office:value="0" calcext:value-type="float">
            <text:p>0</text:p>
          </table:table-cell>
          <table:table-cell table:formula="of:=[.$F45]*POWER([.$G45]-[.$C45]/100;[.$AR$67])" office:value-type="float" office:value="0" calcext:value-type="float">
            <text:p>0</text:p>
          </table:table-cell>
          <table:table-cell table:formula="of:=[.$F45]*POWER([.$G45]-[.$C45]/100;[.$AS$67])" office:value-type="float" office:value="0" calcext:value-type="float">
            <text:p>0</text:p>
          </table:table-cell>
          <table:table-cell table:formula="of:=[.$F45]*POWER([.$G45]-[.$C45]/100;[.$AT$67])" office:value-type="float" office:value="0" calcext:value-type="float">
            <text:p>0</text:p>
          </table:table-cell>
          <table:table-cell table:formula="of:=[.$F45]*POWER([.$G45]-[.$C45]/100;[.$AU$67])" office:value-type="float" office:value="0" calcext:value-type="float">
            <text:p>0</text:p>
          </table:table-cell>
          <table:table-cell table:formula="of:=[.$F45]*POWER([.$G45]-[.$C4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6]-[.$C$46]/100;[.H$67])-1)/([.$G$46]-[.$C$46]/100-1)" office:value-type="float" office:value="-0" calcext:value-type="float">
            <text:p>0</text:p>
          </table:table-cell>
          <table:table-cell table:formula="of:=(POWER([.$G$46]-[.$C$46]/100;[.I$67])-1)/([.$G$46]-[.$C$46]/100-1)" office:value-type="float" office:value="1" calcext:value-type="float">
            <text:p>1</text:p>
          </table:table-cell>
          <table:table-cell table:formula="of:=(POWER([.$G$46]-[.$C$46]/100;[.J$67])-1)/([.$G$46]-[.$C$46]/100-1)" office:value-type="float" office:value="1" calcext:value-type="float">
            <text:p>1</text:p>
          </table:table-cell>
          <table:table-cell table:formula="of:=(POWER([.$G$46]-[.$C$46]/100;[.K$67])-1)/([.$G$46]-[.$C$46]/100-1)" office:value-type="float" office:value="1" calcext:value-type="float">
            <text:p>1</text:p>
          </table:table-cell>
          <table:table-cell table:formula="of:=(POWER([.$G$46]-[.$C$46]/100;[.L$67])-1)/([.$G$46]-[.$C$46]/100-1)" office:value-type="float" office:value="1" calcext:value-type="float">
            <text:p>1</text:p>
          </table:table-cell>
          <table:table-cell table:formula="of:=(POWER([.$G$46]-[.$C$46]/100;[.M$67])-1)/([.$G$46]-[.$C$46]/100-1)" office:value-type="float" office:value="1" calcext:value-type="float">
            <text:p>1</text:p>
          </table:table-cell>
          <table:table-cell table:formula="of:=(POWER([.$G$46]-[.$C$46]/100;[.N$67])-1)/([.$G$46]-[.$C$46]/100-1)" office:value-type="float" office:value="1" calcext:value-type="float">
            <text:p>1</text:p>
          </table:table-cell>
          <table:table-cell table:formula="of:=(POWER([.$G$46]-[.$C$46]/100;[.O$67])-1)/([.$G$46]-[.$C$46]/100-1)" office:value-type="float" office:value="1" calcext:value-type="float">
            <text:p>1</text:p>
          </table:table-cell>
          <table:table-cell table:formula="of:=(POWER([.$G$46]-[.$C$46]/100;[.P$67])-1)/([.$G$46]-[.$C$46]/100-1)" office:value-type="float" office:value="1" calcext:value-type="float">
            <text:p>1</text:p>
          </table:table-cell>
          <table:table-cell table:formula="of:=(POWER([.$G$46]-[.$C$46]/100;[.Q$67])-1)/([.$G$46]-[.$C$46]/100-1)" office:value-type="float" office:value="1" calcext:value-type="float">
            <text:p>1</text:p>
          </table:table-cell>
          <table:table-cell table:formula="of:=(POWER([.$G$46]-[.$C$46]/100;[.R$67])-1)/([.$G$46]-[.$C$46]/100-1)" office:value-type="float" office:value="1" calcext:value-type="float">
            <text:p>1</text:p>
          </table:table-cell>
          <table:table-cell table:formula="of:=(POWER([.$G$46]-[.$C$46]/100;[.S$67])-1)/([.$G$46]-[.$C$46]/100-1)" office:value-type="float" office:value="1" calcext:value-type="float">
            <text:p>1</text:p>
          </table:table-cell>
          <table:table-cell table:formula="of:=(POWER([.$G$46]-[.$C$46]/100;[.T$67])-1)/([.$G$46]-[.$C$46]/100-1)" office:value-type="float" office:value="1" calcext:value-type="float">
            <text:p>1</text:p>
          </table:table-cell>
          <table:table-cell table:formula="of:=(POWER([.$G$46]-[.$C$46]/100;[.U$67])-1)/([.$G$46]-[.$C$46]/100-1)" office:value-type="float" office:value="1" calcext:value-type="float">
            <text:p>1</text:p>
          </table:table-cell>
          <table:table-cell table:formula="of:=(POWER([.$G$46]-[.$C$46]/100;[.V$67])-1)/([.$G$46]-[.$C$46]/100-1)" office:value-type="float" office:value="1" calcext:value-type="float">
            <text:p>1</text:p>
          </table:table-cell>
          <table:table-cell table:formula="of:=(POWER([.$G$46]-[.$C$46]/100;[.W$67])-1)/([.$G$46]-[.$C$46]/100-1)" office:value-type="float" office:value="1" calcext:value-type="float">
            <text:p>1</text:p>
          </table:table-cell>
          <table:table-cell table:formula="of:=(POWER([.$G$46]-[.$C$46]/100;[.X$67])-1)/([.$G$46]-[.$C$46]/100-1)" office:value-type="float" office:value="1" calcext:value-type="float">
            <text:p>1</text:p>
          </table:table-cell>
          <table:table-cell table:formula="of:=(POWER([.$G$46]-[.$C$46]/100;[.Y$67])-1)/([.$G$46]-[.$C$46]/100-1)" office:value-type="float" office:value="1" calcext:value-type="float">
            <text:p>1</text:p>
          </table:table-cell>
          <table:table-cell table:formula="of:=(POWER([.$G$46]-[.$C$46]/100;[.Z$67])-1)/([.$G$46]-[.$C$46]/100-1)" office:value-type="float" office:value="1" calcext:value-type="float">
            <text:p>1</text:p>
          </table:table-cell>
          <table:table-cell table:formula="of:=(POWER([.$G$46]-[.$C$46]/100;[.AA$67])-1)/([.$G$46]-[.$C$46]/100-1)" office:value-type="float" office:value="1" calcext:value-type="float">
            <text:p>1</text:p>
          </table:table-cell>
          <table:table-cell table:formula="of:=(POWER([.$G$46]-[.$C$46]/100;[.AB$67])-1)/([.$G$46]-[.$C$46]/100-1)" office:value-type="float" office:value="1" calcext:value-type="float">
            <text:p>1</text:p>
          </table:table-cell>
          <table:table-cell table:formula="of:=(POWER([.$G$46]-[.$C$46]/100;[.AC$67])-1)/([.$G$46]-[.$C$46]/100-1)" office:value-type="float" office:value="1" calcext:value-type="float">
            <text:p>1</text:p>
          </table:table-cell>
          <table:table-cell table:formula="of:=(POWER([.$G$46]-[.$C$46]/100;[.AD$67])-1)/([.$G$46]-[.$C$46]/100-1)" office:value-type="float" office:value="1" calcext:value-type="float">
            <text:p>1</text:p>
          </table:table-cell>
          <table:table-cell table:formula="of:=(POWER([.$G$46]-[.$C$46]/100;[.AE$67])-1)/([.$G$46]-[.$C$46]/100-1)" office:value-type="float" office:value="1" calcext:value-type="float">
            <text:p>1</text:p>
          </table:table-cell>
          <table:table-cell table:formula="of:=(POWER([.$G$46]-[.$C$46]/100;[.AF$67])-1)/([.$G$46]-[.$C$46]/100-1)" office:value-type="float" office:value="1" calcext:value-type="float">
            <text:p>1</text:p>
          </table:table-cell>
          <table:table-cell table:formula="of:=(POWER([.$G$46]-[.$C$46]/100;[.AG$67])-1)/([.$G$46]-[.$C$46]/100-1)" office:value-type="float" office:value="1" calcext:value-type="float">
            <text:p>1</text:p>
          </table:table-cell>
          <table:table-cell table:formula="of:=(POWER([.$G$46]-[.$C$46]/100;[.AH$67])-1)/([.$G$46]-[.$C$46]/100-1)" office:value-type="float" office:value="1" calcext:value-type="float">
            <text:p>1</text:p>
          </table:table-cell>
          <table:table-cell table:formula="of:=(POWER([.$G$46]-[.$C$46]/100;[.AI$67])-1)/([.$G$46]-[.$C$46]/100-1)" office:value-type="float" office:value="1" calcext:value-type="float">
            <text:p>1</text:p>
          </table:table-cell>
          <table:table-cell table:formula="of:=(POWER([.$G$46]-[.$C$46]/100;[.AJ$67])-1)/([.$G$46]-[.$C$46]/100-1)" office:value-type="float" office:value="1" calcext:value-type="float">
            <text:p>1</text:p>
          </table:table-cell>
          <table:table-cell table:formula="of:=(POWER([.$G$46]-[.$C$46]/100;[.AK$67])-1)/([.$G$46]-[.$C$46]/100-1)" office:value-type="float" office:value="1" calcext:value-type="float">
            <text:p>1</text:p>
          </table:table-cell>
          <table:table-cell table:formula="of:=(POWER([.$G$46]-[.$C$46]/100;[.AL$67])-1)/([.$G$46]-[.$C$46]/100-1)" office:value-type="float" office:value="1" calcext:value-type="float">
            <text:p>1</text:p>
          </table:table-cell>
          <table:table-cell table:formula="of:=(POWER([.$G$46]-[.$C$46]/100;[.AM$67])-1)/([.$G$46]-[.$C$46]/100-1)" office:value-type="float" office:value="1" calcext:value-type="float">
            <text:p>1</text:p>
          </table:table-cell>
          <table:table-cell table:formula="of:=(POWER([.$G$46]-[.$C$46]/100;[.AN$67])-1)/([.$G$46]-[.$C$46]/100-1)" office:value-type="float" office:value="1" calcext:value-type="float">
            <text:p>1</text:p>
          </table:table-cell>
          <table:table-cell table:formula="of:=(POWER([.$G$46]-[.$C$46]/100;[.AO$67])-1)/([.$G$46]-[.$C$46]/100-1)" office:value-type="float" office:value="1" calcext:value-type="float">
            <text:p>1</text:p>
          </table:table-cell>
          <table:table-cell table:formula="of:=(POWER([.$G$46]-[.$C$46]/100;[.AP$67])-1)/([.$G$46]-[.$C$46]/100-1)" office:value-type="float" office:value="1" calcext:value-type="float">
            <text:p>1</text:p>
          </table:table-cell>
          <table:table-cell table:formula="of:=(POWER([.$G$46]-[.$C$46]/100;[.AQ$67])-1)/([.$G$46]-[.$C$46]/100-1)" office:value-type="float" office:value="1" calcext:value-type="float">
            <text:p>1</text:p>
          </table:table-cell>
          <table:table-cell table:formula="of:=(POWER([.$G$46]-[.$C$46]/100;[.AR$67])-1)/([.$G$46]-[.$C$46]/100-1)" office:value-type="float" office:value="1" calcext:value-type="float">
            <text:p>1</text:p>
          </table:table-cell>
          <table:table-cell table:formula="of:=(POWER([.$G$46]-[.$C$46]/100;[.AS$67])-1)/([.$G$46]-[.$C$46]/100-1)" office:value-type="float" office:value="1" calcext:value-type="float">
            <text:p>1</text:p>
          </table:table-cell>
          <table:table-cell table:formula="of:=(POWER([.$G$46]-[.$C$46]/100;[.AT$67])-1)/([.$G$46]-[.$C$46]/100-1)" office:value-type="float" office:value="1" calcext:value-type="float">
            <text:p>1</text:p>
          </table:table-cell>
          <table:table-cell table:formula="of:=(POWER([.$G$46]-[.$C$46]/100;[.AU$67])-1)/([.$G$46]-[.$C$46]/100-1)" office:value-type="float" office:value="1" calcext:value-type="float">
            <text:p>1</text:p>
          </table:table-cell>
          <table:table-cell table:formula="of:=(POWER([.$G$46]-[.$C$46]/100;[.AV$67])-1)/([.$G$46]-[.$C$46]/100-1)" office:value-type="float" office:value="1" calcext:value-type="float">
            <text:p>1</text:p>
          </table:table-cell>
          <table:table-cell table:number-columns-repeated="2"/>
          <table:table-cell table:formula="of:=[.$F46]*POWER([.$G46]-[.$C46]/100;[.$H$67])" office:value-type="float" office:value="0" calcext:value-type="float">
            <text:p>0</text:p>
          </table:table-cell>
          <table:table-cell table:formula="of:=[.$F46]*POWER([.$G46]-[.$C46]/100;[.$I$67])" office:value-type="float" office:value="0" calcext:value-type="float">
            <text:p>0</text:p>
          </table:table-cell>
          <table:table-cell table:formula="of:=[.$F46]*POWER([.$G46]-[.$C46]/100;[.$J$67])" office:value-type="float" office:value="0" calcext:value-type="float">
            <text:p>0</text:p>
          </table:table-cell>
          <table:table-cell table:formula="of:=[.$F46]*POWER([.$G46]-[.$C46]/100;[.$K$67])" office:value-type="float" office:value="0" calcext:value-type="float">
            <text:p>0</text:p>
          </table:table-cell>
          <table:table-cell table:formula="of:=[.$F46]*POWER([.$G46]-[.$C46]/100;[.$L$67])" office:value-type="float" office:value="0" calcext:value-type="float">
            <text:p>0</text:p>
          </table:table-cell>
          <table:table-cell table:formula="of:=[.$F46]*POWER([.$G46]-[.$C46]/100;[.$M$67])" office:value-type="float" office:value="0" calcext:value-type="float">
            <text:p>0</text:p>
          </table:table-cell>
          <table:table-cell table:formula="of:=[.$F46]*POWER([.$G46]-[.$C46]/100;[.$N$67])" office:value-type="float" office:value="0" calcext:value-type="float">
            <text:p>0</text:p>
          </table:table-cell>
          <table:table-cell table:formula="of:=[.$F46]*POWER([.$G46]-[.$C46]/100;[.$O$67])" office:value-type="float" office:value="0" calcext:value-type="float">
            <text:p>0</text:p>
          </table:table-cell>
          <table:table-cell table:formula="of:=[.$F46]*POWER([.$G46]-[.$C46]/100;[.$P$67])" office:value-type="float" office:value="0" calcext:value-type="float">
            <text:p>0</text:p>
          </table:table-cell>
          <table:table-cell table:formula="of:=[.$F46]*POWER([.$G46]-[.$C46]/100;[.$Q$67])" office:value-type="float" office:value="0" calcext:value-type="float">
            <text:p>0</text:p>
          </table:table-cell>
          <table:table-cell table:formula="of:=[.$F46]*POWER([.$G46]-[.$C46]/100;[.$R$67])" office:value-type="float" office:value="0" calcext:value-type="float">
            <text:p>0</text:p>
          </table:table-cell>
          <table:table-cell table:formula="of:=[.$F46]*POWER([.$G46]-[.$C46]/100;[.$S$67])" office:value-type="float" office:value="0" calcext:value-type="float">
            <text:p>0</text:p>
          </table:table-cell>
          <table:table-cell table:formula="of:=[.$F46]*POWER([.$G46]-[.$C46]/100;[.$T$67])" office:value-type="float" office:value="0" calcext:value-type="float">
            <text:p>0</text:p>
          </table:table-cell>
          <table:table-cell table:formula="of:=[.$F46]*POWER([.$G46]-[.$C46]/100;[.$U$67])" office:value-type="float" office:value="0" calcext:value-type="float">
            <text:p>0</text:p>
          </table:table-cell>
          <table:table-cell table:formula="of:=[.$F46]*POWER([.$G46]-[.$C46]/100;[.$V$67])" office:value-type="float" office:value="0" calcext:value-type="float">
            <text:p>0</text:p>
          </table:table-cell>
          <table:table-cell table:formula="of:=[.$F46]*POWER([.$G46]-[.$C46]/100;[.$W$67])" office:value-type="float" office:value="0" calcext:value-type="float">
            <text:p>0</text:p>
          </table:table-cell>
          <table:table-cell table:formula="of:=[.$F46]*POWER([.$G46]-[.$C46]/100;[.$X$67])" office:value-type="float" office:value="0" calcext:value-type="float">
            <text:p>0</text:p>
          </table:table-cell>
          <table:table-cell table:formula="of:=[.$F46]*POWER([.$G46]-[.$C46]/100;[.$Y$67])" office:value-type="float" office:value="0" calcext:value-type="float">
            <text:p>0</text:p>
          </table:table-cell>
          <table:table-cell table:formula="of:=[.$F46]*POWER([.$G46]-[.$C46]/100;[.$Z$67])" office:value-type="float" office:value="0" calcext:value-type="float">
            <text:p>0</text:p>
          </table:table-cell>
          <table:table-cell table:formula="of:=[.$F46]*POWER([.$G46]-[.$C46]/100;[.$AA$67])" office:value-type="float" office:value="0" calcext:value-type="float">
            <text:p>0</text:p>
          </table:table-cell>
          <table:table-cell table:formula="of:=[.$F46]*POWER([.$G46]-[.$C46]/100;[.$AB$67])" office:value-type="float" office:value="0" calcext:value-type="float">
            <text:p>0</text:p>
          </table:table-cell>
          <table:table-cell table:formula="of:=[.$F46]*POWER([.$G46]-[.$C46]/100;[.$AC$67])" office:value-type="float" office:value="0" calcext:value-type="float">
            <text:p>0</text:p>
          </table:table-cell>
          <table:table-cell table:formula="of:=[.$F46]*POWER([.$G46]-[.$C46]/100;[.$AD$67])" office:value-type="float" office:value="0" calcext:value-type="float">
            <text:p>0</text:p>
          </table:table-cell>
          <table:table-cell table:formula="of:=[.$F46]*POWER([.$G46]-[.$C46]/100;[.$AE$67])" office:value-type="float" office:value="0" calcext:value-type="float">
            <text:p>0</text:p>
          </table:table-cell>
          <table:table-cell table:formula="of:=[.$F46]*POWER([.$G46]-[.$C46]/100;[.$AF$67])" office:value-type="float" office:value="0" calcext:value-type="float">
            <text:p>0</text:p>
          </table:table-cell>
          <table:table-cell table:formula="of:=[.$F46]*POWER([.$G46]-[.$C46]/100;[.$AG$67])" office:value-type="float" office:value="0" calcext:value-type="float">
            <text:p>0</text:p>
          </table:table-cell>
          <table:table-cell table:formula="of:=[.$F46]*POWER([.$G46]-[.$C46]/100;[.$AH$67])" office:value-type="float" office:value="0" calcext:value-type="float">
            <text:p>0</text:p>
          </table:table-cell>
          <table:table-cell table:formula="of:=[.$F46]*POWER([.$G46]-[.$C46]/100;[.$AI$67])" office:value-type="float" office:value="0" calcext:value-type="float">
            <text:p>0</text:p>
          </table:table-cell>
          <table:table-cell table:formula="of:=[.$F46]*POWER([.$G46]-[.$C46]/100;[.$AJ$67])" office:value-type="float" office:value="0" calcext:value-type="float">
            <text:p>0</text:p>
          </table:table-cell>
          <table:table-cell table:formula="of:=[.$F46]*POWER([.$G46]-[.$C46]/100;[.$AK$67])" office:value-type="float" office:value="0" calcext:value-type="float">
            <text:p>0</text:p>
          </table:table-cell>
          <table:table-cell table:formula="of:=[.$F46]*POWER([.$G46]-[.$C46]/100;[.$AL$67])" office:value-type="float" office:value="0" calcext:value-type="float">
            <text:p>0</text:p>
          </table:table-cell>
          <table:table-cell table:formula="of:=[.$F46]*POWER([.$G46]-[.$C46]/100;[.$AM$67])" office:value-type="float" office:value="0" calcext:value-type="float">
            <text:p>0</text:p>
          </table:table-cell>
          <table:table-cell table:formula="of:=[.$F46]*POWER([.$G46]-[.$C46]/100;[.$AN$67])" office:value-type="float" office:value="0" calcext:value-type="float">
            <text:p>0</text:p>
          </table:table-cell>
          <table:table-cell table:formula="of:=[.$F46]*POWER([.$G46]-[.$C46]/100;[.$AO$67])" office:value-type="float" office:value="0" calcext:value-type="float">
            <text:p>0</text:p>
          </table:table-cell>
          <table:table-cell table:formula="of:=[.$F46]*POWER([.$G46]-[.$C46]/100;[.$AP$67])" office:value-type="float" office:value="0" calcext:value-type="float">
            <text:p>0</text:p>
          </table:table-cell>
          <table:table-cell table:formula="of:=[.$F46]*POWER([.$G46]-[.$C46]/100;[.$AQ$67])" office:value-type="float" office:value="0" calcext:value-type="float">
            <text:p>0</text:p>
          </table:table-cell>
          <table:table-cell table:formula="of:=[.$F46]*POWER([.$G46]-[.$C46]/100;[.$AR$67])" office:value-type="float" office:value="0" calcext:value-type="float">
            <text:p>0</text:p>
          </table:table-cell>
          <table:table-cell table:formula="of:=[.$F46]*POWER([.$G46]-[.$C46]/100;[.$AS$67])" office:value-type="float" office:value="0" calcext:value-type="float">
            <text:p>0</text:p>
          </table:table-cell>
          <table:table-cell table:formula="of:=[.$F46]*POWER([.$G46]-[.$C46]/100;[.$AT$67])" office:value-type="float" office:value="0" calcext:value-type="float">
            <text:p>0</text:p>
          </table:table-cell>
          <table:table-cell table:formula="of:=[.$F46]*POWER([.$G46]-[.$C46]/100;[.$AU$67])" office:value-type="float" office:value="0" calcext:value-type="float">
            <text:p>0</text:p>
          </table:table-cell>
          <table:table-cell table:formula="of:=[.$F46]*POWER([.$G46]-[.$C4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7]-[.$C$47]/100;[.H$67])-1)/([.$G$47]-[.$C$47]/100-1)" office:value-type="float" office:value="-0" calcext:value-type="float">
            <text:p>0</text:p>
          </table:table-cell>
          <table:table-cell table:formula="of:=(POWER([.$G$47]-[.$C$47]/100;[.I$67])-1)/([.$G$47]-[.$C$47]/100-1)" office:value-type="float" office:value="1" calcext:value-type="float">
            <text:p>1</text:p>
          </table:table-cell>
          <table:table-cell table:formula="of:=(POWER([.$G$47]-[.$C$47]/100;[.J$67])-1)/([.$G$47]-[.$C$47]/100-1)" office:value-type="float" office:value="1" calcext:value-type="float">
            <text:p>1</text:p>
          </table:table-cell>
          <table:table-cell table:formula="of:=(POWER([.$G$47]-[.$C$47]/100;[.K$67])-1)/([.$G$47]-[.$C$47]/100-1)" office:value-type="float" office:value="1" calcext:value-type="float">
            <text:p>1</text:p>
          </table:table-cell>
          <table:table-cell table:formula="of:=(POWER([.$G$47]-[.$C$47]/100;[.L$67])-1)/([.$G$47]-[.$C$47]/100-1)" office:value-type="float" office:value="1" calcext:value-type="float">
            <text:p>1</text:p>
          </table:table-cell>
          <table:table-cell table:formula="of:=(POWER([.$G$47]-[.$C$47]/100;[.M$67])-1)/([.$G$47]-[.$C$47]/100-1)" office:value-type="float" office:value="1" calcext:value-type="float">
            <text:p>1</text:p>
          </table:table-cell>
          <table:table-cell table:formula="of:=(POWER([.$G$47]-[.$C$47]/100;[.N$67])-1)/([.$G$47]-[.$C$47]/100-1)" office:value-type="float" office:value="1" calcext:value-type="float">
            <text:p>1</text:p>
          </table:table-cell>
          <table:table-cell table:formula="of:=(POWER([.$G$47]-[.$C$47]/100;[.O$67])-1)/([.$G$47]-[.$C$47]/100-1)" office:value-type="float" office:value="1" calcext:value-type="float">
            <text:p>1</text:p>
          </table:table-cell>
          <table:table-cell table:formula="of:=(POWER([.$G$47]-[.$C$47]/100;[.P$67])-1)/([.$G$47]-[.$C$47]/100-1)" office:value-type="float" office:value="1" calcext:value-type="float">
            <text:p>1</text:p>
          </table:table-cell>
          <table:table-cell table:formula="of:=(POWER([.$G$47]-[.$C$47]/100;[.Q$67])-1)/([.$G$47]-[.$C$47]/100-1)" office:value-type="float" office:value="1" calcext:value-type="float">
            <text:p>1</text:p>
          </table:table-cell>
          <table:table-cell table:formula="of:=(POWER([.$G$47]-[.$C$47]/100;[.R$67])-1)/([.$G$47]-[.$C$47]/100-1)" office:value-type="float" office:value="1" calcext:value-type="float">
            <text:p>1</text:p>
          </table:table-cell>
          <table:table-cell table:formula="of:=(POWER([.$G$47]-[.$C$47]/100;[.S$67])-1)/([.$G$47]-[.$C$47]/100-1)" office:value-type="float" office:value="1" calcext:value-type="float">
            <text:p>1</text:p>
          </table:table-cell>
          <table:table-cell table:formula="of:=(POWER([.$G$47]-[.$C$47]/100;[.T$67])-1)/([.$G$47]-[.$C$47]/100-1)" office:value-type="float" office:value="1" calcext:value-type="float">
            <text:p>1</text:p>
          </table:table-cell>
          <table:table-cell table:formula="of:=(POWER([.$G$47]-[.$C$47]/100;[.U$67])-1)/([.$G$47]-[.$C$47]/100-1)" office:value-type="float" office:value="1" calcext:value-type="float">
            <text:p>1</text:p>
          </table:table-cell>
          <table:table-cell table:formula="of:=(POWER([.$G$47]-[.$C$47]/100;[.V$67])-1)/([.$G$47]-[.$C$47]/100-1)" office:value-type="float" office:value="1" calcext:value-type="float">
            <text:p>1</text:p>
          </table:table-cell>
          <table:table-cell table:formula="of:=(POWER([.$G$47]-[.$C$47]/100;[.W$67])-1)/([.$G$47]-[.$C$47]/100-1)" office:value-type="float" office:value="1" calcext:value-type="float">
            <text:p>1</text:p>
          </table:table-cell>
          <table:table-cell table:formula="of:=(POWER([.$G$47]-[.$C$47]/100;[.X$67])-1)/([.$G$47]-[.$C$47]/100-1)" office:value-type="float" office:value="1" calcext:value-type="float">
            <text:p>1</text:p>
          </table:table-cell>
          <table:table-cell table:formula="of:=(POWER([.$G$47]-[.$C$47]/100;[.Y$67])-1)/([.$G$47]-[.$C$47]/100-1)" office:value-type="float" office:value="1" calcext:value-type="float">
            <text:p>1</text:p>
          </table:table-cell>
          <table:table-cell table:formula="of:=(POWER([.$G$47]-[.$C$47]/100;[.Z$67])-1)/([.$G$47]-[.$C$47]/100-1)" office:value-type="float" office:value="1" calcext:value-type="float">
            <text:p>1</text:p>
          </table:table-cell>
          <table:table-cell table:formula="of:=(POWER([.$G$47]-[.$C$47]/100;[.AA$67])-1)/([.$G$47]-[.$C$47]/100-1)" office:value-type="float" office:value="1" calcext:value-type="float">
            <text:p>1</text:p>
          </table:table-cell>
          <table:table-cell table:formula="of:=(POWER([.$G$47]-[.$C$47]/100;[.AB$67])-1)/([.$G$47]-[.$C$47]/100-1)" office:value-type="float" office:value="1" calcext:value-type="float">
            <text:p>1</text:p>
          </table:table-cell>
          <table:table-cell table:formula="of:=(POWER([.$G$47]-[.$C$47]/100;[.AC$67])-1)/([.$G$47]-[.$C$47]/100-1)" office:value-type="float" office:value="1" calcext:value-type="float">
            <text:p>1</text:p>
          </table:table-cell>
          <table:table-cell table:formula="of:=(POWER([.$G$47]-[.$C$47]/100;[.AD$67])-1)/([.$G$47]-[.$C$47]/100-1)" office:value-type="float" office:value="1" calcext:value-type="float">
            <text:p>1</text:p>
          </table:table-cell>
          <table:table-cell table:formula="of:=(POWER([.$G$47]-[.$C$47]/100;[.AE$67])-1)/([.$G$47]-[.$C$47]/100-1)" office:value-type="float" office:value="1" calcext:value-type="float">
            <text:p>1</text:p>
          </table:table-cell>
          <table:table-cell table:formula="of:=(POWER([.$G$47]-[.$C$47]/100;[.AF$67])-1)/([.$G$47]-[.$C$47]/100-1)" office:value-type="float" office:value="1" calcext:value-type="float">
            <text:p>1</text:p>
          </table:table-cell>
          <table:table-cell table:formula="of:=(POWER([.$G$47]-[.$C$47]/100;[.AG$67])-1)/([.$G$47]-[.$C$47]/100-1)" office:value-type="float" office:value="1" calcext:value-type="float">
            <text:p>1</text:p>
          </table:table-cell>
          <table:table-cell table:formula="of:=(POWER([.$G$47]-[.$C$47]/100;[.AH$67])-1)/([.$G$47]-[.$C$47]/100-1)" office:value-type="float" office:value="1" calcext:value-type="float">
            <text:p>1</text:p>
          </table:table-cell>
          <table:table-cell table:formula="of:=(POWER([.$G$47]-[.$C$47]/100;[.AI$67])-1)/([.$G$47]-[.$C$47]/100-1)" office:value-type="float" office:value="1" calcext:value-type="float">
            <text:p>1</text:p>
          </table:table-cell>
          <table:table-cell table:formula="of:=(POWER([.$G$47]-[.$C$47]/100;[.AJ$67])-1)/([.$G$47]-[.$C$47]/100-1)" office:value-type="float" office:value="1" calcext:value-type="float">
            <text:p>1</text:p>
          </table:table-cell>
          <table:table-cell table:formula="of:=(POWER([.$G$47]-[.$C$47]/100;[.AK$67])-1)/([.$G$47]-[.$C$47]/100-1)" office:value-type="float" office:value="1" calcext:value-type="float">
            <text:p>1</text:p>
          </table:table-cell>
          <table:table-cell table:formula="of:=(POWER([.$G$47]-[.$C$47]/100;[.AL$67])-1)/([.$G$47]-[.$C$47]/100-1)" office:value-type="float" office:value="1" calcext:value-type="float">
            <text:p>1</text:p>
          </table:table-cell>
          <table:table-cell table:formula="of:=(POWER([.$G$47]-[.$C$47]/100;[.AM$67])-1)/([.$G$47]-[.$C$47]/100-1)" office:value-type="float" office:value="1" calcext:value-type="float">
            <text:p>1</text:p>
          </table:table-cell>
          <table:table-cell table:formula="of:=(POWER([.$G$47]-[.$C$47]/100;[.AN$67])-1)/([.$G$47]-[.$C$47]/100-1)" office:value-type="float" office:value="1" calcext:value-type="float">
            <text:p>1</text:p>
          </table:table-cell>
          <table:table-cell table:formula="of:=(POWER([.$G$47]-[.$C$47]/100;[.AO$67])-1)/([.$G$47]-[.$C$47]/100-1)" office:value-type="float" office:value="1" calcext:value-type="float">
            <text:p>1</text:p>
          </table:table-cell>
          <table:table-cell table:formula="of:=(POWER([.$G$47]-[.$C$47]/100;[.AP$67])-1)/([.$G$47]-[.$C$47]/100-1)" office:value-type="float" office:value="1" calcext:value-type="float">
            <text:p>1</text:p>
          </table:table-cell>
          <table:table-cell table:formula="of:=(POWER([.$G$47]-[.$C$47]/100;[.AQ$67])-1)/([.$G$47]-[.$C$47]/100-1)" office:value-type="float" office:value="1" calcext:value-type="float">
            <text:p>1</text:p>
          </table:table-cell>
          <table:table-cell table:formula="of:=(POWER([.$G$47]-[.$C$47]/100;[.AR$67])-1)/([.$G$47]-[.$C$47]/100-1)" office:value-type="float" office:value="1" calcext:value-type="float">
            <text:p>1</text:p>
          </table:table-cell>
          <table:table-cell table:formula="of:=(POWER([.$G$47]-[.$C$47]/100;[.AS$67])-1)/([.$G$47]-[.$C$47]/100-1)" office:value-type="float" office:value="1" calcext:value-type="float">
            <text:p>1</text:p>
          </table:table-cell>
          <table:table-cell table:formula="of:=(POWER([.$G$47]-[.$C$47]/100;[.AT$67])-1)/([.$G$47]-[.$C$47]/100-1)" office:value-type="float" office:value="1" calcext:value-type="float">
            <text:p>1</text:p>
          </table:table-cell>
          <table:table-cell table:formula="of:=(POWER([.$G$47]-[.$C$47]/100;[.AU$67])-1)/([.$G$47]-[.$C$47]/100-1)" office:value-type="float" office:value="1" calcext:value-type="float">
            <text:p>1</text:p>
          </table:table-cell>
          <table:table-cell table:formula="of:=(POWER([.$G$47]-[.$C$47]/100;[.AV$67])-1)/([.$G$47]-[.$C$47]/100-1)" office:value-type="float" office:value="1" calcext:value-type="float">
            <text:p>1</text:p>
          </table:table-cell>
          <table:table-cell table:number-columns-repeated="2"/>
          <table:table-cell table:formula="of:=[.$F47]*POWER([.$G47]-[.$C47]/100;[.$H$67])" office:value-type="float" office:value="0" calcext:value-type="float">
            <text:p>0</text:p>
          </table:table-cell>
          <table:table-cell table:formula="of:=[.$F47]*POWER([.$G47]-[.$C47]/100;[.$I$67])" office:value-type="float" office:value="0" calcext:value-type="float">
            <text:p>0</text:p>
          </table:table-cell>
          <table:table-cell table:formula="of:=[.$F47]*POWER([.$G47]-[.$C47]/100;[.$J$67])" office:value-type="float" office:value="0" calcext:value-type="float">
            <text:p>0</text:p>
          </table:table-cell>
          <table:table-cell table:formula="of:=[.$F47]*POWER([.$G47]-[.$C47]/100;[.$K$67])" office:value-type="float" office:value="0" calcext:value-type="float">
            <text:p>0</text:p>
          </table:table-cell>
          <table:table-cell table:formula="of:=[.$F47]*POWER([.$G47]-[.$C47]/100;[.$L$67])" office:value-type="float" office:value="0" calcext:value-type="float">
            <text:p>0</text:p>
          </table:table-cell>
          <table:table-cell table:formula="of:=[.$F47]*POWER([.$G47]-[.$C47]/100;[.$M$67])" office:value-type="float" office:value="0" calcext:value-type="float">
            <text:p>0</text:p>
          </table:table-cell>
          <table:table-cell table:formula="of:=[.$F47]*POWER([.$G47]-[.$C47]/100;[.$N$67])" office:value-type="float" office:value="0" calcext:value-type="float">
            <text:p>0</text:p>
          </table:table-cell>
          <table:table-cell table:formula="of:=[.$F47]*POWER([.$G47]-[.$C47]/100;[.$O$67])" office:value-type="float" office:value="0" calcext:value-type="float">
            <text:p>0</text:p>
          </table:table-cell>
          <table:table-cell table:formula="of:=[.$F47]*POWER([.$G47]-[.$C47]/100;[.$P$67])" office:value-type="float" office:value="0" calcext:value-type="float">
            <text:p>0</text:p>
          </table:table-cell>
          <table:table-cell table:formula="of:=[.$F47]*POWER([.$G47]-[.$C47]/100;[.$Q$67])" office:value-type="float" office:value="0" calcext:value-type="float">
            <text:p>0</text:p>
          </table:table-cell>
          <table:table-cell table:formula="of:=[.$F47]*POWER([.$G47]-[.$C47]/100;[.$R$67])" office:value-type="float" office:value="0" calcext:value-type="float">
            <text:p>0</text:p>
          </table:table-cell>
          <table:table-cell table:formula="of:=[.$F47]*POWER([.$G47]-[.$C47]/100;[.$S$67])" office:value-type="float" office:value="0" calcext:value-type="float">
            <text:p>0</text:p>
          </table:table-cell>
          <table:table-cell table:formula="of:=[.$F47]*POWER([.$G47]-[.$C47]/100;[.$T$67])" office:value-type="float" office:value="0" calcext:value-type="float">
            <text:p>0</text:p>
          </table:table-cell>
          <table:table-cell table:formula="of:=[.$F47]*POWER([.$G47]-[.$C47]/100;[.$U$67])" office:value-type="float" office:value="0" calcext:value-type="float">
            <text:p>0</text:p>
          </table:table-cell>
          <table:table-cell table:formula="of:=[.$F47]*POWER([.$G47]-[.$C47]/100;[.$V$67])" office:value-type="float" office:value="0" calcext:value-type="float">
            <text:p>0</text:p>
          </table:table-cell>
          <table:table-cell table:formula="of:=[.$F47]*POWER([.$G47]-[.$C47]/100;[.$W$67])" office:value-type="float" office:value="0" calcext:value-type="float">
            <text:p>0</text:p>
          </table:table-cell>
          <table:table-cell table:formula="of:=[.$F47]*POWER([.$G47]-[.$C47]/100;[.$X$67])" office:value-type="float" office:value="0" calcext:value-type="float">
            <text:p>0</text:p>
          </table:table-cell>
          <table:table-cell table:formula="of:=[.$F47]*POWER([.$G47]-[.$C47]/100;[.$Y$67])" office:value-type="float" office:value="0" calcext:value-type="float">
            <text:p>0</text:p>
          </table:table-cell>
          <table:table-cell table:formula="of:=[.$F47]*POWER([.$G47]-[.$C47]/100;[.$Z$67])" office:value-type="float" office:value="0" calcext:value-type="float">
            <text:p>0</text:p>
          </table:table-cell>
          <table:table-cell table:formula="of:=[.$F47]*POWER([.$G47]-[.$C47]/100;[.$AA$67])" office:value-type="float" office:value="0" calcext:value-type="float">
            <text:p>0</text:p>
          </table:table-cell>
          <table:table-cell table:formula="of:=[.$F47]*POWER([.$G47]-[.$C47]/100;[.$AB$67])" office:value-type="float" office:value="0" calcext:value-type="float">
            <text:p>0</text:p>
          </table:table-cell>
          <table:table-cell table:formula="of:=[.$F47]*POWER([.$G47]-[.$C47]/100;[.$AC$67])" office:value-type="float" office:value="0" calcext:value-type="float">
            <text:p>0</text:p>
          </table:table-cell>
          <table:table-cell table:formula="of:=[.$F47]*POWER([.$G47]-[.$C47]/100;[.$AD$67])" office:value-type="float" office:value="0" calcext:value-type="float">
            <text:p>0</text:p>
          </table:table-cell>
          <table:table-cell table:formula="of:=[.$F47]*POWER([.$G47]-[.$C47]/100;[.$AE$67])" office:value-type="float" office:value="0" calcext:value-type="float">
            <text:p>0</text:p>
          </table:table-cell>
          <table:table-cell table:formula="of:=[.$F47]*POWER([.$G47]-[.$C47]/100;[.$AF$67])" office:value-type="float" office:value="0" calcext:value-type="float">
            <text:p>0</text:p>
          </table:table-cell>
          <table:table-cell table:formula="of:=[.$F47]*POWER([.$G47]-[.$C47]/100;[.$AG$67])" office:value-type="float" office:value="0" calcext:value-type="float">
            <text:p>0</text:p>
          </table:table-cell>
          <table:table-cell table:formula="of:=[.$F47]*POWER([.$G47]-[.$C47]/100;[.$AH$67])" office:value-type="float" office:value="0" calcext:value-type="float">
            <text:p>0</text:p>
          </table:table-cell>
          <table:table-cell table:formula="of:=[.$F47]*POWER([.$G47]-[.$C47]/100;[.$AI$67])" office:value-type="float" office:value="0" calcext:value-type="float">
            <text:p>0</text:p>
          </table:table-cell>
          <table:table-cell table:formula="of:=[.$F47]*POWER([.$G47]-[.$C47]/100;[.$AJ$67])" office:value-type="float" office:value="0" calcext:value-type="float">
            <text:p>0</text:p>
          </table:table-cell>
          <table:table-cell table:formula="of:=[.$F47]*POWER([.$G47]-[.$C47]/100;[.$AK$67])" office:value-type="float" office:value="0" calcext:value-type="float">
            <text:p>0</text:p>
          </table:table-cell>
          <table:table-cell table:formula="of:=[.$F47]*POWER([.$G47]-[.$C47]/100;[.$AL$67])" office:value-type="float" office:value="0" calcext:value-type="float">
            <text:p>0</text:p>
          </table:table-cell>
          <table:table-cell table:formula="of:=[.$F47]*POWER([.$G47]-[.$C47]/100;[.$AM$67])" office:value-type="float" office:value="0" calcext:value-type="float">
            <text:p>0</text:p>
          </table:table-cell>
          <table:table-cell table:formula="of:=[.$F47]*POWER([.$G47]-[.$C47]/100;[.$AN$67])" office:value-type="float" office:value="0" calcext:value-type="float">
            <text:p>0</text:p>
          </table:table-cell>
          <table:table-cell table:formula="of:=[.$F47]*POWER([.$G47]-[.$C47]/100;[.$AO$67])" office:value-type="float" office:value="0" calcext:value-type="float">
            <text:p>0</text:p>
          </table:table-cell>
          <table:table-cell table:formula="of:=[.$F47]*POWER([.$G47]-[.$C47]/100;[.$AP$67])" office:value-type="float" office:value="0" calcext:value-type="float">
            <text:p>0</text:p>
          </table:table-cell>
          <table:table-cell table:formula="of:=[.$F47]*POWER([.$G47]-[.$C47]/100;[.$AQ$67])" office:value-type="float" office:value="0" calcext:value-type="float">
            <text:p>0</text:p>
          </table:table-cell>
          <table:table-cell table:formula="of:=[.$F47]*POWER([.$G47]-[.$C47]/100;[.$AR$67])" office:value-type="float" office:value="0" calcext:value-type="float">
            <text:p>0</text:p>
          </table:table-cell>
          <table:table-cell table:formula="of:=[.$F47]*POWER([.$G47]-[.$C47]/100;[.$AS$67])" office:value-type="float" office:value="0" calcext:value-type="float">
            <text:p>0</text:p>
          </table:table-cell>
          <table:table-cell table:formula="of:=[.$F47]*POWER([.$G47]-[.$C47]/100;[.$AT$67])" office:value-type="float" office:value="0" calcext:value-type="float">
            <text:p>0</text:p>
          </table:table-cell>
          <table:table-cell table:formula="of:=[.$F47]*POWER([.$G47]-[.$C47]/100;[.$AU$67])" office:value-type="float" office:value="0" calcext:value-type="float">
            <text:p>0</text:p>
          </table:table-cell>
          <table:table-cell table:formula="of:=[.$F47]*POWER([.$G47]-[.$C4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48]-[.$C$48]/100;[.H$67])-1)/([.$G$48]-[.$C$48]/100-1)" office:value-type="float" office:value="-0" calcext:value-type="float">
            <text:p>0</text:p>
          </table:table-cell>
          <table:table-cell table:formula="of:=(POWER([.$G$48]-[.$C$48]/100;[.I$67])-1)/([.$G$48]-[.$C$48]/100-1)" office:value-type="float" office:value="1" calcext:value-type="float">
            <text:p>1</text:p>
          </table:table-cell>
          <table:table-cell table:formula="of:=(POWER([.$G$48]-[.$C$48]/100;[.J$67])-1)/([.$G$48]-[.$C$48]/100-1)" office:value-type="float" office:value="1" calcext:value-type="float">
            <text:p>1</text:p>
          </table:table-cell>
          <table:table-cell table:formula="of:=(POWER([.$G$48]-[.$C$48]/100;[.K$67])-1)/([.$G$48]-[.$C$48]/100-1)" office:value-type="float" office:value="1" calcext:value-type="float">
            <text:p>1</text:p>
          </table:table-cell>
          <table:table-cell table:formula="of:=(POWER([.$G$48]-[.$C$48]/100;[.L$67])-1)/([.$G$48]-[.$C$48]/100-1)" office:value-type="float" office:value="1" calcext:value-type="float">
            <text:p>1</text:p>
          </table:table-cell>
          <table:table-cell table:formula="of:=(POWER([.$G$48]-[.$C$48]/100;[.M$67])-1)/([.$G$48]-[.$C$48]/100-1)" office:value-type="float" office:value="1" calcext:value-type="float">
            <text:p>1</text:p>
          </table:table-cell>
          <table:table-cell table:formula="of:=(POWER([.$G$48]-[.$C$48]/100;[.N$67])-1)/([.$G$48]-[.$C$48]/100-1)" office:value-type="float" office:value="1" calcext:value-type="float">
            <text:p>1</text:p>
          </table:table-cell>
          <table:table-cell table:formula="of:=(POWER([.$G$48]-[.$C$48]/100;[.O$67])-1)/([.$G$48]-[.$C$48]/100-1)" office:value-type="float" office:value="1" calcext:value-type="float">
            <text:p>1</text:p>
          </table:table-cell>
          <table:table-cell table:formula="of:=(POWER([.$G$48]-[.$C$48]/100;[.P$67])-1)/([.$G$48]-[.$C$48]/100-1)" office:value-type="float" office:value="1" calcext:value-type="float">
            <text:p>1</text:p>
          </table:table-cell>
          <table:table-cell table:formula="of:=(POWER([.$G$48]-[.$C$48]/100;[.Q$67])-1)/([.$G$48]-[.$C$48]/100-1)" office:value-type="float" office:value="1" calcext:value-type="float">
            <text:p>1</text:p>
          </table:table-cell>
          <table:table-cell table:formula="of:=(POWER([.$G$48]-[.$C$48]/100;[.R$67])-1)/([.$G$48]-[.$C$48]/100-1)" office:value-type="float" office:value="1" calcext:value-type="float">
            <text:p>1</text:p>
          </table:table-cell>
          <table:table-cell table:formula="of:=(POWER([.$G$48]-[.$C$48]/100;[.S$67])-1)/([.$G$48]-[.$C$48]/100-1)" office:value-type="float" office:value="1" calcext:value-type="float">
            <text:p>1</text:p>
          </table:table-cell>
          <table:table-cell table:formula="of:=(POWER([.$G$48]-[.$C$48]/100;[.T$67])-1)/([.$G$48]-[.$C$48]/100-1)" office:value-type="float" office:value="1" calcext:value-type="float">
            <text:p>1</text:p>
          </table:table-cell>
          <table:table-cell table:formula="of:=(POWER([.$G$48]-[.$C$48]/100;[.U$67])-1)/([.$G$48]-[.$C$48]/100-1)" office:value-type="float" office:value="1" calcext:value-type="float">
            <text:p>1</text:p>
          </table:table-cell>
          <table:table-cell table:formula="of:=(POWER([.$G$48]-[.$C$48]/100;[.V$67])-1)/([.$G$48]-[.$C$48]/100-1)" office:value-type="float" office:value="1" calcext:value-type="float">
            <text:p>1</text:p>
          </table:table-cell>
          <table:table-cell table:formula="of:=(POWER([.$G$48]-[.$C$48]/100;[.W$67])-1)/([.$G$48]-[.$C$48]/100-1)" office:value-type="float" office:value="1" calcext:value-type="float">
            <text:p>1</text:p>
          </table:table-cell>
          <table:table-cell table:formula="of:=(POWER([.$G$48]-[.$C$48]/100;[.X$67])-1)/([.$G$48]-[.$C$48]/100-1)" office:value-type="float" office:value="1" calcext:value-type="float">
            <text:p>1</text:p>
          </table:table-cell>
          <table:table-cell table:formula="of:=(POWER([.$G$48]-[.$C$48]/100;[.Y$67])-1)/([.$G$48]-[.$C$48]/100-1)" office:value-type="float" office:value="1" calcext:value-type="float">
            <text:p>1</text:p>
          </table:table-cell>
          <table:table-cell table:formula="of:=(POWER([.$G$48]-[.$C$48]/100;[.Z$67])-1)/([.$G$48]-[.$C$48]/100-1)" office:value-type="float" office:value="1" calcext:value-type="float">
            <text:p>1</text:p>
          </table:table-cell>
          <table:table-cell table:formula="of:=(POWER([.$G$48]-[.$C$48]/100;[.AA$67])-1)/([.$G$48]-[.$C$48]/100-1)" office:value-type="float" office:value="1" calcext:value-type="float">
            <text:p>1</text:p>
          </table:table-cell>
          <table:table-cell table:formula="of:=(POWER([.$G$48]-[.$C$48]/100;[.AB$67])-1)/([.$G$48]-[.$C$48]/100-1)" office:value-type="float" office:value="1" calcext:value-type="float">
            <text:p>1</text:p>
          </table:table-cell>
          <table:table-cell table:formula="of:=(POWER([.$G$48]-[.$C$48]/100;[.AC$67])-1)/([.$G$48]-[.$C$48]/100-1)" office:value-type="float" office:value="1" calcext:value-type="float">
            <text:p>1</text:p>
          </table:table-cell>
          <table:table-cell table:formula="of:=(POWER([.$G$48]-[.$C$48]/100;[.AD$67])-1)/([.$G$48]-[.$C$48]/100-1)" office:value-type="float" office:value="1" calcext:value-type="float">
            <text:p>1</text:p>
          </table:table-cell>
          <table:table-cell table:formula="of:=(POWER([.$G$48]-[.$C$48]/100;[.AE$67])-1)/([.$G$48]-[.$C$48]/100-1)" office:value-type="float" office:value="1" calcext:value-type="float">
            <text:p>1</text:p>
          </table:table-cell>
          <table:table-cell table:formula="of:=(POWER([.$G$48]-[.$C$48]/100;[.AF$67])-1)/([.$G$48]-[.$C$48]/100-1)" office:value-type="float" office:value="1" calcext:value-type="float">
            <text:p>1</text:p>
          </table:table-cell>
          <table:table-cell table:formula="of:=(POWER([.$G$48]-[.$C$48]/100;[.AG$67])-1)/([.$G$48]-[.$C$48]/100-1)" office:value-type="float" office:value="1" calcext:value-type="float">
            <text:p>1</text:p>
          </table:table-cell>
          <table:table-cell table:formula="of:=(POWER([.$G$48]-[.$C$48]/100;[.AH$67])-1)/([.$G$48]-[.$C$48]/100-1)" office:value-type="float" office:value="1" calcext:value-type="float">
            <text:p>1</text:p>
          </table:table-cell>
          <table:table-cell table:formula="of:=(POWER([.$G$48]-[.$C$48]/100;[.AI$67])-1)/([.$G$48]-[.$C$48]/100-1)" office:value-type="float" office:value="1" calcext:value-type="float">
            <text:p>1</text:p>
          </table:table-cell>
          <table:table-cell table:formula="of:=(POWER([.$G$48]-[.$C$48]/100;[.AJ$67])-1)/([.$G$48]-[.$C$48]/100-1)" office:value-type="float" office:value="1" calcext:value-type="float">
            <text:p>1</text:p>
          </table:table-cell>
          <table:table-cell table:formula="of:=(POWER([.$G$48]-[.$C$48]/100;[.AK$67])-1)/([.$G$48]-[.$C$48]/100-1)" office:value-type="float" office:value="1" calcext:value-type="float">
            <text:p>1</text:p>
          </table:table-cell>
          <table:table-cell table:formula="of:=(POWER([.$G$48]-[.$C$48]/100;[.AL$67])-1)/([.$G$48]-[.$C$48]/100-1)" office:value-type="float" office:value="1" calcext:value-type="float">
            <text:p>1</text:p>
          </table:table-cell>
          <table:table-cell table:formula="of:=(POWER([.$G$48]-[.$C$48]/100;[.AM$67])-1)/([.$G$48]-[.$C$48]/100-1)" office:value-type="float" office:value="1" calcext:value-type="float">
            <text:p>1</text:p>
          </table:table-cell>
          <table:table-cell table:formula="of:=(POWER([.$G$48]-[.$C$48]/100;[.AN$67])-1)/([.$G$48]-[.$C$48]/100-1)" office:value-type="float" office:value="1" calcext:value-type="float">
            <text:p>1</text:p>
          </table:table-cell>
          <table:table-cell table:formula="of:=(POWER([.$G$48]-[.$C$48]/100;[.AO$67])-1)/([.$G$48]-[.$C$48]/100-1)" office:value-type="float" office:value="1" calcext:value-type="float">
            <text:p>1</text:p>
          </table:table-cell>
          <table:table-cell table:formula="of:=(POWER([.$G$48]-[.$C$48]/100;[.AP$67])-1)/([.$G$48]-[.$C$48]/100-1)" office:value-type="float" office:value="1" calcext:value-type="float">
            <text:p>1</text:p>
          </table:table-cell>
          <table:table-cell table:formula="of:=(POWER([.$G$48]-[.$C$48]/100;[.AQ$67])-1)/([.$G$48]-[.$C$48]/100-1)" office:value-type="float" office:value="1" calcext:value-type="float">
            <text:p>1</text:p>
          </table:table-cell>
          <table:table-cell table:formula="of:=(POWER([.$G$48]-[.$C$48]/100;[.AR$67])-1)/([.$G$48]-[.$C$48]/100-1)" office:value-type="float" office:value="1" calcext:value-type="float">
            <text:p>1</text:p>
          </table:table-cell>
          <table:table-cell table:formula="of:=(POWER([.$G$48]-[.$C$48]/100;[.AS$67])-1)/([.$G$48]-[.$C$48]/100-1)" office:value-type="float" office:value="1" calcext:value-type="float">
            <text:p>1</text:p>
          </table:table-cell>
          <table:table-cell table:formula="of:=(POWER([.$G$48]-[.$C$48]/100;[.AT$67])-1)/([.$G$48]-[.$C$48]/100-1)" office:value-type="float" office:value="1" calcext:value-type="float">
            <text:p>1</text:p>
          </table:table-cell>
          <table:table-cell table:formula="of:=(POWER([.$G$48]-[.$C$48]/100;[.AU$67])-1)/([.$G$48]-[.$C$48]/100-1)" office:value-type="float" office:value="1" calcext:value-type="float">
            <text:p>1</text:p>
          </table:table-cell>
          <table:table-cell table:formula="of:=(POWER([.$G$48]-[.$C$48]/100;[.AV$67])-1)/([.$G$48]-[.$C$48]/100-1)" office:value-type="float" office:value="1" calcext:value-type="float">
            <text:p>1</text:p>
          </table:table-cell>
          <table:table-cell table:number-columns-repeated="2"/>
          <table:table-cell table:formula="of:=[.$F48]*POWER([.$G48]-[.$C48]/100;[.$H$67])" office:value-type="float" office:value="0" calcext:value-type="float">
            <text:p>0</text:p>
          </table:table-cell>
          <table:table-cell table:formula="of:=[.$F48]*POWER([.$G48]-[.$C48]/100;[.$I$67])" office:value-type="float" office:value="0" calcext:value-type="float">
            <text:p>0</text:p>
          </table:table-cell>
          <table:table-cell table:formula="of:=[.$F48]*POWER([.$G48]-[.$C48]/100;[.$J$67])" office:value-type="float" office:value="0" calcext:value-type="float">
            <text:p>0</text:p>
          </table:table-cell>
          <table:table-cell table:formula="of:=[.$F48]*POWER([.$G48]-[.$C48]/100;[.$K$67])" office:value-type="float" office:value="0" calcext:value-type="float">
            <text:p>0</text:p>
          </table:table-cell>
          <table:table-cell table:formula="of:=[.$F48]*POWER([.$G48]-[.$C48]/100;[.$L$67])" office:value-type="float" office:value="0" calcext:value-type="float">
            <text:p>0</text:p>
          </table:table-cell>
          <table:table-cell table:formula="of:=[.$F48]*POWER([.$G48]-[.$C48]/100;[.$M$67])" office:value-type="float" office:value="0" calcext:value-type="float">
            <text:p>0</text:p>
          </table:table-cell>
          <table:table-cell table:formula="of:=[.$F48]*POWER([.$G48]-[.$C48]/100;[.$N$67])" office:value-type="float" office:value="0" calcext:value-type="float">
            <text:p>0</text:p>
          </table:table-cell>
          <table:table-cell table:formula="of:=[.$F48]*POWER([.$G48]-[.$C48]/100;[.$O$67])" office:value-type="float" office:value="0" calcext:value-type="float">
            <text:p>0</text:p>
          </table:table-cell>
          <table:table-cell table:formula="of:=[.$F48]*POWER([.$G48]-[.$C48]/100;[.$P$67])" office:value-type="float" office:value="0" calcext:value-type="float">
            <text:p>0</text:p>
          </table:table-cell>
          <table:table-cell table:formula="of:=[.$F48]*POWER([.$G48]-[.$C48]/100;[.$Q$67])" office:value-type="float" office:value="0" calcext:value-type="float">
            <text:p>0</text:p>
          </table:table-cell>
          <table:table-cell table:formula="of:=[.$F48]*POWER([.$G48]-[.$C48]/100;[.$R$67])" office:value-type="float" office:value="0" calcext:value-type="float">
            <text:p>0</text:p>
          </table:table-cell>
          <table:table-cell table:formula="of:=[.$F48]*POWER([.$G48]-[.$C48]/100;[.$S$67])" office:value-type="float" office:value="0" calcext:value-type="float">
            <text:p>0</text:p>
          </table:table-cell>
          <table:table-cell table:formula="of:=[.$F48]*POWER([.$G48]-[.$C48]/100;[.$T$67])" office:value-type="float" office:value="0" calcext:value-type="float">
            <text:p>0</text:p>
          </table:table-cell>
          <table:table-cell table:formula="of:=[.$F48]*POWER([.$G48]-[.$C48]/100;[.$U$67])" office:value-type="float" office:value="0" calcext:value-type="float">
            <text:p>0</text:p>
          </table:table-cell>
          <table:table-cell table:formula="of:=[.$F48]*POWER([.$G48]-[.$C48]/100;[.$V$67])" office:value-type="float" office:value="0" calcext:value-type="float">
            <text:p>0</text:p>
          </table:table-cell>
          <table:table-cell table:formula="of:=[.$F48]*POWER([.$G48]-[.$C48]/100;[.$W$67])" office:value-type="float" office:value="0" calcext:value-type="float">
            <text:p>0</text:p>
          </table:table-cell>
          <table:table-cell table:formula="of:=[.$F48]*POWER([.$G48]-[.$C48]/100;[.$X$67])" office:value-type="float" office:value="0" calcext:value-type="float">
            <text:p>0</text:p>
          </table:table-cell>
          <table:table-cell table:formula="of:=[.$F48]*POWER([.$G48]-[.$C48]/100;[.$Y$67])" office:value-type="float" office:value="0" calcext:value-type="float">
            <text:p>0</text:p>
          </table:table-cell>
          <table:table-cell table:formula="of:=[.$F48]*POWER([.$G48]-[.$C48]/100;[.$Z$67])" office:value-type="float" office:value="0" calcext:value-type="float">
            <text:p>0</text:p>
          </table:table-cell>
          <table:table-cell table:formula="of:=[.$F48]*POWER([.$G48]-[.$C48]/100;[.$AA$67])" office:value-type="float" office:value="0" calcext:value-type="float">
            <text:p>0</text:p>
          </table:table-cell>
          <table:table-cell table:formula="of:=[.$F48]*POWER([.$G48]-[.$C48]/100;[.$AB$67])" office:value-type="float" office:value="0" calcext:value-type="float">
            <text:p>0</text:p>
          </table:table-cell>
          <table:table-cell table:formula="of:=[.$F48]*POWER([.$G48]-[.$C48]/100;[.$AC$67])" office:value-type="float" office:value="0" calcext:value-type="float">
            <text:p>0</text:p>
          </table:table-cell>
          <table:table-cell table:formula="of:=[.$F48]*POWER([.$G48]-[.$C48]/100;[.$AD$67])" office:value-type="float" office:value="0" calcext:value-type="float">
            <text:p>0</text:p>
          </table:table-cell>
          <table:table-cell table:formula="of:=[.$F48]*POWER([.$G48]-[.$C48]/100;[.$AE$67])" office:value-type="float" office:value="0" calcext:value-type="float">
            <text:p>0</text:p>
          </table:table-cell>
          <table:table-cell table:formula="of:=[.$F48]*POWER([.$G48]-[.$C48]/100;[.$AF$67])" office:value-type="float" office:value="0" calcext:value-type="float">
            <text:p>0</text:p>
          </table:table-cell>
          <table:table-cell table:formula="of:=[.$F48]*POWER([.$G48]-[.$C48]/100;[.$AG$67])" office:value-type="float" office:value="0" calcext:value-type="float">
            <text:p>0</text:p>
          </table:table-cell>
          <table:table-cell table:formula="of:=[.$F48]*POWER([.$G48]-[.$C48]/100;[.$AH$67])" office:value-type="float" office:value="0" calcext:value-type="float">
            <text:p>0</text:p>
          </table:table-cell>
          <table:table-cell table:formula="of:=[.$F48]*POWER([.$G48]-[.$C48]/100;[.$AI$67])" office:value-type="float" office:value="0" calcext:value-type="float">
            <text:p>0</text:p>
          </table:table-cell>
          <table:table-cell table:formula="of:=[.$F48]*POWER([.$G48]-[.$C48]/100;[.$AJ$67])" office:value-type="float" office:value="0" calcext:value-type="float">
            <text:p>0</text:p>
          </table:table-cell>
          <table:table-cell table:formula="of:=[.$F48]*POWER([.$G48]-[.$C48]/100;[.$AK$67])" office:value-type="float" office:value="0" calcext:value-type="float">
            <text:p>0</text:p>
          </table:table-cell>
          <table:table-cell table:formula="of:=[.$F48]*POWER([.$G48]-[.$C48]/100;[.$AL$67])" office:value-type="float" office:value="0" calcext:value-type="float">
            <text:p>0</text:p>
          </table:table-cell>
          <table:table-cell table:formula="of:=[.$F48]*POWER([.$G48]-[.$C48]/100;[.$AM$67])" office:value-type="float" office:value="0" calcext:value-type="float">
            <text:p>0</text:p>
          </table:table-cell>
          <table:table-cell table:formula="of:=[.$F48]*POWER([.$G48]-[.$C48]/100;[.$AN$67])" office:value-type="float" office:value="0" calcext:value-type="float">
            <text:p>0</text:p>
          </table:table-cell>
          <table:table-cell table:formula="of:=[.$F48]*POWER([.$G48]-[.$C48]/100;[.$AO$67])" office:value-type="float" office:value="0" calcext:value-type="float">
            <text:p>0</text:p>
          </table:table-cell>
          <table:table-cell table:formula="of:=[.$F48]*POWER([.$G48]-[.$C48]/100;[.$AP$67])" office:value-type="float" office:value="0" calcext:value-type="float">
            <text:p>0</text:p>
          </table:table-cell>
          <table:table-cell table:formula="of:=[.$F48]*POWER([.$G48]-[.$C48]/100;[.$AQ$67])" office:value-type="float" office:value="0" calcext:value-type="float">
            <text:p>0</text:p>
          </table:table-cell>
          <table:table-cell table:formula="of:=[.$F48]*POWER([.$G48]-[.$C48]/100;[.$AR$67])" office:value-type="float" office:value="0" calcext:value-type="float">
            <text:p>0</text:p>
          </table:table-cell>
          <table:table-cell table:formula="of:=[.$F48]*POWER([.$G48]-[.$C48]/100;[.$AS$67])" office:value-type="float" office:value="0" calcext:value-type="float">
            <text:p>0</text:p>
          </table:table-cell>
          <table:table-cell table:formula="of:=[.$F48]*POWER([.$G48]-[.$C48]/100;[.$AT$67])" office:value-type="float" office:value="0" calcext:value-type="float">
            <text:p>0</text:p>
          </table:table-cell>
          <table:table-cell table:formula="of:=[.$F48]*POWER([.$G48]-[.$C48]/100;[.$AU$67])" office:value-type="float" office:value="0" calcext:value-type="float">
            <text:p>0</text:p>
          </table:table-cell>
          <table:table-cell table:formula="of:=[.$F48]*POWER([.$G48]-[.$C4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office:value-type="string" calcext:value-type="string">
            <text:p>CASH</text:p>
          </table:table-cell>
          <table:table-cell table:number-columns-repeated="77"/>
          <table:table-cell table:style-name="Default" table:number-columns-repeated="41"/>
          <table:table-cell table:number-columns-repeated="2"/>
          <table:table-cell table:style-name="Default" table:number-columns-repeated="41"/>
          <table:table-cell table:number-columns-repeated="388"/>
        </table:table-row>
        <table:table-row table:style-name="ro1">
          <table:table-cell office:value-type="string" calcext:value-type="string">
            <text:p>Saving acco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he Bank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.015" calcext:value-type="float">
            <text:p>1.015</text:p>
          </table:table-cell>
          <table:table-cell table:number-columns-repeated="71"/>
          <table:table-cell table:formula="of:=(POWER([.$G$50]-[.$C$50]/100;[.H$67])-1)/([.$G$50]-[.$C$50]/100-1)" office:value-type="float" office:value="0" calcext:value-type="float">
            <text:p>0</text:p>
          </table:table-cell>
          <table:table-cell table:formula="of:=(POWER([.$G$50]-[.$C$50]/100;[.I$67])-1)/([.$G$50]-[.$C$50]/100-1)" office:value-type="float" office:value="1" calcext:value-type="float">
            <text:p>1</text:p>
          </table:table-cell>
          <table:table-cell table:formula="of:=(POWER([.$G$50]-[.$C$50]/100;[.J$67])-1)/([.$G$50]-[.$C$50]/100-1)" office:value-type="float" office:value="2.015" calcext:value-type="float">
            <text:p>2.015</text:p>
          </table:table-cell>
          <table:table-cell table:formula="of:=(POWER([.$G$50]-[.$C$50]/100;[.K$67])-1)/([.$G$50]-[.$C$50]/100-1)" office:value-type="float" office:value="3.04522499999999" calcext:value-type="float">
            <text:p>3.04522499999999</text:p>
          </table:table-cell>
          <table:table-cell table:formula="of:=(POWER([.$G$50]-[.$C$50]/100;[.L$67])-1)/([.$G$50]-[.$C$50]/100-1)" office:value-type="float" office:value="4.090903375" calcext:value-type="float">
            <text:p>4.090903375</text:p>
          </table:table-cell>
          <table:table-cell table:formula="of:=(POWER([.$G$50]-[.$C$50]/100;[.M$67])-1)/([.$G$50]-[.$C$50]/100-1)" office:value-type="float" office:value="5.152266925625" calcext:value-type="float">
            <text:p>5.152266925625</text:p>
          </table:table-cell>
          <table:table-cell table:formula="of:=(POWER([.$G$50]-[.$C$50]/100;[.N$67])-1)/([.$G$50]-[.$C$50]/100-1)" office:value-type="float" office:value="6.22955092950937" calcext:value-type="float">
            <text:p>6.22955092950937</text:p>
          </table:table-cell>
          <table:table-cell table:formula="of:=(POWER([.$G$50]-[.$C$50]/100;[.O$67])-1)/([.$G$50]-[.$C$50]/100-1)" office:value-type="float" office:value="7.32299419345202" calcext:value-type="float">
            <text:p>7.32299419345202</text:p>
          </table:table-cell>
          <table:table-cell table:formula="of:=(POWER([.$G$50]-[.$C$50]/100;[.P$67])-1)/([.$G$50]-[.$C$50]/100-1)" office:value-type="float" office:value="8.4328391063538" calcext:value-type="float">
            <text:p>8.4328391063538</text:p>
          </table:table-cell>
          <table:table-cell table:formula="of:=(POWER([.$G$50]-[.$C$50]/100;[.Q$67])-1)/([.$G$50]-[.$C$50]/100-1)" office:value-type="float" office:value="9.5593316929491" calcext:value-type="float">
            <text:p>9.5593316929491</text:p>
          </table:table-cell>
          <table:table-cell table:formula="of:=(POWER([.$G$50]-[.$C$50]/100;[.R$67])-1)/([.$G$50]-[.$C$50]/100-1)" office:value-type="float" office:value="10.7027216683433" calcext:value-type="float">
            <text:p>10.7027216683433</text:p>
          </table:table-cell>
          <table:table-cell table:formula="of:=(POWER([.$G$50]-[.$C$50]/100;[.S$67])-1)/([.$G$50]-[.$C$50]/100-1)" office:value-type="float" office:value="11.8632624933685" calcext:value-type="float">
            <text:p>11.8632624933685</text:p>
          </table:table-cell>
          <table:table-cell table:formula="of:=(POWER([.$G$50]-[.$C$50]/100;[.T$67])-1)/([.$G$50]-[.$C$50]/100-1)" office:value-type="float" office:value="13.041211430769" calcext:value-type="float">
            <text:p>13.041211430769</text:p>
          </table:table-cell>
          <table:table-cell table:formula="of:=(POWER([.$G$50]-[.$C$50]/100;[.U$67])-1)/([.$G$50]-[.$C$50]/100-1)" office:value-type="float" office:value="14.2368296022306" calcext:value-type="float">
            <text:p>14.2368296022306</text:p>
          </table:table-cell>
          <table:table-cell table:formula="of:=(POWER([.$G$50]-[.$C$50]/100;[.V$67])-1)/([.$G$50]-[.$C$50]/100-1)" office:value-type="float" office:value="15.450382046264" calcext:value-type="float">
            <text:p>15.450382046264</text:p>
          </table:table-cell>
          <table:table-cell table:formula="of:=(POWER([.$G$50]-[.$C$50]/100;[.W$67])-1)/([.$G$50]-[.$C$50]/100-1)" office:value-type="float" office:value="16.682137776958" calcext:value-type="float">
            <text:p>16.682137776958</text:p>
          </table:table-cell>
          <table:table-cell table:formula="of:=(POWER([.$G$50]-[.$C$50]/100;[.X$67])-1)/([.$G$50]-[.$C$50]/100-1)" office:value-type="float" office:value="17.9323698436123" calcext:value-type="float">
            <text:p>17.9323698436123</text:p>
          </table:table-cell>
          <table:table-cell table:formula="of:=(POWER([.$G$50]-[.$C$50]/100;[.Y$67])-1)/([.$G$50]-[.$C$50]/100-1)" office:value-type="float" office:value="19.2013553912665" calcext:value-type="float">
            <text:p>19.2013553912665</text:p>
          </table:table-cell>
          <table:table-cell table:formula="of:=(POWER([.$G$50]-[.$C$50]/100;[.Z$67])-1)/([.$G$50]-[.$C$50]/100-1)" office:value-type="float" office:value="20.4893757221355" calcext:value-type="float">
            <text:p>20.4893757221355</text:p>
          </table:table-cell>
          <table:table-cell table:formula="of:=(POWER([.$G$50]-[.$C$50]/100;[.AA$67])-1)/([.$G$50]-[.$C$50]/100-1)" office:value-type="float" office:value="21.7967163579675" calcext:value-type="float">
            <text:p>21.7967163579675</text:p>
          </table:table-cell>
          <table:table-cell table:formula="of:=(POWER([.$G$50]-[.$C$50]/100;[.AB$67])-1)/([.$G$50]-[.$C$50]/100-1)" office:value-type="float" office:value="23.1236671033371" calcext:value-type="float">
            <text:p>23.1236671033371</text:p>
          </table:table-cell>
          <table:table-cell table:formula="of:=(POWER([.$G$50]-[.$C$50]/100;[.AC$67])-1)/([.$G$50]-[.$C$50]/100-1)" office:value-type="float" office:value="24.4705221098871" calcext:value-type="float">
            <text:p>24.4705221098871</text:p>
          </table:table-cell>
          <table:table-cell table:formula="of:=(POWER([.$G$50]-[.$C$50]/100;[.AD$67])-1)/([.$G$50]-[.$C$50]/100-1)" office:value-type="float" office:value="25.8375799415354" calcext:value-type="float">
            <text:p>25.8375799415354</text:p>
          </table:table-cell>
          <table:table-cell table:formula="of:=(POWER([.$G$50]-[.$C$50]/100;[.AE$67])-1)/([.$G$50]-[.$C$50]/100-1)" office:value-type="float" office:value="27.2251436406584" calcext:value-type="float">
            <text:p>27.2251436406584</text:p>
          </table:table-cell>
          <table:table-cell table:formula="of:=(POWER([.$G$50]-[.$C$50]/100;[.AF$67])-1)/([.$G$50]-[.$C$50]/100-1)" office:value-type="float" office:value="28.6335207952683" calcext:value-type="float">
            <text:p>28.6335207952683</text:p>
          </table:table-cell>
          <table:table-cell table:formula="of:=(POWER([.$G$50]-[.$C$50]/100;[.AG$67])-1)/([.$G$50]-[.$C$50]/100-1)" office:value-type="float" office:value="30.0630236071973" calcext:value-type="float">
            <text:p>30.0630236071973</text:p>
          </table:table-cell>
          <table:table-cell table:formula="of:=(POWER([.$G$50]-[.$C$50]/100;[.AH$67])-1)/([.$G$50]-[.$C$50]/100-1)" office:value-type="float" office:value="31.5139689613053" calcext:value-type="float">
            <text:p>31.5139689613053</text:p>
          </table:table-cell>
          <table:table-cell table:formula="of:=(POWER([.$G$50]-[.$C$50]/100;[.AI$67])-1)/([.$G$50]-[.$C$50]/100-1)" office:value-type="float" office:value="32.9866784957249" calcext:value-type="float">
            <text:p>32.9866784957249</text:p>
          </table:table-cell>
          <table:table-cell table:formula="of:=(POWER([.$G$50]-[.$C$50]/100;[.AJ$67])-1)/([.$G$50]-[.$C$50]/100-1)" office:value-type="float" office:value="34.4814786731607" calcext:value-type="float">
            <text:p>34.4814786731607</text:p>
          </table:table-cell>
          <table:table-cell table:formula="of:=(POWER([.$G$50]-[.$C$50]/100;[.AK$67])-1)/([.$G$50]-[.$C$50]/100-1)" office:value-type="float" office:value="35.9987008532581" calcext:value-type="float">
            <text:p>35.9987008532581</text:p>
          </table:table-cell>
          <table:table-cell table:formula="of:=(POWER([.$G$50]-[.$C$50]/100;[.AL$67])-1)/([.$G$50]-[.$C$50]/100-1)" office:value-type="float" office:value="37.538681366057" calcext:value-type="float">
            <text:p>37.538681366057</text:p>
          </table:table-cell>
          <table:table-cell table:formula="of:=(POWER([.$G$50]-[.$C$50]/100;[.AM$67])-1)/([.$G$50]-[.$C$50]/100-1)" office:value-type="float" office:value="39.1017615865479" calcext:value-type="float">
            <text:p>39.1017615865479</text:p>
          </table:table-cell>
          <table:table-cell table:formula="of:=(POWER([.$G$50]-[.$C$50]/100;[.AN$67])-1)/([.$G$50]-[.$C$50]/100-1)" office:value-type="float" office:value="40.6882880103461" calcext:value-type="float">
            <text:p>40.6882880103461</text:p>
          </table:table-cell>
          <table:table-cell table:formula="of:=(POWER([.$G$50]-[.$C$50]/100;[.AO$67])-1)/([.$G$50]-[.$C$50]/100-1)" office:value-type="float" office:value="42.2986123305013" calcext:value-type="float">
            <text:p>42.2986123305013</text:p>
          </table:table-cell>
          <table:table-cell table:formula="of:=(POWER([.$G$50]-[.$C$50]/100;[.AP$67])-1)/([.$G$50]-[.$C$50]/100-1)" office:value-type="float" office:value="43.9330915154588" calcext:value-type="float">
            <text:p>43.9330915154588</text:p>
          </table:table-cell>
          <table:table-cell table:formula="of:=(POWER([.$G$50]-[.$C$50]/100;[.AQ$67])-1)/([.$G$50]-[.$C$50]/100-1)" office:value-type="float" office:value="45.5920878881907" calcext:value-type="float">
            <text:p>45.5920878881907</text:p>
          </table:table-cell>
          <table:table-cell table:formula="of:=(POWER([.$G$50]-[.$C$50]/100;[.AR$67])-1)/([.$G$50]-[.$C$50]/100-1)" office:value-type="float" office:value="47.2759692065135" calcext:value-type="float">
            <text:p>47.2759692065135</text:p>
          </table:table-cell>
          <table:table-cell table:formula="of:=(POWER([.$G$50]-[.$C$50]/100;[.AS$67])-1)/([.$G$50]-[.$C$50]/100-1)" office:value-type="float" office:value="48.9851087446112" calcext:value-type="float">
            <text:p>48.9851087446112</text:p>
          </table:table-cell>
          <table:table-cell table:formula="of:=(POWER([.$G$50]-[.$C$50]/100;[.AT$67])-1)/([.$G$50]-[.$C$50]/100-1)" office:value-type="float" office:value="50.7198853757804" calcext:value-type="float">
            <text:p>50.7198853757804</text:p>
          </table:table-cell>
          <table:table-cell table:formula="of:=(POWER([.$G$50]-[.$C$50]/100;[.AU$67])-1)/([.$G$50]-[.$C$50]/100-1)" office:value-type="float" office:value="52.4806836564171" calcext:value-type="float">
            <text:p>52.4806836564171</text:p>
          </table:table-cell>
          <table:table-cell table:formula="of:=(POWER([.$G$50]-[.$C$50]/100;[.AV$67])-1)/([.$G$50]-[.$C$50]/100-1)" office:value-type="float" office:value="54.2678939112633" calcext:value-type="float">
            <text:p>54.2678939112633</text:p>
          </table:table-cell>
          <table:table-cell table:number-columns-repeated="2"/>
          <table:table-cell table:formula="of:=[.$F50]*POWER([.$G50]-[.$C50]/100;[.$H$67])" office:value-type="float" office:value="45" calcext:value-type="float">
            <text:p>45</text:p>
          </table:table-cell>
          <table:table-cell table:formula="of:=[.$F50]*POWER([.$G50]-[.$C50]/100;[.$I$67])" office:value-type="float" office:value="45.675" calcext:value-type="float">
            <text:p>45.675</text:p>
          </table:table-cell>
          <table:table-cell table:formula="of:=[.$F50]*POWER([.$G50]-[.$C50]/100;[.$J$67])" office:value-type="float" office:value="46.360125" calcext:value-type="float">
            <text:p>46.360125</text:p>
          </table:table-cell>
          <table:table-cell table:formula="of:=[.$F50]*POWER([.$G50]-[.$C50]/100;[.$K$67])" office:value-type="float" office:value="47.055526875" calcext:value-type="float">
            <text:p>47.055526875</text:p>
          </table:table-cell>
          <table:table-cell table:formula="of:=[.$F50]*POWER([.$G50]-[.$C50]/100;[.$L$67])" office:value-type="float" office:value="47.761359778125" calcext:value-type="float">
            <text:p>47.761359778125</text:p>
          </table:table-cell>
          <table:table-cell table:formula="of:=[.$F50]*POWER([.$G50]-[.$C50]/100;[.$M$67])" office:value-type="float" office:value="48.4777801747969" calcext:value-type="float">
            <text:p>48.4777801747969</text:p>
          </table:table-cell>
          <table:table-cell table:formula="of:=[.$F50]*POWER([.$G50]-[.$C50]/100;[.$N$67])" office:value-type="float" office:value="49.2049468774188" calcext:value-type="float">
            <text:p>49.2049468774188</text:p>
          </table:table-cell>
          <table:table-cell table:formula="of:=[.$F50]*POWER([.$G50]-[.$C50]/100;[.$O$67])" office:value-type="float" office:value="49.9430210805801" calcext:value-type="float">
            <text:p>49.9430210805801</text:p>
          </table:table-cell>
          <table:table-cell table:formula="of:=[.$F50]*POWER([.$G50]-[.$C50]/100;[.$P$67])" office:value-type="float" office:value="50.6921663967888" calcext:value-type="float">
            <text:p>50.6921663967888</text:p>
          </table:table-cell>
          <table:table-cell table:formula="of:=[.$F50]*POWER([.$G50]-[.$C50]/100;[.$Q$67])" office:value-type="float" office:value="51.4525488927406" calcext:value-type="float">
            <text:p>51.4525488927406</text:p>
          </table:table-cell>
          <table:table-cell table:formula="of:=[.$F50]*POWER([.$G50]-[.$C50]/100;[.$R$67])" office:value-type="float" office:value="52.2243371261317" calcext:value-type="float">
            <text:p>52.2243371261317</text:p>
          </table:table-cell>
          <table:table-cell table:formula="of:=[.$F50]*POWER([.$G50]-[.$C50]/100;[.$S$67])" office:value-type="float" office:value="53.0077021830237" calcext:value-type="float">
            <text:p>53.0077021830237</text:p>
          </table:table-cell>
          <table:table-cell table:formula="of:=[.$F50]*POWER([.$G50]-[.$C50]/100;[.$T$67])" office:value-type="float" office:value="53.802817715769" calcext:value-type="float">
            <text:p>53.802817715769</text:p>
          </table:table-cell>
          <table:table-cell table:formula="of:=[.$F50]*POWER([.$G50]-[.$C50]/100;[.$U$67])" office:value-type="float" office:value="54.6098599815056" calcext:value-type="float">
            <text:p>54.6098599815056</text:p>
          </table:table-cell>
          <table:table-cell table:formula="of:=[.$F50]*POWER([.$G50]-[.$C50]/100;[.$V$67])" office:value-type="float" office:value="55.4290078812281" calcext:value-type="float">
            <text:p>55.4290078812281</text:p>
          </table:table-cell>
          <table:table-cell table:formula="of:=[.$F50]*POWER([.$G50]-[.$C50]/100;[.$W$67])" office:value-type="float" office:value="56.2604429994466" calcext:value-type="float">
            <text:p>56.2604429994466</text:p>
          </table:table-cell>
          <table:table-cell table:formula="of:=[.$F50]*POWER([.$G50]-[.$C50]/100;[.$X$67])" office:value-type="float" office:value="57.1043496444382" calcext:value-type="float">
            <text:p>57.1043496444382</text:p>
          </table:table-cell>
          <table:table-cell table:formula="of:=[.$F50]*POWER([.$G50]-[.$C50]/100;[.$Y$67])" office:value-type="float" office:value="57.9609148891048" calcext:value-type="float">
            <text:p>57.9609148891048</text:p>
          </table:table-cell>
          <table:table-cell table:formula="of:=[.$F50]*POWER([.$G50]-[.$C50]/100;[.$Z$67])" office:value-type="float" office:value="58.8303286124414" calcext:value-type="float">
            <text:p>58.8303286124414</text:p>
          </table:table-cell>
          <table:table-cell table:formula="of:=[.$F50]*POWER([.$G50]-[.$C50]/100;[.$AA$67])" office:value-type="float" office:value="59.712783541628" calcext:value-type="float">
            <text:p>59.712783541628</text:p>
          </table:table-cell>
          <table:table-cell table:formula="of:=[.$F50]*POWER([.$G50]-[.$C50]/100;[.$AB$67])" office:value-type="float" office:value="60.6084752947524" calcext:value-type="float">
            <text:p>60.6084752947524</text:p>
          </table:table-cell>
          <table:table-cell table:formula="of:=[.$F50]*POWER([.$G50]-[.$C50]/100;[.$AC$67])" office:value-type="float" office:value="61.5176024241737" calcext:value-type="float">
            <text:p>61.5176024241737</text:p>
          </table:table-cell>
          <table:table-cell table:formula="of:=[.$F50]*POWER([.$G50]-[.$C50]/100;[.$AD$67])" office:value-type="float" office:value="62.4403664605363" calcext:value-type="float">
            <text:p>62.4403664605363</text:p>
          </table:table-cell>
          <table:table-cell table:formula="of:=[.$F50]*POWER([.$G50]-[.$C50]/100;[.$AE$67])" office:value-type="float" office:value="63.3769719574443" calcext:value-type="float">
            <text:p>63.3769719574443</text:p>
          </table:table-cell>
          <table:table-cell table:formula="of:=[.$F50]*POWER([.$G50]-[.$C50]/100;[.$AF$67])" office:value-type="float" office:value="64.327626536806" calcext:value-type="float">
            <text:p>64.327626536806</text:p>
          </table:table-cell>
          <table:table-cell table:formula="of:=[.$F50]*POWER([.$G50]-[.$C50]/100;[.$AG$67])" office:value-type="float" office:value="65.2925409348581" calcext:value-type="float">
            <text:p>65.2925409348581</text:p>
          </table:table-cell>
          <table:table-cell table:formula="of:=[.$F50]*POWER([.$G50]-[.$C50]/100;[.$AH$67])" office:value-type="float" office:value="66.2719290488809" calcext:value-type="float">
            <text:p>66.2719290488809</text:p>
          </table:table-cell>
          <table:table-cell table:formula="of:=[.$F50]*POWER([.$G50]-[.$C50]/100;[.$AI$67])" office:value-type="float" office:value="67.2660079846141" calcext:value-type="float">
            <text:p>67.2660079846141</text:p>
          </table:table-cell>
          <table:table-cell table:formula="of:=[.$F50]*POWER([.$G50]-[.$C50]/100;[.$AJ$67])" office:value-type="float" office:value="68.2749981043833" calcext:value-type="float">
            <text:p>68.2749981043833</text:p>
          </table:table-cell>
          <table:table-cell table:formula="of:=[.$F50]*POWER([.$G50]-[.$C50]/100;[.$AK$67])" office:value-type="float" office:value="69.2991230759491" calcext:value-type="float">
            <text:p>69.2991230759491</text:p>
          </table:table-cell>
          <table:table-cell table:formula="of:=[.$F50]*POWER([.$G50]-[.$C50]/100;[.$AL$67])" office:value-type="float" office:value="70.3386099220883" calcext:value-type="float">
            <text:p>70.3386099220883</text:p>
          </table:table-cell>
          <table:table-cell table:formula="of:=[.$F50]*POWER([.$G50]-[.$C50]/100;[.$AM$67])" office:value-type="float" office:value="71.3936890709196" calcext:value-type="float">
            <text:p>71.3936890709196</text:p>
          </table:table-cell>
          <table:table-cell table:formula="of:=[.$F50]*POWER([.$G50]-[.$C50]/100;[.$AN$67])" office:value-type="float" office:value="72.4645944069834" calcext:value-type="float">
            <text:p>72.4645944069834</text:p>
          </table:table-cell>
          <table:table-cell table:formula="of:=[.$F50]*POWER([.$G50]-[.$C50]/100;[.$AO$67])" office:value-type="float" office:value="73.5515633230882" calcext:value-type="float">
            <text:p>73.5515633230882</text:p>
          </table:table-cell>
          <table:table-cell table:formula="of:=[.$F50]*POWER([.$G50]-[.$C50]/100;[.$AP$67])" office:value-type="float" office:value="74.6548367729345" calcext:value-type="float">
            <text:p>74.6548367729345</text:p>
          </table:table-cell>
          <table:table-cell table:formula="of:=[.$F50]*POWER([.$G50]-[.$C50]/100;[.$AQ$67])" office:value-type="float" office:value="75.7746593245285" calcext:value-type="float">
            <text:p>75.7746593245285</text:p>
          </table:table-cell>
          <table:table-cell table:formula="of:=[.$F50]*POWER([.$G50]-[.$C50]/100;[.$AR$67])" office:value-type="float" office:value="76.9112792143964" calcext:value-type="float">
            <text:p>76.9112792143964</text:p>
          </table:table-cell>
          <table:table-cell table:formula="of:=[.$F50]*POWER([.$G50]-[.$C50]/100;[.$AS$67])" office:value-type="float" office:value="78.0649484026123" calcext:value-type="float">
            <text:p>78.0649484026123</text:p>
          </table:table-cell>
          <table:table-cell table:formula="of:=[.$F50]*POWER([.$G50]-[.$C50]/100;[.$AT$67])" office:value-type="float" office:value="79.2359226286515" calcext:value-type="float">
            <text:p>79.2359226286515</text:p>
          </table:table-cell>
          <table:table-cell table:formula="of:=[.$F50]*POWER([.$G50]-[.$C50]/100;[.$AU$67])" office:value-type="float" office:value="80.4244614680813" calcext:value-type="float">
            <text:p>80.4244614680813</text:p>
          </table:table-cell>
          <table:table-cell table:formula="of:=[.$F50]*POWER([.$G50]-[.$C50]/100;[.$AV$67])" office:value-type="float" office:value="81.6308283901025" calcext:value-type="float">
            <text:p>81.6308283901025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1]-[.$C$51]/100;[.H$67])-1)/([.$G$51]-[.$C$51]/100-1)" office:value-type="float" office:value="-0" calcext:value-type="float">
            <text:p>0</text:p>
          </table:table-cell>
          <table:table-cell table:formula="of:=(POWER([.$G$51]-[.$C$51]/100;[.I$67])-1)/([.$G$51]-[.$C$51]/100-1)" office:value-type="float" office:value="1" calcext:value-type="float">
            <text:p>1</text:p>
          </table:table-cell>
          <table:table-cell table:formula="of:=(POWER([.$G$51]-[.$C$51]/100;[.J$67])-1)/([.$G$51]-[.$C$51]/100-1)" office:value-type="float" office:value="1" calcext:value-type="float">
            <text:p>1</text:p>
          </table:table-cell>
          <table:table-cell table:formula="of:=(POWER([.$G$51]-[.$C$51]/100;[.K$67])-1)/([.$G$51]-[.$C$51]/100-1)" office:value-type="float" office:value="1" calcext:value-type="float">
            <text:p>1</text:p>
          </table:table-cell>
          <table:table-cell table:formula="of:=(POWER([.$G$51]-[.$C$51]/100;[.L$67])-1)/([.$G$51]-[.$C$51]/100-1)" office:value-type="float" office:value="1" calcext:value-type="float">
            <text:p>1</text:p>
          </table:table-cell>
          <table:table-cell table:formula="of:=(POWER([.$G$51]-[.$C$51]/100;[.M$67])-1)/([.$G$51]-[.$C$51]/100-1)" office:value-type="float" office:value="1" calcext:value-type="float">
            <text:p>1</text:p>
          </table:table-cell>
          <table:table-cell table:formula="of:=(POWER([.$G$51]-[.$C$51]/100;[.N$67])-1)/([.$G$51]-[.$C$51]/100-1)" office:value-type="float" office:value="1" calcext:value-type="float">
            <text:p>1</text:p>
          </table:table-cell>
          <table:table-cell table:formula="of:=(POWER([.$G$51]-[.$C$51]/100;[.O$67])-1)/([.$G$51]-[.$C$51]/100-1)" office:value-type="float" office:value="1" calcext:value-type="float">
            <text:p>1</text:p>
          </table:table-cell>
          <table:table-cell table:formula="of:=(POWER([.$G$51]-[.$C$51]/100;[.P$67])-1)/([.$G$51]-[.$C$51]/100-1)" office:value-type="float" office:value="1" calcext:value-type="float">
            <text:p>1</text:p>
          </table:table-cell>
          <table:table-cell table:formula="of:=(POWER([.$G$51]-[.$C$51]/100;[.Q$67])-1)/([.$G$51]-[.$C$51]/100-1)" office:value-type="float" office:value="1" calcext:value-type="float">
            <text:p>1</text:p>
          </table:table-cell>
          <table:table-cell table:formula="of:=(POWER([.$G$51]-[.$C$51]/100;[.R$67])-1)/([.$G$51]-[.$C$51]/100-1)" office:value-type="float" office:value="1" calcext:value-type="float">
            <text:p>1</text:p>
          </table:table-cell>
          <table:table-cell table:formula="of:=(POWER([.$G$51]-[.$C$51]/100;[.S$67])-1)/([.$G$51]-[.$C$51]/100-1)" office:value-type="float" office:value="1" calcext:value-type="float">
            <text:p>1</text:p>
          </table:table-cell>
          <table:table-cell table:formula="of:=(POWER([.$G$51]-[.$C$51]/100;[.T$67])-1)/([.$G$51]-[.$C$51]/100-1)" office:value-type="float" office:value="1" calcext:value-type="float">
            <text:p>1</text:p>
          </table:table-cell>
          <table:table-cell table:formula="of:=(POWER([.$G$51]-[.$C$51]/100;[.U$67])-1)/([.$G$51]-[.$C$51]/100-1)" office:value-type="float" office:value="1" calcext:value-type="float">
            <text:p>1</text:p>
          </table:table-cell>
          <table:table-cell table:formula="of:=(POWER([.$G$51]-[.$C$51]/100;[.V$67])-1)/([.$G$51]-[.$C$51]/100-1)" office:value-type="float" office:value="1" calcext:value-type="float">
            <text:p>1</text:p>
          </table:table-cell>
          <table:table-cell table:formula="of:=(POWER([.$G$51]-[.$C$51]/100;[.W$67])-1)/([.$G$51]-[.$C$51]/100-1)" office:value-type="float" office:value="1" calcext:value-type="float">
            <text:p>1</text:p>
          </table:table-cell>
          <table:table-cell table:formula="of:=(POWER([.$G$51]-[.$C$51]/100;[.X$67])-1)/([.$G$51]-[.$C$51]/100-1)" office:value-type="float" office:value="1" calcext:value-type="float">
            <text:p>1</text:p>
          </table:table-cell>
          <table:table-cell table:formula="of:=(POWER([.$G$51]-[.$C$51]/100;[.Y$67])-1)/([.$G$51]-[.$C$51]/100-1)" office:value-type="float" office:value="1" calcext:value-type="float">
            <text:p>1</text:p>
          </table:table-cell>
          <table:table-cell table:formula="of:=(POWER([.$G$51]-[.$C$51]/100;[.Z$67])-1)/([.$G$51]-[.$C$51]/100-1)" office:value-type="float" office:value="1" calcext:value-type="float">
            <text:p>1</text:p>
          </table:table-cell>
          <table:table-cell table:formula="of:=(POWER([.$G$51]-[.$C$51]/100;[.AA$67])-1)/([.$G$51]-[.$C$51]/100-1)" office:value-type="float" office:value="1" calcext:value-type="float">
            <text:p>1</text:p>
          </table:table-cell>
          <table:table-cell table:formula="of:=(POWER([.$G$51]-[.$C$51]/100;[.AB$67])-1)/([.$G$51]-[.$C$51]/100-1)" office:value-type="float" office:value="1" calcext:value-type="float">
            <text:p>1</text:p>
          </table:table-cell>
          <table:table-cell table:formula="of:=(POWER([.$G$51]-[.$C$51]/100;[.AC$67])-1)/([.$G$51]-[.$C$51]/100-1)" office:value-type="float" office:value="1" calcext:value-type="float">
            <text:p>1</text:p>
          </table:table-cell>
          <table:table-cell table:formula="of:=(POWER([.$G$51]-[.$C$51]/100;[.AD$67])-1)/([.$G$51]-[.$C$51]/100-1)" office:value-type="float" office:value="1" calcext:value-type="float">
            <text:p>1</text:p>
          </table:table-cell>
          <table:table-cell table:formula="of:=(POWER([.$G$51]-[.$C$51]/100;[.AE$67])-1)/([.$G$51]-[.$C$51]/100-1)" office:value-type="float" office:value="1" calcext:value-type="float">
            <text:p>1</text:p>
          </table:table-cell>
          <table:table-cell table:formula="of:=(POWER([.$G$51]-[.$C$51]/100;[.AF$67])-1)/([.$G$51]-[.$C$51]/100-1)" office:value-type="float" office:value="1" calcext:value-type="float">
            <text:p>1</text:p>
          </table:table-cell>
          <table:table-cell table:formula="of:=(POWER([.$G$51]-[.$C$51]/100;[.AG$67])-1)/([.$G$51]-[.$C$51]/100-1)" office:value-type="float" office:value="1" calcext:value-type="float">
            <text:p>1</text:p>
          </table:table-cell>
          <table:table-cell table:formula="of:=(POWER([.$G$51]-[.$C$51]/100;[.AH$67])-1)/([.$G$51]-[.$C$51]/100-1)" office:value-type="float" office:value="1" calcext:value-type="float">
            <text:p>1</text:p>
          </table:table-cell>
          <table:table-cell table:formula="of:=(POWER([.$G$51]-[.$C$51]/100;[.AI$67])-1)/([.$G$51]-[.$C$51]/100-1)" office:value-type="float" office:value="1" calcext:value-type="float">
            <text:p>1</text:p>
          </table:table-cell>
          <table:table-cell table:formula="of:=(POWER([.$G$51]-[.$C$51]/100;[.AJ$67])-1)/([.$G$51]-[.$C$51]/100-1)" office:value-type="float" office:value="1" calcext:value-type="float">
            <text:p>1</text:p>
          </table:table-cell>
          <table:table-cell table:formula="of:=(POWER([.$G$51]-[.$C$51]/100;[.AK$67])-1)/([.$G$51]-[.$C$51]/100-1)" office:value-type="float" office:value="1" calcext:value-type="float">
            <text:p>1</text:p>
          </table:table-cell>
          <table:table-cell table:formula="of:=(POWER([.$G$51]-[.$C$51]/100;[.AL$67])-1)/([.$G$51]-[.$C$51]/100-1)" office:value-type="float" office:value="1" calcext:value-type="float">
            <text:p>1</text:p>
          </table:table-cell>
          <table:table-cell table:formula="of:=(POWER([.$G$51]-[.$C$51]/100;[.AM$67])-1)/([.$G$51]-[.$C$51]/100-1)" office:value-type="float" office:value="1" calcext:value-type="float">
            <text:p>1</text:p>
          </table:table-cell>
          <table:table-cell table:formula="of:=(POWER([.$G$51]-[.$C$51]/100;[.AN$67])-1)/([.$G$51]-[.$C$51]/100-1)" office:value-type="float" office:value="1" calcext:value-type="float">
            <text:p>1</text:p>
          </table:table-cell>
          <table:table-cell table:formula="of:=(POWER([.$G$51]-[.$C$51]/100;[.AO$67])-1)/([.$G$51]-[.$C$51]/100-1)" office:value-type="float" office:value="1" calcext:value-type="float">
            <text:p>1</text:p>
          </table:table-cell>
          <table:table-cell table:formula="of:=(POWER([.$G$51]-[.$C$51]/100;[.AP$67])-1)/([.$G$51]-[.$C$51]/100-1)" office:value-type="float" office:value="1" calcext:value-type="float">
            <text:p>1</text:p>
          </table:table-cell>
          <table:table-cell table:formula="of:=(POWER([.$G$51]-[.$C$51]/100;[.AQ$67])-1)/([.$G$51]-[.$C$51]/100-1)" office:value-type="float" office:value="1" calcext:value-type="float">
            <text:p>1</text:p>
          </table:table-cell>
          <table:table-cell table:formula="of:=(POWER([.$G$51]-[.$C$51]/100;[.AR$67])-1)/([.$G$51]-[.$C$51]/100-1)" office:value-type="float" office:value="1" calcext:value-type="float">
            <text:p>1</text:p>
          </table:table-cell>
          <table:table-cell table:formula="of:=(POWER([.$G$51]-[.$C$51]/100;[.AS$67])-1)/([.$G$51]-[.$C$51]/100-1)" office:value-type="float" office:value="1" calcext:value-type="float">
            <text:p>1</text:p>
          </table:table-cell>
          <table:table-cell table:formula="of:=(POWER([.$G$51]-[.$C$51]/100;[.AT$67])-1)/([.$G$51]-[.$C$51]/100-1)" office:value-type="float" office:value="1" calcext:value-type="float">
            <text:p>1</text:p>
          </table:table-cell>
          <table:table-cell table:formula="of:=(POWER([.$G$51]-[.$C$51]/100;[.AU$67])-1)/([.$G$51]-[.$C$51]/100-1)" office:value-type="float" office:value="1" calcext:value-type="float">
            <text:p>1</text:p>
          </table:table-cell>
          <table:table-cell table:formula="of:=(POWER([.$G$51]-[.$C$51]/100;[.AV$67])-1)/([.$G$51]-[.$C$51]/100-1)" office:value-type="float" office:value="1" calcext:value-type="float">
            <text:p>1</text:p>
          </table:table-cell>
          <table:table-cell table:number-columns-repeated="2"/>
          <table:table-cell table:formula="of:=[.$F51]*POWER([.$G51]-[.$C51]/100;[.$H$67])" office:value-type="float" office:value="0" calcext:value-type="float">
            <text:p>0</text:p>
          </table:table-cell>
          <table:table-cell table:formula="of:=[.$F51]*POWER([.$G51]-[.$C51]/100;[.$I$67])" office:value-type="float" office:value="0" calcext:value-type="float">
            <text:p>0</text:p>
          </table:table-cell>
          <table:table-cell table:formula="of:=[.$F51]*POWER([.$G51]-[.$C51]/100;[.$J$67])" office:value-type="float" office:value="0" calcext:value-type="float">
            <text:p>0</text:p>
          </table:table-cell>
          <table:table-cell table:formula="of:=[.$F51]*POWER([.$G51]-[.$C51]/100;[.$K$67])" office:value-type="float" office:value="0" calcext:value-type="float">
            <text:p>0</text:p>
          </table:table-cell>
          <table:table-cell table:formula="of:=[.$F51]*POWER([.$G51]-[.$C51]/100;[.$L$67])" office:value-type="float" office:value="0" calcext:value-type="float">
            <text:p>0</text:p>
          </table:table-cell>
          <table:table-cell table:formula="of:=[.$F51]*POWER([.$G51]-[.$C51]/100;[.$M$67])" office:value-type="float" office:value="0" calcext:value-type="float">
            <text:p>0</text:p>
          </table:table-cell>
          <table:table-cell table:formula="of:=[.$F51]*POWER([.$G51]-[.$C51]/100;[.$N$67])" office:value-type="float" office:value="0" calcext:value-type="float">
            <text:p>0</text:p>
          </table:table-cell>
          <table:table-cell table:formula="of:=[.$F51]*POWER([.$G51]-[.$C51]/100;[.$O$67])" office:value-type="float" office:value="0" calcext:value-type="float">
            <text:p>0</text:p>
          </table:table-cell>
          <table:table-cell table:formula="of:=[.$F51]*POWER([.$G51]-[.$C51]/100;[.$P$67])" office:value-type="float" office:value="0" calcext:value-type="float">
            <text:p>0</text:p>
          </table:table-cell>
          <table:table-cell table:formula="of:=[.$F51]*POWER([.$G51]-[.$C51]/100;[.$Q$67])" office:value-type="float" office:value="0" calcext:value-type="float">
            <text:p>0</text:p>
          </table:table-cell>
          <table:table-cell table:formula="of:=[.$F51]*POWER([.$G51]-[.$C51]/100;[.$R$67])" office:value-type="float" office:value="0" calcext:value-type="float">
            <text:p>0</text:p>
          </table:table-cell>
          <table:table-cell table:formula="of:=[.$F51]*POWER([.$G51]-[.$C51]/100;[.$S$67])" office:value-type="float" office:value="0" calcext:value-type="float">
            <text:p>0</text:p>
          </table:table-cell>
          <table:table-cell table:formula="of:=[.$F51]*POWER([.$G51]-[.$C51]/100;[.$T$67])" office:value-type="float" office:value="0" calcext:value-type="float">
            <text:p>0</text:p>
          </table:table-cell>
          <table:table-cell table:formula="of:=[.$F51]*POWER([.$G51]-[.$C51]/100;[.$U$67])" office:value-type="float" office:value="0" calcext:value-type="float">
            <text:p>0</text:p>
          </table:table-cell>
          <table:table-cell table:formula="of:=[.$F51]*POWER([.$G51]-[.$C51]/100;[.$V$67])" office:value-type="float" office:value="0" calcext:value-type="float">
            <text:p>0</text:p>
          </table:table-cell>
          <table:table-cell table:formula="of:=[.$F51]*POWER([.$G51]-[.$C51]/100;[.$W$67])" office:value-type="float" office:value="0" calcext:value-type="float">
            <text:p>0</text:p>
          </table:table-cell>
          <table:table-cell table:formula="of:=[.$F51]*POWER([.$G51]-[.$C51]/100;[.$X$67])" office:value-type="float" office:value="0" calcext:value-type="float">
            <text:p>0</text:p>
          </table:table-cell>
          <table:table-cell table:formula="of:=[.$F51]*POWER([.$G51]-[.$C51]/100;[.$Y$67])" office:value-type="float" office:value="0" calcext:value-type="float">
            <text:p>0</text:p>
          </table:table-cell>
          <table:table-cell table:formula="of:=[.$F51]*POWER([.$G51]-[.$C51]/100;[.$Z$67])" office:value-type="float" office:value="0" calcext:value-type="float">
            <text:p>0</text:p>
          </table:table-cell>
          <table:table-cell table:formula="of:=[.$F51]*POWER([.$G51]-[.$C51]/100;[.$AA$67])" office:value-type="float" office:value="0" calcext:value-type="float">
            <text:p>0</text:p>
          </table:table-cell>
          <table:table-cell table:formula="of:=[.$F51]*POWER([.$G51]-[.$C51]/100;[.$AB$67])" office:value-type="float" office:value="0" calcext:value-type="float">
            <text:p>0</text:p>
          </table:table-cell>
          <table:table-cell table:formula="of:=[.$F51]*POWER([.$G51]-[.$C51]/100;[.$AC$67])" office:value-type="float" office:value="0" calcext:value-type="float">
            <text:p>0</text:p>
          </table:table-cell>
          <table:table-cell table:formula="of:=[.$F51]*POWER([.$G51]-[.$C51]/100;[.$AD$67])" office:value-type="float" office:value="0" calcext:value-type="float">
            <text:p>0</text:p>
          </table:table-cell>
          <table:table-cell table:formula="of:=[.$F51]*POWER([.$G51]-[.$C51]/100;[.$AE$67])" office:value-type="float" office:value="0" calcext:value-type="float">
            <text:p>0</text:p>
          </table:table-cell>
          <table:table-cell table:formula="of:=[.$F51]*POWER([.$G51]-[.$C51]/100;[.$AF$67])" office:value-type="float" office:value="0" calcext:value-type="float">
            <text:p>0</text:p>
          </table:table-cell>
          <table:table-cell table:formula="of:=[.$F51]*POWER([.$G51]-[.$C51]/100;[.$AG$67])" office:value-type="float" office:value="0" calcext:value-type="float">
            <text:p>0</text:p>
          </table:table-cell>
          <table:table-cell table:formula="of:=[.$F51]*POWER([.$G51]-[.$C51]/100;[.$AH$67])" office:value-type="float" office:value="0" calcext:value-type="float">
            <text:p>0</text:p>
          </table:table-cell>
          <table:table-cell table:formula="of:=[.$F51]*POWER([.$G51]-[.$C51]/100;[.$AI$67])" office:value-type="float" office:value="0" calcext:value-type="float">
            <text:p>0</text:p>
          </table:table-cell>
          <table:table-cell table:formula="of:=[.$F51]*POWER([.$G51]-[.$C51]/100;[.$AJ$67])" office:value-type="float" office:value="0" calcext:value-type="float">
            <text:p>0</text:p>
          </table:table-cell>
          <table:table-cell table:formula="of:=[.$F51]*POWER([.$G51]-[.$C51]/100;[.$AK$67])" office:value-type="float" office:value="0" calcext:value-type="float">
            <text:p>0</text:p>
          </table:table-cell>
          <table:table-cell table:formula="of:=[.$F51]*POWER([.$G51]-[.$C51]/100;[.$AL$67])" office:value-type="float" office:value="0" calcext:value-type="float">
            <text:p>0</text:p>
          </table:table-cell>
          <table:table-cell table:formula="of:=[.$F51]*POWER([.$G51]-[.$C51]/100;[.$AM$67])" office:value-type="float" office:value="0" calcext:value-type="float">
            <text:p>0</text:p>
          </table:table-cell>
          <table:table-cell table:formula="of:=[.$F51]*POWER([.$G51]-[.$C51]/100;[.$AN$67])" office:value-type="float" office:value="0" calcext:value-type="float">
            <text:p>0</text:p>
          </table:table-cell>
          <table:table-cell table:formula="of:=[.$F51]*POWER([.$G51]-[.$C51]/100;[.$AO$67])" office:value-type="float" office:value="0" calcext:value-type="float">
            <text:p>0</text:p>
          </table:table-cell>
          <table:table-cell table:formula="of:=[.$F51]*POWER([.$G51]-[.$C51]/100;[.$AP$67])" office:value-type="float" office:value="0" calcext:value-type="float">
            <text:p>0</text:p>
          </table:table-cell>
          <table:table-cell table:formula="of:=[.$F51]*POWER([.$G51]-[.$C51]/100;[.$AQ$67])" office:value-type="float" office:value="0" calcext:value-type="float">
            <text:p>0</text:p>
          </table:table-cell>
          <table:table-cell table:formula="of:=[.$F51]*POWER([.$G51]-[.$C51]/100;[.$AR$67])" office:value-type="float" office:value="0" calcext:value-type="float">
            <text:p>0</text:p>
          </table:table-cell>
          <table:table-cell table:formula="of:=[.$F51]*POWER([.$G51]-[.$C51]/100;[.$AS$67])" office:value-type="float" office:value="0" calcext:value-type="float">
            <text:p>0</text:p>
          </table:table-cell>
          <table:table-cell table:formula="of:=[.$F51]*POWER([.$G51]-[.$C51]/100;[.$AT$67])" office:value-type="float" office:value="0" calcext:value-type="float">
            <text:p>0</text:p>
          </table:table-cell>
          <table:table-cell table:formula="of:=[.$F51]*POWER([.$G51]-[.$C51]/100;[.$AU$67])" office:value-type="float" office:value="0" calcext:value-type="float">
            <text:p>0</text:p>
          </table:table-cell>
          <table:table-cell table:formula="of:=[.$F51]*POWER([.$G51]-[.$C51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2]-[.$C$52]/100;[.H$67])-1)/([.$G$52]-[.$C$52]/100-1)" office:value-type="float" office:value="-0" calcext:value-type="float">
            <text:p>0</text:p>
          </table:table-cell>
          <table:table-cell table:formula="of:=(POWER([.$G$52]-[.$C$52]/100;[.I$67])-1)/([.$G$52]-[.$C$52]/100-1)" office:value-type="float" office:value="1" calcext:value-type="float">
            <text:p>1</text:p>
          </table:table-cell>
          <table:table-cell table:formula="of:=(POWER([.$G$52]-[.$C$52]/100;[.J$67])-1)/([.$G$52]-[.$C$52]/100-1)" office:value-type="float" office:value="1" calcext:value-type="float">
            <text:p>1</text:p>
          </table:table-cell>
          <table:table-cell table:formula="of:=(POWER([.$G$52]-[.$C$52]/100;[.K$67])-1)/([.$G$52]-[.$C$52]/100-1)" office:value-type="float" office:value="1" calcext:value-type="float">
            <text:p>1</text:p>
          </table:table-cell>
          <table:table-cell table:formula="of:=(POWER([.$G$52]-[.$C$52]/100;[.L$67])-1)/([.$G$52]-[.$C$52]/100-1)" office:value-type="float" office:value="1" calcext:value-type="float">
            <text:p>1</text:p>
          </table:table-cell>
          <table:table-cell table:formula="of:=(POWER([.$G$52]-[.$C$52]/100;[.M$67])-1)/([.$G$52]-[.$C$52]/100-1)" office:value-type="float" office:value="1" calcext:value-type="float">
            <text:p>1</text:p>
          </table:table-cell>
          <table:table-cell table:formula="of:=(POWER([.$G$52]-[.$C$52]/100;[.N$67])-1)/([.$G$52]-[.$C$52]/100-1)" office:value-type="float" office:value="1" calcext:value-type="float">
            <text:p>1</text:p>
          </table:table-cell>
          <table:table-cell table:formula="of:=(POWER([.$G$52]-[.$C$52]/100;[.O$67])-1)/([.$G$52]-[.$C$52]/100-1)" office:value-type="float" office:value="1" calcext:value-type="float">
            <text:p>1</text:p>
          </table:table-cell>
          <table:table-cell table:formula="of:=(POWER([.$G$52]-[.$C$52]/100;[.P$67])-1)/([.$G$52]-[.$C$52]/100-1)" office:value-type="float" office:value="1" calcext:value-type="float">
            <text:p>1</text:p>
          </table:table-cell>
          <table:table-cell table:formula="of:=(POWER([.$G$52]-[.$C$52]/100;[.Q$67])-1)/([.$G$52]-[.$C$52]/100-1)" office:value-type="float" office:value="1" calcext:value-type="float">
            <text:p>1</text:p>
          </table:table-cell>
          <table:table-cell table:formula="of:=(POWER([.$G$52]-[.$C$52]/100;[.R$67])-1)/([.$G$52]-[.$C$52]/100-1)" office:value-type="float" office:value="1" calcext:value-type="float">
            <text:p>1</text:p>
          </table:table-cell>
          <table:table-cell table:formula="of:=(POWER([.$G$52]-[.$C$52]/100;[.S$67])-1)/([.$G$52]-[.$C$52]/100-1)" office:value-type="float" office:value="1" calcext:value-type="float">
            <text:p>1</text:p>
          </table:table-cell>
          <table:table-cell table:formula="of:=(POWER([.$G$52]-[.$C$52]/100;[.T$67])-1)/([.$G$52]-[.$C$52]/100-1)" office:value-type="float" office:value="1" calcext:value-type="float">
            <text:p>1</text:p>
          </table:table-cell>
          <table:table-cell table:formula="of:=(POWER([.$G$52]-[.$C$52]/100;[.U$67])-1)/([.$G$52]-[.$C$52]/100-1)" office:value-type="float" office:value="1" calcext:value-type="float">
            <text:p>1</text:p>
          </table:table-cell>
          <table:table-cell table:formula="of:=(POWER([.$G$52]-[.$C$52]/100;[.V$67])-1)/([.$G$52]-[.$C$52]/100-1)" office:value-type="float" office:value="1" calcext:value-type="float">
            <text:p>1</text:p>
          </table:table-cell>
          <table:table-cell table:formula="of:=(POWER([.$G$52]-[.$C$52]/100;[.W$67])-1)/([.$G$52]-[.$C$52]/100-1)" office:value-type="float" office:value="1" calcext:value-type="float">
            <text:p>1</text:p>
          </table:table-cell>
          <table:table-cell table:formula="of:=(POWER([.$G$52]-[.$C$52]/100;[.X$67])-1)/([.$G$52]-[.$C$52]/100-1)" office:value-type="float" office:value="1" calcext:value-type="float">
            <text:p>1</text:p>
          </table:table-cell>
          <table:table-cell table:formula="of:=(POWER([.$G$52]-[.$C$52]/100;[.Y$67])-1)/([.$G$52]-[.$C$52]/100-1)" office:value-type="float" office:value="1" calcext:value-type="float">
            <text:p>1</text:p>
          </table:table-cell>
          <table:table-cell table:formula="of:=(POWER([.$G$52]-[.$C$52]/100;[.Z$67])-1)/([.$G$52]-[.$C$52]/100-1)" office:value-type="float" office:value="1" calcext:value-type="float">
            <text:p>1</text:p>
          </table:table-cell>
          <table:table-cell table:formula="of:=(POWER([.$G$52]-[.$C$52]/100;[.AA$67])-1)/([.$G$52]-[.$C$52]/100-1)" office:value-type="float" office:value="1" calcext:value-type="float">
            <text:p>1</text:p>
          </table:table-cell>
          <table:table-cell table:formula="of:=(POWER([.$G$52]-[.$C$52]/100;[.AB$67])-1)/([.$G$52]-[.$C$52]/100-1)" office:value-type="float" office:value="1" calcext:value-type="float">
            <text:p>1</text:p>
          </table:table-cell>
          <table:table-cell table:formula="of:=(POWER([.$G$52]-[.$C$52]/100;[.AC$67])-1)/([.$G$52]-[.$C$52]/100-1)" office:value-type="float" office:value="1" calcext:value-type="float">
            <text:p>1</text:p>
          </table:table-cell>
          <table:table-cell table:formula="of:=(POWER([.$G$52]-[.$C$52]/100;[.AD$67])-1)/([.$G$52]-[.$C$52]/100-1)" office:value-type="float" office:value="1" calcext:value-type="float">
            <text:p>1</text:p>
          </table:table-cell>
          <table:table-cell table:formula="of:=(POWER([.$G$52]-[.$C$52]/100;[.AE$67])-1)/([.$G$52]-[.$C$52]/100-1)" office:value-type="float" office:value="1" calcext:value-type="float">
            <text:p>1</text:p>
          </table:table-cell>
          <table:table-cell table:formula="of:=(POWER([.$G$52]-[.$C$52]/100;[.AF$67])-1)/([.$G$52]-[.$C$52]/100-1)" office:value-type="float" office:value="1" calcext:value-type="float">
            <text:p>1</text:p>
          </table:table-cell>
          <table:table-cell table:formula="of:=(POWER([.$G$52]-[.$C$52]/100;[.AG$67])-1)/([.$G$52]-[.$C$52]/100-1)" office:value-type="float" office:value="1" calcext:value-type="float">
            <text:p>1</text:p>
          </table:table-cell>
          <table:table-cell table:formula="of:=(POWER([.$G$52]-[.$C$52]/100;[.AH$67])-1)/([.$G$52]-[.$C$52]/100-1)" office:value-type="float" office:value="1" calcext:value-type="float">
            <text:p>1</text:p>
          </table:table-cell>
          <table:table-cell table:formula="of:=(POWER([.$G$52]-[.$C$52]/100;[.AI$67])-1)/([.$G$52]-[.$C$52]/100-1)" office:value-type="float" office:value="1" calcext:value-type="float">
            <text:p>1</text:p>
          </table:table-cell>
          <table:table-cell table:formula="of:=(POWER([.$G$52]-[.$C$52]/100;[.AJ$67])-1)/([.$G$52]-[.$C$52]/100-1)" office:value-type="float" office:value="1" calcext:value-type="float">
            <text:p>1</text:p>
          </table:table-cell>
          <table:table-cell table:formula="of:=(POWER([.$G$52]-[.$C$52]/100;[.AK$67])-1)/([.$G$52]-[.$C$52]/100-1)" office:value-type="float" office:value="1" calcext:value-type="float">
            <text:p>1</text:p>
          </table:table-cell>
          <table:table-cell table:formula="of:=(POWER([.$G$52]-[.$C$52]/100;[.AL$67])-1)/([.$G$52]-[.$C$52]/100-1)" office:value-type="float" office:value="1" calcext:value-type="float">
            <text:p>1</text:p>
          </table:table-cell>
          <table:table-cell table:formula="of:=(POWER([.$G$52]-[.$C$52]/100;[.AM$67])-1)/([.$G$52]-[.$C$52]/100-1)" office:value-type="float" office:value="1" calcext:value-type="float">
            <text:p>1</text:p>
          </table:table-cell>
          <table:table-cell table:formula="of:=(POWER([.$G$52]-[.$C$52]/100;[.AN$67])-1)/([.$G$52]-[.$C$52]/100-1)" office:value-type="float" office:value="1" calcext:value-type="float">
            <text:p>1</text:p>
          </table:table-cell>
          <table:table-cell table:formula="of:=(POWER([.$G$52]-[.$C$52]/100;[.AO$67])-1)/([.$G$52]-[.$C$52]/100-1)" office:value-type="float" office:value="1" calcext:value-type="float">
            <text:p>1</text:p>
          </table:table-cell>
          <table:table-cell table:formula="of:=(POWER([.$G$52]-[.$C$52]/100;[.AP$67])-1)/([.$G$52]-[.$C$52]/100-1)" office:value-type="float" office:value="1" calcext:value-type="float">
            <text:p>1</text:p>
          </table:table-cell>
          <table:table-cell table:formula="of:=(POWER([.$G$52]-[.$C$52]/100;[.AQ$67])-1)/([.$G$52]-[.$C$52]/100-1)" office:value-type="float" office:value="1" calcext:value-type="float">
            <text:p>1</text:p>
          </table:table-cell>
          <table:table-cell table:formula="of:=(POWER([.$G$52]-[.$C$52]/100;[.AR$67])-1)/([.$G$52]-[.$C$52]/100-1)" office:value-type="float" office:value="1" calcext:value-type="float">
            <text:p>1</text:p>
          </table:table-cell>
          <table:table-cell table:formula="of:=(POWER([.$G$52]-[.$C$52]/100;[.AS$67])-1)/([.$G$52]-[.$C$52]/100-1)" office:value-type="float" office:value="1" calcext:value-type="float">
            <text:p>1</text:p>
          </table:table-cell>
          <table:table-cell table:formula="of:=(POWER([.$G$52]-[.$C$52]/100;[.AT$67])-1)/([.$G$52]-[.$C$52]/100-1)" office:value-type="float" office:value="1" calcext:value-type="float">
            <text:p>1</text:p>
          </table:table-cell>
          <table:table-cell table:formula="of:=(POWER([.$G$52]-[.$C$52]/100;[.AU$67])-1)/([.$G$52]-[.$C$52]/100-1)" office:value-type="float" office:value="1" calcext:value-type="float">
            <text:p>1</text:p>
          </table:table-cell>
          <table:table-cell table:formula="of:=(POWER([.$G$52]-[.$C$52]/100;[.AV$67])-1)/([.$G$52]-[.$C$52]/100-1)" office:value-type="float" office:value="1" calcext:value-type="float">
            <text:p>1</text:p>
          </table:table-cell>
          <table:table-cell table:number-columns-repeated="2"/>
          <table:table-cell table:formula="of:=[.$F52]*POWER([.$G52]-[.$C52]/100;[.$H$67])" office:value-type="float" office:value="0" calcext:value-type="float">
            <text:p>0</text:p>
          </table:table-cell>
          <table:table-cell table:formula="of:=[.$F52]*POWER([.$G52]-[.$C52]/100;[.$I$67])" office:value-type="float" office:value="0" calcext:value-type="float">
            <text:p>0</text:p>
          </table:table-cell>
          <table:table-cell table:formula="of:=[.$F52]*POWER([.$G52]-[.$C52]/100;[.$J$67])" office:value-type="float" office:value="0" calcext:value-type="float">
            <text:p>0</text:p>
          </table:table-cell>
          <table:table-cell table:formula="of:=[.$F52]*POWER([.$G52]-[.$C52]/100;[.$K$67])" office:value-type="float" office:value="0" calcext:value-type="float">
            <text:p>0</text:p>
          </table:table-cell>
          <table:table-cell table:formula="of:=[.$F52]*POWER([.$G52]-[.$C52]/100;[.$L$67])" office:value-type="float" office:value="0" calcext:value-type="float">
            <text:p>0</text:p>
          </table:table-cell>
          <table:table-cell table:formula="of:=[.$F52]*POWER([.$G52]-[.$C52]/100;[.$M$67])" office:value-type="float" office:value="0" calcext:value-type="float">
            <text:p>0</text:p>
          </table:table-cell>
          <table:table-cell table:formula="of:=[.$F52]*POWER([.$G52]-[.$C52]/100;[.$N$67])" office:value-type="float" office:value="0" calcext:value-type="float">
            <text:p>0</text:p>
          </table:table-cell>
          <table:table-cell table:formula="of:=[.$F52]*POWER([.$G52]-[.$C52]/100;[.$O$67])" office:value-type="float" office:value="0" calcext:value-type="float">
            <text:p>0</text:p>
          </table:table-cell>
          <table:table-cell table:formula="of:=[.$F52]*POWER([.$G52]-[.$C52]/100;[.$P$67])" office:value-type="float" office:value="0" calcext:value-type="float">
            <text:p>0</text:p>
          </table:table-cell>
          <table:table-cell table:formula="of:=[.$F52]*POWER([.$G52]-[.$C52]/100;[.$Q$67])" office:value-type="float" office:value="0" calcext:value-type="float">
            <text:p>0</text:p>
          </table:table-cell>
          <table:table-cell table:formula="of:=[.$F52]*POWER([.$G52]-[.$C52]/100;[.$R$67])" office:value-type="float" office:value="0" calcext:value-type="float">
            <text:p>0</text:p>
          </table:table-cell>
          <table:table-cell table:formula="of:=[.$F52]*POWER([.$G52]-[.$C52]/100;[.$S$67])" office:value-type="float" office:value="0" calcext:value-type="float">
            <text:p>0</text:p>
          </table:table-cell>
          <table:table-cell table:formula="of:=[.$F52]*POWER([.$G52]-[.$C52]/100;[.$T$67])" office:value-type="float" office:value="0" calcext:value-type="float">
            <text:p>0</text:p>
          </table:table-cell>
          <table:table-cell table:formula="of:=[.$F52]*POWER([.$G52]-[.$C52]/100;[.$U$67])" office:value-type="float" office:value="0" calcext:value-type="float">
            <text:p>0</text:p>
          </table:table-cell>
          <table:table-cell table:formula="of:=[.$F52]*POWER([.$G52]-[.$C52]/100;[.$V$67])" office:value-type="float" office:value="0" calcext:value-type="float">
            <text:p>0</text:p>
          </table:table-cell>
          <table:table-cell table:formula="of:=[.$F52]*POWER([.$G52]-[.$C52]/100;[.$W$67])" office:value-type="float" office:value="0" calcext:value-type="float">
            <text:p>0</text:p>
          </table:table-cell>
          <table:table-cell table:formula="of:=[.$F52]*POWER([.$G52]-[.$C52]/100;[.$X$67])" office:value-type="float" office:value="0" calcext:value-type="float">
            <text:p>0</text:p>
          </table:table-cell>
          <table:table-cell table:formula="of:=[.$F52]*POWER([.$G52]-[.$C52]/100;[.$Y$67])" office:value-type="float" office:value="0" calcext:value-type="float">
            <text:p>0</text:p>
          </table:table-cell>
          <table:table-cell table:formula="of:=[.$F52]*POWER([.$G52]-[.$C52]/100;[.$Z$67])" office:value-type="float" office:value="0" calcext:value-type="float">
            <text:p>0</text:p>
          </table:table-cell>
          <table:table-cell table:formula="of:=[.$F52]*POWER([.$G52]-[.$C52]/100;[.$AA$67])" office:value-type="float" office:value="0" calcext:value-type="float">
            <text:p>0</text:p>
          </table:table-cell>
          <table:table-cell table:formula="of:=[.$F52]*POWER([.$G52]-[.$C52]/100;[.$AB$67])" office:value-type="float" office:value="0" calcext:value-type="float">
            <text:p>0</text:p>
          </table:table-cell>
          <table:table-cell table:formula="of:=[.$F52]*POWER([.$G52]-[.$C52]/100;[.$AC$67])" office:value-type="float" office:value="0" calcext:value-type="float">
            <text:p>0</text:p>
          </table:table-cell>
          <table:table-cell table:formula="of:=[.$F52]*POWER([.$G52]-[.$C52]/100;[.$AD$67])" office:value-type="float" office:value="0" calcext:value-type="float">
            <text:p>0</text:p>
          </table:table-cell>
          <table:table-cell table:formula="of:=[.$F52]*POWER([.$G52]-[.$C52]/100;[.$AE$67])" office:value-type="float" office:value="0" calcext:value-type="float">
            <text:p>0</text:p>
          </table:table-cell>
          <table:table-cell table:formula="of:=[.$F52]*POWER([.$G52]-[.$C52]/100;[.$AF$67])" office:value-type="float" office:value="0" calcext:value-type="float">
            <text:p>0</text:p>
          </table:table-cell>
          <table:table-cell table:formula="of:=[.$F52]*POWER([.$G52]-[.$C52]/100;[.$AG$67])" office:value-type="float" office:value="0" calcext:value-type="float">
            <text:p>0</text:p>
          </table:table-cell>
          <table:table-cell table:formula="of:=[.$F52]*POWER([.$G52]-[.$C52]/100;[.$AH$67])" office:value-type="float" office:value="0" calcext:value-type="float">
            <text:p>0</text:p>
          </table:table-cell>
          <table:table-cell table:formula="of:=[.$F52]*POWER([.$G52]-[.$C52]/100;[.$AI$67])" office:value-type="float" office:value="0" calcext:value-type="float">
            <text:p>0</text:p>
          </table:table-cell>
          <table:table-cell table:formula="of:=[.$F52]*POWER([.$G52]-[.$C52]/100;[.$AJ$67])" office:value-type="float" office:value="0" calcext:value-type="float">
            <text:p>0</text:p>
          </table:table-cell>
          <table:table-cell table:formula="of:=[.$F52]*POWER([.$G52]-[.$C52]/100;[.$AK$67])" office:value-type="float" office:value="0" calcext:value-type="float">
            <text:p>0</text:p>
          </table:table-cell>
          <table:table-cell table:formula="of:=[.$F52]*POWER([.$G52]-[.$C52]/100;[.$AL$67])" office:value-type="float" office:value="0" calcext:value-type="float">
            <text:p>0</text:p>
          </table:table-cell>
          <table:table-cell table:formula="of:=[.$F52]*POWER([.$G52]-[.$C52]/100;[.$AM$67])" office:value-type="float" office:value="0" calcext:value-type="float">
            <text:p>0</text:p>
          </table:table-cell>
          <table:table-cell table:formula="of:=[.$F52]*POWER([.$G52]-[.$C52]/100;[.$AN$67])" office:value-type="float" office:value="0" calcext:value-type="float">
            <text:p>0</text:p>
          </table:table-cell>
          <table:table-cell table:formula="of:=[.$F52]*POWER([.$G52]-[.$C52]/100;[.$AO$67])" office:value-type="float" office:value="0" calcext:value-type="float">
            <text:p>0</text:p>
          </table:table-cell>
          <table:table-cell table:formula="of:=[.$F52]*POWER([.$G52]-[.$C52]/100;[.$AP$67])" office:value-type="float" office:value="0" calcext:value-type="float">
            <text:p>0</text:p>
          </table:table-cell>
          <table:table-cell table:formula="of:=[.$F52]*POWER([.$G52]-[.$C52]/100;[.$AQ$67])" office:value-type="float" office:value="0" calcext:value-type="float">
            <text:p>0</text:p>
          </table:table-cell>
          <table:table-cell table:formula="of:=[.$F52]*POWER([.$G52]-[.$C52]/100;[.$AR$67])" office:value-type="float" office:value="0" calcext:value-type="float">
            <text:p>0</text:p>
          </table:table-cell>
          <table:table-cell table:formula="of:=[.$F52]*POWER([.$G52]-[.$C52]/100;[.$AS$67])" office:value-type="float" office:value="0" calcext:value-type="float">
            <text:p>0</text:p>
          </table:table-cell>
          <table:table-cell table:formula="of:=[.$F52]*POWER([.$G52]-[.$C52]/100;[.$AT$67])" office:value-type="float" office:value="0" calcext:value-type="float">
            <text:p>0</text:p>
          </table:table-cell>
          <table:table-cell table:formula="of:=[.$F52]*POWER([.$G52]-[.$C52]/100;[.$AU$67])" office:value-type="float" office:value="0" calcext:value-type="float">
            <text:p>0</text:p>
          </table:table-cell>
          <table:table-cell table:formula="of:=[.$F52]*POWER([.$G52]-[.$C52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3]-[.$C$53]/100;[.H$67])-1)/([.$G$53]-[.$C$53]/100-1)" office:value-type="float" office:value="-0" calcext:value-type="float">
            <text:p>0</text:p>
          </table:table-cell>
          <table:table-cell table:formula="of:=(POWER([.$G$53]-[.$C$53]/100;[.I$67])-1)/([.$G$53]-[.$C$53]/100-1)" office:value-type="float" office:value="1" calcext:value-type="float">
            <text:p>1</text:p>
          </table:table-cell>
          <table:table-cell table:formula="of:=(POWER([.$G$53]-[.$C$53]/100;[.J$67])-1)/([.$G$53]-[.$C$53]/100-1)" office:value-type="float" office:value="1" calcext:value-type="float">
            <text:p>1</text:p>
          </table:table-cell>
          <table:table-cell table:formula="of:=(POWER([.$G$53]-[.$C$53]/100;[.K$67])-1)/([.$G$53]-[.$C$53]/100-1)" office:value-type="float" office:value="1" calcext:value-type="float">
            <text:p>1</text:p>
          </table:table-cell>
          <table:table-cell table:formula="of:=(POWER([.$G$53]-[.$C$53]/100;[.L$67])-1)/([.$G$53]-[.$C$53]/100-1)" office:value-type="float" office:value="1" calcext:value-type="float">
            <text:p>1</text:p>
          </table:table-cell>
          <table:table-cell table:formula="of:=(POWER([.$G$53]-[.$C$53]/100;[.M$67])-1)/([.$G$53]-[.$C$53]/100-1)" office:value-type="float" office:value="1" calcext:value-type="float">
            <text:p>1</text:p>
          </table:table-cell>
          <table:table-cell table:formula="of:=(POWER([.$G$53]-[.$C$53]/100;[.N$67])-1)/([.$G$53]-[.$C$53]/100-1)" office:value-type="float" office:value="1" calcext:value-type="float">
            <text:p>1</text:p>
          </table:table-cell>
          <table:table-cell table:formula="of:=(POWER([.$G$53]-[.$C$53]/100;[.O$67])-1)/([.$G$53]-[.$C$53]/100-1)" office:value-type="float" office:value="1" calcext:value-type="float">
            <text:p>1</text:p>
          </table:table-cell>
          <table:table-cell table:formula="of:=(POWER([.$G$53]-[.$C$53]/100;[.P$67])-1)/([.$G$53]-[.$C$53]/100-1)" office:value-type="float" office:value="1" calcext:value-type="float">
            <text:p>1</text:p>
          </table:table-cell>
          <table:table-cell table:formula="of:=(POWER([.$G$53]-[.$C$53]/100;[.Q$67])-1)/([.$G$53]-[.$C$53]/100-1)" office:value-type="float" office:value="1" calcext:value-type="float">
            <text:p>1</text:p>
          </table:table-cell>
          <table:table-cell table:formula="of:=(POWER([.$G$53]-[.$C$53]/100;[.R$67])-1)/([.$G$53]-[.$C$53]/100-1)" office:value-type="float" office:value="1" calcext:value-type="float">
            <text:p>1</text:p>
          </table:table-cell>
          <table:table-cell table:formula="of:=(POWER([.$G$53]-[.$C$53]/100;[.S$67])-1)/([.$G$53]-[.$C$53]/100-1)" office:value-type="float" office:value="1" calcext:value-type="float">
            <text:p>1</text:p>
          </table:table-cell>
          <table:table-cell table:formula="of:=(POWER([.$G$53]-[.$C$53]/100;[.T$67])-1)/([.$G$53]-[.$C$53]/100-1)" office:value-type="float" office:value="1" calcext:value-type="float">
            <text:p>1</text:p>
          </table:table-cell>
          <table:table-cell table:formula="of:=(POWER([.$G$53]-[.$C$53]/100;[.U$67])-1)/([.$G$53]-[.$C$53]/100-1)" office:value-type="float" office:value="1" calcext:value-type="float">
            <text:p>1</text:p>
          </table:table-cell>
          <table:table-cell table:formula="of:=(POWER([.$G$53]-[.$C$53]/100;[.V$67])-1)/([.$G$53]-[.$C$53]/100-1)" office:value-type="float" office:value="1" calcext:value-type="float">
            <text:p>1</text:p>
          </table:table-cell>
          <table:table-cell table:formula="of:=(POWER([.$G$53]-[.$C$53]/100;[.W$67])-1)/([.$G$53]-[.$C$53]/100-1)" office:value-type="float" office:value="1" calcext:value-type="float">
            <text:p>1</text:p>
          </table:table-cell>
          <table:table-cell table:formula="of:=(POWER([.$G$53]-[.$C$53]/100;[.X$67])-1)/([.$G$53]-[.$C$53]/100-1)" office:value-type="float" office:value="1" calcext:value-type="float">
            <text:p>1</text:p>
          </table:table-cell>
          <table:table-cell table:formula="of:=(POWER([.$G$53]-[.$C$53]/100;[.Y$67])-1)/([.$G$53]-[.$C$53]/100-1)" office:value-type="float" office:value="1" calcext:value-type="float">
            <text:p>1</text:p>
          </table:table-cell>
          <table:table-cell table:formula="of:=(POWER([.$G$53]-[.$C$53]/100;[.Z$67])-1)/([.$G$53]-[.$C$53]/100-1)" office:value-type="float" office:value="1" calcext:value-type="float">
            <text:p>1</text:p>
          </table:table-cell>
          <table:table-cell table:formula="of:=(POWER([.$G$53]-[.$C$53]/100;[.AA$67])-1)/([.$G$53]-[.$C$53]/100-1)" office:value-type="float" office:value="1" calcext:value-type="float">
            <text:p>1</text:p>
          </table:table-cell>
          <table:table-cell table:formula="of:=(POWER([.$G$53]-[.$C$53]/100;[.AB$67])-1)/([.$G$53]-[.$C$53]/100-1)" office:value-type="float" office:value="1" calcext:value-type="float">
            <text:p>1</text:p>
          </table:table-cell>
          <table:table-cell table:formula="of:=(POWER([.$G$53]-[.$C$53]/100;[.AC$67])-1)/([.$G$53]-[.$C$53]/100-1)" office:value-type="float" office:value="1" calcext:value-type="float">
            <text:p>1</text:p>
          </table:table-cell>
          <table:table-cell table:formula="of:=(POWER([.$G$53]-[.$C$53]/100;[.AD$67])-1)/([.$G$53]-[.$C$53]/100-1)" office:value-type="float" office:value="1" calcext:value-type="float">
            <text:p>1</text:p>
          </table:table-cell>
          <table:table-cell table:formula="of:=(POWER([.$G$53]-[.$C$53]/100;[.AE$67])-1)/([.$G$53]-[.$C$53]/100-1)" office:value-type="float" office:value="1" calcext:value-type="float">
            <text:p>1</text:p>
          </table:table-cell>
          <table:table-cell table:formula="of:=(POWER([.$G$53]-[.$C$53]/100;[.AF$67])-1)/([.$G$53]-[.$C$53]/100-1)" office:value-type="float" office:value="1" calcext:value-type="float">
            <text:p>1</text:p>
          </table:table-cell>
          <table:table-cell table:formula="of:=(POWER([.$G$53]-[.$C$53]/100;[.AG$67])-1)/([.$G$53]-[.$C$53]/100-1)" office:value-type="float" office:value="1" calcext:value-type="float">
            <text:p>1</text:p>
          </table:table-cell>
          <table:table-cell table:formula="of:=(POWER([.$G$53]-[.$C$53]/100;[.AH$67])-1)/([.$G$53]-[.$C$53]/100-1)" office:value-type="float" office:value="1" calcext:value-type="float">
            <text:p>1</text:p>
          </table:table-cell>
          <table:table-cell table:formula="of:=(POWER([.$G$53]-[.$C$53]/100;[.AI$67])-1)/([.$G$53]-[.$C$53]/100-1)" office:value-type="float" office:value="1" calcext:value-type="float">
            <text:p>1</text:p>
          </table:table-cell>
          <table:table-cell table:formula="of:=(POWER([.$G$53]-[.$C$53]/100;[.AJ$67])-1)/([.$G$53]-[.$C$53]/100-1)" office:value-type="float" office:value="1" calcext:value-type="float">
            <text:p>1</text:p>
          </table:table-cell>
          <table:table-cell table:formula="of:=(POWER([.$G$53]-[.$C$53]/100;[.AK$67])-1)/([.$G$53]-[.$C$53]/100-1)" office:value-type="float" office:value="1" calcext:value-type="float">
            <text:p>1</text:p>
          </table:table-cell>
          <table:table-cell table:formula="of:=(POWER([.$G$53]-[.$C$53]/100;[.AL$67])-1)/([.$G$53]-[.$C$53]/100-1)" office:value-type="float" office:value="1" calcext:value-type="float">
            <text:p>1</text:p>
          </table:table-cell>
          <table:table-cell table:formula="of:=(POWER([.$G$53]-[.$C$53]/100;[.AM$67])-1)/([.$G$53]-[.$C$53]/100-1)" office:value-type="float" office:value="1" calcext:value-type="float">
            <text:p>1</text:p>
          </table:table-cell>
          <table:table-cell table:formula="of:=(POWER([.$G$53]-[.$C$53]/100;[.AN$67])-1)/([.$G$53]-[.$C$53]/100-1)" office:value-type="float" office:value="1" calcext:value-type="float">
            <text:p>1</text:p>
          </table:table-cell>
          <table:table-cell table:formula="of:=(POWER([.$G$53]-[.$C$53]/100;[.AO$67])-1)/([.$G$53]-[.$C$53]/100-1)" office:value-type="float" office:value="1" calcext:value-type="float">
            <text:p>1</text:p>
          </table:table-cell>
          <table:table-cell table:formula="of:=(POWER([.$G$53]-[.$C$53]/100;[.AP$67])-1)/([.$G$53]-[.$C$53]/100-1)" office:value-type="float" office:value="1" calcext:value-type="float">
            <text:p>1</text:p>
          </table:table-cell>
          <table:table-cell table:formula="of:=(POWER([.$G$53]-[.$C$53]/100;[.AQ$67])-1)/([.$G$53]-[.$C$53]/100-1)" office:value-type="float" office:value="1" calcext:value-type="float">
            <text:p>1</text:p>
          </table:table-cell>
          <table:table-cell table:formula="of:=(POWER([.$G$53]-[.$C$53]/100;[.AR$67])-1)/([.$G$53]-[.$C$53]/100-1)" office:value-type="float" office:value="1" calcext:value-type="float">
            <text:p>1</text:p>
          </table:table-cell>
          <table:table-cell table:formula="of:=(POWER([.$G$53]-[.$C$53]/100;[.AS$67])-1)/([.$G$53]-[.$C$53]/100-1)" office:value-type="float" office:value="1" calcext:value-type="float">
            <text:p>1</text:p>
          </table:table-cell>
          <table:table-cell table:formula="of:=(POWER([.$G$53]-[.$C$53]/100;[.AT$67])-1)/([.$G$53]-[.$C$53]/100-1)" office:value-type="float" office:value="1" calcext:value-type="float">
            <text:p>1</text:p>
          </table:table-cell>
          <table:table-cell table:formula="of:=(POWER([.$G$53]-[.$C$53]/100;[.AU$67])-1)/([.$G$53]-[.$C$53]/100-1)" office:value-type="float" office:value="1" calcext:value-type="float">
            <text:p>1</text:p>
          </table:table-cell>
          <table:table-cell table:formula="of:=(POWER([.$G$53]-[.$C$53]/100;[.AV$67])-1)/([.$G$53]-[.$C$53]/100-1)" office:value-type="float" office:value="1" calcext:value-type="float">
            <text:p>1</text:p>
          </table:table-cell>
          <table:table-cell table:number-columns-repeated="2"/>
          <table:table-cell table:formula="of:=[.$F53]*POWER([.$G53]-[.$C53]/100;[.$H$67])" office:value-type="float" office:value="0" calcext:value-type="float">
            <text:p>0</text:p>
          </table:table-cell>
          <table:table-cell table:formula="of:=[.$F53]*POWER([.$G53]-[.$C53]/100;[.$I$67])" office:value-type="float" office:value="0" calcext:value-type="float">
            <text:p>0</text:p>
          </table:table-cell>
          <table:table-cell table:formula="of:=[.$F53]*POWER([.$G53]-[.$C53]/100;[.$J$67])" office:value-type="float" office:value="0" calcext:value-type="float">
            <text:p>0</text:p>
          </table:table-cell>
          <table:table-cell table:formula="of:=[.$F53]*POWER([.$G53]-[.$C53]/100;[.$K$67])" office:value-type="float" office:value="0" calcext:value-type="float">
            <text:p>0</text:p>
          </table:table-cell>
          <table:table-cell table:formula="of:=[.$F53]*POWER([.$G53]-[.$C53]/100;[.$L$67])" office:value-type="float" office:value="0" calcext:value-type="float">
            <text:p>0</text:p>
          </table:table-cell>
          <table:table-cell table:formula="of:=[.$F53]*POWER([.$G53]-[.$C53]/100;[.$M$67])" office:value-type="float" office:value="0" calcext:value-type="float">
            <text:p>0</text:p>
          </table:table-cell>
          <table:table-cell table:formula="of:=[.$F53]*POWER([.$G53]-[.$C53]/100;[.$N$67])" office:value-type="float" office:value="0" calcext:value-type="float">
            <text:p>0</text:p>
          </table:table-cell>
          <table:table-cell table:formula="of:=[.$F53]*POWER([.$G53]-[.$C53]/100;[.$O$67])" office:value-type="float" office:value="0" calcext:value-type="float">
            <text:p>0</text:p>
          </table:table-cell>
          <table:table-cell table:formula="of:=[.$F53]*POWER([.$G53]-[.$C53]/100;[.$P$67])" office:value-type="float" office:value="0" calcext:value-type="float">
            <text:p>0</text:p>
          </table:table-cell>
          <table:table-cell table:formula="of:=[.$F53]*POWER([.$G53]-[.$C53]/100;[.$Q$67])" office:value-type="float" office:value="0" calcext:value-type="float">
            <text:p>0</text:p>
          </table:table-cell>
          <table:table-cell table:formula="of:=[.$F53]*POWER([.$G53]-[.$C53]/100;[.$R$67])" office:value-type="float" office:value="0" calcext:value-type="float">
            <text:p>0</text:p>
          </table:table-cell>
          <table:table-cell table:formula="of:=[.$F53]*POWER([.$G53]-[.$C53]/100;[.$S$67])" office:value-type="float" office:value="0" calcext:value-type="float">
            <text:p>0</text:p>
          </table:table-cell>
          <table:table-cell table:formula="of:=[.$F53]*POWER([.$G53]-[.$C53]/100;[.$T$67])" office:value-type="float" office:value="0" calcext:value-type="float">
            <text:p>0</text:p>
          </table:table-cell>
          <table:table-cell table:formula="of:=[.$F53]*POWER([.$G53]-[.$C53]/100;[.$U$67])" office:value-type="float" office:value="0" calcext:value-type="float">
            <text:p>0</text:p>
          </table:table-cell>
          <table:table-cell table:formula="of:=[.$F53]*POWER([.$G53]-[.$C53]/100;[.$V$67])" office:value-type="float" office:value="0" calcext:value-type="float">
            <text:p>0</text:p>
          </table:table-cell>
          <table:table-cell table:formula="of:=[.$F53]*POWER([.$G53]-[.$C53]/100;[.$W$67])" office:value-type="float" office:value="0" calcext:value-type="float">
            <text:p>0</text:p>
          </table:table-cell>
          <table:table-cell table:formula="of:=[.$F53]*POWER([.$G53]-[.$C53]/100;[.$X$67])" office:value-type="float" office:value="0" calcext:value-type="float">
            <text:p>0</text:p>
          </table:table-cell>
          <table:table-cell table:formula="of:=[.$F53]*POWER([.$G53]-[.$C53]/100;[.$Y$67])" office:value-type="float" office:value="0" calcext:value-type="float">
            <text:p>0</text:p>
          </table:table-cell>
          <table:table-cell table:formula="of:=[.$F53]*POWER([.$G53]-[.$C53]/100;[.$Z$67])" office:value-type="float" office:value="0" calcext:value-type="float">
            <text:p>0</text:p>
          </table:table-cell>
          <table:table-cell table:formula="of:=[.$F53]*POWER([.$G53]-[.$C53]/100;[.$AA$67])" office:value-type="float" office:value="0" calcext:value-type="float">
            <text:p>0</text:p>
          </table:table-cell>
          <table:table-cell table:formula="of:=[.$F53]*POWER([.$G53]-[.$C53]/100;[.$AB$67])" office:value-type="float" office:value="0" calcext:value-type="float">
            <text:p>0</text:p>
          </table:table-cell>
          <table:table-cell table:formula="of:=[.$F53]*POWER([.$G53]-[.$C53]/100;[.$AC$67])" office:value-type="float" office:value="0" calcext:value-type="float">
            <text:p>0</text:p>
          </table:table-cell>
          <table:table-cell table:formula="of:=[.$F53]*POWER([.$G53]-[.$C53]/100;[.$AD$67])" office:value-type="float" office:value="0" calcext:value-type="float">
            <text:p>0</text:p>
          </table:table-cell>
          <table:table-cell table:formula="of:=[.$F53]*POWER([.$G53]-[.$C53]/100;[.$AE$67])" office:value-type="float" office:value="0" calcext:value-type="float">
            <text:p>0</text:p>
          </table:table-cell>
          <table:table-cell table:formula="of:=[.$F53]*POWER([.$G53]-[.$C53]/100;[.$AF$67])" office:value-type="float" office:value="0" calcext:value-type="float">
            <text:p>0</text:p>
          </table:table-cell>
          <table:table-cell table:formula="of:=[.$F53]*POWER([.$G53]-[.$C53]/100;[.$AG$67])" office:value-type="float" office:value="0" calcext:value-type="float">
            <text:p>0</text:p>
          </table:table-cell>
          <table:table-cell table:formula="of:=[.$F53]*POWER([.$G53]-[.$C53]/100;[.$AH$67])" office:value-type="float" office:value="0" calcext:value-type="float">
            <text:p>0</text:p>
          </table:table-cell>
          <table:table-cell table:formula="of:=[.$F53]*POWER([.$G53]-[.$C53]/100;[.$AI$67])" office:value-type="float" office:value="0" calcext:value-type="float">
            <text:p>0</text:p>
          </table:table-cell>
          <table:table-cell table:formula="of:=[.$F53]*POWER([.$G53]-[.$C53]/100;[.$AJ$67])" office:value-type="float" office:value="0" calcext:value-type="float">
            <text:p>0</text:p>
          </table:table-cell>
          <table:table-cell table:formula="of:=[.$F53]*POWER([.$G53]-[.$C53]/100;[.$AK$67])" office:value-type="float" office:value="0" calcext:value-type="float">
            <text:p>0</text:p>
          </table:table-cell>
          <table:table-cell table:formula="of:=[.$F53]*POWER([.$G53]-[.$C53]/100;[.$AL$67])" office:value-type="float" office:value="0" calcext:value-type="float">
            <text:p>0</text:p>
          </table:table-cell>
          <table:table-cell table:formula="of:=[.$F53]*POWER([.$G53]-[.$C53]/100;[.$AM$67])" office:value-type="float" office:value="0" calcext:value-type="float">
            <text:p>0</text:p>
          </table:table-cell>
          <table:table-cell table:formula="of:=[.$F53]*POWER([.$G53]-[.$C53]/100;[.$AN$67])" office:value-type="float" office:value="0" calcext:value-type="float">
            <text:p>0</text:p>
          </table:table-cell>
          <table:table-cell table:formula="of:=[.$F53]*POWER([.$G53]-[.$C53]/100;[.$AO$67])" office:value-type="float" office:value="0" calcext:value-type="float">
            <text:p>0</text:p>
          </table:table-cell>
          <table:table-cell table:formula="of:=[.$F53]*POWER([.$G53]-[.$C53]/100;[.$AP$67])" office:value-type="float" office:value="0" calcext:value-type="float">
            <text:p>0</text:p>
          </table:table-cell>
          <table:table-cell table:formula="of:=[.$F53]*POWER([.$G53]-[.$C53]/100;[.$AQ$67])" office:value-type="float" office:value="0" calcext:value-type="float">
            <text:p>0</text:p>
          </table:table-cell>
          <table:table-cell table:formula="of:=[.$F53]*POWER([.$G53]-[.$C53]/100;[.$AR$67])" office:value-type="float" office:value="0" calcext:value-type="float">
            <text:p>0</text:p>
          </table:table-cell>
          <table:table-cell table:formula="of:=[.$F53]*POWER([.$G53]-[.$C53]/100;[.$AS$67])" office:value-type="float" office:value="0" calcext:value-type="float">
            <text:p>0</text:p>
          </table:table-cell>
          <table:table-cell table:formula="of:=[.$F53]*POWER([.$G53]-[.$C53]/100;[.$AT$67])" office:value-type="float" office:value="0" calcext:value-type="float">
            <text:p>0</text:p>
          </table:table-cell>
          <table:table-cell table:formula="of:=[.$F53]*POWER([.$G53]-[.$C53]/100;[.$AU$67])" office:value-type="float" office:value="0" calcext:value-type="float">
            <text:p>0</text:p>
          </table:table-cell>
          <table:table-cell table:formula="of:=[.$F53]*POWER([.$G53]-[.$C53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4]-[.$C$54]/100;[.H$67])-1)/([.$G$54]-[.$C$54]/100-1)" office:value-type="float" office:value="-0" calcext:value-type="float">
            <text:p>0</text:p>
          </table:table-cell>
          <table:table-cell table:formula="of:=(POWER([.$G$54]-[.$C$54]/100;[.I$67])-1)/([.$G$54]-[.$C$54]/100-1)" office:value-type="float" office:value="1" calcext:value-type="float">
            <text:p>1</text:p>
          </table:table-cell>
          <table:table-cell table:formula="of:=(POWER([.$G$54]-[.$C$54]/100;[.J$67])-1)/([.$G$54]-[.$C$54]/100-1)" office:value-type="float" office:value="1" calcext:value-type="float">
            <text:p>1</text:p>
          </table:table-cell>
          <table:table-cell table:formula="of:=(POWER([.$G$54]-[.$C$54]/100;[.K$67])-1)/([.$G$54]-[.$C$54]/100-1)" office:value-type="float" office:value="1" calcext:value-type="float">
            <text:p>1</text:p>
          </table:table-cell>
          <table:table-cell table:formula="of:=(POWER([.$G$54]-[.$C$54]/100;[.L$67])-1)/([.$G$54]-[.$C$54]/100-1)" office:value-type="float" office:value="1" calcext:value-type="float">
            <text:p>1</text:p>
          </table:table-cell>
          <table:table-cell table:formula="of:=(POWER([.$G$54]-[.$C$54]/100;[.M$67])-1)/([.$G$54]-[.$C$54]/100-1)" office:value-type="float" office:value="1" calcext:value-type="float">
            <text:p>1</text:p>
          </table:table-cell>
          <table:table-cell table:formula="of:=(POWER([.$G$54]-[.$C$54]/100;[.N$67])-1)/([.$G$54]-[.$C$54]/100-1)" office:value-type="float" office:value="1" calcext:value-type="float">
            <text:p>1</text:p>
          </table:table-cell>
          <table:table-cell table:formula="of:=(POWER([.$G$54]-[.$C$54]/100;[.O$67])-1)/([.$G$54]-[.$C$54]/100-1)" office:value-type="float" office:value="1" calcext:value-type="float">
            <text:p>1</text:p>
          </table:table-cell>
          <table:table-cell table:formula="of:=(POWER([.$G$54]-[.$C$54]/100;[.P$67])-1)/([.$G$54]-[.$C$54]/100-1)" office:value-type="float" office:value="1" calcext:value-type="float">
            <text:p>1</text:p>
          </table:table-cell>
          <table:table-cell table:formula="of:=(POWER([.$G$54]-[.$C$54]/100;[.Q$67])-1)/([.$G$54]-[.$C$54]/100-1)" office:value-type="float" office:value="1" calcext:value-type="float">
            <text:p>1</text:p>
          </table:table-cell>
          <table:table-cell table:formula="of:=(POWER([.$G$54]-[.$C$54]/100;[.R$67])-1)/([.$G$54]-[.$C$54]/100-1)" office:value-type="float" office:value="1" calcext:value-type="float">
            <text:p>1</text:p>
          </table:table-cell>
          <table:table-cell table:formula="of:=(POWER([.$G$54]-[.$C$54]/100;[.S$67])-1)/([.$G$54]-[.$C$54]/100-1)" office:value-type="float" office:value="1" calcext:value-type="float">
            <text:p>1</text:p>
          </table:table-cell>
          <table:table-cell table:formula="of:=(POWER([.$G$54]-[.$C$54]/100;[.T$67])-1)/([.$G$54]-[.$C$54]/100-1)" office:value-type="float" office:value="1" calcext:value-type="float">
            <text:p>1</text:p>
          </table:table-cell>
          <table:table-cell table:formula="of:=(POWER([.$G$54]-[.$C$54]/100;[.U$67])-1)/([.$G$54]-[.$C$54]/100-1)" office:value-type="float" office:value="1" calcext:value-type="float">
            <text:p>1</text:p>
          </table:table-cell>
          <table:table-cell table:formula="of:=(POWER([.$G$54]-[.$C$54]/100;[.V$67])-1)/([.$G$54]-[.$C$54]/100-1)" office:value-type="float" office:value="1" calcext:value-type="float">
            <text:p>1</text:p>
          </table:table-cell>
          <table:table-cell table:formula="of:=(POWER([.$G$54]-[.$C$54]/100;[.W$67])-1)/([.$G$54]-[.$C$54]/100-1)" office:value-type="float" office:value="1" calcext:value-type="float">
            <text:p>1</text:p>
          </table:table-cell>
          <table:table-cell table:formula="of:=(POWER([.$G$54]-[.$C$54]/100;[.X$67])-1)/([.$G$54]-[.$C$54]/100-1)" office:value-type="float" office:value="1" calcext:value-type="float">
            <text:p>1</text:p>
          </table:table-cell>
          <table:table-cell table:formula="of:=(POWER([.$G$54]-[.$C$54]/100;[.Y$67])-1)/([.$G$54]-[.$C$54]/100-1)" office:value-type="float" office:value="1" calcext:value-type="float">
            <text:p>1</text:p>
          </table:table-cell>
          <table:table-cell table:formula="of:=(POWER([.$G$54]-[.$C$54]/100;[.Z$67])-1)/([.$G$54]-[.$C$54]/100-1)" office:value-type="float" office:value="1" calcext:value-type="float">
            <text:p>1</text:p>
          </table:table-cell>
          <table:table-cell table:formula="of:=(POWER([.$G$54]-[.$C$54]/100;[.AA$67])-1)/([.$G$54]-[.$C$54]/100-1)" office:value-type="float" office:value="1" calcext:value-type="float">
            <text:p>1</text:p>
          </table:table-cell>
          <table:table-cell table:formula="of:=(POWER([.$G$54]-[.$C$54]/100;[.AB$67])-1)/([.$G$54]-[.$C$54]/100-1)" office:value-type="float" office:value="1" calcext:value-type="float">
            <text:p>1</text:p>
          </table:table-cell>
          <table:table-cell table:formula="of:=(POWER([.$G$54]-[.$C$54]/100;[.AC$67])-1)/([.$G$54]-[.$C$54]/100-1)" office:value-type="float" office:value="1" calcext:value-type="float">
            <text:p>1</text:p>
          </table:table-cell>
          <table:table-cell table:formula="of:=(POWER([.$G$54]-[.$C$54]/100;[.AD$67])-1)/([.$G$54]-[.$C$54]/100-1)" office:value-type="float" office:value="1" calcext:value-type="float">
            <text:p>1</text:p>
          </table:table-cell>
          <table:table-cell table:formula="of:=(POWER([.$G$54]-[.$C$54]/100;[.AE$67])-1)/([.$G$54]-[.$C$54]/100-1)" office:value-type="float" office:value="1" calcext:value-type="float">
            <text:p>1</text:p>
          </table:table-cell>
          <table:table-cell table:formula="of:=(POWER([.$G$54]-[.$C$54]/100;[.AF$67])-1)/([.$G$54]-[.$C$54]/100-1)" office:value-type="float" office:value="1" calcext:value-type="float">
            <text:p>1</text:p>
          </table:table-cell>
          <table:table-cell table:formula="of:=(POWER([.$G$54]-[.$C$54]/100;[.AG$67])-1)/([.$G$54]-[.$C$54]/100-1)" office:value-type="float" office:value="1" calcext:value-type="float">
            <text:p>1</text:p>
          </table:table-cell>
          <table:table-cell table:formula="of:=(POWER([.$G$54]-[.$C$54]/100;[.AH$67])-1)/([.$G$54]-[.$C$54]/100-1)" office:value-type="float" office:value="1" calcext:value-type="float">
            <text:p>1</text:p>
          </table:table-cell>
          <table:table-cell table:formula="of:=(POWER([.$G$54]-[.$C$54]/100;[.AI$67])-1)/([.$G$54]-[.$C$54]/100-1)" office:value-type="float" office:value="1" calcext:value-type="float">
            <text:p>1</text:p>
          </table:table-cell>
          <table:table-cell table:formula="of:=(POWER([.$G$54]-[.$C$54]/100;[.AJ$67])-1)/([.$G$54]-[.$C$54]/100-1)" office:value-type="float" office:value="1" calcext:value-type="float">
            <text:p>1</text:p>
          </table:table-cell>
          <table:table-cell table:formula="of:=(POWER([.$G$54]-[.$C$54]/100;[.AK$67])-1)/([.$G$54]-[.$C$54]/100-1)" office:value-type="float" office:value="1" calcext:value-type="float">
            <text:p>1</text:p>
          </table:table-cell>
          <table:table-cell table:formula="of:=(POWER([.$G$54]-[.$C$54]/100;[.AL$67])-1)/([.$G$54]-[.$C$54]/100-1)" office:value-type="float" office:value="1" calcext:value-type="float">
            <text:p>1</text:p>
          </table:table-cell>
          <table:table-cell table:formula="of:=(POWER([.$G$54]-[.$C$54]/100;[.AM$67])-1)/([.$G$54]-[.$C$54]/100-1)" office:value-type="float" office:value="1" calcext:value-type="float">
            <text:p>1</text:p>
          </table:table-cell>
          <table:table-cell table:formula="of:=(POWER([.$G$54]-[.$C$54]/100;[.AN$67])-1)/([.$G$54]-[.$C$54]/100-1)" office:value-type="float" office:value="1" calcext:value-type="float">
            <text:p>1</text:p>
          </table:table-cell>
          <table:table-cell table:formula="of:=(POWER([.$G$54]-[.$C$54]/100;[.AO$67])-1)/([.$G$54]-[.$C$54]/100-1)" office:value-type="float" office:value="1" calcext:value-type="float">
            <text:p>1</text:p>
          </table:table-cell>
          <table:table-cell table:formula="of:=(POWER([.$G$54]-[.$C$54]/100;[.AP$67])-1)/([.$G$54]-[.$C$54]/100-1)" office:value-type="float" office:value="1" calcext:value-type="float">
            <text:p>1</text:p>
          </table:table-cell>
          <table:table-cell table:formula="of:=(POWER([.$G$54]-[.$C$54]/100;[.AQ$67])-1)/([.$G$54]-[.$C$54]/100-1)" office:value-type="float" office:value="1" calcext:value-type="float">
            <text:p>1</text:p>
          </table:table-cell>
          <table:table-cell table:formula="of:=(POWER([.$G$54]-[.$C$54]/100;[.AR$67])-1)/([.$G$54]-[.$C$54]/100-1)" office:value-type="float" office:value="1" calcext:value-type="float">
            <text:p>1</text:p>
          </table:table-cell>
          <table:table-cell table:formula="of:=(POWER([.$G$54]-[.$C$54]/100;[.AS$67])-1)/([.$G$54]-[.$C$54]/100-1)" office:value-type="float" office:value="1" calcext:value-type="float">
            <text:p>1</text:p>
          </table:table-cell>
          <table:table-cell table:formula="of:=(POWER([.$G$54]-[.$C$54]/100;[.AT$67])-1)/([.$G$54]-[.$C$54]/100-1)" office:value-type="float" office:value="1" calcext:value-type="float">
            <text:p>1</text:p>
          </table:table-cell>
          <table:table-cell table:formula="of:=(POWER([.$G$54]-[.$C$54]/100;[.AU$67])-1)/([.$G$54]-[.$C$54]/100-1)" office:value-type="float" office:value="1" calcext:value-type="float">
            <text:p>1</text:p>
          </table:table-cell>
          <table:table-cell table:formula="of:=(POWER([.$G$54]-[.$C$54]/100;[.AV$67])-1)/([.$G$54]-[.$C$54]/100-1)" office:value-type="float" office:value="1" calcext:value-type="float">
            <text:p>1</text:p>
          </table:table-cell>
          <table:table-cell table:number-columns-repeated="2"/>
          <table:table-cell table:formula="of:=[.$F54]*POWER([.$G54]-[.$C54]/100;[.$H$67])" office:value-type="float" office:value="0" calcext:value-type="float">
            <text:p>0</text:p>
          </table:table-cell>
          <table:table-cell table:formula="of:=[.$F54]*POWER([.$G54]-[.$C54]/100;[.$I$67])" office:value-type="float" office:value="0" calcext:value-type="float">
            <text:p>0</text:p>
          </table:table-cell>
          <table:table-cell table:formula="of:=[.$F54]*POWER([.$G54]-[.$C54]/100;[.$J$67])" office:value-type="float" office:value="0" calcext:value-type="float">
            <text:p>0</text:p>
          </table:table-cell>
          <table:table-cell table:formula="of:=[.$F54]*POWER([.$G54]-[.$C54]/100;[.$K$67])" office:value-type="float" office:value="0" calcext:value-type="float">
            <text:p>0</text:p>
          </table:table-cell>
          <table:table-cell table:formula="of:=[.$F54]*POWER([.$G54]-[.$C54]/100;[.$L$67])" office:value-type="float" office:value="0" calcext:value-type="float">
            <text:p>0</text:p>
          </table:table-cell>
          <table:table-cell table:formula="of:=[.$F54]*POWER([.$G54]-[.$C54]/100;[.$M$67])" office:value-type="float" office:value="0" calcext:value-type="float">
            <text:p>0</text:p>
          </table:table-cell>
          <table:table-cell table:formula="of:=[.$F54]*POWER([.$G54]-[.$C54]/100;[.$N$67])" office:value-type="float" office:value="0" calcext:value-type="float">
            <text:p>0</text:p>
          </table:table-cell>
          <table:table-cell table:formula="of:=[.$F54]*POWER([.$G54]-[.$C54]/100;[.$O$67])" office:value-type="float" office:value="0" calcext:value-type="float">
            <text:p>0</text:p>
          </table:table-cell>
          <table:table-cell table:formula="of:=[.$F54]*POWER([.$G54]-[.$C54]/100;[.$P$67])" office:value-type="float" office:value="0" calcext:value-type="float">
            <text:p>0</text:p>
          </table:table-cell>
          <table:table-cell table:formula="of:=[.$F54]*POWER([.$G54]-[.$C54]/100;[.$Q$67])" office:value-type="float" office:value="0" calcext:value-type="float">
            <text:p>0</text:p>
          </table:table-cell>
          <table:table-cell table:formula="of:=[.$F54]*POWER([.$G54]-[.$C54]/100;[.$R$67])" office:value-type="float" office:value="0" calcext:value-type="float">
            <text:p>0</text:p>
          </table:table-cell>
          <table:table-cell table:formula="of:=[.$F54]*POWER([.$G54]-[.$C54]/100;[.$S$67])" office:value-type="float" office:value="0" calcext:value-type="float">
            <text:p>0</text:p>
          </table:table-cell>
          <table:table-cell table:formula="of:=[.$F54]*POWER([.$G54]-[.$C54]/100;[.$T$67])" office:value-type="float" office:value="0" calcext:value-type="float">
            <text:p>0</text:p>
          </table:table-cell>
          <table:table-cell table:formula="of:=[.$F54]*POWER([.$G54]-[.$C54]/100;[.$U$67])" office:value-type="float" office:value="0" calcext:value-type="float">
            <text:p>0</text:p>
          </table:table-cell>
          <table:table-cell table:formula="of:=[.$F54]*POWER([.$G54]-[.$C54]/100;[.$V$67])" office:value-type="float" office:value="0" calcext:value-type="float">
            <text:p>0</text:p>
          </table:table-cell>
          <table:table-cell table:formula="of:=[.$F54]*POWER([.$G54]-[.$C54]/100;[.$W$67])" office:value-type="float" office:value="0" calcext:value-type="float">
            <text:p>0</text:p>
          </table:table-cell>
          <table:table-cell table:formula="of:=[.$F54]*POWER([.$G54]-[.$C54]/100;[.$X$67])" office:value-type="float" office:value="0" calcext:value-type="float">
            <text:p>0</text:p>
          </table:table-cell>
          <table:table-cell table:formula="of:=[.$F54]*POWER([.$G54]-[.$C54]/100;[.$Y$67])" office:value-type="float" office:value="0" calcext:value-type="float">
            <text:p>0</text:p>
          </table:table-cell>
          <table:table-cell table:formula="of:=[.$F54]*POWER([.$G54]-[.$C54]/100;[.$Z$67])" office:value-type="float" office:value="0" calcext:value-type="float">
            <text:p>0</text:p>
          </table:table-cell>
          <table:table-cell table:formula="of:=[.$F54]*POWER([.$G54]-[.$C54]/100;[.$AA$67])" office:value-type="float" office:value="0" calcext:value-type="float">
            <text:p>0</text:p>
          </table:table-cell>
          <table:table-cell table:formula="of:=[.$F54]*POWER([.$G54]-[.$C54]/100;[.$AB$67])" office:value-type="float" office:value="0" calcext:value-type="float">
            <text:p>0</text:p>
          </table:table-cell>
          <table:table-cell table:formula="of:=[.$F54]*POWER([.$G54]-[.$C54]/100;[.$AC$67])" office:value-type="float" office:value="0" calcext:value-type="float">
            <text:p>0</text:p>
          </table:table-cell>
          <table:table-cell table:formula="of:=[.$F54]*POWER([.$G54]-[.$C54]/100;[.$AD$67])" office:value-type="float" office:value="0" calcext:value-type="float">
            <text:p>0</text:p>
          </table:table-cell>
          <table:table-cell table:formula="of:=[.$F54]*POWER([.$G54]-[.$C54]/100;[.$AE$67])" office:value-type="float" office:value="0" calcext:value-type="float">
            <text:p>0</text:p>
          </table:table-cell>
          <table:table-cell table:formula="of:=[.$F54]*POWER([.$G54]-[.$C54]/100;[.$AF$67])" office:value-type="float" office:value="0" calcext:value-type="float">
            <text:p>0</text:p>
          </table:table-cell>
          <table:table-cell table:formula="of:=[.$F54]*POWER([.$G54]-[.$C54]/100;[.$AG$67])" office:value-type="float" office:value="0" calcext:value-type="float">
            <text:p>0</text:p>
          </table:table-cell>
          <table:table-cell table:formula="of:=[.$F54]*POWER([.$G54]-[.$C54]/100;[.$AH$67])" office:value-type="float" office:value="0" calcext:value-type="float">
            <text:p>0</text:p>
          </table:table-cell>
          <table:table-cell table:formula="of:=[.$F54]*POWER([.$G54]-[.$C54]/100;[.$AI$67])" office:value-type="float" office:value="0" calcext:value-type="float">
            <text:p>0</text:p>
          </table:table-cell>
          <table:table-cell table:formula="of:=[.$F54]*POWER([.$G54]-[.$C54]/100;[.$AJ$67])" office:value-type="float" office:value="0" calcext:value-type="float">
            <text:p>0</text:p>
          </table:table-cell>
          <table:table-cell table:formula="of:=[.$F54]*POWER([.$G54]-[.$C54]/100;[.$AK$67])" office:value-type="float" office:value="0" calcext:value-type="float">
            <text:p>0</text:p>
          </table:table-cell>
          <table:table-cell table:formula="of:=[.$F54]*POWER([.$G54]-[.$C54]/100;[.$AL$67])" office:value-type="float" office:value="0" calcext:value-type="float">
            <text:p>0</text:p>
          </table:table-cell>
          <table:table-cell table:formula="of:=[.$F54]*POWER([.$G54]-[.$C54]/100;[.$AM$67])" office:value-type="float" office:value="0" calcext:value-type="float">
            <text:p>0</text:p>
          </table:table-cell>
          <table:table-cell table:formula="of:=[.$F54]*POWER([.$G54]-[.$C54]/100;[.$AN$67])" office:value-type="float" office:value="0" calcext:value-type="float">
            <text:p>0</text:p>
          </table:table-cell>
          <table:table-cell table:formula="of:=[.$F54]*POWER([.$G54]-[.$C54]/100;[.$AO$67])" office:value-type="float" office:value="0" calcext:value-type="float">
            <text:p>0</text:p>
          </table:table-cell>
          <table:table-cell table:formula="of:=[.$F54]*POWER([.$G54]-[.$C54]/100;[.$AP$67])" office:value-type="float" office:value="0" calcext:value-type="float">
            <text:p>0</text:p>
          </table:table-cell>
          <table:table-cell table:formula="of:=[.$F54]*POWER([.$G54]-[.$C54]/100;[.$AQ$67])" office:value-type="float" office:value="0" calcext:value-type="float">
            <text:p>0</text:p>
          </table:table-cell>
          <table:table-cell table:formula="of:=[.$F54]*POWER([.$G54]-[.$C54]/100;[.$AR$67])" office:value-type="float" office:value="0" calcext:value-type="float">
            <text:p>0</text:p>
          </table:table-cell>
          <table:table-cell table:formula="of:=[.$F54]*POWER([.$G54]-[.$C54]/100;[.$AS$67])" office:value-type="float" office:value="0" calcext:value-type="float">
            <text:p>0</text:p>
          </table:table-cell>
          <table:table-cell table:formula="of:=[.$F54]*POWER([.$G54]-[.$C54]/100;[.$AT$67])" office:value-type="float" office:value="0" calcext:value-type="float">
            <text:p>0</text:p>
          </table:table-cell>
          <table:table-cell table:formula="of:=[.$F54]*POWER([.$G54]-[.$C54]/100;[.$AU$67])" office:value-type="float" office:value="0" calcext:value-type="float">
            <text:p>0</text:p>
          </table:table-cell>
          <table:table-cell table:formula="of:=[.$F54]*POWER([.$G54]-[.$C54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5]-[.$C$55]/100;[.H$67])-1)/([.$G$55]-[.$C$55]/100-1)" office:value-type="float" office:value="-0" calcext:value-type="float">
            <text:p>0</text:p>
          </table:table-cell>
          <table:table-cell table:formula="of:=(POWER([.$G$55]-[.$C$55]/100;[.I$67])-1)/([.$G$55]-[.$C$55]/100-1)" office:value-type="float" office:value="1" calcext:value-type="float">
            <text:p>1</text:p>
          </table:table-cell>
          <table:table-cell table:formula="of:=(POWER([.$G$55]-[.$C$55]/100;[.J$67])-1)/([.$G$55]-[.$C$55]/100-1)" office:value-type="float" office:value="1" calcext:value-type="float">
            <text:p>1</text:p>
          </table:table-cell>
          <table:table-cell table:formula="of:=(POWER([.$G$55]-[.$C$55]/100;[.K$67])-1)/([.$G$55]-[.$C$55]/100-1)" office:value-type="float" office:value="1" calcext:value-type="float">
            <text:p>1</text:p>
          </table:table-cell>
          <table:table-cell table:formula="of:=(POWER([.$G$55]-[.$C$55]/100;[.L$67])-1)/([.$G$55]-[.$C$55]/100-1)" office:value-type="float" office:value="1" calcext:value-type="float">
            <text:p>1</text:p>
          </table:table-cell>
          <table:table-cell table:formula="of:=(POWER([.$G$55]-[.$C$55]/100;[.M$67])-1)/([.$G$55]-[.$C$55]/100-1)" office:value-type="float" office:value="1" calcext:value-type="float">
            <text:p>1</text:p>
          </table:table-cell>
          <table:table-cell table:formula="of:=(POWER([.$G$55]-[.$C$55]/100;[.N$67])-1)/([.$G$55]-[.$C$55]/100-1)" office:value-type="float" office:value="1" calcext:value-type="float">
            <text:p>1</text:p>
          </table:table-cell>
          <table:table-cell table:formula="of:=(POWER([.$G$55]-[.$C$55]/100;[.O$67])-1)/([.$G$55]-[.$C$55]/100-1)" office:value-type="float" office:value="1" calcext:value-type="float">
            <text:p>1</text:p>
          </table:table-cell>
          <table:table-cell table:formula="of:=(POWER([.$G$55]-[.$C$55]/100;[.P$67])-1)/([.$G$55]-[.$C$55]/100-1)" office:value-type="float" office:value="1" calcext:value-type="float">
            <text:p>1</text:p>
          </table:table-cell>
          <table:table-cell table:formula="of:=(POWER([.$G$55]-[.$C$55]/100;[.Q$67])-1)/([.$G$55]-[.$C$55]/100-1)" office:value-type="float" office:value="1" calcext:value-type="float">
            <text:p>1</text:p>
          </table:table-cell>
          <table:table-cell table:formula="of:=(POWER([.$G$55]-[.$C$55]/100;[.R$67])-1)/([.$G$55]-[.$C$55]/100-1)" office:value-type="float" office:value="1" calcext:value-type="float">
            <text:p>1</text:p>
          </table:table-cell>
          <table:table-cell table:formula="of:=(POWER([.$G$55]-[.$C$55]/100;[.S$67])-1)/([.$G$55]-[.$C$55]/100-1)" office:value-type="float" office:value="1" calcext:value-type="float">
            <text:p>1</text:p>
          </table:table-cell>
          <table:table-cell table:formula="of:=(POWER([.$G$55]-[.$C$55]/100;[.T$67])-1)/([.$G$55]-[.$C$55]/100-1)" office:value-type="float" office:value="1" calcext:value-type="float">
            <text:p>1</text:p>
          </table:table-cell>
          <table:table-cell table:formula="of:=(POWER([.$G$55]-[.$C$55]/100;[.U$67])-1)/([.$G$55]-[.$C$55]/100-1)" office:value-type="float" office:value="1" calcext:value-type="float">
            <text:p>1</text:p>
          </table:table-cell>
          <table:table-cell table:formula="of:=(POWER([.$G$55]-[.$C$55]/100;[.V$67])-1)/([.$G$55]-[.$C$55]/100-1)" office:value-type="float" office:value="1" calcext:value-type="float">
            <text:p>1</text:p>
          </table:table-cell>
          <table:table-cell table:formula="of:=(POWER([.$G$55]-[.$C$55]/100;[.W$67])-1)/([.$G$55]-[.$C$55]/100-1)" office:value-type="float" office:value="1" calcext:value-type="float">
            <text:p>1</text:p>
          </table:table-cell>
          <table:table-cell table:formula="of:=(POWER([.$G$55]-[.$C$55]/100;[.X$67])-1)/([.$G$55]-[.$C$55]/100-1)" office:value-type="float" office:value="1" calcext:value-type="float">
            <text:p>1</text:p>
          </table:table-cell>
          <table:table-cell table:formula="of:=(POWER([.$G$55]-[.$C$55]/100;[.Y$67])-1)/([.$G$55]-[.$C$55]/100-1)" office:value-type="float" office:value="1" calcext:value-type="float">
            <text:p>1</text:p>
          </table:table-cell>
          <table:table-cell table:formula="of:=(POWER([.$G$55]-[.$C$55]/100;[.Z$67])-1)/([.$G$55]-[.$C$55]/100-1)" office:value-type="float" office:value="1" calcext:value-type="float">
            <text:p>1</text:p>
          </table:table-cell>
          <table:table-cell table:formula="of:=(POWER([.$G$55]-[.$C$55]/100;[.AA$67])-1)/([.$G$55]-[.$C$55]/100-1)" office:value-type="float" office:value="1" calcext:value-type="float">
            <text:p>1</text:p>
          </table:table-cell>
          <table:table-cell table:formula="of:=(POWER([.$G$55]-[.$C$55]/100;[.AB$67])-1)/([.$G$55]-[.$C$55]/100-1)" office:value-type="float" office:value="1" calcext:value-type="float">
            <text:p>1</text:p>
          </table:table-cell>
          <table:table-cell table:formula="of:=(POWER([.$G$55]-[.$C$55]/100;[.AC$67])-1)/([.$G$55]-[.$C$55]/100-1)" office:value-type="float" office:value="1" calcext:value-type="float">
            <text:p>1</text:p>
          </table:table-cell>
          <table:table-cell table:formula="of:=(POWER([.$G$55]-[.$C$55]/100;[.AD$67])-1)/([.$G$55]-[.$C$55]/100-1)" office:value-type="float" office:value="1" calcext:value-type="float">
            <text:p>1</text:p>
          </table:table-cell>
          <table:table-cell table:formula="of:=(POWER([.$G$55]-[.$C$55]/100;[.AE$67])-1)/([.$G$55]-[.$C$55]/100-1)" office:value-type="float" office:value="1" calcext:value-type="float">
            <text:p>1</text:p>
          </table:table-cell>
          <table:table-cell table:formula="of:=(POWER([.$G$55]-[.$C$55]/100;[.AF$67])-1)/([.$G$55]-[.$C$55]/100-1)" office:value-type="float" office:value="1" calcext:value-type="float">
            <text:p>1</text:p>
          </table:table-cell>
          <table:table-cell table:formula="of:=(POWER([.$G$55]-[.$C$55]/100;[.AG$67])-1)/([.$G$55]-[.$C$55]/100-1)" office:value-type="float" office:value="1" calcext:value-type="float">
            <text:p>1</text:p>
          </table:table-cell>
          <table:table-cell table:formula="of:=(POWER([.$G$55]-[.$C$55]/100;[.AH$67])-1)/([.$G$55]-[.$C$55]/100-1)" office:value-type="float" office:value="1" calcext:value-type="float">
            <text:p>1</text:p>
          </table:table-cell>
          <table:table-cell table:formula="of:=(POWER([.$G$55]-[.$C$55]/100;[.AI$67])-1)/([.$G$55]-[.$C$55]/100-1)" office:value-type="float" office:value="1" calcext:value-type="float">
            <text:p>1</text:p>
          </table:table-cell>
          <table:table-cell table:formula="of:=(POWER([.$G$55]-[.$C$55]/100;[.AJ$67])-1)/([.$G$55]-[.$C$55]/100-1)" office:value-type="float" office:value="1" calcext:value-type="float">
            <text:p>1</text:p>
          </table:table-cell>
          <table:table-cell table:formula="of:=(POWER([.$G$55]-[.$C$55]/100;[.AK$67])-1)/([.$G$55]-[.$C$55]/100-1)" office:value-type="float" office:value="1" calcext:value-type="float">
            <text:p>1</text:p>
          </table:table-cell>
          <table:table-cell table:formula="of:=(POWER([.$G$55]-[.$C$55]/100;[.AL$67])-1)/([.$G$55]-[.$C$55]/100-1)" office:value-type="float" office:value="1" calcext:value-type="float">
            <text:p>1</text:p>
          </table:table-cell>
          <table:table-cell table:formula="of:=(POWER([.$G$55]-[.$C$55]/100;[.AM$67])-1)/([.$G$55]-[.$C$55]/100-1)" office:value-type="float" office:value="1" calcext:value-type="float">
            <text:p>1</text:p>
          </table:table-cell>
          <table:table-cell table:formula="of:=(POWER([.$G$55]-[.$C$55]/100;[.AN$67])-1)/([.$G$55]-[.$C$55]/100-1)" office:value-type="float" office:value="1" calcext:value-type="float">
            <text:p>1</text:p>
          </table:table-cell>
          <table:table-cell table:formula="of:=(POWER([.$G$55]-[.$C$55]/100;[.AO$67])-1)/([.$G$55]-[.$C$55]/100-1)" office:value-type="float" office:value="1" calcext:value-type="float">
            <text:p>1</text:p>
          </table:table-cell>
          <table:table-cell table:formula="of:=(POWER([.$G$55]-[.$C$55]/100;[.AP$67])-1)/([.$G$55]-[.$C$55]/100-1)" office:value-type="float" office:value="1" calcext:value-type="float">
            <text:p>1</text:p>
          </table:table-cell>
          <table:table-cell table:formula="of:=(POWER([.$G$55]-[.$C$55]/100;[.AQ$67])-1)/([.$G$55]-[.$C$55]/100-1)" office:value-type="float" office:value="1" calcext:value-type="float">
            <text:p>1</text:p>
          </table:table-cell>
          <table:table-cell table:formula="of:=(POWER([.$G$55]-[.$C$55]/100;[.AR$67])-1)/([.$G$55]-[.$C$55]/100-1)" office:value-type="float" office:value="1" calcext:value-type="float">
            <text:p>1</text:p>
          </table:table-cell>
          <table:table-cell table:formula="of:=(POWER([.$G$55]-[.$C$55]/100;[.AS$67])-1)/([.$G$55]-[.$C$55]/100-1)" office:value-type="float" office:value="1" calcext:value-type="float">
            <text:p>1</text:p>
          </table:table-cell>
          <table:table-cell table:formula="of:=(POWER([.$G$55]-[.$C$55]/100;[.AT$67])-1)/([.$G$55]-[.$C$55]/100-1)" office:value-type="float" office:value="1" calcext:value-type="float">
            <text:p>1</text:p>
          </table:table-cell>
          <table:table-cell table:formula="of:=(POWER([.$G$55]-[.$C$55]/100;[.AU$67])-1)/([.$G$55]-[.$C$55]/100-1)" office:value-type="float" office:value="1" calcext:value-type="float">
            <text:p>1</text:p>
          </table:table-cell>
          <table:table-cell table:formula="of:=(POWER([.$G$55]-[.$C$55]/100;[.AV$67])-1)/([.$G$55]-[.$C$55]/100-1)" office:value-type="float" office:value="1" calcext:value-type="float">
            <text:p>1</text:p>
          </table:table-cell>
          <table:table-cell table:number-columns-repeated="2"/>
          <table:table-cell table:formula="of:=[.$F55]*POWER([.$G55]-[.$C55]/100;[.$H$67])" office:value-type="float" office:value="0" calcext:value-type="float">
            <text:p>0</text:p>
          </table:table-cell>
          <table:table-cell table:formula="of:=[.$F55]*POWER([.$G55]-[.$C55]/100;[.$I$67])" office:value-type="float" office:value="0" calcext:value-type="float">
            <text:p>0</text:p>
          </table:table-cell>
          <table:table-cell table:formula="of:=[.$F55]*POWER([.$G55]-[.$C55]/100;[.$J$67])" office:value-type="float" office:value="0" calcext:value-type="float">
            <text:p>0</text:p>
          </table:table-cell>
          <table:table-cell table:formula="of:=[.$F55]*POWER([.$G55]-[.$C55]/100;[.$K$67])" office:value-type="float" office:value="0" calcext:value-type="float">
            <text:p>0</text:p>
          </table:table-cell>
          <table:table-cell table:formula="of:=[.$F55]*POWER([.$G55]-[.$C55]/100;[.$L$67])" office:value-type="float" office:value="0" calcext:value-type="float">
            <text:p>0</text:p>
          </table:table-cell>
          <table:table-cell table:formula="of:=[.$F55]*POWER([.$G55]-[.$C55]/100;[.$M$67])" office:value-type="float" office:value="0" calcext:value-type="float">
            <text:p>0</text:p>
          </table:table-cell>
          <table:table-cell table:formula="of:=[.$F55]*POWER([.$G55]-[.$C55]/100;[.$N$67])" office:value-type="float" office:value="0" calcext:value-type="float">
            <text:p>0</text:p>
          </table:table-cell>
          <table:table-cell table:formula="of:=[.$F55]*POWER([.$G55]-[.$C55]/100;[.$O$67])" office:value-type="float" office:value="0" calcext:value-type="float">
            <text:p>0</text:p>
          </table:table-cell>
          <table:table-cell table:formula="of:=[.$F55]*POWER([.$G55]-[.$C55]/100;[.$P$67])" office:value-type="float" office:value="0" calcext:value-type="float">
            <text:p>0</text:p>
          </table:table-cell>
          <table:table-cell table:formula="of:=[.$F55]*POWER([.$G55]-[.$C55]/100;[.$Q$67])" office:value-type="float" office:value="0" calcext:value-type="float">
            <text:p>0</text:p>
          </table:table-cell>
          <table:table-cell table:formula="of:=[.$F55]*POWER([.$G55]-[.$C55]/100;[.$R$67])" office:value-type="float" office:value="0" calcext:value-type="float">
            <text:p>0</text:p>
          </table:table-cell>
          <table:table-cell table:formula="of:=[.$F55]*POWER([.$G55]-[.$C55]/100;[.$S$67])" office:value-type="float" office:value="0" calcext:value-type="float">
            <text:p>0</text:p>
          </table:table-cell>
          <table:table-cell table:formula="of:=[.$F55]*POWER([.$G55]-[.$C55]/100;[.$T$67])" office:value-type="float" office:value="0" calcext:value-type="float">
            <text:p>0</text:p>
          </table:table-cell>
          <table:table-cell table:formula="of:=[.$F55]*POWER([.$G55]-[.$C55]/100;[.$U$67])" office:value-type="float" office:value="0" calcext:value-type="float">
            <text:p>0</text:p>
          </table:table-cell>
          <table:table-cell table:formula="of:=[.$F55]*POWER([.$G55]-[.$C55]/100;[.$V$67])" office:value-type="float" office:value="0" calcext:value-type="float">
            <text:p>0</text:p>
          </table:table-cell>
          <table:table-cell table:formula="of:=[.$F55]*POWER([.$G55]-[.$C55]/100;[.$W$67])" office:value-type="float" office:value="0" calcext:value-type="float">
            <text:p>0</text:p>
          </table:table-cell>
          <table:table-cell table:formula="of:=[.$F55]*POWER([.$G55]-[.$C55]/100;[.$X$67])" office:value-type="float" office:value="0" calcext:value-type="float">
            <text:p>0</text:p>
          </table:table-cell>
          <table:table-cell table:formula="of:=[.$F55]*POWER([.$G55]-[.$C55]/100;[.$Y$67])" office:value-type="float" office:value="0" calcext:value-type="float">
            <text:p>0</text:p>
          </table:table-cell>
          <table:table-cell table:formula="of:=[.$F55]*POWER([.$G55]-[.$C55]/100;[.$Z$67])" office:value-type="float" office:value="0" calcext:value-type="float">
            <text:p>0</text:p>
          </table:table-cell>
          <table:table-cell table:formula="of:=[.$F55]*POWER([.$G55]-[.$C55]/100;[.$AA$67])" office:value-type="float" office:value="0" calcext:value-type="float">
            <text:p>0</text:p>
          </table:table-cell>
          <table:table-cell table:formula="of:=[.$F55]*POWER([.$G55]-[.$C55]/100;[.$AB$67])" office:value-type="float" office:value="0" calcext:value-type="float">
            <text:p>0</text:p>
          </table:table-cell>
          <table:table-cell table:formula="of:=[.$F55]*POWER([.$G55]-[.$C55]/100;[.$AC$67])" office:value-type="float" office:value="0" calcext:value-type="float">
            <text:p>0</text:p>
          </table:table-cell>
          <table:table-cell table:formula="of:=[.$F55]*POWER([.$G55]-[.$C55]/100;[.$AD$67])" office:value-type="float" office:value="0" calcext:value-type="float">
            <text:p>0</text:p>
          </table:table-cell>
          <table:table-cell table:formula="of:=[.$F55]*POWER([.$G55]-[.$C55]/100;[.$AE$67])" office:value-type="float" office:value="0" calcext:value-type="float">
            <text:p>0</text:p>
          </table:table-cell>
          <table:table-cell table:formula="of:=[.$F55]*POWER([.$G55]-[.$C55]/100;[.$AF$67])" office:value-type="float" office:value="0" calcext:value-type="float">
            <text:p>0</text:p>
          </table:table-cell>
          <table:table-cell table:formula="of:=[.$F55]*POWER([.$G55]-[.$C55]/100;[.$AG$67])" office:value-type="float" office:value="0" calcext:value-type="float">
            <text:p>0</text:p>
          </table:table-cell>
          <table:table-cell table:formula="of:=[.$F55]*POWER([.$G55]-[.$C55]/100;[.$AH$67])" office:value-type="float" office:value="0" calcext:value-type="float">
            <text:p>0</text:p>
          </table:table-cell>
          <table:table-cell table:formula="of:=[.$F55]*POWER([.$G55]-[.$C55]/100;[.$AI$67])" office:value-type="float" office:value="0" calcext:value-type="float">
            <text:p>0</text:p>
          </table:table-cell>
          <table:table-cell table:formula="of:=[.$F55]*POWER([.$G55]-[.$C55]/100;[.$AJ$67])" office:value-type="float" office:value="0" calcext:value-type="float">
            <text:p>0</text:p>
          </table:table-cell>
          <table:table-cell table:formula="of:=[.$F55]*POWER([.$G55]-[.$C55]/100;[.$AK$67])" office:value-type="float" office:value="0" calcext:value-type="float">
            <text:p>0</text:p>
          </table:table-cell>
          <table:table-cell table:formula="of:=[.$F55]*POWER([.$G55]-[.$C55]/100;[.$AL$67])" office:value-type="float" office:value="0" calcext:value-type="float">
            <text:p>0</text:p>
          </table:table-cell>
          <table:table-cell table:formula="of:=[.$F55]*POWER([.$G55]-[.$C55]/100;[.$AM$67])" office:value-type="float" office:value="0" calcext:value-type="float">
            <text:p>0</text:p>
          </table:table-cell>
          <table:table-cell table:formula="of:=[.$F55]*POWER([.$G55]-[.$C55]/100;[.$AN$67])" office:value-type="float" office:value="0" calcext:value-type="float">
            <text:p>0</text:p>
          </table:table-cell>
          <table:table-cell table:formula="of:=[.$F55]*POWER([.$G55]-[.$C55]/100;[.$AO$67])" office:value-type="float" office:value="0" calcext:value-type="float">
            <text:p>0</text:p>
          </table:table-cell>
          <table:table-cell table:formula="of:=[.$F55]*POWER([.$G55]-[.$C55]/100;[.$AP$67])" office:value-type="float" office:value="0" calcext:value-type="float">
            <text:p>0</text:p>
          </table:table-cell>
          <table:table-cell table:formula="of:=[.$F55]*POWER([.$G55]-[.$C55]/100;[.$AQ$67])" office:value-type="float" office:value="0" calcext:value-type="float">
            <text:p>0</text:p>
          </table:table-cell>
          <table:table-cell table:formula="of:=[.$F55]*POWER([.$G55]-[.$C55]/100;[.$AR$67])" office:value-type="float" office:value="0" calcext:value-type="float">
            <text:p>0</text:p>
          </table:table-cell>
          <table:table-cell table:formula="of:=[.$F55]*POWER([.$G55]-[.$C55]/100;[.$AS$67])" office:value-type="float" office:value="0" calcext:value-type="float">
            <text:p>0</text:p>
          </table:table-cell>
          <table:table-cell table:formula="of:=[.$F55]*POWER([.$G55]-[.$C55]/100;[.$AT$67])" office:value-type="float" office:value="0" calcext:value-type="float">
            <text:p>0</text:p>
          </table:table-cell>
          <table:table-cell table:formula="of:=[.$F55]*POWER([.$G55]-[.$C55]/100;[.$AU$67])" office:value-type="float" office:value="0" calcext:value-type="float">
            <text:p>0</text:p>
          </table:table-cell>
          <table:table-cell table:formula="of:=[.$F55]*POWER([.$G55]-[.$C55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6]-[.$C$56]/100;[.H$67])-1)/([.$G$56]-[.$C$56]/100-1)" office:value-type="float" office:value="-0" calcext:value-type="float">
            <text:p>0</text:p>
          </table:table-cell>
          <table:table-cell table:formula="of:=(POWER([.$G$56]-[.$C$56]/100;[.I$67])-1)/([.$G$56]-[.$C$56]/100-1)" office:value-type="float" office:value="1" calcext:value-type="float">
            <text:p>1</text:p>
          </table:table-cell>
          <table:table-cell table:formula="of:=(POWER([.$G$56]-[.$C$56]/100;[.J$67])-1)/([.$G$56]-[.$C$56]/100-1)" office:value-type="float" office:value="1" calcext:value-type="float">
            <text:p>1</text:p>
          </table:table-cell>
          <table:table-cell table:formula="of:=(POWER([.$G$56]-[.$C$56]/100;[.K$67])-1)/([.$G$56]-[.$C$56]/100-1)" office:value-type="float" office:value="1" calcext:value-type="float">
            <text:p>1</text:p>
          </table:table-cell>
          <table:table-cell table:formula="of:=(POWER([.$G$56]-[.$C$56]/100;[.L$67])-1)/([.$G$56]-[.$C$56]/100-1)" office:value-type="float" office:value="1" calcext:value-type="float">
            <text:p>1</text:p>
          </table:table-cell>
          <table:table-cell table:formula="of:=(POWER([.$G$56]-[.$C$56]/100;[.M$67])-1)/([.$G$56]-[.$C$56]/100-1)" office:value-type="float" office:value="1" calcext:value-type="float">
            <text:p>1</text:p>
          </table:table-cell>
          <table:table-cell table:formula="of:=(POWER([.$G$56]-[.$C$56]/100;[.N$67])-1)/([.$G$56]-[.$C$56]/100-1)" office:value-type="float" office:value="1" calcext:value-type="float">
            <text:p>1</text:p>
          </table:table-cell>
          <table:table-cell table:formula="of:=(POWER([.$G$56]-[.$C$56]/100;[.O$67])-1)/([.$G$56]-[.$C$56]/100-1)" office:value-type="float" office:value="1" calcext:value-type="float">
            <text:p>1</text:p>
          </table:table-cell>
          <table:table-cell table:formula="of:=(POWER([.$G$56]-[.$C$56]/100;[.P$67])-1)/([.$G$56]-[.$C$56]/100-1)" office:value-type="float" office:value="1" calcext:value-type="float">
            <text:p>1</text:p>
          </table:table-cell>
          <table:table-cell table:formula="of:=(POWER([.$G$56]-[.$C$56]/100;[.Q$67])-1)/([.$G$56]-[.$C$56]/100-1)" office:value-type="float" office:value="1" calcext:value-type="float">
            <text:p>1</text:p>
          </table:table-cell>
          <table:table-cell table:formula="of:=(POWER([.$G$56]-[.$C$56]/100;[.R$67])-1)/([.$G$56]-[.$C$56]/100-1)" office:value-type="float" office:value="1" calcext:value-type="float">
            <text:p>1</text:p>
          </table:table-cell>
          <table:table-cell table:formula="of:=(POWER([.$G$56]-[.$C$56]/100;[.S$67])-1)/([.$G$56]-[.$C$56]/100-1)" office:value-type="float" office:value="1" calcext:value-type="float">
            <text:p>1</text:p>
          </table:table-cell>
          <table:table-cell table:formula="of:=(POWER([.$G$56]-[.$C$56]/100;[.T$67])-1)/([.$G$56]-[.$C$56]/100-1)" office:value-type="float" office:value="1" calcext:value-type="float">
            <text:p>1</text:p>
          </table:table-cell>
          <table:table-cell table:formula="of:=(POWER([.$G$56]-[.$C$56]/100;[.U$67])-1)/([.$G$56]-[.$C$56]/100-1)" office:value-type="float" office:value="1" calcext:value-type="float">
            <text:p>1</text:p>
          </table:table-cell>
          <table:table-cell table:formula="of:=(POWER([.$G$56]-[.$C$56]/100;[.V$67])-1)/([.$G$56]-[.$C$56]/100-1)" office:value-type="float" office:value="1" calcext:value-type="float">
            <text:p>1</text:p>
          </table:table-cell>
          <table:table-cell table:formula="of:=(POWER([.$G$56]-[.$C$56]/100;[.W$67])-1)/([.$G$56]-[.$C$56]/100-1)" office:value-type="float" office:value="1" calcext:value-type="float">
            <text:p>1</text:p>
          </table:table-cell>
          <table:table-cell table:formula="of:=(POWER([.$G$56]-[.$C$56]/100;[.X$67])-1)/([.$G$56]-[.$C$56]/100-1)" office:value-type="float" office:value="1" calcext:value-type="float">
            <text:p>1</text:p>
          </table:table-cell>
          <table:table-cell table:formula="of:=(POWER([.$G$56]-[.$C$56]/100;[.Y$67])-1)/([.$G$56]-[.$C$56]/100-1)" office:value-type="float" office:value="1" calcext:value-type="float">
            <text:p>1</text:p>
          </table:table-cell>
          <table:table-cell table:formula="of:=(POWER([.$G$56]-[.$C$56]/100;[.Z$67])-1)/([.$G$56]-[.$C$56]/100-1)" office:value-type="float" office:value="1" calcext:value-type="float">
            <text:p>1</text:p>
          </table:table-cell>
          <table:table-cell table:formula="of:=(POWER([.$G$56]-[.$C$56]/100;[.AA$67])-1)/([.$G$56]-[.$C$56]/100-1)" office:value-type="float" office:value="1" calcext:value-type="float">
            <text:p>1</text:p>
          </table:table-cell>
          <table:table-cell table:formula="of:=(POWER([.$G$56]-[.$C$56]/100;[.AB$67])-1)/([.$G$56]-[.$C$56]/100-1)" office:value-type="float" office:value="1" calcext:value-type="float">
            <text:p>1</text:p>
          </table:table-cell>
          <table:table-cell table:formula="of:=(POWER([.$G$56]-[.$C$56]/100;[.AC$67])-1)/([.$G$56]-[.$C$56]/100-1)" office:value-type="float" office:value="1" calcext:value-type="float">
            <text:p>1</text:p>
          </table:table-cell>
          <table:table-cell table:formula="of:=(POWER([.$G$56]-[.$C$56]/100;[.AD$67])-1)/([.$G$56]-[.$C$56]/100-1)" office:value-type="float" office:value="1" calcext:value-type="float">
            <text:p>1</text:p>
          </table:table-cell>
          <table:table-cell table:formula="of:=(POWER([.$G$56]-[.$C$56]/100;[.AE$67])-1)/([.$G$56]-[.$C$56]/100-1)" office:value-type="float" office:value="1" calcext:value-type="float">
            <text:p>1</text:p>
          </table:table-cell>
          <table:table-cell table:formula="of:=(POWER([.$G$56]-[.$C$56]/100;[.AF$67])-1)/([.$G$56]-[.$C$56]/100-1)" office:value-type="float" office:value="1" calcext:value-type="float">
            <text:p>1</text:p>
          </table:table-cell>
          <table:table-cell table:formula="of:=(POWER([.$G$56]-[.$C$56]/100;[.AG$67])-1)/([.$G$56]-[.$C$56]/100-1)" office:value-type="float" office:value="1" calcext:value-type="float">
            <text:p>1</text:p>
          </table:table-cell>
          <table:table-cell table:formula="of:=(POWER([.$G$56]-[.$C$56]/100;[.AH$67])-1)/([.$G$56]-[.$C$56]/100-1)" office:value-type="float" office:value="1" calcext:value-type="float">
            <text:p>1</text:p>
          </table:table-cell>
          <table:table-cell table:formula="of:=(POWER([.$G$56]-[.$C$56]/100;[.AI$67])-1)/([.$G$56]-[.$C$56]/100-1)" office:value-type="float" office:value="1" calcext:value-type="float">
            <text:p>1</text:p>
          </table:table-cell>
          <table:table-cell table:formula="of:=(POWER([.$G$56]-[.$C$56]/100;[.AJ$67])-1)/([.$G$56]-[.$C$56]/100-1)" office:value-type="float" office:value="1" calcext:value-type="float">
            <text:p>1</text:p>
          </table:table-cell>
          <table:table-cell table:formula="of:=(POWER([.$G$56]-[.$C$56]/100;[.AK$67])-1)/([.$G$56]-[.$C$56]/100-1)" office:value-type="float" office:value="1" calcext:value-type="float">
            <text:p>1</text:p>
          </table:table-cell>
          <table:table-cell table:formula="of:=(POWER([.$G$56]-[.$C$56]/100;[.AL$67])-1)/([.$G$56]-[.$C$56]/100-1)" office:value-type="float" office:value="1" calcext:value-type="float">
            <text:p>1</text:p>
          </table:table-cell>
          <table:table-cell table:formula="of:=(POWER([.$G$56]-[.$C$56]/100;[.AM$67])-1)/([.$G$56]-[.$C$56]/100-1)" office:value-type="float" office:value="1" calcext:value-type="float">
            <text:p>1</text:p>
          </table:table-cell>
          <table:table-cell table:formula="of:=(POWER([.$G$56]-[.$C$56]/100;[.AN$67])-1)/([.$G$56]-[.$C$56]/100-1)" office:value-type="float" office:value="1" calcext:value-type="float">
            <text:p>1</text:p>
          </table:table-cell>
          <table:table-cell table:formula="of:=(POWER([.$G$56]-[.$C$56]/100;[.AO$67])-1)/([.$G$56]-[.$C$56]/100-1)" office:value-type="float" office:value="1" calcext:value-type="float">
            <text:p>1</text:p>
          </table:table-cell>
          <table:table-cell table:formula="of:=(POWER([.$G$56]-[.$C$56]/100;[.AP$67])-1)/([.$G$56]-[.$C$56]/100-1)" office:value-type="float" office:value="1" calcext:value-type="float">
            <text:p>1</text:p>
          </table:table-cell>
          <table:table-cell table:formula="of:=(POWER([.$G$56]-[.$C$56]/100;[.AQ$67])-1)/([.$G$56]-[.$C$56]/100-1)" office:value-type="float" office:value="1" calcext:value-type="float">
            <text:p>1</text:p>
          </table:table-cell>
          <table:table-cell table:formula="of:=(POWER([.$G$56]-[.$C$56]/100;[.AR$67])-1)/([.$G$56]-[.$C$56]/100-1)" office:value-type="float" office:value="1" calcext:value-type="float">
            <text:p>1</text:p>
          </table:table-cell>
          <table:table-cell table:formula="of:=(POWER([.$G$56]-[.$C$56]/100;[.AS$67])-1)/([.$G$56]-[.$C$56]/100-1)" office:value-type="float" office:value="1" calcext:value-type="float">
            <text:p>1</text:p>
          </table:table-cell>
          <table:table-cell table:formula="of:=(POWER([.$G$56]-[.$C$56]/100;[.AT$67])-1)/([.$G$56]-[.$C$56]/100-1)" office:value-type="float" office:value="1" calcext:value-type="float">
            <text:p>1</text:p>
          </table:table-cell>
          <table:table-cell table:formula="of:=(POWER([.$G$56]-[.$C$56]/100;[.AU$67])-1)/([.$G$56]-[.$C$56]/100-1)" office:value-type="float" office:value="1" calcext:value-type="float">
            <text:p>1</text:p>
          </table:table-cell>
          <table:table-cell table:formula="of:=(POWER([.$G$56]-[.$C$56]/100;[.AV$67])-1)/([.$G$56]-[.$C$56]/100-1)" office:value-type="float" office:value="1" calcext:value-type="float">
            <text:p>1</text:p>
          </table:table-cell>
          <table:table-cell table:number-columns-repeated="2"/>
          <table:table-cell table:formula="of:=[.$F56]*POWER([.$G56]-[.$C56]/100;[.$H$67])" office:value-type="float" office:value="0" calcext:value-type="float">
            <text:p>0</text:p>
          </table:table-cell>
          <table:table-cell table:formula="of:=[.$F56]*POWER([.$G56]-[.$C56]/100;[.$I$67])" office:value-type="float" office:value="0" calcext:value-type="float">
            <text:p>0</text:p>
          </table:table-cell>
          <table:table-cell table:formula="of:=[.$F56]*POWER([.$G56]-[.$C56]/100;[.$J$67])" office:value-type="float" office:value="0" calcext:value-type="float">
            <text:p>0</text:p>
          </table:table-cell>
          <table:table-cell table:formula="of:=[.$F56]*POWER([.$G56]-[.$C56]/100;[.$K$67])" office:value-type="float" office:value="0" calcext:value-type="float">
            <text:p>0</text:p>
          </table:table-cell>
          <table:table-cell table:formula="of:=[.$F56]*POWER([.$G56]-[.$C56]/100;[.$L$67])" office:value-type="float" office:value="0" calcext:value-type="float">
            <text:p>0</text:p>
          </table:table-cell>
          <table:table-cell table:formula="of:=[.$F56]*POWER([.$G56]-[.$C56]/100;[.$M$67])" office:value-type="float" office:value="0" calcext:value-type="float">
            <text:p>0</text:p>
          </table:table-cell>
          <table:table-cell table:formula="of:=[.$F56]*POWER([.$G56]-[.$C56]/100;[.$N$67])" office:value-type="float" office:value="0" calcext:value-type="float">
            <text:p>0</text:p>
          </table:table-cell>
          <table:table-cell table:formula="of:=[.$F56]*POWER([.$G56]-[.$C56]/100;[.$O$67])" office:value-type="float" office:value="0" calcext:value-type="float">
            <text:p>0</text:p>
          </table:table-cell>
          <table:table-cell table:formula="of:=[.$F56]*POWER([.$G56]-[.$C56]/100;[.$P$67])" office:value-type="float" office:value="0" calcext:value-type="float">
            <text:p>0</text:p>
          </table:table-cell>
          <table:table-cell table:formula="of:=[.$F56]*POWER([.$G56]-[.$C56]/100;[.$Q$67])" office:value-type="float" office:value="0" calcext:value-type="float">
            <text:p>0</text:p>
          </table:table-cell>
          <table:table-cell table:formula="of:=[.$F56]*POWER([.$G56]-[.$C56]/100;[.$R$67])" office:value-type="float" office:value="0" calcext:value-type="float">
            <text:p>0</text:p>
          </table:table-cell>
          <table:table-cell table:formula="of:=[.$F56]*POWER([.$G56]-[.$C56]/100;[.$S$67])" office:value-type="float" office:value="0" calcext:value-type="float">
            <text:p>0</text:p>
          </table:table-cell>
          <table:table-cell table:formula="of:=[.$F56]*POWER([.$G56]-[.$C56]/100;[.$T$67])" office:value-type="float" office:value="0" calcext:value-type="float">
            <text:p>0</text:p>
          </table:table-cell>
          <table:table-cell table:formula="of:=[.$F56]*POWER([.$G56]-[.$C56]/100;[.$U$67])" office:value-type="float" office:value="0" calcext:value-type="float">
            <text:p>0</text:p>
          </table:table-cell>
          <table:table-cell table:formula="of:=[.$F56]*POWER([.$G56]-[.$C56]/100;[.$V$67])" office:value-type="float" office:value="0" calcext:value-type="float">
            <text:p>0</text:p>
          </table:table-cell>
          <table:table-cell table:formula="of:=[.$F56]*POWER([.$G56]-[.$C56]/100;[.$W$67])" office:value-type="float" office:value="0" calcext:value-type="float">
            <text:p>0</text:p>
          </table:table-cell>
          <table:table-cell table:formula="of:=[.$F56]*POWER([.$G56]-[.$C56]/100;[.$X$67])" office:value-type="float" office:value="0" calcext:value-type="float">
            <text:p>0</text:p>
          </table:table-cell>
          <table:table-cell table:formula="of:=[.$F56]*POWER([.$G56]-[.$C56]/100;[.$Y$67])" office:value-type="float" office:value="0" calcext:value-type="float">
            <text:p>0</text:p>
          </table:table-cell>
          <table:table-cell table:formula="of:=[.$F56]*POWER([.$G56]-[.$C56]/100;[.$Z$67])" office:value-type="float" office:value="0" calcext:value-type="float">
            <text:p>0</text:p>
          </table:table-cell>
          <table:table-cell table:formula="of:=[.$F56]*POWER([.$G56]-[.$C56]/100;[.$AA$67])" office:value-type="float" office:value="0" calcext:value-type="float">
            <text:p>0</text:p>
          </table:table-cell>
          <table:table-cell table:formula="of:=[.$F56]*POWER([.$G56]-[.$C56]/100;[.$AB$67])" office:value-type="float" office:value="0" calcext:value-type="float">
            <text:p>0</text:p>
          </table:table-cell>
          <table:table-cell table:formula="of:=[.$F56]*POWER([.$G56]-[.$C56]/100;[.$AC$67])" office:value-type="float" office:value="0" calcext:value-type="float">
            <text:p>0</text:p>
          </table:table-cell>
          <table:table-cell table:formula="of:=[.$F56]*POWER([.$G56]-[.$C56]/100;[.$AD$67])" office:value-type="float" office:value="0" calcext:value-type="float">
            <text:p>0</text:p>
          </table:table-cell>
          <table:table-cell table:formula="of:=[.$F56]*POWER([.$G56]-[.$C56]/100;[.$AE$67])" office:value-type="float" office:value="0" calcext:value-type="float">
            <text:p>0</text:p>
          </table:table-cell>
          <table:table-cell table:formula="of:=[.$F56]*POWER([.$G56]-[.$C56]/100;[.$AF$67])" office:value-type="float" office:value="0" calcext:value-type="float">
            <text:p>0</text:p>
          </table:table-cell>
          <table:table-cell table:formula="of:=[.$F56]*POWER([.$G56]-[.$C56]/100;[.$AG$67])" office:value-type="float" office:value="0" calcext:value-type="float">
            <text:p>0</text:p>
          </table:table-cell>
          <table:table-cell table:formula="of:=[.$F56]*POWER([.$G56]-[.$C56]/100;[.$AH$67])" office:value-type="float" office:value="0" calcext:value-type="float">
            <text:p>0</text:p>
          </table:table-cell>
          <table:table-cell table:formula="of:=[.$F56]*POWER([.$G56]-[.$C56]/100;[.$AI$67])" office:value-type="float" office:value="0" calcext:value-type="float">
            <text:p>0</text:p>
          </table:table-cell>
          <table:table-cell table:formula="of:=[.$F56]*POWER([.$G56]-[.$C56]/100;[.$AJ$67])" office:value-type="float" office:value="0" calcext:value-type="float">
            <text:p>0</text:p>
          </table:table-cell>
          <table:table-cell table:formula="of:=[.$F56]*POWER([.$G56]-[.$C56]/100;[.$AK$67])" office:value-type="float" office:value="0" calcext:value-type="float">
            <text:p>0</text:p>
          </table:table-cell>
          <table:table-cell table:formula="of:=[.$F56]*POWER([.$G56]-[.$C56]/100;[.$AL$67])" office:value-type="float" office:value="0" calcext:value-type="float">
            <text:p>0</text:p>
          </table:table-cell>
          <table:table-cell table:formula="of:=[.$F56]*POWER([.$G56]-[.$C56]/100;[.$AM$67])" office:value-type="float" office:value="0" calcext:value-type="float">
            <text:p>0</text:p>
          </table:table-cell>
          <table:table-cell table:formula="of:=[.$F56]*POWER([.$G56]-[.$C56]/100;[.$AN$67])" office:value-type="float" office:value="0" calcext:value-type="float">
            <text:p>0</text:p>
          </table:table-cell>
          <table:table-cell table:formula="of:=[.$F56]*POWER([.$G56]-[.$C56]/100;[.$AO$67])" office:value-type="float" office:value="0" calcext:value-type="float">
            <text:p>0</text:p>
          </table:table-cell>
          <table:table-cell table:formula="of:=[.$F56]*POWER([.$G56]-[.$C56]/100;[.$AP$67])" office:value-type="float" office:value="0" calcext:value-type="float">
            <text:p>0</text:p>
          </table:table-cell>
          <table:table-cell table:formula="of:=[.$F56]*POWER([.$G56]-[.$C56]/100;[.$AQ$67])" office:value-type="float" office:value="0" calcext:value-type="float">
            <text:p>0</text:p>
          </table:table-cell>
          <table:table-cell table:formula="of:=[.$F56]*POWER([.$G56]-[.$C56]/100;[.$AR$67])" office:value-type="float" office:value="0" calcext:value-type="float">
            <text:p>0</text:p>
          </table:table-cell>
          <table:table-cell table:formula="of:=[.$F56]*POWER([.$G56]-[.$C56]/100;[.$AS$67])" office:value-type="float" office:value="0" calcext:value-type="float">
            <text:p>0</text:p>
          </table:table-cell>
          <table:table-cell table:formula="of:=[.$F56]*POWER([.$G56]-[.$C56]/100;[.$AT$67])" office:value-type="float" office:value="0" calcext:value-type="float">
            <text:p>0</text:p>
          </table:table-cell>
          <table:table-cell table:formula="of:=[.$F56]*POWER([.$G56]-[.$C56]/100;[.$AU$67])" office:value-type="float" office:value="0" calcext:value-type="float">
            <text:p>0</text:p>
          </table:table-cell>
          <table:table-cell table:formula="of:=[.$F56]*POWER([.$G56]-[.$C56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7]-[.$C$57]/100;[.H$67])-1)/([.$G$57]-[.$C$57]/100-1)" office:value-type="float" office:value="-0" calcext:value-type="float">
            <text:p>0</text:p>
          </table:table-cell>
          <table:table-cell table:formula="of:=(POWER([.$G$57]-[.$C$57]/100;[.I$67])-1)/([.$G$57]-[.$C$57]/100-1)" office:value-type="float" office:value="1" calcext:value-type="float">
            <text:p>1</text:p>
          </table:table-cell>
          <table:table-cell table:formula="of:=(POWER([.$G$57]-[.$C$57]/100;[.J$67])-1)/([.$G$57]-[.$C$57]/100-1)" office:value-type="float" office:value="1" calcext:value-type="float">
            <text:p>1</text:p>
          </table:table-cell>
          <table:table-cell table:formula="of:=(POWER([.$G$57]-[.$C$57]/100;[.K$67])-1)/([.$G$57]-[.$C$57]/100-1)" office:value-type="float" office:value="1" calcext:value-type="float">
            <text:p>1</text:p>
          </table:table-cell>
          <table:table-cell table:formula="of:=(POWER([.$G$57]-[.$C$57]/100;[.L$67])-1)/([.$G$57]-[.$C$57]/100-1)" office:value-type="float" office:value="1" calcext:value-type="float">
            <text:p>1</text:p>
          </table:table-cell>
          <table:table-cell table:formula="of:=(POWER([.$G$57]-[.$C$57]/100;[.M$67])-1)/([.$G$57]-[.$C$57]/100-1)" office:value-type="float" office:value="1" calcext:value-type="float">
            <text:p>1</text:p>
          </table:table-cell>
          <table:table-cell table:formula="of:=(POWER([.$G$57]-[.$C$57]/100;[.N$67])-1)/([.$G$57]-[.$C$57]/100-1)" office:value-type="float" office:value="1" calcext:value-type="float">
            <text:p>1</text:p>
          </table:table-cell>
          <table:table-cell table:formula="of:=(POWER([.$G$57]-[.$C$57]/100;[.O$67])-1)/([.$G$57]-[.$C$57]/100-1)" office:value-type="float" office:value="1" calcext:value-type="float">
            <text:p>1</text:p>
          </table:table-cell>
          <table:table-cell table:formula="of:=(POWER([.$G$57]-[.$C$57]/100;[.P$67])-1)/([.$G$57]-[.$C$57]/100-1)" office:value-type="float" office:value="1" calcext:value-type="float">
            <text:p>1</text:p>
          </table:table-cell>
          <table:table-cell table:formula="of:=(POWER([.$G$57]-[.$C$57]/100;[.Q$67])-1)/([.$G$57]-[.$C$57]/100-1)" office:value-type="float" office:value="1" calcext:value-type="float">
            <text:p>1</text:p>
          </table:table-cell>
          <table:table-cell table:formula="of:=(POWER([.$G$57]-[.$C$57]/100;[.R$67])-1)/([.$G$57]-[.$C$57]/100-1)" office:value-type="float" office:value="1" calcext:value-type="float">
            <text:p>1</text:p>
          </table:table-cell>
          <table:table-cell table:formula="of:=(POWER([.$G$57]-[.$C$57]/100;[.S$67])-1)/([.$G$57]-[.$C$57]/100-1)" office:value-type="float" office:value="1" calcext:value-type="float">
            <text:p>1</text:p>
          </table:table-cell>
          <table:table-cell table:formula="of:=(POWER([.$G$57]-[.$C$57]/100;[.T$67])-1)/([.$G$57]-[.$C$57]/100-1)" office:value-type="float" office:value="1" calcext:value-type="float">
            <text:p>1</text:p>
          </table:table-cell>
          <table:table-cell table:formula="of:=(POWER([.$G$57]-[.$C$57]/100;[.U$67])-1)/([.$G$57]-[.$C$57]/100-1)" office:value-type="float" office:value="1" calcext:value-type="float">
            <text:p>1</text:p>
          </table:table-cell>
          <table:table-cell table:formula="of:=(POWER([.$G$57]-[.$C$57]/100;[.V$67])-1)/([.$G$57]-[.$C$57]/100-1)" office:value-type="float" office:value="1" calcext:value-type="float">
            <text:p>1</text:p>
          </table:table-cell>
          <table:table-cell table:formula="of:=(POWER([.$G$57]-[.$C$57]/100;[.W$67])-1)/([.$G$57]-[.$C$57]/100-1)" office:value-type="float" office:value="1" calcext:value-type="float">
            <text:p>1</text:p>
          </table:table-cell>
          <table:table-cell table:formula="of:=(POWER([.$G$57]-[.$C$57]/100;[.X$67])-1)/([.$G$57]-[.$C$57]/100-1)" office:value-type="float" office:value="1" calcext:value-type="float">
            <text:p>1</text:p>
          </table:table-cell>
          <table:table-cell table:formula="of:=(POWER([.$G$57]-[.$C$57]/100;[.Y$67])-1)/([.$G$57]-[.$C$57]/100-1)" office:value-type="float" office:value="1" calcext:value-type="float">
            <text:p>1</text:p>
          </table:table-cell>
          <table:table-cell table:formula="of:=(POWER([.$G$57]-[.$C$57]/100;[.Z$67])-1)/([.$G$57]-[.$C$57]/100-1)" office:value-type="float" office:value="1" calcext:value-type="float">
            <text:p>1</text:p>
          </table:table-cell>
          <table:table-cell table:formula="of:=(POWER([.$G$57]-[.$C$57]/100;[.AA$67])-1)/([.$G$57]-[.$C$57]/100-1)" office:value-type="float" office:value="1" calcext:value-type="float">
            <text:p>1</text:p>
          </table:table-cell>
          <table:table-cell table:formula="of:=(POWER([.$G$57]-[.$C$57]/100;[.AB$67])-1)/([.$G$57]-[.$C$57]/100-1)" office:value-type="float" office:value="1" calcext:value-type="float">
            <text:p>1</text:p>
          </table:table-cell>
          <table:table-cell table:formula="of:=(POWER([.$G$57]-[.$C$57]/100;[.AC$67])-1)/([.$G$57]-[.$C$57]/100-1)" office:value-type="float" office:value="1" calcext:value-type="float">
            <text:p>1</text:p>
          </table:table-cell>
          <table:table-cell table:formula="of:=(POWER([.$G$57]-[.$C$57]/100;[.AD$67])-1)/([.$G$57]-[.$C$57]/100-1)" office:value-type="float" office:value="1" calcext:value-type="float">
            <text:p>1</text:p>
          </table:table-cell>
          <table:table-cell table:formula="of:=(POWER([.$G$57]-[.$C$57]/100;[.AE$67])-1)/([.$G$57]-[.$C$57]/100-1)" office:value-type="float" office:value="1" calcext:value-type="float">
            <text:p>1</text:p>
          </table:table-cell>
          <table:table-cell table:formula="of:=(POWER([.$G$57]-[.$C$57]/100;[.AF$67])-1)/([.$G$57]-[.$C$57]/100-1)" office:value-type="float" office:value="1" calcext:value-type="float">
            <text:p>1</text:p>
          </table:table-cell>
          <table:table-cell table:formula="of:=(POWER([.$G$57]-[.$C$57]/100;[.AG$67])-1)/([.$G$57]-[.$C$57]/100-1)" office:value-type="float" office:value="1" calcext:value-type="float">
            <text:p>1</text:p>
          </table:table-cell>
          <table:table-cell table:formula="of:=(POWER([.$G$57]-[.$C$57]/100;[.AH$67])-1)/([.$G$57]-[.$C$57]/100-1)" office:value-type="float" office:value="1" calcext:value-type="float">
            <text:p>1</text:p>
          </table:table-cell>
          <table:table-cell table:formula="of:=(POWER([.$G$57]-[.$C$57]/100;[.AI$67])-1)/([.$G$57]-[.$C$57]/100-1)" office:value-type="float" office:value="1" calcext:value-type="float">
            <text:p>1</text:p>
          </table:table-cell>
          <table:table-cell table:formula="of:=(POWER([.$G$57]-[.$C$57]/100;[.AJ$67])-1)/([.$G$57]-[.$C$57]/100-1)" office:value-type="float" office:value="1" calcext:value-type="float">
            <text:p>1</text:p>
          </table:table-cell>
          <table:table-cell table:formula="of:=(POWER([.$G$57]-[.$C$57]/100;[.AK$67])-1)/([.$G$57]-[.$C$57]/100-1)" office:value-type="float" office:value="1" calcext:value-type="float">
            <text:p>1</text:p>
          </table:table-cell>
          <table:table-cell table:formula="of:=(POWER([.$G$57]-[.$C$57]/100;[.AL$67])-1)/([.$G$57]-[.$C$57]/100-1)" office:value-type="float" office:value="1" calcext:value-type="float">
            <text:p>1</text:p>
          </table:table-cell>
          <table:table-cell table:formula="of:=(POWER([.$G$57]-[.$C$57]/100;[.AM$67])-1)/([.$G$57]-[.$C$57]/100-1)" office:value-type="float" office:value="1" calcext:value-type="float">
            <text:p>1</text:p>
          </table:table-cell>
          <table:table-cell table:formula="of:=(POWER([.$G$57]-[.$C$57]/100;[.AN$67])-1)/([.$G$57]-[.$C$57]/100-1)" office:value-type="float" office:value="1" calcext:value-type="float">
            <text:p>1</text:p>
          </table:table-cell>
          <table:table-cell table:formula="of:=(POWER([.$G$57]-[.$C$57]/100;[.AO$67])-1)/([.$G$57]-[.$C$57]/100-1)" office:value-type="float" office:value="1" calcext:value-type="float">
            <text:p>1</text:p>
          </table:table-cell>
          <table:table-cell table:formula="of:=(POWER([.$G$57]-[.$C$57]/100;[.AP$67])-1)/([.$G$57]-[.$C$57]/100-1)" office:value-type="float" office:value="1" calcext:value-type="float">
            <text:p>1</text:p>
          </table:table-cell>
          <table:table-cell table:formula="of:=(POWER([.$G$57]-[.$C$57]/100;[.AQ$67])-1)/([.$G$57]-[.$C$57]/100-1)" office:value-type="float" office:value="1" calcext:value-type="float">
            <text:p>1</text:p>
          </table:table-cell>
          <table:table-cell table:formula="of:=(POWER([.$G$57]-[.$C$57]/100;[.AR$67])-1)/([.$G$57]-[.$C$57]/100-1)" office:value-type="float" office:value="1" calcext:value-type="float">
            <text:p>1</text:p>
          </table:table-cell>
          <table:table-cell table:formula="of:=(POWER([.$G$57]-[.$C$57]/100;[.AS$67])-1)/([.$G$57]-[.$C$57]/100-1)" office:value-type="float" office:value="1" calcext:value-type="float">
            <text:p>1</text:p>
          </table:table-cell>
          <table:table-cell table:formula="of:=(POWER([.$G$57]-[.$C$57]/100;[.AT$67])-1)/([.$G$57]-[.$C$57]/100-1)" office:value-type="float" office:value="1" calcext:value-type="float">
            <text:p>1</text:p>
          </table:table-cell>
          <table:table-cell table:formula="of:=(POWER([.$G$57]-[.$C$57]/100;[.AU$67])-1)/([.$G$57]-[.$C$57]/100-1)" office:value-type="float" office:value="1" calcext:value-type="float">
            <text:p>1</text:p>
          </table:table-cell>
          <table:table-cell table:formula="of:=(POWER([.$G$57]-[.$C$57]/100;[.AV$67])-1)/([.$G$57]-[.$C$57]/100-1)" office:value-type="float" office:value="1" calcext:value-type="float">
            <text:p>1</text:p>
          </table:table-cell>
          <table:table-cell table:number-columns-repeated="2"/>
          <table:table-cell table:formula="of:=[.$F57]*POWER([.$G57]-[.$C57]/100;[.$H$67])" office:value-type="float" office:value="0" calcext:value-type="float">
            <text:p>0</text:p>
          </table:table-cell>
          <table:table-cell table:formula="of:=[.$F57]*POWER([.$G57]-[.$C57]/100;[.$I$67])" office:value-type="float" office:value="0" calcext:value-type="float">
            <text:p>0</text:p>
          </table:table-cell>
          <table:table-cell table:formula="of:=[.$F57]*POWER([.$G57]-[.$C57]/100;[.$J$67])" office:value-type="float" office:value="0" calcext:value-type="float">
            <text:p>0</text:p>
          </table:table-cell>
          <table:table-cell table:formula="of:=[.$F57]*POWER([.$G57]-[.$C57]/100;[.$K$67])" office:value-type="float" office:value="0" calcext:value-type="float">
            <text:p>0</text:p>
          </table:table-cell>
          <table:table-cell table:formula="of:=[.$F57]*POWER([.$G57]-[.$C57]/100;[.$L$67])" office:value-type="float" office:value="0" calcext:value-type="float">
            <text:p>0</text:p>
          </table:table-cell>
          <table:table-cell table:formula="of:=[.$F57]*POWER([.$G57]-[.$C57]/100;[.$M$67])" office:value-type="float" office:value="0" calcext:value-type="float">
            <text:p>0</text:p>
          </table:table-cell>
          <table:table-cell table:formula="of:=[.$F57]*POWER([.$G57]-[.$C57]/100;[.$N$67])" office:value-type="float" office:value="0" calcext:value-type="float">
            <text:p>0</text:p>
          </table:table-cell>
          <table:table-cell table:formula="of:=[.$F57]*POWER([.$G57]-[.$C57]/100;[.$O$67])" office:value-type="float" office:value="0" calcext:value-type="float">
            <text:p>0</text:p>
          </table:table-cell>
          <table:table-cell table:formula="of:=[.$F57]*POWER([.$G57]-[.$C57]/100;[.$P$67])" office:value-type="float" office:value="0" calcext:value-type="float">
            <text:p>0</text:p>
          </table:table-cell>
          <table:table-cell table:formula="of:=[.$F57]*POWER([.$G57]-[.$C57]/100;[.$Q$67])" office:value-type="float" office:value="0" calcext:value-type="float">
            <text:p>0</text:p>
          </table:table-cell>
          <table:table-cell table:formula="of:=[.$F57]*POWER([.$G57]-[.$C57]/100;[.$R$67])" office:value-type="float" office:value="0" calcext:value-type="float">
            <text:p>0</text:p>
          </table:table-cell>
          <table:table-cell table:formula="of:=[.$F57]*POWER([.$G57]-[.$C57]/100;[.$S$67])" office:value-type="float" office:value="0" calcext:value-type="float">
            <text:p>0</text:p>
          </table:table-cell>
          <table:table-cell table:formula="of:=[.$F57]*POWER([.$G57]-[.$C57]/100;[.$T$67])" office:value-type="float" office:value="0" calcext:value-type="float">
            <text:p>0</text:p>
          </table:table-cell>
          <table:table-cell table:formula="of:=[.$F57]*POWER([.$G57]-[.$C57]/100;[.$U$67])" office:value-type="float" office:value="0" calcext:value-type="float">
            <text:p>0</text:p>
          </table:table-cell>
          <table:table-cell table:formula="of:=[.$F57]*POWER([.$G57]-[.$C57]/100;[.$V$67])" office:value-type="float" office:value="0" calcext:value-type="float">
            <text:p>0</text:p>
          </table:table-cell>
          <table:table-cell table:formula="of:=[.$F57]*POWER([.$G57]-[.$C57]/100;[.$W$67])" office:value-type="float" office:value="0" calcext:value-type="float">
            <text:p>0</text:p>
          </table:table-cell>
          <table:table-cell table:formula="of:=[.$F57]*POWER([.$G57]-[.$C57]/100;[.$X$67])" office:value-type="float" office:value="0" calcext:value-type="float">
            <text:p>0</text:p>
          </table:table-cell>
          <table:table-cell table:formula="of:=[.$F57]*POWER([.$G57]-[.$C57]/100;[.$Y$67])" office:value-type="float" office:value="0" calcext:value-type="float">
            <text:p>0</text:p>
          </table:table-cell>
          <table:table-cell table:formula="of:=[.$F57]*POWER([.$G57]-[.$C57]/100;[.$Z$67])" office:value-type="float" office:value="0" calcext:value-type="float">
            <text:p>0</text:p>
          </table:table-cell>
          <table:table-cell table:formula="of:=[.$F57]*POWER([.$G57]-[.$C57]/100;[.$AA$67])" office:value-type="float" office:value="0" calcext:value-type="float">
            <text:p>0</text:p>
          </table:table-cell>
          <table:table-cell table:formula="of:=[.$F57]*POWER([.$G57]-[.$C57]/100;[.$AB$67])" office:value-type="float" office:value="0" calcext:value-type="float">
            <text:p>0</text:p>
          </table:table-cell>
          <table:table-cell table:formula="of:=[.$F57]*POWER([.$G57]-[.$C57]/100;[.$AC$67])" office:value-type="float" office:value="0" calcext:value-type="float">
            <text:p>0</text:p>
          </table:table-cell>
          <table:table-cell table:formula="of:=[.$F57]*POWER([.$G57]-[.$C57]/100;[.$AD$67])" office:value-type="float" office:value="0" calcext:value-type="float">
            <text:p>0</text:p>
          </table:table-cell>
          <table:table-cell table:formula="of:=[.$F57]*POWER([.$G57]-[.$C57]/100;[.$AE$67])" office:value-type="float" office:value="0" calcext:value-type="float">
            <text:p>0</text:p>
          </table:table-cell>
          <table:table-cell table:formula="of:=[.$F57]*POWER([.$G57]-[.$C57]/100;[.$AF$67])" office:value-type="float" office:value="0" calcext:value-type="float">
            <text:p>0</text:p>
          </table:table-cell>
          <table:table-cell table:formula="of:=[.$F57]*POWER([.$G57]-[.$C57]/100;[.$AG$67])" office:value-type="float" office:value="0" calcext:value-type="float">
            <text:p>0</text:p>
          </table:table-cell>
          <table:table-cell table:formula="of:=[.$F57]*POWER([.$G57]-[.$C57]/100;[.$AH$67])" office:value-type="float" office:value="0" calcext:value-type="float">
            <text:p>0</text:p>
          </table:table-cell>
          <table:table-cell table:formula="of:=[.$F57]*POWER([.$G57]-[.$C57]/100;[.$AI$67])" office:value-type="float" office:value="0" calcext:value-type="float">
            <text:p>0</text:p>
          </table:table-cell>
          <table:table-cell table:formula="of:=[.$F57]*POWER([.$G57]-[.$C57]/100;[.$AJ$67])" office:value-type="float" office:value="0" calcext:value-type="float">
            <text:p>0</text:p>
          </table:table-cell>
          <table:table-cell table:formula="of:=[.$F57]*POWER([.$G57]-[.$C57]/100;[.$AK$67])" office:value-type="float" office:value="0" calcext:value-type="float">
            <text:p>0</text:p>
          </table:table-cell>
          <table:table-cell table:formula="of:=[.$F57]*POWER([.$G57]-[.$C57]/100;[.$AL$67])" office:value-type="float" office:value="0" calcext:value-type="float">
            <text:p>0</text:p>
          </table:table-cell>
          <table:table-cell table:formula="of:=[.$F57]*POWER([.$G57]-[.$C57]/100;[.$AM$67])" office:value-type="float" office:value="0" calcext:value-type="float">
            <text:p>0</text:p>
          </table:table-cell>
          <table:table-cell table:formula="of:=[.$F57]*POWER([.$G57]-[.$C57]/100;[.$AN$67])" office:value-type="float" office:value="0" calcext:value-type="float">
            <text:p>0</text:p>
          </table:table-cell>
          <table:table-cell table:formula="of:=[.$F57]*POWER([.$G57]-[.$C57]/100;[.$AO$67])" office:value-type="float" office:value="0" calcext:value-type="float">
            <text:p>0</text:p>
          </table:table-cell>
          <table:table-cell table:formula="of:=[.$F57]*POWER([.$G57]-[.$C57]/100;[.$AP$67])" office:value-type="float" office:value="0" calcext:value-type="float">
            <text:p>0</text:p>
          </table:table-cell>
          <table:table-cell table:formula="of:=[.$F57]*POWER([.$G57]-[.$C57]/100;[.$AQ$67])" office:value-type="float" office:value="0" calcext:value-type="float">
            <text:p>0</text:p>
          </table:table-cell>
          <table:table-cell table:formula="of:=[.$F57]*POWER([.$G57]-[.$C57]/100;[.$AR$67])" office:value-type="float" office:value="0" calcext:value-type="float">
            <text:p>0</text:p>
          </table:table-cell>
          <table:table-cell table:formula="of:=[.$F57]*POWER([.$G57]-[.$C57]/100;[.$AS$67])" office:value-type="float" office:value="0" calcext:value-type="float">
            <text:p>0</text:p>
          </table:table-cell>
          <table:table-cell table:formula="of:=[.$F57]*POWER([.$G57]-[.$C57]/100;[.$AT$67])" office:value-type="float" office:value="0" calcext:value-type="float">
            <text:p>0</text:p>
          </table:table-cell>
          <table:table-cell table:formula="of:=[.$F57]*POWER([.$G57]-[.$C57]/100;[.$AU$67])" office:value-type="float" office:value="0" calcext:value-type="float">
            <text:p>0</text:p>
          </table:table-cell>
          <table:table-cell table:formula="of:=[.$F57]*POWER([.$G57]-[.$C57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8]-[.$C$58]/100;[.H$67])-1)/([.$G$58]-[.$C$58]/100-1)" office:value-type="float" office:value="-0" calcext:value-type="float">
            <text:p>0</text:p>
          </table:table-cell>
          <table:table-cell table:formula="of:=(POWER([.$G$58]-[.$C$58]/100;[.I$67])-1)/([.$G$58]-[.$C$58]/100-1)" office:value-type="float" office:value="1" calcext:value-type="float">
            <text:p>1</text:p>
          </table:table-cell>
          <table:table-cell table:formula="of:=(POWER([.$G$58]-[.$C$58]/100;[.J$67])-1)/([.$G$58]-[.$C$58]/100-1)" office:value-type="float" office:value="1" calcext:value-type="float">
            <text:p>1</text:p>
          </table:table-cell>
          <table:table-cell table:formula="of:=(POWER([.$G$58]-[.$C$58]/100;[.K$67])-1)/([.$G$58]-[.$C$58]/100-1)" office:value-type="float" office:value="1" calcext:value-type="float">
            <text:p>1</text:p>
          </table:table-cell>
          <table:table-cell table:formula="of:=(POWER([.$G$58]-[.$C$58]/100;[.L$67])-1)/([.$G$58]-[.$C$58]/100-1)" office:value-type="float" office:value="1" calcext:value-type="float">
            <text:p>1</text:p>
          </table:table-cell>
          <table:table-cell table:formula="of:=(POWER([.$G$58]-[.$C$58]/100;[.M$67])-1)/([.$G$58]-[.$C$58]/100-1)" office:value-type="float" office:value="1" calcext:value-type="float">
            <text:p>1</text:p>
          </table:table-cell>
          <table:table-cell table:formula="of:=(POWER([.$G$58]-[.$C$58]/100;[.N$67])-1)/([.$G$58]-[.$C$58]/100-1)" office:value-type="float" office:value="1" calcext:value-type="float">
            <text:p>1</text:p>
          </table:table-cell>
          <table:table-cell table:formula="of:=(POWER([.$G$58]-[.$C$58]/100;[.O$67])-1)/([.$G$58]-[.$C$58]/100-1)" office:value-type="float" office:value="1" calcext:value-type="float">
            <text:p>1</text:p>
          </table:table-cell>
          <table:table-cell table:formula="of:=(POWER([.$G$58]-[.$C$58]/100;[.P$67])-1)/([.$G$58]-[.$C$58]/100-1)" office:value-type="float" office:value="1" calcext:value-type="float">
            <text:p>1</text:p>
          </table:table-cell>
          <table:table-cell table:formula="of:=(POWER([.$G$58]-[.$C$58]/100;[.Q$67])-1)/([.$G$58]-[.$C$58]/100-1)" office:value-type="float" office:value="1" calcext:value-type="float">
            <text:p>1</text:p>
          </table:table-cell>
          <table:table-cell table:formula="of:=(POWER([.$G$58]-[.$C$58]/100;[.R$67])-1)/([.$G$58]-[.$C$58]/100-1)" office:value-type="float" office:value="1" calcext:value-type="float">
            <text:p>1</text:p>
          </table:table-cell>
          <table:table-cell table:formula="of:=(POWER([.$G$58]-[.$C$58]/100;[.S$67])-1)/([.$G$58]-[.$C$58]/100-1)" office:value-type="float" office:value="1" calcext:value-type="float">
            <text:p>1</text:p>
          </table:table-cell>
          <table:table-cell table:formula="of:=(POWER([.$G$58]-[.$C$58]/100;[.T$67])-1)/([.$G$58]-[.$C$58]/100-1)" office:value-type="float" office:value="1" calcext:value-type="float">
            <text:p>1</text:p>
          </table:table-cell>
          <table:table-cell table:formula="of:=(POWER([.$G$58]-[.$C$58]/100;[.U$67])-1)/([.$G$58]-[.$C$58]/100-1)" office:value-type="float" office:value="1" calcext:value-type="float">
            <text:p>1</text:p>
          </table:table-cell>
          <table:table-cell table:formula="of:=(POWER([.$G$58]-[.$C$58]/100;[.V$67])-1)/([.$G$58]-[.$C$58]/100-1)" office:value-type="float" office:value="1" calcext:value-type="float">
            <text:p>1</text:p>
          </table:table-cell>
          <table:table-cell table:formula="of:=(POWER([.$G$58]-[.$C$58]/100;[.W$67])-1)/([.$G$58]-[.$C$58]/100-1)" office:value-type="float" office:value="1" calcext:value-type="float">
            <text:p>1</text:p>
          </table:table-cell>
          <table:table-cell table:formula="of:=(POWER([.$G$58]-[.$C$58]/100;[.X$67])-1)/([.$G$58]-[.$C$58]/100-1)" office:value-type="float" office:value="1" calcext:value-type="float">
            <text:p>1</text:p>
          </table:table-cell>
          <table:table-cell table:formula="of:=(POWER([.$G$58]-[.$C$58]/100;[.Y$67])-1)/([.$G$58]-[.$C$58]/100-1)" office:value-type="float" office:value="1" calcext:value-type="float">
            <text:p>1</text:p>
          </table:table-cell>
          <table:table-cell table:formula="of:=(POWER([.$G$58]-[.$C$58]/100;[.Z$67])-1)/([.$G$58]-[.$C$58]/100-1)" office:value-type="float" office:value="1" calcext:value-type="float">
            <text:p>1</text:p>
          </table:table-cell>
          <table:table-cell table:formula="of:=(POWER([.$G$58]-[.$C$58]/100;[.AA$67])-1)/([.$G$58]-[.$C$58]/100-1)" office:value-type="float" office:value="1" calcext:value-type="float">
            <text:p>1</text:p>
          </table:table-cell>
          <table:table-cell table:formula="of:=(POWER([.$G$58]-[.$C$58]/100;[.AB$67])-1)/([.$G$58]-[.$C$58]/100-1)" office:value-type="float" office:value="1" calcext:value-type="float">
            <text:p>1</text:p>
          </table:table-cell>
          <table:table-cell table:formula="of:=(POWER([.$G$58]-[.$C$58]/100;[.AC$67])-1)/([.$G$58]-[.$C$58]/100-1)" office:value-type="float" office:value="1" calcext:value-type="float">
            <text:p>1</text:p>
          </table:table-cell>
          <table:table-cell table:formula="of:=(POWER([.$G$58]-[.$C$58]/100;[.AD$67])-1)/([.$G$58]-[.$C$58]/100-1)" office:value-type="float" office:value="1" calcext:value-type="float">
            <text:p>1</text:p>
          </table:table-cell>
          <table:table-cell table:formula="of:=(POWER([.$G$58]-[.$C$58]/100;[.AE$67])-1)/([.$G$58]-[.$C$58]/100-1)" office:value-type="float" office:value="1" calcext:value-type="float">
            <text:p>1</text:p>
          </table:table-cell>
          <table:table-cell table:formula="of:=(POWER([.$G$58]-[.$C$58]/100;[.AF$67])-1)/([.$G$58]-[.$C$58]/100-1)" office:value-type="float" office:value="1" calcext:value-type="float">
            <text:p>1</text:p>
          </table:table-cell>
          <table:table-cell table:formula="of:=(POWER([.$G$58]-[.$C$58]/100;[.AG$67])-1)/([.$G$58]-[.$C$58]/100-1)" office:value-type="float" office:value="1" calcext:value-type="float">
            <text:p>1</text:p>
          </table:table-cell>
          <table:table-cell table:formula="of:=(POWER([.$G$58]-[.$C$58]/100;[.AH$67])-1)/([.$G$58]-[.$C$58]/100-1)" office:value-type="float" office:value="1" calcext:value-type="float">
            <text:p>1</text:p>
          </table:table-cell>
          <table:table-cell table:formula="of:=(POWER([.$G$58]-[.$C$58]/100;[.AI$67])-1)/([.$G$58]-[.$C$58]/100-1)" office:value-type="float" office:value="1" calcext:value-type="float">
            <text:p>1</text:p>
          </table:table-cell>
          <table:table-cell table:formula="of:=(POWER([.$G$58]-[.$C$58]/100;[.AJ$67])-1)/([.$G$58]-[.$C$58]/100-1)" office:value-type="float" office:value="1" calcext:value-type="float">
            <text:p>1</text:p>
          </table:table-cell>
          <table:table-cell table:formula="of:=(POWER([.$G$58]-[.$C$58]/100;[.AK$67])-1)/([.$G$58]-[.$C$58]/100-1)" office:value-type="float" office:value="1" calcext:value-type="float">
            <text:p>1</text:p>
          </table:table-cell>
          <table:table-cell table:formula="of:=(POWER([.$G$58]-[.$C$58]/100;[.AL$67])-1)/([.$G$58]-[.$C$58]/100-1)" office:value-type="float" office:value="1" calcext:value-type="float">
            <text:p>1</text:p>
          </table:table-cell>
          <table:table-cell table:formula="of:=(POWER([.$G$58]-[.$C$58]/100;[.AM$67])-1)/([.$G$58]-[.$C$58]/100-1)" office:value-type="float" office:value="1" calcext:value-type="float">
            <text:p>1</text:p>
          </table:table-cell>
          <table:table-cell table:formula="of:=(POWER([.$G$58]-[.$C$58]/100;[.AN$67])-1)/([.$G$58]-[.$C$58]/100-1)" office:value-type="float" office:value="1" calcext:value-type="float">
            <text:p>1</text:p>
          </table:table-cell>
          <table:table-cell table:formula="of:=(POWER([.$G$58]-[.$C$58]/100;[.AO$67])-1)/([.$G$58]-[.$C$58]/100-1)" office:value-type="float" office:value="1" calcext:value-type="float">
            <text:p>1</text:p>
          </table:table-cell>
          <table:table-cell table:formula="of:=(POWER([.$G$58]-[.$C$58]/100;[.AP$67])-1)/([.$G$58]-[.$C$58]/100-1)" office:value-type="float" office:value="1" calcext:value-type="float">
            <text:p>1</text:p>
          </table:table-cell>
          <table:table-cell table:formula="of:=(POWER([.$G$58]-[.$C$58]/100;[.AQ$67])-1)/([.$G$58]-[.$C$58]/100-1)" office:value-type="float" office:value="1" calcext:value-type="float">
            <text:p>1</text:p>
          </table:table-cell>
          <table:table-cell table:formula="of:=(POWER([.$G$58]-[.$C$58]/100;[.AR$67])-1)/([.$G$58]-[.$C$58]/100-1)" office:value-type="float" office:value="1" calcext:value-type="float">
            <text:p>1</text:p>
          </table:table-cell>
          <table:table-cell table:formula="of:=(POWER([.$G$58]-[.$C$58]/100;[.AS$67])-1)/([.$G$58]-[.$C$58]/100-1)" office:value-type="float" office:value="1" calcext:value-type="float">
            <text:p>1</text:p>
          </table:table-cell>
          <table:table-cell table:formula="of:=(POWER([.$G$58]-[.$C$58]/100;[.AT$67])-1)/([.$G$58]-[.$C$58]/100-1)" office:value-type="float" office:value="1" calcext:value-type="float">
            <text:p>1</text:p>
          </table:table-cell>
          <table:table-cell table:formula="of:=(POWER([.$G$58]-[.$C$58]/100;[.AU$67])-1)/([.$G$58]-[.$C$58]/100-1)" office:value-type="float" office:value="1" calcext:value-type="float">
            <text:p>1</text:p>
          </table:table-cell>
          <table:table-cell table:formula="of:=(POWER([.$G$58]-[.$C$58]/100;[.AV$67])-1)/([.$G$58]-[.$C$58]/100-1)" office:value-type="float" office:value="1" calcext:value-type="float">
            <text:p>1</text:p>
          </table:table-cell>
          <table:table-cell table:number-columns-repeated="2"/>
          <table:table-cell table:formula="of:=[.$F58]*POWER([.$G58]-[.$C58]/100;[.$H$67])" office:value-type="float" office:value="0" calcext:value-type="float">
            <text:p>0</text:p>
          </table:table-cell>
          <table:table-cell table:formula="of:=[.$F58]*POWER([.$G58]-[.$C58]/100;[.$I$67])" office:value-type="float" office:value="0" calcext:value-type="float">
            <text:p>0</text:p>
          </table:table-cell>
          <table:table-cell table:formula="of:=[.$F58]*POWER([.$G58]-[.$C58]/100;[.$J$67])" office:value-type="float" office:value="0" calcext:value-type="float">
            <text:p>0</text:p>
          </table:table-cell>
          <table:table-cell table:formula="of:=[.$F58]*POWER([.$G58]-[.$C58]/100;[.$K$67])" office:value-type="float" office:value="0" calcext:value-type="float">
            <text:p>0</text:p>
          </table:table-cell>
          <table:table-cell table:formula="of:=[.$F58]*POWER([.$G58]-[.$C58]/100;[.$L$67])" office:value-type="float" office:value="0" calcext:value-type="float">
            <text:p>0</text:p>
          </table:table-cell>
          <table:table-cell table:formula="of:=[.$F58]*POWER([.$G58]-[.$C58]/100;[.$M$67])" office:value-type="float" office:value="0" calcext:value-type="float">
            <text:p>0</text:p>
          </table:table-cell>
          <table:table-cell table:formula="of:=[.$F58]*POWER([.$G58]-[.$C58]/100;[.$N$67])" office:value-type="float" office:value="0" calcext:value-type="float">
            <text:p>0</text:p>
          </table:table-cell>
          <table:table-cell table:formula="of:=[.$F58]*POWER([.$G58]-[.$C58]/100;[.$O$67])" office:value-type="float" office:value="0" calcext:value-type="float">
            <text:p>0</text:p>
          </table:table-cell>
          <table:table-cell table:formula="of:=[.$F58]*POWER([.$G58]-[.$C58]/100;[.$P$67])" office:value-type="float" office:value="0" calcext:value-type="float">
            <text:p>0</text:p>
          </table:table-cell>
          <table:table-cell table:formula="of:=[.$F58]*POWER([.$G58]-[.$C58]/100;[.$Q$67])" office:value-type="float" office:value="0" calcext:value-type="float">
            <text:p>0</text:p>
          </table:table-cell>
          <table:table-cell table:formula="of:=[.$F58]*POWER([.$G58]-[.$C58]/100;[.$R$67])" office:value-type="float" office:value="0" calcext:value-type="float">
            <text:p>0</text:p>
          </table:table-cell>
          <table:table-cell table:formula="of:=[.$F58]*POWER([.$G58]-[.$C58]/100;[.$S$67])" office:value-type="float" office:value="0" calcext:value-type="float">
            <text:p>0</text:p>
          </table:table-cell>
          <table:table-cell table:formula="of:=[.$F58]*POWER([.$G58]-[.$C58]/100;[.$T$67])" office:value-type="float" office:value="0" calcext:value-type="float">
            <text:p>0</text:p>
          </table:table-cell>
          <table:table-cell table:formula="of:=[.$F58]*POWER([.$G58]-[.$C58]/100;[.$U$67])" office:value-type="float" office:value="0" calcext:value-type="float">
            <text:p>0</text:p>
          </table:table-cell>
          <table:table-cell table:formula="of:=[.$F58]*POWER([.$G58]-[.$C58]/100;[.$V$67])" office:value-type="float" office:value="0" calcext:value-type="float">
            <text:p>0</text:p>
          </table:table-cell>
          <table:table-cell table:formula="of:=[.$F58]*POWER([.$G58]-[.$C58]/100;[.$W$67])" office:value-type="float" office:value="0" calcext:value-type="float">
            <text:p>0</text:p>
          </table:table-cell>
          <table:table-cell table:formula="of:=[.$F58]*POWER([.$G58]-[.$C58]/100;[.$X$67])" office:value-type="float" office:value="0" calcext:value-type="float">
            <text:p>0</text:p>
          </table:table-cell>
          <table:table-cell table:formula="of:=[.$F58]*POWER([.$G58]-[.$C58]/100;[.$Y$67])" office:value-type="float" office:value="0" calcext:value-type="float">
            <text:p>0</text:p>
          </table:table-cell>
          <table:table-cell table:formula="of:=[.$F58]*POWER([.$G58]-[.$C58]/100;[.$Z$67])" office:value-type="float" office:value="0" calcext:value-type="float">
            <text:p>0</text:p>
          </table:table-cell>
          <table:table-cell table:formula="of:=[.$F58]*POWER([.$G58]-[.$C58]/100;[.$AA$67])" office:value-type="float" office:value="0" calcext:value-type="float">
            <text:p>0</text:p>
          </table:table-cell>
          <table:table-cell table:formula="of:=[.$F58]*POWER([.$G58]-[.$C58]/100;[.$AB$67])" office:value-type="float" office:value="0" calcext:value-type="float">
            <text:p>0</text:p>
          </table:table-cell>
          <table:table-cell table:formula="of:=[.$F58]*POWER([.$G58]-[.$C58]/100;[.$AC$67])" office:value-type="float" office:value="0" calcext:value-type="float">
            <text:p>0</text:p>
          </table:table-cell>
          <table:table-cell table:formula="of:=[.$F58]*POWER([.$G58]-[.$C58]/100;[.$AD$67])" office:value-type="float" office:value="0" calcext:value-type="float">
            <text:p>0</text:p>
          </table:table-cell>
          <table:table-cell table:formula="of:=[.$F58]*POWER([.$G58]-[.$C58]/100;[.$AE$67])" office:value-type="float" office:value="0" calcext:value-type="float">
            <text:p>0</text:p>
          </table:table-cell>
          <table:table-cell table:formula="of:=[.$F58]*POWER([.$G58]-[.$C58]/100;[.$AF$67])" office:value-type="float" office:value="0" calcext:value-type="float">
            <text:p>0</text:p>
          </table:table-cell>
          <table:table-cell table:formula="of:=[.$F58]*POWER([.$G58]-[.$C58]/100;[.$AG$67])" office:value-type="float" office:value="0" calcext:value-type="float">
            <text:p>0</text:p>
          </table:table-cell>
          <table:table-cell table:formula="of:=[.$F58]*POWER([.$G58]-[.$C58]/100;[.$AH$67])" office:value-type="float" office:value="0" calcext:value-type="float">
            <text:p>0</text:p>
          </table:table-cell>
          <table:table-cell table:formula="of:=[.$F58]*POWER([.$G58]-[.$C58]/100;[.$AI$67])" office:value-type="float" office:value="0" calcext:value-type="float">
            <text:p>0</text:p>
          </table:table-cell>
          <table:table-cell table:formula="of:=[.$F58]*POWER([.$G58]-[.$C58]/100;[.$AJ$67])" office:value-type="float" office:value="0" calcext:value-type="float">
            <text:p>0</text:p>
          </table:table-cell>
          <table:table-cell table:formula="of:=[.$F58]*POWER([.$G58]-[.$C58]/100;[.$AK$67])" office:value-type="float" office:value="0" calcext:value-type="float">
            <text:p>0</text:p>
          </table:table-cell>
          <table:table-cell table:formula="of:=[.$F58]*POWER([.$G58]-[.$C58]/100;[.$AL$67])" office:value-type="float" office:value="0" calcext:value-type="float">
            <text:p>0</text:p>
          </table:table-cell>
          <table:table-cell table:formula="of:=[.$F58]*POWER([.$G58]-[.$C58]/100;[.$AM$67])" office:value-type="float" office:value="0" calcext:value-type="float">
            <text:p>0</text:p>
          </table:table-cell>
          <table:table-cell table:formula="of:=[.$F58]*POWER([.$G58]-[.$C58]/100;[.$AN$67])" office:value-type="float" office:value="0" calcext:value-type="float">
            <text:p>0</text:p>
          </table:table-cell>
          <table:table-cell table:formula="of:=[.$F58]*POWER([.$G58]-[.$C58]/100;[.$AO$67])" office:value-type="float" office:value="0" calcext:value-type="float">
            <text:p>0</text:p>
          </table:table-cell>
          <table:table-cell table:formula="of:=[.$F58]*POWER([.$G58]-[.$C58]/100;[.$AP$67])" office:value-type="float" office:value="0" calcext:value-type="float">
            <text:p>0</text:p>
          </table:table-cell>
          <table:table-cell table:formula="of:=[.$F58]*POWER([.$G58]-[.$C58]/100;[.$AQ$67])" office:value-type="float" office:value="0" calcext:value-type="float">
            <text:p>0</text:p>
          </table:table-cell>
          <table:table-cell table:formula="of:=[.$F58]*POWER([.$G58]-[.$C58]/100;[.$AR$67])" office:value-type="float" office:value="0" calcext:value-type="float">
            <text:p>0</text:p>
          </table:table-cell>
          <table:table-cell table:formula="of:=[.$F58]*POWER([.$G58]-[.$C58]/100;[.$AS$67])" office:value-type="float" office:value="0" calcext:value-type="float">
            <text:p>0</text:p>
          </table:table-cell>
          <table:table-cell table:formula="of:=[.$F58]*POWER([.$G58]-[.$C58]/100;[.$AT$67])" office:value-type="float" office:value="0" calcext:value-type="float">
            <text:p>0</text:p>
          </table:table-cell>
          <table:table-cell table:formula="of:=[.$F58]*POWER([.$G58]-[.$C58]/100;[.$AU$67])" office:value-type="float" office:value="0" calcext:value-type="float">
            <text:p>0</text:p>
          </table:table-cell>
          <table:table-cell table:formula="of:=[.$F58]*POWER([.$G58]-[.$C58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78"/>
          <table:table-cell table:formula="of:=(POWER([.$G$59]-[.$C$59]/100;[.H$67])-1)/([.$G$59]-[.$C$59]/100-1)" office:value-type="float" office:value="-0" calcext:value-type="float">
            <text:p>0</text:p>
          </table:table-cell>
          <table:table-cell table:formula="of:=(POWER([.$G$59]-[.$C$59]/100;[.I$67])-1)/([.$G$59]-[.$C$59]/100-1)" office:value-type="float" office:value="1" calcext:value-type="float">
            <text:p>1</text:p>
          </table:table-cell>
          <table:table-cell table:formula="of:=(POWER([.$G$59]-[.$C$59]/100;[.J$67])-1)/([.$G$59]-[.$C$59]/100-1)" office:value-type="float" office:value="1" calcext:value-type="float">
            <text:p>1</text:p>
          </table:table-cell>
          <table:table-cell table:formula="of:=(POWER([.$G$59]-[.$C$59]/100;[.K$67])-1)/([.$G$59]-[.$C$59]/100-1)" office:value-type="float" office:value="1" calcext:value-type="float">
            <text:p>1</text:p>
          </table:table-cell>
          <table:table-cell table:formula="of:=(POWER([.$G$59]-[.$C$59]/100;[.L$67])-1)/([.$G$59]-[.$C$59]/100-1)" office:value-type="float" office:value="1" calcext:value-type="float">
            <text:p>1</text:p>
          </table:table-cell>
          <table:table-cell table:formula="of:=(POWER([.$G$59]-[.$C$59]/100;[.M$67])-1)/([.$G$59]-[.$C$59]/100-1)" office:value-type="float" office:value="1" calcext:value-type="float">
            <text:p>1</text:p>
          </table:table-cell>
          <table:table-cell table:formula="of:=(POWER([.$G$59]-[.$C$59]/100;[.N$67])-1)/([.$G$59]-[.$C$59]/100-1)" office:value-type="float" office:value="1" calcext:value-type="float">
            <text:p>1</text:p>
          </table:table-cell>
          <table:table-cell table:formula="of:=(POWER([.$G$59]-[.$C$59]/100;[.O$67])-1)/([.$G$59]-[.$C$59]/100-1)" office:value-type="float" office:value="1" calcext:value-type="float">
            <text:p>1</text:p>
          </table:table-cell>
          <table:table-cell table:formula="of:=(POWER([.$G$59]-[.$C$59]/100;[.P$67])-1)/([.$G$59]-[.$C$59]/100-1)" office:value-type="float" office:value="1" calcext:value-type="float">
            <text:p>1</text:p>
          </table:table-cell>
          <table:table-cell table:formula="of:=(POWER([.$G$59]-[.$C$59]/100;[.Q$67])-1)/([.$G$59]-[.$C$59]/100-1)" office:value-type="float" office:value="1" calcext:value-type="float">
            <text:p>1</text:p>
          </table:table-cell>
          <table:table-cell table:formula="of:=(POWER([.$G$59]-[.$C$59]/100;[.R$67])-1)/([.$G$59]-[.$C$59]/100-1)" office:value-type="float" office:value="1" calcext:value-type="float">
            <text:p>1</text:p>
          </table:table-cell>
          <table:table-cell table:formula="of:=(POWER([.$G$59]-[.$C$59]/100;[.S$67])-1)/([.$G$59]-[.$C$59]/100-1)" office:value-type="float" office:value="1" calcext:value-type="float">
            <text:p>1</text:p>
          </table:table-cell>
          <table:table-cell table:formula="of:=(POWER([.$G$59]-[.$C$59]/100;[.T$67])-1)/([.$G$59]-[.$C$59]/100-1)" office:value-type="float" office:value="1" calcext:value-type="float">
            <text:p>1</text:p>
          </table:table-cell>
          <table:table-cell table:formula="of:=(POWER([.$G$59]-[.$C$59]/100;[.U$67])-1)/([.$G$59]-[.$C$59]/100-1)" office:value-type="float" office:value="1" calcext:value-type="float">
            <text:p>1</text:p>
          </table:table-cell>
          <table:table-cell table:formula="of:=(POWER([.$G$59]-[.$C$59]/100;[.V$67])-1)/([.$G$59]-[.$C$59]/100-1)" office:value-type="float" office:value="1" calcext:value-type="float">
            <text:p>1</text:p>
          </table:table-cell>
          <table:table-cell table:formula="of:=(POWER([.$G$59]-[.$C$59]/100;[.W$67])-1)/([.$G$59]-[.$C$59]/100-1)" office:value-type="float" office:value="1" calcext:value-type="float">
            <text:p>1</text:p>
          </table:table-cell>
          <table:table-cell table:formula="of:=(POWER([.$G$59]-[.$C$59]/100;[.X$67])-1)/([.$G$59]-[.$C$59]/100-1)" office:value-type="float" office:value="1" calcext:value-type="float">
            <text:p>1</text:p>
          </table:table-cell>
          <table:table-cell table:formula="of:=(POWER([.$G$59]-[.$C$59]/100;[.Y$67])-1)/([.$G$59]-[.$C$59]/100-1)" office:value-type="float" office:value="1" calcext:value-type="float">
            <text:p>1</text:p>
          </table:table-cell>
          <table:table-cell table:formula="of:=(POWER([.$G$59]-[.$C$59]/100;[.Z$67])-1)/([.$G$59]-[.$C$59]/100-1)" office:value-type="float" office:value="1" calcext:value-type="float">
            <text:p>1</text:p>
          </table:table-cell>
          <table:table-cell table:formula="of:=(POWER([.$G$59]-[.$C$59]/100;[.AA$67])-1)/([.$G$59]-[.$C$59]/100-1)" office:value-type="float" office:value="1" calcext:value-type="float">
            <text:p>1</text:p>
          </table:table-cell>
          <table:table-cell table:formula="of:=(POWER([.$G$59]-[.$C$59]/100;[.AB$67])-1)/([.$G$59]-[.$C$59]/100-1)" office:value-type="float" office:value="1" calcext:value-type="float">
            <text:p>1</text:p>
          </table:table-cell>
          <table:table-cell table:formula="of:=(POWER([.$G$59]-[.$C$59]/100;[.AC$67])-1)/([.$G$59]-[.$C$59]/100-1)" office:value-type="float" office:value="1" calcext:value-type="float">
            <text:p>1</text:p>
          </table:table-cell>
          <table:table-cell table:formula="of:=(POWER([.$G$59]-[.$C$59]/100;[.AD$67])-1)/([.$G$59]-[.$C$59]/100-1)" office:value-type="float" office:value="1" calcext:value-type="float">
            <text:p>1</text:p>
          </table:table-cell>
          <table:table-cell table:formula="of:=(POWER([.$G$59]-[.$C$59]/100;[.AE$67])-1)/([.$G$59]-[.$C$59]/100-1)" office:value-type="float" office:value="1" calcext:value-type="float">
            <text:p>1</text:p>
          </table:table-cell>
          <table:table-cell table:formula="of:=(POWER([.$G$59]-[.$C$59]/100;[.AF$67])-1)/([.$G$59]-[.$C$59]/100-1)" office:value-type="float" office:value="1" calcext:value-type="float">
            <text:p>1</text:p>
          </table:table-cell>
          <table:table-cell table:formula="of:=(POWER([.$G$59]-[.$C$59]/100;[.AG$67])-1)/([.$G$59]-[.$C$59]/100-1)" office:value-type="float" office:value="1" calcext:value-type="float">
            <text:p>1</text:p>
          </table:table-cell>
          <table:table-cell table:formula="of:=(POWER([.$G$59]-[.$C$59]/100;[.AH$67])-1)/([.$G$59]-[.$C$59]/100-1)" office:value-type="float" office:value="1" calcext:value-type="float">
            <text:p>1</text:p>
          </table:table-cell>
          <table:table-cell table:formula="of:=(POWER([.$G$59]-[.$C$59]/100;[.AI$67])-1)/([.$G$59]-[.$C$59]/100-1)" office:value-type="float" office:value="1" calcext:value-type="float">
            <text:p>1</text:p>
          </table:table-cell>
          <table:table-cell table:formula="of:=(POWER([.$G$59]-[.$C$59]/100;[.AJ$67])-1)/([.$G$59]-[.$C$59]/100-1)" office:value-type="float" office:value="1" calcext:value-type="float">
            <text:p>1</text:p>
          </table:table-cell>
          <table:table-cell table:formula="of:=(POWER([.$G$59]-[.$C$59]/100;[.AK$67])-1)/([.$G$59]-[.$C$59]/100-1)" office:value-type="float" office:value="1" calcext:value-type="float">
            <text:p>1</text:p>
          </table:table-cell>
          <table:table-cell table:formula="of:=(POWER([.$G$59]-[.$C$59]/100;[.AL$67])-1)/([.$G$59]-[.$C$59]/100-1)" office:value-type="float" office:value="1" calcext:value-type="float">
            <text:p>1</text:p>
          </table:table-cell>
          <table:table-cell table:formula="of:=(POWER([.$G$59]-[.$C$59]/100;[.AM$67])-1)/([.$G$59]-[.$C$59]/100-1)" office:value-type="float" office:value="1" calcext:value-type="float">
            <text:p>1</text:p>
          </table:table-cell>
          <table:table-cell table:formula="of:=(POWER([.$G$59]-[.$C$59]/100;[.AN$67])-1)/([.$G$59]-[.$C$59]/100-1)" office:value-type="float" office:value="1" calcext:value-type="float">
            <text:p>1</text:p>
          </table:table-cell>
          <table:table-cell table:formula="of:=(POWER([.$G$59]-[.$C$59]/100;[.AO$67])-1)/([.$G$59]-[.$C$59]/100-1)" office:value-type="float" office:value="1" calcext:value-type="float">
            <text:p>1</text:p>
          </table:table-cell>
          <table:table-cell table:formula="of:=(POWER([.$G$59]-[.$C$59]/100;[.AP$67])-1)/([.$G$59]-[.$C$59]/100-1)" office:value-type="float" office:value="1" calcext:value-type="float">
            <text:p>1</text:p>
          </table:table-cell>
          <table:table-cell table:formula="of:=(POWER([.$G$59]-[.$C$59]/100;[.AQ$67])-1)/([.$G$59]-[.$C$59]/100-1)" office:value-type="float" office:value="1" calcext:value-type="float">
            <text:p>1</text:p>
          </table:table-cell>
          <table:table-cell table:formula="of:=(POWER([.$G$59]-[.$C$59]/100;[.AR$67])-1)/([.$G$59]-[.$C$59]/100-1)" office:value-type="float" office:value="1" calcext:value-type="float">
            <text:p>1</text:p>
          </table:table-cell>
          <table:table-cell table:formula="of:=(POWER([.$G$59]-[.$C$59]/100;[.AS$67])-1)/([.$G$59]-[.$C$59]/100-1)" office:value-type="float" office:value="1" calcext:value-type="float">
            <text:p>1</text:p>
          </table:table-cell>
          <table:table-cell table:formula="of:=(POWER([.$G$59]-[.$C$59]/100;[.AT$67])-1)/([.$G$59]-[.$C$59]/100-1)" office:value-type="float" office:value="1" calcext:value-type="float">
            <text:p>1</text:p>
          </table:table-cell>
          <table:table-cell table:formula="of:=(POWER([.$G$59]-[.$C$59]/100;[.AU$67])-1)/([.$G$59]-[.$C$59]/100-1)" office:value-type="float" office:value="1" calcext:value-type="float">
            <text:p>1</text:p>
          </table:table-cell>
          <table:table-cell table:formula="of:=(POWER([.$G$59]-[.$C$59]/100;[.AV$67])-1)/([.$G$59]-[.$C$59]/100-1)" office:value-type="float" office:value="1" calcext:value-type="float">
            <text:p>1</text:p>
          </table:table-cell>
          <table:table-cell table:number-columns-repeated="2"/>
          <table:table-cell table:formula="of:=[.$F59]*POWER([.$G59]-[.$C59]/100;[.$H$67])" office:value-type="float" office:value="0" calcext:value-type="float">
            <text:p>0</text:p>
          </table:table-cell>
          <table:table-cell table:formula="of:=[.$F59]*POWER([.$G59]-[.$C59]/100;[.$I$67])" office:value-type="float" office:value="0" calcext:value-type="float">
            <text:p>0</text:p>
          </table:table-cell>
          <table:table-cell table:formula="of:=[.$F59]*POWER([.$G59]-[.$C59]/100;[.$J$67])" office:value-type="float" office:value="0" calcext:value-type="float">
            <text:p>0</text:p>
          </table:table-cell>
          <table:table-cell table:formula="of:=[.$F59]*POWER([.$G59]-[.$C59]/100;[.$K$67])" office:value-type="float" office:value="0" calcext:value-type="float">
            <text:p>0</text:p>
          </table:table-cell>
          <table:table-cell table:formula="of:=[.$F59]*POWER([.$G59]-[.$C59]/100;[.$L$67])" office:value-type="float" office:value="0" calcext:value-type="float">
            <text:p>0</text:p>
          </table:table-cell>
          <table:table-cell table:formula="of:=[.$F59]*POWER([.$G59]-[.$C59]/100;[.$M$67])" office:value-type="float" office:value="0" calcext:value-type="float">
            <text:p>0</text:p>
          </table:table-cell>
          <table:table-cell table:formula="of:=[.$F59]*POWER([.$G59]-[.$C59]/100;[.$N$67])" office:value-type="float" office:value="0" calcext:value-type="float">
            <text:p>0</text:p>
          </table:table-cell>
          <table:table-cell table:formula="of:=[.$F59]*POWER([.$G59]-[.$C59]/100;[.$O$67])" office:value-type="float" office:value="0" calcext:value-type="float">
            <text:p>0</text:p>
          </table:table-cell>
          <table:table-cell table:formula="of:=[.$F59]*POWER([.$G59]-[.$C59]/100;[.$P$67])" office:value-type="float" office:value="0" calcext:value-type="float">
            <text:p>0</text:p>
          </table:table-cell>
          <table:table-cell table:formula="of:=[.$F59]*POWER([.$G59]-[.$C59]/100;[.$Q$67])" office:value-type="float" office:value="0" calcext:value-type="float">
            <text:p>0</text:p>
          </table:table-cell>
          <table:table-cell table:formula="of:=[.$F59]*POWER([.$G59]-[.$C59]/100;[.$R$67])" office:value-type="float" office:value="0" calcext:value-type="float">
            <text:p>0</text:p>
          </table:table-cell>
          <table:table-cell table:formula="of:=[.$F59]*POWER([.$G59]-[.$C59]/100;[.$S$67])" office:value-type="float" office:value="0" calcext:value-type="float">
            <text:p>0</text:p>
          </table:table-cell>
          <table:table-cell table:formula="of:=[.$F59]*POWER([.$G59]-[.$C59]/100;[.$T$67])" office:value-type="float" office:value="0" calcext:value-type="float">
            <text:p>0</text:p>
          </table:table-cell>
          <table:table-cell table:formula="of:=[.$F59]*POWER([.$G59]-[.$C59]/100;[.$U$67])" office:value-type="float" office:value="0" calcext:value-type="float">
            <text:p>0</text:p>
          </table:table-cell>
          <table:table-cell table:formula="of:=[.$F59]*POWER([.$G59]-[.$C59]/100;[.$V$67])" office:value-type="float" office:value="0" calcext:value-type="float">
            <text:p>0</text:p>
          </table:table-cell>
          <table:table-cell table:formula="of:=[.$F59]*POWER([.$G59]-[.$C59]/100;[.$W$67])" office:value-type="float" office:value="0" calcext:value-type="float">
            <text:p>0</text:p>
          </table:table-cell>
          <table:table-cell table:formula="of:=[.$F59]*POWER([.$G59]-[.$C59]/100;[.$X$67])" office:value-type="float" office:value="0" calcext:value-type="float">
            <text:p>0</text:p>
          </table:table-cell>
          <table:table-cell table:formula="of:=[.$F59]*POWER([.$G59]-[.$C59]/100;[.$Y$67])" office:value-type="float" office:value="0" calcext:value-type="float">
            <text:p>0</text:p>
          </table:table-cell>
          <table:table-cell table:formula="of:=[.$F59]*POWER([.$G59]-[.$C59]/100;[.$Z$67])" office:value-type="float" office:value="0" calcext:value-type="float">
            <text:p>0</text:p>
          </table:table-cell>
          <table:table-cell table:formula="of:=[.$F59]*POWER([.$G59]-[.$C59]/100;[.$AA$67])" office:value-type="float" office:value="0" calcext:value-type="float">
            <text:p>0</text:p>
          </table:table-cell>
          <table:table-cell table:formula="of:=[.$F59]*POWER([.$G59]-[.$C59]/100;[.$AB$67])" office:value-type="float" office:value="0" calcext:value-type="float">
            <text:p>0</text:p>
          </table:table-cell>
          <table:table-cell table:formula="of:=[.$F59]*POWER([.$G59]-[.$C59]/100;[.$AC$67])" office:value-type="float" office:value="0" calcext:value-type="float">
            <text:p>0</text:p>
          </table:table-cell>
          <table:table-cell table:formula="of:=[.$F59]*POWER([.$G59]-[.$C59]/100;[.$AD$67])" office:value-type="float" office:value="0" calcext:value-type="float">
            <text:p>0</text:p>
          </table:table-cell>
          <table:table-cell table:formula="of:=[.$F59]*POWER([.$G59]-[.$C59]/100;[.$AE$67])" office:value-type="float" office:value="0" calcext:value-type="float">
            <text:p>0</text:p>
          </table:table-cell>
          <table:table-cell table:formula="of:=[.$F59]*POWER([.$G59]-[.$C59]/100;[.$AF$67])" office:value-type="float" office:value="0" calcext:value-type="float">
            <text:p>0</text:p>
          </table:table-cell>
          <table:table-cell table:formula="of:=[.$F59]*POWER([.$G59]-[.$C59]/100;[.$AG$67])" office:value-type="float" office:value="0" calcext:value-type="float">
            <text:p>0</text:p>
          </table:table-cell>
          <table:table-cell table:formula="of:=[.$F59]*POWER([.$G59]-[.$C59]/100;[.$AH$67])" office:value-type="float" office:value="0" calcext:value-type="float">
            <text:p>0</text:p>
          </table:table-cell>
          <table:table-cell table:formula="of:=[.$F59]*POWER([.$G59]-[.$C59]/100;[.$AI$67])" office:value-type="float" office:value="0" calcext:value-type="float">
            <text:p>0</text:p>
          </table:table-cell>
          <table:table-cell table:formula="of:=[.$F59]*POWER([.$G59]-[.$C59]/100;[.$AJ$67])" office:value-type="float" office:value="0" calcext:value-type="float">
            <text:p>0</text:p>
          </table:table-cell>
          <table:table-cell table:formula="of:=[.$F59]*POWER([.$G59]-[.$C59]/100;[.$AK$67])" office:value-type="float" office:value="0" calcext:value-type="float">
            <text:p>0</text:p>
          </table:table-cell>
          <table:table-cell table:formula="of:=[.$F59]*POWER([.$G59]-[.$C59]/100;[.$AL$67])" office:value-type="float" office:value="0" calcext:value-type="float">
            <text:p>0</text:p>
          </table:table-cell>
          <table:table-cell table:formula="of:=[.$F59]*POWER([.$G59]-[.$C59]/100;[.$AM$67])" office:value-type="float" office:value="0" calcext:value-type="float">
            <text:p>0</text:p>
          </table:table-cell>
          <table:table-cell table:formula="of:=[.$F59]*POWER([.$G59]-[.$C59]/100;[.$AN$67])" office:value-type="float" office:value="0" calcext:value-type="float">
            <text:p>0</text:p>
          </table:table-cell>
          <table:table-cell table:formula="of:=[.$F59]*POWER([.$G59]-[.$C59]/100;[.$AO$67])" office:value-type="float" office:value="0" calcext:value-type="float">
            <text:p>0</text:p>
          </table:table-cell>
          <table:table-cell table:formula="of:=[.$F59]*POWER([.$G59]-[.$C59]/100;[.$AP$67])" office:value-type="float" office:value="0" calcext:value-type="float">
            <text:p>0</text:p>
          </table:table-cell>
          <table:table-cell table:formula="of:=[.$F59]*POWER([.$G59]-[.$C59]/100;[.$AQ$67])" office:value-type="float" office:value="0" calcext:value-type="float">
            <text:p>0</text:p>
          </table:table-cell>
          <table:table-cell table:formula="of:=[.$F59]*POWER([.$G59]-[.$C59]/100;[.$AR$67])" office:value-type="float" office:value="0" calcext:value-type="float">
            <text:p>0</text:p>
          </table:table-cell>
          <table:table-cell table:formula="of:=[.$F59]*POWER([.$G59]-[.$C59]/100;[.$AS$67])" office:value-type="float" office:value="0" calcext:value-type="float">
            <text:p>0</text:p>
          </table:table-cell>
          <table:table-cell table:formula="of:=[.$F59]*POWER([.$G59]-[.$C59]/100;[.$AT$67])" office:value-type="float" office:value="0" calcext:value-type="float">
            <text:p>0</text:p>
          </table:table-cell>
          <table:table-cell table:formula="of:=[.$F59]*POWER([.$G59]-[.$C59]/100;[.$AU$67])" office:value-type="float" office:value="0" calcext:value-type="float">
            <text:p>0</text:p>
          </table:table-cell>
          <table:table-cell table:formula="of:=[.$F59]*POWER([.$G59]-[.$C59]/100;[.$AV$67])" office:value-type="float" office:value="0" calcext:value-type="float">
            <text:p>0</text:p>
          </table:table-cell>
          <table:table-cell table:number-columns-repeated="388"/>
        </table:table-row>
        <table:table-row table:style-name="ro1">
          <table:table-cell table:number-columns-repeated="6"/>
          <table:table-cell office:value-type="string" calcext:value-type="string">
            <text:p>Countr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UAE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Country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1 yr</text:p>
          </table:table-cell>
          <table:table-cell table:formula="of:=(SUMPRODUCT([.H$4:.H$38];[.$DS$4:.$DS$38])+12*SUMPRODUCT([.H$4:.H$38];[.$E$4:.$E$38];[.$CB$4:.$CB$38]))/(SUM([.$I$70:.$I$71])/100*[.$I$69])" office:value-type="float" office:value="53.072500012516" calcext:value-type="float">
            <text:p>53.072500012516</text:p>
          </table:table-cell>
          <table:table-cell table:formula="of:=(SUMPRODUCT([.I$4:.I$38];[.$DS$4:.$DS$38])+12*SUMPRODUCT([.I$4:.I$38];[.$E$4:.$E$38];[.$CB$4:.$CB$38]))/(SUM([.$I$70:.$I$71])/100*[.$I$69])" office:value-type="float" office:value="2.06547904448834" calcext:value-type="float">
            <text:p>2.06547904448834</text:p>
          </table:table-cell>
          <table:table-cell table:formula="of:=(SUMPRODUCT([.J$4:.J$38];[.$DS$4:.$DS$38])+12*SUMPRODUCT([.J$4:.J$38];[.$E$4:.$E$38];[.$CB$4:.$CB$38]))/(SUM([.$I$70:.$I$71])/100*[.$I$69])" office:value-type="float" office:value="0.056746425311652" calcext:value-type="float">
            <text:p>0.056746425311652</text:p>
          </table:table-cell>
          <table:table-cell table:formula="of:=(SUMPRODUCT([.K$4:.K$38];[.$DS$4:.$DS$38])+12*SUMPRODUCT([.K$4:.K$38];[.$E$4:.$E$38];[.$CB$4:.$CB$38]))/(SUM([.$I$70:.$I$71])/100*[.$I$69])" office:value-type="float" office:value="0.0388735354497144" calcext:value-type="float">
            <text:p>0.0388735354497144</text:p>
          </table:table-cell>
          <table:table-cell table:formula="of:=(SUMPRODUCT([.L$4:.L$38];[.$DS$4:.$DS$38])+12*SUMPRODUCT([.L$4:.L$38];[.$E$4:.$E$38];[.$CB$4:.$CB$38]))/(SUM([.$I$70:.$I$71])/100*[.$I$69])" office:value-type="float" office:value="0.18089823808784" calcext:value-type="float">
            <text:p>0.18089823808784</text:p>
          </table:table-cell>
          <table:table-cell table:formula="of:=(SUMPRODUCT([.M$4:.M$38];[.$DS$4:.$DS$38])+12*SUMPRODUCT([.M$4:.M$38];[.$E$4:.$E$38];[.$CB$4:.$CB$38]))/(SUM([.$I$70:.$I$71])/100*[.$I$69])" office:value-type="float" office:value="1.60000323100412" calcext:value-type="float">
            <text:p>1.60000323100412</text:p>
          </table:table-cell>
          <table:table-cell table:formula="of:=(SUMPRODUCT([.N$4:.N$38];[.$DS$4:.$DS$38])+12*SUMPRODUCT([.N$4:.N$38];[.$E$4:.$E$38];[.$CB$4:.$CB$38]))/(SUM([.$I$70:.$I$71])/100*[.$I$69])" office:value-type="float" office:value="1.42242667937631" calcext:value-type="float">
            <text:p>1.42242667937631</text:p>
          </table:table-cell>
          <table:table-cell table:formula="of:=(SUMPRODUCT([.O$4:.O$38];[.$DS$4:.$DS$38])+12*SUMPRODUCT([.O$4:.O$38];[.$E$4:.$E$38];[.$CB$4:.$CB$38]))/(SUM([.$I$70:.$I$71])/100*[.$I$69])" office:value-type="float" office:value="0.47686972511841" calcext:value-type="float">
            <text:p>0.47686972511841</text:p>
          </table:table-cell>
          <table:table-cell table:formula="of:=(SUMPRODUCT([.P$4:.P$38];[.$DS$4:.$DS$38])+12*SUMPRODUCT([.P$4:.P$38];[.$E$4:.$E$38];[.$CB$4:.$CB$38]))/(SUM([.$I$70:.$I$71])/100*[.$I$69])" office:value-type="float" office:value="1.31471112525809" calcext:value-type="float">
            <text:p>1.31471112525809</text:p>
          </table:table-cell>
          <table:table-cell table:formula="of:=(SUMPRODUCT([.Q$4:.Q$38];[.$DS$4:.$DS$38])+12*SUMPRODUCT([.Q$4:.Q$38];[.$E$4:.$E$38];[.$CB$4:.$CB$38]))/(SUM([.$I$70:.$I$71])/100*[.$I$69])" office:value-type="float" office:value="1.27947719465045" calcext:value-type="float">
            <text:p>1.27947719465045</text:p>
          </table:table-cell>
          <table:table-cell table:formula="of:=(SUMPRODUCT([.R$4:.R$38];[.$DS$4:.$DS$38])+12*SUMPRODUCT([.R$4:.R$38];[.$E$4:.$E$38];[.$CB$4:.$CB$38]))/(SUM([.$I$70:.$I$71])/100*[.$I$69])" office:value-type="float" office:value="0.127344340266306" calcext:value-type="float">
            <text:p>0.127344340266306</text:p>
          </table:table-cell>
          <table:table-cell table:formula="of:=(SUMPRODUCT([.S$4:.S$38];[.$DS$4:.$DS$38])+12*SUMPRODUCT([.S$4:.S$38];[.$E$4:.$E$38];[.$CB$4:.$CB$38]))/(SUM([.$I$70:.$I$71])/100*[.$I$69])" office:value-type="float" office:value="0.0178211013422969" calcext:value-type="float">
            <text:p>0.0178211013422969</text:p>
          </table:table-cell>
          <table:table-cell table:formula="of:=(SUMPRODUCT([.T$4:.T$38];[.$DS$4:.$DS$38])+12*SUMPRODUCT([.T$4:.T$38];[.$E$4:.$E$38];[.$CB$4:.$CB$38]))/(SUM([.$I$70:.$I$71])/100*[.$I$69])" office:value-type="float" office:value="0.0267316520134454" calcext:value-type="float">
            <text:p>0.0267316520134454</text:p>
          </table:table-cell>
          <table:table-cell table:formula="of:=(SUMPRODUCT([.U$4:.U$38];[.$DS$4:.$DS$38])+12*SUMPRODUCT([.U$4:.U$38];[.$E$4:.$E$38];[.$CB$4:.$CB$38]))/(SUM([.$I$70:.$I$71])/100*[.$I$69])" office:value-type="float" office:value="0.207768708343371" calcext:value-type="float">
            <text:p>0.207768708343371</text:p>
          </table:table-cell>
          <table:table-cell table:formula="of:=(SUMPRODUCT([.V$4:.V$38];[.$DS$4:.$DS$38])+12*SUMPRODUCT([.V$4:.V$38];[.$E$4:.$E$38];[.$CB$4:.$CB$38]))/(SUM([.$I$70:.$I$71])/100*[.$I$69])" office:value-type="float" office:value="0.176047965140086" calcext:value-type="float">
            <text:p>0.176047965140086</text:p>
          </table:table-cell>
          <table:table-cell table:formula="of:=(SUMPRODUCT([.W$4:.W$38];[.$DS$4:.$DS$38])+12*SUMPRODUCT([.W$4:.W$38];[.$E$4:.$E$38];[.$CB$4:.$CB$38]))/(SUM([.$I$70:.$I$71])/100*[.$I$69])" office:value-type="float" office:value="0.037533068710069" calcext:value-type="float">
            <text:p>0.037533068710069</text:p>
          </table:table-cell>
          <table:table-cell table:formula="of:=(SUMPRODUCT([.X$4:.X$38];[.$DS$4:.$DS$38])+12*SUMPRODUCT([.X$4:.X$38];[.$E$4:.$E$38];[.$CB$4:.$CB$38]))/(SUM([.$I$70:.$I$71])/100*[.$I$69])" office:value-type="float" office:value="0.00748697581706093" calcext:value-type="float">
            <text:p>0.00748697581706093</text:p>
          </table:table-cell>
          <table:table-cell table:formula="of:=(SUMPRODUCT([.Y$4:.Y$38];[.$DS$4:.$DS$38])+12*SUMPRODUCT([.Y$4:.Y$38];[.$E$4:.$E$38];[.$CB$4:.$CB$38]))/(SUM([.$I$70:.$I$71])/100*[.$I$69])" office:value-type="float" office:value="0.13751554281954" calcext:value-type="float">
            <text:p>0.13751554281954</text:p>
          </table:table-cell>
          <table:table-cell table:formula="of:=(SUMPRODUCT([.Z$4:.Z$38];[.$DS$4:.$DS$38])+12*SUMPRODUCT([.Z$4:.Z$38];[.$E$4:.$E$38];[.$CB$4:.$CB$38]))/(SUM([.$I$70:.$I$71])/100*[.$I$69])" office:value-type="float" office:value="0.0687286267567342" calcext:value-type="float">
            <text:p>0.0687286267567342</text:p>
          </table:table-cell>
          <table:table-cell table:formula="of:=(SUMPRODUCT([.AA$4:.AA$38];[.$DS$4:.$DS$38])+12*SUMPRODUCT([.AA$4:.AA$38];[.$E$4:.$E$38];[.$CB$4:.$CB$38]))/(SUM([.$I$70:.$I$71])/100*[.$I$69])" office:value-type="float" office:value="0.0625861289421335" calcext:value-type="float">
            <text:p>0.0625861289421335</text:p>
          </table:table-cell>
          <table:table-cell table:formula="of:=(SUMPRODUCT([.AB$4:.AB$38];[.$DS$4:.$DS$38])+12*SUMPRODUCT([.AB$4:.AB$38];[.$E$4:.$E$38];[.$CB$4:.$CB$38]))/(SUM([.$I$70:.$I$71])/100*[.$I$69])" office:value-type="float" office:value="0.00580868920512973" calcext:value-type="float">
            <text:p>0.00580868920512973</text:p>
          </table:table-cell>
          <table:table-cell table:formula="of:=(SUMPRODUCT([.AC$4:.AC$38];[.$DS$4:.$DS$38])+12*SUMPRODUCT([.AC$4:.AC$38];[.$E$4:.$E$38];[.$CB$4:.$CB$38]))/(SUM([.$I$70:.$I$71])/100*[.$I$69])" office:value-type="float" office:value="0.000748697581706093" calcext:value-type="float">
            <text:p>0.000748697581706093</text:p>
          </table:table-cell>
          <table:table-cell table:formula="of:=(SUMPRODUCT([.AD$4:.AD$38];[.$DS$4:.$DS$38])+12*SUMPRODUCT([.AD$4:.AD$38];[.$E$4:.$E$38];[.$CB$4:.$CB$38]))/(SUM([.$I$70:.$I$71])/100*[.$I$69])" office:value-type="float" office:value="0.0837255447845517" calcext:value-type="float">
            <text:p>0.0837255447845517</text:p>
          </table:table-cell>
          <table:table-cell table:formula="of:=(SUMPRODUCT([.AE$4:.AE$38];[.$DS$4:.$DS$38])+12*SUMPRODUCT([.AE$4:.AE$38];[.$E$4:.$E$38];[.$CB$4:.$CB$38]))/(SUM([.$I$70:.$I$71])/100*[.$I$69])" office:value-type="float" office:value="0.0213195883821373" calcext:value-type="float">
            <text:p>0.0213195883821373</text:p>
          </table:table-cell>
          <table:table-cell table:formula="of:=(SUMPRODUCT([.AF$4:.AF$38];[.$DS$4:.$DS$38])+12*SUMPRODUCT([.AF$4:.AF$38];[.$E$4:.$E$38];[.$CB$4:.$CB$38]))/(SUM([.$I$70:.$I$71])/100*[.$I$69])" office:value-type="float" office:value="2.39526031296704" calcext:value-type="float">
            <text:p>2.39526031296704</text:p>
          </table:table-cell>
          <table:table-cell table:formula="of:=(SUMPRODUCT([.AG$4:.AG$38];[.$DS$4:.$DS$38])+12*SUMPRODUCT([.AG$4:.AG$38];[.$E$4:.$E$38];[.$CB$4:.$CB$38]))/(SUM([.$I$70:.$I$71])/100*[.$I$69])" office:value-type="float" office:value="0.0138485282353235" calcext:value-type="float">
            <text:p>0.0138485282353235</text:p>
          </table:table-cell>
          <table:table-cell table:formula="of:=(SUMPRODUCT([.AH$4:.AH$38];[.$DS$4:.$DS$38])+12*SUMPRODUCT([.AH$4:.AH$38];[.$E$4:.$E$38];[.$CB$4:.$CB$38]))/(SUM([.$I$70:.$I$71])/100*[.$I$69])" office:value-type="float" office:value="0.0884708048165913" calcext:value-type="float">
            <text:p>0.0884708048165913</text:p>
          </table:table-cell>
          <table:table-cell table:formula="of:=(SUMPRODUCT([.AI$4:.AI$38];[.$DS$4:.$DS$38])+12*SUMPRODUCT([.AI$4:.AI$38];[.$E$4:.$E$38];[.$CB$4:.$CB$38]))/(SUM([.$I$70:.$I$71])/100*[.$I$69])" office:value-type="float" office:value="0.138756971644609" calcext:value-type="float">
            <text:p>0.138756971644609</text:p>
          </table:table-cell>
          <table:table-cell table:formula="of:=(SUMPRODUCT([.AJ$4:.AJ$38];[.$DS$4:.$DS$38])+12*SUMPRODUCT([.AJ$4:.AJ$38];[.$E$4:.$E$38];[.$CB$4:.$CB$38]))/(SUM([.$I$70:.$I$71])/100*[.$I$69])" office:value-type="float" office:value="0.00124920112077832" calcext:value-type="float">
            <text:p>0.00124920112077832</text:p>
          </table:table-cell>
          <table:table-cell table:formula="of:=(SUMPRODUCT([.AK$4:.AK$38];[.$DS$4:.$DS$38])+12*SUMPRODUCT([.AK$4:.AK$38];[.$E$4:.$E$38];[.$CB$4:.$CB$38]))/(SUM([.$I$70:.$I$71])/100*[.$I$69])" office:value-type="float" office:value="0.126518102919461" calcext:value-type="float">
            <text:p>0.126518102919461</text:p>
          </table:table-cell>
          <table:table-cell table:formula="of:=(SUMPRODUCT([.AL$4:.AL$38];[.$DS$4:.$DS$38])+12*SUMPRODUCT([.AL$4:.AL$38];[.$E$4:.$E$38];[.$CB$4:.$CB$38]))/(SUM([.$I$70:.$I$71])/100*[.$I$69])" office:value-type="float" office:value="0.00891055067114847" calcext:value-type="float">
            <text:p>0.00891055067114847</text:p>
          </table:table-cell>
          <table:table-cell table:formula="of:=(SUMPRODUCT([.AM$4:.AM$38];[.$DS$4:.$DS$38])+12*SUMPRODUCT([.AM$4:.AM$38];[.$E$4:.$E$38];[.$CB$4:.$CB$38]))/(SUM([.$I$70:.$I$71])/100*[.$I$69])" office:value-type="float" office:value="0.0361926019704237" calcext:value-type="float">
            <text:p>0.0361926019704237</text:p>
          </table:table-cell>
          <table:table-cell table:formula="of:=(SUMPRODUCT([.AN$4:.AN$38];[.$DS$4:.$DS$38])+12*SUMPRODUCT([.AN$4:.AN$38];[.$E$4:.$E$38];[.$CB$4:.$CB$38]))/(SUM([.$I$70:.$I$71])/100*[.$I$69])" office:value-type="float" office:value="0.000449113590596037" calcext:value-type="float">
            <text:p>0.000449113590596037</text:p>
          </table:table-cell>
          <table:table-cell table:formula="of:=(SUMPRODUCT([.AO$4:.AO$38];[.$DS$4:.$DS$38])+12*SUMPRODUCT([.AO$4:.AO$38];[.$E$4:.$E$38];[.$CB$4:.$CB$38]))/(SUM([.$I$70:.$I$71])/100*[.$I$69])" office:value-type="float" office:value="5.8812915171807" calcext:value-type="float">
            <text:p>5.8812915171807</text:p>
          </table:table-cell>
          <table:table-cell table:formula="of:=(SUMPRODUCT([.AP$4:.AP$38];[.$DS$4:.$DS$38])+12*SUMPRODUCT([.AP$4:.AP$38];[.$E$4:.$E$38];[.$CB$4:.$CB$38]))/(SUM([.$I$70:.$I$71])/100*[.$I$69])" office:value-type="float" office:value="1.5854699153894" calcext:value-type="float">
            <text:p>1.5854699153894</text:p>
          </table:table-cell>
          <table:table-cell table:formula="of:=(SUMPRODUCT([.AQ$4:.AQ$38];[.$DS$4:.$DS$38])+12*SUMPRODUCT([.AQ$4:.AQ$38];[.$E$4:.$E$38];[.$CB$4:.$CB$38]))/(SUM([.$I$70:.$I$71])/100*[.$I$69])" office:value-type="float" office:value="0.0421485501066735" calcext:value-type="float">
            <text:p>0.0421485501066735</text:p>
          </table:table-cell>
          <table:table-cell table:formula="of:=(SUMPRODUCT([.AR$4:.AR$38];[.$DS$4:.$DS$38])+12*SUMPRODUCT([.AR$4:.AR$38];[.$E$4:.$E$38];[.$CB$4:.$CB$38]))/(SUM([.$I$70:.$I$71])/100*[.$I$69])" office:value-type="float" office:value="0.00577822742539986" calcext:value-type="float">
            <text:p>0.00577822742539986</text:p>
          </table:table-cell>
          <table:table-cell table:formula="of:=(SUMPRODUCT([.AS$4:.AS$38];[.$DS$4:.$DS$38])+12*SUMPRODUCT([.AS$4:.AS$38];[.$E$4:.$E$38];[.$CB$4:.$CB$38]))/(SUM([.$I$70:.$I$71])/100*[.$I$69])" office:value-type="float" office:value="1.0055386985158" calcext:value-type="float">
            <text:p>1.0055386985158</text:p>
          </table:table-cell>
          <table:table-cell table:formula="of:=(SUMPRODUCT([.AT$4:.AT$38];[.$DS$4:.$DS$38])+12*SUMPRODUCT([.AT$4:.AT$38];[.$E$4:.$E$38];[.$CB$4:.$CB$38]))/(SUM([.$I$70:.$I$71])/100*[.$I$69])" office:value-type="float" office:value="0.187200407962077" calcext:value-type="float">
            <text:p>0.187200407962077</text:p>
          </table:table-cell>
          <table:table-cell table:formula="of:=(SUMPRODUCT([.AU$4:.AU$38];[.$DS$4:.$DS$38])+12*SUMPRODUCT([.AU$4:.AU$38];[.$E$4:.$E$38];[.$CB$4:.$CB$38]))/(SUM([.$I$70:.$I$71])/100*[.$I$69])" office:value-type="float" office:value="1.86995265880143" calcext:value-type="float">
            <text:p>1.86995265880143</text:p>
          </table:table-cell>
          <table:table-cell table:formula="of:=(SUMPRODUCT([.AV$4:.AV$38];[.$DS$4:.$DS$38])+12*SUMPRODUCT([.AV$4:.AV$38];[.$E$4:.$E$38];[.$CB$4:.$CB$38]))/(SUM([.$I$70:.$I$71])/100*[.$I$69])" office:value-type="float" office:value="0.0098300894240657" calcext:value-type="float">
            <text:p>0.0098300894240657</text:p>
          </table:table-cell>
          <table:table-cell table:formula="of:=(SUMPRODUCT([.AW$4:.AW$38];[.$DS$4:.$DS$38])+12*SUMPRODUCT([.AW$4:.AW$38];[.$E$4:.$E$38];[.$CB$4:.$CB$38]))/(SUM([.$I$70:.$I$71])/100*[.$I$69])" office:value-type="float" office:value="0.379535206143981" calcext:value-type="float">
            <text:p>0.379535206143981</text:p>
          </table:table-cell>
          <table:table-cell table:formula="of:=(SUMPRODUCT([.AX$4:.AX$38];[.$DS$4:.$DS$38])+12*SUMPRODUCT([.AX$4:.AX$38];[.$E$4:.$E$38];[.$CB$4:.$CB$38]))/(SUM([.$I$70:.$I$71])/100*[.$I$69])" office:value-type="float" office:value="0.00813406276127002" calcext:value-type="float">
            <text:p>0.00813406276127002</text:p>
          </table:table-cell>
          <table:table-cell table:formula="of:=(SUMPRODUCT([.AY$4:.AY$38];[.$DS$4:.$DS$38])+12*SUMPRODUCT([.AY$4:.AY$38];[.$E$4:.$E$38];[.$CB$4:.$CB$38]))/(SUM([.$I$70:.$I$71])/100*[.$I$69])" office:value-type="float" office:value="0.0214474678343252" calcext:value-type="float">
            <text:p>0.0214474678343252</text:p>
          </table:table-cell>
          <table:table-cell table:formula="of:=(SUMPRODUCT([.AZ$4:.AZ$38];[.$DS$4:.$DS$38])+12*SUMPRODUCT([.AZ$4:.AZ$38];[.$E$4:.$E$38];[.$CB$4:.$CB$38]))/(SUM([.$I$70:.$I$71])/100*[.$I$69])" office:value-type="float" office:value="4.36210385223531" calcext:value-type="float">
            <text:p>4.36210385223531</text:p>
          </table:table-cell>
          <table:table-cell table:formula="of:=(SUMPRODUCT([.BA$4:.BA$38];[.$DS$4:.$DS$38])+12*SUMPRODUCT([.BA$4:.BA$38];[.$E$4:.$E$38];[.$CB$4:.$CB$38]))/(SUM([.$I$70:.$I$71])/100*[.$I$69])" office:value-type="float" office:value="3.02898744395557" calcext:value-type="float">
            <text:p>3.02898744395557</text:p>
          </table:table-cell>
          <table:table-cell table:formula="of:=(SUMPRODUCT([.BB$4:.BB$38];[.$DS$4:.$DS$38])+12*SUMPRODUCT([.BB$4:.BB$38];[.$E$4:.$E$38];[.$CB$4:.$CB$38]))/(SUM([.$I$70:.$I$71])/100*[.$I$69])" office:value-type="float" office:value="10.4629070407115" calcext:value-type="float">
            <text:p>10.4629070407115</text:p>
          </table:table-cell>
          <table:table-cell table:formula="of:=(SUMPRODUCT([.BC$4:.BC$38];[.$DS$4:.$DS$38])+12*SUMPRODUCT([.BC$4:.BC$38];[.$E$4:.$E$38];[.$CB$4:.$CB$38]))/(SUM([.$I$70:.$I$71])/100*[.$I$69])" office:value-type="float" office:value="0.366366806578463" calcext:value-type="float">
            <text:p>0.366366806578463</text:p>
          </table:table-cell>
          <table:table-cell table:formula="of:=(SUMPRODUCT([.BD$4:.BD$38];[.$DS$4:.$DS$38])+12*SUMPRODUCT([.BD$4:.BD$38];[.$E$4:.$E$38];[.$CB$4:.$CB$38]))/(SUM([.$I$70:.$I$71])/100*[.$I$69])" office:value-type="float" office:value="0.00580868920512973" calcext:value-type="float">
            <text:p>0.00580868920512973</text:p>
          </table:table-cell>
          <table:table-cell table:formula="of:=(SUMPRODUCT([.BE$4:.BE$38];[.$DS$4:.$DS$38])+12*SUMPRODUCT([.BE$4:.BE$38];[.$E$4:.$E$38];[.$CB$4:.$CB$38]))/(SUM([.$I$70:.$I$71])/100*[.$I$69])" office:value-type="float" office:value="0.395375300364272" calcext:value-type="float">
            <text:p>0.395375300364272</text:p>
          </table:table-cell>
          <table:table-cell table:formula="of:=(SUMPRODUCT([.BF$4:.BF$38];[.$DS$4:.$DS$38])+12*SUMPRODUCT([.BF$4:.BF$38];[.$E$4:.$E$38];[.$CB$4:.$CB$38]))/(SUM([.$I$70:.$I$71])/100*[.$I$69])" office:value-type="float" office:value="0.00625551145167817" calcext:value-type="float">
            <text:p>0.00625551145167817</text:p>
          </table:table-cell>
          <table:table-cell table:formula="of:=(SUMPRODUCT([.BG$4:.BG$38];[.$DS$4:.$DS$38])+12*SUMPRODUCT([.BG$4:.BG$38];[.$E$4:.$E$38];[.$CB$4:.$CB$38]))/(SUM([.$I$70:.$I$71])/100*[.$I$69])" office:value-type="float" office:value="0.00169838486423308" calcext:value-type="float">
            <text:p>0.00169838486423308</text:p>
          </table:table-cell>
          <table:table-cell table:formula="of:=(SUMPRODUCT([.BH$4:.BH$38];[.$DS$4:.$DS$38])+12*SUMPRODUCT([.BH$4:.BH$38];[.$E$4:.$E$38];[.$CB$4:.$CB$38]))/(SUM([.$I$70:.$I$71])/100*[.$I$69])" office:value-type="float" office:value="0.00891055067114847" calcext:value-type="float">
            <text:p>0.00891055067114847</text:p>
          </table:table-cell>
          <table:table-cell table:formula="of:=(SUMPRODUCT([.BI$4:.BI$38];[.$DS$4:.$DS$38])+12*SUMPRODUCT([.BI$4:.BI$38];[.$E$4:.$E$38];[.$CB$4:.$CB$38]))/(SUM([.$I$70:.$I$71])/100*[.$I$69])" office:value-type="float" office:value="2.28079881153365" calcext:value-type="float">
            <text:p>2.28079881153365</text:p>
          </table:table-cell>
          <table:table-cell table:formula="of:=(SUMPRODUCT([.BJ$4:.BJ$38];[.$DS$4:.$DS$38])+12*SUMPRODUCT([.BJ$4:.BJ$38];[.$E$4:.$E$38];[.$CB$4:.$CB$38]))/(SUM([.$I$70:.$I$71])/100*[.$I$69])" office:value-type="float" office:value="0.0245752235601643" calcext:value-type="float">
            <text:p>0.0245752235601643</text:p>
          </table:table-cell>
          <table:table-cell table:formula="of:=(SUMPRODUCT([.BK$4:.BK$38];[.$DS$4:.$DS$38])+12*SUMPRODUCT([.BK$4:.BK$38];[.$E$4:.$E$38];[.$CB$4:.$CB$38]))/(SUM([.$I$70:.$I$71])/100*[.$I$69])" office:value-type="float" office:value="0.035072476150757" calcext:value-type="float">
            <text:p>0.035072476150757</text:p>
          </table:table-cell>
          <table:table-cell table:formula="of:=(SUMPRODUCT([.BL$4:.BL$38];[.$DS$4:.$DS$38])+12*SUMPRODUCT([.BL$4:.BL$38];[.$E$4:.$E$38];[.$CB$4:.$CB$38]))/(SUM([.$I$70:.$I$71])/100*[.$I$69])" office:value-type="float" office:value="0.542405340628248" calcext:value-type="float">
            <text:p>0.542405340628248</text:p>
          </table:table-cell>
          <table:table-cell table:formula="of:=(SUMPRODUCT([.BM$4:.BM$38];[.$DS$4:.$DS$38])+12*SUMPRODUCT([.BM$4:.BM$38];[.$E$4:.$E$38];[.$CB$4:.$CB$38]))/(SUM([.$I$70:.$I$71])/100*[.$I$69])" office:value-type="float" office:value="0.236368968424125" calcext:value-type="float">
            <text:p>0.236368968424125</text:p>
          </table:table-cell>
          <table:table-cell table:formula="of:=(SUMPRODUCT([.BN$4:.BN$38];[.$DS$4:.$DS$38])+12*SUMPRODUCT([.BN$4:.BN$38];[.$E$4:.$E$38];[.$CB$4:.$CB$38]))/(SUM([.$I$70:.$I$71])/100*[.$I$69])" office:value-type="float" office:value="0.0986061544106187" calcext:value-type="float">
            <text:p>0.0986061544106187</text:p>
          </table:table-cell>
          <table:table-cell table:formula="of:=(SUMPRODUCT([.BO$4:.BO$38];[.$DS$4:.$DS$38])+12*SUMPRODUCT([.BO$4:.BO$38];[.$E$4:.$E$38];[.$CB$4:.$CB$38]))/(SUM([.$I$70:.$I$71])/100*[.$I$69])" office:value-type="float" office:value="0.496824133091533" calcext:value-type="float">
            <text:p>0.496824133091533</text:p>
          </table:table-cell>
          <table:table-cell table:formula="of:=(SUMPRODUCT([.BP$4:.BP$38];[.$DS$4:.$DS$38])+12*SUMPRODUCT([.BP$4:.BP$38];[.$E$4:.$E$38];[.$CB$4:.$CB$38]))/(SUM([.$I$70:.$I$71])/100*[.$I$69])" office:value-type="float" office:value="0.000998263442274791" calcext:value-type="float">
            <text:p>0.000998263442274791</text:p>
          </table:table-cell>
          <table:table-cell table:formula="of:=(SUMPRODUCT([.BQ$4:.BQ$38];[.$DS$4:.$DS$38])+12*SUMPRODUCT([.BQ$4:.BQ$38];[.$E$4:.$E$38];[.$CB$4:.$CB$38]))/(SUM([.$I$70:.$I$71])/100*[.$I$69])" office:value-type="float" office:value="0.227156299997709" calcext:value-type="float">
            <text:p>0.227156299997709</text:p>
          </table:table-cell>
          <table:table-cell table:formula="of:=(SUMPRODUCT([.BR$4:.BR$38];[.$DS$4:.$DS$38])+12*SUMPRODUCT([.BR$4:.BR$38];[.$E$4:.$E$38];[.$CB$4:.$CB$38]))/(SUM([.$I$70:.$I$71])/100*[.$I$69])" office:value-type="float" office:value="0.311855426065266" calcext:value-type="float">
            <text:p>0.311855426065266</text:p>
          </table:table-cell>
          <table:table-cell office:value-type="string" calcext:value-type="string">
            <text:p>Weight at 1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20 yr</text:p>
          </table:table-cell>
          <table:table-cell table:formula="of:=(SUMPRODUCT([.H$4:.H$38];[.$EL$4:.$EL$38])+12*SUMPRODUCT([.H$4:.H$38];[.$E$4:.$E$38];[.$CU$4:.$CU$38]))/(SUM([.$AB$70:.$AB$71])/100*[.$AB$69])" office:value-type="float" office:value="55.0418445109662" calcext:value-type="float">
            <text:p>55.0418445109662</text:p>
          </table:table-cell>
          <table:table-cell table:formula="of:=(SUMPRODUCT([.I$4:.I$38];[.$EL$4:.$EL$38])+12*SUMPRODUCT([.I$4:.I$38];[.$E$4:.$E$38];[.$CU$4:.$CU$38]))/(SUM([.$AB$70:.$AB$71])/100*[.$AB$69])" office:value-type="float" office:value="1.98443512477359" calcext:value-type="float">
            <text:p>1.98443512477359</text:p>
          </table:table-cell>
          <table:table-cell table:formula="of:=(SUMPRODUCT([.J$4:.J$38];[.$EL$4:.$EL$38])+12*SUMPRODUCT([.J$4:.J$38];[.$E$4:.$E$38];[.$CU$4:.$CU$38]))/(SUM([.$AB$70:.$AB$71])/100*[.$AB$69])" office:value-type="float" office:value="0.0400712848733457" calcext:value-type="float">
            <text:p>0.0400712848733457</text:p>
          </table:table-cell>
          <table:table-cell table:formula="of:=(SUMPRODUCT([.K$4:.K$38];[.$EL$4:.$EL$38])+12*SUMPRODUCT([.K$4:.K$38];[.$E$4:.$E$38];[.$CU$4:.$CU$38]))/(SUM([.$AB$70:.$AB$71])/100*[.$AB$69])" office:value-type="float" office:value="0.0274504077478825" calcext:value-type="float">
            <text:p>0.0274504077478825</text:p>
          </table:table-cell>
          <table:table-cell table:formula="of:=(SUMPRODUCT([.L$4:.L$38];[.$EL$4:.$EL$38])+12*SUMPRODUCT([.L$4:.L$38];[.$E$4:.$E$38];[.$CU$4:.$CU$38]))/(SUM([.$AB$70:.$AB$71])/100*[.$AB$69])" office:value-type="float" office:value="0.157825257716196" calcext:value-type="float">
            <text:p>0.157825257716196</text:p>
          </table:table-cell>
          <table:table-cell table:formula="of:=(SUMPRODUCT([.M$4:.M$38];[.$EL$4:.$EL$38])+12*SUMPRODUCT([.M$4:.M$38];[.$E$4:.$E$38];[.$CU$4:.$CU$38]))/(SUM([.$AB$70:.$AB$71])/100*[.$AB$69])" office:value-type="float" office:value="1.4028812916218" calcext:value-type="float">
            <text:p>1.4028812916218</text:p>
          </table:table-cell>
          <table:table-cell table:formula="of:=(SUMPRODUCT([.N$4:.N$38];[.$EL$4:.$EL$38])+12*SUMPRODUCT([.N$4:.N$38];[.$E$4:.$E$38];[.$CU$4:.$CU$38]))/(SUM([.$AB$70:.$AB$71])/100*[.$AB$69])" office:value-type="float" office:value="1.37847783301045" calcext:value-type="float">
            <text:p>1.37847783301045</text:p>
          </table:table-cell>
          <table:table-cell table:formula="of:=(SUMPRODUCT([.O$4:.O$38];[.$EL$4:.$EL$38])+12*SUMPRODUCT([.O$4:.O$38];[.$E$4:.$E$38];[.$CU$4:.$CU$38]))/(SUM([.$AB$70:.$AB$71])/100*[.$AB$69])" office:value-type="float" office:value="0.442555439759163" calcext:value-type="float">
            <text:p>0.442555439759163</text:p>
          </table:table-cell>
          <table:table-cell table:formula="of:=(SUMPRODUCT([.P$4:.P$38];[.$EL$4:.$EL$38])+12*SUMPRODUCT([.P$4:.P$38];[.$E$4:.$E$38];[.$CU$4:.$CU$38]))/(SUM([.$AB$70:.$AB$71])/100*[.$AB$69])" office:value-type="float" office:value="0.973619832114423" calcext:value-type="float">
            <text:p>0.973619832114423</text:p>
          </table:table-cell>
          <table:table-cell table:formula="of:=(SUMPRODUCT([.Q$4:.Q$38];[.$EL$4:.$EL$38])+12*SUMPRODUCT([.Q$4:.Q$38];[.$E$4:.$E$38];[.$CU$4:.$CU$38]))/(SUM([.$AB$70:.$AB$71])/100*[.$AB$69])" office:value-type="float" office:value="1.12682225547359" calcext:value-type="float">
            <text:p>1.12682225547359</text:p>
          </table:table-cell>
          <table:table-cell table:formula="of:=(SUMPRODUCT([.R$4:.R$38];[.$EL$4:.$EL$38])+12*SUMPRODUCT([.R$4:.R$38];[.$E$4:.$E$38];[.$CU$4:.$CU$38]))/(SUM([.$AB$70:.$AB$71])/100*[.$AB$69])" office:value-type="float" office:value="0.0899237495189254" calcext:value-type="float">
            <text:p>0.0899237495189254</text:p>
          </table:table-cell>
          <table:table-cell table:formula="of:=(SUMPRODUCT([.S$4:.S$38];[.$EL$4:.$EL$38])+12*SUMPRODUCT([.S$4:.S$38];[.$E$4:.$E$38];[.$CU$4:.$CU$38]))/(SUM([.$AB$70:.$AB$71])/100*[.$AB$69])" office:value-type="float" office:value="0.00984658315023709" calcext:value-type="float">
            <text:p>0.00984658315023709</text:p>
          </table:table-cell>
          <table:table-cell table:formula="of:=(SUMPRODUCT([.T$4:.T$38];[.$EL$4:.$EL$38])+12*SUMPRODUCT([.T$4:.T$38];[.$E$4:.$E$38];[.$CU$4:.$CU$38]))/(SUM([.$AB$70:.$AB$71])/100*[.$AB$69])" office:value-type="float" office:value="0.0147698747253556" calcext:value-type="float">
            <text:p>0.0147698747253556</text:p>
          </table:table-cell>
          <table:table-cell table:formula="of:=(SUMPRODUCT([.U$4:.U$38];[.$EL$4:.$EL$38])+12*SUMPRODUCT([.U$4:.U$38];[.$E$4:.$E$38];[.$CU$4:.$CU$38]))/(SUM([.$AB$70:.$AB$71])/100*[.$AB$69])" office:value-type="float" office:value="0.192101510723377" calcext:value-type="float">
            <text:p>0.192101510723377</text:p>
          </table:table-cell>
          <table:table-cell table:formula="of:=(SUMPRODUCT([.V$4:.V$38];[.$EL$4:.$EL$38])+12*SUMPRODUCT([.V$4:.V$38];[.$E$4:.$E$38];[.$CU$4:.$CU$38]))/(SUM([.$AB$70:.$AB$71])/100*[.$AB$69])" office:value-type="float" office:value="0.124315639685813" calcext:value-type="float">
            <text:p>0.124315639685813</text:p>
          </table:table-cell>
          <table:table-cell table:formula="of:=(SUMPRODUCT([.W$4:.W$38];[.$EL$4:.$EL$38])+12*SUMPRODUCT([.W$4:.W$38];[.$E$4:.$E$38];[.$CU$4:.$CU$38]))/(SUM([.$AB$70:.$AB$71])/100*[.$AB$69])" office:value-type="float" office:value="0.0265038419634728" calcext:value-type="float">
            <text:p>0.0265038419634728</text:p>
          </table:table-cell>
          <table:table-cell table:formula="of:=(SUMPRODUCT([.X$4:.X$38];[.$EL$4:.$EL$38])+12*SUMPRODUCT([.X$4:.X$38];[.$E$4:.$E$38];[.$CU$4:.$CU$38]))/(SUM([.$AB$70:.$AB$71])/100*[.$AB$69])" office:value-type="float" office:value="0.00804996365434999" calcext:value-type="float">
            <text:p>0.00804996365434999</text:p>
          </table:table-cell>
          <table:table-cell table:formula="of:=(SUMPRODUCT([.Y$4:.Y$38];[.$EL$4:.$EL$38])+12*SUMPRODUCT([.Y$4:.Y$38];[.$E$4:.$E$38];[.$CU$4:.$CU$38]))/(SUM([.$AB$70:.$AB$71])/100*[.$AB$69])" office:value-type="float" office:value="0.0937279248587488" calcext:value-type="float">
            <text:p>0.0937279248587488</text:p>
          </table:table-cell>
          <table:table-cell table:formula="of:=(SUMPRODUCT([.Z$4:.Z$38];[.$EL$4:.$EL$38])+12*SUMPRODUCT([.Z$4:.Z$38];[.$E$4:.$E$38];[.$CU$4:.$CU$38]))/(SUM([.$AB$70:.$AB$71])/100*[.$AB$69])" office:value-type="float" office:value="0.0523395743094318" calcext:value-type="float">
            <text:p>0.0523395743094318</text:p>
          </table:table-cell>
          <table:table-cell table:formula="of:=(SUMPRODUCT([.AA$4:.AA$38];[.$EL$4:.$EL$38])+12*SUMPRODUCT([.AA$4:.AA$38];[.$E$4:.$E$38];[.$CU$4:.$CU$38]))/(SUM([.$AB$70:.$AB$71])/100*[.$AB$69])" office:value-type="float" office:value="0.0548051697646092" calcext:value-type="float">
            <text:p>0.0548051697646092</text:p>
          </table:table-cell>
          <table:table-cell table:formula="of:=(SUMPRODUCT([.AB$4:.AB$38];[.$EL$4:.$EL$38])+12*SUMPRODUCT([.AB$4:.AB$38];[.$E$4:.$E$38];[.$CU$4:.$CU$38]))/(SUM([.$AB$70:.$AB$71])/100*[.$AB$69])" office:value-type="float" office:value="0.00410178506577554" calcext:value-type="float">
            <text:p>0.00410178506577554</text:p>
          </table:table-cell>
          <table:table-cell table:formula="of:=(SUMPRODUCT([.AC$4:.AC$38];[.$EL$4:.$EL$38])+12*SUMPRODUCT([.AC$4:.AC$38];[.$E$4:.$E$38];[.$CU$4:.$CU$38]))/(SUM([.$AB$70:.$AB$71])/100*[.$AB$69])" office:value-type="float" office:value="0.000804996365434999" calcext:value-type="float">
            <text:p>0.000804996365434999</text:p>
          </table:table-cell>
          <table:table-cell table:formula="of:=(SUMPRODUCT([.AD$4:.AD$38];[.$EL$4:.$EL$38])+12*SUMPRODUCT([.AD$4:.AD$38];[.$E$4:.$E$38];[.$CU$4:.$CU$38]))/(SUM([.$AB$70:.$AB$71])/100*[.$AB$69])" office:value-type="float" office:value="0.0795896012493591" calcext:value-type="float">
            <text:p>0.0795896012493591</text:p>
          </table:table-cell>
          <table:table-cell table:formula="of:=(SUMPRODUCT([.AE$4:.AE$38];[.$EL$4:.$EL$38])+12*SUMPRODUCT([.AE$4:.AE$38];[.$E$4:.$E$38];[.$CU$4:.$CU$38]))/(SUM([.$AB$70:.$AB$71])/100*[.$AB$69])" office:value-type="float" office:value="0.0212735464979081" calcext:value-type="float">
            <text:p>0.0212735464979081</text:p>
          </table:table-cell>
          <table:table-cell table:formula="of:=(SUMPRODUCT([.AF$4:.AF$38];[.$EL$4:.$EL$38])+12*SUMPRODUCT([.AF$4:.AF$38];[.$E$4:.$E$38];[.$CU$4:.$CU$38]))/(SUM([.$AB$70:.$AB$71])/100*[.$AB$69])" office:value-type="float" office:value="2.12678636216238" calcext:value-type="float">
            <text:p>2.12678636216238</text:p>
          </table:table-cell>
          <table:table-cell table:formula="of:=(SUMPRODUCT([.AG$4:.AG$38];[.$EL$4:.$EL$38])+12*SUMPRODUCT([.AG$4:.AG$38];[.$E$4:.$E$38];[.$CU$4:.$CU$38]))/(SUM([.$AB$70:.$AB$71])/100*[.$AB$69])" office:value-type="float" office:value="0.0130346922971764" calcext:value-type="float">
            <text:p>0.0130346922971764</text:p>
          </table:table-cell>
          <table:table-cell table:formula="of:=(SUMPRODUCT([.AH$4:.AH$38];[.$EL$4:.$EL$38])+12*SUMPRODUCT([.AH$4:.AH$38];[.$E$4:.$E$38];[.$CU$4:.$CU$38]))/(SUM([.$AB$70:.$AB$71])/100*[.$AB$69])" office:value-type="float" office:value="0.0624733417710429" calcext:value-type="float">
            <text:p>0.0624733417710429</text:p>
          </table:table-cell>
          <table:table-cell table:formula="of:=(SUMPRODUCT([.AI$4:.AI$38];[.$EL$4:.$EL$38])+12*SUMPRODUCT([.AI$4:.AI$38];[.$E$4:.$E$38];[.$CU$4:.$CU$38]))/(SUM([.$AB$70:.$AB$71])/100*[.$AB$69])" office:value-type="float" office:value="0.120814812280633" calcext:value-type="float">
            <text:p>0.120814812280633</text:p>
          </table:table-cell>
          <table:table-cell table:formula="of:=(SUMPRODUCT([.AJ$4:.AJ$38];[.$EL$4:.$EL$38])+12*SUMPRODUCT([.AJ$4:.AJ$38];[.$E$4:.$E$38];[.$CU$4:.$CU$38]))/(SUM([.$AB$70:.$AB$71])/100*[.$AB$69])" office:value-type="float" office:value="0.00154392333127252" calcext:value-type="float">
            <text:p>0.00154392333127252</text:p>
          </table:table-cell>
          <table:table-cell table:formula="of:=(SUMPRODUCT([.AK$4:.AK$38];[.$EL$4:.$EL$38])+12*SUMPRODUCT([.AK$4:.AK$38];[.$E$4:.$E$38];[.$CU$4:.$CU$38]))/(SUM([.$AB$70:.$AB$71])/100*[.$AB$69])" office:value-type="float" office:value="0.109895694034913" calcext:value-type="float">
            <text:p>0.109895694034913</text:p>
          </table:table-cell>
          <table:table-cell table:formula="of:=(SUMPRODUCT([.AL$4:.AL$38];[.$EL$4:.$EL$38])+12*SUMPRODUCT([.AL$4:.AL$38];[.$E$4:.$E$38];[.$CU$4:.$CU$38]))/(SUM([.$AB$70:.$AB$71])/100*[.$AB$69])" office:value-type="float" office:value="0.00492329157511855" calcext:value-type="float">
            <text:p>0.00492329157511855</text:p>
          </table:table-cell>
          <table:table-cell table:formula="of:=(SUMPRODUCT([.AM$4:.AM$38];[.$EL$4:.$EL$38])+12*SUMPRODUCT([.AM$4:.AM$38];[.$E$4:.$E$38];[.$CU$4:.$CU$38]))/(SUM([.$AB$70:.$AB$71])/100*[.$AB$69])" office:value-type="float" office:value="0.025557276179063" calcext:value-type="float">
            <text:p>0.025557276179063</text:p>
          </table:table-cell>
          <table:table-cell table:formula="of:=(SUMPRODUCT([.AN$4:.AN$38];[.$EL$4:.$EL$38])+12*SUMPRODUCT([.AN$4:.AN$38];[.$E$4:.$E$38];[.$CU$4:.$CU$38]))/(SUM([.$AB$70:.$AB$71])/100*[.$AB$69])" office:value-type="float" office:value="0.000373788684964301" calcext:value-type="float">
            <text:p>0.000373788684964301</text:p>
          </table:table-cell>
          <table:table-cell table:formula="of:=(SUMPRODUCT([.AO$4:.AO$38];[.$EL$4:.$EL$38])+12*SUMPRODUCT([.AO$4:.AO$38];[.$E$4:.$E$38];[.$CU$4:.$CU$38]))/(SUM([.$AB$70:.$AB$71])/100*[.$AB$69])" office:value-type="float" office:value="8.87771790851609" calcext:value-type="float">
            <text:p>8.87771790851609</text:p>
          </table:table-cell>
          <table:table-cell table:formula="of:=(SUMPRODUCT([.AP$4:.AP$38];[.$EL$4:.$EL$38])+12*SUMPRODUCT([.AP$4:.AP$38];[.$E$4:.$E$38];[.$CU$4:.$CU$38]))/(SUM([.$AB$70:.$AB$71])/100*[.$AB$69])" office:value-type="float" office:value="1.09637202116694" calcext:value-type="float">
            <text:p>1.09637202116694</text:p>
          </table:table-cell>
          <table:table-cell table:formula="of:=(SUMPRODUCT([.AQ$4:.AQ$38];[.$EL$4:.$EL$38])+12*SUMPRODUCT([.AQ$4:.AQ$38];[.$E$4:.$E$38];[.$CU$4:.$CU$38]))/(SUM([.$AB$70:.$AB$71])/100*[.$AB$69])" office:value-type="float" office:value="0.0451256790580713" calcext:value-type="float">
            <text:p>0.0451256790580713</text:p>
          </table:table-cell>
          <table:table-cell table:formula="of:=(SUMPRODUCT([.AR$4:.AR$38];[.$EL$4:.$EL$38])+12*SUMPRODUCT([.AR$4:.AR$38];[.$E$4:.$E$38];[.$CU$4:.$CU$38]))/(SUM([.$AB$70:.$AB$71])/100*[.$AB$69])" office:value-type="float" office:value="0.00537659583006083" calcext:value-type="float">
            <text:p>0.00537659583006083</text:p>
          </table:table-cell>
          <table:table-cell table:formula="of:=(SUMPRODUCT([.AS$4:.AS$38];[.$EL$4:.$EL$38])+12*SUMPRODUCT([.AS$4:.AS$38];[.$E$4:.$E$38];[.$CU$4:.$CU$38]))/(SUM([.$AB$70:.$AB$71])/100*[.$AB$69])" office:value-type="float" office:value="1.02198880117951" calcext:value-type="float">
            <text:p>1.02198880117951</text:p>
          </table:table-cell>
          <table:table-cell table:formula="of:=(SUMPRODUCT([.AT$4:.AT$38];[.$EL$4:.$EL$38])+12*SUMPRODUCT([.AT$4:.AT$38];[.$E$4:.$E$38];[.$CU$4:.$CU$38]))/(SUM([.$AB$70:.$AB$71])/100*[.$AB$69])" office:value-type="float" office:value="0.164693026107016" calcext:value-type="float">
            <text:p>0.164693026107016</text:p>
          </table:table-cell>
          <table:table-cell table:formula="of:=(SUMPRODUCT([.AU$4:.AU$38];[.$EL$4:.$EL$38])+12*SUMPRODUCT([.AU$4:.AU$38];[.$E$4:.$E$38];[.$CU$4:.$CU$38]))/(SUM([.$AB$70:.$AB$71])/100*[.$AB$69])" office:value-type="float" office:value="1.49105296698713" calcext:value-type="float">
            <text:p>1.49105296698713</text:p>
          </table:table-cell>
          <table:table-cell table:formula="of:=(SUMPRODUCT([.AV$4:.AV$38];[.$EL$4:.$EL$38])+12*SUMPRODUCT([.AV$4:.AV$38];[.$E$4:.$E$38];[.$CU$4:.$CU$38]))/(SUM([.$AB$70:.$AB$71])/100*[.$AB$69])" office:value-type="float" office:value="0.00694148241900477" calcext:value-type="float">
            <text:p>0.00694148241900477</text:p>
          </table:table-cell>
          <table:table-cell table:formula="of:=(SUMPRODUCT([.AW$4:.AW$38];[.$EL$4:.$EL$38])+12*SUMPRODUCT([.AW$4:.AW$38];[.$E$4:.$E$38];[.$CU$4:.$CU$38]))/(SUM([.$AB$70:.$AB$71])/100*[.$AB$69])" office:value-type="float" office:value="0.349641414197185" calcext:value-type="float">
            <text:p>0.349641414197185</text:p>
          </table:table-cell>
          <table:table-cell table:formula="of:=(SUMPRODUCT([.AX$4:.AX$38];[.$EL$4:.$EL$38])+12*SUMPRODUCT([.AX$4:.AX$38];[.$E$4:.$E$38];[.$CU$4:.$CU$38]))/(SUM([.$AB$70:.$AB$71])/100*[.$AB$69])" office:value-type="float" office:value="0.00689107188801646" calcext:value-type="float">
            <text:p>0.00689107188801646</text:p>
          </table:table-cell>
          <table:table-cell table:formula="of:=(SUMPRODUCT([.AY$4:.AY$38];[.$EL$4:.$EL$38])+12*SUMPRODUCT([.AY$4:.AY$38];[.$E$4:.$E$38];[.$CU$4:.$CU$38]))/(SUM([.$AB$70:.$AB$71])/100*[.$AB$69])" office:value-type="float" office:value="0.0151450525505559" calcext:value-type="float">
            <text:p>0.0151450525505559</text:p>
          </table:table-cell>
          <table:table-cell table:formula="of:=(SUMPRODUCT([.AZ$4:.AZ$38];[.$EL$4:.$EL$38])+12*SUMPRODUCT([.AZ$4:.AZ$38];[.$E$4:.$E$38];[.$CU$4:.$CU$38]))/(SUM([.$AB$70:.$AB$71])/100*[.$AB$69])" office:value-type="float" office:value="4.28606717221052" calcext:value-type="float">
            <text:p>4.28606717221052</text:p>
          </table:table-cell>
          <table:table-cell table:formula="of:=(SUMPRODUCT([.BA$4:.BA$38];[.$EL$4:.$EL$38])+12*SUMPRODUCT([.BA$4:.BA$38];[.$E$4:.$E$38];[.$CU$4:.$CU$38]))/(SUM([.$AB$70:.$AB$71])/100*[.$AB$69])" office:value-type="float" office:value="2.46897267953203" calcext:value-type="float">
            <text:p>2.46897267953203</text:p>
          </table:table-cell>
          <table:table-cell table:formula="of:=(SUMPRODUCT([.BB$4:.BB$38];[.$EL$4:.$EL$38])+12*SUMPRODUCT([.BB$4:.BB$38];[.$E$4:.$E$38];[.$CU$4:.$CU$38]))/(SUM([.$AB$70:.$AB$71])/100*[.$AB$69])" office:value-type="float" office:value="9.04288177967426" calcext:value-type="float">
            <text:p>9.04288177967426</text:p>
          </table:table-cell>
          <table:table-cell table:formula="of:=(SUMPRODUCT([.BC$4:.BC$38];[.$EL$4:.$EL$38])+12*SUMPRODUCT([.BC$4:.BC$38];[.$E$4:.$E$38];[.$CU$4:.$CU$38]))/(SUM([.$AB$70:.$AB$71])/100*[.$AB$69])" office:value-type="float" office:value="0.310679332820673" calcext:value-type="float">
            <text:p>0.310679332820673</text:p>
          </table:table-cell>
          <table:table-cell table:formula="of:=(SUMPRODUCT([.BD$4:.BD$38];[.$EL$4:.$EL$38])+12*SUMPRODUCT([.BD$4:.BD$38];[.$E$4:.$E$38];[.$CU$4:.$CU$38]))/(SUM([.$AB$70:.$AB$71])/100*[.$AB$69])" office:value-type="float" office:value="0.00410178506577554" calcext:value-type="float">
            <text:p>0.00410178506577554</text:p>
          </table:table-cell>
          <table:table-cell table:formula="of:=(SUMPRODUCT([.BE$4:.BE$38];[.$EL$4:.$EL$38])+12*SUMPRODUCT([.BE$4:.BE$38];[.$E$4:.$E$38];[.$CU$4:.$CU$38]))/(SUM([.$AB$70:.$AB$71])/100*[.$AB$69])" office:value-type="float" office:value="0.377909375782221" calcext:value-type="float">
            <text:p>0.377909375782221</text:p>
          </table:table-cell>
          <table:table-cell table:formula="of:=(SUMPRODUCT([.BF$4:.BF$38];[.$EL$4:.$EL$38])+12*SUMPRODUCT([.BF$4:.BF$38];[.$E$4:.$E$38];[.$CU$4:.$CU$38]))/(SUM([.$AB$70:.$AB$71])/100*[.$AB$69])" office:value-type="float" office:value="0.00441730699391213" calcext:value-type="float">
            <text:p>0.00441730699391213</text:p>
          </table:table-cell>
          <table:table-cell table:formula="of:=(SUMPRODUCT([.BG$4:.BG$38];[.$EL$4:.$EL$38])+12*SUMPRODUCT([.BG$4:.BG$38];[.$E$4:.$E$38];[.$CU$4:.$CU$38]))/(SUM([.$AB$70:.$AB$71])/100*[.$AB$69])" office:value-type="float" office:value="0.00143725218704562" calcext:value-type="float">
            <text:p>0.00143725218704562</text:p>
          </table:table-cell>
          <table:table-cell table:formula="of:=(SUMPRODUCT([.BH$4:.BH$38];[.$EL$4:.$EL$38])+12*SUMPRODUCT([.BH$4:.BH$38];[.$E$4:.$E$38];[.$CU$4:.$CU$38]))/(SUM([.$AB$70:.$AB$71])/100*[.$AB$69])" office:value-type="float" office:value="0.00492329157511855" calcext:value-type="float">
            <text:p>0.00492329157511855</text:p>
          </table:table-cell>
          <table:table-cell table:formula="of:=(SUMPRODUCT([.BI$4:.BI$38];[.$EL$4:.$EL$38])+12*SUMPRODUCT([.BI$4:.BI$38];[.$E$4:.$E$38];[.$CU$4:.$CU$38]))/(SUM([.$AB$70:.$AB$71])/100*[.$AB$69])" office:value-type="float" office:value="2.01697909741341" calcext:value-type="float">
            <text:p>2.01697909741341</text:p>
          </table:table-cell>
          <table:table-cell table:formula="of:=(SUMPRODUCT([.BJ$4:.BJ$38];[.$EL$4:.$EL$38])+12*SUMPRODUCT([.BJ$4:.BJ$38];[.$E$4:.$E$38];[.$CU$4:.$CU$38]))/(SUM([.$AB$70:.$AB$71])/100*[.$AB$69])" office:value-type="float" office:value="0.0173537060475119" calcext:value-type="float">
            <text:p>0.0173537060475119</text:p>
          </table:table-cell>
          <table:table-cell table:formula="of:=(SUMPRODUCT([.BK$4:.BK$38];[.$EL$4:.$EL$38])+12*SUMPRODUCT([.BK$4:.BK$38];[.$E$4:.$E$38];[.$CU$4:.$CU$38]))/(SUM([.$AB$70:.$AB$71])/100*[.$AB$69])" office:value-type="float" office:value="0.0336423926969781" calcext:value-type="float">
            <text:p>0.0336423926969781</text:p>
          </table:table-cell>
          <table:table-cell table:formula="of:=(SUMPRODUCT([.BL$4:.BL$38];[.$EL$4:.$EL$38])+12*SUMPRODUCT([.BL$4:.BL$38];[.$E$4:.$E$38];[.$CU$4:.$CU$38]))/(SUM([.$AB$70:.$AB$71])/100*[.$AB$69])" office:value-type="float" office:value="0.623262593428022" calcext:value-type="float">
            <text:p>0.623262593428022</text:p>
          </table:table-cell>
          <table:table-cell table:formula="of:=(SUMPRODUCT([.BM$4:.BM$38];[.$EL$4:.$EL$38])+12*SUMPRODUCT([.BM$4:.BM$38];[.$E$4:.$E$38];[.$CU$4:.$CU$38]))/(SUM([.$AB$70:.$AB$71])/100*[.$AB$69])" office:value-type="float" office:value="0.166911099984251" calcext:value-type="float">
            <text:p>0.166911099984251</text:p>
          </table:table-cell>
          <table:table-cell table:formula="of:=(SUMPRODUCT([.BN$4:.BN$38];[.$EL$4:.$EL$38])+12*SUMPRODUCT([.BN$4:.BN$38];[.$E$4:.$E$38];[.$CU$4:.$CU$38]))/(SUM([.$AB$70:.$AB$71])/100*[.$AB$69])" office:value-type="float" office:value="0.105320145773038" calcext:value-type="float">
            <text:p>0.105320145773038</text:p>
          </table:table-cell>
          <table:table-cell table:formula="of:=(SUMPRODUCT([.BO$4:.BO$38];[.$EL$4:.$EL$38])+12*SUMPRODUCT([.BO$4:.BO$38];[.$E$4:.$E$38];[.$CU$4:.$CU$38]))/(SUM([.$AB$70:.$AB$71])/100*[.$AB$69])" office:value-type="float" office:value="0.367264635023193" calcext:value-type="float">
            <text:p>0.367264635023193</text:p>
          </table:table-cell>
          <table:table-cell table:formula="of:=(SUMPRODUCT([.BP$4:.BP$38];[.$EL$4:.$EL$38])+12*SUMPRODUCT([.BP$4:.BP$38];[.$E$4:.$E$38];[.$CU$4:.$CU$38]))/(SUM([.$AB$70:.$AB$71])/100*[.$AB$69])" office:value-type="float" office:value="0.00107332848724667" calcext:value-type="float">
            <text:p>0.00107332848724667</text:p>
          </table:table-cell>
          <table:table-cell table:formula="of:=(SUMPRODUCT([.BQ$4:.BQ$38];[.$EL$4:.$EL$38])+12*SUMPRODUCT([.BQ$4:.BQ$38];[.$E$4:.$E$38];[.$CU$4:.$CU$38]))/(SUM([.$AB$70:.$AB$71])/100*[.$AB$69])" office:value-type="float" office:value="0.150435571842118" calcext:value-type="float">
            <text:p>0.150435571842118</text:p>
          </table:table-cell>
          <table:table-cell table:formula="of:=(SUMPRODUCT([.BR$4:.BR$38];[.$EL$4:.$EL$38])+12*SUMPRODUCT([.BR$4:.BR$38];[.$E$4:.$E$38];[.$CU$4:.$CU$38]))/(SUM([.$AB$70:.$AB$71])/100*[.$AB$69])" office:value-type="float" office:value="0.34953001465574" calcext:value-type="float">
            <text:p>0.34953001465574</text:p>
          </table:table-cell>
          <table:table-cell office:value-type="string" calcext:value-type="string">
            <text:p>Weight at 2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30 yr</text:p>
          </table:table-cell>
          <table:table-cell table:formula="of:=(SUMPRODUCT([.H$4:.H$38];[.$EV$4:.$EV$38])+12*SUMPRODUCT([.H$4:.H$38];[.$E$4:.$E$38];[.$DE$4:.$DE$38]))/(SUM([.$AL$70:.$AL$71])/100*[.$AL$69])" office:value-type="float" office:value="55.5622758037796" calcext:value-type="float">
            <text:p>55.5622758037796</text:p>
          </table:table-cell>
          <table:table-cell table:formula="of:=(SUMPRODUCT([.I$4:.I$38];[.$EV$4:.$EV$38])+12*SUMPRODUCT([.I$4:.I$38];[.$E$4:.$E$38];[.$DE$4:.$DE$38]))/(SUM([.$AL$70:.$AL$71])/100*[.$AL$69])" office:value-type="float" office:value="1.89976113405178" calcext:value-type="float">
            <text:p>1.89976113405178</text:p>
          </table:table-cell>
          <table:table-cell table:formula="of:=(SUMPRODUCT([.J$4:.J$38];[.$EV$4:.$EV$38])+12*SUMPRODUCT([.J$4:.J$38];[.$E$4:.$E$38];[.$DE$4:.$DE$38]))/(SUM([.$AL$70:.$AL$71])/100*[.$AL$69])" office:value-type="float" office:value="0.0309763437823" calcext:value-type="float">
            <text:p>0.0309763437823</text:p>
          </table:table-cell>
          <table:table-cell table:formula="of:=(SUMPRODUCT([.K$4:.K$38];[.$EV$4:.$EV$38])+12*SUMPRODUCT([.K$4:.K$38];[.$E$4:.$E$38];[.$DE$4:.$DE$38]))/(SUM([.$AL$70:.$AL$71])/100*[.$AL$69])" office:value-type="float" office:value="0.0212200150319693" calcext:value-type="float">
            <text:p>0.0212200150319693</text:p>
          </table:table-cell>
          <table:table-cell table:formula="of:=(SUMPRODUCT([.L$4:.L$38];[.$EV$4:.$EV$38])+12*SUMPRODUCT([.L$4:.L$38];[.$E$4:.$E$38];[.$DE$4:.$DE$38]))/(SUM([.$AL$70:.$AL$71])/100*[.$AL$69])" office:value-type="float" office:value="0.139295829677847" calcext:value-type="float">
            <text:p>0.139295829677847</text:p>
          </table:table-cell>
          <table:table-cell table:formula="of:=(SUMPRODUCT([.M$4:.M$38];[.$EV$4:.$EV$38])+12*SUMPRODUCT([.M$4:.M$38];[.$E$4:.$E$38];[.$DE$4:.$DE$38]))/(SUM([.$AL$70:.$AL$71])/100*[.$AL$69])" office:value-type="float" office:value="1.24141118513344" calcext:value-type="float">
            <text:p>1.24141118513344</text:p>
          </table:table-cell>
          <table:table-cell table:formula="of:=(SUMPRODUCT([.N$4:.N$38];[.$EV$4:.$EV$38])+12*SUMPRODUCT([.N$4:.N$38];[.$E$4:.$E$38];[.$DE$4:.$DE$38]))/(SUM([.$AL$70:.$AL$71])/100*[.$AL$69])" office:value-type="float" office:value="1.3272690616225" calcext:value-type="float">
            <text:p>1.3272690616225</text:p>
          </table:table-cell>
          <table:table-cell table:formula="of:=(SUMPRODUCT([.O$4:.O$38];[.$EV$4:.$EV$38])+12*SUMPRODUCT([.O$4:.O$38];[.$E$4:.$E$38];[.$DE$4:.$DE$38]))/(SUM([.$AL$70:.$AL$71])/100*[.$AL$69])" office:value-type="float" office:value="0.413349742792164" calcext:value-type="float">
            <text:p>0.413349742792164</text:p>
          </table:table-cell>
          <table:table-cell table:formula="of:=(SUMPRODUCT([.P$4:.P$38];[.$EV$4:.$EV$38])+12*SUMPRODUCT([.P$4:.P$38];[.$E$4:.$E$38];[.$DE$4:.$DE$38]))/(SUM([.$AL$70:.$AL$71])/100*[.$AL$69])" office:value-type="float" office:value="0.807551677892283" calcext:value-type="float">
            <text:p>0.807551677892283</text:p>
          </table:table-cell>
          <table:table-cell table:formula="of:=(SUMPRODUCT([.Q$4:.Q$38];[.$EV$4:.$EV$38])+12*SUMPRODUCT([.Q$4:.Q$38];[.$E$4:.$E$38];[.$DE$4:.$DE$38]))/(SUM([.$AL$70:.$AL$71])/100*[.$AL$69])" office:value-type="float" office:value="0.999428709314623" calcext:value-type="float">
            <text:p>0.999428709314623</text:p>
          </table:table-cell>
          <table:table-cell table:formula="of:=(SUMPRODUCT([.R$4:.R$38];[.$EV$4:.$EV$38])+12*SUMPRODUCT([.R$4:.R$38];[.$E$4:.$E$38];[.$DE$4:.$DE$38]))/(SUM([.$AL$70:.$AL$71])/100*[.$AL$69])" office:value-type="float" office:value="0.0695138423461064" calcext:value-type="float">
            <text:p>0.0695138423461064</text:p>
          </table:table-cell>
          <table:table-cell table:formula="of:=(SUMPRODUCT([.S$4:.S$38];[.$EV$4:.$EV$38])+12*SUMPRODUCT([.S$4:.S$38];[.$E$4:.$E$38];[.$DE$4:.$DE$38]))/(SUM([.$AL$70:.$AL$71])/100*[.$AL$69])" office:value-type="float" office:value="0.00656036982275291" calcext:value-type="float">
            <text:p>0.00656036982275291</text:p>
          </table:table-cell>
          <table:table-cell table:formula="of:=(SUMPRODUCT([.T$4:.T$38];[.$EV$4:.$EV$38])+12*SUMPRODUCT([.T$4:.T$38];[.$E$4:.$E$38];[.$DE$4:.$DE$38]))/(SUM([.$AL$70:.$AL$71])/100*[.$AL$69])" office:value-type="float" office:value="0.00984055473412936" calcext:value-type="float">
            <text:p>0.00984055473412936</text:p>
          </table:table-cell>
          <table:table-cell table:formula="of:=(SUMPRODUCT([.U$4:.U$38];[.$EV$4:.$EV$38])+12*SUMPRODUCT([.U$4:.U$38];[.$E$4:.$E$38];[.$DE$4:.$DE$38]))/(SUM([.$AL$70:.$AL$71])/100*[.$AL$69])" office:value-type="float" office:value="0.179898094930289" calcext:value-type="float">
            <text:p>0.179898094930289</text:p>
          </table:table-cell>
          <table:table-cell table:formula="of:=(SUMPRODUCT([.V$4:.V$38];[.$EV$4:.$EV$38])+12*SUMPRODUCT([.V$4:.V$38];[.$E$4:.$E$38];[.$DE$4:.$DE$38]))/(SUM([.$AL$70:.$AL$71])/100*[.$AL$69])" office:value-type="float" office:value="0.0960998381907576" calcext:value-type="float">
            <text:p>0.0960998381907576</text:p>
          </table:table-cell>
          <table:table-cell table:formula="of:=(SUMPRODUCT([.W$4:.W$38];[.$EV$4:.$EV$38])+12*SUMPRODUCT([.W$4:.W$38];[.$E$4:.$E$38];[.$DE$4:.$DE$38]))/(SUM([.$AL$70:.$AL$71])/100*[.$AL$69])" office:value-type="float" office:value="0.0204882903756945" calcext:value-type="float">
            <text:p>0.0204882903756945</text:p>
          </table:table-cell>
          <table:table-cell table:formula="of:=(SUMPRODUCT([.X$4:.X$38];[.$EV$4:.$EV$38])+12*SUMPRODUCT([.X$4:.X$38];[.$E$4:.$E$38];[.$DE$4:.$DE$38]))/(SUM([.$AL$70:.$AL$71])/100*[.$AL$69])" office:value-type="float" office:value="0.00816953736027436" calcext:value-type="float">
            <text:p>0.00816953736027436</text:p>
          </table:table-cell>
          <table:table-cell table:formula="of:=(SUMPRODUCT([.Y$4:.Y$38];[.$EV$4:.$EV$38])+12*SUMPRODUCT([.Y$4:.Y$38];[.$E$4:.$E$38];[.$DE$4:.$DE$38]))/(SUM([.$AL$70:.$AL$71])/100*[.$AL$69])" office:value-type="float" office:value="0.0738624189300896" calcext:value-type="float">
            <text:p>0.0738624189300896</text:p>
          </table:table-cell>
          <table:table-cell table:formula="of:=(SUMPRODUCT([.Z$4:.Z$38];[.$EV$4:.$EV$38])+12*SUMPRODUCT([.Z$4:.Z$38];[.$E$4:.$E$38];[.$DE$4:.$DE$38]))/(SUM([.$AL$70:.$AL$71])/100*[.$AL$69])" office:value-type="float" office:value="0.0425098054898579" calcext:value-type="float">
            <text:p>0.0425098054898579</text:p>
          </table:table-cell>
          <table:table-cell table:formula="of:=(SUMPRODUCT([.AA$4:.AA$38];[.$EV$4:.$EV$38])+12*SUMPRODUCT([.AA$4:.AA$38];[.$E$4:.$E$38];[.$DE$4:.$DE$38]))/(SUM([.$AL$70:.$AL$71])/100*[.$AL$69])" office:value-type="float" office:value="0.0484646176229684" calcext:value-type="float">
            <text:p>0.0484646176229684</text:p>
          </table:table-cell>
          <table:table-cell table:formula="of:=(SUMPRODUCT([.AB$4:.AB$38];[.$EV$4:.$EV$38])+12*SUMPRODUCT([.AB$4:.AB$38];[.$E$4:.$E$38];[.$DE$4:.$DE$38]))/(SUM([.$AL$70:.$AL$71])/100*[.$AL$69])" office:value-type="float" office:value="0.00317080684385749" calcext:value-type="float">
            <text:p>0.00317080684385749</text:p>
          </table:table-cell>
          <table:table-cell table:formula="of:=(SUMPRODUCT([.AC$4:.AC$38];[.$EV$4:.$EV$38])+12*SUMPRODUCT([.AC$4:.AC$38];[.$E$4:.$E$38];[.$DE$4:.$DE$38]))/(SUM([.$AL$70:.$AL$71])/100*[.$AL$69])" office:value-type="float" office:value="0.000816953736027436" calcext:value-type="float">
            <text:p>0.000816953736027436</text:p>
          </table:table-cell>
          <table:table-cell table:formula="of:=(SUMPRODUCT([.AD$4:.AD$38];[.$EV$4:.$EV$38])+12*SUMPRODUCT([.AD$4:.AD$38];[.$E$4:.$E$38];[.$DE$4:.$DE$38]))/(SUM([.$AL$70:.$AL$71])/100*[.$AL$69])" office:value-type="float" office:value="0.0755924274493937" calcext:value-type="float">
            <text:p>0.0755924274493937</text:p>
          </table:table-cell>
          <table:table-cell table:formula="of:=(SUMPRODUCT([.AE$4:.AE$38];[.$EV$4:.$EV$38])+12*SUMPRODUCT([.AE$4:.AE$38];[.$E$4:.$E$38];[.$DE$4:.$DE$38]))/(SUM([.$AL$70:.$AL$71])/100*[.$AL$69])" office:value-type="float" office:value="0.0210276562963312" calcext:value-type="float">
            <text:p>0.0210276562963312</text:p>
          </table:table-cell>
          <table:table-cell table:formula="of:=(SUMPRODUCT([.AF$4:.AF$38];[.$EV$4:.$EV$38])+12*SUMPRODUCT([.AF$4:.AF$38];[.$E$4:.$E$38];[.$DE$4:.$DE$38]))/(SUM([.$AL$70:.$AL$71])/100*[.$AL$69])" office:value-type="float" office:value="1.94010572621364" calcext:value-type="float">
            <text:p>1.94010572621364</text:p>
          </table:table-cell>
          <table:table-cell table:formula="of:=(SUMPRODUCT([.AG$4:.AG$38];[.$EV$4:.$EV$38])+12*SUMPRODUCT([.AG$4:.AG$38];[.$E$4:.$E$38];[.$DE$4:.$DE$38]))/(SUM([.$AL$70:.$AL$71])/100*[.$AL$69])" office:value-type="float" office:value="0.01217244689652" calcext:value-type="float">
            <text:p>0.01217244689652</text:p>
          </table:table-cell>
          <table:table-cell table:formula="of:=(SUMPRODUCT([.AH$4:.AH$38];[.$EV$4:.$EV$38])+12*SUMPRODUCT([.AH$4:.AH$38];[.$E$4:.$E$38];[.$DE$4:.$DE$38]))/(SUM([.$AL$70:.$AL$71])/100*[.$AL$69])" office:value-type="float" office:value="0.0482938273141371" calcext:value-type="float">
            <text:p>0.0482938273141371</text:p>
          </table:table-cell>
          <table:table-cell table:formula="of:=(SUMPRODUCT([.AI$4:.AI$38];[.$EV$4:.$EV$38])+12*SUMPRODUCT([.AI$4:.AI$38];[.$E$4:.$E$38];[.$DE$4:.$DE$38]))/(SUM([.$AL$70:.$AL$71])/100*[.$AL$69])" office:value-type="float" office:value="0.106516997742144" calcext:value-type="float">
            <text:p>0.106516997742144</text:p>
          </table:table-cell>
          <table:table-cell table:formula="of:=(SUMPRODUCT([.AJ$4:.AJ$38];[.$EV$4:.$EV$38])+12*SUMPRODUCT([.AJ$4:.AJ$38];[.$E$4:.$E$38];[.$DE$4:.$DE$38]))/(SUM([.$AL$70:.$AL$71])/100*[.$AL$69])" office:value-type="float" office:value="0.00171872678202876" calcext:value-type="float">
            <text:p>0.00171872678202876</text:p>
          </table:table-cell>
          <table:table-cell table:formula="of:=(SUMPRODUCT([.AK$4:.AK$38];[.$EV$4:.$EV$38])+12*SUMPRODUCT([.AK$4:.AK$38];[.$E$4:.$E$38];[.$DE$4:.$DE$38]))/(SUM([.$AL$70:.$AL$71])/100*[.$AL$69])" office:value-type="float" office:value="0.0986185919923121" calcext:value-type="float">
            <text:p>0.0986185919923121</text:p>
          </table:table-cell>
          <table:table-cell table:formula="of:=(SUMPRODUCT([.AL$4:.AL$38];[.$EV$4:.$EV$38])+12*SUMPRODUCT([.AL$4:.AL$38];[.$E$4:.$E$38];[.$DE$4:.$DE$38]))/(SUM([.$AL$70:.$AL$71])/100*[.$AL$69])" office:value-type="float" office:value="0.00328018491137645" calcext:value-type="float">
            <text:p>0.00328018491137645</text:p>
          </table:table-cell>
          <table:table-cell table:formula="of:=(SUMPRODUCT([.AM$4:.AM$38];[.$EV$4:.$EV$38])+12*SUMPRODUCT([.AM$4:.AM$38];[.$E$4:.$E$38];[.$DE$4:.$DE$38]))/(SUM([.$AL$70:.$AL$71])/100*[.$AL$69])" office:value-type="float" office:value="0.0197565657194197" calcext:value-type="float">
            <text:p>0.0197565657194197</text:p>
          </table:table-cell>
          <table:table-cell table:formula="of:=(SUMPRODUCT([.AN$4:.AN$38];[.$EV$4:.$EV$38])+12*SUMPRODUCT([.AN$4:.AN$38];[.$E$4:.$E$38];[.$DE$4:.$DE$38]))/(SUM([.$AL$70:.$AL$71])/100*[.$AL$69])" office:value-type="float" office:value="0.00032130602936178" calcext:value-type="float">
            <text:p>0.00032130602936178</text:p>
          </table:table-cell>
          <table:table-cell table:formula="of:=(SUMPRODUCT([.AO$4:.AO$38];[.$EV$4:.$EV$38])+12*SUMPRODUCT([.AO$4:.AO$38];[.$E$4:.$E$38];[.$DE$4:.$DE$38]))/(SUM([.$AL$70:.$AL$71])/100*[.$AL$69])" office:value-type="float" office:value="11.6684532535963" calcext:value-type="float">
            <text:p>11.6684532535963</text:p>
          </table:table-cell>
          <table:table-cell table:formula="of:=(SUMPRODUCT([.AP$4:.AP$38];[.$EV$4:.$EV$38])+12*SUMPRODUCT([.AP$4:.AP$38];[.$E$4:.$E$38];[.$DE$4:.$DE$38]))/(SUM([.$AL$70:.$AL$71])/100*[.$AL$69])" office:value-type="float" office:value="0.871704212292817" calcext:value-type="float">
            <text:p>0.871704212292817</text:p>
          </table:table-cell>
          <table:table-cell table:formula="of:=(SUMPRODUCT([.AQ$4:.AQ$38];[.$EV$4:.$EV$38])+12*SUMPRODUCT([.AQ$4:.AQ$38];[.$E$4:.$E$38];[.$DE$4:.$DE$38]))/(SUM([.$AL$70:.$AL$71])/100*[.$AL$69])" office:value-type="float" office:value="0.0465070593963034" calcext:value-type="float">
            <text:p>0.0465070593963034</text:p>
          </table:table-cell>
          <table:table-cell table:formula="of:=(SUMPRODUCT([.AR$4:.AR$38];[.$EV$4:.$EV$38])+12*SUMPRODUCT([.AR$4:.AR$38];[.$E$4:.$E$38];[.$DE$4:.$DE$38]))/(SUM([.$AL$70:.$AL$71])/100*[.$AL$69])" office:value-type="float" office:value="0.00502311697291858" calcext:value-type="float">
            <text:p>0.00502311697291858</text:p>
          </table:table-cell>
          <table:table-cell table:formula="of:=(SUMPRODUCT([.AS$4:.AS$38];[.$EV$4:.$EV$38])+12*SUMPRODUCT([.AS$4:.AS$38];[.$E$4:.$E$38];[.$DE$4:.$DE$38]))/(SUM([.$AL$70:.$AL$71])/100*[.$AL$69])" office:value-type="float" office:value="1.02252091989239" calcext:value-type="float">
            <text:p>1.02252091989239</text:p>
          </table:table-cell>
          <table:table-cell table:formula="of:=(SUMPRODUCT([.AT$4:.AT$38];[.$EV$4:.$EV$38])+12*SUMPRODUCT([.AT$4:.AT$38];[.$E$4:.$E$38];[.$DE$4:.$DE$38]))/(SUM([.$AL$70:.$AL$71])/100*[.$AL$69])" office:value-type="float" office:value="0.145994364531272" calcext:value-type="float">
            <text:p>0.145994364531272</text:p>
          </table:table-cell>
          <table:table-cell table:formula="of:=(SUMPRODUCT([.AU$4:.AU$38];[.$EV$4:.$EV$38])+12*SUMPRODUCT([.AU$4:.AU$38];[.$E$4:.$E$38];[.$DE$4:.$DE$38]))/(SUM([.$AL$70:.$AL$71])/100*[.$AL$69])" office:value-type="float" office:value="1.31730517290292" calcext:value-type="float">
            <text:p>1.31730517290292</text:p>
          </table:table-cell>
          <table:table-cell table:formula="of:=(SUMPRODUCT([.AV$4:.AV$38];[.$EV$4:.$EV$38])+12*SUMPRODUCT([.AV$4:.AV$38];[.$E$4:.$E$38];[.$DE$4:.$DE$38]))/(SUM([.$AL$70:.$AL$71])/100*[.$AL$69])" office:value-type="float" office:value="0.0053659808126819" calcext:value-type="float">
            <text:p>0.0053659808126819</text:p>
          </table:table-cell>
          <table:table-cell table:formula="of:=(SUMPRODUCT([.AW$4:.AW$38];[.$EV$4:.$EV$38])+12*SUMPRODUCT([.AW$4:.AW$38];[.$E$4:.$E$38];[.$DE$4:.$DE$38]))/(SUM([.$AL$70:.$AL$71])/100*[.$AL$69])" office:value-type="float" office:value="0.325026842373599" calcext:value-type="float">
            <text:p>0.325026842373599</text:p>
          </table:table-cell>
          <table:table-cell table:formula="of:=(SUMPRODUCT([.AX$4:.AX$38];[.$EV$4:.$EV$38])+12*SUMPRODUCT([.AX$4:.AX$38];[.$E$4:.$E$38];[.$DE$4:.$DE$38]))/(SUM([.$AL$70:.$AL$71])/100*[.$AL$69])" office:value-type="float" office:value="0.00600683832316854" calcext:value-type="float">
            <text:p>0.00600683832316854</text:p>
          </table:table-cell>
          <table:table-cell table:formula="of:=(SUMPRODUCT([.AY$4:.AY$38];[.$EV$4:.$EV$38])+12*SUMPRODUCT([.AY$4:.AY$38];[.$E$4:.$E$38];[.$DE$4:.$DE$38]))/(SUM([.$AL$70:.$AL$71])/100*[.$AL$69])" office:value-type="float" office:value="0.0117075945003969" calcext:value-type="float">
            <text:p>0.0117075945003969</text:p>
          </table:table-cell>
          <table:table-cell table:formula="of:=(SUMPRODUCT([.AZ$4:.AZ$38];[.$EV$4:.$EV$38])+12*SUMPRODUCT([.AZ$4:.AZ$38];[.$E$4:.$E$38];[.$DE$4:.$DE$38]))/(SUM([.$AL$70:.$AL$71])/100*[.$AL$69])" office:value-type="float" office:value="4.03294028514001" calcext:value-type="float">
            <text:p>4.03294028514001</text:p>
          </table:table-cell>
          <table:table-cell table:formula="of:=(SUMPRODUCT([.BA$4:.BA$38];[.$EV$4:.$EV$38])+12*SUMPRODUCT([.BA$4:.BA$38];[.$E$4:.$E$38];[.$DE$4:.$DE$38]))/(SUM([.$AL$70:.$AL$71])/100*[.$AL$69])" office:value-type="float" office:value="2.15616965086096" calcext:value-type="float">
            <text:p>2.15616965086096</text:p>
          </table:table-cell>
          <table:table-cell table:formula="of:=(SUMPRODUCT([.BB$4:.BB$38];[.$EV$4:.$EV$38])+12*SUMPRODUCT([.BB$4:.BB$38];[.$E$4:.$E$38];[.$DE$4:.$DE$38]))/(SUM([.$AL$70:.$AL$71])/100*[.$AL$69])" office:value-type="float" office:value="8.1333350261413" calcext:value-type="float">
            <text:p>8.1333350261413</text:p>
          </table:table-cell>
          <table:table-cell table:formula="of:=(SUMPRODUCT([.BC$4:.BC$38];[.$EV$4:.$EV$38])+12*SUMPRODUCT([.BC$4:.BC$38];[.$E$4:.$E$38];[.$DE$4:.$DE$38]))/(SUM([.$AL$70:.$AL$71])/100*[.$AL$69])" office:value-type="float" office:value="0.276195760071017" calcext:value-type="float">
            <text:p>0.276195760071017</text:p>
          </table:table-cell>
          <table:table-cell table:formula="of:=(SUMPRODUCT([.BD$4:.BD$38];[.$EV$4:.$EV$38])+12*SUMPRODUCT([.BD$4:.BD$38];[.$E$4:.$E$38];[.$DE$4:.$DE$38]))/(SUM([.$AL$70:.$AL$71])/100*[.$AL$69])" office:value-type="float" office:value="0.00317080684385749" calcext:value-type="float">
            <text:p>0.00317080684385749</text:p>
          </table:table-cell>
          <table:table-cell table:formula="of:=(SUMPRODUCT([.BE$4:.BE$38];[.$EV$4:.$EV$38])+12*SUMPRODUCT([.BE$4:.BE$38];[.$E$4:.$E$38];[.$DE$4:.$DE$38]))/(SUM([.$AL$70:.$AL$71])/100*[.$AL$69])" office:value-type="float" office:value="0.360317168078896" calcext:value-type="float">
            <text:p>0.360317168078896</text:p>
          </table:table-cell>
          <table:table-cell table:formula="of:=(SUMPRODUCT([.BF$4:.BF$38];[.$EV$4:.$EV$38])+12*SUMPRODUCT([.BF$4:.BF$38];[.$E$4:.$E$38];[.$DE$4:.$DE$38]))/(SUM([.$AL$70:.$AL$71])/100*[.$AL$69])" office:value-type="float" office:value="0.00341471506261575" calcext:value-type="float">
            <text:p>0.00341471506261575</text:p>
          </table:table-cell>
          <table:table-cell table:formula="of:=(SUMPRODUCT([.BG$4:.BG$38];[.$EV$4:.$EV$38])+12*SUMPRODUCT([.BG$4:.BG$38];[.$E$4:.$E$38];[.$DE$4:.$DE$38]))/(SUM([.$AL$70:.$AL$71])/100*[.$AL$69])" office:value-type="float" office:value="0.00123914632158368" calcext:value-type="float">
            <text:p>0.00123914632158368</text:p>
          </table:table-cell>
          <table:table-cell table:formula="of:=(SUMPRODUCT([.BH$4:.BH$38];[.$EV$4:.$EV$38])+12*SUMPRODUCT([.BH$4:.BH$38];[.$E$4:.$E$38];[.$DE$4:.$DE$38]))/(SUM([.$AL$70:.$AL$71])/100*[.$AL$69])" office:value-type="float" office:value="0.00328018491137645" calcext:value-type="float">
            <text:p>0.00328018491137645</text:p>
          </table:table-cell>
          <table:table-cell table:formula="of:=(SUMPRODUCT([.BI$4:.BI$38];[.$EV$4:.$EV$38])+12*SUMPRODUCT([.BI$4:.BI$38];[.$E$4:.$E$38];[.$DE$4:.$DE$38]))/(SUM([.$AL$70:.$AL$71])/100*[.$AL$69])" office:value-type="float" office:value="1.79292318387629" calcext:value-type="float">
            <text:p>1.79292318387629</text:p>
          </table:table-cell>
          <table:table-cell table:formula="of:=(SUMPRODUCT([.BJ$4:.BJ$38];[.$EV$4:.$EV$38])+12*SUMPRODUCT([.BJ$4:.BJ$38];[.$E$4:.$E$38];[.$DE$4:.$DE$38]))/(SUM([.$AL$70:.$AL$71])/100*[.$AL$69])" office:value-type="float" office:value="0.0134149520317047" calcext:value-type="float">
            <text:p>0.0134149520317047</text:p>
          </table:table-cell>
          <table:table-cell table:formula="of:=(SUMPRODUCT([.BK$4:.BK$38];[.$EV$4:.$EV$38])+12*SUMPRODUCT([.BK$4:.BK$38];[.$E$4:.$E$38];[.$DE$4:.$DE$38]))/(SUM([.$AL$70:.$AL$71])/100*[.$AL$69])" office:value-type="float" office:value="0.0317895828429941" calcext:value-type="float">
            <text:p>0.0317895828429941</text:p>
          </table:table-cell>
          <table:table-cell table:formula="of:=(SUMPRODUCT([.BL$4:.BL$38];[.$EV$4:.$EV$38])+12*SUMPRODUCT([.BL$4:.BL$38];[.$E$4:.$E$38];[.$DE$4:.$DE$38]))/(SUM([.$AL$70:.$AL$71])/100*[.$AL$69])" office:value-type="float" office:value="0.668901306166482" calcext:value-type="float">
            <text:p>0.668901306166482</text:p>
          </table:table-cell>
          <table:table-cell table:formula="of:=(SUMPRODUCT([.BM$4:.BM$38];[.$EV$4:.$EV$38])+12*SUMPRODUCT([.BM$4:.BM$38];[.$E$4:.$E$38];[.$DE$4:.$DE$38]))/(SUM([.$AL$70:.$AL$71])/100*[.$AL$69])" office:value-type="float" office:value="0.129027447723124" calcext:value-type="float">
            <text:p>0.129027447723124</text:p>
          </table:table-cell>
          <table:table-cell table:formula="of:=(SUMPRODUCT([.BN$4:.BN$38];[.$EV$4:.$EV$38])+12*SUMPRODUCT([.BN$4:.BN$38];[.$E$4:.$E$38];[.$DE$4:.$DE$38]))/(SUM([.$AL$70:.$AL$71])/100*[.$AL$69])" office:value-type="float" office:value="0.107162092648744" calcext:value-type="float">
            <text:p>0.107162092648744</text:p>
          </table:table-cell>
          <table:table-cell table:formula="of:=(SUMPRODUCT([.BO$4:.BO$38];[.$EV$4:.$EV$38])+12*SUMPRODUCT([.BO$4:.BO$38];[.$E$4:.$E$38];[.$DE$4:.$DE$38]))/(SUM([.$AL$70:.$AL$71])/100*[.$AL$69])" office:value-type="float" office:value="0.303341153580836" calcext:value-type="float">
            <text:p>0.303341153580836</text:p>
          </table:table-cell>
          <table:table-cell table:formula="of:=(SUMPRODUCT([.BP$4:.BP$38];[.$EV$4:.$EV$38])+12*SUMPRODUCT([.BP$4:.BP$38];[.$E$4:.$E$38];[.$DE$4:.$DE$38]))/(SUM([.$AL$70:.$AL$71])/100*[.$AL$69])" office:value-type="float" office:value="0.00108927164803658" calcext:value-type="float">
            <text:p>0.00108927164803658</text:p>
          </table:table-cell>
          <table:table-cell table:formula="of:=(SUMPRODUCT([.BQ$4:.BQ$38];[.$EV$4:.$EV$38])+12*SUMPRODUCT([.BQ$4:.BQ$38];[.$E$4:.$E$38];[.$DE$4:.$DE$38]))/(SUM([.$AL$70:.$AL$71])/100*[.$AL$69])" office:value-type="float" office:value="0.115879856368546" calcext:value-type="float">
            <text:p>0.115879856368546</text:p>
          </table:table-cell>
          <table:table-cell table:formula="of:=(SUMPRODUCT([.BR$4:.BR$38];[.$EV$4:.$EV$38])+12*SUMPRODUCT([.BR$4:.BR$38];[.$E$4:.$E$38];[.$DE$4:.$DE$38]))/(SUM([.$AL$70:.$AL$71])/100*[.$AL$69])" office:value-type="float" office:value="0.370317557915033" calcext:value-type="float">
            <text:p>0.370317557915033</text:p>
          </table:table-cell>
          <table:table-cell office:value-type="string" calcext:value-type="string">
            <text:p>Weight at 30 yr</text:p>
          </table:table-cell>
          <table:table-cell table:number-columns-repeated="479"/>
        </table:table-row>
        <table:table-row table:style-name="ro1">
          <table:table-cell table:number-columns-repeated="6"/>
          <table:table-cell office:value-type="string" calcext:value-type="string">
            <text:p>Weight at 40 yr</text:p>
          </table:table-cell>
          <table:table-cell table:formula="of:=(SUMPRODUCT([.H$4:.H$38];[.$FF$4:.$FF$38])+12*SUMPRODUCT([.H$4:.H$38];[.$E$4:.$E$38];[.$DO$4:.$DO$38]))/(SUM([.$AV$70:.$AV$71])/100*[.$AV$69])" office:value-type="float" office:value="55.3760463559828" calcext:value-type="float">
            <text:p>55.3760463559828</text:p>
          </table:table-cell>
          <table:table-cell table:formula="of:=(SUMPRODUCT([.I$4:.I$38];[.$FF$4:.$FF$38])+12*SUMPRODUCT([.I$4:.I$38];[.$E$4:.$E$38];[.$DO$4:.$DO$38]))/(SUM([.$AV$70:.$AV$71])/100*[.$AV$69])" office:value-type="float" office:value="1.79402158360733" calcext:value-type="float">
            <text:p>1.79402158360733</text:p>
          </table:table-cell>
          <table:table-cell table:formula="of:=(SUMPRODUCT([.J$4:.J$38];[.$FF$4:.$FF$38])+12*SUMPRODUCT([.J$4:.J$38];[.$E$4:.$E$38];[.$DO$4:.$DO$38]))/(SUM([.$AV$70:.$AV$71])/100*[.$AV$69])" office:value-type="float" office:value="0.0227385757853195" calcext:value-type="float">
            <text:p>0.0227385757853195</text:p>
          </table:table-cell>
          <table:table-cell table:formula="of:=(SUMPRODUCT([.K$4:.K$38];[.$FF$4:.$FF$38])+12*SUMPRODUCT([.K$4:.K$38];[.$E$4:.$E$38];[.$DO$4:.$DO$38]))/(SUM([.$AV$70:.$AV$71])/100*[.$AV$69])" office:value-type="float" office:value="0.015576819632463" calcext:value-type="float">
            <text:p>0.015576819632463</text:p>
          </table:table-cell>
          <table:table-cell table:formula="of:=(SUMPRODUCT([.L$4:.L$38];[.$FF$4:.$FF$38])+12*SUMPRODUCT([.L$4:.L$38];[.$E$4:.$E$38];[.$DO$4:.$DO$38]))/(SUM([.$AV$70:.$AV$71])/100*[.$AV$69])" office:value-type="float" office:value="0.11953735438356" calcext:value-type="float">
            <text:p>0.11953735438356</text:p>
          </table:table-cell>
          <table:table-cell table:formula="of:=(SUMPRODUCT([.M$4:.M$38];[.$FF$4:.$FF$38])+12*SUMPRODUCT([.M$4:.M$38];[.$E$4:.$E$38];[.$DO$4:.$DO$38]))/(SUM([.$AV$70:.$AV$71])/100*[.$AV$69])" office:value-type="float" office:value="1.06815482695393" calcext:value-type="float">
            <text:p>1.06815482695393</text:p>
          </table:table-cell>
          <table:table-cell table:formula="of:=(SUMPRODUCT([.N$4:.N$38];[.$FF$4:.$FF$38])+12*SUMPRODUCT([.N$4:.N$38];[.$E$4:.$E$38];[.$DO$4:.$DO$38]))/(SUM([.$AV$70:.$AV$71])/100*[.$AV$69])" office:value-type="float" office:value="1.26153318896469" calcext:value-type="float">
            <text:p>1.26153318896469</text:p>
          </table:table-cell>
          <table:table-cell table:formula="of:=(SUMPRODUCT([.O$4:.O$38];[.$FF$4:.$FF$38])+12*SUMPRODUCT([.O$4:.O$38];[.$E$4:.$E$38];[.$DO$4:.$DO$38]))/(SUM([.$AV$70:.$AV$71])/100*[.$AV$69])" office:value-type="float" office:value="0.379780365345751" calcext:value-type="float">
            <text:p>0.379780365345751</text:p>
          </table:table-cell>
          <table:table-cell table:formula="of:=(SUMPRODUCT([.P$4:.P$38];[.$FF$4:.$FF$38])+12*SUMPRODUCT([.P$4:.P$38];[.$E$4:.$E$38];[.$DO$4:.$DO$38]))/(SUM([.$AV$70:.$AV$71])/100*[.$AV$69])" office:value-type="float" office:value="0.662346475168993" calcext:value-type="float">
            <text:p>0.662346475168993</text:p>
          </table:table-cell>
          <table:table-cell table:formula="of:=(SUMPRODUCT([.Q$4:.Q$38];[.$FF$4:.$FF$38])+12*SUMPRODUCT([.Q$4:.Q$38];[.$E$4:.$E$38];[.$DO$4:.$DO$38]))/(SUM([.$AV$70:.$AV$71])/100*[.$AV$69])" office:value-type="float" office:value="0.861926208944246" calcext:value-type="float">
            <text:p>0.861926208944246</text:p>
          </table:table-cell>
          <table:table-cell table:formula="of:=(SUMPRODUCT([.R$4:.R$38];[.$FF$4:.$FF$38])+12*SUMPRODUCT([.R$4:.R$38];[.$E$4:.$E$38];[.$DO$4:.$DO$38]))/(SUM([.$AV$70:.$AV$71])/100*[.$AV$69])" office:value-type="float" office:value="0.0510275125891028" calcext:value-type="float">
            <text:p>0.0510275125891028</text:p>
          </table:table-cell>
          <table:table-cell table:formula="of:=(SUMPRODUCT([.S$4:.S$38];[.$FF$4:.$FF$38])+12*SUMPRODUCT([.S$4:.S$38];[.$E$4:.$E$38];[.$DO$4:.$DO$38]))/(SUM([.$AV$70:.$AV$71])/100*[.$AV$69])" office:value-type="float" office:value="0.0041008143005652" calcext:value-type="float">
            <text:p>0.0041008143005652</text:p>
          </table:table-cell>
          <table:table-cell table:formula="of:=(SUMPRODUCT([.T$4:.T$38];[.$FF$4:.$FF$38])+12*SUMPRODUCT([.T$4:.T$38];[.$E$4:.$E$38];[.$DO$4:.$DO$38]))/(SUM([.$AV$70:.$AV$71])/100*[.$AV$69])" office:value-type="float" office:value="0.00615122145084781" calcext:value-type="float">
            <text:p>0.00615122145084781</text:p>
          </table:table-cell>
          <table:table-cell table:formula="of:=(SUMPRODUCT([.U$4:.U$38];[.$FF$4:.$FF$38])+12*SUMPRODUCT([.U$4:.U$38];[.$E$4:.$E$38];[.$DO$4:.$DO$38]))/(SUM([.$AV$70:.$AV$71])/100*[.$AV$69])" office:value-type="float" office:value="0.165834299905202" calcext:value-type="float">
            <text:p>0.165834299905202</text:p>
          </table:table-cell>
          <table:table-cell table:formula="of:=(SUMPRODUCT([.V$4:.V$38];[.$FF$4:.$FF$38])+12*SUMPRODUCT([.V$4:.V$38];[.$E$4:.$E$38];[.$DO$4:.$DO$38]))/(SUM([.$AV$70:.$AV$71])/100*[.$AV$69])" office:value-type="float" office:value="0.0705432981056369" calcext:value-type="float">
            <text:p>0.0705432981056369</text:p>
          </table:table-cell>
          <table:table-cell table:formula="of:=(SUMPRODUCT([.W$4:.W$38];[.$FF$4:.$FF$38])+12*SUMPRODUCT([.W$4:.W$38];[.$E$4:.$E$38];[.$DO$4:.$DO$38]))/(SUM([.$AV$70:.$AV$71])/100*[.$AV$69])" office:value-type="float" office:value="0.0150396879209987" calcext:value-type="float">
            <text:p>0.0150396879209987</text:p>
          </table:table-cell>
          <table:table-cell table:formula="of:=(SUMPRODUCT([.X$4:.X$38];[.$FF$4:.$FF$38])+12*SUMPRODUCT([.X$4:.X$38];[.$E$4:.$E$38];[.$DO$4:.$DO$38]))/(SUM([.$AV$70:.$AV$71])/100*[.$AV$69])" office:value-type="float" office:value="0.00808583527958068" calcext:value-type="float">
            <text:p>0.00808583527958068</text:p>
          </table:table-cell>
          <table:table-cell table:formula="of:=(SUMPRODUCT([.Y$4:.Y$38];[.$FF$4:.$FF$38])+12*SUMPRODUCT([.Y$4:.Y$38];[.$E$4:.$E$38];[.$DO$4:.$DO$38]))/(SUM([.$AV$70:.$AV$71])/100*[.$AV$69])" office:value-type="float" office:value="0.0574968803870359" calcext:value-type="float">
            <text:p>0.0574968803870359</text:p>
          </table:table-cell>
          <table:table-cell table:formula="of:=(SUMPRODUCT([.Z$4:.Z$38];[.$FF$4:.$FF$38])+12*SUMPRODUCT([.Z$4:.Z$38];[.$E$4:.$E$38];[.$DO$4:.$DO$38]))/(SUM([.$AV$70:.$AV$71])/100*[.$AV$69])" office:value-type="float" office:value="0.0330545341793734" calcext:value-type="float">
            <text:p>0.0330545341793734</text:p>
          </table:table-cell>
          <table:table-cell table:formula="of:=(SUMPRODUCT([.AA$4:.AA$38];[.$FF$4:.$FF$38])+12*SUMPRODUCT([.AA$4:.AA$38];[.$E$4:.$E$38];[.$DO$4:.$DO$38]))/(SUM([.$AV$70:.$AV$71])/100*[.$AV$69])" office:value-type="float" office:value="0.0416722870659724" calcext:value-type="float">
            <text:p>0.0416722870659724</text:p>
          </table:table-cell>
          <table:table-cell table:formula="of:=(SUMPRODUCT([.AB$4:.AB$38];[.$FF$4:.$FF$38])+12*SUMPRODUCT([.AB$4:.AB$38];[.$E$4:.$E$38];[.$DO$4:.$DO$38]))/(SUM([.$AV$70:.$AV$71])/100*[.$AV$69])" office:value-type="float" office:value="0.00232757074967837" calcext:value-type="float">
            <text:p>0.00232757074967837</text:p>
          </table:table-cell>
          <table:table-cell table:formula="of:=(SUMPRODUCT([.AC$4:.AC$38];[.$FF$4:.$FF$38])+12*SUMPRODUCT([.AC$4:.AC$38];[.$E$4:.$E$38];[.$DO$4:.$DO$38]))/(SUM([.$AV$70:.$AV$71])/100*[.$AV$69])" office:value-type="float" office:value="0.000808583527958068" calcext:value-type="float">
            <text:p>0.000808583527958068</text:p>
          </table:table-cell>
          <table:table-cell table:formula="of:=(SUMPRODUCT([.AD$4:.AD$38];[.$FF$4:.$FF$38])+12*SUMPRODUCT([.AD$4:.AD$38];[.$E$4:.$E$38];[.$DO$4:.$DO$38]))/(SUM([.$AV$70:.$AV$71])/100*[.$AV$69])" office:value-type="float" office:value="0.0708194562375727" calcext:value-type="float">
            <text:p>0.0708194562375727</text:p>
          </table:table-cell>
          <table:table-cell table:formula="of:=(SUMPRODUCT([.AE$4:.AE$38];[.$FF$4:.$FF$38])+12*SUMPRODUCT([.AE$4:.AE$38];[.$E$4:.$E$38];[.$DO$4:.$DO$38]))/(SUM([.$AV$70:.$AV$71])/100*[.$AV$69])" office:value-type="float" office:value="0.0205943532468925" calcext:value-type="float">
            <text:p>0.0205943532468925</text:p>
          </table:table-cell>
          <table:table-cell table:formula="of:=(SUMPRODUCT([.AF$4:.AF$38];[.$FF$4:.$FF$38])+12*SUMPRODUCT([.AF$4:.AF$38];[.$E$4:.$E$38];[.$DO$4:.$DO$38]))/(SUM([.$AV$70:.$AV$71])/100*[.$AV$69])" office:value-type="float" office:value="1.73001293016397" calcext:value-type="float">
            <text:p>1.73001293016397</text:p>
          </table:table-cell>
          <table:table-cell table:formula="of:=(SUMPRODUCT([.AG$4:.AG$38];[.$FF$4:.$FF$38])+12*SUMPRODUCT([.AG$4:.AG$38];[.$E$4:.$E$38];[.$DO$4:.$DO$38]))/(SUM([.$AV$70:.$AV$71])/100*[.$AV$69])" office:value-type="float" office:value="0.01104283791782" calcext:value-type="float">
            <text:p>0.01104283791782</text:p>
          </table:table-cell>
          <table:table-cell table:formula="of:=(SUMPRODUCT([.AH$4:.AH$38];[.$FF$4:.$FF$38])+12*SUMPRODUCT([.AH$4:.AH$38];[.$E$4:.$E$38];[.$DO$4:.$DO$38]))/(SUM([.$AV$70:.$AV$71])/100*[.$AV$69])" office:value-type="float" office:value="0.0354506929566399" calcext:value-type="float">
            <text:p>0.0354506929566399</text:p>
          </table:table-cell>
          <table:table-cell table:formula="of:=(SUMPRODUCT([.AI$4:.AI$38];[.$FF$4:.$FF$38])+12*SUMPRODUCT([.AI$4:.AI$38];[.$E$4:.$E$38];[.$DO$4:.$DO$38]))/(SUM([.$AV$70:.$AV$71])/100*[.$AV$69])" office:value-type="float" office:value="0.0913086007072222" calcext:value-type="float">
            <text:p>0.0913086007072222</text:p>
          </table:table-cell>
          <table:table-cell table:formula="of:=(SUMPRODUCT([.AJ$4:.AJ$38];[.$FF$4:.$FF$38])+12*SUMPRODUCT([.AJ$4:.AJ$38];[.$E$4:.$E$38];[.$DO$4:.$DO$38]))/(SUM([.$AV$70:.$AV$71])/100*[.$AV$69])" office:value-type="float" office:value="0.00188205037882473" calcext:value-type="float">
            <text:p>0.00188205037882473</text:p>
          </table:table-cell>
          <table:table-cell table:formula="of:=(SUMPRODUCT([.AK$4:.AK$38];[.$FF$4:.$FF$38])+12*SUMPRODUCT([.AK$4:.AK$38];[.$E$4:.$E$38];[.$DO$4:.$DO$38]))/(SUM([.$AV$70:.$AV$71])/100*[.$AV$69])" office:value-type="float" office:value="0.0861114145839041" calcext:value-type="float">
            <text:p>0.0861114145839041</text:p>
          </table:table-cell>
          <table:table-cell table:formula="of:=(SUMPRODUCT([.AL$4:.AL$38];[.$FF$4:.$FF$38])+12*SUMPRODUCT([.AL$4:.AL$38];[.$E$4:.$E$38];[.$DO$4:.$DO$38]))/(SUM([.$AV$70:.$AV$71])/100*[.$AV$69])" office:value-type="float" office:value="0.0020504071502826" calcext:value-type="float">
            <text:p>0.0020504071502826</text:p>
          </table:table-cell>
          <table:table-cell table:formula="of:=(SUMPRODUCT([.AM$4:.AM$38];[.$FF$4:.$FF$38])+12*SUMPRODUCT([.AM$4:.AM$38];[.$E$4:.$E$38];[.$DO$4:.$DO$38]))/(SUM([.$AV$70:.$AV$71])/100*[.$AV$69])" office:value-type="float" office:value="0.0145025562095345" calcext:value-type="float">
            <text:p>0.0145025562095345</text:p>
          </table:table-cell>
          <table:table-cell table:formula="of:=(SUMPRODUCT([.AN$4:.AN$38];[.$FF$4:.$FF$38])+12*SUMPRODUCT([.AN$4:.AN$38];[.$E$4:.$E$38];[.$DO$4:.$DO$38]))/(SUM([.$AV$70:.$AV$71])/100*[.$AV$69])" office:value-type="float" office:value="0.000265000021254264" calcext:value-type="float">
            <text:p>0.000265000021254264</text:p>
          </table:table-cell>
          <table:table-cell table:formula="of:=(SUMPRODUCT([.AO$4:.AO$38];[.$FF$4:.$FF$38])+12*SUMPRODUCT([.AO$4:.AO$38];[.$E$4:.$E$38];[.$DO$4:.$DO$38]))/(SUM([.$AV$70:.$AV$71])/100*[.$AV$69])" office:value-type="float" office:value="15.4425468722834" calcext:value-type="float">
            <text:p>15.4425468722834</text:p>
          </table:table-cell>
          <table:table-cell table:formula="of:=(SUMPRODUCT([.AP$4:.AP$38];[.$FF$4:.$FF$38])+12*SUMPRODUCT([.AP$4:.AP$38];[.$E$4:.$E$38];[.$DO$4:.$DO$38]))/(SUM([.$AV$70:.$AV$71])/100*[.$AV$69])" office:value-type="float" office:value="0.684636177320963" calcext:value-type="float">
            <text:p>0.684636177320963</text:p>
          </table:table-cell>
          <table:table-cell table:formula="of:=(SUMPRODUCT([.AQ$4:.AQ$38];[.$FF$4:.$FF$38])+12*SUMPRODUCT([.AQ$4:.AQ$38];[.$E$4:.$E$38];[.$DO$4:.$DO$38]))/(SUM([.$AV$70:.$AV$71])/100*[.$AV$69])" office:value-type="float" office:value="0.0474414147589185" calcext:value-type="float">
            <text:p>0.0474414147589185</text:p>
          </table:table-cell>
          <table:table-cell table:formula="of:=(SUMPRODUCT([.AR$4:.AR$38];[.$FF$4:.$FF$38])+12*SUMPRODUCT([.AR$4:.AR$38];[.$E$4:.$E$38];[.$DO$4:.$DO$38]))/(SUM([.$AV$70:.$AV$71])/100*[.$AV$69])" office:value-type="float" office:value="0.00461595889948839" calcext:value-type="float">
            <text:p>0.00461595889948839</text:p>
          </table:table-cell>
          <table:table-cell table:formula="of:=(SUMPRODUCT([.AS$4:.AS$38];[.$FF$4:.$FF$38])+12*SUMPRODUCT([.AS$4:.AS$38];[.$E$4:.$E$38];[.$DO$4:.$DO$38]))/(SUM([.$AV$70:.$AV$71])/100*[.$AV$69])" office:value-type="float" office:value="1.01235598578703" calcext:value-type="float">
            <text:p>1.01235598578703</text:p>
          </table:table-cell>
          <table:table-cell table:formula="of:=(SUMPRODUCT([.AT$4:.AT$38];[.$FF$4:.$FF$38])+12*SUMPRODUCT([.AT$4:.AT$38];[.$E$4:.$E$38];[.$DO$4:.$DO$38]))/(SUM([.$AV$70:.$AV$71])/100*[.$AV$69])" office:value-type="float" office:value="0.125843511276102" calcext:value-type="float">
            <text:p>0.125843511276102</text:p>
          </table:table-cell>
          <table:table-cell table:formula="of:=(SUMPRODUCT([.AU$4:.AU$38];[.$FF$4:.$FF$38])+12*SUMPRODUCT([.AU$4:.AU$38];[.$E$4:.$E$38];[.$DO$4:.$DO$38]))/(SUM([.$AV$70:.$AV$71])/100*[.$AV$69])" office:value-type="float" office:value="1.13260793861192" calcext:value-type="float">
            <text:p>1.13260793861192</text:p>
          </table:table-cell>
          <table:table-cell table:formula="of:=(SUMPRODUCT([.AV$4:.AV$38];[.$FF$4:.$FF$38])+12*SUMPRODUCT([.AV$4:.AV$38];[.$E$4:.$E$38];[.$DO$4:.$DO$38]))/(SUM([.$AV$70:.$AV$71])/100*[.$AV$69])" office:value-type="float" office:value="0.00393896588407109" calcext:value-type="float">
            <text:p>0.00393896588407109</text:p>
          </table:table-cell>
          <table:table-cell table:formula="of:=(SUMPRODUCT([.AW$4:.AW$38];[.$FF$4:.$FF$38])+12*SUMPRODUCT([.AW$4:.AW$38];[.$E$4:.$E$38];[.$DO$4:.$DO$38]))/(SUM([.$AV$70:.$AV$71])/100*[.$AV$69])" office:value-type="float" office:value="0.29741476384254" calcext:value-type="float">
            <text:p>0.29741476384254</text:p>
          </table:table-cell>
          <table:table-cell table:formula="of:=(SUMPRODUCT([.AX$4:.AX$38];[.$FF$4:.$FF$38])+12*SUMPRODUCT([.AX$4:.AX$38];[.$E$4:.$E$38];[.$DO$4:.$DO$38]))/(SUM([.$AV$70:.$AV$71])/100*[.$AV$69])" office:value-type="float" office:value="0.00504405604662786" calcext:value-type="float">
            <text:p>0.00504405604662786</text:p>
          </table:table-cell>
          <table:table-cell table:formula="of:=(SUMPRODUCT([.AY$4:.AY$38];[.$FF$4:.$FF$38])+12*SUMPRODUCT([.AY$4:.AY$38];[.$E$4:.$E$38];[.$DO$4:.$DO$38]))/(SUM([.$AV$70:.$AV$71])/100*[.$AV$69])" office:value-type="float" office:value="0.00859410738342784" calcext:value-type="float">
            <text:p>0.00859410738342784</text:p>
          </table:table-cell>
          <table:table-cell table:formula="of:=(SUMPRODUCT([.AZ$4:.AZ$38];[.$FF$4:.$FF$38])+12*SUMPRODUCT([.AZ$4:.AZ$38];[.$E$4:.$E$38];[.$DO$4:.$DO$38]))/(SUM([.$AV$70:.$AV$71])/100*[.$AV$69])" office:value-type="float" office:value="3.6727863315876" calcext:value-type="float">
            <text:p>3.6727863315876</text:p>
          </table:table-cell>
          <table:table-cell table:formula="of:=(SUMPRODUCT([.BA$4:.BA$38];[.$FF$4:.$FF$38])+12*SUMPRODUCT([.BA$4:.BA$38];[.$E$4:.$E$38];[.$DO$4:.$DO$38]))/(SUM([.$AV$70:.$AV$71])/100*[.$AV$69])" office:value-type="float" office:value="1.85490751656421" calcext:value-type="float">
            <text:p>1.85490751656421</text:p>
          </table:table-cell>
          <table:table-cell table:formula="of:=(SUMPRODUCT([.BB$4:.BB$38];[.$FF$4:.$FF$38])+12*SUMPRODUCT([.BB$4:.BB$38];[.$E$4:.$E$38];[.$DO$4:.$DO$38]))/(SUM([.$AV$70:.$AV$71])/100*[.$AV$69])" office:value-type="float" office:value="7.11387207615139" calcext:value-type="float">
            <text:p>7.11387207615139</text:p>
          </table:table-cell>
          <table:table-cell table:formula="of:=(SUMPRODUCT([.BC$4:.BC$38];[.$FF$4:.$FF$38])+12*SUMPRODUCT([.BC$4:.BC$38];[.$E$4:.$E$38];[.$DO$4:.$DO$38]))/(SUM([.$AV$70:.$AV$71])/100*[.$AV$69])" office:value-type="float" office:value="0.240985131839225" calcext:value-type="float">
            <text:p>0.240985131839225</text:p>
          </table:table-cell>
          <table:table-cell table:formula="of:=(SUMPRODUCT([.BD$4:.BD$38];[.$FF$4:.$FF$38])+12*SUMPRODUCT([.BD$4:.BD$38];[.$E$4:.$E$38];[.$DO$4:.$DO$38]))/(SUM([.$AV$70:.$AV$71])/100*[.$AV$69])" office:value-type="float" office:value="0.00232757074967837" calcext:value-type="float">
            <text:p>0.00232757074967837</text:p>
          </table:table-cell>
          <table:table-cell table:formula="of:=(SUMPRODUCT([.BE$4:.BE$38];[.$FF$4:.$FF$38])+12*SUMPRODUCT([.BE$4:.BE$38];[.$E$4:.$E$38];[.$DO$4:.$DO$38]))/(SUM([.$AV$70:.$AV$71])/100*[.$AV$69])" office:value-type="float" office:value="0.339055243387045" calcext:value-type="float">
            <text:p>0.339055243387045</text:p>
          </table:table-cell>
          <table:table-cell table:formula="of:=(SUMPRODUCT([.BF$4:.BF$38];[.$FF$4:.$FF$38])+12*SUMPRODUCT([.BF$4:.BF$38];[.$E$4:.$E$38];[.$DO$4:.$DO$38]))/(SUM([.$AV$70:.$AV$71])/100*[.$AV$69])" office:value-type="float" office:value="0.00250661465349979" calcext:value-type="float">
            <text:p>0.00250661465349979</text:p>
          </table:table-cell>
          <table:table-cell table:formula="of:=(SUMPRODUCT([.BG$4:.BG$38];[.$FF$4:.$FF$38])+12*SUMPRODUCT([.BG$4:.BG$38];[.$E$4:.$E$38];[.$DO$4:.$DO$38]))/(SUM([.$AV$70:.$AV$71])/100*[.$AV$69])" office:value-type="float" office:value="0.00102521569524887" calcext:value-type="float">
            <text:p>0.00102521569524887</text:p>
          </table:table-cell>
          <table:table-cell table:formula="of:=(SUMPRODUCT([.BH$4:.BH$38];[.$FF$4:.$FF$38])+12*SUMPRODUCT([.BH$4:.BH$38];[.$E$4:.$E$38];[.$DO$4:.$DO$38]))/(SUM([.$AV$70:.$AV$71])/100*[.$AV$69])" office:value-type="float" office:value="0.0020504071502826" calcext:value-type="float">
            <text:p>0.0020504071502826</text:p>
          </table:table-cell>
          <table:table-cell table:formula="of:=(SUMPRODUCT([.BI$4:.BI$38];[.$FF$4:.$FF$38])+12*SUMPRODUCT([.BI$4:.BI$38];[.$E$4:.$E$38];[.$DO$4:.$DO$38]))/(SUM([.$AV$70:.$AV$71])/100*[.$AV$69])" office:value-type="float" office:value="1.54986093717669" calcext:value-type="float">
            <text:p>1.54986093717669</text:p>
          </table:table-cell>
          <table:table-cell table:formula="of:=(SUMPRODUCT([.BJ$4:.BJ$38];[.$FF$4:.$FF$38])+12*SUMPRODUCT([.BJ$4:.BJ$38];[.$E$4:.$E$38];[.$DO$4:.$DO$38]))/(SUM([.$AV$70:.$AV$71])/100*[.$AV$69])" office:value-type="float" office:value="0.00984741471017774" calcext:value-type="float">
            <text:p>0.00984741471017774</text:p>
          </table:table-cell>
          <table:table-cell table:formula="of:=(SUMPRODUCT([.BK$4:.BK$38];[.$FF$4:.$FF$38])+12*SUMPRODUCT([.BK$4:.BK$38];[.$E$4:.$E$38];[.$DO$4:.$DO$38]))/(SUM([.$AV$70:.$AV$71])/100*[.$AV$69])" office:value-type="float" office:value="0.0293879419174615" calcext:value-type="float">
            <text:p>0.0293879419174615</text:p>
          </table:table-cell>
          <table:table-cell table:formula="of:=(SUMPRODUCT([.BL$4:.BL$38];[.$FF$4:.$FF$38])+12*SUMPRODUCT([.BL$4:.BL$38];[.$E$4:.$E$38];[.$DO$4:.$DO$38]))/(SUM([.$AV$70:.$AV$71])/100*[.$AV$69])" office:value-type="float" office:value="0.70927148216831" calcext:value-type="float">
            <text:p>0.70927148216831</text:p>
          </table:table-cell>
          <table:table-cell table:formula="of:=(SUMPRODUCT([.BM$4:.BM$38];[.$FF$4:.$FF$38])+12*SUMPRODUCT([.BM$4:.BM$38];[.$E$4:.$E$38];[.$DO$4:.$DO$38]))/(SUM([.$AV$70:.$AV$71])/100*[.$AV$69])" office:value-type="float" office:value="0.0947142251215277" calcext:value-type="float">
            <text:p>0.0947142251215277</text:p>
          </table:table-cell>
          <table:table-cell table:formula="of:=(SUMPRODUCT([.BN$4:.BN$38];[.$FF$4:.$FF$38])+12*SUMPRODUCT([.BN$4:.BN$38];[.$E$4:.$E$38];[.$DO$4:.$DO$38]))/(SUM([.$AV$70:.$AV$71])/100*[.$AV$69])" office:value-type="float" office:value="0.106821290276292" calcext:value-type="float">
            <text:p>0.106821290276292</text:p>
          </table:table-cell>
          <table:table-cell table:formula="of:=(SUMPRODUCT([.BO$4:.BO$38];[.$FF$4:.$FF$38])+12*SUMPRODUCT([.BO$4:.BO$38];[.$E$4:.$E$38];[.$DO$4:.$DO$38]))/(SUM([.$AV$70:.$AV$71])/100*[.$AV$69])" office:value-type="float" office:value="0.246932316792555" calcext:value-type="float">
            <text:p>0.246932316792555</text:p>
          </table:table-cell>
          <table:table-cell table:formula="of:=(SUMPRODUCT([.BP$4:.BP$38];[.$FF$4:.$FF$38])+12*SUMPRODUCT([.BP$4:.BP$38];[.$E$4:.$E$38];[.$DO$4:.$DO$38]))/(SUM([.$AV$70:.$AV$71])/100*[.$AV$69])" office:value-type="float" office:value="0.00107811137061076" calcext:value-type="float">
            <text:p>0.00107811137061076</text:p>
          </table:table-cell>
          <table:table-cell table:formula="of:=(SUMPRODUCT([.BQ$4:.BQ$38];[.$FF$4:.$FF$38])+12*SUMPRODUCT([.BQ$4:.BQ$38];[.$E$4:.$E$38];[.$DO$4:.$DO$38]))/(SUM([.$AV$70:.$AV$71])/100*[.$AV$69])" office:value-type="float" office:value="0.0876259393376444" calcext:value-type="float">
            <text:p>0.0876259393376444</text:p>
          </table:table-cell>
          <table:table-cell table:formula="of:=(SUMPRODUCT([.BR$4:.BR$38];[.$FF$4:.$FF$38])+12*SUMPRODUCT([.BR$4:.BR$38];[.$E$4:.$E$38];[.$DO$4:.$DO$38]))/(SUM([.$AV$70:.$AV$71])/100*[.$AV$69])" office:value-type="float" office:value="0.388308134675781" calcext:value-type="float">
            <text:p>0.388308134675781</text:p>
          </table:table-cell>
          <table:table-cell office:value-type="string" calcext:value-type="string">
            <text:p>Weight at 40 yr</text:p>
          </table:table-cell>
          <table:table-cell table:number-columns-repeated="479"/>
        </table:table-row>
        <table:table-row table:style-name="ro1" table:number-rows-repeated="2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Yea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Years</text:p>
          </table:table-cell>
          <table:table-cell table:number-columns-repeated="501"/>
        </table:table-row>
        <table:table-row table:style-name="ro1">
          <table:table-cell table:number-columns-repeated="550"/>
        </table:table-row>
        <table:table-row table:style-name="ro1">
          <table:table-cell table:number-columns-repeated="6"/>
          <table:table-cell office:value-type="string" calcext:value-type="string">
            <text:p>Investment (k€)</text:p>
          </table:table-cell>
          <table:table-cell table:formula="of:=SUM([.DR$4:.DR$59])+12*SUMPRODUCT([.$E$4:.$E$59];[.CA$4:.CA$59])" office:value-type="float" office:value="48.095" calcext:value-type="float">
            <text:p>48.095</text:p>
          </table:table-cell>
          <table:table-cell table:formula="of:=SUM([.DS$4:.DS$59])+12*SUMPRODUCT([.$E$4:.$E$59];[.CB$4:.CB$59])" office:value-type="float" office:value="70.02042758" calcext:value-type="float">
            <text:p>70.02042758</text:p>
          </table:table-cell>
          <table:table-cell table:formula="of:=SUM([.DT$4:.DT$59])+12*SUMPRODUCT([.$E$4:.$E$59];[.CC$4:.CC$59])" office:value-type="float" office:value="93.6515238606086" calcext:value-type="float">
            <text:p>93.6515238606086</text:p>
          </table:table-cell>
          <table:table-cell table:formula="of:=SUM([.DU$4:.DU$59])+12*SUMPRODUCT([.$E$4:.$E$59];[.CD$4:.CD$59])" office:value-type="float" office:value="119.133520305027" calcext:value-type="float">
            <text:p>119.133520305027</text:p>
          </table:table-cell>
          <table:table-cell table:formula="of:=SUM([.DV$4:.DV$59])+12*SUMPRODUCT([.$E$4:.$E$59];[.CE$4:.CE$59])" office:value-type="float" office:value="146.624714413212" calcext:value-type="float">
            <text:p>146.624714413212</text:p>
          </table:table-cell>
          <table:table-cell table:formula="of:=SUM([.DW$4:.DW$59])+12*SUMPRODUCT([.$E$4:.$E$59];[.CF$4:.CF$59])" office:value-type="float" office:value="176.297695619485" calcext:value-type="float">
            <text:p>176.297695619485</text:p>
          </table:table-cell>
          <table:table-cell table:formula="of:=SUM([.DX$4:.DX$59])+12*SUMPRODUCT([.$E$4:.$E$59];[.CG$4:.CG$59])" office:value-type="float" office:value="208.340690333645" calcext:value-type="float">
            <text:p>208.340690333645</text:p>
          </table:table-cell>
          <table:table-cell table:formula="of:=SUM([.DY$4:.DY$59])+12*SUMPRODUCT([.$E$4:.$E$59];[.CH$4:.CH$59])" office:value-type="float" office:value="242.959038067568" calcext:value-type="float">
            <text:p>242.959038067568</text:p>
          </table:table-cell>
          <table:table-cell table:formula="of:=SUM([.DZ$4:.DZ$59])+12*SUMPRODUCT([.$E$4:.$E$59];[.CI$4:.CI$59])" office:value-type="float" office:value="280.376811819709" calcext:value-type="float">
            <text:p>280.376811819709</text:p>
          </table:table-cell>
          <table:table-cell table:formula="of:=SUM([.EA$4:.EA$59])+12*SUMPRODUCT([.$E$4:.$E$59];[.CJ$4:.CJ$59])" office:value-type="float" office:value="320.838597250454" calcext:value-type="float">
            <text:p>320.838597250454</text:p>
          </table:table-cell>
          <table:table-cell table:formula="of:=SUM([.EB$4:.EB$59])+12*SUMPRODUCT([.$E$4:.$E$59];[.CK$4:.CK$59])" office:value-type="float" office:value="364.611446685818" calcext:value-type="float">
            <text:p>364.611446685818</text:p>
          </table:table-cell>
          <table:table-cell table:formula="of:=SUM([.EC$4:.EC$59])+12*SUMPRODUCT([.$E$4:.$E$59];[.CL$4:.CL$59])" office:value-type="float" office:value="411.987025651222" calcext:value-type="float">
            <text:p>411.987025651222</text:p>
          </table:table-cell>
          <table:table-cell table:formula="of:=SUM([.ED$4:.ED$59])+12*SUMPRODUCT([.$E$4:.$E$59];[.CM$4:.CM$59])" office:value-type="float" office:value="463.283971478381" calcext:value-type="float">
            <text:p>463.283971478381</text:p>
          </table:table-cell>
          <table:table-cell table:formula="of:=SUM([.EE$4:.EE$59])+12*SUMPRODUCT([.$E$4:.$E$59];[.CN$4:.CN$59])" office:value-type="float" office:value="518.850485565832" calcext:value-type="float">
            <text:p>518.850485565832</text:p>
          </table:table-cell>
          <table:table-cell table:formula="of:=SUM([.EF$4:.EF$59])+12*SUMPRODUCT([.$E$4:.$E$59];[.CO$4:.CO$59])" office:value-type="float" office:value="579.067183128906" calcext:value-type="float">
            <text:p>579.067183128906</text:p>
          </table:table-cell>
          <table:table-cell table:formula="of:=SUM([.EG$4:.EG$59])+12*SUMPRODUCT([.$E$4:.$E$59];[.CP$4:.CP$59])" office:value-type="float" office:value="644.350226771587" calcext:value-type="float">
            <text:p>644.350226771587</text:p>
          </table:table-cell>
          <table:table-cell table:formula="of:=SUM([.EH$4:.EH$59])+12*SUMPRODUCT([.$E$4:.$E$59];[.CQ$4:.CQ$59])" office:value-type="float" office:value="715.154772977303" calcext:value-type="float">
            <text:p>715.154772977303</text:p>
          </table:table-cell>
          <table:table-cell table:formula="of:=SUM([.EI$4:.EI$59])+12*SUMPRODUCT([.$E$4:.$E$59];[.CR$4:.CR$59])" office:value-type="float" office:value="791.978763677512" calcext:value-type="float">
            <text:p>791.978763677512</text:p>
          </table:table-cell>
          <table:table-cell table:formula="of:=SUM([.EJ$4:.EJ$59])+12*SUMPRODUCT([.$E$4:.$E$59];[.CS$4:.CS$59])" office:value-type="float" office:value="875.367098448758" calcext:value-type="float">
            <text:p>875.367098448758</text:p>
          </table:table-cell>
          <table:table-cell table:formula="of:=SUM([.EK$4:.EK$59])+12*SUMPRODUCT([.$E$4:.$E$59];[.CT$4:.CT$59])" office:value-type="float" office:value="965.916226646939" calcext:value-type="float">
            <text:p>965.916226646939</text:p>
          </table:table-cell>
          <table:table-cell table:formula="of:=SUM([.EL$4:.EL$59])+12*SUMPRODUCT([.$E$4:.$E$59];[.CU$4:.CU$59])" office:value-type="float" office:value="1064.27920295229" calcext:value-type="float">
            <text:p>1064.27920295229</text:p>
          </table:table-cell>
          <table:table-cell table:formula="of:=SUM([.EM$4:.EM$59])+12*SUMPRODUCT([.$E$4:.$E$59];[.CV$4:.CV$59])" office:value-type="float" office:value="1171.17125441502" calcext:value-type="float">
            <text:p>1171.17125441502</text:p>
          </table:table-cell>
          <table:table-cell table:formula="of:=SUM([.EN$4:.EN$59])+12*SUMPRODUCT([.$E$4:.$E$59];[.CW$4:.CW$59])" office:value-type="float" office:value="1287.37591220969" calcext:value-type="float">
            <text:p>1287.37591220969</text:p>
          </table:table-cell>
          <table:table-cell table:formula="of:=SUM([.EO$4:.EO$59])+12*SUMPRODUCT([.$E$4:.$E$59];[.CX$4:.CX$59])" office:value-type="float" office:value="1413.75176698187" calcext:value-type="float">
            <text:p>1413.75176698187</text:p>
          </table:table-cell>
          <table:table-cell table:formula="of:=SUM([.EP$4:.EP$59])+12*SUMPRODUCT([.$E$4:.$E$59];[.CY$4:.CY$59])" office:value-type="float" office:value="1551.23991296548" calcext:value-type="float">
            <text:p>1551.23991296548</text:p>
          </table:table-cell>
          <table:table-cell table:formula="of:=SUM([.EQ$4:.EQ$59])+12*SUMPRODUCT([.$E$4:.$E$59];[.CZ$4:.CZ$59])" office:value-type="float" office:value="1700.87215303256" calcext:value-type="float">
            <text:p>1700.87215303256</text:p>
          </table:table-cell>
          <table:table-cell table:formula="of:=SUM([.ER$4:.ER$59])+12*SUMPRODUCT([.$E$4:.$E$59];[.DA$4:.DA$59])" office:value-type="float" office:value="1863.78004458535" calcext:value-type="float">
            <text:p>1863.78004458535</text:p>
          </table:table-cell>
          <table:table-cell table:formula="of:=SUM([.ES$4:.ES$59])+12*SUMPRODUCT([.$E$4:.$E$59];[.DB$4:.DB$59])" office:value-type="float" office:value="2041.20487480002" calcext:value-type="float">
            <text:p>2041.20487480002</text:p>
          </table:table-cell>
          <table:table-cell table:formula="of:=SUM([.ET$4:.ET$59])+12*SUMPRODUCT([.$E$4:.$E$59];[.DC$4:.DC$59])" office:value-type="float" office:value="2234.50866327654" calcext:value-type="float">
            <text:p>2234.50866327654</text:p>
          </table:table-cell>
          <table:table-cell table:formula="of:=SUM([.EU$4:.EU$59])+12*SUMPRODUCT([.$E$4:.$E$59];[.DD$4:.DD$59])" office:value-type="float" office:value="2445.18630074659" calcext:value-type="float">
            <text:p>2445.18630074659</text:p>
          </table:table-cell>
          <table:table-cell table:formula="of:=SUM([.EV$4:.EV$59])+12*SUMPRODUCT([.$E$4:.$E$59];[.DE$4:.DE$59])" office:value-type="float" office:value="2674.87894425979" calcext:value-type="float">
            <text:p>2674.87894425979</text:p>
          </table:table-cell>
          <table:table-cell table:formula="of:=SUM([.EW$4:.EW$59])+12*SUMPRODUCT([.$E$4:.$E$59];[.DF$4:.DF$59])" office:value-type="float" office:value="2925.38880233906" calcext:value-type="float">
            <text:p>2925.38880233906</text:p>
          </table:table-cell>
          <table:table-cell table:formula="of:=SUM([.EX$4:.EX$59])+12*SUMPRODUCT([.$E$4:.$E$59];[.DG$4:.DG$59])" office:value-type="float" office:value="3198.69545811577" calcext:value-type="float">
            <text:p>3198.69545811577</text:p>
          </table:table-cell>
          <table:table-cell table:formula="of:=SUM([.EY$4:.EY$59])+12*SUMPRODUCT([.$E$4:.$E$59];[.DH$4:.DH$59])" office:value-type="float" office:value="3496.97389458915" calcext:value-type="float">
            <text:p>3496.97389458915</text:p>
          </table:table-cell>
          <table:table-cell table:formula="of:=SUM([.EZ$4:.EZ$59])+12*SUMPRODUCT([.$E$4:.$E$59];[.DI$4:.DI$59])" office:value-type="float" office:value="3822.61440408359" calcext:value-type="float">
            <text:p>3822.61440408359</text:p>
          </table:table-cell>
          <table:table-cell table:formula="of:=SUM([.FA$4:.FA$59])+12*SUMPRODUCT([.$E$4:.$E$59];[.DJ$4:.DJ$59])" office:value-type="float" office:value="4178.24458390674" calcext:value-type="float">
            <text:p>4178.24458390674</text:p>
          </table:table-cell>
          <table:table-cell table:formula="of:=SUM([.FB$4:.FB$59])+12*SUMPRODUCT([.$E$4:.$E$59];[.DK$4:.DK$59])" office:value-type="float" office:value="4566.75364236776" calcext:value-type="float">
            <text:p>4566.75364236776</text:p>
          </table:table-cell>
          <table:table-cell table:formula="of:=SUM([.FC$4:.FC$59])+12*SUMPRODUCT([.$E$4:.$E$59];[.DL$4:.DL$59])" office:value-type="float" office:value="4991.31926395174" calcext:value-type="float">
            <text:p>4991.31926395174</text:p>
          </table:table-cell>
          <table:table-cell table:formula="of:=SUM([.FD$4:.FD$59])+12*SUMPRODUCT([.$E$4:.$E$59];[.DM$4:.DM$59])" office:value-type="float" office:value="5455.4373098469" calcext:value-type="float">
            <text:p>5455.4373098469</text:p>
          </table:table-cell>
          <table:table-cell table:formula="of:=SUM([.FE$4:.FE$59])+12*SUMPRODUCT([.$E$4:.$E$59];[.DN$4:.DN$59])" office:value-type="float" office:value="5962.95466050031" calcext:value-type="float">
            <text:p>5962.95466050031</text:p>
          </table:table-cell>
          <table:table-cell table:formula="of:=SUM([.FF$4:.FF$59])+12*SUMPRODUCT([.$E$4:.$E$59];[.DO$4:.DO$59])" office:value-type="float" office:value="6518.10554078873" calcext:value-type="float">
            <text:p>6518.10554078873</text:p>
          </table:table-cell>
          <table:table-cell office:value-type="string" calcext:value-type="string">
            <text:p>Investment (k€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Stocks (%)</text:p>
          </table:table-cell>
          <table:table-cell table:formula="of:=(SUM([.DR$4:.DR$26])+12*SUMPRODUCT([.$E$4:.$E$26];[.CA$4:.CA$26]))/[.H$69]*100" office:value-type="float" office:value="4.57428007069342" calcext:value-type="float">
            <text:p>4.57428007069342</text:p>
          </table:table-cell>
          <table:table-cell table:formula="of:=(SUM([.DS$4:.DS$26])+12*SUMPRODUCT([.$E$4:.$E$26];[.CB$4:.CB$26]))/[.I$69]*100" office:value-type="float" office:value="25.207589970561" calcext:value-type="float">
            <text:p>25.207589970561</text:p>
          </table:table-cell>
          <table:table-cell table:formula="of:=(SUM([.DT$4:.DT$26])+12*SUMPRODUCT([.$E$4:.$E$26];[.CC$4:.CC$26]))/[.J$69]*100" office:value-type="float" office:value="36.7364911304659" calcext:value-type="float">
            <text:p>36.7364911304659</text:p>
          </table:table-cell>
          <table:table-cell table:formula="of:=(SUM([.DU$4:.DU$26])+12*SUMPRODUCT([.$E$4:.$E$26];[.CD$4:.CD$26]))/[.K$69]*100" office:value-type="float" office:value="44.1322631129005" calcext:value-type="float">
            <text:p>44.1322631129005</text:p>
          </table:table-cell>
          <table:table-cell table:formula="of:=(SUM([.DV$4:.DV$26])+12*SUMPRODUCT([.$E$4:.$E$26];[.CE$4:.CE$26]))/[.L$69]*100" office:value-type="float" office:value="49.3040681162527" calcext:value-type="float">
            <text:p>49.3040681162527</text:p>
          </table:table-cell>
          <table:table-cell table:formula="of:=(SUM([.DW$4:.DW$26])+12*SUMPRODUCT([.$E$4:.$E$26];[.CF$4:.CF$26]))/[.M$69]*100" office:value-type="float" office:value="53.1419796304791" calcext:value-type="float">
            <text:p>53.1419796304791</text:p>
          </table:table-cell>
          <table:table-cell table:formula="of:=(SUM([.DX$4:.DX$26])+12*SUMPRODUCT([.$E$4:.$E$26];[.CG$4:.CG$26]))/[.N$69]*100" office:value-type="float" office:value="56.1168656307352" calcext:value-type="float">
            <text:p>56.1168656307352</text:p>
          </table:table-cell>
          <table:table-cell table:formula="of:=(SUM([.DY$4:.DY$26])+12*SUMPRODUCT([.$E$4:.$E$26];[.CH$4:.CH$26]))/[.O$69]*100" office:value-type="float" office:value="58.5011615564804" calcext:value-type="float">
            <text:p>58.5011615564804</text:p>
          </table:table-cell>
          <table:table-cell table:formula="of:=(SUM([.DZ$4:.DZ$26])+12*SUMPRODUCT([.$E$4:.$E$26];[.CI$4:.CI$26]))/[.P$69]*100" office:value-type="float" office:value="60.4634161965533" calcext:value-type="float">
            <text:p>60.4634161965533</text:p>
          </table:table-cell>
          <table:table-cell table:formula="of:=(SUM([.EA$4:.EA$26])+12*SUMPRODUCT([.$E$4:.$E$26];[.CJ$4:.CJ$26]))/[.Q$69]*100" office:value-type="float" office:value="62.1134840482255" calcext:value-type="float">
            <text:p>62.1134840482255</text:p>
          </table:table-cell>
          <table:table-cell table:formula="of:=(SUM([.EB$4:.EB$26])+12*SUMPRODUCT([.$E$4:.$E$26];[.CK$4:.CK$26]))/[.R$69]*100" office:value-type="float" office:value="63.5260152562579" calcext:value-type="float">
            <text:p>63.5260152562579</text:p>
          </table:table-cell>
          <table:table-cell table:formula="of:=(SUM([.EC$4:.EC$26])+12*SUMPRODUCT([.$E$4:.$E$26];[.CL$4:.CL$26]))/[.S$69]*100" office:value-type="float" office:value="64.7535011868012" calcext:value-type="float">
            <text:p>64.7535011868012</text:p>
          </table:table-cell>
          <table:table-cell table:formula="of:=(SUM([.ED$4:.ED$26])+12*SUMPRODUCT([.$E$4:.$E$26];[.CM$4:.CM$26]))/[.T$69]*100" office:value-type="float" office:value="65.833919804494" calcext:value-type="float">
            <text:p>65.833919804494</text:p>
          </table:table-cell>
          <table:table-cell table:formula="of:=(SUM([.EE$4:.EE$26])+12*SUMPRODUCT([.$E$4:.$E$26];[.CN$4:.CN$26]))/[.U$69]*100" office:value-type="float" office:value="66.7954205801403" calcext:value-type="float">
            <text:p>66.7954205801403</text:p>
          </table:table-cell>
          <table:table-cell table:formula="of:=(SUM([.EF$4:.EF$26])+12*SUMPRODUCT([.$E$4:.$E$26];[.CO$4:.CO$26]))/[.V$69]*100" office:value-type="float" office:value="67.6593053308756" calcext:value-type="float">
            <text:p>67.6593053308756</text:p>
          </table:table-cell>
          <table:table-cell table:formula="of:=(SUM([.EG$4:.EG$26])+12*SUMPRODUCT([.$E$4:.$E$26];[.CP$4:.CP$26]))/[.W$69]*100" office:value-type="float" office:value="68.4419868431956" calcext:value-type="float">
            <text:p>68.4419868431956</text:p>
          </table:table-cell>
          <table:table-cell table:formula="of:=(SUM([.EH$4:.EH$26])+12*SUMPRODUCT([.$E$4:.$E$26];[.CQ$4:.CQ$26]))/[.X$69]*100" office:value-type="float" office:value="69.1563121790468" calcext:value-type="float">
            <text:p>69.1563121790468</text:p>
          </table:table-cell>
          <table:table-cell table:formula="of:=(SUM([.EI$4:.EI$26])+12*SUMPRODUCT([.$E$4:.$E$26];[.CR$4:.CR$26]))/[.Y$69]*100" office:value-type="float" office:value="69.8124787873898" calcext:value-type="float">
            <text:p>69.8124787873898</text:p>
          </table:table-cell>
          <table:table-cell table:formula="of:=(SUM([.EJ$4:.EJ$26])+12*SUMPRODUCT([.$E$4:.$E$26];[.CS$4:.CS$26]))/[.Z$69]*100" office:value-type="float" office:value="70.4186824934753" calcext:value-type="float">
            <text:p>70.4186824934753</text:p>
          </table:table-cell>
          <table:table-cell table:formula="of:=(SUM([.EK$4:.EK$26])+12*SUMPRODUCT([.$E$4:.$E$26];[.CT$4:.CT$26]))/[.AA$69]*100" office:value-type="float" office:value="70.9815846751267" calcext:value-type="float">
            <text:p>70.9815846751267</text:p>
          </table:table-cell>
          <table:table-cell table:formula="of:=(SUM([.EL$4:.EL$26])+12*SUMPRODUCT([.$E$4:.$E$26];[.CU$4:.CU$26]))/[.AB$69]*100" office:value-type="float" office:value="71.5066548831365" calcext:value-type="float">
            <text:p>71.5066548831365</text:p>
          </table:table-cell>
          <table:table-cell table:formula="of:=(SUM([.EM$4:.EM$26])+12*SUMPRODUCT([.$E$4:.$E$26];[.CV$4:.CV$26]))/[.AC$69]*100" office:value-type="float" office:value="71.9984260061518" calcext:value-type="float">
            <text:p>71.9984260061518</text:p>
          </table:table-cell>
          <table:table-cell table:formula="of:=(SUM([.EN$4:.EN$26])+12*SUMPRODUCT([.$E$4:.$E$26];[.CW$4:.CW$26]))/[.AD$69]*100" office:value-type="float" office:value="72.4606869626962" calcext:value-type="float">
            <text:p>72.4606869626962</text:p>
          </table:table-cell>
          <table:table-cell table:formula="of:=(SUM([.EO$4:.EO$26])+12*SUMPRODUCT([.$E$4:.$E$26];[.CX$4:.CX$26]))/[.AE$69]*100" office:value-type="float" office:value="72.8966300632064" calcext:value-type="float">
            <text:p>72.8966300632064</text:p>
          </table:table-cell>
          <table:table-cell table:formula="of:=(SUM([.EP$4:.EP$26])+12*SUMPRODUCT([.$E$4:.$E$26];[.CY$4:.CY$26]))/[.AF$69]*100" office:value-type="float" office:value="73.3089650084791" calcext:value-type="float">
            <text:p>73.3089650084791</text:p>
          </table:table-cell>
          <table:table-cell table:formula="of:=(SUM([.EQ$4:.EQ$26])+12*SUMPRODUCT([.$E$4:.$E$26];[.CZ$4:.CZ$26]))/[.AG$69]*100" office:value-type="float" office:value="73.700008009047" calcext:value-type="float">
            <text:p>73.700008009047</text:p>
          </table:table-cell>
          <table:table-cell table:formula="of:=(SUM([.ER$4:.ER$26])+12*SUMPRODUCT([.$E$4:.$E$26];[.DA$4:.DA$26]))/[.AH$69]*100" office:value-type="float" office:value="74.0717521280022" calcext:value-type="float">
            <text:p>74.0717521280022</text:p>
          </table:table-cell>
          <table:table-cell table:formula="of:=(SUM([.ES$4:.ES$26])+12*SUMPRODUCT([.$E$4:.$E$26];[.DB$4:.DB$26]))/[.AI$69]*100" office:value-type="float" office:value="74.4259232947489" calcext:value-type="float">
            <text:p>74.4259232947489</text:p>
          </table:table-cell>
          <table:table-cell table:formula="of:=(SUM([.ET$4:.ET$26])+12*SUMPRODUCT([.$E$4:.$E$26];[.DC$4:.DC$26]))/[.AJ$69]*100" office:value-type="float" office:value="74.7640252706928" calcext:value-type="float">
            <text:p>74.7640252706928</text:p>
          </table:table-cell>
          <table:table-cell table:formula="of:=(SUM([.EU$4:.EU$26])+12*SUMPRODUCT([.$E$4:.$E$26];[.DD$4:.DD$26]))/[.AK$69]*100" office:value-type="float" office:value="75.0873760148191" calcext:value-type="float">
            <text:p>75.0873760148191</text:p>
          </table:table-cell>
          <table:table-cell table:formula="of:=(SUM([.EV$4:.EV$26])+12*SUMPRODUCT([.$E$4:.$E$26];[.DE$4:.DE$26]))/[.AL$69]*100" office:value-type="float" office:value="75.3971372948716" calcext:value-type="float">
            <text:p>75.3971372948716</text:p>
          </table:table-cell>
          <table:table-cell table:formula="of:=(SUM([.EW$4:.EW$26])+12*SUMPRODUCT([.$E$4:.$E$26];[.DF$4:.DF$26]))/[.AM$69]*100" office:value-type="float" office:value="75.6943389494838" calcext:value-type="float">
            <text:p>75.6943389494838</text:p>
          </table:table-cell>
          <table:table-cell table:formula="of:=(SUM([.EX$4:.EX$26])+12*SUMPRODUCT([.$E$4:.$E$26];[.DG$4:.DG$26]))/[.AN$69]*100" office:value-type="float" office:value="75.9798988812073" calcext:value-type="float">
            <text:p>75.9798988812073</text:p>
          </table:table-cell>
          <table:table-cell table:formula="of:=(SUM([.EY$4:.EY$26])+12*SUMPRODUCT([.$E$4:.$E$26];[.DH$4:.DH$26]))/[.AO$69]*100" office:value-type="float" office:value="76.2546396175218" calcext:value-type="float">
            <text:p>76.2546396175218</text:p>
          </table:table-cell>
          <table:table-cell table:formula="of:=(SUM([.EZ$4:.EZ$26])+12*SUMPRODUCT([.$E$4:.$E$26];[.DI$4:.DI$26]))/[.AP$69]*100" office:value-type="float" office:value="76.5193020939783" calcext:value-type="float">
            <text:p>76.5193020939783</text:p>
          </table:table-cell>
          <table:table-cell table:formula="of:=(SUM([.FA$4:.FA$26])+12*SUMPRODUCT([.$E$4:.$E$26];[.DJ$4:.DJ$26]))/[.AQ$69]*100" office:value-type="float" office:value="76.7745571746217" calcext:value-type="float">
            <text:p>76.7745571746217</text:p>
          </table:table-cell>
          <table:table-cell table:formula="of:=(SUM([.FB$4:.FB$26])+12*SUMPRODUCT([.$E$4:.$E$26];[.DK$4:.DK$26]))/[.AR$69]*100" office:value-type="float" office:value="77.0210153183469" calcext:value-type="float">
            <text:p>77.0210153183469</text:p>
          </table:table-cell>
          <table:table-cell table:formula="of:=(SUM([.FC$4:.FC$26])+12*SUMPRODUCT([.$E$4:.$E$26];[.DL$4:.DL$26]))/[.AS$69]*100" office:value-type="float" office:value="77.2592347176183" calcext:value-type="float">
            <text:p>77.2592347176183</text:p>
          </table:table-cell>
          <table:table-cell table:formula="of:=(SUM([.FD$4:.FD$26])+12*SUMPRODUCT([.$E$4:.$E$26];[.DM$4:.DM$26]))/[.AT$69]*100" office:value-type="float" office:value="77.4897281720311" calcext:value-type="float">
            <text:p>77.4897281720311</text:p>
          </table:table-cell>
          <table:table-cell table:formula="of:=(SUM([.FE$4:.FE$26])+12*SUMPRODUCT([.$E$4:.$E$26];[.DN$4:.DN$26]))/[.AU$69]*100" office:value-type="float" office:value="77.7129689090958" calcext:value-type="float">
            <text:p>77.7129689090958</text:p>
          </table:table-cell>
          <table:table-cell table:formula="of:=(SUM([.FF$4:.FF$26])+12*SUMPRODUCT([.$E$4:.$E$26];[.DO$4:.DO$26]))/[.AV$69]*100" office:value-type="float" office:value="77.9293955251301" calcext:value-type="float">
            <text:p>77.9293955251301</text:p>
          </table:table-cell>
          <table:table-cell office:value-type="string" calcext:value-type="string">
            <text:p>Stocks 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Bonds (%)</text:p>
          </table:table-cell>
          <table:table-cell table:formula="of:=(SUM([.DR$28:.DR$38])+12*SUMPRODUCT([.$E$28:.$E$38];[.CA$28:.CA$38]))/[.H$69]*100" office:value-type="float" office:value="1.11654018089198" calcext:value-type="float">
            <text:p>1.11654018089198</text:p>
          </table:table-cell>
          <table:table-cell table:formula="of:=(SUM([.DS$28:.DS$38])+12*SUMPRODUCT([.$E$28:.$E$38];[.CB$28:.CB$38]))/[.I$69]*100" office:value-type="float" office:value="6.42836020225285" calcext:value-type="float">
            <text:p>6.42836020225285</text:p>
          </table:table-cell>
          <table:table-cell table:formula="of:=(SUM([.DT$28:.DT$38])+12*SUMPRODUCT([.$E$28:.$E$38];[.CC$28:.CC$38]))/[.J$69]*100" office:value-type="float" office:value="9.26192628421117" calcext:value-type="float">
            <text:p>9.26192628421117</text:p>
          </table:table-cell>
          <table:table-cell table:formula="of:=(SUM([.DU$28:.DU$38])+12*SUMPRODUCT([.$E$28:.$E$38];[.CD$28:.CD$38]))/[.K$69]*100" office:value-type="float" office:value="10.9685139496378" calcext:value-type="float">
            <text:p>10.9685139496378</text:p>
          </table:table-cell>
          <table:table-cell table:formula="of:=(SUM([.DV$28:.DV$38])+12*SUMPRODUCT([.$E$28:.$E$38];[.CE$28:.CE$38]))/[.L$69]*100" office:value-type="float" office:value="12.0671728748763" calcext:value-type="float">
            <text:p>12.0671728748763</text:p>
          </table:table-cell>
          <table:table-cell table:formula="of:=(SUM([.DW$28:.DW$38])+12*SUMPRODUCT([.$E$28:.$E$38];[.CF$28:.CF$38]))/[.M$69]*100" office:value-type="float" office:value="12.799989977341" calcext:value-type="float">
            <text:p>12.799989977341</text:p>
          </table:table-cell>
          <table:table-cell table:formula="of:=(SUM([.DX$28:.DX$38])+12*SUMPRODUCT([.$E$28:.$E$38];[.CG$28:.CG$38]))/[.N$69]*100" office:value-type="float" office:value="13.2951279585328" calcext:value-type="float">
            <text:p>13.2951279585328</text:p>
          </table:table-cell>
          <table:table-cell table:formula="of:=(SUM([.DY$28:.DY$38])+12*SUMPRODUCT([.$E$28:.$E$38];[.CH$28:.CH$38]))/[.O$69]*100" office:value-type="float" office:value="13.626827531315" calcext:value-type="float">
            <text:p>13.626827531315</text:p>
          </table:table-cell>
          <table:table-cell table:formula="of:=(SUM([.DZ$28:.DZ$38])+12*SUMPRODUCT([.$E$28:.$E$38];[.CI$28:.CI$38]))/[.P$69]*100" office:value-type="float" office:value="13.8411030312723" calcext:value-type="float">
            <text:p>13.8411030312723</text:p>
          </table:table-cell>
          <table:table-cell table:formula="of:=(SUM([.EA$28:.EA$38])+12*SUMPRODUCT([.$E$28:.$E$38];[.CJ$28:.CJ$38]))/[.Q$69]*100" office:value-type="float" office:value="13.9680244542525" calcext:value-type="float">
            <text:p>13.9680244542525</text:p>
          </table:table-cell>
          <table:table-cell table:formula="of:=(SUM([.EB$28:.EB$38])+12*SUMPRODUCT([.$E$28:.$E$38];[.CK$28:.CK$38]))/[.R$69]*100" office:value-type="float" office:value="14.0281010633078" calcext:value-type="float">
            <text:p>14.0281010633078</text:p>
          </table:table-cell>
          <table:table-cell table:formula="of:=(SUM([.EC$28:.EC$38])+12*SUMPRODUCT([.$E$28:.$E$38];[.CL$28:.CL$38]))/[.S$69]*100" office:value-type="float" office:value="14.0358263325151" calcext:value-type="float">
            <text:p>14.0358263325151</text:p>
          </table:table-cell>
          <table:table-cell table:formula="of:=(SUM([.ED$28:.ED$38])+12*SUMPRODUCT([.$E$28:.$E$38];[.CM$28:.CM$38]))/[.T$69]*100" office:value-type="float" office:value="14.0017551579902" calcext:value-type="float">
            <text:p>14.0017551579902</text:p>
          </table:table-cell>
          <table:table-cell table:formula="of:=(SUM([.EE$28:.EE$38])+12*SUMPRODUCT([.$E$28:.$E$38];[.CN$28:.CN$38]))/[.U$69]*100" office:value-type="float" office:value="13.933776420361" calcext:value-type="float">
            <text:p>13.933776420361</text:p>
          </table:table-cell>
          <table:table-cell table:formula="of:=(SUM([.EF$28:.EF$38])+12*SUMPRODUCT([.$E$28:.$E$38];[.CO$28:.CO$38]))/[.V$69]*100" office:value-type="float" office:value="13.837922373947" calcext:value-type="float">
            <text:p>13.837922373947</text:p>
          </table:table-cell>
          <table:table-cell table:formula="of:=(SUM([.EG$28:.EG$38])+12*SUMPRODUCT([.$E$28:.$E$38];[.CP$28:.CP$38]))/[.W$69]*100" office:value-type="float" office:value="13.7189001841127" calcext:value-type="float">
            <text:p>13.7189001841127</text:p>
          </table:table-cell>
          <table:table-cell table:formula="of:=(SUM([.EH$28:.EH$38])+12*SUMPRODUCT([.$E$28:.$E$38];[.CQ$28:.CQ$38]))/[.X$69]*100" office:value-type="float" office:value="13.580450771719" calcext:value-type="float">
            <text:p>13.580450771719</text:p>
          </table:table-cell>
          <table:table-cell table:formula="of:=(SUM([.EI$28:.EI$38])+12*SUMPRODUCT([.$E$28:.$E$38];[.CR$28:.CR$38]))/[.Y$69]*100" office:value-type="float" office:value="13.4255969705278" calcext:value-type="float">
            <text:p>13.4255969705278</text:p>
          </table:table-cell>
          <table:table-cell table:formula="of:=(SUM([.EJ$28:.EJ$38])+12*SUMPRODUCT([.$E$28:.$E$38];[.CS$28:.CS$38]))/[.Z$69]*100" office:value-type="float" office:value="13.2568188011514" calcext:value-type="float">
            <text:p>13.2568188011514</text:p>
          </table:table-cell>
          <table:table-cell table:formula="of:=(SUM([.EK$28:.EK$38])+12*SUMPRODUCT([.$E$28:.$E$38];[.CT$28:.CT$38]))/[.AA$69]*100" office:value-type="float" office:value="13.0761795968971" calcext:value-type="float">
            <text:p>13.0761795968971</text:p>
          </table:table-cell>
          <table:table-cell table:formula="of:=(SUM([.EL$28:.EL$38])+12*SUMPRODUCT([.$E$28:.$E$38];[.CU$28:.CU$38]))/[.AB$69]*100" office:value-type="float" office:value="12.885418277395" calcext:value-type="float">
            <text:p>12.885418277395</text:p>
          </table:table-cell>
          <table:table-cell table:formula="of:=(SUM([.EM$28:.EM$38])+12*SUMPRODUCT([.$E$28:.$E$38];[.CV$28:.CV$38]))/[.AC$69]*100" office:value-type="float" office:value="12.6860178593649" calcext:value-type="float">
            <text:p>12.6860178593649</text:p>
          </table:table-cell>
          <table:table-cell table:formula="of:=(SUM([.EN$28:.EN$38])+12*SUMPRODUCT([.$E$28:.$E$38];[.CW$28:.CW$38]))/[.AD$69]*100" office:value-type="float" office:value="12.4792570003599" calcext:value-type="float">
            <text:p>12.4792570003599</text:p>
          </table:table-cell>
          <table:table-cell table:formula="of:=(SUM([.EO$28:.EO$38])+12*SUMPRODUCT([.$E$28:.$E$38];[.CX$28:.CX$38]))/[.AE$69]*100" office:value-type="float" office:value="12.2662492404181" calcext:value-type="float">
            <text:p>12.2662492404181</text:p>
          </table:table-cell>
          <table:table-cell table:formula="of:=(SUM([.EP$28:.EP$38])+12*SUMPRODUCT([.$E$28:.$E$38];[.CY$28:.CY$38]))/[.AF$69]*100" office:value-type="float" office:value="12.047973199419" calcext:value-type="float">
            <text:p>12.047973199419</text:p>
          </table:table-cell>
          <table:table-cell table:formula="of:=(SUM([.EQ$28:.EQ$38])+12*SUMPRODUCT([.$E$28:.$E$38];[.CZ$28:.CZ$38]))/[.AG$69]*100" office:value-type="float" office:value="11.8252960413116" calcext:value-type="float">
            <text:p>11.8252960413116</text:p>
          </table:table-cell>
          <table:table-cell table:formula="of:=(SUM([.ER$28:.ER$38])+12*SUMPRODUCT([.$E$28:.$E$38];[.DA$28:.DA$38]))/[.AH$69]*100" office:value-type="float" office:value="11.5989918686214" calcext:value-type="float">
            <text:p>11.5989918686214</text:p>
          </table:table-cell>
          <table:table-cell table:formula="of:=(SUM([.ES$28:.ES$38])+12*SUMPRODUCT([.$E$28:.$E$38];[.DB$28:.DB$38]))/[.AI$69]*100" office:value-type="float" office:value="11.369756260417" calcext:value-type="float">
            <text:p>11.369756260417</text:p>
          </table:table-cell>
          <table:table-cell table:formula="of:=(SUM([.ET$28:.ET$38])+12*SUMPRODUCT([.$E$28:.$E$38];[.DC$28:.DC$38]))/[.AJ$69]*100" office:value-type="float" office:value="11.1382178494222" calcext:value-type="float">
            <text:p>11.1382178494222</text:p>
          </table:table-cell>
          <table:table-cell table:formula="of:=(SUM([.EU$28:.EU$38])+12*SUMPRODUCT([.$E$28:.$E$38];[.DD$28:.DD$38]))/[.AK$69]*100" office:value-type="float" office:value="10.9049476070614" calcext:value-type="float">
            <text:p>10.9049476070614</text:p>
          </table:table-cell>
          <table:table-cell table:formula="of:=(SUM([.EV$28:.EV$38])+12*SUMPRODUCT([.$E$28:.$E$38];[.DE$28:.DE$38]))/[.AL$69]*100" office:value-type="float" office:value="10.6704663410217" calcext:value-type="float">
            <text:p>10.6704663410217</text:p>
          </table:table-cell>
          <table:table-cell table:formula="of:=(SUM([.EW$28:.EW$38])+12*SUMPRODUCT([.$E$28:.$E$38];[.DF$28:.DF$38]))/[.AM$69]*100" office:value-type="float" office:value="10.4352507897016" calcext:value-type="float">
            <text:p>10.4352507897016</text:p>
          </table:table-cell>
          <table:table-cell table:formula="of:=(SUM([.EX$28:.EX$38])+12*SUMPRODUCT([.$E$28:.$E$38];[.DG$28:.DG$38]))/[.AN$69]*100" office:value-type="float" office:value="10.1997386089284" calcext:value-type="float">
            <text:p>10.1997386089284</text:p>
          </table:table-cell>
          <table:table-cell table:formula="of:=(SUM([.EY$28:.EY$38])+12*SUMPRODUCT([.$E$28:.$E$38];[.DH$28:.DH$38]))/[.AO$69]*100" office:value-type="float" office:value="9.9643324797804" calcext:value-type="float">
            <text:p>9.9643324797804</text:p>
          </table:table-cell>
          <table:table-cell table:formula="of:=(SUM([.EZ$28:.EZ$38])+12*SUMPRODUCT([.$E$28:.$E$38];[.DI$28:.DI$38]))/[.AP$69]*100" office:value-type="float" office:value="9.72940351609528" calcext:value-type="float">
            <text:p>9.72940351609528</text:p>
          </table:table-cell>
          <table:table-cell table:formula="of:=(SUM([.FA$28:.FA$38])+12*SUMPRODUCT([.$E$28:.$E$38];[.DJ$28:.DJ$38]))/[.AQ$69]*100" office:value-type="float" office:value="9.49529411194678" calcext:value-type="float">
            <text:p>9.49529411194678</text:p>
          </table:table-cell>
          <table:table-cell table:formula="of:=(SUM([.FB$28:.FB$38])+12*SUMPRODUCT([.$E$28:.$E$38];[.DK$28:.DK$38]))/[.AR$69]*100" office:value-type="float" office:value="9.26232033993357" calcext:value-type="float">
            <text:p>9.26232033993357</text:p>
          </table:table-cell>
          <table:table-cell table:formula="of:=(SUM([.FC$28:.FC$38])+12*SUMPRODUCT([.$E$28:.$E$38];[.DL$28:.DL$38]))/[.AS$69]*100" office:value-type="float" office:value="9.03077398830616" calcext:value-type="float">
            <text:p>9.03077398830616</text:p>
          </table:table-cell>
          <table:table-cell table:formula="of:=(SUM([.FD$28:.FD$38])+12*SUMPRODUCT([.$E$28:.$E$38];[.DM$28:.DM$38]))/[.AT$69]*100" office:value-type="float" office:value="8.8009243071412" calcext:value-type="float">
            <text:p>8.8009243071412</text:p>
          </table:table-cell>
          <table:table-cell table:formula="of:=(SUM([.FE$28:.FE$38])+12*SUMPRODUCT([.$E$28:.$E$38];[.DN$28:.DN$38]))/[.AU$69]*100" office:value-type="float" office:value="8.57301951975911" calcext:value-type="float">
            <text:p>8.57301951975911</text:p>
          </table:table-cell>
          <table:table-cell table:formula="of:=(SUM([.FF$28:.FF$38])+12*SUMPRODUCT([.$E$28:.$E$38];[.DO$28:.DO$38]))/[.AV$69]*100" office:value-type="float" office:value="8.34728814448663" calcext:value-type="float">
            <text:p>8.34728814448663</text:p>
          </table:table-cell>
          <table:table-cell office:value-type="string" calcext:value-type="string">
            <text:p>Bonds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rypto (%)</text:p>
          </table:table-cell>
          <table:table-cell table:formula="of:=(SUM([.DR$40:.DR$48])+12*SUMPRODUCT([.$E$40:.$E$48];[.CA$40:.CA$48]))/[.H$69]*100" office:value-type="float" office:value="0.744360120594656" calcext:value-type="float">
            <text:p>0.744360120594656</text:p>
          </table:table-cell>
          <table:table-cell table:formula="of:=(SUM([.DS$40:.DS$48])+12*SUMPRODUCT([.$E$40:.$E$48];[.CB$40:.CB$48]))/[.I$69]*100" office:value-type="float" office:value="3.13308569487602" calcext:value-type="float">
            <text:p>3.13308569487602</text:p>
          </table:table-cell>
          <table:table-cell table:formula="of:=(SUM([.DT$40:.DT$48])+12*SUMPRODUCT([.$E$40:.$E$48];[.CC$40:.CC$48]))/[.J$69]*100" office:value-type="float" office:value="4.49878424431291" calcext:value-type="float">
            <text:p>4.49878424431291</text:p>
          </table:table-cell>
          <table:table-cell table:formula="of:=(SUM([.DU$40:.DU$48])+12*SUMPRODUCT([.$E$40:.$E$48];[.CD$40:.CD$48]))/[.K$69]*100" office:value-type="float" office:value="5.40108105890372" calcext:value-type="float">
            <text:p>5.40108105890372</text:p>
          </table:table-cell>
          <table:table-cell table:formula="of:=(SUM([.DV$40:.DV$48])+12*SUMPRODUCT([.$E$40:.$E$48];[.CE$40:.CE$48]))/[.L$69]*100" office:value-type="float" office:value="6.05487815306533" calcext:value-type="float">
            <text:p>6.05487815306533</text:p>
          </table:table-cell>
          <table:table-cell table:formula="of:=(SUM([.DW$40:.DW$48])+12*SUMPRODUCT([.$E$40:.$E$48];[.CF$40:.CF$48]))/[.M$69]*100" office:value-type="float" office:value="6.56034813124451" calcext:value-type="float">
            <text:p>6.56034813124451</text:p>
          </table:table-cell>
          <table:table-cell table:formula="of:=(SUM([.DX$40:.DX$48])+12*SUMPRODUCT([.$E$40:.$E$48];[.CG$40:.CG$48]))/[.N$69]*100" office:value-type="float" office:value="6.9704659299839" calcext:value-type="float">
            <text:p>6.9704659299839</text:p>
          </table:table-cell>
          <table:table-cell table:formula="of:=(SUM([.DY$40:.DY$48])+12*SUMPRODUCT([.$E$40:.$E$48];[.CH$40:.CH$48]))/[.O$69]*100" office:value-type="float" office:value="7.31586223882595" calcext:value-type="float">
            <text:p>7.31586223882595</text:p>
          </table:table-cell>
          <table:table-cell table:formula="of:=(SUM([.DZ$40:.DZ$48])+12*SUMPRODUCT([.$E$40:.$E$48];[.CI$40:.CI$48]))/[.P$69]*100" office:value-type="float" office:value="7.61546692659806" calcext:value-type="float">
            <text:p>7.61546692659806</text:p>
          </table:table-cell>
          <table:table-cell table:formula="of:=(SUM([.EA$40:.EA$48])+12*SUMPRODUCT([.$E$40:.$E$48];[.CJ$40:.CJ$48]))/[.Q$69]*100" office:value-type="float" office:value="7.88159651865023" calcext:value-type="float">
            <text:p>7.88159651865023</text:p>
          </table:table-cell>
          <table:table-cell table:formula="of:=(SUM([.EB$40:.EB$48])+12*SUMPRODUCT([.$E$40:.$E$48];[.CK$40:.CK$48]))/[.R$69]*100" office:value-type="float" office:value="8.12259855024124" calcext:value-type="float">
            <text:p>8.12259855024124</text:p>
          </table:table-cell>
          <table:table-cell table:formula="of:=(SUM([.EC$40:.EC$48])+12*SUMPRODUCT([.$E$40:.$E$48];[.CL$40:.CL$48]))/[.S$69]*100" office:value-type="float" office:value="8.34432017280819" calcext:value-type="float">
            <text:p>8.34432017280819</text:p>
          </table:table-cell>
          <table:table-cell table:formula="of:=(SUM([.ED$40:.ED$48])+12*SUMPRODUCT([.$E$40:.$E$48];[.CM$40:.CM$48]))/[.T$69]*100" office:value-type="float" office:value="8.5509688611562" calcext:value-type="float">
            <text:p>8.5509688611562</text:p>
          </table:table-cell>
          <table:table-cell table:formula="of:=(SUM([.EE$40:.EE$48])+12*SUMPRODUCT([.$E$40:.$E$48];[.CN$40:.CN$48]))/[.U$69]*100" office:value-type="float" office:value="8.74563987433546" calcext:value-type="float">
            <text:p>8.74563987433546</text:p>
          </table:table-cell>
          <table:table-cell table:formula="of:=(SUM([.EF$40:.EF$48])+12*SUMPRODUCT([.$E$40:.$E$48];[.CO$40:.CO$48]))/[.V$69]*100" office:value-type="float" office:value="8.93065190981464" calcext:value-type="float">
            <text:p>8.93065190981464</text:p>
          </table:table-cell>
          <table:table-cell table:formula="of:=(SUM([.EG$40:.EG$48])+12*SUMPRODUCT([.$E$40:.$E$48];[.CP$40:.CP$48]))/[.W$69]*100" office:value-type="float" office:value="9.1077677101425" calcext:value-type="float">
            <text:p>9.1077677101425</text:p>
          </table:table-cell>
          <table:table-cell table:formula="of:=(SUM([.EH$40:.EH$48])+12*SUMPRODUCT([.$E$40:.$E$48];[.CQ$40:.CQ$48]))/[.X$69]*100" office:value-type="float" office:value="9.27834317700229" calcext:value-type="float">
            <text:p>9.27834317700229</text:p>
          </table:table-cell>
          <table:table-cell table:formula="of:=(SUM([.EI$40:.EI$48])+12*SUMPRODUCT([.$E$40:.$E$48];[.CR$40:.CR$48]))/[.Y$69]*100" office:value-type="float" office:value="9.44343067289041" calcext:value-type="float">
            <text:p>9.44343067289041</text:p>
          </table:table-cell>
          <table:table-cell table:formula="of:=(SUM([.EJ$40:.EJ$48])+12*SUMPRODUCT([.$E$40:.$E$48];[.CS$40:.CS$48]))/[.Z$69]*100" office:value-type="float" office:value="9.60385216557368" calcext:value-type="float">
            <text:p>9.60385216557368</text:p>
          </table:table-cell>
          <table:table-cell table:formula="of:=(SUM([.EK$40:.EK$48])+12*SUMPRODUCT([.$E$40:.$E$48];[.CT$40:.CT$48]))/[.AA$69]*100" office:value-type="float" office:value="9.76025204302311" calcext:value-type="float">
            <text:p>9.76025204302311</text:p>
          </table:table-cell>
          <table:table-cell table:formula="of:=(SUM([.EL$40:.EL$48])+12*SUMPRODUCT([.$E$40:.$E$48];[.CU$40:.CU$48]))/[.AB$69]*100" office:value-type="float" office:value="9.91313593059558" calcext:value-type="float">
            <text:p>9.91313593059558</text:p>
          </table:table-cell>
          <table:table-cell table:formula="of:=(SUM([.EM$40:.EM$48])+12*SUMPRODUCT([.$E$40:.$E$48];[.CV$40:.CV$48]))/[.AC$69]*100" office:value-type="float" office:value="10.062899685457" calcext:value-type="float">
            <text:p>10.062899685457</text:p>
          </table:table-cell>
          <table:table-cell table:formula="of:=(SUM([.EN$40:.EN$48])+12*SUMPRODUCT([.$E$40:.$E$48];[.CW$40:.CW$48]))/[.AD$69]*100" office:value-type="float" office:value="10.2098513788995" calcext:value-type="float">
            <text:p>10.2098513788995</text:p>
          </table:table-cell>
          <table:table-cell table:formula="of:=(SUM([.EO$40:.EO$48])+12*SUMPRODUCT([.$E$40:.$E$48];[.CX$40:.CX$48]))/[.AE$69]*100" office:value-type="float" office:value="10.3542281944801" calcext:value-type="float">
            <text:p>10.3542281944801</text:p>
          </table:table-cell>
          <table:table-cell table:formula="of:=(SUM([.EP$40:.EP$48])+12*SUMPRODUCT([.$E$40:.$E$48];[.CY$40:.CY$48]))/[.AF$69]*100" office:value-type="float" office:value="10.4962095870273" calcext:value-type="float">
            <text:p>10.4962095870273</text:p>
          </table:table-cell>
          <table:table-cell table:formula="of:=(SUM([.EQ$40:.EQ$48])+12*SUMPRODUCT([.$E$40:.$E$48];[.CZ$40:.CZ$48]))/[.AG$69]*100" office:value-type="float" office:value="10.6359276554786" calcext:value-type="float">
            <text:p>10.6359276554786</text:p>
          </table:table-cell>
          <table:table-cell table:formula="of:=(SUM([.ER$40:.ER$48])+12*SUMPRODUCT([.$E$40:.$E$48];[.DA$40:.DA$48]))/[.AH$69]*100" office:value-type="float" office:value="10.7734754142766" calcext:value-type="float">
            <text:p>10.7734754142766</text:p>
          </table:table-cell>
          <table:table-cell table:formula="of:=(SUM([.ES$40:.ES$48])+12*SUMPRODUCT([.$E$40:.$E$48];[.DB$40:.DB$48]))/[.AI$69]*100" office:value-type="float" office:value="10.9089134616814" calcext:value-type="float">
            <text:p>10.9089134616814</text:p>
          </table:table-cell>
          <table:table-cell table:formula="of:=(SUM([.ET$40:.ET$48])+12*SUMPRODUCT([.$E$40:.$E$48];[.DC$40:.DC$48]))/[.AJ$69]*100" office:value-type="float" office:value="11.0422754120141" calcext:value-type="float">
            <text:p>11.0422754120141</text:p>
          </table:table-cell>
          <table:table-cell table:formula="of:=(SUM([.EU$40:.EU$48])+12*SUMPRODUCT([.$E$40:.$E$48];[.DD$40:.DD$48]))/[.AK$69]*100" office:value-type="float" office:value="11.1735723650718" calcext:value-type="float">
            <text:p>11.1735723650718</text:p>
          </table:table-cell>
          <table:table-cell table:formula="of:=(SUM([.EV$40:.EV$48])+12*SUMPRODUCT([.$E$40:.$E$48];[.DE$40:.DE$48]))/[.AL$69]*100" office:value-type="float" office:value="11.3027966181805" calcext:value-type="float">
            <text:p>11.3027966181805</text:p>
          </table:table-cell>
          <table:table-cell table:formula="of:=(SUM([.EW$40:.EW$48])+12*SUMPRODUCT([.$E$40:.$E$48];[.DF$40:.DF$48]))/[.AM$69]*100" office:value-type="float" office:value="11.4299247768394" calcext:value-type="float">
            <text:p>11.4299247768394</text:p>
          </table:table-cell>
          <table:table-cell table:formula="of:=(SUM([.EX$40:.EX$48])+12*SUMPRODUCT([.$E$40:.$E$48];[.DG$40:.DG$48]))/[.AN$69]*100" office:value-type="float" office:value="11.5549203833523" calcext:value-type="float">
            <text:p>11.5549203833523</text:p>
          </table:table-cell>
          <table:table-cell table:formula="of:=(SUM([.EY$40:.EY$48])+12*SUMPRODUCT([.$E$40:.$E$48];[.DH$40:.DH$48]))/[.AO$69]*100" office:value-type="float" office:value="11.6777361555992" calcext:value-type="float">
            <text:p>11.6777361555992</text:p>
          </table:table-cell>
          <table:table-cell table:formula="of:=(SUM([.EZ$40:.EZ$48])+12*SUMPRODUCT([.$E$40:.$E$48];[.DI$40:.DI$48]))/[.AP$69]*100" office:value-type="float" office:value="11.7983159076295" calcext:value-type="float">
            <text:p>11.7983159076295</text:p>
          </table:table-cell>
          <table:table-cell table:formula="of:=(SUM([.FA$40:.FA$48])+12*SUMPRODUCT([.$E$40:.$E$48];[.DJ$40:.DJ$48]))/[.AQ$69]*100" office:value-type="float" office:value="11.9165962082386" calcext:value-type="float">
            <text:p>11.9165962082386</text:p>
          </table:table-cell>
          <table:table-cell table:formula="of:=(SUM([.FB$40:.FB$48])+12*SUMPRODUCT([.$E$40:.$E$48];[.DK$40:.DK$48]))/[.AR$69]*100" office:value-type="float" office:value="12.0325078218483" calcext:value-type="float">
            <text:p>12.0325078218483</text:p>
          </table:table-cell>
          <table:table-cell table:formula="of:=(SUM([.FC$40:.FC$48])+12*SUMPRODUCT([.$E$40:.$E$48];[.DL$40:.DL$48]))/[.AS$69]*100" office:value-type="float" office:value="12.1459769669133" calcext:value-type="float">
            <text:p>12.1459769669133</text:p>
          </table:table-cell>
          <table:table-cell table:formula="of:=(SUM([.FD$40:.FD$48])+12*SUMPRODUCT([.$E$40:.$E$48];[.DM$40:.DM$48]))/[.AT$69]*100" office:value-type="float" office:value="12.2569264200365" calcext:value-type="float">
            <text:p>12.2569264200365</text:p>
          </table:table-cell>
          <table:table-cell table:formula="of:=(SUM([.FE$40:.FE$48])+12*SUMPRODUCT([.$E$40:.$E$48];[.DN$40:.DN$48]))/[.AU$69]*100" office:value-type="float" office:value="12.3652764885052" calcext:value-type="float">
            <text:p>12.3652764885052</text:p>
          </table:table-cell>
          <table:table-cell table:formula="of:=(SUM([.FF$40:.FF$48])+12*SUMPRODUCT([.$E$40:.$E$48];[.DO$40:.DO$48]))/[.AV$69]*100" office:value-type="float" office:value="12.4709458696831" calcext:value-type="float">
            <text:p>12.4709458696831</text:p>
          </table:table-cell>
          <table:table-cell office:value-type="string" calcext:value-type="string">
            <text:p>Crypto <text:s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Cash (%)</text:p>
          </table:table-cell>
          <table:table-cell table:formula="of:=(SUM([.DR$50:.DR$59])+12*SUMPRODUCT([.$E$50:.$E$59];[.CA$50:.CA$59]))/[.H$69]*100" office:value-type="float" office:value="93.5648196278199" calcext:value-type="float">
            <text:p>93.5648196278199</text:p>
          </table:table-cell>
          <table:table-cell table:formula="of:=(SUM([.DS$50:.DS$59])+12*SUMPRODUCT([.$E$50:.$E$59];[.CB$50:.CB$59]))/[.I$69]*100" office:value-type="float" office:value="65.2309641323102" calcext:value-type="float">
            <text:p>65.2309641323102</text:p>
          </table:table-cell>
          <table:table-cell table:formula="of:=(SUM([.DT$50:.DT$59])+12*SUMPRODUCT([.$E$50:.$E$59];[.CC$50:.CC$59]))/[.J$69]*100" office:value-type="float" office:value="49.5027983410101" calcext:value-type="float">
            <text:p>49.5027983410101</text:p>
          </table:table-cell>
          <table:table-cell table:formula="of:=(SUM([.DU$50:.DU$59])+12*SUMPRODUCT([.$E$50:.$E$59];[.CD$50:.CD$59]))/[.K$69]*100" office:value-type="float" office:value="39.4981418785579" calcext:value-type="float">
            <text:p>39.4981418785579</text:p>
          </table:table-cell>
          <table:table-cell table:formula="of:=(SUM([.DV$50:.DV$59])+12*SUMPRODUCT([.$E$50:.$E$59];[.CE$50:.CE$59]))/[.L$69]*100" office:value-type="float" office:value="32.5738808558057" calcext:value-type="float">
            <text:p>32.5738808558057</text:p>
          </table:table-cell>
          <table:table-cell table:formula="of:=(SUM([.DW$50:.DW$59])+12*SUMPRODUCT([.$E$50:.$E$59];[.CF$50:.CF$59]))/[.M$69]*100" office:value-type="float" office:value="27.4976822609354" calcext:value-type="float">
            <text:p>27.4976822609354</text:p>
          </table:table-cell>
          <table:table-cell table:formula="of:=(SUM([.DX$50:.DX$59])+12*SUMPRODUCT([.$E$50:.$E$59];[.CG$50:.CG$59]))/[.N$69]*100" office:value-type="float" office:value="23.6175404807481" calcext:value-type="float">
            <text:p>23.6175404807481</text:p>
          </table:table-cell>
          <table:table-cell table:formula="of:=(SUM([.DY$50:.DY$59])+12*SUMPRODUCT([.$E$50:.$E$59];[.CH$50:.CH$59]))/[.O$69]*100" office:value-type="float" office:value="20.5561486733787" calcext:value-type="float">
            <text:p>20.5561486733787</text:p>
          </table:table-cell>
          <table:table-cell table:formula="of:=(SUM([.DZ$50:.DZ$59])+12*SUMPRODUCT([.$E$50:.$E$59];[.CI$50:.CI$59]))/[.P$69]*100" office:value-type="float" office:value="18.0800138455763" calcext:value-type="float">
            <text:p>18.0800138455763</text:p>
          </table:table-cell>
          <table:table-cell table:formula="of:=(SUM([.EA$50:.EA$59])+12*SUMPRODUCT([.$E$50:.$E$59];[.CJ$50:.CJ$59]))/[.Q$69]*100" office:value-type="float" office:value="16.0368949788717" calcext:value-type="float">
            <text:p>16.0368949788717</text:p>
          </table:table-cell>
          <table:table-cell table:formula="of:=(SUM([.EB$50:.EB$59])+12*SUMPRODUCT([.$E$50:.$E$59];[.CK$50:.CK$59]))/[.R$69]*100" office:value-type="float" office:value="14.3232851301931" calcext:value-type="float">
            <text:p>14.3232851301931</text:p>
          </table:table-cell>
          <table:table-cell table:formula="of:=(SUM([.EC$50:.EC$59])+12*SUMPRODUCT([.$E$50:.$E$59];[.CL$50:.CL$59]))/[.S$69]*100" office:value-type="float" office:value="12.8663523078755" calcext:value-type="float">
            <text:p>12.8663523078755</text:p>
          </table:table-cell>
          <table:table-cell table:formula="of:=(SUM([.ED$50:.ED$59])+12*SUMPRODUCT([.$E$50:.$E$59];[.CM$50:.CM$59]))/[.T$69]*100" office:value-type="float" office:value="11.6133561763597" calcext:value-type="float">
            <text:p>11.6133561763597</text:p>
          </table:table-cell>
          <table:table-cell table:formula="of:=(SUM([.EE$50:.EE$59])+12*SUMPRODUCT([.$E$50:.$E$59];[.CN$50:.CN$59]))/[.U$69]*100" office:value-type="float" office:value="10.5251631251633" calcext:value-type="float">
            <text:p>10.5251631251633</text:p>
          </table:table-cell>
          <table:table-cell table:formula="of:=(SUM([.EF$50:.EF$59])+12*SUMPRODUCT([.$E$50:.$E$59];[.CO$50:.CO$59]))/[.V$69]*100" office:value-type="float" office:value="9.57212038536281" calcext:value-type="float">
            <text:p>9.57212038536281</text:p>
          </table:table-cell>
          <table:table-cell table:formula="of:=(SUM([.EG$50:.EG$59])+12*SUMPRODUCT([.$E$50:.$E$59];[.CP$50:.CP$59]))/[.W$69]*100" office:value-type="float" office:value="8.73134526254929" calcext:value-type="float">
            <text:p>8.73134526254929</text:p>
          </table:table-cell>
          <table:table-cell table:formula="of:=(SUM([.EH$50:.EH$59])+12*SUMPRODUCT([.$E$50:.$E$59];[.CQ$50:.CQ$59]))/[.X$69]*100" office:value-type="float" office:value="7.98489387223184" calcext:value-type="float">
            <text:p>7.98489387223184</text:p>
          </table:table-cell>
          <table:table-cell table:formula="of:=(SUM([.EI$50:.EI$59])+12*SUMPRODUCT([.$E$50:.$E$59];[.CR$50:.CR$59]))/[.Y$69]*100" office:value-type="float" office:value="7.31849356919197" calcext:value-type="float">
            <text:p>7.31849356919197</text:p>
          </table:table-cell>
          <table:table-cell table:formula="of:=(SUM([.EJ$50:.EJ$59])+12*SUMPRODUCT([.$E$50:.$E$59];[.CS$50:.CS$59]))/[.Z$69]*100" office:value-type="float" office:value="6.72064653979969" calcext:value-type="float">
            <text:p>6.72064653979969</text:p>
          </table:table-cell>
          <table:table-cell table:formula="of:=(SUM([.EK$50:.EK$59])+12*SUMPRODUCT([.$E$50:.$E$59];[.CT$50:.CT$59]))/[.AA$69]*100" office:value-type="float" office:value="6.18198368495306" calcext:value-type="float">
            <text:p>6.18198368495306</text:p>
          </table:table-cell>
          <table:table-cell table:formula="of:=(SUM([.EL$50:.EL$59])+12*SUMPRODUCT([.$E$50:.$E$59];[.CU$50:.CU$59]))/[.AB$69]*100" office:value-type="float" office:value="5.69479090887295" calcext:value-type="float">
            <text:p>5.69479090887295</text:p>
          </table:table-cell>
          <table:table-cell table:formula="of:=(SUM([.EM$50:.EM$59])+12*SUMPRODUCT([.$E$50:.$E$59];[.CV$50:.CV$59]))/[.AC$69]*100" office:value-type="float" office:value="5.25265644902638" calcext:value-type="float">
            <text:p>5.25265644902638</text:p>
          </table:table-cell>
          <table:table-cell table:formula="of:=(SUM([.EN$50:.EN$59])+12*SUMPRODUCT([.$E$50:.$E$59];[.CW$50:.CW$59]))/[.AD$69]*100" office:value-type="float" office:value="4.85020465804442" calcext:value-type="float">
            <text:p>4.85020465804442</text:p>
          </table:table-cell>
          <table:table-cell table:formula="of:=(SUM([.EO$50:.EO$59])+12*SUMPRODUCT([.$E$50:.$E$59];[.CX$50:.CX$59]))/[.AE$69]*100" office:value-type="float" office:value="4.48289250189544" calcext:value-type="float">
            <text:p>4.48289250189544</text:p>
          </table:table-cell>
          <table:table-cell table:formula="of:=(SUM([.EP$50:.EP$59])+12*SUMPRODUCT([.$E$50:.$E$59];[.CY$50:.CY$59]))/[.AF$69]*100" office:value-type="float" office:value="4.14685220507458" calcext:value-type="float">
            <text:p>4.14685220507458</text:p>
          </table:table-cell>
          <table:table-cell table:formula="of:=(SUM([.EQ$50:.EQ$59])+12*SUMPRODUCT([.$E$50:.$E$59];[.CZ$50:.CZ$59]))/[.AG$69]*100" office:value-type="float" office:value="3.8387682941628" calcext:value-type="float">
            <text:p>3.8387682941628</text:p>
          </table:table-cell>
          <table:table-cell table:formula="of:=(SUM([.ER$50:.ER$59])+12*SUMPRODUCT([.$E$50:.$E$59];[.DA$50:.DA$59]))/[.AH$69]*100" office:value-type="float" office:value="3.55578058909977" calcext:value-type="float">
            <text:p>3.55578058909977</text:p>
          </table:table-cell>
          <table:table-cell table:formula="of:=(SUM([.ES$50:.ES$59])+12*SUMPRODUCT([.$E$50:.$E$59];[.DB$50:.DB$59]))/[.AI$69]*100" office:value-type="float" office:value="3.29540698315274" calcext:value-type="float">
            <text:p>3.29540698315274</text:p>
          </table:table-cell>
          <table:table-cell table:formula="of:=(SUM([.ET$50:.ET$59])+12*SUMPRODUCT([.$E$50:.$E$59];[.DC$50:.DC$59]))/[.AJ$69]*100" office:value-type="float" office:value="3.05548146787085" calcext:value-type="float">
            <text:p>3.05548146787085</text:p>
          </table:table-cell>
          <table:table-cell table:formula="of:=(SUM([.EU$50:.EU$59])+12*SUMPRODUCT([.$E$50:.$E$59];[.DD$50:.DD$59]))/[.AK$69]*100" office:value-type="float" office:value="2.8341040130476" calcext:value-type="float">
            <text:p>2.8341040130476</text:p>
          </table:table-cell>
          <table:table-cell table:formula="of:=(SUM([.EV$50:.EV$59])+12*SUMPRODUCT([.$E$50:.$E$59];[.DE$50:.DE$59]))/[.AL$69]*100" office:value-type="float" office:value="2.62959974592618" calcext:value-type="float">
            <text:p>2.62959974592618</text:p>
          </table:table-cell>
          <table:table-cell table:formula="of:=(SUM([.EW$50:.EW$59])+12*SUMPRODUCT([.$E$50:.$E$59];[.DF$50:.DF$59]))/[.AM$69]*100" office:value-type="float" office:value="2.44048548397516" calcext:value-type="float">
            <text:p>2.44048548397516</text:p>
          </table:table-cell>
          <table:table-cell table:formula="of:=(SUM([.EX$50:.EX$59])+12*SUMPRODUCT([.$E$50:.$E$59];[.DG$50:.DG$59]))/[.AN$69]*100" office:value-type="float" office:value="2.26544212651209" calcext:value-type="float">
            <text:p>2.26544212651209</text:p>
          </table:table-cell>
          <table:table-cell table:formula="of:=(SUM([.EY$50:.EY$59])+12*SUMPRODUCT([.$E$50:.$E$59];[.DH$50:.DH$59]))/[.AO$69]*100" office:value-type="float" office:value="2.10329174709866" calcext:value-type="float">
            <text:p>2.10329174709866</text:p>
          </table:table-cell>
          <table:table-cell table:formula="of:=(SUM([.EZ$50:.EZ$59])+12*SUMPRODUCT([.$E$50:.$E$59];[.DI$50:.DI$59]))/[.AP$69]*100" office:value-type="float" office:value="1.9529784822969" calcext:value-type="float">
            <text:p>1.9529784822969</text:p>
          </table:table-cell>
          <table:table-cell table:formula="of:=(SUM([.FA$50:.FA$59])+12*SUMPRODUCT([.$E$50:.$E$59];[.DJ$50:.DJ$59]))/[.AQ$69]*100" office:value-type="float" office:value="1.81355250519293" calcext:value-type="float">
            <text:p>1.81355250519293</text:p>
          </table:table-cell>
          <table:table-cell table:formula="of:=(SUM([.FB$50:.FB$59])+12*SUMPRODUCT([.$E$50:.$E$59];[.DK$50:.DK$59]))/[.AR$69]*100" office:value-type="float" office:value="1.6841565198713" calcext:value-type="float">
            <text:p>1.6841565198713</text:p>
          </table:table-cell>
          <table:table-cell table:formula="of:=(SUM([.FC$50:.FC$59])+12*SUMPRODUCT([.$E$50:.$E$59];[.DL$50:.DL$59]))/[.AS$69]*100" office:value-type="float" office:value="1.56401432716221" calcext:value-type="float">
            <text:p>1.56401432716221</text:p>
          </table:table-cell>
          <table:table-cell table:formula="of:=(SUM([.FD$50:.FD$59])+12*SUMPRODUCT([.$E$50:.$E$59];[.DM$50:.DM$59]))/[.AT$69]*100" office:value-type="float" office:value="1.45242110079119" calcext:value-type="float">
            <text:p>1.45242110079119</text:p>
          </table:table-cell>
          <table:table-cell table:formula="of:=(SUM([.FE$50:.FE$59])+12*SUMPRODUCT([.$E$50:.$E$59];[.DN$50:.DN$59]))/[.AU$69]*100" office:value-type="float" office:value="1.34873508263995" calcext:value-type="float">
            <text:p>1.34873508263995</text:p>
          </table:table-cell>
          <table:table-cell table:formula="of:=(SUM([.FF$50:.FF$59])+12*SUMPRODUCT([.$E$50:.$E$59];[.DO$50:.DO$59]))/[.AV$69]*100" office:value-type="float" office:value="1.25237046070022" calcext:value-type="float">
            <text:p>1.25237046070022</text:p>
          </table:table-cell>
          <table:table-cell office:value-type="string" calcext:value-type="string">
            <text:p>Cash <text:s text:c="3"/>(%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)</text:p>
          </table:table-cell>
          <table:table-cell table:formula="of:=(SUMPRODUCT([.$C$4:.$C$59];[.DR$4:.DR$59])+12*SUMPRODUCT([.$C$4:.$C$59];[.$E$4:.$E$59];[.CA$4:.CA$59]))/(SUM([.H$70:.H$73])/100*[.H$69])" office:value-type="float" office:value="0.00852209169352324" calcext:value-type="float">
            <text:p>0.00852209169352324</text:p>
          </table:table-cell>
          <table:table-cell table:formula="of:=(SUMPRODUCT([.$C$4:.$C$59];[.DS$4:.DS$59])+12*SUMPRODUCT([.$C$4:.$C$59];[.$E$4:.$E$59];[.CB$4:.CB$59]))/(SUM([.I$70:.I$73])/100*[.I$69])" office:value-type="float" office:value="0.0454694128961502" calcext:value-type="float">
            <text:p>0.0454694128961502</text:p>
          </table:table-cell>
          <table:table-cell table:formula="of:=(SUMPRODUCT([.$C$4:.$C$59];[.DT$4:.DT$59])+12*SUMPRODUCT([.$C$4:.$C$59];[.$E$4:.$E$59];[.CC$4:.CC$59]))/(SUM([.J$70:.J$73])/100*[.J$69])" office:value-type="float" office:value="0.0660007230867783" calcext:value-type="float">
            <text:p>0.0660007230867783</text:p>
          </table:table-cell>
          <table:table-cell table:formula="of:=(SUMPRODUCT([.$C$4:.$C$59];[.DU$4:.DU$59])+12*SUMPRODUCT([.$C$4:.$C$59];[.$E$4:.$E$59];[.CD$4:.CD$59]))/(SUM([.K$70:.K$73])/100*[.K$69])" office:value-type="float" office:value="0.0790764181627043" calcext:value-type="float">
            <text:p>0.0790764181627043</text:p>
          </table:table-cell>
          <table:table-cell table:formula="of:=(SUMPRODUCT([.$C$4:.$C$59];[.DV$4:.DV$59])+12*SUMPRODUCT([.$C$4:.$C$59];[.$E$4:.$E$59];[.CE$4:.CE$59]))/(SUM([.L$70:.L$73])/100*[.L$69])" office:value-type="float" office:value="0.0881375877915988" calcext:value-type="float">
            <text:p>0.0881375877915988</text:p>
          </table:table-cell>
          <table:table-cell table:formula="of:=(SUMPRODUCT([.$C$4:.$C$59];[.DW$4:.DW$59])+12*SUMPRODUCT([.$C$4:.$C$59];[.$E$4:.$E$59];[.CF$4:.CF$59]))/(SUM([.M$70:.M$73])/100*[.M$69])" office:value-type="float" office:value="0.0947884682506295" calcext:value-type="float">
            <text:p>0.0947884682506295</text:p>
          </table:table-cell>
          <table:table-cell table:formula="of:=(SUMPRODUCT([.$C$4:.$C$59];[.DX$4:.DX$59])+12*SUMPRODUCT([.$C$4:.$C$59];[.$E$4:.$E$59];[.CG$4:.CG$59]))/(SUM([.N$70:.N$73])/100*[.N$69])" office:value-type="float" office:value="0.0998777006442219" calcext:value-type="float">
            <text:p>0.0998777006442219</text:p>
          </table:table-cell>
          <table:table-cell table:formula="of:=(SUMPRODUCT([.$C$4:.$C$59];[.DY$4:.DY$59])+12*SUMPRODUCT([.$C$4:.$C$59];[.$E$4:.$E$59];[.CH$4:.CH$59]))/(SUM([.O$70:.O$73])/100*[.O$69])" office:value-type="float" office:value="0.103896262676033" calcext:value-type="float">
            <text:p>0.103896262676033</text:p>
          </table:table-cell>
          <table:table-cell table:formula="of:=(SUMPRODUCT([.$C$4:.$C$59];[.DZ$4:.DZ$59])+12*SUMPRODUCT([.$C$4:.$C$59];[.$E$4:.$E$59];[.CI$4:.CI$59]))/(SUM([.P$70:.P$73])/100*[.P$69])" office:value-type="float" office:value="0.107147882643703" calcext:value-type="float">
            <text:p>0.107147882643703</text:p>
          </table:table-cell>
          <table:table-cell table:formula="of:=(SUMPRODUCT([.$C$4:.$C$59];[.EA$4:.EA$59])+12*SUMPRODUCT([.$C$4:.$C$59];[.$E$4:.$E$59];[.CJ$4:.CJ$59]))/(SUM([.Q$70:.Q$73])/100*[.Q$69])" office:value-type="float" office:value="0.109830496264" calcext:value-type="float">
            <text:p>0.109830496264</text:p>
          </table:table-cell>
          <table:table-cell table:formula="of:=(SUMPRODUCT([.$C$4:.$C$59];[.EB$4:.EB$59])+12*SUMPRODUCT([.$C$4:.$C$59];[.$E$4:.$E$59];[.CK$4:.CK$59]))/(SUM([.R$70:.R$73])/100*[.R$69])" office:value-type="float" office:value="0.112078586009246" calcext:value-type="float">
            <text:p>0.112078586009246</text:p>
          </table:table-cell>
          <table:table-cell table:formula="of:=(SUMPRODUCT([.$C$4:.$C$59];[.EC$4:.EC$59])+12*SUMPRODUCT([.$C$4:.$C$59];[.$E$4:.$E$59];[.CL$4:.CL$59]))/(SUM([.S$70:.S$73])/100*[.S$69])" office:value-type="float" office:value="0.113986695014205" calcext:value-type="float">
            <text:p>0.113986695014205</text:p>
          </table:table-cell>
          <table:table-cell table:formula="of:=(SUMPRODUCT([.$C$4:.$C$59];[.ED$4:.ED$59])+12*SUMPRODUCT([.$C$4:.$C$59];[.$E$4:.$E$59];[.CM$4:.CM$59]))/(SUM([.T$70:.T$73])/100*[.T$69])" office:value-type="float" office:value="0.115623207405555" calcext:value-type="float">
            <text:p>0.115623207405555</text:p>
          </table:table-cell>
          <table:table-cell table:formula="of:=(SUMPRODUCT([.$C$4:.$C$59];[.EE$4:.EE$59])+12*SUMPRODUCT([.$C$4:.$C$59];[.$E$4:.$E$59];[.CN$4:.CN$59]))/(SUM([.U$70:.U$73])/100*[.U$69])" office:value-type="float" office:value="0.117038792536908" calcext:value-type="float">
            <text:p>0.117038792536908</text:p>
          </table:table-cell>
          <table:table-cell table:formula="of:=(SUMPRODUCT([.$C$4:.$C$59];[.EF$4:.EF$59])+12*SUMPRODUCT([.$C$4:.$C$59];[.$E$4:.$E$59];[.CO$4:.CO$59]))/(SUM([.V$70:.V$73])/100*[.V$69])" office:value-type="float" office:value="0.118271777729732" calcext:value-type="float">
            <text:p>0.118271777729732</text:p>
          </table:table-cell>
          <table:table-cell table:formula="of:=(SUMPRODUCT([.$C$4:.$C$59];[.EG$4:.EG$59])+12*SUMPRODUCT([.$C$4:.$C$59];[.$E$4:.$E$59];[.CP$4:.CP$59]))/(SUM([.W$70:.W$73])/100*[.W$69])" office:value-type="float" office:value="0.119351678521438" calcext:value-type="float">
            <text:p>0.119351678521438</text:p>
          </table:table-cell>
          <table:table-cell table:formula="of:=(SUMPRODUCT([.$C$4:.$C$59];[.EH$4:.EH$59])+12*SUMPRODUCT([.$C$4:.$C$59];[.$E$4:.$E$59];[.CQ$4:.CQ$59]))/(SUM([.X$70:.X$73])/100*[.X$69])" office:value-type="float" office:value="0.120301583789545" calcext:value-type="float">
            <text:p>0.120301583789545</text:p>
          </table:table-cell>
          <table:table-cell table:formula="of:=(SUMPRODUCT([.$C$4:.$C$59];[.EI$4:.EI$59])+12*SUMPRODUCT([.$C$4:.$C$59];[.$E$4:.$E$59];[.CR$4:.CR$59]))/(SUM([.Y$70:.Y$73])/100*[.Y$69])" office:value-type="float" office:value="0.121139806932204" calcext:value-type="float">
            <text:p>0.121139806932204</text:p>
          </table:table-cell>
          <table:table-cell table:formula="of:=(SUMPRODUCT([.$C$4:.$C$59];[.EJ$4:.EJ$59])+12*SUMPRODUCT([.$C$4:.$C$59];[.$E$4:.$E$59];[.CS$4:.CS$59]))/(SUM([.Z$70:.Z$73])/100*[.Z$69])" office:value-type="float" office:value="0.121881053777057" calcext:value-type="float">
            <text:p>0.121881053777057</text:p>
          </table:table-cell>
          <table:table-cell table:formula="of:=(SUMPRODUCT([.$C$4:.$C$59];[.EK$4:.EK$59])+12*SUMPRODUCT([.$C$4:.$C$59];[.$E$4:.$E$59];[.CT$4:.CT$59]))/(SUM([.AA$70:.AA$73])/100*[.AA$69])" office:value-type="float" office:value="0.122537264590413" calcext:value-type="float">
            <text:p>0.122537264590413</text:p>
          </table:table-cell>
          <table:table-cell table:formula="of:=(SUMPRODUCT([.$C$4:.$C$59];[.EL$4:.EL$59])+12*SUMPRODUCT([.$C$4:.$C$59];[.$E$4:.$E$59];[.CU$4:.CU$59]))/(SUM([.AB$70:.AB$73])/100*[.AB$69])" office:value-type="float" office:value="0.123118231588719" calcext:value-type="float">
            <text:p>0.123118231588719</text:p>
          </table:table-cell>
          <table:table-cell table:formula="of:=(SUMPRODUCT([.$C$4:.$C$59];[.EM$4:.EM$59])+12*SUMPRODUCT([.$C$4:.$C$59];[.$E$4:.$E$59];[.CV$4:.CV$59]))/(SUM([.AC$70:.AC$73])/100*[.AC$69])" office:value-type="float" office:value="0.123632058825266" calcext:value-type="float">
            <text:p>0.123632058825266</text:p>
          </table:table-cell>
          <table:table-cell table:formula="of:=(SUMPRODUCT([.$C$4:.$C$59];[.EN$4:.EN$59])+12*SUMPRODUCT([.$C$4:.$C$59];[.$E$4:.$E$59];[.CW$4:.CW$59]))/(SUM([.AD$70:.AD$73])/100*[.AD$69])" office:value-type="float" office:value="0.124085509483432" calcext:value-type="float">
            <text:p>0.124085509483432</text:p>
          </table:table-cell>
          <table:table-cell table:formula="of:=(SUMPRODUCT([.$C$4:.$C$59];[.EO$4:.EO$59])+12*SUMPRODUCT([.$C$4:.$C$59];[.$E$4:.$E$59];[.CX$4:.CX$59]))/(SUM([.AE$70:.AE$73])/100*[.AE$69])" office:value-type="float" office:value="0.124484271476909" calcext:value-type="float">
            <text:p>0.124484271476909</text:p>
          </table:table-cell>
          <table:table-cell table:formula="of:=(SUMPRODUCT([.$C$4:.$C$59];[.EP$4:.EP$59])+12*SUMPRODUCT([.$C$4:.$C$59];[.$E$4:.$E$59];[.CY$4:.CY$59]))/(SUM([.AF$70:.AF$73])/100*[.AF$69])" office:value-type="float" office:value="0.124833162926897" calcext:value-type="float">
            <text:p>0.124833162926897</text:p>
          </table:table-cell>
          <table:table-cell table:formula="of:=(SUMPRODUCT([.$C$4:.$C$59];[.EQ$4:.EQ$59])+12*SUMPRODUCT([.$C$4:.$C$59];[.$E$4:.$E$59];[.CZ$4:.CZ$59]))/(SUM([.AG$70:.AG$73])/100*[.AG$69])" office:value-type="float" office:value="0.125136292810273" calcext:value-type="float">
            <text:p>0.125136292810273</text:p>
          </table:table-cell>
          <table:table-cell table:formula="of:=(SUMPRODUCT([.$C$4:.$C$59];[.ER$4:.ER$59])+12*SUMPRODUCT([.$C$4:.$C$59];[.$E$4:.$E$59];[.DA$4:.DA$59]))/(SUM([.AH$70:.AH$73])/100*[.AH$69])" office:value-type="float" office:value="0.125397187779147" calcext:value-type="float">
            <text:p>0.125397187779147</text:p>
          </table:table-cell>
          <table:table-cell table:formula="of:=(SUMPRODUCT([.$C$4:.$C$59];[.ES$4:.ES$59])+12*SUMPRODUCT([.$C$4:.$C$59];[.$E$4:.$E$59];[.DB$4:.DB$59]))/(SUM([.AI$70:.AI$73])/100*[.AI$69])" office:value-type="float" office:value="0.125618893168963" calcext:value-type="float">
            <text:p>0.125618893168963</text:p>
          </table:table-cell>
          <table:table-cell table:formula="of:=(SUMPRODUCT([.$C$4:.$C$59];[.ET$4:.ET$59])+12*SUMPRODUCT([.$C$4:.$C$59];[.$E$4:.$E$59];[.DC$4:.DC$59]))/(SUM([.AJ$70:.AJ$73])/100*[.AJ$69])" office:value-type="float" office:value="0.125804054109674" calcext:value-type="float">
            <text:p>0.125804054109674</text:p>
          </table:table-cell>
          <table:table-cell table:formula="of:=(SUMPRODUCT([.$C$4:.$C$59];[.EU$4:.EU$59])+12*SUMPRODUCT([.$C$4:.$C$59];[.$E$4:.$E$59];[.DD$4:.DD$59]))/(SUM([.AK$70:.AK$73])/100*[.AK$69])" office:value-type="float" office:value="0.125954981152761" calcext:value-type="float">
            <text:p>0.125954981152761</text:p>
          </table:table-cell>
          <table:table-cell table:formula="of:=(SUMPRODUCT([.$C$4:.$C$59];[.EV$4:.EV$59])+12*SUMPRODUCT([.$C$4:.$C$59];[.$E$4:.$E$59];[.DE$4:.DE$59]))/(SUM([.AL$70:.AL$73])/100*[.AL$69])" office:value-type="float" office:value="0.126073703741271" calcext:value-type="float">
            <text:p>0.126073703741271</text:p>
          </table:table-cell>
          <table:table-cell table:formula="of:=(SUMPRODUCT([.$C$4:.$C$59];[.EW$4:.EW$59])+12*SUMPRODUCT([.$C$4:.$C$59];[.$E$4:.$E$59];[.DF$4:.DF$59]))/(SUM([.AM$70:.AM$73])/100*[.AM$69])" office:value-type="float" office:value="0.126162014056078" calcext:value-type="float">
            <text:p>0.126162014056078</text:p>
          </table:table-cell>
          <table:table-cell table:formula="of:=(SUMPRODUCT([.$C$4:.$C$59];[.EX$4:.EX$59])+12*SUMPRODUCT([.$C$4:.$C$59];[.$E$4:.$E$59];[.DG$4:.DG$59]))/(SUM([.AN$70:.AN$73])/100*[.AN$69])" office:value-type="float" office:value="0.126221503184937" calcext:value-type="float">
            <text:p>0.126221503184937</text:p>
          </table:table-cell>
          <table:table-cell table:formula="of:=(SUMPRODUCT([.$C$4:.$C$59];[.EY$4:.EY$59])+12*SUMPRODUCT([.$C$4:.$C$59];[.$E$4:.$E$59];[.DH$4:.DH$59]))/(SUM([.AO$70:.AO$73])/100*[.AO$69])" office:value-type="float" office:value="0.126253591122943" calcext:value-type="float">
            <text:p>0.126253591122943</text:p>
          </table:table-cell>
          <table:table-cell table:formula="of:=(SUMPRODUCT([.$C$4:.$C$59];[.EZ$4:.EZ$59])+12*SUMPRODUCT([.$C$4:.$C$59];[.$E$4:.$E$59];[.DI$4:.DI$59]))/(SUM([.AP$70:.AP$73])/100*[.AP$69])" office:value-type="float" office:value="0.126259551783153" calcext:value-type="float">
            <text:p>0.126259551783153</text:p>
          </table:table-cell>
          <table:table-cell table:formula="of:=(SUMPRODUCT([.$C$4:.$C$59];[.FA$4:.FA$59])+12*SUMPRODUCT([.$C$4:.$C$59];[.$E$4:.$E$59];[.DJ$4:.DJ$59]))/(SUM([.AQ$70:.AQ$73])/100*[.AQ$69])" office:value-type="float" office:value="0.126240533945395" calcext:value-type="float">
            <text:p>0.126240533945395</text:p>
          </table:table-cell>
          <table:table-cell table:formula="of:=(SUMPRODUCT([.$C$4:.$C$59];[.FB$4:.FB$59])+12*SUMPRODUCT([.$C$4:.$C$59];[.$E$4:.$E$59];[.DK$4:.DK$59]))/(SUM([.AR$70:.AR$73])/100*[.AR$69])" office:value-type="float" office:value="0.1261975788792" calcext:value-type="float">
            <text:p>0.1261975788792</text:p>
          </table:table-cell>
          <table:table-cell table:formula="of:=(SUMPRODUCT([.$C$4:.$C$59];[.FC$4:.FC$59])+12*SUMPRODUCT([.$C$4:.$C$59];[.$E$4:.$E$59];[.DL$4:.DL$59]))/(SUM([.AS$70:.AS$73])/100*[.AS$69])" office:value-type="float" office:value="0.126131635228456" calcext:value-type="float">
            <text:p>0.126131635228456</text:p>
          </table:table-cell>
          <table:table-cell table:formula="of:=(SUMPRODUCT([.$C$4:.$C$59];[.FD$4:.FD$59])+12*SUMPRODUCT([.$C$4:.$C$59];[.$E$4:.$E$59];[.DM$4:.DM$59]))/(SUM([.AT$70:.AT$73])/100*[.AT$69])" office:value-type="float" office:value="0.12604357162995" calcext:value-type="float">
            <text:p>0.12604357162995</text:p>
          </table:table-cell>
          <table:table-cell table:formula="of:=(SUMPRODUCT([.$C$4:.$C$59];[.FE$4:.FE$59])+12*SUMPRODUCT([.$C$4:.$C$59];[.$E$4:.$E$59];[.DN$4:.DN$59]))/(SUM([.AU$70:.AU$73])/100*[.AU$69])" office:value-type="float" office:value="0.125934187447595" calcext:value-type="float">
            <text:p>0.125934187447595</text:p>
          </table:table-cell>
          <table:table-cell table:formula="of:=(SUMPRODUCT([.$C$4:.$C$59];[.FF$4:.FF$59])+12*SUMPRODUCT([.$C$4:.$C$59];[.$E$4:.$E$59];[.DO$4:.DO$59]))/(SUM([.AV$70:.AV$73])/100*[.AV$69])" office:value-type="float" office:value="0.125804221932785" calcext:value-type="float">
            <text:p>0.125804221932785</text:p>
          </table:table-cell>
          <table:table-cell office:value-type="string" calcext:value-type="string">
            <text:p>Fee (%/yr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cash excluded)</text:p>
          </table:table-cell>
          <table:table-cell table:formula="of:=(SUMPRODUCT([.$C$4:.$C$48];[.DR$4:.DR$48])+12*SUMPRODUCT([.$C$4:.$C$48];[.$E$4:.$E$48];[.CA$4:.CA$48]))/(SUM([.H$70:.H$72])/100*[.H$69])" office:value-type="float" office:value="0.13242972536349" calcext:value-type="float">
            <text:p>0.13242972536349</text:p>
          </table:table-cell>
          <table:table-cell table:formula="of:=(SUMPRODUCT([.$C$4:.$C$48];[.DS$4:.DS$48])+12*SUMPRODUCT([.$C$4:.$C$48];[.$E$4:.$E$48];[.CB$4:.CB$48]))/(SUM([.I$70:.I$72])/100*[.I$69])" office:value-type="float" office:value="0.130775593171981" calcext:value-type="float">
            <text:p>0.130775593171981</text:p>
          </table:table-cell>
          <table:table-cell table:formula="of:=(SUMPRODUCT([.$C$4:.$C$48];[.DT$4:.DT$48])+12*SUMPRODUCT([.$C$4:.$C$48];[.$E$4:.$E$48];[.CC$4:.CC$48]))/(SUM([.J$70:.J$72])/100*[.J$69])" office:value-type="float" office:value="0.13070174369757" calcext:value-type="float">
            <text:p>0.13070174369757</text:p>
          </table:table-cell>
          <table:table-cell table:formula="of:=(SUMPRODUCT([.$C$4:.$C$48];[.DU$4:.DU$48])+12*SUMPRODUCT([.$C$4:.$C$48];[.$E$4:.$E$48];[.CD$4:.CD$48]))/(SUM([.K$70:.K$72])/100*[.K$69])" office:value-type="float" office:value="0.130700809228005" calcext:value-type="float">
            <text:p>0.130700809228005</text:p>
          </table:table-cell>
          <table:table-cell table:formula="of:=(SUMPRODUCT([.$C$4:.$C$48];[.DV$4:.DV$48])+12*SUMPRODUCT([.$C$4:.$C$48];[.$E$4:.$E$48];[.CE$4:.CE$48]))/(SUM([.L$70:.L$72])/100*[.L$69])" office:value-type="float" office:value="0.130717278274776" calcext:value-type="float">
            <text:p>0.130717278274776</text:p>
          </table:table-cell>
          <table:table-cell table:formula="of:=(SUMPRODUCT([.$C$4:.$C$48];[.DW$4:.DW$48])+12*SUMPRODUCT([.$C$4:.$C$48];[.$E$4:.$E$48];[.CF$4:.CF$48]))/(SUM([.M$70:.M$72])/100*[.M$69])" office:value-type="float" office:value="0.130738535272448" calcext:value-type="float">
            <text:p>0.130738535272448</text:p>
          </table:table-cell>
          <table:table-cell table:formula="of:=(SUMPRODUCT([.$C$4:.$C$48];[.DX$4:.DX$48])+12*SUMPRODUCT([.$C$4:.$C$48];[.$E$4:.$E$48];[.CG$4:.CG$48]))/(SUM([.N$70:.N$72])/100*[.N$69])" office:value-type="float" office:value="0.130759995518406" calcext:value-type="float">
            <text:p>0.130759995518406</text:p>
          </table:table-cell>
          <table:table-cell table:formula="of:=(SUMPRODUCT([.$C$4:.$C$48];[.DY$4:.DY$48])+12*SUMPRODUCT([.$C$4:.$C$48];[.$E$4:.$E$48];[.CH$4:.CH$48]))/(SUM([.O$70:.O$72])/100*[.O$69])" office:value-type="float" office:value="0.130779488835302" calcext:value-type="float">
            <text:p>0.130779488835302</text:p>
          </table:table-cell>
          <table:table-cell table:formula="of:=(SUMPRODUCT([.$C$4:.$C$48];[.DZ$4:.DZ$48])+12*SUMPRODUCT([.$C$4:.$C$48];[.$E$4:.$E$48];[.CI$4:.CI$48]))/(SUM([.P$70:.P$72])/100*[.P$69])" office:value-type="float" office:value="0.130795777286539" calcext:value-type="float">
            <text:p>0.130795777286539</text:p>
          </table:table-cell>
          <table:table-cell table:formula="of:=(SUMPRODUCT([.$C$4:.$C$48];[.EA$4:.EA$48])+12*SUMPRODUCT([.$C$4:.$C$48];[.$E$4:.$E$48];[.CJ$4:.CJ$48]))/(SUM([.Q$70:.Q$72])/100*[.Q$69])" office:value-type="float" office:value="0.130808045076897" calcext:value-type="float">
            <text:p>0.130808045076897</text:p>
          </table:table-cell>
          <table:table-cell table:formula="of:=(SUMPRODUCT([.$C$4:.$C$48];[.EB$4:.EB$48])+12*SUMPRODUCT([.$C$4:.$C$48];[.$E$4:.$E$48];[.CK$4:.CK$48]))/(SUM([.R$70:.R$72])/100*[.R$69])" office:value-type="float" office:value="0.130815690330283" calcext:value-type="float">
            <text:p>0.130815690330283</text:p>
          </table:table-cell>
          <table:table-cell table:formula="of:=(SUMPRODUCT([.$C$4:.$C$48];[.EC$4:.EC$48])+12*SUMPRODUCT([.$C$4:.$C$48];[.$E$4:.$E$48];[.CL$4:.CL$48]))/(SUM([.S$70:.S$72])/100*[.S$69])" office:value-type="float" office:value="0.130818229275747" calcext:value-type="float">
            <text:p>0.130818229275747</text:p>
          </table:table-cell>
          <table:table-cell table:formula="of:=(SUMPRODUCT([.$C$4:.$C$48];[.ED$4:.ED$48])+12*SUMPRODUCT([.$C$4:.$C$48];[.$E$4:.$E$48];[.CM$4:.CM$48]))/(SUM([.T$70:.T$72])/100*[.T$69])" office:value-type="float" office:value="0.130815248100449" calcext:value-type="float">
            <text:p>0.130815248100449</text:p>
          </table:table-cell>
          <table:table-cell table:formula="of:=(SUMPRODUCT([.$C$4:.$C$48];[.EE$4:.EE$48])+12*SUMPRODUCT([.$C$4:.$C$48];[.$E$4:.$E$48];[.CN$4:.CN$48]))/(SUM([.U$70:.U$72])/100*[.U$69])" office:value-type="float" office:value="0.130806377105364" calcext:value-type="float">
            <text:p>0.130806377105364</text:p>
          </table:table-cell>
          <table:table-cell table:formula="of:=(SUMPRODUCT([.$C$4:.$C$48];[.EF$4:.EF$48])+12*SUMPRODUCT([.$C$4:.$C$48];[.$E$4:.$E$48];[.CO$4:.CO$48]))/(SUM([.V$70:.V$72])/100*[.V$69])" office:value-type="float" office:value="0.130791276134919" calcext:value-type="float">
            <text:p>0.130791276134919</text:p>
          </table:table-cell>
          <table:table-cell table:formula="of:=(SUMPRODUCT([.$C$4:.$C$48];[.EG$4:.EG$48])+12*SUMPRODUCT([.$C$4:.$C$48];[.$E$4:.$E$48];[.CP$4:.CP$48]))/(SUM([.W$70:.W$72])/100*[.W$69])" office:value-type="float" office:value="0.130769626072361" calcext:value-type="float">
            <text:p>0.130769626072361</text:p>
          </table:table-cell>
          <table:table-cell table:formula="of:=(SUMPRODUCT([.$C$4:.$C$48];[.EH$4:.EH$48])+12*SUMPRODUCT([.$C$4:.$C$48];[.$E$4:.$E$48];[.CQ$4:.CQ$48]))/(SUM([.X$70:.X$72])/100*[.X$69])" office:value-type="float" office:value="0.130741123769938" calcext:value-type="float">
            <text:p>0.130741123769938</text:p>
          </table:table-cell>
          <table:table-cell table:formula="of:=(SUMPRODUCT([.$C$4:.$C$48];[.EI$4:.EI$48])+12*SUMPRODUCT([.$C$4:.$C$48];[.$E$4:.$E$48];[.CR$4:.CR$48]))/(SUM([.Y$70:.Y$72])/100*[.Y$69])" office:value-type="float" office:value="0.130705479007985" calcext:value-type="float">
            <text:p>0.130705479007985</text:p>
          </table:table-cell>
          <table:table-cell table:formula="of:=(SUMPRODUCT([.$C$4:.$C$48];[.EJ$4:.EJ$48])+12*SUMPRODUCT([.$C$4:.$C$48];[.$E$4:.$E$48];[.CS$4:.CS$48]))/(SUM([.Z$70:.Z$72])/100*[.Z$69])" office:value-type="float" office:value="0.130662412694638" calcext:value-type="float">
            <text:p>0.130662412694638</text:p>
          </table:table-cell>
          <table:table-cell table:formula="of:=(SUMPRODUCT([.$C$4:.$C$48];[.EK$4:.EK$48])+12*SUMPRODUCT([.$C$4:.$C$48];[.$E$4:.$E$48];[.CT$4:.CT$48]))/(SUM([.AA$70:.AA$72])/100*[.AA$69])" office:value-type="float" office:value="0.130611655845424" calcext:value-type="float">
            <text:p>0.130611655845424</text:p>
          </table:table-cell>
          <table:table-cell table:formula="of:=(SUMPRODUCT([.$C$4:.$C$48];[.EL$4:.EL$48])+12*SUMPRODUCT([.$C$4:.$C$48];[.$E$4:.$E$48];[.CU$4:.CU$48]))/(SUM([.AB$70:.AB$72])/100*[.AB$69])" office:value-type="float" office:value="0.130552949063238" calcext:value-type="float">
            <text:p>0.130552949063238</text:p>
          </table:table-cell>
          <table:table-cell table:formula="of:=(SUMPRODUCT([.$C$4:.$C$48];[.EM$4:.EM$48])+12*SUMPRODUCT([.$C$4:.$C$48];[.$E$4:.$E$48];[.CV$4:.CV$48]))/(SUM([.AC$70:.AC$72])/100*[.AC$69])" office:value-type="float" office:value="0.130486042343501" calcext:value-type="float">
            <text:p>0.130486042343501</text:p>
          </table:table-cell>
          <table:table-cell table:formula="of:=(SUMPRODUCT([.$C$4:.$C$48];[.EN$4:.EN$48])+12*SUMPRODUCT([.$C$4:.$C$48];[.$E$4:.$E$48];[.CW$4:.CW$48]))/(SUM([.AD$70:.AD$72])/100*[.AD$69])" office:value-type="float" office:value="0.13041069509134" calcext:value-type="float">
            <text:p>0.13041069509134</text:p>
          </table:table-cell>
          <table:table-cell table:formula="of:=(SUMPRODUCT([.$C$4:.$C$48];[.EO$4:.EO$48])+12*SUMPRODUCT([.$C$4:.$C$48];[.$E$4:.$E$48];[.CX$4:.CX$48]))/(SUM([.AE$70:.AE$72])/100*[.AE$69])" office:value-type="float" office:value="0.130326676275639" calcext:value-type="float">
            <text:p>0.130326676275639</text:p>
          </table:table-cell>
          <table:table-cell table:formula="of:=(SUMPRODUCT([.$C$4:.$C$48];[.EP$4:.EP$48])+12*SUMPRODUCT([.$C$4:.$C$48];[.$E$4:.$E$48];[.CY$4:.CY$48]))/(SUM([.AF$70:.AF$72])/100*[.AF$69])" office:value-type="float" office:value="0.130233764668817" calcext:value-type="float">
            <text:p>0.130233764668817</text:p>
          </table:table-cell>
          <table:table-cell table:formula="of:=(SUMPRODUCT([.$C$4:.$C$48];[.EQ$4:.EQ$48])+12*SUMPRODUCT([.$C$4:.$C$48];[.$E$4:.$E$48];[.CZ$4:.CZ$48]))/(SUM([.AG$70:.AG$72])/100*[.AG$69])" office:value-type="float" office:value="0.130131749136775" calcext:value-type="float">
            <text:p>0.130131749136775</text:p>
          </table:table-cell>
          <table:table-cell table:formula="of:=(SUMPRODUCT([.$C$4:.$C$48];[.ER$4:.ER$48])+12*SUMPRODUCT([.$C$4:.$C$48];[.$E$4:.$E$48];[.DA$4:.DA$48]))/(SUM([.AH$70:.AH$72])/100*[.AH$69])" office:value-type="float" office:value="0.130020428953748" calcext:value-type="float">
            <text:p>0.130020428953748</text:p>
          </table:table-cell>
          <table:table-cell table:formula="of:=(SUMPRODUCT([.$C$4:.$C$48];[.ES$4:.ES$48])+12*SUMPRODUCT([.$C$4:.$C$48];[.$E$4:.$E$48];[.DB$4:.DB$48]))/(SUM([.AI$70:.AI$72])/100*[.AI$69])" office:value-type="float" office:value="0.129899614123891" calcext:value-type="float">
            <text:p>0.129899614123891</text:p>
          </table:table-cell>
          <table:table-cell table:formula="of:=(SUMPRODUCT([.$C$4:.$C$48];[.ET$4:.ET$48])+12*SUMPRODUCT([.$C$4:.$C$48];[.$E$4:.$E$48];[.DC$4:.DC$48]))/(SUM([.AJ$70:.AJ$72])/100*[.AJ$69])" office:value-type="float" office:value="0.129769125696343" calcext:value-type="float">
            <text:p>0.129769125696343</text:p>
          </table:table-cell>
          <table:table-cell table:formula="of:=(SUMPRODUCT([.$C$4:.$C$48];[.EU$4:.EU$48])+12*SUMPRODUCT([.$C$4:.$C$48];[.$E$4:.$E$48];[.DD$4:.DD$48]))/(SUM([.AK$70:.AK$72])/100*[.AK$69])" office:value-type="float" office:value="0.129628796064078" calcext:value-type="float">
            <text:p>0.129628796064078</text:p>
          </table:table-cell>
          <table:table-cell table:formula="of:=(SUMPRODUCT([.$C$4:.$C$48];[.EV$4:.EV$48])+12*SUMPRODUCT([.$C$4:.$C$48];[.$E$4:.$E$48];[.DE$4:.DE$48]))/(SUM([.AL$70:.AL$72])/100*[.AL$69])" office:value-type="float" office:value="0.12947846923942" calcext:value-type="float">
            <text:p>0.12947846923942</text:p>
          </table:table-cell>
          <table:table-cell table:formula="of:=(SUMPRODUCT([.$C$4:.$C$48];[.EW$4:.EW$48])+12*SUMPRODUCT([.$C$4:.$C$48];[.$E$4:.$E$48];[.DF$4:.DF$48]))/(SUM([.AM$70:.AM$72])/100*[.AM$69])" office:value-type="float" office:value="0.129318001101118" calcext:value-type="float">
            <text:p>0.129318001101118</text:p>
          </table:table-cell>
          <table:table-cell table:formula="of:=(SUMPRODUCT([.$C$4:.$C$48];[.EX$4:.EX$48])+12*SUMPRODUCT([.$C$4:.$C$48];[.$E$4:.$E$48];[.DG$4:.DG$48]))/(SUM([.AN$70:.AN$72])/100*[.AN$69])" office:value-type="float" office:value="0.129147259609364" calcext:value-type="float">
            <text:p>0.129147259609364</text:p>
          </table:table-cell>
          <table:table-cell table:formula="of:=(SUMPRODUCT([.$C$4:.$C$48];[.EY$4:.EY$48])+12*SUMPRODUCT([.$C$4:.$C$48];[.$E$4:.$E$48];[.DH$4:.DH$48]))/(SUM([.AO$70:.AO$72])/100*[.AO$69])" office:value-type="float" office:value="0.128966124986334" calcext:value-type="float">
            <text:p>0.128966124986334</text:p>
          </table:table-cell>
          <table:table-cell table:formula="of:=(SUMPRODUCT([.$C$4:.$C$48];[.EZ$4:.EZ$48])+12*SUMPRODUCT([.$C$4:.$C$48];[.$E$4:.$E$48];[.DI$4:.DI$48]))/(SUM([.AP$70:.AP$72])/100*[.AP$69])" office:value-type="float" office:value="0.128774489860823" calcext:value-type="float">
            <text:p>0.128774489860823</text:p>
          </table:table-cell>
          <table:table-cell table:formula="of:=(SUMPRODUCT([.$C$4:.$C$48];[.FA$4:.FA$48])+12*SUMPRODUCT([.$C$4:.$C$48];[.$E$4:.$E$48];[.DJ$4:.DJ$48]))/(SUM([.AQ$70:.AQ$72])/100*[.AQ$69])" office:value-type="float" office:value="0.128572259376297" calcext:value-type="float">
            <text:p>0.128572259376297</text:p>
          </table:table-cell>
          <table:table-cell table:formula="of:=(SUMPRODUCT([.$C$4:.$C$48];[.FB$4:.FB$48])+12*SUMPRODUCT([.$C$4:.$C$48];[.$E$4:.$E$48];[.DK$4:.DK$48]))/(SUM([.AR$70:.AR$72])/100*[.AR$69])" office:value-type="float" office:value="0.12835935126235" calcext:value-type="float">
            <text:p>0.12835935126235</text:p>
          </table:table-cell>
          <table:table-cell table:formula="of:=(SUMPRODUCT([.$C$4:.$C$48];[.FC$4:.FC$48])+12*SUMPRODUCT([.$C$4:.$C$48];[.$E$4:.$E$48];[.DL$4:.DL$48]))/(SUM([.AS$70:.AS$72])/100*[.AS$69])" office:value-type="float" office:value="0.128135695870073" calcext:value-type="float">
            <text:p>0.128135695870073</text:p>
          </table:table-cell>
          <table:table-cell table:formula="of:=(SUMPRODUCT([.$C$4:.$C$48];[.FD$4:.FD$48])+12*SUMPRODUCT([.$C$4:.$C$48];[.$E$4:.$E$48];[.DM$4:.DM$48]))/(SUM([.AT$70:.AT$72])/100*[.AT$69])" office:value-type="float" office:value="0.127901236172289" calcext:value-type="float">
            <text:p>0.127901236172289</text:p>
          </table:table-cell>
          <table:table-cell table:formula="of:=(SUMPRODUCT([.$C$4:.$C$48];[.FE$4:.FE$48])+12*SUMPRODUCT([.$C$4:.$C$48];[.$E$4:.$E$48];[.DN$4:.DN$48]))/(SUM([.AU$70:.AU$72])/100*[.AU$69])" office:value-type="float" office:value="0.127655927729958" calcext:value-type="float">
            <text:p>0.127655927729958</text:p>
          </table:table-cell>
          <table:table-cell table:formula="of:=(SUMPRODUCT([.$C$4:.$C$48];[.FF$4:.FF$48])+12*SUMPRODUCT([.$C$4:.$C$48];[.$E$4:.$E$48];[.DO$4:.DO$48]))/(SUM([.AV$70:.AV$72])/100*[.AV$69])" office:value-type="float" office:value="0.127399738626351" calcext:value-type="float">
            <text:p>0.127399738626351</text:p>
          </table:table-cell>
          <table:table-cell office:value-type="string" calcext:value-type="string">
            <text:p>Fee (%/yr, cash excluded)</text:p>
          </table:table-cell>
          <table:table-cell table:number-columns-repeated="501"/>
        </table:table-row>
        <table:table-row table:style-name="ro1">
          <table:table-cell table:number-columns-repeated="6"/>
          <table:table-cell office:value-type="string" calcext:value-type="string">
            <text:p>Fee (%/yr, stocks and bonds only)</text:p>
          </table:table-cell>
          <table:table-cell table:formula="of:=(SUMPRODUCT([.$C$4:.$C$38];[.DR$4:.DR$38])+12*SUMPRODUCT([.$C$4:.$C$38];[.$E$4:.$E$38];[.CA$4:.CA$38]))/(SUM([.H$70:.H$71])/100*[.H$69])" office:value-type="float" office:value="0.149751552795031" calcext:value-type="float">
            <text:p>0.149751552795031</text:p>
          </table:table-cell>
          <table:table-cell table:formula="of:=(SUMPRODUCT([.$C$4:.$C$38];[.DS$4:.DS$38])+12*SUMPRODUCT([.$C$4:.$C$38];[.$E$4:.$E$38];[.CB$4:.CB$38]))/(SUM([.I$70:.I$71])/100*[.I$69])" office:value-type="float" office:value="0.143727034110782" calcext:value-type="float">
            <text:p>0.143727034110782</text:p>
          </table:table-cell>
          <table:table-cell table:formula="of:=(SUMPRODUCT([.$C$4:.$C$38];[.DT$4:.DT$38])+12*SUMPRODUCT([.$C$4:.$C$38];[.$E$4:.$E$38];[.CC$4:.CC$38]))/(SUM([.J$70:.J$71])/100*[.J$69])" office:value-type="float" office:value="0.143484769251472" calcext:value-type="float">
            <text:p>0.143484769251472</text:p>
          </table:table-cell>
          <table:table-cell table:formula="of:=(SUMPRODUCT([.$C$4:.$C$38];[.DU$4:.DU$38])+12*SUMPRODUCT([.$C$4:.$C$38];[.$E$4:.$E$38];[.CD$4:.CD$38]))/(SUM([.K$70:.K$71])/100*[.K$69])" office:value-type="float" office:value="0.143512346609838" calcext:value-type="float">
            <text:p>0.143512346609838</text:p>
          </table:table-cell>
          <table:table-cell table:formula="of:=(SUMPRODUCT([.$C$4:.$C$38];[.DV$4:.DV$38])+12*SUMPRODUCT([.$C$4:.$C$38];[.$E$4:.$E$38];[.CE$4:.CE$38]))/(SUM([.L$70:.L$71])/100*[.L$69])" office:value-type="float" office:value="0.1436138268808" calcext:value-type="float">
            <text:p>0.1436138268808</text:p>
          </table:table-cell>
          <table:table-cell table:formula="of:=(SUMPRODUCT([.$C$4:.$C$38];[.DW$4:.DW$38])+12*SUMPRODUCT([.$C$4:.$C$38];[.$E$4:.$E$38];[.CF$4:.CF$38]))/(SUM([.M$70:.M$71])/100*[.M$69])" office:value-type="float" office:value="0.143745279090645" calcext:value-type="float">
            <text:p>0.143745279090645</text:p>
          </table:table-cell>
          <table:table-cell table:formula="of:=(SUMPRODUCT([.$C$4:.$C$38];[.DX$4:.DX$38])+12*SUMPRODUCT([.$C$4:.$C$38];[.$E$4:.$E$38];[.CG$4:.CG$38]))/(SUM([.N$70:.N$71])/100*[.N$69])" office:value-type="float" office:value="0.143891128145993" calcext:value-type="float">
            <text:p>0.143891128145993</text:p>
          </table:table-cell>
          <table:table-cell table:formula="of:=(SUMPRODUCT([.$C$4:.$C$38];[.DY$4:.DY$38])+12*SUMPRODUCT([.$C$4:.$C$38];[.$E$4:.$E$38];[.CH$4:.CH$38]))/(SUM([.O$70:.O$71])/100*[.O$69])" office:value-type="float" office:value="0.144044307889367" calcext:value-type="float">
            <text:p>0.144044307889367</text:p>
          </table:table-cell>
          <table:table-cell table:formula="of:=(SUMPRODUCT([.$C$4:.$C$38];[.DZ$4:.DZ$38])+12*SUMPRODUCT([.$C$4:.$C$38];[.$E$4:.$E$38];[.CI$4:.CI$38]))/(SUM([.P$70:.P$71])/100*[.P$69])" office:value-type="float" office:value="0.14420103078142" calcext:value-type="float">
            <text:p>0.14420103078142</text:p>
          </table:table-cell>
          <table:table-cell table:formula="of:=(SUMPRODUCT([.$C$4:.$C$38];[.EA$4:.EA$38])+12*SUMPRODUCT([.$C$4:.$C$38];[.$E$4:.$E$38];[.CJ$4:.CJ$38]))/(SUM([.Q$70:.Q$71])/100*[.Q$69])" office:value-type="float" office:value="0.144358988702784" calcext:value-type="float">
            <text:p>0.144358988702784</text:p>
          </table:table-cell>
          <table:table-cell table:formula="of:=(SUMPRODUCT([.$C$4:.$C$38];[.EB$4:.EB$38])+12*SUMPRODUCT([.$C$4:.$C$38];[.$E$4:.$E$38];[.CK$4:.CK$38]))/(SUM([.R$70:.R$71])/100*[.R$69])" office:value-type="float" office:value="0.144516617979916" calcext:value-type="float">
            <text:p>0.144516617979916</text:p>
          </table:table-cell>
          <table:table-cell table:formula="of:=(SUMPRODUCT([.$C$4:.$C$38];[.EC$4:.EC$38])+12*SUMPRODUCT([.$C$4:.$C$38];[.$E$4:.$E$38];[.CL$4:.CL$38]))/(SUM([.S$70:.S$71])/100*[.S$69])" office:value-type="float" office:value="0.144672760389101" calcext:value-type="float">
            <text:p>0.144672760389101</text:p>
          </table:table-cell>
          <table:table-cell table:formula="of:=(SUMPRODUCT([.$C$4:.$C$38];[.ED$4:.ED$38])+12*SUMPRODUCT([.$C$4:.$C$38];[.$E$4:.$E$38];[.CM$4:.CM$38]))/(SUM([.T$70:.T$71])/100*[.T$69])" office:value-type="float" office:value="0.144826491991066" calcext:value-type="float">
            <text:p>0.144826491991066</text:p>
          </table:table-cell>
          <table:table-cell table:formula="of:=(SUMPRODUCT([.$C$4:.$C$38];[.EE$4:.EE$38])+12*SUMPRODUCT([.$C$4:.$C$38];[.$E$4:.$E$38];[.CN$4:.CN$38]))/(SUM([.U$70:.U$71])/100*[.U$69])" office:value-type="float" office:value="0.144977030474094" calcext:value-type="float">
            <text:p>0.144977030474094</text:p>
          </table:table-cell>
          <table:table-cell table:formula="of:=(SUMPRODUCT([.$C$4:.$C$38];[.EF$4:.EF$38])+12*SUMPRODUCT([.$C$4:.$C$38];[.$E$4:.$E$38];[.CO$4:.CO$38]))/(SUM([.V$70:.V$71])/100*[.V$69])" office:value-type="float" office:value="0.145123682192116" calcext:value-type="float">
            <text:p>0.145123682192116</text:p>
          </table:table-cell>
          <table:table-cell table:formula="of:=(SUMPRODUCT([.$C$4:.$C$38];[.EG$4:.EG$38])+12*SUMPRODUCT([.$C$4:.$C$38];[.$E$4:.$E$38];[.CP$4:.CP$38]))/(SUM([.W$70:.W$71])/100*[.W$69])" office:value-type="float" office:value="0.145265810581827" calcext:value-type="float">
            <text:p>0.145265810581827</text:p>
          </table:table-cell>
          <table:table-cell table:formula="of:=(SUMPRODUCT([.$C$4:.$C$38];[.EH$4:.EH$38])+12*SUMPRODUCT([.$C$4:.$C$38];[.$E$4:.$E$38];[.CQ$4:.CQ$38]))/(SUM([.X$70:.X$71])/100*[.X$69])" office:value-type="float" office:value="0.145402816715386" calcext:value-type="float">
            <text:p>0.145402816715386</text:p>
          </table:table-cell>
          <table:table-cell table:formula="of:=(SUMPRODUCT([.$C$4:.$C$38];[.EI$4:.EI$38])+12*SUMPRODUCT([.$C$4:.$C$38];[.$E$4:.$E$38];[.CR$4:.CR$38]))/(SUM([.Y$70:.Y$71])/100*[.Y$69])" office:value-type="float" office:value="0.145534127055647" calcext:value-type="float">
            <text:p>0.145534127055647</text:p>
          </table:table-cell>
          <table:table-cell table:formula="of:=(SUMPRODUCT([.$C$4:.$C$38];[.EJ$4:.EJ$38])+12*SUMPRODUCT([.$C$4:.$C$38];[.$E$4:.$E$38];[.CS$4:.CS$38]))/(SUM([.Z$70:.Z$71])/100*[.Z$69])" office:value-type="float" office:value="0.145659185653284" calcext:value-type="float">
            <text:p>0.145659185653284</text:p>
          </table:table-cell>
          <table:table-cell table:formula="of:=(SUMPRODUCT([.$C$4:.$C$38];[.EK$4:.EK$38])+12*SUMPRODUCT([.$C$4:.$C$38];[.$E$4:.$E$38];[.CT$4:.CT$38]))/(SUM([.AA$70:.AA$71])/100*[.AA$69])" office:value-type="float" office:value="0.145777449176335" calcext:value-type="float">
            <text:p>0.145777449176335</text:p>
          </table:table-cell>
          <table:table-cell table:formula="of:=(SUMPRODUCT([.$C$4:.$C$38];[.EL$4:.EL$38])+12*SUMPRODUCT([.$C$4:.$C$38];[.$E$4:.$E$38];[.CU$4:.CU$38]))/(SUM([.AB$70:.AB$71])/100*[.AB$69])" office:value-type="float" office:value="0.145888383799415" calcext:value-type="float">
            <text:p>0.145888383799415</text:p>
          </table:table-cell>
          <table:table-cell table:formula="of:=(SUMPRODUCT([.$C$4:.$C$38];[.EM$4:.EM$38])+12*SUMPRODUCT([.$C$4:.$C$38];[.$E$4:.$E$38];[.CV$4:.CV$38]))/(SUM([.AC$70:.AC$71])/100*[.AC$69])" office:value-type="float" office:value="0.145991463345499" calcext:value-type="float">
            <text:p>0.145991463345499</text:p>
          </table:table-cell>
          <table:table-cell table:formula="of:=(SUMPRODUCT([.$C$4:.$C$38];[.EN$4:.EN$38])+12*SUMPRODUCT([.$C$4:.$C$38];[.$E$4:.$E$38];[.CW$4:.CW$38]))/(SUM([.AD$70:.AD$71])/100*[.AD$69])" office:value-type="float" office:value="0.146086168290153" calcext:value-type="float">
            <text:p>0.146086168290153</text:p>
          </table:table-cell>
          <table:table-cell table:formula="of:=(SUMPRODUCT([.$C$4:.$C$38];[.EO$4:.EO$38])+12*SUMPRODUCT([.$C$4:.$C$38];[.$E$4:.$E$38];[.CX$4:.CX$38]))/(SUM([.AE$70:.AE$71])/100*[.AE$69])" office:value-type="float" office:value="0.146171985370639" calcext:value-type="float">
            <text:p>0.146171985370639</text:p>
          </table:table-cell>
          <table:table-cell table:formula="of:=(SUMPRODUCT([.$C$4:.$C$38];[.EP$4:.EP$38])+12*SUMPRODUCT([.$C$4:.$C$38];[.$E$4:.$E$38];[.CY$4:.CY$38]))/(SUM([.AF$70:.AF$71])/100*[.AF$69])" office:value-type="float" office:value="0.146248407625457" calcext:value-type="float">
            <text:p>0.146248407625457</text:p>
          </table:table-cell>
          <table:table-cell table:formula="of:=(SUMPRODUCT([.$C$4:.$C$38];[.EQ$4:.EQ$38])+12*SUMPRODUCT([.$C$4:.$C$38];[.$E$4:.$E$38];[.CZ$4:.CZ$38]))/(SUM([.AG$70:.AG$71])/100*[.AG$69])" office:value-type="float" office:value="0.146314934743279" calcext:value-type="float">
            <text:p>0.146314934743279</text:p>
          </table:table-cell>
          <table:table-cell table:formula="of:=(SUMPRODUCT([.$C$4:.$C$38];[.ER$4:.ER$38])+12*SUMPRODUCT([.$C$4:.$C$38];[.$E$4:.$E$38];[.DA$4:.DA$38]))/(SUM([.AH$70:.AH$71])/100*[.AH$69])" office:value-type="float" office:value="0.146371073635229" calcext:value-type="float">
            <text:p>0.146371073635229</text:p>
          </table:table-cell>
          <table:table-cell table:formula="of:=(SUMPRODUCT([.$C$4:.$C$38];[.ES$4:.ES$38])+12*SUMPRODUCT([.$C$4:.$C$38];[.$E$4:.$E$38];[.DB$4:.DB$38]))/(SUM([.AI$70:.AI$71])/100*[.AI$69])" office:value-type="float" office:value="0.146416339167978" calcext:value-type="float">
            <text:p>0.146416339167978</text:p>
          </table:table-cell>
          <table:table-cell table:formula="of:=(SUMPRODUCT([.$C$4:.$C$38];[.ET$4:.ET$38])+12*SUMPRODUCT([.$C$4:.$C$38];[.$E$4:.$E$38];[.DC$4:.DC$38]))/(SUM([.AJ$70:.AJ$71])/100*[.AJ$69])" office:value-type="float" office:value="0.146450255011112" calcext:value-type="float">
            <text:p>0.146450255011112</text:p>
          </table:table-cell>
          <table:table-cell table:formula="of:=(SUMPRODUCT([.$C$4:.$C$38];[.EU$4:.EU$38])+12*SUMPRODUCT([.$C$4:.$C$38];[.$E$4:.$E$38];[.DD$4:.DD$38]))/(SUM([.AK$70:.AK$71])/100*[.AK$69])" office:value-type="float" office:value="0.146472354563416" calcext:value-type="float">
            <text:p>0.146472354563416</text:p>
          </table:table-cell>
          <table:table-cell table:formula="of:=(SUMPRODUCT([.$C$4:.$C$38];[.EV$4:.EV$38])+12*SUMPRODUCT([.$C$4:.$C$38];[.$E$4:.$E$38];[.DE$4:.DE$38]))/(SUM([.AL$70:.AL$71])/100*[.AL$69])" office:value-type="float" office:value="0.146482181930639" calcext:value-type="float">
            <text:p>0.146482181930639</text:p>
          </table:table-cell>
          <table:table-cell table:formula="of:=(SUMPRODUCT([.$C$4:.$C$38];[.EW$4:.EW$38])+12*SUMPRODUCT([.$C$4:.$C$38];[.$E$4:.$E$38];[.DF$4:.DF$38]))/(SUM([.AM$70:.AM$71])/100*[.AM$69])" office:value-type="float" office:value="0.14647929293303" calcext:value-type="float">
            <text:p>0.14647929293303</text:p>
          </table:table-cell>
          <table:table-cell table:formula="of:=(SUMPRODUCT([.$C$4:.$C$38];[.EX$4:.EX$38])+12*SUMPRODUCT([.$C$4:.$C$38];[.$E$4:.$E$38];[.DG$4:.DG$38]))/(SUM([.AN$70:.AN$71])/100*[.AN$69])" office:value-type="float" office:value="0.14646325612519" calcext:value-type="float">
            <text:p>0.14646325612519</text:p>
          </table:table-cell>
          <table:table-cell table:formula="of:=(SUMPRODUCT([.$C$4:.$C$38];[.EY$4:.EY$38])+12*SUMPRODUCT([.$C$4:.$C$38];[.$E$4:.$E$38];[.DH$4:.DH$38]))/(SUM([.AO$70:.AO$71])/100*[.AO$69])" office:value-type="float" office:value="0.146433653813989" calcext:value-type="float">
            <text:p>0.146433653813989</text:p>
          </table:table-cell>
          <table:table-cell table:formula="of:=(SUMPRODUCT([.$C$4:.$C$38];[.EZ$4:.EZ$38])+12*SUMPRODUCT([.$C$4:.$C$38];[.$E$4:.$E$38];[.DI$4:.DI$38]))/(SUM([.AP$70:.AP$71])/100*[.AP$69])" office:value-type="float" office:value="0.146390083062773" calcext:value-type="float">
            <text:p>0.146390083062773</text:p>
          </table:table-cell>
          <table:table-cell table:formula="of:=(SUMPRODUCT([.$C$4:.$C$38];[.FA$4:.FA$38])+12*SUMPRODUCT([.$C$4:.$C$38];[.$E$4:.$E$38];[.DJ$4:.DJ$38]))/(SUM([.AQ$70:.AQ$71])/100*[.AQ$69])" office:value-type="float" office:value="0.146332156672037" calcext:value-type="float">
            <text:p>0.146332156672037</text:p>
          </table:table-cell>
          <table:table-cell table:formula="of:=(SUMPRODUCT([.$C$4:.$C$38];[.FB$4:.FB$38])+12*SUMPRODUCT([.$C$4:.$C$38];[.$E$4:.$E$38];[.DK$4:.DK$38]))/(SUM([.AR$70:.AR$71])/100*[.AR$69])" office:value-type="float" office:value="0.14625950412835" calcext:value-type="float">
            <text:p>0.14625950412835</text:p>
          </table:table-cell>
          <table:table-cell table:formula="of:=(SUMPRODUCT([.$C$4:.$C$38];[.FC$4:.FC$38])+12*SUMPRODUCT([.$C$4:.$C$38];[.$E$4:.$E$38];[.DL$4:.DL$38]))/(SUM([.AS$70:.AS$71])/100*[.AS$69])" office:value-type="float" office:value="0.146171772514604" calcext:value-type="float">
            <text:p>0.146171772514604</text:p>
          </table:table-cell>
          <table:table-cell table:formula="of:=(SUMPRODUCT([.$C$4:.$C$38];[.FD$4:.FD$38])+12*SUMPRODUCT([.$C$4:.$C$38];[.$E$4:.$E$38];[.DM$4:.DM$38]))/(SUM([.AT$70:.AT$71])/100*[.AT$69])" office:value-type="float" office:value="0.146068627375801" calcext:value-type="float">
            <text:p>0.146068627375801</text:p>
          </table:table-cell>
          <table:table-cell table:formula="of:=(SUMPRODUCT([.$C$4:.$C$38];[.FE$4:.FE$38])+12*SUMPRODUCT([.$C$4:.$C$38];[.$E$4:.$E$38];[.DN$4:.DN$38]))/(SUM([.AU$70:.AU$71])/100*[.AU$69])" office:value-type="float" office:value="0.145949753535513" calcext:value-type="float">
            <text:p>0.145949753535513</text:p>
          </table:table-cell>
          <table:table-cell table:formula="of:=(SUMPRODUCT([.$C$4:.$C$38];[.FF$4:.FF$38])+12*SUMPRODUCT([.$C$4:.$C$38];[.$E$4:.$E$38];[.DO$4:.DO$38]))/(SUM([.AV$70:.AV$71])/100*[.AV$69])" office:value-type="float" office:value="0.145814855859009" calcext:value-type="float">
            <text:p>0.145814855859009</text:p>
          </table:table-cell>
          <table:table-cell office:value-type="string" calcext:value-type="string">
            <text:p>Fee (%/yr, stocks and bonds only)</text:p>
          </table:table-cell>
          <table:table-cell table:number-columns-repeated="501"/>
        </table:table-row>
        <table:table-row table:style-name="ro1" table:number-rows-repeated="1192">
          <table:table-cell table:number-columns-repeated="550"/>
        </table:table-row>
        <table:table-row table:style-name="ro1">
          <table:table-cell table:number-columns-repeated="550"/>
        </table:table-row>
      </table:table>
      <table:named-expressions/>
      <table:database-ranges>
        <table:database-range table:name="__Anonymous_Sheet_DB__0" table:target-range-address="Sheet1.I63:Sheet1.K63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3:16:07.8317352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20:01:39.959516143</meta:creation-date>
    <dc:date>2024-01-12T13:26:43.288364078</dc:date>
    <meta:editing-duration>PT17H41M48S</meta:editing-duration>
    <meta:editing-cycles>41</meta:editing-cycles>
    <meta:generator>LibreOffice/7.6.4.1$Linux_X86_64 LibreOffice_project/60$Build-1</meta:generator>
    <meta:document-statistic meta:table-count="1" meta:cell-count="5687" meta:object-count="7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42.67cm" svg:height="56.606cm" xlink:href=".." xlink:type="simple" chart:class="chart:ring" chart:style-name="ch1">
        <chart:title svg:x="17.209cm" svg:y="1.268cm" chart:style-name="ch2">
          <text:p>Weight (%) after one year of investment</text:p>
        </chart:title>
        <chart:legend chart:legend-position="top" svg:x="4.673cm" svg:y="2.258cm" style:legend-expansion="wide" chart:style-name="ch3"/>
        <chart:plot-area chart:style-name="ch4" table:cell-range-address="Sheet1.H60:Sheet1.BR61" chart:data-source-has-labels="row" svg:x="0.35cm" svg:y="5.732cm" svg:width="41.97cm" svg:height="50.524cm">
          <chart:coordinate-region svg:x="0.35cm" svg:y="10.009cm" svg:width="41.97cm" svg:height="41.97cm"/>
          <chart:axis chart:dimension="x" chart:name="primary-x" chart:style-name="ch5" chartooo:axis-type="auto">
            <chartooo:date-scale/>
            <chart:categories table:cell-range-address="Sheet1.H60:Sheet1.BR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1:Sheet1.BR6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9"/>
            <chart:data-point chart:style-name="ch10"/>
            <chart:data-point chart:style-name="ch11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</text:p>
                <draw:g>
                  <svg:desc>Sheet1.H60:Sheet1.BR60</svg:desc>
                </draw:g>
              </table:table-cell>
              <table:table-cell office:value-type="string">
                <text:p>UK</text:p>
              </table:table-cell>
              <table:table-cell office:value-type="string">
                <text:p>UAE</text:p>
              </table:table-cell>
              <table:table-cell office:value-type="string">
                <text:p>TURKEY</text:p>
              </table:table-cell>
              <table:table-cell office:value-type="string">
                <text:p>THAILAND</text:p>
              </table:table-cell>
              <table:table-cell office:value-type="string">
                <text:p>TAIWAN</text:p>
              </table:table-cell>
              <table:table-cell office:value-type="string">
                <text:p>SWITZERLAND</text:p>
              </table:table-cell>
              <table:table-cell office:value-type="string">
                <text:p>SWEDEN</text:p>
              </table:table-cell>
              <table:table-cell office:value-type="string">
                <text:p>SPAIN</text:p>
              </table:table-cell>
              <table:table-cell office:value-type="string">
                <text:p>SOUTH KOREA</text:p>
              </table:table-cell>
              <table:table-cell office:value-type="string">
                <text:p>SOUTH AFRICA</text:p>
              </table:table-cell>
              <table:table-cell office:value-type="string">
                <text:p>SLOVENIA</text:p>
              </table:table-cell>
              <table:table-cell office:value-type="string">
                <text:p>SLOVAKIA</text:p>
              </table:table-cell>
              <table:table-cell office:value-type="string">
                <text:p>SINGAPORE</text:p>
              </table:table-cell>
              <table:table-cell office:value-type="string">
                <text:p>SAUDI ARABIA</text:p>
              </table:table-cell>
              <table:table-cell office:value-type="string">
                <text:p>QATAR</text:p>
              </table:table-cell>
              <table:table-cell office:value-type="string">
                <text:p>PUERTO RICO</text:p>
              </table:table-cell>
              <table:table-cell office:value-type="string">
                <text:p>PORTUGAL</text:p>
              </table:table-cell>
              <table:table-cell office:value-type="string">
                <text:p>POLAND</text:p>
              </table:table-cell>
              <table:table-cell office:value-type="string">
                <text:p>PHILIPPINES</text:p>
              </table:table-cell>
              <table:table-cell office:value-type="string">
                <text:p>PERU</text:p>
              </table:table-cell>
              <table:table-cell office:value-type="string">
                <text:p>PANAMA</text:p>
              </table:table-cell>
              <table:table-cell office:value-type="string">
                <text:p>NORWAY</text:p>
              </table:table-cell>
              <table:table-cell office:value-type="string">
                <text:p>NEW ZEALAND</text:p>
              </table:table-cell>
              <table:table-cell office:value-type="string">
                <text:p>NETHERLANDS</text:p>
              </table:table-cell>
              <table:table-cell office:value-type="string">
                <text:p>MONACO</text:p>
              </table:table-cell>
              <table:table-cell office:value-type="string">
                <text:p>MEXICO</text:p>
              </table:table-cell>
              <table:table-cell office:value-type="string">
                <text:p>MALAYSIA</text:p>
              </table:table-cell>
              <table:table-cell office:value-type="string">
                <text:p>MACAO</text:p>
              </table:table-cell>
              <table:table-cell office:value-type="string">
                <text:p>LUXEMBOURG</text:p>
              </table:table-cell>
              <table:table-cell office:value-type="string">
                <text:p>LATVIA</text:p>
              </table:table-cell>
              <table:table-cell office:value-type="string">
                <text:p>KUWAIT</text:p>
              </table:table-cell>
              <table:table-cell office:value-type="string">
                <text:p>JERSEY</text:p>
              </table:table-cell>
              <table:table-cell office:value-type="string">
                <text:p>JAPAN</text:p>
              </table:table-cell>
              <table:table-cell office:value-type="string">
                <text:p>ITALY</text:p>
              </table:table-cell>
              <table:table-cell office:value-type="string">
                <text:p>ISRAEL</text:p>
              </table:table-cell>
              <table:table-cell office:value-type="string">
                <text:p>ISLE OF MAN</text:p>
              </table:table-cell>
              <table:table-cell office:value-type="string">
                <text:p>IRELAND</text:p>
              </table:table-cell>
              <table:table-cell office:value-type="string">
                <text:p>INDONESIA</text:p>
              </table:table-cell>
              <table:table-cell office:value-type="string">
                <text:p>INDIA</text:p>
              </table:table-cell>
              <table:table-cell office:value-type="string">
                <text:p>HUNGARY</text:p>
              </table:table-cell>
              <table:table-cell office:value-type="string">
                <text:p>HONG KONG</text:p>
              </table:table-cell>
              <table:table-cell office:value-type="string">
                <text:p>GUERNSEY</text:p>
              </table:table-cell>
              <table:table-cell office:value-type="string">
                <text:p>GREECE</text:p>
              </table:table-cell>
              <table:table-cell office:value-type="string">
                <text:p>GOLD</text:p>
              </table:table-cell>
              <table:table-cell office:value-type="string">
                <text:p>GERMANY</text:p>
              </table:table-cell>
              <table:table-cell office:value-type="string">
                <text:p>FRANCE</text:p>
              </table:table-cell>
              <table:table-cell office:value-type="string">
                <text:p>FINLAND</text:p>
              </table:table-cell>
              <table:table-cell office:value-type="string">
                <text:p>EGYPT</text:p>
              </table:table-cell>
              <table:table-cell office:value-type="string">
                <text:p>DENMARK</text:p>
              </table:table-cell>
              <table:table-cell office:value-type="string">
                <text:p>CZECHIA</text:p>
              </table:table-cell>
              <table:table-cell office:value-type="string">
                <text:p>CYPRUS</text:p>
              </table:table-cell>
              <table:table-cell office:value-type="string">
                <text:p>CROATIA</text:p>
              </table:table-cell>
              <table:table-cell office:value-type="string">
                <text:p>CHINA</text:p>
              </table:table-cell>
              <table:table-cell office:value-type="string">
                <text:p>CHILE</text:p>
              </table:table-cell>
              <table:table-cell office:value-type="string">
                <text:p>CAYMAN ISLANDS</text:p>
              </table:table-cell>
              <table:table-cell office:value-type="string">
                <text:p>CANADA</text:p>
              </table:table-cell>
              <table:table-cell office:value-type="string">
                <text:p>BRAZIL</text:p>
              </table:table-cell>
              <table:table-cell office:value-type="string">
                <text:p>BERMUDA</text:p>
              </table:table-cell>
              <table:table-cell office:value-type="string">
                <text:p>BELGIUM</text:p>
              </table:table-cell>
              <table:table-cell office:value-type="string">
                <text:p>BAHAMAS</text:p>
              </table:table-cell>
              <table:table-cell office:value-type="string">
                <text:p>AUSTRIA</text:p>
              </table:table-cell>
              <table:table-cell office:value-type="string">
                <text:p>AUSTRALIA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53.072500012516">
                <text:p>53.072500012516</text:p>
                <draw:g>
                  <svg:desc>Sheet1.H61:Sheet1.BR61</svg:desc>
                </draw:g>
              </table:table-cell>
              <table:table-cell office:value-type="float" office:value="2.06547904448834">
                <text:p>2.06547904448834</text:p>
              </table:table-cell>
              <table:table-cell office:value-type="float" office:value="0.056746425311652">
                <text:p>0.056746425311652</text:p>
              </table:table-cell>
              <table:table-cell office:value-type="float" office:value="0.0388735354497144">
                <text:p>0.0388735354497144</text:p>
              </table:table-cell>
              <table:table-cell office:value-type="float" office:value="0.18089823808784">
                <text:p>0.18089823808784</text:p>
              </table:table-cell>
              <table:table-cell office:value-type="float" office:value="1.60000323100412">
                <text:p>1.60000323100412</text:p>
              </table:table-cell>
              <table:table-cell office:value-type="float" office:value="1.42242667937631">
                <text:p>1.42242667937631</text:p>
              </table:table-cell>
              <table:table-cell office:value-type="float" office:value="0.47686972511841">
                <text:p>0.47686972511841</text:p>
              </table:table-cell>
              <table:table-cell office:value-type="float" office:value="1.31471112525809">
                <text:p>1.31471112525809</text:p>
              </table:table-cell>
              <table:table-cell office:value-type="float" office:value="1.27947719465045">
                <text:p>1.27947719465045</text:p>
              </table:table-cell>
              <table:table-cell office:value-type="float" office:value="0.127344340266306">
                <text:p>0.127344340266306</text:p>
              </table:table-cell>
              <table:table-cell office:value-type="float" office:value="0.0178211013422969">
                <text:p>0.0178211013422969</text:p>
              </table:table-cell>
              <table:table-cell office:value-type="float" office:value="0.0267316520134454">
                <text:p>0.0267316520134454</text:p>
              </table:table-cell>
              <table:table-cell office:value-type="float" office:value="0.207768708343371">
                <text:p>0.207768708343371</text:p>
              </table:table-cell>
              <table:table-cell office:value-type="float" office:value="0.176047965140086">
                <text:p>0.176047965140086</text:p>
              </table:table-cell>
              <table:table-cell office:value-type="float" office:value="0.037533068710069">
                <text:p>0.037533068710069</text:p>
              </table:table-cell>
              <table:table-cell office:value-type="float" office:value="0.00748697581706093">
                <text:p>0.00748697581706093</text:p>
              </table:table-cell>
              <table:table-cell office:value-type="float" office:value="0.13751554281954">
                <text:p>0.13751554281954</text:p>
              </table:table-cell>
              <table:table-cell office:value-type="float" office:value="0.0687286267567342">
                <text:p>0.0687286267567342</text:p>
              </table:table-cell>
              <table:table-cell office:value-type="float" office:value="0.0625861289421335">
                <text:p>0.0625861289421335</text:p>
              </table:table-cell>
              <table:table-cell office:value-type="float" office:value="0.00580868920512973">
                <text:p>0.00580868920512973</text:p>
              </table:table-cell>
              <table:table-cell office:value-type="float" office:value="0.000748697581706093">
                <text:p>0.000748697581706093</text:p>
              </table:table-cell>
              <table:table-cell office:value-type="float" office:value="0.0837255447845517">
                <text:p>0.0837255447845517</text:p>
              </table:table-cell>
              <table:table-cell office:value-type="float" office:value="0.0213195883821373">
                <text:p>0.0213195883821373</text:p>
              </table:table-cell>
              <table:table-cell office:value-type="float" office:value="2.39526031296704">
                <text:p>2.39526031296704</text:p>
              </table:table-cell>
              <table:table-cell office:value-type="float" office:value="0.0138485282353235">
                <text:p>0.0138485282353235</text:p>
              </table:table-cell>
              <table:table-cell office:value-type="float" office:value="0.0884708048165913">
                <text:p>0.0884708048165913</text:p>
              </table:table-cell>
              <table:table-cell office:value-type="float" office:value="0.138756971644609">
                <text:p>0.138756971644609</text:p>
              </table:table-cell>
              <table:table-cell office:value-type="float" office:value="0.00124920112077832">
                <text:p>0.00124920112077832</text:p>
              </table:table-cell>
              <table:table-cell office:value-type="float" office:value="0.126518102919461">
                <text:p>0.126518102919461</text:p>
              </table:table-cell>
              <table:table-cell office:value-type="float" office:value="0.00891055067114847">
                <text:p>0.00891055067114847</text:p>
              </table:table-cell>
              <table:table-cell office:value-type="float" office:value="0.0361926019704237">
                <text:p>0.0361926019704237</text:p>
              </table:table-cell>
              <table:table-cell office:value-type="float" office:value="0.000449113590596037">
                <text:p>0.000449113590596037</text:p>
              </table:table-cell>
              <table:table-cell office:value-type="float" office:value="5.8812915171807">
                <text:p>5.8812915171807</text:p>
              </table:table-cell>
              <table:table-cell office:value-type="float" office:value="1.5854699153894">
                <text:p>1.5854699153894</text:p>
              </table:table-cell>
              <table:table-cell office:value-type="float" office:value="0.0421485501066735">
                <text:p>0.0421485501066735</text:p>
              </table:table-cell>
              <table:table-cell office:value-type="float" office:value="0.00577822742539986">
                <text:p>0.00577822742539986</text:p>
              </table:table-cell>
              <table:table-cell office:value-type="float" office:value="1.0055386985158">
                <text:p>1.0055386985158</text:p>
              </table:table-cell>
              <table:table-cell office:value-type="float" office:value="0.187200407962077">
                <text:p>0.187200407962077</text:p>
              </table:table-cell>
              <table:table-cell office:value-type="float" office:value="1.86995265880143">
                <text:p>1.86995265880143</text:p>
              </table:table-cell>
              <table:table-cell office:value-type="float" office:value="0.0098300894240657">
                <text:p>0.0098300894240657</text:p>
              </table:table-cell>
              <table:table-cell office:value-type="float" office:value="0.379535206143981">
                <text:p>0.379535206143981</text:p>
              </table:table-cell>
              <table:table-cell office:value-type="float" office:value="0.00813406276127002">
                <text:p>0.00813406276127002</text:p>
              </table:table-cell>
              <table:table-cell office:value-type="float" office:value="0.0214474678343252">
                <text:p>0.0214474678343252</text:p>
              </table:table-cell>
              <table:table-cell office:value-type="float" office:value="4.36210385223531">
                <text:p>4.36210385223531</text:p>
              </table:table-cell>
              <table:table-cell office:value-type="float" office:value="3.02898744395557">
                <text:p>3.02898744395557</text:p>
              </table:table-cell>
              <table:table-cell office:value-type="float" office:value="10.4629070407115">
                <text:p>10.4629070407115</text:p>
              </table:table-cell>
              <table:table-cell office:value-type="float" office:value="0.366366806578463">
                <text:p>0.366366806578463</text:p>
              </table:table-cell>
              <table:table-cell office:value-type="float" office:value="0.00580868920512973">
                <text:p>0.00580868920512973</text:p>
              </table:table-cell>
              <table:table-cell office:value-type="float" office:value="0.395375300364272">
                <text:p>0.395375300364272</text:p>
              </table:table-cell>
              <table:table-cell office:value-type="float" office:value="0.00625551145167817">
                <text:p>0.00625551145167817</text:p>
              </table:table-cell>
              <table:table-cell office:value-type="float" office:value="0.00169838486423308">
                <text:p>0.00169838486423308</text:p>
              </table:table-cell>
              <table:table-cell office:value-type="float" office:value="0.00891055067114847">
                <text:p>0.00891055067114847</text:p>
              </table:table-cell>
              <table:table-cell office:value-type="float" office:value="2.28079881153365">
                <text:p>2.28079881153365</text:p>
              </table:table-cell>
              <table:table-cell office:value-type="float" office:value="0.0245752235601643">
                <text:p>0.0245752235601643</text:p>
              </table:table-cell>
              <table:table-cell office:value-type="float" office:value="0.035072476150757">
                <text:p>0.035072476150757</text:p>
              </table:table-cell>
              <table:table-cell office:value-type="float" office:value="0.542405340628248">
                <text:p>0.542405340628248</text:p>
              </table:table-cell>
              <table:table-cell office:value-type="float" office:value="0.236368968424125">
                <text:p>0.236368968424125</text:p>
              </table:table-cell>
              <table:table-cell office:value-type="float" office:value="0.0986061544106187">
                <text:p>0.0986061544106187</text:p>
              </table:table-cell>
              <table:table-cell office:value-type="float" office:value="0.496824133091533">
                <text:p>0.496824133091533</text:p>
              </table:table-cell>
              <table:table-cell office:value-type="float" office:value="0.000998263442274791">
                <text:p>0.000998263442274791</text:p>
              </table:table-cell>
              <table:table-cell office:value-type="float" office:value="0.227156299997709">
                <text:p>0.227156299997709</text:p>
              </table:table-cell>
              <table:table-cell office:value-type="float" office:value="0.311855426065266">
                <text:p>0.311855426065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2cm" svg:height="13.541cm" xlink:href=".." xlink:type="simple" chart:class="chart:circle" chart:style-name="ch1">
        <chart:title svg:x="5.793cm" svg:y="0.406cm" chart:style-name="ch2">
          <text:p>Portfolio composition after 1 year</text:p>
        </chart:title>
        <chart:legend chart:legend-position="top" svg:x="4.796cm" svg:y="1.396cm" style:legend-expansion="wide" chart:style-name="ch3"/>
        <chart:plot-area chart:style-name="ch4" table:cell-range-address="Sheet1.G70:Sheet1.G73 Sheet1.I70:Sheet1.I73" chart:data-source-has-labels="column" svg:x="0.35cm" svg:y="2.35cm" svg:width="17.762cm" svg:height="10.841cm">
          <chart:coordinate-region svg:x="3.811cm" svg:y="2.351cm" svg:width="10.84cm" svg:height="10.84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70:Sheet1.I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25.207589970561">
                <text:p>25.207589970561</text:p>
                <draw:g>
                  <svg:desc>Sheet1.I70:Sheet1.I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6.42836020225285">
                <text:p>6.42836020225285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3.13308569487602">
                <text:p>3.13308569487602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65.2309641323102">
                <text:p>65.23096413231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39cm" svg:height="13.543cm" xlink:href=".." xlink:type="simple" chart:class="chart:circle" chart:style-name="ch1">
        <chart:title svg:x="5.537cm" svg:y="0.406cm" chart:style-name="ch2">
          <text:p>Portfolio composition after 20 years</text:p>
        </chart:title>
        <chart:legend chart:legend-position="top" svg:x="4.784cm" svg:y="1.396cm" style:legend-expansion="wide" chart:style-name="ch3"/>
        <chart:plot-area chart:style-name="ch4" table:cell-range-address="Sheet1.G70:Sheet1.G73 Sheet1.AB70:Sheet1.AB73" chart:data-source-has-labels="column" svg:x="0.35cm" svg:y="2.35cm" svg:width="17.739cm" svg:height="10.843cm">
          <chart:coordinate-region svg:x="3.798cm" svg:y="2.351cm" svg:width="10.842cm" svg:height="10.842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B70:Sheet1.AB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1.5066548831365">
                <text:p>71.5066548831365</text:p>
                <draw:g>
                  <svg:desc>Sheet1.AB70:Sheet1.AB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12.885418277395">
                <text:p>12.885418277395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9.91313593059558">
                <text:p>9.91313593059558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5.69479090887295">
                <text:p>5.694790908872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466cm" svg:height="14.068cm" xlink:href=".." xlink:type="simple" chart:class="chart:circle" chart:style-name="ch1">
        <chart:title svg:x="5.551cm" svg:y="0.417cm" chart:style-name="ch2">
          <text:p>Portfolio composition after 30 years</text:p>
        </chart:title>
        <chart:legend chart:legend-position="top" svg:x="4.798cm" svg:y="1.407cm" style:legend-expansion="wide" chart:style-name="ch3"/>
        <chart:plot-area chart:style-name="ch4" table:cell-range-address="Sheet1.G70:Sheet1.G73 Sheet1.AL70:Sheet1.AL73" chart:data-source-has-labels="column" svg:x="0.35cm" svg:y="2.361cm" svg:width="17.766cm" svg:height="11.357cm">
          <chart:coordinate-region svg:x="3.555cm" svg:y="2.362cm" svg:width="11.356cm" svg:height="11.356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L70:Sheet1.AL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L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5.3971372948716">
                <text:p>75.3971372948716</text:p>
                <draw:g>
                  <svg:desc>Sheet1.AL70:Sheet1.AL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10.6704663410217">
                <text:p>10.6704663410217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1.3027966181805">
                <text:p>11.3027966181805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2.62959974592618">
                <text:p>2.629599745926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18cm" svg:height="14.377cm" xlink:href=".." xlink:type="simple" chart:class="chart:circle" chart:style-name="ch1">
        <chart:title svg:x="5.577cm" svg:y="0.423cm" chart:style-name="ch2">
          <text:p>Portfolio composition after 40 years</text:p>
        </chart:title>
        <chart:legend chart:legend-position="top" svg:x="4.824cm" svg:y="1.412cm" style:legend-expansion="wide" chart:style-name="ch3"/>
        <chart:plot-area chart:style-name="ch4" table:cell-range-address="Sheet1.G70:Sheet1.G73 Sheet1.AV70:Sheet1.AV73" chart:data-source-has-labels="column" svg:x="0.35cm" svg:y="2.367cm" svg:width="17.818cm" svg:height="11.66cm">
          <chart:coordinate-region svg:x="3.429cm" svg:y="2.368cm" svg:width="11.659cm" svg:height="11.659cm"/>
          <chart:axis chart:dimension="x" chart:name="primary-x" chart:style-name="ch5" chartooo:axis-type="auto">
            <chartooo:date-scale/>
            <chart:categories table:cell-range-address="Sheet1.G70:Sheet1.G7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AV70:Sheet1.AV73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Stocks (%)</text:p>
                <draw:g>
                  <svg:desc>Sheet1.G70:Sheet1.G73</svg:desc>
                </draw:g>
              </table:table-cell>
              <table:table-cell office:value-type="float" office:value="77.9293955251301">
                <text:p>77.9293955251301</text:p>
                <draw:g>
                  <svg:desc>Sheet1.AV70:Sheet1.AV73</svg:desc>
                </draw:g>
              </table:table-cell>
            </table:table-row>
            <table:table-row>
              <table:table-cell office:value-type="string">
                <text:p>Bonds (%)</text:p>
              </table:table-cell>
              <table:table-cell office:value-type="float" office:value="8.34728814448663">
                <text:p>8.34728814448663</text:p>
              </table:table-cell>
            </table:table-row>
            <table:table-row>
              <table:table-cell office:value-type="string">
                <text:p>Crypto (%)</text:p>
              </table:table-cell>
              <table:table-cell office:value-type="float" office:value="12.4709458696831">
                <text:p>12.4709458696831</text:p>
              </table:table-cell>
            </table:table-row>
            <table:table-row>
              <table:table-cell office:value-type="string">
                <text:p>Cash (%)</text:p>
              </table:table-cell>
              <table:table-cell office:value-type="float" office:value="1.25237046070022">
                <text:p>1.252370460700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1.122cm" svg:height="27.393cm" xlink:href=".." xlink:type="simple" chart:class="chart:scatter" chart:style-name="ch1">
        <chart:title svg:x="17.885cm" svg:y="0.683cm" chart:style-name="ch2">
          <text:p>Expected investment (k€)</text:p>
        </chart:title>
        <chart:plot-area chart:style-name="ch3" table:cell-range-address="Sheet1.H67:Sheet1.AV67 Sheet1.H69:Sheet1.AV69" svg:x="1.823cm" svg:y="2.035cm" svg:width="38.477cm" svg:height="23.84cm">
          <chart:coordinate-region svg:x="3.027cm" svg:y="2.237cm" svg:width="37.081cm" svg:height="22.985cm"/>
          <chart:axis chart:dimension="x" chart:name="primary-x" chart:style-name="ch4">
            <chart:title svg:x="20.591cm" svg:y="26.422cm" chart:style-name="ch5">
              <text:p>Years</text:p>
            </chart:title>
            <chart:grid chart:style-name="ch6" chart:class="major"/>
          </chart:axis>
          <chart:axis chart:dimension="y" chart:name="primary-y" chart:style-name="ch7">
            <chart:title svg:x="0.451cm" svg:y="14.182cm" chart:style-name="ch8">
              <text:p>k€</text:p>
            </chart:title>
            <chart:grid chart:style-name="ch6" chart:class="major"/>
          </chart:axis>
          <chart:series chart:style-name="ch9" chart:values-cell-range-address="Sheet1.H69:Sheet1.AV69" chart:class="chart:scatter">
            <chart:domain table:cell-range-address="Sheet1.H67:Sheet1.AV67"/>
            <chart:data-point chart:repeated="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</table:table-row>
          </table:table-header-rows>
          <table:table-rows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48.095">
                <text:p>48.095</text:p>
                <draw:g>
                  <svg:desc>Sheet1.H69:Sheet1.AV69</svg:desc>
                </draw:g>
              </table:table-cell>
              <table:table-cell office:value-type="float" office:value="70.02042758">
                <text:p>70.02042758</text:p>
              </table:table-cell>
              <table:table-cell office:value-type="float" office:value="93.6515238606086">
                <text:p>93.6515238606086</text:p>
              </table:table-cell>
              <table:table-cell office:value-type="float" office:value="119.133520305027">
                <text:p>119.133520305027</text:p>
              </table:table-cell>
              <table:table-cell office:value-type="float" office:value="146.624714413212">
                <text:p>146.624714413212</text:p>
              </table:table-cell>
              <table:table-cell office:value-type="float" office:value="176.297695619485">
                <text:p>176.297695619485</text:p>
              </table:table-cell>
              <table:table-cell office:value-type="float" office:value="208.340690333645">
                <text:p>208.340690333645</text:p>
              </table:table-cell>
              <table:table-cell office:value-type="float" office:value="242.959038067568">
                <text:p>242.959038067568</text:p>
              </table:table-cell>
              <table:table-cell office:value-type="float" office:value="280.376811819709">
                <text:p>280.376811819709</text:p>
              </table:table-cell>
              <table:table-cell office:value-type="float" office:value="320.838597250454">
                <text:p>320.838597250454</text:p>
              </table:table-cell>
              <table:table-cell office:value-type="float" office:value="364.611446685818">
                <text:p>364.611446685818</text:p>
              </table:table-cell>
              <table:table-cell office:value-type="float" office:value="411.987025651222">
                <text:p>411.987025651222</text:p>
              </table:table-cell>
              <table:table-cell office:value-type="float" office:value="463.283971478381">
                <text:p>463.283971478381</text:p>
              </table:table-cell>
              <table:table-cell office:value-type="float" office:value="518.850485565832">
                <text:p>518.850485565832</text:p>
              </table:table-cell>
              <table:table-cell office:value-type="float" office:value="579.067183128906">
                <text:p>579.067183128906</text:p>
              </table:table-cell>
              <table:table-cell office:value-type="float" office:value="644.350226771587">
                <text:p>644.350226771587</text:p>
              </table:table-cell>
              <table:table-cell office:value-type="float" office:value="715.154772977303">
                <text:p>715.154772977303</text:p>
              </table:table-cell>
              <table:table-cell office:value-type="float" office:value="791.978763677512">
                <text:p>791.978763677512</text:p>
              </table:table-cell>
              <table:table-cell office:value-type="float" office:value="875.367098448758">
                <text:p>875.367098448758</text:p>
              </table:table-cell>
              <table:table-cell office:value-type="float" office:value="965.916226646939">
                <text:p>965.916226646939</text:p>
              </table:table-cell>
              <table:table-cell office:value-type="float" office:value="1064.27920295229">
                <text:p>1064.27920295229</text:p>
              </table:table-cell>
              <table:table-cell office:value-type="float" office:value="1171.17125441502">
                <text:p>1171.17125441502</text:p>
              </table:table-cell>
              <table:table-cell office:value-type="float" office:value="1287.37591220969">
                <text:p>1287.37591220969</text:p>
              </table:table-cell>
              <table:table-cell office:value-type="float" office:value="1413.75176698187">
                <text:p>1413.75176698187</text:p>
              </table:table-cell>
              <table:table-cell office:value-type="float" office:value="1551.23991296548">
                <text:p>1551.23991296548</text:p>
              </table:table-cell>
              <table:table-cell office:value-type="float" office:value="1700.87215303256">
                <text:p>1700.87215303256</text:p>
              </table:table-cell>
              <table:table-cell office:value-type="float" office:value="1863.78004458535">
                <text:p>1863.78004458535</text:p>
              </table:table-cell>
              <table:table-cell office:value-type="float" office:value="2041.20487480002">
                <text:p>2041.20487480002</text:p>
              </table:table-cell>
              <table:table-cell office:value-type="float" office:value="2234.50866327654">
                <text:p>2234.50866327654</text:p>
              </table:table-cell>
              <table:table-cell office:value-type="float" office:value="2445.18630074659">
                <text:p>2445.18630074659</text:p>
              </table:table-cell>
              <table:table-cell office:value-type="float" office:value="2674.87894425979">
                <text:p>2674.87894425979</text:p>
              </table:table-cell>
              <table:table-cell office:value-type="float" office:value="2925.38880233906">
                <text:p>2925.38880233906</text:p>
              </table:table-cell>
              <table:table-cell office:value-type="float" office:value="3198.69545811577">
                <text:p>3198.69545811577</text:p>
              </table:table-cell>
              <table:table-cell office:value-type="float" office:value="3496.97389458915">
                <text:p>3496.97389458915</text:p>
              </table:table-cell>
              <table:table-cell office:value-type="float" office:value="3822.61440408359">
                <text:p>3822.61440408359</text:p>
              </table:table-cell>
              <table:table-cell office:value-type="float" office:value="4178.24458390674">
                <text:p>4178.24458390674</text:p>
              </table:table-cell>
              <table:table-cell office:value-type="float" office:value="4566.75364236776">
                <text:p>4566.75364236776</text:p>
              </table:table-cell>
              <table:table-cell office:value-type="float" office:value="4991.31926395174">
                <text:p>4991.31926395174</text:p>
              </table:table-cell>
              <table:table-cell office:value-type="float" office:value="5455.4373098469">
                <text:p>5455.4373098469</text:p>
              </table:table-cell>
              <table:table-cell office:value-type="float" office:value="5962.95466050031">
                <text:p>5962.95466050031</text:p>
              </table:table-cell>
              <table:table-cell office:value-type="float" office:value="6518.10554078873">
                <text:p>6518.1055407887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1.063cm" svg:height="28.682cm" xlink:href=".." xlink:type="simple" chart:class="chart:scatter" chart:style-name="ch1">
        <chart:title svg:x="18.141cm" svg:y="0.709cm" chart:style-name="ch2">
          <text:p>Fee evolution (%/year)</text:p>
        </chart:title>
        <chart:legend chart:legend-position="top" svg:x="15.782cm" svg:y="1.699cm" style:legend-expansion="wide" chart:style-name="ch3"/>
        <chart:plot-area chart:style-name="ch4" table:cell-range-address="Sheet1.H67:Sheet1.AV67 Sheet1.H74:Sheet1.AV76" chart:data-source-has-labels="row" svg:x="1.822cm" svg:y="2.876cm" svg:width="38.42cm" svg:height="24.262cm">
          <chart:coordinate-region svg:x="2.75cm" svg:y="3.078cm" svg:width="37.3cm" svg:height="23.407cm"/>
          <chart:axis chart:dimension="x" chart:name="primary-x" chart:style-name="ch5">
            <chart:title svg:x="20.562cm" svg:y="27.711cm" chart:style-name="ch6">
              <text:p>Years</text:p>
            </chart:title>
            <chart:grid chart:style-name="ch7" chart:class="major"/>
          </chart:axis>
          <chart:axis chart:dimension="y" chart:name="primary-y" chart:style-name="ch8">
            <chart:title svg:x="0.451cm" svg:y="15.382cm" chart:style-name="ch9">
              <text:p>%/yr</text:p>
            </chart:title>
            <chart:grid chart:style-name="ch7" chart:class="major"/>
          </chart:axis>
          <chart:series chart:style-name="ch10" chart:values-cell-range-address="Sheet1.H74:Sheet1.AV74" loext:label-string="total" chart:class="chart:scatter">
            <chart:domain table:cell-range-address="Sheet1.H67:Sheet1.AV67"/>
            <chart:data-point chart:repeated="41"/>
          </chart:series>
          <chart:series chart:style-name="ch11" chart:values-cell-range-address="Sheet1.H75:Sheet1.AV75" loext:label-string="cash_excluded" chart:class="chart:scatter">
            <chart:data-point chart:repeated="41"/>
          </chart:series>
          <chart:series chart:style-name="ch12" chart:values-cell-range-address="Sheet1.H76:Sheet1.AV76" loext:label-string="stocks_bonds_only" chart:class="chart:scatter">
            <chart:data-point chart:repeated="4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67</text:p>
              </table:table-cell>
              <table:table-cell office:value-type="string">
                <text:p>total</text:p>
              </table:table-cell>
              <table:table-cell office:value-type="string">
                <text:p>cash_excluded</text:p>
              </table:table-cell>
              <table:table-cell office:value-type="string">
                <text:p>stocks_bonds_on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67:Sheet1.AV67</svg:desc>
                </draw:g>
              </table:table-cell>
              <table:table-cell office:value-type="float" office:value="0.00852209169352324">
                <text:p>0.00852209169352324</text:p>
                <draw:g>
                  <svg:desc>Sheet1.H74:Sheet1.AV74</svg:desc>
                </draw:g>
              </table:table-cell>
              <table:table-cell office:value-type="float" office:value="0.13242972536349">
                <text:p>0.13242972536349</text:p>
                <draw:g>
                  <svg:desc>Sheet1.H75:Sheet1.AV75</svg:desc>
                </draw:g>
              </table:table-cell>
              <table:table-cell office:value-type="float" office:value="0.149751552795031">
                <text:p>0.149751552795031</text:p>
                <draw:g>
                  <svg:desc>Sheet1.H76:Sheet1.AV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454694128961502">
                <text:p>0.0454694128961502</text:p>
              </table:table-cell>
              <table:table-cell office:value-type="float" office:value="0.130775593171981">
                <text:p>0.130775593171981</text:p>
              </table:table-cell>
              <table:table-cell office:value-type="float" office:value="0.143727034110782">
                <text:p>0.1437270341107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60007230867783">
                <text:p>0.0660007230867783</text:p>
              </table:table-cell>
              <table:table-cell office:value-type="float" office:value="0.13070174369757">
                <text:p>0.13070174369757</text:p>
              </table:table-cell>
              <table:table-cell office:value-type="float" office:value="0.143484769251472">
                <text:p>0.1434847692514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790764181627043">
                <text:p>0.0790764181627043</text:p>
              </table:table-cell>
              <table:table-cell office:value-type="float" office:value="0.130700809228005">
                <text:p>0.130700809228005</text:p>
              </table:table-cell>
              <table:table-cell office:value-type="float" office:value="0.143512346609838">
                <text:p>0.1435123466098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881375877915988">
                <text:p>0.0881375877915988</text:p>
              </table:table-cell>
              <table:table-cell office:value-type="float" office:value="0.130717278274776">
                <text:p>0.130717278274776</text:p>
              </table:table-cell>
              <table:table-cell office:value-type="float" office:value="0.1436138268808">
                <text:p>0.1436138268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947884682506295">
                <text:p>0.0947884682506295</text:p>
              </table:table-cell>
              <table:table-cell office:value-type="float" office:value="0.130738535272448">
                <text:p>0.130738535272448</text:p>
              </table:table-cell>
              <table:table-cell office:value-type="float" office:value="0.143745279090645">
                <text:p>0.1437452790906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998777006442219">
                <text:p>0.0998777006442219</text:p>
              </table:table-cell>
              <table:table-cell office:value-type="float" office:value="0.130759995518406">
                <text:p>0.130759995518406</text:p>
              </table:table-cell>
              <table:table-cell office:value-type="float" office:value="0.143891128145993">
                <text:p>0.143891128145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03896262676033">
                <text:p>0.103896262676033</text:p>
              </table:table-cell>
              <table:table-cell office:value-type="float" office:value="0.130779488835302">
                <text:p>0.130779488835302</text:p>
              </table:table-cell>
              <table:table-cell office:value-type="float" office:value="0.144044307889367">
                <text:p>0.144044307889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107147882643703">
                <text:p>0.107147882643703</text:p>
              </table:table-cell>
              <table:table-cell office:value-type="float" office:value="0.130795777286539">
                <text:p>0.130795777286539</text:p>
              </table:table-cell>
              <table:table-cell office:value-type="float" office:value="0.14420103078142">
                <text:p>0.144201030781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109830496264">
                <text:p>0.109830496264</text:p>
              </table:table-cell>
              <table:table-cell office:value-type="float" office:value="0.130808045076897">
                <text:p>0.130808045076897</text:p>
              </table:table-cell>
              <table:table-cell office:value-type="float" office:value="0.144358988702784">
                <text:p>0.1443589887027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112078586009246">
                <text:p>0.112078586009246</text:p>
              </table:table-cell>
              <table:table-cell office:value-type="float" office:value="0.130815690330283">
                <text:p>0.130815690330283</text:p>
              </table:table-cell>
              <table:table-cell office:value-type="float" office:value="0.144516617979916">
                <text:p>0.1445166179799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113986695014205">
                <text:p>0.113986695014205</text:p>
              </table:table-cell>
              <table:table-cell office:value-type="float" office:value="0.130818229275747">
                <text:p>0.130818229275747</text:p>
              </table:table-cell>
              <table:table-cell office:value-type="float" office:value="0.144672760389101">
                <text:p>0.144672760389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115623207405555">
                <text:p>0.115623207405555</text:p>
              </table:table-cell>
              <table:table-cell office:value-type="float" office:value="0.130815248100449">
                <text:p>0.130815248100449</text:p>
              </table:table-cell>
              <table:table-cell office:value-type="float" office:value="0.144826491991066">
                <text:p>0.1448264919910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117038792536908">
                <text:p>0.117038792536908</text:p>
              </table:table-cell>
              <table:table-cell office:value-type="float" office:value="0.130806377105364">
                <text:p>0.130806377105364</text:p>
              </table:table-cell>
              <table:table-cell office:value-type="float" office:value="0.144977030474094">
                <text:p>0.1449770304740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118271777729732">
                <text:p>0.118271777729732</text:p>
              </table:table-cell>
              <table:table-cell office:value-type="float" office:value="0.130791276134919">
                <text:p>0.130791276134919</text:p>
              </table:table-cell>
              <table:table-cell office:value-type="float" office:value="0.145123682192116">
                <text:p>0.145123682192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119351678521438">
                <text:p>0.119351678521438</text:p>
              </table:table-cell>
              <table:table-cell office:value-type="float" office:value="0.130769626072361">
                <text:p>0.130769626072361</text:p>
              </table:table-cell>
              <table:table-cell office:value-type="float" office:value="0.145265810581827">
                <text:p>0.1452658105818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120301583789545">
                <text:p>0.120301583789545</text:p>
              </table:table-cell>
              <table:table-cell office:value-type="float" office:value="0.130741123769938">
                <text:p>0.130741123769938</text:p>
              </table:table-cell>
              <table:table-cell office:value-type="float" office:value="0.145402816715386">
                <text:p>0.1454028167153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21139806932204">
                <text:p>0.121139806932204</text:p>
              </table:table-cell>
              <table:table-cell office:value-type="float" office:value="0.130705479007985">
                <text:p>0.130705479007985</text:p>
              </table:table-cell>
              <table:table-cell office:value-type="float" office:value="0.145534127055647">
                <text:p>0.145534127055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21881053777057">
                <text:p>0.121881053777057</text:p>
              </table:table-cell>
              <table:table-cell office:value-type="float" office:value="0.130662412694638">
                <text:p>0.130662412694638</text:p>
              </table:table-cell>
              <table:table-cell office:value-type="float" office:value="0.145659185653284">
                <text:p>0.1456591856532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22537264590413">
                <text:p>0.122537264590413</text:p>
              </table:table-cell>
              <table:table-cell office:value-type="float" office:value="0.130611655845424">
                <text:p>0.130611655845424</text:p>
              </table:table-cell>
              <table:table-cell office:value-type="float" office:value="0.145777449176335">
                <text:p>0.145777449176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23118231588719">
                <text:p>0.123118231588719</text:p>
              </table:table-cell>
              <table:table-cell office:value-type="float" office:value="0.130552949063238">
                <text:p>0.130552949063238</text:p>
              </table:table-cell>
              <table:table-cell office:value-type="float" office:value="0.145888383799415">
                <text:p>0.1458883837994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23632058825266">
                <text:p>0.123632058825266</text:p>
              </table:table-cell>
              <table:table-cell office:value-type="float" office:value="0.130486042343501">
                <text:p>0.130486042343501</text:p>
              </table:table-cell>
              <table:table-cell office:value-type="float" office:value="0.145991463345499">
                <text:p>0.145991463345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24085509483432">
                <text:p>0.124085509483432</text:p>
              </table:table-cell>
              <table:table-cell office:value-type="float" office:value="0.13041069509134">
                <text:p>0.13041069509134</text:p>
              </table:table-cell>
              <table:table-cell office:value-type="float" office:value="0.146086168290153">
                <text:p>0.1460861682901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24484271476909">
                <text:p>0.124484271476909</text:p>
              </table:table-cell>
              <table:table-cell office:value-type="float" office:value="0.130326676275639">
                <text:p>0.130326676275639</text:p>
              </table:table-cell>
              <table:table-cell office:value-type="float" office:value="0.146171985370639">
                <text:p>0.1461719853706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124833162926897">
                <text:p>0.124833162926897</text:p>
              </table:table-cell>
              <table:table-cell office:value-type="float" office:value="0.130233764668817">
                <text:p>0.130233764668817</text:p>
              </table:table-cell>
              <table:table-cell office:value-type="float" office:value="0.146248407625457">
                <text:p>0.1462484076254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125136292810273">
                <text:p>0.125136292810273</text:p>
              </table:table-cell>
              <table:table-cell office:value-type="float" office:value="0.130131749136775">
                <text:p>0.130131749136775</text:p>
              </table:table-cell>
              <table:table-cell office:value-type="float" office:value="0.146314934743279">
                <text:p>0.1463149347432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125397187779147">
                <text:p>0.125397187779147</text:p>
              </table:table-cell>
              <table:table-cell office:value-type="float" office:value="0.130020428953748">
                <text:p>0.130020428953748</text:p>
              </table:table-cell>
              <table:table-cell office:value-type="float" office:value="0.146371073635229">
                <text:p>0.1463710736352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125618893168963">
                <text:p>0.125618893168963</text:p>
              </table:table-cell>
              <table:table-cell office:value-type="float" office:value="0.129899614123891">
                <text:p>0.129899614123891</text:p>
              </table:table-cell>
              <table:table-cell office:value-type="float" office:value="0.146416339167978">
                <text:p>0.1464163391679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125804054109674">
                <text:p>0.125804054109674</text:p>
              </table:table-cell>
              <table:table-cell office:value-type="float" office:value="0.129769125696343">
                <text:p>0.129769125696343</text:p>
              </table:table-cell>
              <table:table-cell office:value-type="float" office:value="0.146450255011112">
                <text:p>0.1464502550111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125954981152761">
                <text:p>0.125954981152761</text:p>
              </table:table-cell>
              <table:table-cell office:value-type="float" office:value="0.129628796064078">
                <text:p>0.129628796064078</text:p>
              </table:table-cell>
              <table:table-cell office:value-type="float" office:value="0.146472354563416">
                <text:p>0.1464723545634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126073703741271">
                <text:p>0.126073703741271</text:p>
              </table:table-cell>
              <table:table-cell office:value-type="float" office:value="0.12947846923942">
                <text:p>0.12947846923942</text:p>
              </table:table-cell>
              <table:table-cell office:value-type="float" office:value="0.146482181930639">
                <text:p>0.1464821819306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126162014056078">
                <text:p>0.126162014056078</text:p>
              </table:table-cell>
              <table:table-cell office:value-type="float" office:value="0.129318001101118">
                <text:p>0.129318001101118</text:p>
              </table:table-cell>
              <table:table-cell office:value-type="float" office:value="0.14647929293303">
                <text:p>0.146479292933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126221503184937">
                <text:p>0.126221503184937</text:p>
              </table:table-cell>
              <table:table-cell office:value-type="float" office:value="0.129147259609364">
                <text:p>0.129147259609364</text:p>
              </table:table-cell>
              <table:table-cell office:value-type="float" office:value="0.14646325612519">
                <text:p>0.146463256125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126253591122943">
                <text:p>0.126253591122943</text:p>
              </table:table-cell>
              <table:table-cell office:value-type="float" office:value="0.128966124986334">
                <text:p>0.128966124986334</text:p>
              </table:table-cell>
              <table:table-cell office:value-type="float" office:value="0.146433653813989">
                <text:p>0.1464336538139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126259551783153">
                <text:p>0.126259551783153</text:p>
              </table:table-cell>
              <table:table-cell office:value-type="float" office:value="0.128774489860823">
                <text:p>0.128774489860823</text:p>
              </table:table-cell>
              <table:table-cell office:value-type="float" office:value="0.146390083062773">
                <text:p>0.1463900830627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26240533945395">
                <text:p>0.126240533945395</text:p>
              </table:table-cell>
              <table:table-cell office:value-type="float" office:value="0.128572259376297">
                <text:p>0.128572259376297</text:p>
              </table:table-cell>
              <table:table-cell office:value-type="float" office:value="0.146332156672037">
                <text:p>0.1463321566720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261975788792">
                <text:p>0.1261975788792</text:p>
              </table:table-cell>
              <table:table-cell office:value-type="float" office:value="0.12835935126235">
                <text:p>0.12835935126235</text:p>
              </table:table-cell>
              <table:table-cell office:value-type="float" office:value="0.14625950412835">
                <text:p>0.146259504128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26131635228456">
                <text:p>0.126131635228456</text:p>
              </table:table-cell>
              <table:table-cell office:value-type="float" office:value="0.128135695870073">
                <text:p>0.128135695870073</text:p>
              </table:table-cell>
              <table:table-cell office:value-type="float" office:value="0.146171772514604">
                <text:p>0.1461717725146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2604357162995">
                <text:p>0.12604357162995</text:p>
              </table:table-cell>
              <table:table-cell office:value-type="float" office:value="0.127901236172289">
                <text:p>0.127901236172289</text:p>
              </table:table-cell>
              <table:table-cell office:value-type="float" office:value="0.146068627375801">
                <text:p>0.1460686273758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5934187447595">
                <text:p>0.125934187447595</text:p>
              </table:table-cell>
              <table:table-cell office:value-type="float" office:value="0.127655927729958">
                <text:p>0.127655927729958</text:p>
              </table:table-cell>
              <table:table-cell office:value-type="float" office:value="0.145949753535513">
                <text:p>0.1459497535355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25804221932785">
                <text:p>0.125804221932785</text:p>
              </table:table-cell>
              <table:table-cell office:value-type="float" office:value="0.127399738626351">
                <text:p>0.127399738626351</text:p>
              </table:table-cell>
              <table:table-cell office:value-type="float" office:value="0.145814855859009">
                <text:p>0.1458148558590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